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10.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4.747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4.955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1.0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77bc65"/>
      <style:text-properties fo:color="#c9211e"/>
    </style:style>
    <style:style style:name="ce28" style:family="table-cell" style:parent-style-name="Default">
      <style:table-cell-properties fo:background-color="#ffffa6"/>
    </style:style>
    <style:style style:name="ce29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9" office:value-type="string" calcext:value-type="string">
            <text:p>Provincia</text:p>
          </table:table-cell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Localidad</text:p>
          </table:table-cell>
          <table:table-cell/>
          <table:table-cell table:style-name="ce10" office:value-type="string" calcext:value-type="string">
            <text:p><text:a xlink:href="https://www.citypopulation.de/Argentina_s.html" xlink:type="simple">https://www.citypopulation.de/Argentina_s.html</text:a></text:p>
          </table:table-cell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7 de Abril (Siete de Abri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Ach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Aguil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Aldere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Alpach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Alto Ve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Amaicha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Arca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Atah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Banda del Río Sal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Barrio Casa Ros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El Cr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Lomas de Taf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Mutual San Mart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Parada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Barrio San Fel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Barrio San Jo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Barrio San José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Barrio San Ro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U.T.A.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Bella V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Campo de Herr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Capitán Cáce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Choro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Colalao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Colomb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Colonia Mayo - Barrio La Milag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Concep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Delfín G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Diagonal Norte (- Luz y Fuerza - Los Pocitos - Villa Nueva Itali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El Brac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El Cadill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El Chañ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El Mana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El Mol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El Naran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Estación Ará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Famail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Garme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Gran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Il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Ingenio Fronte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Ingenio San Pab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Juan Bautista Alber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La Co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La Flor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Lamad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La Ram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La Reduc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Las Ce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La 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Los 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Los Ra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Los Sar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Lu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Maco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Manuel García Fernán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Med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Monteag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Mont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Nueva 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Pac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Pala P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Piedrabu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Pueblo Independencia (Santa Rosa y Los Roj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Ranchil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Río Ch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Río Co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Río S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San Andr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a Cocha</text:p>
          </table:table-cell>
          <table:table-cell office:value-type="string" calcext:value-type="string">
            <text:p>San José de La Co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 Miguel de Tucumán (Est. Tucumá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San Pedro de Colal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Santa 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Santa C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Santa Luc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Santa Rosa de Le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Sargento M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Sim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Soldado Mald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Taco R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Tafí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Tafí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eniente Ber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Juan Bautista Alberdi</text:p>
          </table:table-cell>
          <table:table-cell office:value-type="string" calcext:value-type="string">
            <text:p>Villa Belgr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Villa Benjamín Ará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Villa Burruyac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Villa Carmela (Cebil Redond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Villa Chicli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Villa Clodomiro Hilere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Villa de Le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Villa de Tran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Villa Fiad (- Ingenio Leal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Villa Las Fl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Villa Mariano Moreno (- El Colmen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Villa Padre Mo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Villa Quint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Yerba Buena (- Marcos Pa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Aco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Agua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Aguas Blan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Alto de la Si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Ampasca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Angast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Animan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Ant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polinario Sara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to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Barrio Finca la Ma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Barrio la Roto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Barrio Santa Teres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Cabra Cor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a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afay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mpamento Vespu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mpichue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mpo Du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Campo La C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Campo Quij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Campo S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piaz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Capitán Juan Pag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rb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eiba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entro 25 de J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erril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hico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Cob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Poma</text:p>
          </table:table-cell>
          <table:table-cell office:value-type="string" calcext:value-type="string">
            <text:p>Cob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Colonia Santa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Copo Qu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oronel Corn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Coronel Juan So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Coronel Mol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oronel Mollin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oronel Oll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Drag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El Bar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El Bo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El Car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El Galp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El Jard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El Naran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El Potrero (Apeadero Cochabamb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El Quebra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El Taba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El T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El Tu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Embarc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Ga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General Ballivi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General Gü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General Mosc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General Piz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Guachi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Hic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Hipólito Yrigo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Hito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Ir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Isla de Cañ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Joaquín V. Gonzál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Cald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Candel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a Ciénaga y Barrio San Rafa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La Mer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La Merced del Enc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P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La Pu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as Co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La Sil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Las Laj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La Un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Viñ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Los Bla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Los Tol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Luis Bur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Lumbre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Macap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Metán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Misión Chaqueñ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Misión El Cruce (- El Milagro - El Jardín de San Martí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Misión Kilómetro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Moli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Naza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Nuestra Señora de Talav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Olacap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ac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adre Loz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Payo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Picha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Piquete Cab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iquir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Pluma de P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Posca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rofesor Salvador Maz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Pueblo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Río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Río Pied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Rivada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Rosario de la Front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Rosario de Le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San Agust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n Antonio de los Cob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San Car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n Fel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n José de Met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n José de Orquer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n Mar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n Ramón de la Nueva O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a Mar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a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nta Rosa de los Pastos Gr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Santa Vic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a Victoria 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Seclantá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Talapa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Tarta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Tobantir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Tolar 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Tollo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Tolombó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Tranqu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Urun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Caldera</text:p>
          </table:table-cell>
          <table:table-cell office:value-type="string" calcext:value-type="string">
            <text:p>Vaqu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Villa Los Álamos (- El Congreso - Las Tun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Villa San Lore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Yac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Adolfo E. Carra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Alijil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Amad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Ama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Ancas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Andalga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Andalhua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Anill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Anquinc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Antin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Antofagasta de la Si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Antofa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Apoy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Balde de la Pu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Bañado de Ova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Banda de Luc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Barranca L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Belé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Capay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sa de Pie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spich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tamarca (San Fernando del Valle de Catamarc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erro Ne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hañar Pu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haqui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h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huchucaru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humb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ol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olla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lonia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lonia Nueva Con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o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o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ncep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óndor Hua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n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opacab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ordob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orral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osta de Re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El Ala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El A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Ayb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El Bañ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Bañ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El Bols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El Ca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El Des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Divis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El Dura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El Lin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El Pajonal (Est. Pomá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Pantan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El Peñ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El Portezue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El Potr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El Pueb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El Pu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El Pu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Quim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El Ro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El Ros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El S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squi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Famatan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Farallón Ne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Fiamba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Fuerte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Guayam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Hualf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Huayc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Huayc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Huillap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Icañ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Infanz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Jacipu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Joy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La Agu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Baj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La Candel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 Do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 Guar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Hig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a Hoy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a 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La Maj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Mer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a Pu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a Punt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Las Cañ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as Chac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s Esqu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as Jun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as Jun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s La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as Mojar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s Pal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Las Te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La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Viñ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ond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oro Hua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Los Al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Los Ánge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Los Balver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os Castil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Los Cor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Los Naci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os Naci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os Ta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os Var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Manant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Medan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Mirafl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Monte Potr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Mutqu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Palo Bla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Palo Lab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Pom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Pomancillo 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Pomancillo O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Puerta de Corral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Puerta de San Jo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Punta de Bala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Punta del 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Quiró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Rambl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Rec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Rinc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San An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San An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San Isi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San Jo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San Jo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San Mart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San Mig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San Pab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San Pedro (San Pedro de Guasayá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Santa C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Santa Mar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Sauj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Sauj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Sij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Singu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Ta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Tat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Tino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Vilism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Villa de Balco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Villa Las Pirqu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Villa 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Y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Abra 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ero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lhuamp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Añat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Ancaj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Antaj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Ard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Arg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Árr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Averí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Band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Bandera Baj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Belt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rea P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Campo G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Cañada Esco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Cas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Caspi Cor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Chañar Pozo de A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Chauchil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Chaupi P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Chilca Jul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table:number-columns-repeated="2" office:value-type="string" calcext:value-type="string">
            <text:p>Ch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Clodom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Colonia Alp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Colonia D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Colonia El Simbo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Colonia San Ju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Colonia Ti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Coronel Manuel L. 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Cuatro Bo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Dona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El 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Are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Boba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El Cabu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Char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El Char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El Co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El Cruc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El Cuad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De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Mo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El Mo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Rinc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El Sau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Zan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Estación Atamis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Estación La Pu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Estación Ro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Estación Tabo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Estación Tacañ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Fernán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Fortín In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Frí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Gar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Gram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Gram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Guardia Esco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H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Hernán Mejía Mira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Herr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Huyama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Icañ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Ingeniero Forres (Est. Chaguar Punc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Isca Y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Isca Yacu Sema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Kilómetro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a Aur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a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La Cañ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a Dárs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La Firme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La Invern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La N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La Nueva Do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Lapr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Las Deli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Las Tina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La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Libert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Lilo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os Cardoz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Los Jurí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Los Mir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Los Núñ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Los Pirpi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os Quir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os S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Los Tel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Los Ti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Lug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Malb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Mansu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aqu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Mat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Medell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Miner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Monte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o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Nueva Espera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Nueva Espera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Nueva Fra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Palo Ne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Pampa de los Guana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Pat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Pozo Betbe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Pozo H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Pozue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Pueblo Pablo Torelo (Est. Otump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Puesto de San An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Quimil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Ramírez de Vela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Rap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Real Say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Rodeo de Va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Rov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cháy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 José del Boquer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a Mar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o Dom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os Lug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el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i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imbo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Sol de J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umam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uma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umampa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uncho Cor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Ta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Termas de Río H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Ti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Tomás Yo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Tramo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Tramo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Uruta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Vaca Huañ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Vile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Villa Atamis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Villa Figuer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Villa General Mitre (Est. Pin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lla Gimén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Villa La Pu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Villa Mail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Villa Nu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Villa Ojo de 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lla Río H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Villa Salavin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Villa San Martín (Est. Lore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Villa Silíp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lla Turística del Emb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Villa Un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Vil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n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Vuelta de la Barran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Weisbu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Y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Yuchán</text:p>
          </table:table-cell>
          <table:table-cell table:number-columns-repeated="2"/>
        </table:table-row>
      </table:table>
      <table:table table:name="Provincia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p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BA (Distrito Federal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tamar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ub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órdo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ie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tre Rí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mo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ju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 Pam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 Rio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ndoz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uqué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ío Neg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Ju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 L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ta Cru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nta 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ntiago del Est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erra del Fue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ucumá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epartamento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provi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rruyac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liga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z 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maill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n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an Bautista Alber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 Co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t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ío Ch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mo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fí del Va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fí Vi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nc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rba 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ui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ber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amisq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llane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gr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oy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guero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neral Tabo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asayá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imén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an F. Ibar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re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jo de Agu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llegri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brach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ío Hon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ivadav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b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av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n Martí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rmien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ilíp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c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fay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erril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co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neral Güe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neral José de San Martí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uachip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ru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 Calde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 Candela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 Po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 Viñ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os An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etá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olin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rá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ivadav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sario de la Fronte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sario de Ler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 Car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nta Victo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mba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cast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ndalgal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tofagasta de la Sier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elé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pay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pi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l Al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ray Mamerto Esqui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 Pa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clí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m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nta Marí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nta 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inogas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lle Viejo</text:p>
          </table:table-cell>
          <table:table-cell office:value-type="float" office:value="4" calcext:value-type="float">
            <text:p>4</text:p>
          </table:table-cell>
        </table:table-row>
      </table:table>
      <table:table table:name="Localidad" table:style-name="ta1">
        <office:forms form:automatic-focus="false" form:apply-design-mode="false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departame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 de Abril (Siete de Abril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 San Jo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Chañ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 Naran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me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Ra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comi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edra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lla Benjamín Ará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lla Burruyac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lla Padre Mon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Miguel de Tucumán (Est. Tucumán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pachi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to Ver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ca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rrio San Ro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cep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lt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 Trinid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din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dere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nda del Río Salí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omb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lonia Mayo - Barrio La Milag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lfín Ga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 Brac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 Flori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s Cej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s Ral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car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nchill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Andr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rio Casa Ros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po de Herre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amaillá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genio Fronteri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aner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amadr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co Ra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an Bautista Alberd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illa Belgr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a Coch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n José de La Coch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lla Vis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tación Aráo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s Puest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nuel García Fernánde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la Pal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ío Colorad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nta Rosa de 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lla de 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lla Fiad (- Ingenio Leales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rrio San Feli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 Mananti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genio San Pab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 Reducc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her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pitán Cáce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nter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ueblo Independencia (Santa Rosa y Los Rojo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ío Sec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nta Lucí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rgento Moy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ldado Maldonad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iente Berdin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illa Quinter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guila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s Sarmient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ío Chi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nta A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illa Clodomiro Hilere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tahon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nteagud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ueva Trinida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moc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illa Chicligast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maicha del Va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lalao del Va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 Moll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fí del Va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rrio El Cruc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rrio Lomas de Tafí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arrio Mutual San Martí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arrio Parada 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rrio U.T.A. I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agonal Norte (- Luz y Fuerza - Los Pocitos - Villa Nueva Italia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l Cadill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fí Viej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illa Las Flo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illa Mariano Moreno (- El Colmenar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oromo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n Pedro de Colala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de Tranc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rrio San José II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illa Carmela (Cebil Redondo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Yerba Buena (- Marcos Paz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rgenti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sa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brá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illa General Mitre (Est. Pinto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mpo Gall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ronel Manuel L. Ric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nade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cháyoj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ntos Luga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tación Atamisqu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dellí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illa Atamisqu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lonia Dor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errer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cañ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gon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al Sayan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illa Mailí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bra Grand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tajé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dil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ñada Escob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aupi Poz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lodomi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uyamamp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 Auro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 Ban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 Dársen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os Quirog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os Sori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mbol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amo 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ramo 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nder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uatro Boc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ortín Inc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uardia Escolt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l Deá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l Mojó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l Zanjó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s Cardozo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c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qui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oral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uesto de San Antoni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an Pedr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nta Marí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ntiago del Ester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uelta de la Barran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Yand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cajá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hoy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stación La Pun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rí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aprid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n Pedr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ps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illa La Pun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l Cabur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a Firmez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os Pirpint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os Tigr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nte Quemad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ueva Esperanz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mpa de los Guanac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n José del Boqueró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rutaú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andera Baj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spi Corr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lonia San Ju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l Crucer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Kilómetro 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 Cañ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a Invern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inerv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aca Huañun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illa Figuero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ñatuy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vería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stación Tacañita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 Ne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os Jurí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omás You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avall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an Pedr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l Aren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l Bobad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l Charc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l Rincó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ami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sca Yacu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sca Yacu Semau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zo Hond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n Pedr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l Colorad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l Cuadrad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tará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uncho Corra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ilela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Yuchá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illa San Martín (Est. Loreto)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illa Unió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erolit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huamp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as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ernán Mejía Mirava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s Tinaj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iberta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ilo Viej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ta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ueblo Pablo Torelo (Est. Otumpa)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Quimilí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oversi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intin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eisbur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l 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ol de Juli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illa Ojo de Agu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l Mojó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s Delici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ueva Esperanz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ozo Betbed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apelli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anto Doming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amírez de Velazc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umamp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umampa Viej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hañar Pozo de Abaj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auchill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lonia Tinc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l Charc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l Sauza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amill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a Nueva Donos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os Miran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os Núñe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nsup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ozuelo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odeo de Valde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ermas de Río Hond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illa Giméne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illa Río Hond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illa Turística del Embal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inará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olonia Alpin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alo Negr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elv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eltrá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olonia El Simbola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ernández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ngeniero Forres (Est. Chaguar Punco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ilm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hilca Julian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os Telar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illa Salavina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rea Poz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tación Robl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tación Taboad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illa Nuev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arz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Árrag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ueva Franci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imbo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mama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illa Silípic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polinario Saravi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eibalit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entro 25 de Juni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oronel Mollined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onel Ollero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l Quebrach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ao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eneral Pizarr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oaquín V. Gonzále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as Lajita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is Burel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acapill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uestra Señora de Talaver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iquete Cabad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ío del Val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olloch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chi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ayogast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faya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olombóm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toch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a Ciénaga y Barrio San Rafae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as Costa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alt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lla San Lorenz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errillo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a Merc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an Agustí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illa Los Álamos (- El Congreso - Las Tunas)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arrio Finca la Marom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arrio la Rotond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arrio Santa Teresit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ico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l Carr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mpo Sant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obo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l Bord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eneral Güem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guaray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mpamento Vespuci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mpichuel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mpo Durá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piazut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rboncit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oronel Cornej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ragon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Embarcació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eneral Balliviá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eneral Moscon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ickma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sión Chaqueñ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isión El Cruce (- El Milagro - El Jardín de San Martín)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sión Kilómetro 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acará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adre Loza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iquirend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rofesor Salvador Mazz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artaga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bantirend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ranquit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acuy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uachip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ruy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sla de Caña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ueblo Viej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 Calder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aquero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l Jardí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l Tal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a Candelar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obr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a Pom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mpascachi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bra Corra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el Mold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a Viñ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alapamp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Olacapat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an Antonio de los Cobr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anta Rosa de los Pastos Grand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olar Grand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l Galpó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l Tuna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mbrera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etán Viej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ío Piedra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an José de Metá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n José de Orquera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a Puert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olino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clantá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guas Blanca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olonia Santa Ros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l Tabaca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ipólito Yrigoye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ichana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an Ramón de la Nueva Orá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Urunde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to de la Sierr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pitán Juan Pagé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el Juan Solá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ito 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La Unió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os Blanco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luma de Pat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ivadavi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anta Marí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anta Ros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anta Victoria Est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ntill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opo Quil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l Naranj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l Potrero (Apeadero Cochabamba)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sario de la Fronter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an Felip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mpo Quijan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 Merced del Encó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 Sillet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sario de Lerm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ngastac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nimaná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l Barria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an Carl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coyt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mpo La Cruz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Los Toldo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aren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oscay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an Marco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nta Victor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uchucaruan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olpe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l Bolsó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l Rode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uaycam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a Puert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s Chacrit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as Junt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os Castillo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os Tal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os Varel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ingui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ncasti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quincil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a Candelari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 Majad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mana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ndalgalá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aquiag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oy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l Alamit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l Linder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l Potrer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a Aguad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ntofagasta de la Sierr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ntofall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l Peñó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Los Nacimiento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arranca Larg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elé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óndor Huasi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orral Quemad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l Durazn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arallón Negr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ualfí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acipunc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 Puntill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as Junta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ondre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Los Nacimiento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uerta de Corral Quemad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uerta de San José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illa Vi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dolfo E. Carranz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alde de la Punt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payá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umbich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olonia del Vall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olonia Nueva Conet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pció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onet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l Bañad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Huillapim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os Ángel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iraflor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an Martí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an Pabl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an Pedr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tamarca (San Fernando del Valle de Catamarca)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l Pantanillo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l Alto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uayamb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nfanzó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os Corral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apso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ilismá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ollagast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omancillo Es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omancillo Oes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an José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illa Las Pirquita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sa de Piedr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 Aybal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l Bañad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l Divisader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l Quimil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squiú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Icañ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La Dorad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La Guardi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as Esquina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as Palmita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Quiró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amblone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ecre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an Antoni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madore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l Rosari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a Bajad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La Higuer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La Merc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a Viñ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Las Laja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onte Potrer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alo Labrad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an Antoni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Villa de Balcozn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poyac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olan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olp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l Pajonal (Est. Pomán)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Joyang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utquí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Pomá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incó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an Migue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auj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ijá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dalhualá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spichang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hañar Punc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l Cajó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l Desmont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l Puest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amatanc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uerte Quemad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a Hoyad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La Lom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Las Mojarra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oro Huasi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unta de Balast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an José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anta Marí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Yap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lijilá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añado de Ovant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Las Caña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avall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os Alto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anantiale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an Pedro (San Pedro de Guasayán)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nillac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Antinac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anda de Lucer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erro Negr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opacaban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ordobit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osta de Reye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l Pueblit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l Puest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l Salad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iambalá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os Balverdi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danito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alo Blanc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unta del Agu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auji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atón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inogast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l Portezuelo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Huaycam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as Teja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an Isidro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anta Cruz</text:p>
          </table:table-cell>
          <table:table-cell office:value-type="float" office:value="83" calcext:value-type="float">
            <text:p>83</text:p>
          </table:table-cell>
        </table:table-row>
      </table:table>
      <table:table table:name="NUEVO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visibility="collapse" table:number-columns-repeated="5" table:default-cell-style-name="Default"/>
        <table:table-column table:style-name="co15" table:default-cell-style-name="ce6"/>
        <table:table-column table:style-name="co14" table:default-cell-style-name="Default"/>
        <table:table-column table:style-name="co16" table:default-cell-style-name="Default"/>
        <table:table-column table:style-name="co14" table:number-columns-repeated="1012" table:default-cell-style-name="Default"/>
        <table:table-row table:style-name="ro1">
          <table:table-cell table:style-name="ce19" office:value-type="string" calcext:value-type="string">
            <text:p>Orden</text:p>
          </table:table-cell>
          <table:table-cell table:style-name="ce19" office:value-type="string" calcext:value-type="string">
            <text:p>prov</text:p>
          </table:table-cell>
          <table:table-cell table:style-name="ce19" office:value-type="string" calcext:value-type="string">
            <text:p>dep</text:p>
          </table:table-cell>
          <table:table-cell table:style-name="ce19" office:value-type="string" calcext:value-type="string">
            <text:p>loc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Localidad</text:p>
          </table:table-cell>
          <table:table-cell table:style-name="ce23" office:value-type="string" calcext:value-type="string">
            <text:p>Departamento</text:p>
          </table:table-cell>
          <table:table-cell table:style-name="ce23" office:value-type="string" calcext:value-type="string">
            <text:p>Provincia</text:p>
          </table:table-cell>
          <table:table-cell table:style-name="ce23" office:value-type="string" calcext:value-type="string">
            <text:p>Status</text:p>
          </table:table-cell>
          <table:table-cell table:style-name="ce19" office:value-type="string" calcext:value-type="string">
            <text:p>orden</text:p>
          </table:table-cell>
          <table:table-cell table:style-name="ce19" office:value-type="string" calcext:value-type="string">
            <text:p>arbol</text:p>
          </table:table-cell>
          <table:table-cell table:style-name="ce19" office:value-type="string" calcext:value-type="string">
            <text:p>texto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enos Aires</text:p>
          </table:table-cell>
          <table:table-cell/>
          <table:table-cell table:style-name="ce24" table:formula="of:=IF([.F2]=&quot;Province&quot;;1;IF([.F2]=&quot;Department&quot;;2;3))" office:value-type="float" office:value="1" calcext:value-type="float">
            <text:p>1</text:p>
          </table:table-cell>
          <table:table-cell table:style-name="ce27" table:formula="of:=CONCATENATE(TEXT([.B2];&quot;000&quot;);&quot;.&quot;;TEXT([.C2];&quot;000&quot;);&quot;.&quot;;TEXT([.D2];&quot;000&quot;))" office:value-type="string" office:string-value="001.000.000" calcext:value-type="string">
            <text:p>001.000.000</text:p>
          </table:table-cell>
          <table:table-cell table:style-name="ce29" table:formula="of:=CONCATENATE(REPT(&quot; &quot;;([.J2]-1)*3);[.E2])" office:value-type="string" office:string-value="Buenos Aires" calcext:value-type="string">
            <text:p>Buenos Aire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dolfo Als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olfo Alsin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]=&quot;Province&quot;;1;IF([.F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1.000</text:p>
          </table:table-cell>
          <table:table-cell table:style-name="ce28" table:formula="of:=CONCATENATE(REPT(&quot; &quot;;([.J3]-1)*3);[.E3])" office:value-type="string" office:string-value="   Adolfo Alsina" calcext:value-type="string">
            <text:p><text:s text:c="3"/>Adolfo Alsin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1" calcext:value-type="float">
            <text:p>1</text:p>
          </table:table-cell>
          <table:table-cell table:style-name="ce20" table:formula="of:=[.C3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dolfo Gonzales Chav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olfo Gonzales Chav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]=&quot;Province&quot;;1;IF([.F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2.000</text:p>
          </table:table-cell>
          <table:table-cell table:style-name="ce28" table:formula="of:=CONCATENATE(REPT(&quot; &quot;;([.J4]-1)*3);[.E4])" office:value-type="string" office:string-value="   Adolfo Gonzales Chaves" calcext:value-type="string">
            <text:p><text:s text:c="3"/>Adolfo Gonzales Chaves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1" calcext:value-type="float">
            <text:p>1</text:p>
          </table:table-cell>
          <table:table-cell table:style-name="ce20" table:formula="of:=[.C4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lbert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lberti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]=&quot;Province&quot;;1;IF([.F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3.000</text:p>
          </table:table-cell>
          <table:table-cell table:style-name="ce28" table:formula="of:=CONCATENATE(REPT(&quot; &quot;;([.J5]-1)*3);[.E5])" office:value-type="string" office:string-value="   Alberti" calcext:value-type="string">
            <text:p><text:s text:c="3"/>Alberti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1" calcext:value-type="float">
            <text:p>1</text:p>
          </table:table-cell>
          <table:table-cell table:style-name="ce20" table:formula="of:=[.C5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lmirante Brow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lmirante Brow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]=&quot;Province&quot;;1;IF([.F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4.000</text:p>
          </table:table-cell>
          <table:table-cell table:style-name="ce28" table:formula="of:=CONCATENATE(REPT(&quot; &quot;;([.J6]-1)*3);[.E6])" office:value-type="string" office:string-value="   Almirante Brown" calcext:value-type="string">
            <text:p><text:s text:c="3"/>Almirante Brown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1" calcext:value-type="float">
            <text:p>1</text:p>
          </table:table-cell>
          <table:table-cell table:style-name="ce20" table:formula="of:=[.C6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rrecif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rrecif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]=&quot;Province&quot;;1;IF([.F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5.000</text:p>
          </table:table-cell>
          <table:table-cell table:style-name="ce28" table:formula="of:=CONCATENATE(REPT(&quot; &quot;;([.J7]-1)*3);[.E7])" office:value-type="string" office:string-value="   Arrecifes" calcext:value-type="string">
            <text:p><text:s text:c="3"/>Arrecifes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" office:value-type="float" office:value="1" calcext:value-type="float">
            <text:p>1</text:p>
          </table:table-cell>
          <table:table-cell table:style-name="ce20" table:formula="of:=[.C7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]=&quot;Province&quot;;1;IF([.F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6.000</text:p>
          </table:table-cell>
          <table:table-cell table:style-name="ce28" table:formula="of:=CONCATENATE(REPT(&quot; &quot;;([.J8]-1)*3);[.E8])" office:value-type="string" office:string-value="   Avellaneda" calcext:value-type="string">
            <text:p><text:s text:c="3"/>Avellaned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" office:value-type="float" office:value="1" calcext:value-type="float">
            <text:p>1</text:p>
          </table:table-cell>
          <table:table-cell table:style-name="ce20" table:formula="of:=[.C8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]=&quot;Province&quot;;1;IF([.F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7.000</text:p>
          </table:table-cell>
          <table:table-cell table:style-name="ce28" table:formula="of:=CONCATENATE(REPT(&quot; &quot;;([.J9]-1)*3);[.E9])" office:value-type="string" office:string-value="   Ayacucho" calcext:value-type="string">
            <text:p><text:s text:c="3"/>Ayacucho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" office:value-type="float" office:value="1" calcext:value-type="float">
            <text:p>1</text:p>
          </table:table-cell>
          <table:table-cell table:style-name="ce20" table:formula="of:=[.C9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]=&quot;Province&quot;;1;IF([.F1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8.000</text:p>
          </table:table-cell>
          <table:table-cell table:style-name="ce28" table:formula="of:=CONCATENATE(REPT(&quot; &quot;;([.J10]-1)*3);[.E10])" office:value-type="string" office:string-value="   Azul" calcext:value-type="string">
            <text:p><text:s text:c="3"/>Azul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" office:value-type="float" office:value="1" calcext:value-type="float">
            <text:p>1</text:p>
          </table:table-cell>
          <table:table-cell table:style-name="ce20" table:formula="of:=[.C10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ahía Blanc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ahía Blanc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]=&quot;Province&quot;;1;IF([.F1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09.000</text:p>
          </table:table-cell>
          <table:table-cell table:style-name="ce28" table:formula="of:=CONCATENATE(REPT(&quot; &quot;;([.J11]-1)*3);[.E11])" office:value-type="string" office:string-value="   Bahía Blanca" calcext:value-type="string">
            <text:p><text:s text:c="3"/>Bahía Blanca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" office:value-type="float" office:value="1" calcext:value-type="float">
            <text:p>1</text:p>
          </table:table-cell>
          <table:table-cell table:style-name="ce20" table:formula="of:=[.C11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alcarc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alcarce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]=&quot;Province&quot;;1;IF([.F1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0.000</text:p>
          </table:table-cell>
          <table:table-cell table:style-name="ce28" table:formula="of:=CONCATENATE(REPT(&quot; &quot;;([.J12]-1)*3);[.E12])" office:value-type="string" office:string-value="   Balcarce" calcext:value-type="string">
            <text:p><text:s text:c="3"/>Balcarce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" office:value-type="float" office:value="1" calcext:value-type="float">
            <text:p>1</text:p>
          </table:table-cell>
          <table:table-cell table:style-name="ce20" table:formula="of:=[.C12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arade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arader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]=&quot;Province&quot;;1;IF([.F1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1.000</text:p>
          </table:table-cell>
          <table:table-cell table:style-name="ce28" table:formula="of:=CONCATENATE(REPT(&quot; &quot;;([.J13]-1)*3);[.E13])" office:value-type="string" office:string-value="   Baradero" calcext:value-type="string">
            <text:p><text:s text:c="3"/>Baradero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" office:value-type="float" office:value="1" calcext:value-type="float">
            <text:p>1</text:p>
          </table:table-cell>
          <table:table-cell table:style-name="ce20" table:formula="of:=[.C13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4]=&quot;Province&quot;;1;IF([.F1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2.000</text:p>
          </table:table-cell>
          <table:table-cell table:style-name="ce28" table:formula="of:=CONCATENATE(REPT(&quot; &quot;;([.J14]-1)*3);[.E14])" office:value-type="string" office:string-value="   Benito Juárez" calcext:value-type="string">
            <text:p><text:s text:c="3"/>Benito Juárez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" office:value-type="float" office:value="1" calcext:value-type="float">
            <text:p>1</text:p>
          </table:table-cell>
          <table:table-cell table:style-name="ce20" table:formula="of:=[.C14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razategu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razategui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5]=&quot;Province&quot;;1;IF([.F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3.000</text:p>
          </table:table-cell>
          <table:table-cell table:style-name="ce28" table:formula="of:=CONCATENATE(REPT(&quot; &quot;;([.J15]-1)*3);[.E15])" office:value-type="string" office:string-value="   Berazategui" calcext:value-type="string">
            <text:p><text:s text:c="3"/>Berazategui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" office:value-type="float" office:value="1" calcext:value-type="float">
            <text:p>1</text:p>
          </table:table-cell>
          <table:table-cell table:style-name="ce20" table:formula="of:=[.C15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riss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riss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6]=&quot;Province&quot;;1;IF([.F1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4.000</text:p>
          </table:table-cell>
          <table:table-cell table:style-name="ce28" table:formula="of:=CONCATENATE(REPT(&quot; &quot;;([.J16]-1)*3);[.E16])" office:value-type="string" office:string-value="   Berisso" calcext:value-type="string">
            <text:p><text:s text:c="3"/>Berisso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" office:value-type="float" office:value="1" calcext:value-type="float">
            <text:p>1</text:p>
          </table:table-cell>
          <table:table-cell table:style-name="ce20" table:formula="of:=[.C16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olív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olívar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7]=&quot;Province&quot;;1;IF([.F1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5.000</text:p>
          </table:table-cell>
          <table:table-cell table:style-name="ce28" table:formula="of:=CONCATENATE(REPT(&quot; &quot;;([.J17]-1)*3);[.E17])" office:value-type="string" office:string-value="   Bolívar" calcext:value-type="string">
            <text:p><text:s text:c="3"/>Bolívar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" office:value-type="float" office:value="1" calcext:value-type="float">
            <text:p>1</text:p>
          </table:table-cell>
          <table:table-cell table:style-name="ce20" table:formula="of:=[.C17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raga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ragad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8]=&quot;Province&quot;;1;IF([.F1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6.000</text:p>
          </table:table-cell>
          <table:table-cell table:style-name="ce28" table:formula="of:=CONCATENATE(REPT(&quot; &quot;;([.J18]-1)*3);[.E18])" office:value-type="string" office:string-value="   Bragado" calcext:value-type="string">
            <text:p><text:s text:c="3"/>Bragado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" office:value-type="float" office:value="1" calcext:value-type="float">
            <text:p>1</text:p>
          </table:table-cell>
          <table:table-cell table:style-name="ce20" table:formula="of:=[.C18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randse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randse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9]=&quot;Province&quot;;1;IF([.F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7.000</text:p>
          </table:table-cell>
          <table:table-cell table:style-name="ce28" table:formula="of:=CONCATENATE(REPT(&quot; &quot;;([.J19]-1)*3);[.E19])" office:value-type="string" office:string-value="   Brandsen" calcext:value-type="string">
            <text:p><text:s text:c="3"/>Brandsen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" office:value-type="float" office:value="1" calcext:value-type="float">
            <text:p>1</text:p>
          </table:table-cell>
          <table:table-cell table:style-name="ce20" table:formula="of:=[.C19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0]=&quot;Province&quot;;1;IF([.F2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8.000</text:p>
          </table:table-cell>
          <table:table-cell table:style-name="ce28" table:formula="of:=CONCATENATE(REPT(&quot; &quot;;([.J20]-1)*3);[.E20])" office:value-type="string" office:string-value="   CABA" calcext:value-type="string">
            <text:p><text:s text:c="3"/>CABA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" office:value-type="float" office:value="1" calcext:value-type="float">
            <text:p>1</text:p>
          </table:table-cell>
          <table:table-cell table:style-name="ce20" table:formula="of:=[.C20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mpa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mpan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1]=&quot;Province&quot;;1;IF([.F2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19.000</text:p>
          </table:table-cell>
          <table:table-cell table:style-name="ce28" table:formula="of:=CONCATENATE(REPT(&quot; &quot;;([.J21]-1)*3);[.E21])" office:value-type="string" office:string-value="   Campana" calcext:value-type="string">
            <text:p><text:s text:c="3"/>Campana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" office:value-type="float" office:value="1" calcext:value-type="float">
            <text:p>1</text:p>
          </table:table-cell>
          <table:table-cell table:style-name="ce20" table:formula="of:=[.C21]+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ñuel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ñuela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2]=&quot;Province&quot;;1;IF([.F2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0.000</text:p>
          </table:table-cell>
          <table:table-cell table:style-name="ce28" table:formula="of:=CONCATENATE(REPT(&quot; &quot;;([.J22]-1)*3);[.E22])" office:value-type="string" office:string-value="   Cañuelas" calcext:value-type="string">
            <text:p><text:s text:c="3"/>Cañuelas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" office:value-type="float" office:value="1" calcext:value-type="float">
            <text:p>1</text:p>
          </table:table-cell>
          <table:table-cell table:style-name="ce20" table:formula="of:=[.C22]+1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án Sarmiento Carl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án Sarmiento Carlo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3]=&quot;Province&quot;;1;IF([.F2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1.000</text:p>
          </table:table-cell>
          <table:table-cell table:style-name="ce28" table:formula="of:=CONCATENATE(REPT(&quot; &quot;;([.J23]-1)*3);[.E23])" office:value-type="string" office:string-value="   Capitán Sarmiento Carlos" calcext:value-type="string">
            <text:p><text:s text:c="3"/>Capitán Sarmiento Carlos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" office:value-type="float" office:value="1" calcext:value-type="float">
            <text:p>1</text:p>
          </table:table-cell>
          <table:table-cell table:style-name="ce20" table:formula="of:=[.C23]+1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rlos Casar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rlos Casar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4]=&quot;Province&quot;;1;IF([.F2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2.000</text:p>
          </table:table-cell>
          <table:table-cell table:style-name="ce28" table:formula="of:=CONCATENATE(REPT(&quot; &quot;;([.J24]-1)*3);[.E24])" office:value-type="string" office:string-value="   Carlos Casares" calcext:value-type="string">
            <text:p><text:s text:c="3"/>Carlos Casares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" office:value-type="float" office:value="1" calcext:value-type="float">
            <text:p>1</text:p>
          </table:table-cell>
          <table:table-cell table:style-name="ce20" table:formula="of:=[.C24]+1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rlos Tejedo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rlos Tejedor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5]=&quot;Province&quot;;1;IF([.F2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3.000</text:p>
          </table:table-cell>
          <table:table-cell table:style-name="ce28" table:formula="of:=CONCATENATE(REPT(&quot; &quot;;([.J25]-1)*3);[.E25])" office:value-type="string" office:string-value="   Carlos Tejedor" calcext:value-type="string">
            <text:p><text:s text:c="3"/>Carlos Tejedor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" office:value-type="float" office:value="1" calcext:value-type="float">
            <text:p>1</text:p>
          </table:table-cell>
          <table:table-cell table:style-name="ce20" table:formula="of:=[.C25]+1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rmen de Are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rmen de Arec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6]=&quot;Province&quot;;1;IF([.F2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4.000</text:p>
          </table:table-cell>
          <table:table-cell table:style-name="ce28" table:formula="of:=CONCATENATE(REPT(&quot; &quot;;([.J26]-1)*3);[.E26])" office:value-type="string" office:string-value="   Carmen de Areco" calcext:value-type="string">
            <text:p><text:s text:c="3"/>Carmen de Areco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" office:value-type="float" office:value="1" calcext:value-type="float">
            <text:p>1</text:p>
          </table:table-cell>
          <table:table-cell table:style-name="ce20" table:formula="of:=[.C26]+1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stell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stelli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7]=&quot;Province&quot;;1;IF([.F2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5.000</text:p>
          </table:table-cell>
          <table:table-cell table:style-name="ce28" table:formula="of:=CONCATENATE(REPT(&quot; &quot;;([.J27]-1)*3);[.E27])" office:value-type="string" office:string-value="   Castelli" calcext:value-type="string">
            <text:p><text:s text:c="3"/>Castelli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" office:value-type="float" office:value="1" calcext:value-type="float">
            <text:p>1</text:p>
          </table:table-cell>
          <table:table-cell table:style-name="ce20" table:formula="of:=[.C27]+1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8]=&quot;Province&quot;;1;IF([.F2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6.000</text:p>
          </table:table-cell>
          <table:table-cell table:style-name="ce28" table:formula="of:=CONCATENATE(REPT(&quot; &quot;;([.J28]-1)*3);[.E28])" office:value-type="string" office:string-value="   Chacabuco" calcext:value-type="string">
            <text:p><text:s text:c="3"/>Chacabuco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" office:value-type="float" office:value="1" calcext:value-type="float">
            <text:p>1</text:p>
          </table:table-cell>
          <table:table-cell table:style-name="ce20" table:formula="of:=[.C28]+1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ascomú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ascomú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29]=&quot;Province&quot;;1;IF([.F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7.000</text:p>
          </table:table-cell>
          <table:table-cell table:style-name="ce28" table:formula="of:=CONCATENATE(REPT(&quot; &quot;;([.J29]-1)*3);[.E29])" office:value-type="string" office:string-value="   Chascomús" calcext:value-type="string">
            <text:p><text:s text:c="3"/>Chascomús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" office:value-type="float" office:value="1" calcext:value-type="float">
            <text:p>1</text:p>
          </table:table-cell>
          <table:table-cell table:style-name="ce20" table:formula="of:=[.C29]+1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ivilco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ivilcoy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0]=&quot;Province&quot;;1;IF([.F3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8.000</text:p>
          </table:table-cell>
          <table:table-cell table:style-name="ce28" table:formula="of:=CONCATENATE(REPT(&quot; &quot;;([.J30]-1)*3);[.E30])" office:value-type="string" office:string-value="   Chivilcoy" calcext:value-type="string">
            <text:p><text:s text:c="3"/>Chivilcoy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" office:value-type="float" office:value="1" calcext:value-type="float">
            <text:p>1</text:p>
          </table:table-cell>
          <table:table-cell table:style-name="ce20" table:formula="of:=[.C30]+1" office:value-type="float" office:value="29" calcext:value-type="float">
            <text:p>2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1]=&quot;Province&quot;;1;IF([.F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29.000</text:p>
          </table:table-cell>
          <table:table-cell table:style-name="ce28" table:formula="of:=CONCATENATE(REPT(&quot; &quot;;([.J31]-1)*3);[.E31])" office:value-type="string" office:string-value="   Colón" calcext:value-type="string">
            <text:p><text:s text:c="3"/>Colón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" office:value-type="float" office:value="1" calcext:value-type="float">
            <text:p>1</text:p>
          </table:table-cell>
          <table:table-cell table:style-name="ce20" table:formula="of:=[.C31]+1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ronel de Marina Leonardo Rosa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ronel de Marina Leonardo Rosal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2]=&quot;Province&quot;;1;IF([.F3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0.000</text:p>
          </table:table-cell>
          <table:table-cell table:style-name="ce28" table:formula="of:=CONCATENATE(REPT(&quot; &quot;;([.J32]-1)*3);[.E32])" office:value-type="string" office:string-value="   Coronel de Marina Leonardo Rosales" calcext:value-type="string">
            <text:p><text:s text:c="3"/>Coronel de Marina Leonardo Rosales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" office:value-type="float" office:value="1" calcext:value-type="float">
            <text:p>1</text:p>
          </table:table-cell>
          <table:table-cell table:style-name="ce20" table:formula="of:=[.C32]+1" office:value-type="float" office:value="31" calcext:value-type="float">
            <text:p>3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ronel Dorreg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ronel Dorreg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3]=&quot;Province&quot;;1;IF([.F3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1.000</text:p>
          </table:table-cell>
          <table:table-cell table:style-name="ce28" table:formula="of:=CONCATENATE(REPT(&quot; &quot;;([.J33]-1)*3);[.E33])" office:value-type="string" office:string-value="   Coronel Dorrego" calcext:value-type="string">
            <text:p><text:s text:c="3"/>Coronel Dorrego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" office:value-type="float" office:value="1" calcext:value-type="float">
            <text:p>1</text:p>
          </table:table-cell>
          <table:table-cell table:style-name="ce20" table:formula="of:=[.C33]+1" office:value-type="float" office:value="32" calcext:value-type="float">
            <text:p>3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ronel Pring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ronel Pringl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4]=&quot;Province&quot;;1;IF([.F3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2.000</text:p>
          </table:table-cell>
          <table:table-cell table:style-name="ce28" table:formula="of:=CONCATENATE(REPT(&quot; &quot;;([.J34]-1)*3);[.E34])" office:value-type="string" office:string-value="   Coronel Pringles" calcext:value-type="string">
            <text:p><text:s text:c="3"/>Coronel Pringles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4]" office:value-type="float" office:value="1" calcext:value-type="float">
            <text:p>1</text:p>
          </table:table-cell>
          <table:table-cell table:style-name="ce20" table:formula="of:=[.C34]+1" office:value-type="float" office:value="33" calcext:value-type="float">
            <text:p>3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ronel Suár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ronel Suáre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5]=&quot;Province&quot;;1;IF([.F3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3.000</text:p>
          </table:table-cell>
          <table:table-cell table:style-name="ce28" table:formula="of:=CONCATENATE(REPT(&quot; &quot;;([.J35]-1)*3);[.E35])" office:value-type="string" office:string-value="   Coronel Suárez" calcext:value-type="string">
            <text:p><text:s text:c="3"/>Coronel Suárez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" office:value-type="float" office:value="1" calcext:value-type="float">
            <text:p>1</text:p>
          </table:table-cell>
          <table:table-cell table:style-name="ce20" table:formula="of:=[.C35]+1" office:value-type="float" office:value="34" calcext:value-type="float">
            <text:p>3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aireaux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aireaux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6]=&quot;Province&quot;;1;IF([.F3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4.000</text:p>
          </table:table-cell>
          <table:table-cell table:style-name="ce28" table:formula="of:=CONCATENATE(REPT(&quot; &quot;;([.J36]-1)*3);[.E36])" office:value-type="string" office:string-value="   Daireaux" calcext:value-type="string">
            <text:p><text:s text:c="3"/>Daireaux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" office:value-type="float" office:value="1" calcext:value-type="float">
            <text:p>1</text:p>
          </table:table-cell>
          <table:table-cell table:style-name="ce20" table:formula="of:=[.C36]+1" office:value-type="float" office:value="35" calcext:value-type="float">
            <text:p>3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7]=&quot;Province&quot;;1;IF([.F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5.000</text:p>
          </table:table-cell>
          <table:table-cell table:style-name="ce28" table:formula="of:=CONCATENATE(REPT(&quot; &quot;;([.J37]-1)*3);[.E37])" office:value-type="string" office:string-value="   Dolores" calcext:value-type="string">
            <text:p><text:s text:c="3"/>Dolores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" office:value-type="float" office:value="1" calcext:value-type="float">
            <text:p>1</text:p>
          </table:table-cell>
          <table:table-cell table:style-name="ce20" table:formula="of:=[.C37]+1" office:value-type="float" office:value="36" calcext:value-type="float">
            <text:p>3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nsena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nsenad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8]=&quot;Province&quot;;1;IF([.F3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6.000</text:p>
          </table:table-cell>
          <table:table-cell table:style-name="ce28" table:formula="of:=CONCATENATE(REPT(&quot; &quot;;([.J38]-1)*3);[.E38])" office:value-type="string" office:string-value="   Ensenada" calcext:value-type="string">
            <text:p><text:s text:c="3"/>Ensenada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" office:value-type="float" office:value="1" calcext:value-type="float">
            <text:p>1</text:p>
          </table:table-cell>
          <table:table-cell table:style-name="ce20" table:formula="of:=[.C38]+1" office:value-type="float" office:value="37" calcext:value-type="float">
            <text:p>3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39]=&quot;Province&quot;;1;IF([.F3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7.000</text:p>
          </table:table-cell>
          <table:table-cell table:style-name="ce28" table:formula="of:=CONCATENATE(REPT(&quot; &quot;;([.J39]-1)*3);[.E39])" office:value-type="string" office:string-value="   Escobar" calcext:value-type="string">
            <text:p><text:s text:c="3"/>Escobar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" office:value-type="float" office:value="1" calcext:value-type="float">
            <text:p>1</text:p>
          </table:table-cell>
          <table:table-cell table:style-name="ce20" table:formula="of:=[.C39]+1" office:value-type="float" office:value="38" calcext:value-type="float">
            <text:p>3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steban Echeverrí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steban Echeverrí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0]=&quot;Province&quot;;1;IF([.F4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8.000</text:p>
          </table:table-cell>
          <table:table-cell table:style-name="ce28" table:formula="of:=CONCATENATE(REPT(&quot; &quot;;([.J40]-1)*3);[.E40])" office:value-type="string" office:string-value="   Esteban Echeverría" calcext:value-type="string">
            <text:p><text:s text:c="3"/>Esteban Echeverría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" office:value-type="float" office:value="1" calcext:value-type="float">
            <text:p>1</text:p>
          </table:table-cell>
          <table:table-cell table:style-name="ce20" table:formula="of:=[.C40]+1" office:value-type="float" office:value="39" calcext:value-type="float">
            <text:p>3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xaltación de la Cru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xaltación de la Cru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1]=&quot;Province&quot;;1;IF([.F4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39.000</text:p>
          </table:table-cell>
          <table:table-cell table:style-name="ce28" table:formula="of:=CONCATENATE(REPT(&quot; &quot;;([.J41]-1)*3);[.E41])" office:value-type="string" office:string-value="   Exaltación de la Cruz" calcext:value-type="string">
            <text:p><text:s text:c="3"/>Exaltación de la Cruz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" office:value-type="float" office:value="1" calcext:value-type="float">
            <text:p>1</text:p>
          </table:table-cell>
          <table:table-cell table:style-name="ce20" table:formula="of:=[.C41]+1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zeiz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zeiz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2]=&quot;Province&quot;;1;IF([.F4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0.000</text:p>
          </table:table-cell>
          <table:table-cell table:style-name="ce28" table:formula="of:=CONCATENATE(REPT(&quot; &quot;;([.J42]-1)*3);[.E42])" office:value-type="string" office:string-value="   Ezeiza" calcext:value-type="string">
            <text:p><text:s text:c="3"/>Ezeiza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" office:value-type="float" office:value="1" calcext:value-type="float">
            <text:p>1</text:p>
          </table:table-cell>
          <table:table-cell table:style-name="ce20" table:formula="of:=[.C42]+1" office:value-type="float" office:value="41" calcext:value-type="float">
            <text:p>4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lorencio Varel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lorencio Varel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3]=&quot;Province&quot;;1;IF([.F4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1.000</text:p>
          </table:table-cell>
          <table:table-cell table:style-name="ce28" table:formula="of:=CONCATENATE(REPT(&quot; &quot;;([.J43]-1)*3);[.E43])" office:value-type="string" office:string-value="   Florencio Varela" calcext:value-type="string">
            <text:p><text:s text:c="3"/>Florencio Varela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" office:value-type="float" office:value="1" calcext:value-type="float">
            <text:p>1</text:p>
          </table:table-cell>
          <table:table-cell table:style-name="ce20" table:formula="of:=[.C43]+1" office:value-type="float" office:value="42" calcext:value-type="float">
            <text:p>4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lorentino Ameghi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lorentino Ameghin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4]=&quot;Province&quot;;1;IF([.F4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2.000</text:p>
          </table:table-cell>
          <table:table-cell table:style-name="ce28" table:formula="of:=CONCATENATE(REPT(&quot; &quot;;([.J44]-1)*3);[.E44])" office:value-type="string" office:string-value="   Florentino Ameghino" calcext:value-type="string">
            <text:p><text:s text:c="3"/>Florentino Ameghino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" office:value-type="float" office:value="1" calcext:value-type="float">
            <text:p>1</text:p>
          </table:table-cell>
          <table:table-cell table:style-name="ce20" table:formula="of:=[.C44]+1" office:value-type="float" office:value="43" calcext:value-type="float">
            <text:p>4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Alvara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Alvarad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5]=&quot;Province&quot;;1;IF([.F4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3.000</text:p>
          </table:table-cell>
          <table:table-cell table:style-name="ce28" table:formula="of:=CONCATENATE(REPT(&quot; &quot;;([.J45]-1)*3);[.E45])" office:value-type="string" office:string-value="   General Alvarado" calcext:value-type="string">
            <text:p><text:s text:c="3"/>General Alvarado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" office:value-type="float" office:value="1" calcext:value-type="float">
            <text:p>1</text:p>
          </table:table-cell>
          <table:table-cell table:style-name="ce20" table:formula="of:=[.C45]+1" office:value-type="float" office:value="44" calcext:value-type="float">
            <text:p>4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Alve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Alvear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6]=&quot;Province&quot;;1;IF([.F4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4.000</text:p>
          </table:table-cell>
          <table:table-cell table:style-name="ce28" table:formula="of:=CONCATENATE(REPT(&quot; &quot;;([.J46]-1)*3);[.E46])" office:value-type="string" office:string-value="   General Alvear" calcext:value-type="string">
            <text:p><text:s text:c="3"/>General Alvear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" office:value-type="float" office:value="1" calcext:value-type="float">
            <text:p>1</text:p>
          </table:table-cell>
          <table:table-cell table:style-name="ce20" table:formula="of:=[.C46]+1" office:value-type="float" office:value="45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Arena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Arenal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7]=&quot;Province&quot;;1;IF([.F4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5.000</text:p>
          </table:table-cell>
          <table:table-cell table:style-name="ce28" table:formula="of:=CONCATENATE(REPT(&quot; &quot;;([.J47]-1)*3);[.E47])" office:value-type="string" office:string-value="   General Arenales" calcext:value-type="string">
            <text:p><text:s text:c="3"/>General Arenales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" office:value-type="float" office:value="1" calcext:value-type="float">
            <text:p>1</text:p>
          </table:table-cell>
          <table:table-cell table:style-name="ce20" table:formula="of:=[.C47]+1" office:value-type="float" office:value="46" calcext:value-type="float">
            <text:p>4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Belgran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8]=&quot;Province&quot;;1;IF([.F4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6.000</text:p>
          </table:table-cell>
          <table:table-cell table:style-name="ce28" table:formula="of:=CONCATENATE(REPT(&quot; &quot;;([.J48]-1)*3);[.E48])" office:value-type="string" office:string-value="   General Belgrano" calcext:value-type="string">
            <text:p><text:s text:c="3"/>General Belgrano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" office:value-type="float" office:value="1" calcext:value-type="float">
            <text:p>1</text:p>
          </table:table-cell>
          <table:table-cell table:style-name="ce20" table:formula="of:=[.C48]+1" office:value-type="float" office:value="47" calcext:value-type="float">
            <text:p>4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Gui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Guid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49]=&quot;Province&quot;;1;IF([.F4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7.000</text:p>
          </table:table-cell>
          <table:table-cell table:style-name="ce28" table:formula="of:=CONCATENATE(REPT(&quot; &quot;;([.J49]-1)*3);[.E49])" office:value-type="string" office:string-value="   General Guido" calcext:value-type="string">
            <text:p><text:s text:c="3"/>General Guido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" office:value-type="float" office:value="1" calcext:value-type="float">
            <text:p>1</text:p>
          </table:table-cell>
          <table:table-cell table:style-name="ce20" table:formula="of:=[.C49]+1" office:value-type="float" office:value="48" calcext:value-type="float">
            <text:p>4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Juan Madariag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Juan Madariag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0]=&quot;Province&quot;;1;IF([.F5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8.000</text:p>
          </table:table-cell>
          <table:table-cell table:style-name="ce28" table:formula="of:=CONCATENATE(REPT(&quot; &quot;;([.J50]-1)*3);[.E50])" office:value-type="string" office:string-value="   General Juan Madariaga" calcext:value-type="string">
            <text:p><text:s text:c="3"/>General Juan Madariaga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" office:value-type="float" office:value="1" calcext:value-type="float">
            <text:p>1</text:p>
          </table:table-cell>
          <table:table-cell table:style-name="ce20" table:formula="of:=[.C50]+1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La Madr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La Madrid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1]=&quot;Province&quot;;1;IF([.F5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49.000</text:p>
          </table:table-cell>
          <table:table-cell table:style-name="ce28" table:formula="of:=CONCATENATE(REPT(&quot; &quot;;([.J51]-1)*3);[.E51])" office:value-type="string" office:string-value="   General La Madrid" calcext:value-type="string">
            <text:p><text:s text:c="3"/>General La Madrid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" office:value-type="float" office:value="1" calcext:value-type="float">
            <text:p>1</text:p>
          </table:table-cell>
          <table:table-cell table:style-name="ce20" table:formula="of:=[.C51]+1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Las Her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Las Hera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2]=&quot;Province&quot;;1;IF([.F5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0.000</text:p>
          </table:table-cell>
          <table:table-cell table:style-name="ce28" table:formula="of:=CONCATENATE(REPT(&quot; &quot;;([.J52]-1)*3);[.E52])" office:value-type="string" office:string-value="   General Las Heras" calcext:value-type="string">
            <text:p><text:s text:c="3"/>General Las Heras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" office:value-type="float" office:value="1" calcext:value-type="float">
            <text:p>1</text:p>
          </table:table-cell>
          <table:table-cell table:style-name="ce20" table:formula="of:=[.C52]+1" office:value-type="float" office:value="51" calcext:value-type="float">
            <text:p>5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Lavall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Lavalle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3]=&quot;Province&quot;;1;IF([.F5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1.000</text:p>
          </table:table-cell>
          <table:table-cell table:style-name="ce28" table:formula="of:=CONCATENATE(REPT(&quot; &quot;;([.J53]-1)*3);[.E53])" office:value-type="string" office:string-value="   General Lavalle" calcext:value-type="string">
            <text:p><text:s text:c="3"/>General Lavalle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" office:value-type="float" office:value="1" calcext:value-type="float">
            <text:p>1</text:p>
          </table:table-cell>
          <table:table-cell table:style-name="ce20" table:formula="of:=[.C53]+1" office:value-type="float" office:value="52" calcext:value-type="float">
            <text:p>5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Pa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Pa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4]=&quot;Province&quot;;1;IF([.F5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2.000</text:p>
          </table:table-cell>
          <table:table-cell table:style-name="ce28" table:formula="of:=CONCATENATE(REPT(&quot; &quot;;([.J54]-1)*3);[.E54])" office:value-type="string" office:string-value="   General Paz" calcext:value-type="string">
            <text:p><text:s text:c="3"/>General Paz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" office:value-type="float" office:value="1" calcext:value-type="float">
            <text:p>1</text:p>
          </table:table-cell>
          <table:table-cell table:style-name="ce20" table:formula="of:=[.C54]+1" office:value-type="float" office:value="53" calcext:value-type="float">
            <text:p>5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Pin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Pint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5]=&quot;Province&quot;;1;IF([.F5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3.000</text:p>
          </table:table-cell>
          <table:table-cell table:style-name="ce28" table:formula="of:=CONCATENATE(REPT(&quot; &quot;;([.J55]-1)*3);[.E55])" office:value-type="string" office:string-value="   General Pinto" calcext:value-type="string">
            <text:p><text:s text:c="3"/>General Pinto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" office:value-type="float" office:value="1" calcext:value-type="float">
            <text:p>1</text:p>
          </table:table-cell>
          <table:table-cell table:style-name="ce20" table:formula="of:=[.C55]+1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Pueyrred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Pueyrredó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6]=&quot;Province&quot;;1;IF([.F5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4.000</text:p>
          </table:table-cell>
          <table:table-cell table:style-name="ce28" table:formula="of:=CONCATENATE(REPT(&quot; &quot;;([.J56]-1)*3);[.E56])" office:value-type="string" office:string-value="   General Pueyrredón" calcext:value-type="string">
            <text:p><text:s text:c="3"/>General Pueyrredón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" office:value-type="float" office:value="1" calcext:value-type="float">
            <text:p>1</text:p>
          </table:table-cell>
          <table:table-cell table:style-name="ce20" table:formula="of:=[.C56]+1" office:value-type="float" office:value="55" calcext:value-type="float">
            <text:p>5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Rodrígu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Rodrígue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7]=&quot;Province&quot;;1;IF([.F5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5.000</text:p>
          </table:table-cell>
          <table:table-cell table:style-name="ce28" table:formula="of:=CONCATENATE(REPT(&quot; &quot;;([.J57]-1)*3);[.E57])" office:value-type="string" office:string-value="   General Rodríguez" calcext:value-type="string">
            <text:p><text:s text:c="3"/>General Rodríguez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" office:value-type="float" office:value="1" calcext:value-type="float">
            <text:p>1</text:p>
          </table:table-cell>
          <table:table-cell table:style-name="ce20" table:formula="of:=[.C57]+1" office:value-type="float" office:value="56" calcext:value-type="float">
            <text:p>5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San Martí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8]=&quot;Province&quot;;1;IF([.F5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6.000</text:p>
          </table:table-cell>
          <table:table-cell table:style-name="ce28" table:formula="of:=CONCATENATE(REPT(&quot; &quot;;([.J58]-1)*3);[.E58])" office:value-type="string" office:string-value="   General San Martín" calcext:value-type="string">
            <text:p><text:s text:c="3"/>General San Martín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" office:value-type="float" office:value="1" calcext:value-type="float">
            <text:p>1</text:p>
          </table:table-cell>
          <table:table-cell table:style-name="ce20" table:formula="of:=[.C58]+1" office:value-type="float" office:value="57" calcext:value-type="float">
            <text:p>5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Viamon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Viamonte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59]=&quot;Province&quot;;1;IF([.F5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7.000</text:p>
          </table:table-cell>
          <table:table-cell table:style-name="ce28" table:formula="of:=CONCATENATE(REPT(&quot; &quot;;([.J59]-1)*3);[.E59])" office:value-type="string" office:string-value="   General Viamonte" calcext:value-type="string">
            <text:p><text:s text:c="3"/>General Viamonte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" office:value-type="float" office:value="1" calcext:value-type="float">
            <text:p>1</text:p>
          </table:table-cell>
          <table:table-cell table:style-name="ce20" table:formula="of:=[.C59]+1" office:value-type="float" office:value="58" calcext:value-type="float">
            <text:p>5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Villeg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Villega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0]=&quot;Province&quot;;1;IF([.F6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8.000</text:p>
          </table:table-cell>
          <table:table-cell table:style-name="ce28" table:formula="of:=CONCATENATE(REPT(&quot; &quot;;([.J60]-1)*3);[.E60])" office:value-type="string" office:string-value="   General Villegas" calcext:value-type="string">
            <text:p><text:s text:c="3"/>General Villegas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" office:value-type="float" office:value="1" calcext:value-type="float">
            <text:p>1</text:p>
          </table:table-cell>
          <table:table-cell table:style-name="ce20" table:formula="of:=[.C60]+1" office:value-type="float" office:value="59" calcext:value-type="float">
            <text:p>5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miní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miní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1]=&quot;Province&quot;;1;IF([.F6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59.000</text:p>
          </table:table-cell>
          <table:table-cell table:style-name="ce28" table:formula="of:=CONCATENATE(REPT(&quot; &quot;;([.J61]-1)*3);[.E61])" office:value-type="string" office:string-value="   Guaminí" calcext:value-type="string">
            <text:p><text:s text:c="3"/>Guaminí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" office:value-type="float" office:value="1" calcext:value-type="float">
            <text:p>1</text:p>
          </table:table-cell>
          <table:table-cell table:style-name="ce20" table:formula="of:=[.C61]+1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pólito Yrigoye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Hipólito Yrigoye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2]=&quot;Province&quot;;1;IF([.F6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0.000</text:p>
          </table:table-cell>
          <table:table-cell table:style-name="ce28" table:formula="of:=CONCATENATE(REPT(&quot; &quot;;([.J62]-1)*3);[.E62])" office:value-type="string" office:string-value="   Hipólito Yrigoyen" calcext:value-type="string">
            <text:p><text:s text:c="3"/>Hipólito Yrigoyen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" office:value-type="float" office:value="1" calcext:value-type="float">
            <text:p>1</text:p>
          </table:table-cell>
          <table:table-cell table:style-name="ce20" table:formula="of:=[.C62]+1" office:value-type="float" office:value="61" calcext:value-type="float">
            <text:p>6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urlingham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Hurlingham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3]=&quot;Province&quot;;1;IF([.F6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1.000</text:p>
          </table:table-cell>
          <table:table-cell table:style-name="ce28" table:formula="of:=CONCATENATE(REPT(&quot; &quot;;([.J63]-1)*3);[.E63])" office:value-type="string" office:string-value="   Hurlingham" calcext:value-type="string">
            <text:p><text:s text:c="3"/>Hurlingham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" office:value-type="float" office:value="1" calcext:value-type="float">
            <text:p>1</text:p>
          </table:table-cell>
          <table:table-cell table:style-name="ce20" table:formula="of:=[.C63]+1" office:value-type="float" office:value="62" calcext:value-type="float">
            <text:p>6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tuzaing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tuzaingó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4]=&quot;Province&quot;;1;IF([.F6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2.000</text:p>
          </table:table-cell>
          <table:table-cell table:style-name="ce28" table:formula="of:=CONCATENATE(REPT(&quot; &quot;;([.J64]-1)*3);[.E64])" office:value-type="string" office:string-value="   Ituzaingó" calcext:value-type="string">
            <text:p><text:s text:c="3"/>Ituzaingó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" office:value-type="float" office:value="1" calcext:value-type="float">
            <text:p>1</text:p>
          </table:table-cell>
          <table:table-cell table:style-name="ce20" table:formula="of:=[.C64]+1" office:value-type="float" office:value="63" calcext:value-type="float">
            <text:p>6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osé C. Pa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osé C. Pa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5]=&quot;Province&quot;;1;IF([.F6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3.000</text:p>
          </table:table-cell>
          <table:table-cell table:style-name="ce28" table:formula="of:=CONCATENATE(REPT(&quot; &quot;;([.J65]-1)*3);[.E65])" office:value-type="string" office:string-value="   José C. Paz" calcext:value-type="string">
            <text:p><text:s text:c="3"/>José C. Paz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" office:value-type="float" office:value="1" calcext:value-type="float">
            <text:p>1</text:p>
          </table:table-cell>
          <table:table-cell table:style-name="ce20" table:formula="of:=[.C65]+1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un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uní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6]=&quot;Province&quot;;1;IF([.F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4.000</text:p>
          </table:table-cell>
          <table:table-cell table:style-name="ce28" table:formula="of:=CONCATENATE(REPT(&quot; &quot;;([.J66]-1)*3);[.E66])" office:value-type="string" office:string-value="   Junín" calcext:value-type="string">
            <text:p><text:s text:c="3"/>Junín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" office:value-type="float" office:value="1" calcext:value-type="float">
            <text:p>1</text:p>
          </table:table-cell>
          <table:table-cell table:style-name="ce20" table:formula="of:=[.C66]+1" office:value-type="float" office:value="65" calcext:value-type="float">
            <text:p>6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Cos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Cost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7]=&quot;Province&quot;;1;IF([.F6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5.000</text:p>
          </table:table-cell>
          <table:table-cell table:style-name="ce28" table:formula="of:=CONCATENATE(REPT(&quot; &quot;;([.J67]-1)*3);[.E67])" office:value-type="string" office:string-value="   La Costa" calcext:value-type="string">
            <text:p><text:s text:c="3"/>La Costa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" office:value-type="float" office:value="1" calcext:value-type="float">
            <text:p>1</text:p>
          </table:table-cell>
          <table:table-cell table:style-name="ce20" table:formula="of:=[.C67]+1" office:value-type="float" office:value="66" calcext:value-type="float">
            <text:p>6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Matanz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Matanz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8]=&quot;Province&quot;;1;IF([.F6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6.000</text:p>
          </table:table-cell>
          <table:table-cell table:style-name="ce28" table:formula="of:=CONCATENATE(REPT(&quot; &quot;;([.J68]-1)*3);[.E68])" office:value-type="string" office:string-value="   La Matanza" calcext:value-type="string">
            <text:p><text:s text:c="3"/>La Matanza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8]" office:value-type="float" office:value="1" calcext:value-type="float">
            <text:p>1</text:p>
          </table:table-cell>
          <table:table-cell table:style-name="ce20" table:formula="of:=[.C68]+1" office:value-type="float" office:value="67" calcext:value-type="float">
            <text:p>6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69]=&quot;Province&quot;;1;IF([.F6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7.000</text:p>
          </table:table-cell>
          <table:table-cell table:style-name="ce28" table:formula="of:=CONCATENATE(REPT(&quot; &quot;;([.J69]-1)*3);[.E69])" office:value-type="string" office:string-value="   La Plata" calcext:value-type="string">
            <text:p><text:s text:c="3"/>La Plata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" office:value-type="float" office:value="1" calcext:value-type="float">
            <text:p>1</text:p>
          </table:table-cell>
          <table:table-cell table:style-name="ce20" table:formula="of:=[.C69]+1" office:value-type="float" office:value="68" calcext:value-type="float">
            <text:p>6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nú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nú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0]=&quot;Province&quot;;1;IF([.F7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8.000</text:p>
          </table:table-cell>
          <table:table-cell table:style-name="ce28" table:formula="of:=CONCATENATE(REPT(&quot; &quot;;([.J70]-1)*3);[.E70])" office:value-type="string" office:string-value="   Lanús" calcext:value-type="string">
            <text:p><text:s text:c="3"/>Lanús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" office:value-type="float" office:value="1" calcext:value-type="float">
            <text:p>1</text:p>
          </table:table-cell>
          <table:table-cell table:style-name="ce20" table:formula="of:=[.C70]+1" office:value-type="float" office:value="69" calcext:value-type="float">
            <text:p>6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pri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prid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1]=&quot;Province&quot;;1;IF([.F7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69.000</text:p>
          </table:table-cell>
          <table:table-cell table:style-name="ce28" table:formula="of:=CONCATENATE(REPT(&quot; &quot;;([.J71]-1)*3);[.E71])" office:value-type="string" office:string-value="   Laprida" calcext:value-type="string">
            <text:p><text:s text:c="3"/>Laprida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" office:value-type="float" office:value="1" calcext:value-type="float">
            <text:p>1</text:p>
          </table:table-cell>
          <table:table-cell table:style-name="ce20" table:formula="of:=[.C71]+1" office:value-type="float" office:value="70" calcext:value-type="float">
            <text:p>7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s Flor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s Flor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2]=&quot;Province&quot;;1;IF([.F7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0.000</text:p>
          </table:table-cell>
          <table:table-cell table:style-name="ce28" table:formula="of:=CONCATENATE(REPT(&quot; &quot;;([.J72]-1)*3);[.E72])" office:value-type="string" office:string-value="   Las Flores" calcext:value-type="string">
            <text:p><text:s text:c="3"/>Las Flores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" office:value-type="float" office:value="1" calcext:value-type="float">
            <text:p>1</text:p>
          </table:table-cell>
          <table:table-cell table:style-name="ce20" table:formula="of:=[.C72]+1" office:value-type="float" office:value="71" calcext:value-type="float">
            <text:p>7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eandro N. Alem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eandro N. Alem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3]=&quot;Province&quot;;1;IF([.F7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1.000</text:p>
          </table:table-cell>
          <table:table-cell table:style-name="ce28" table:formula="of:=CONCATENATE(REPT(&quot; &quot;;([.J73]-1)*3);[.E73])" office:value-type="string" office:string-value="   Leandro N. Alem" calcext:value-type="string">
            <text:p><text:s text:c="3"/>Leandro N. Alem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" office:value-type="float" office:value="1" calcext:value-type="float">
            <text:p>1</text:p>
          </table:table-cell>
          <table:table-cell table:style-name="ce20" table:formula="of:=[.C73]+1" office:value-type="float" office:value="72" calcext:value-type="float">
            <text:p>7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4]=&quot;Province&quot;;1;IF([.F7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2.000</text:p>
          </table:table-cell>
          <table:table-cell table:style-name="ce28" table:formula="of:=CONCATENATE(REPT(&quot; &quot;;([.J74]-1)*3);[.E74])" office:value-type="string" office:string-value="   Lincoln" calcext:value-type="string">
            <text:p><text:s text:c="3"/>Lincoln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" office:value-type="float" office:value="1" calcext:value-type="float">
            <text:p>1</text:p>
          </table:table-cell>
          <table:table-cell table:style-name="ce20" table:formula="of:=[.C74]+1" office:value-type="float" office:value="73" calcext:value-type="float">
            <text:p>7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berí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berí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5]=&quot;Province&quot;;1;IF([.F7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3.000</text:p>
          </table:table-cell>
          <table:table-cell table:style-name="ce28" table:formula="of:=CONCATENATE(REPT(&quot; &quot;;([.J75]-1)*3);[.E75])" office:value-type="string" office:string-value="   Lobería" calcext:value-type="string">
            <text:p><text:s text:c="3"/>Lobería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" office:value-type="float" office:value="1" calcext:value-type="float">
            <text:p>1</text:p>
          </table:table-cell>
          <table:table-cell table:style-name="ce20" table:formula="of:=[.C75]+1" office:value-type="float" office:value="74" calcext:value-type="float">
            <text:p>7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6]=&quot;Province&quot;;1;IF([.F7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4.000</text:p>
          </table:table-cell>
          <table:table-cell table:style-name="ce28" table:formula="of:=CONCATENATE(REPT(&quot; &quot;;([.J76]-1)*3);[.E76])" office:value-type="string" office:string-value="   Lobos" calcext:value-type="string">
            <text:p><text:s text:c="3"/>Lobos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" office:value-type="float" office:value="1" calcext:value-type="float">
            <text:p>1</text:p>
          </table:table-cell>
          <table:table-cell table:style-name="ce20" table:formula="of:=[.C76]+1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mas de Zamo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mas de Zamor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7]=&quot;Province&quot;;1;IF([.F7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5.000</text:p>
          </table:table-cell>
          <table:table-cell table:style-name="ce28" table:formula="of:=CONCATENATE(REPT(&quot; &quot;;([.J77]-1)*3);[.E77])" office:value-type="string" office:string-value="   Lomas de Zamora" calcext:value-type="string">
            <text:p><text:s text:c="3"/>Lomas de Zamora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" office:value-type="float" office:value="1" calcext:value-type="float">
            <text:p>1</text:p>
          </table:table-cell>
          <table:table-cell table:style-name="ce20" table:formula="of:=[.C77]+1" office:value-type="float" office:value="76" calcext:value-type="float">
            <text:p>7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8]=&quot;Province&quot;;1;IF([.F7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6.000</text:p>
          </table:table-cell>
          <table:table-cell table:style-name="ce28" table:formula="of:=CONCATENATE(REPT(&quot; &quot;;([.J78]-1)*3);[.E78])" office:value-type="string" office:string-value="   Luján" calcext:value-type="string">
            <text:p><text:s text:c="3"/>Luján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" office:value-type="float" office:value="1" calcext:value-type="float">
            <text:p>1</text:p>
          </table:table-cell>
          <table:table-cell table:style-name="ce20" table:formula="of:=[.C78]+1" office:value-type="float" office:value="77" calcext:value-type="float">
            <text:p>7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79]=&quot;Province&quot;;1;IF([.F7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7.000</text:p>
          </table:table-cell>
          <table:table-cell table:style-name="ce28" table:formula="of:=CONCATENATE(REPT(&quot; &quot;;([.J79]-1)*3);[.E79])" office:value-type="string" office:string-value="   Magdalena" calcext:value-type="string">
            <text:p><text:s text:c="3"/>Magdalena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" office:value-type="float" office:value="1" calcext:value-type="float">
            <text:p>1</text:p>
          </table:table-cell>
          <table:table-cell table:style-name="ce20" table:formula="of:=[.C79]+1" office:value-type="float" office:value="78" calcext:value-type="float">
            <text:p>7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ip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ipú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0]=&quot;Province&quot;;1;IF([.F8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8.000</text:p>
          </table:table-cell>
          <table:table-cell table:style-name="ce28" table:formula="of:=CONCATENATE(REPT(&quot; &quot;;([.J80]-1)*3);[.E80])" office:value-type="string" office:string-value="   Maipú" calcext:value-type="string">
            <text:p><text:s text:c="3"/>Maipú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" office:value-type="float" office:value="1" calcext:value-type="float">
            <text:p>1</text:p>
          </table:table-cell>
          <table:table-cell table:style-name="ce20" table:formula="of:=[.C80]+1" office:value-type="float" office:value="79" calcext:value-type="float">
            <text:p>7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lvinas Argentin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lvinas Argentina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1]=&quot;Province&quot;;1;IF([.F8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79.000</text:p>
          </table:table-cell>
          <table:table-cell table:style-name="ce28" table:formula="of:=CONCATENATE(REPT(&quot; &quot;;([.J81]-1)*3);[.E81])" office:value-type="string" office:string-value="   Malvinas Argentinas" calcext:value-type="string">
            <text:p><text:s text:c="3"/>Malvinas Argentinas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" office:value-type="float" office:value="1" calcext:value-type="float">
            <text:p>1</text:p>
          </table:table-cell>
          <table:table-cell table:style-name="ce20" table:formula="of:=[.C81]+1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r Chiqui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r Chiquit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2]=&quot;Province&quot;;1;IF([.F8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0.000</text:p>
          </table:table-cell>
          <table:table-cell table:style-name="ce28" table:formula="of:=CONCATENATE(REPT(&quot; &quot;;([.J82]-1)*3);[.E82])" office:value-type="string" office:string-value="   Mar Chiquita" calcext:value-type="string">
            <text:p><text:s text:c="3"/>Mar Chiquita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" office:value-type="float" office:value="1" calcext:value-type="float">
            <text:p>1</text:p>
          </table:table-cell>
          <table:table-cell table:style-name="ce20" table:formula="of:=[.C82]+1" office:value-type="float" office:value="81" calcext:value-type="float">
            <text:p>8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rcos Pa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rcos Pa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3]=&quot;Province&quot;;1;IF([.F8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1.000</text:p>
          </table:table-cell>
          <table:table-cell table:style-name="ce28" table:formula="of:=CONCATENATE(REPT(&quot; &quot;;([.J83]-1)*3);[.E83])" office:value-type="string" office:string-value="   Marcos Paz" calcext:value-type="string">
            <text:p><text:s text:c="3"/>Marcos Paz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" office:value-type="float" office:value="1" calcext:value-type="float">
            <text:p>1</text:p>
          </table:table-cell>
          <table:table-cell table:style-name="ce20" table:formula="of:=[.C83]+1" office:value-type="float" office:value="82" calcext:value-type="float">
            <text:p>8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4]=&quot;Province&quot;;1;IF([.F8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2.000</text:p>
          </table:table-cell>
          <table:table-cell table:style-name="ce28" table:formula="of:=CONCATENATE(REPT(&quot; &quot;;([.J84]-1)*3);[.E84])" office:value-type="string" office:string-value="   Mercedes" calcext:value-type="string">
            <text:p><text:s text:c="3"/>Mercedes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" office:value-type="float" office:value="1" calcext:value-type="float">
            <text:p>1</text:p>
          </table:table-cell>
          <table:table-cell table:style-name="ce20" table:formula="of:=[.C84]+1" office:value-type="float" office:value="83" calcext:value-type="float">
            <text:p>8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erl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erl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5]=&quot;Province&quot;;1;IF([.F8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3.000</text:p>
          </table:table-cell>
          <table:table-cell table:style-name="ce28" table:formula="of:=CONCATENATE(REPT(&quot; &quot;;([.J85]-1)*3);[.E85])" office:value-type="string" office:string-value="   Merlo" calcext:value-type="string">
            <text:p><text:s text:c="3"/>Merlo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5]" office:value-type="float" office:value="1" calcext:value-type="float">
            <text:p>1</text:p>
          </table:table-cell>
          <table:table-cell table:style-name="ce20" table:formula="of:=[.C85]+1" office:value-type="float" office:value="84" calcext:value-type="float">
            <text:p>8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6]=&quot;Province&quot;;1;IF([.F8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4.000</text:p>
          </table:table-cell>
          <table:table-cell table:style-name="ce28" table:formula="of:=CONCATENATE(REPT(&quot; &quot;;([.J86]-1)*3);[.E86])" office:value-type="string" office:string-value="   Monte" calcext:value-type="string">
            <text:p><text:s text:c="3"/>Monte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" office:value-type="float" office:value="1" calcext:value-type="float">
            <text:p>1</text:p>
          </table:table-cell>
          <table:table-cell table:style-name="ce20" table:formula="of:=[.C86]+1" office:value-type="float" office:value="85" calcext:value-type="float">
            <text:p>8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nte Hermos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nte Hermos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7]=&quot;Province&quot;;1;IF([.F8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5.000</text:p>
          </table:table-cell>
          <table:table-cell table:style-name="ce28" table:formula="of:=CONCATENATE(REPT(&quot; &quot;;([.J87]-1)*3);[.E87])" office:value-type="string" office:string-value="   Monte Hermoso" calcext:value-type="string">
            <text:p><text:s text:c="3"/>Monte Hermoso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" office:value-type="float" office:value="1" calcext:value-type="float">
            <text:p>1</text:p>
          </table:table-cell>
          <table:table-cell table:style-name="ce20" table:formula="of:=[.C87]+1" office:value-type="float" office:value="86" calcext:value-type="float">
            <text:p>8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8]=&quot;Province&quot;;1;IF([.F8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6.000</text:p>
          </table:table-cell>
          <table:table-cell table:style-name="ce28" table:formula="of:=CONCATENATE(REPT(&quot; &quot;;([.J88]-1)*3);[.E88])" office:value-type="string" office:string-value="   Moreno" calcext:value-type="string">
            <text:p><text:s text:c="3"/>Moreno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" office:value-type="float" office:value="1" calcext:value-type="float">
            <text:p>1</text:p>
          </table:table-cell>
          <table:table-cell table:style-name="ce20" table:formula="of:=[.C88]+1" office:value-type="float" office:value="87" calcext:value-type="float">
            <text:p>8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r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ró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89]=&quot;Province&quot;;1;IF([.F8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7.000</text:p>
          </table:table-cell>
          <table:table-cell table:style-name="ce28" table:formula="of:=CONCATENATE(REPT(&quot; &quot;;([.J89]-1)*3);[.E89])" office:value-type="string" office:string-value="   Morón" calcext:value-type="string">
            <text:p><text:s text:c="3"/>Morón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" office:value-type="float" office:value="1" calcext:value-type="float">
            <text:p>1</text:p>
          </table:table-cell>
          <table:table-cell table:style-name="ce20" table:formula="of:=[.C89]+1" office:value-type="float" office:value="88" calcext:value-type="float">
            <text:p>8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0]=&quot;Province&quot;;1;IF([.F9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8.000</text:p>
          </table:table-cell>
          <table:table-cell table:style-name="ce28" table:formula="of:=CONCATENATE(REPT(&quot; &quot;;([.J90]-1)*3);[.E90])" office:value-type="string" office:string-value="   Navarro" calcext:value-type="string">
            <text:p><text:s text:c="3"/>Navarro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0]" office:value-type="float" office:value="1" calcext:value-type="float">
            <text:p>1</text:p>
          </table:table-cell>
          <table:table-cell table:style-name="ce20" table:formula="of:=[.C90]+1" office:value-type="float" office:value="89" calcext:value-type="float">
            <text:p>8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ecoche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ecoche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1]=&quot;Province&quot;;1;IF([.F9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89.000</text:p>
          </table:table-cell>
          <table:table-cell table:style-name="ce28" table:formula="of:=CONCATENATE(REPT(&quot; &quot;;([.J91]-1)*3);[.E91])" office:value-type="string" office:string-value="   Necochea" calcext:value-type="string">
            <text:p><text:s text:c="3"/>Necochea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" office:value-type="float" office:value="1" calcext:value-type="float">
            <text:p>1</text:p>
          </table:table-cell>
          <table:table-cell table:style-name="ce20" table:formula="of:=[.C91]+1"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2]=&quot;Province&quot;;1;IF([.F9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0.000</text:p>
          </table:table-cell>
          <table:table-cell table:style-name="ce28" table:formula="of:=CONCATENATE(REPT(&quot; &quot;;([.J92]-1)*3);[.E92])" office:value-type="string" office:string-value="   Nueve de Julio (9 de Julio)" calcext:value-type="string">
            <text:p><text:s text:c="3"/>Nueve de Julio (9 de Julio)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2]" office:value-type="float" office:value="1" calcext:value-type="float">
            <text:p>1</text:p>
          </table:table-cell>
          <table:table-cell table:style-name="ce20" table:formula="of:=[.C92]+1" office:value-type="float" office:value="91" calcext:value-type="float">
            <text:p>9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Olavarrí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Olavarrí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3]=&quot;Province&quot;;1;IF([.F9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1.000</text:p>
          </table:table-cell>
          <table:table-cell table:style-name="ce28" table:formula="of:=CONCATENATE(REPT(&quot; &quot;;([.J93]-1)*3);[.E93])" office:value-type="string" office:string-value="   Olavarría" calcext:value-type="string">
            <text:p><text:s text:c="3"/>Olavarría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" office:value-type="float" office:value="1" calcext:value-type="float">
            <text:p>1</text:p>
          </table:table-cell>
          <table:table-cell table:style-name="ce20" table:formula="of:=[.C93]+1" office:value-type="float" office:value="92" calcext:value-type="float">
            <text:p>9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atagon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tagon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4]=&quot;Province&quot;;1;IF([.F9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2.000</text:p>
          </table:table-cell>
          <table:table-cell table:style-name="ce28" table:formula="of:=CONCATENATE(REPT(&quot; &quot;;([.J94]-1)*3);[.E94])" office:value-type="string" office:string-value="   Patagones" calcext:value-type="string">
            <text:p><text:s text:c="3"/>Patagones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" office:value-type="float" office:value="1" calcext:value-type="float">
            <text:p>1</text:p>
          </table:table-cell>
          <table:table-cell table:style-name="ce20" table:formula="of:=[.C94]+1" office:value-type="float" office:value="93" calcext:value-type="float">
            <text:p>9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ehuaj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ehuajó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5]=&quot;Province&quot;;1;IF([.F9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3.000</text:p>
          </table:table-cell>
          <table:table-cell table:style-name="ce28" table:formula="of:=CONCATENATE(REPT(&quot; &quot;;([.J95]-1)*3);[.E95])" office:value-type="string" office:string-value="   Pehuajó" calcext:value-type="string">
            <text:p><text:s text:c="3"/>Pehuajó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5]" office:value-type="float" office:value="1" calcext:value-type="float">
            <text:p>1</text:p>
          </table:table-cell>
          <table:table-cell table:style-name="ce20" table:formula="of:=[.C95]+1" office:value-type="float" office:value="94" calcext:value-type="float">
            <text:p>9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6]=&quot;Province&quot;;1;IF([.F9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4.000</text:p>
          </table:table-cell>
          <table:table-cell table:style-name="ce28" table:formula="of:=CONCATENATE(REPT(&quot; &quot;;([.J96]-1)*3);[.E96])" office:value-type="string" office:string-value="   Pellegrini" calcext:value-type="string">
            <text:p><text:s text:c="3"/>Pellegrini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" office:value-type="float" office:value="1" calcext:value-type="float">
            <text:p>1</text:p>
          </table:table-cell>
          <table:table-cell table:style-name="ce20" table:formula="of:=[.C96]+1" office:value-type="float" office:value="95" calcext:value-type="float">
            <text:p>9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7]=&quot;Province&quot;;1;IF([.F9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5.000</text:p>
          </table:table-cell>
          <table:table-cell table:style-name="ce28" table:formula="of:=CONCATENATE(REPT(&quot; &quot;;([.J97]-1)*3);[.E97])" office:value-type="string" office:string-value="   Pergamino" calcext:value-type="string">
            <text:p><text:s text:c="3"/>Pergamino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7]" office:value-type="float" office:value="1" calcext:value-type="float">
            <text:p>1</text:p>
          </table:table-cell>
          <table:table-cell table:style-name="ce20" table:formula="of:=[.C97]+1" office:value-type="float" office:value="96" calcext:value-type="float">
            <text:p>9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8]=&quot;Province&quot;;1;IF([.F9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6.000</text:p>
          </table:table-cell>
          <table:table-cell table:style-name="ce28" table:formula="of:=CONCATENATE(REPT(&quot; &quot;;([.J98]-1)*3);[.E98])" office:value-type="string" office:string-value="   Pila" calcext:value-type="string">
            <text:p><text:s text:c="3"/>Pila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" office:value-type="float" office:value="1" calcext:value-type="float">
            <text:p>1</text:p>
          </table:table-cell>
          <table:table-cell table:style-name="ce20" table:formula="of:=[.C98]+1" office:value-type="float" office:value="97" calcext:value-type="float">
            <text:p>9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99]=&quot;Province&quot;;1;IF([.F9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7.000</text:p>
          </table:table-cell>
          <table:table-cell table:style-name="ce28" table:formula="of:=CONCATENATE(REPT(&quot; &quot;;([.J99]-1)*3);[.E99])" office:value-type="string" office:string-value="   Pilar" calcext:value-type="string">
            <text:p><text:s text:c="3"/>Pilar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9]" office:value-type="float" office:value="1" calcext:value-type="float">
            <text:p>1</text:p>
          </table:table-cell>
          <table:table-cell table:style-name="ce20" table:formula="of:=[.C99]+1" office:value-type="float" office:value="98" calcext:value-type="float">
            <text:p>9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nam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namar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0]=&quot;Province&quot;;1;IF([.F10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8.000</text:p>
          </table:table-cell>
          <table:table-cell table:style-name="ce28" table:formula="of:=CONCATENATE(REPT(&quot; &quot;;([.J100]-1)*3);[.E100])" office:value-type="string" office:string-value="   Pinamar" calcext:value-type="string">
            <text:p><text:s text:c="3"/>Pinamar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" office:value-type="float" office:value="1" calcext:value-type="float">
            <text:p>1</text:p>
          </table:table-cell>
          <table:table-cell table:style-name="ce20" table:formula="of:=[.C100]+1" office:value-type="float" office:value="99" calcext:value-type="float">
            <text:p>9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residente Per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residente Peró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1]=&quot;Province&quot;;1;IF([.F10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099.000</text:p>
          </table:table-cell>
          <table:table-cell table:style-name="ce28" table:formula="of:=CONCATENATE(REPT(&quot; &quot;;([.J101]-1)*3);[.E101])" office:value-type="string" office:string-value="   Presidente Perón" calcext:value-type="string">
            <text:p><text:s text:c="3"/>Presidente Perón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1]" office:value-type="float" office:value="1" calcext:value-type="float">
            <text:p>1</text:p>
          </table:table-cell>
          <table:table-cell table:style-name="ce20" table:formula="of:=[.C101]+1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ua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ua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2]=&quot;Province&quot;;1;IF([.F10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0.000</text:p>
          </table:table-cell>
          <table:table-cell table:style-name="ce28" table:formula="of:=CONCATENATE(REPT(&quot; &quot;;([.J102]-1)*3);[.E102])" office:value-type="string" office:string-value="   Puan" calcext:value-type="string">
            <text:p><text:s text:c="3"/>Puan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2]" office:value-type="float" office:value="1" calcext:value-type="float">
            <text:p>1</text:p>
          </table:table-cell>
          <table:table-cell table:style-name="ce20" table:formula="of:=[.C102]+1" office:value-type="float" office:value="101" calcext:value-type="float">
            <text:p>10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unta Indi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unta Indi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3]=&quot;Province&quot;;1;IF([.F10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1.000</text:p>
          </table:table-cell>
          <table:table-cell table:style-name="ce28" table:formula="of:=CONCATENATE(REPT(&quot; &quot;;([.J103]-1)*3);[.E103])" office:value-type="string" office:string-value="   Punta Indio" calcext:value-type="string">
            <text:p><text:s text:c="3"/>Punta Indio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3]" office:value-type="float" office:value="1" calcext:value-type="float">
            <text:p>1</text:p>
          </table:table-cell>
          <table:table-cell table:style-name="ce20" table:formula="of:=[.C103]+1" office:value-type="float" office:value="102" calcext:value-type="float">
            <text:p>10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uilm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Quilm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4]=&quot;Province&quot;;1;IF([.F10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2.000</text:p>
          </table:table-cell>
          <table:table-cell table:style-name="ce28" table:formula="of:=CONCATENATE(REPT(&quot; &quot;;([.J104]-1)*3);[.E104])" office:value-type="string" office:string-value="   Quilmes" calcext:value-type="string">
            <text:p><text:s text:c="3"/>Quilmes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4]" office:value-type="float" office:value="1" calcext:value-type="float">
            <text:p>1</text:p>
          </table:table-cell>
          <table:table-cell table:style-name="ce20" table:formula="of:=[.C104]+1" office:value-type="float" office:value="103" calcext:value-type="float">
            <text:p>10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amall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amall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5]=&quot;Province&quot;;1;IF([.F10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3.000</text:p>
          </table:table-cell>
          <table:table-cell table:style-name="ce28" table:formula="of:=CONCATENATE(REPT(&quot; &quot;;([.J105]-1)*3);[.E105])" office:value-type="string" office:string-value="   Ramallo" calcext:value-type="string">
            <text:p><text:s text:c="3"/>Ramallo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5]" office:value-type="float" office:value="1" calcext:value-type="float">
            <text:p>1</text:p>
          </table:table-cell>
          <table:table-cell table:style-name="ce20" table:formula="of:=[.C105]+1" office:value-type="float" office:value="104" calcext:value-type="float">
            <text:p>10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auch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auch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6]=&quot;Province&quot;;1;IF([.F10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4.000</text:p>
          </table:table-cell>
          <table:table-cell table:style-name="ce28" table:formula="of:=CONCATENATE(REPT(&quot; &quot;;([.J106]-1)*3);[.E106])" office:value-type="string" office:string-value="   Rauch" calcext:value-type="string">
            <text:p><text:s text:c="3"/>Rauch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6]" office:value-type="float" office:value="1" calcext:value-type="float">
            <text:p>1</text:p>
          </table:table-cell>
          <table:table-cell table:style-name="ce20" table:formula="of:=[.C106]+1" office:value-type="float" office:value="105" calcext:value-type="float">
            <text:p>10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7]=&quot;Province&quot;;1;IF([.F10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5.000</text:p>
          </table:table-cell>
          <table:table-cell table:style-name="ce28" table:formula="of:=CONCATENATE(REPT(&quot; &quot;;([.J107]-1)*3);[.E107])" office:value-type="string" office:string-value="   Rivadavia" calcext:value-type="string">
            <text:p><text:s text:c="3"/>Rivadavia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7]" office:value-type="float" office:value="1" calcext:value-type="float">
            <text:p>1</text:p>
          </table:table-cell>
          <table:table-cell table:style-name="ce20" table:formula="of:=[.C107]+1" office:value-type="float" office:value="106" calcext:value-type="float">
            <text:p>10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8]=&quot;Province&quot;;1;IF([.F10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6.000</text:p>
          </table:table-cell>
          <table:table-cell table:style-name="ce28" table:formula="of:=CONCATENATE(REPT(&quot; &quot;;([.J108]-1)*3);[.E108])" office:value-type="string" office:string-value="   Rojas" calcext:value-type="string">
            <text:p><text:s text:c="3"/>Rojas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8]" office:value-type="float" office:value="1" calcext:value-type="float">
            <text:p>1</text:p>
          </table:table-cell>
          <table:table-cell table:style-name="ce20" table:formula="of:=[.C108]+1" office:value-type="float" office:value="107" calcext:value-type="float">
            <text:p>10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oque Pér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que Pére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09]=&quot;Province&quot;;1;IF([.F10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7.000</text:p>
          </table:table-cell>
          <table:table-cell table:style-name="ce28" table:formula="of:=CONCATENATE(REPT(&quot; &quot;;([.J109]-1)*3);[.E109])" office:value-type="string" office:string-value="   Roque Pérez" calcext:value-type="string">
            <text:p><text:s text:c="3"/>Roque Pérez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9]" office:value-type="float" office:value="1" calcext:value-type="float">
            <text:p>1</text:p>
          </table:table-cell>
          <table:table-cell table:style-name="ce20" table:formula="of:=[.C109]+1" office:value-type="float" office:value="108" calcext:value-type="float">
            <text:p>10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0]=&quot;Province&quot;;1;IF([.F11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8.000</text:p>
          </table:table-cell>
          <table:table-cell table:style-name="ce28" table:formula="of:=CONCATENATE(REPT(&quot; &quot;;([.J110]-1)*3);[.E110])" office:value-type="string" office:string-value="   Saavedra" calcext:value-type="string">
            <text:p><text:s text:c="3"/>Saavedra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0]" office:value-type="float" office:value="1" calcext:value-type="float">
            <text:p>1</text:p>
          </table:table-cell>
          <table:table-cell table:style-name="ce20" table:formula="of:=[.C110]+1" office:value-type="float" office:value="109" calcext:value-type="float">
            <text:p>10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1]=&quot;Province&quot;;1;IF([.F11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09.000</text:p>
          </table:table-cell>
          <table:table-cell table:style-name="ce28" table:formula="of:=CONCATENATE(REPT(&quot; &quot;;([.J111]-1)*3);[.E111])" office:value-type="string" office:string-value="   Saladillo" calcext:value-type="string">
            <text:p><text:s text:c="3"/>Saladillo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1]" office:value-type="float" office:value="1" calcext:value-type="float">
            <text:p>1</text:p>
          </table:table-cell>
          <table:table-cell table:style-name="ce20" table:formula="of:=[.C111]+1" office:value-type="float" office:value="110" calcext:value-type="float">
            <text:p>1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lliquel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lliqueló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2]=&quot;Province&quot;;1;IF([.F11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0.000</text:p>
          </table:table-cell>
          <table:table-cell table:style-name="ce28" table:formula="of:=CONCATENATE(REPT(&quot; &quot;;([.J112]-1)*3);[.E112])" office:value-type="string" office:string-value="   Salliqueló" calcext:value-type="string">
            <text:p><text:s text:c="3"/>Salliqueló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2]" office:value-type="float" office:value="1" calcext:value-type="float">
            <text:p>1</text:p>
          </table:table-cell>
          <table:table-cell table:style-name="ce20" table:formula="of:=[.C112]+1" office:value-type="float" office:value="111" calcext:value-type="float">
            <text:p>1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3]=&quot;Province&quot;;1;IF([.F11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1.000</text:p>
          </table:table-cell>
          <table:table-cell table:style-name="ce28" table:formula="of:=CONCATENATE(REPT(&quot; &quot;;([.J113]-1)*3);[.E113])" office:value-type="string" office:string-value="   Salto" calcext:value-type="string">
            <text:p><text:s text:c="3"/>Salto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3]" office:value-type="float" office:value="1" calcext:value-type="float">
            <text:p>1</text:p>
          </table:table-cell>
          <table:table-cell table:style-name="ce20" table:formula="of:=[.C113]+1" office:value-type="float" office:value="112" calcext:value-type="float">
            <text:p>1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Andrés de Gi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Andrés de Gile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4]=&quot;Province&quot;;1;IF([.F11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2.000</text:p>
          </table:table-cell>
          <table:table-cell table:style-name="ce28" table:formula="of:=CONCATENATE(REPT(&quot; &quot;;([.J114]-1)*3);[.E114])" office:value-type="string" office:string-value="   San Andrés de Giles" calcext:value-type="string">
            <text:p><text:s text:c="3"/>San Andrés de Giles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4]" office:value-type="float" office:value="1" calcext:value-type="float">
            <text:p>1</text:p>
          </table:table-cell>
          <table:table-cell table:style-name="ce20" table:formula="of:=[.C114]+1" office:value-type="float" office:value="113" calcext:value-type="float">
            <text:p>1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Antonio de Are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Antonio de Arec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5]=&quot;Province&quot;;1;IF([.F1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3.000</text:p>
          </table:table-cell>
          <table:table-cell table:style-name="ce28" table:formula="of:=CONCATENATE(REPT(&quot; &quot;;([.J115]-1)*3);[.E115])" office:value-type="string" office:string-value="   San Antonio de Areco" calcext:value-type="string">
            <text:p><text:s text:c="3"/>San Antonio de Areco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5]" office:value-type="float" office:value="1" calcext:value-type="float">
            <text:p>1</text:p>
          </table:table-cell>
          <table:table-cell table:style-name="ce20" table:formula="of:=[.C115]+1" office:value-type="float" office:value="114" calcext:value-type="float">
            <text:p>1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6]=&quot;Province&quot;;1;IF([.F11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4.000</text:p>
          </table:table-cell>
          <table:table-cell table:style-name="ce28" table:formula="of:=CONCATENATE(REPT(&quot; &quot;;([.J116]-1)*3);[.E116])" office:value-type="string" office:string-value="   San Cayetano" calcext:value-type="string">
            <text:p><text:s text:c="3"/>San Cayetano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6]" office:value-type="float" office:value="1" calcext:value-type="float">
            <text:p>1</text:p>
          </table:table-cell>
          <table:table-cell table:style-name="ce20" table:formula="of:=[.C116]+1" office:value-type="float" office:value="115" calcext:value-type="float">
            <text:p>1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7]=&quot;Province&quot;;1;IF([.F11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5.000</text:p>
          </table:table-cell>
          <table:table-cell table:style-name="ce28" table:formula="of:=CONCATENATE(REPT(&quot; &quot;;([.J117]-1)*3);[.E117])" office:value-type="string" office:string-value="   San Fernando" calcext:value-type="string">
            <text:p><text:s text:c="3"/>San Fernando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7]" office:value-type="float" office:value="1" calcext:value-type="float">
            <text:p>1</text:p>
          </table:table-cell>
          <table:table-cell table:style-name="ce20" table:formula="of:=[.C117]+1" office:value-type="float" office:value="116" calcext:value-type="float">
            <text:p>1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8]=&quot;Province&quot;;1;IF([.F11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6.000</text:p>
          </table:table-cell>
          <table:table-cell table:style-name="ce28" table:formula="of:=CONCATENATE(REPT(&quot; &quot;;([.J118]-1)*3);[.E118])" office:value-type="string" office:string-value="   San Isidro" calcext:value-type="string">
            <text:p><text:s text:c="3"/>San Isidro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8]" office:value-type="float" office:value="1" calcext:value-type="float">
            <text:p>1</text:p>
          </table:table-cell>
          <table:table-cell table:style-name="ce20" table:formula="of:=[.C118]+1" office:value-type="float" office:value="117" calcext:value-type="float">
            <text:p>1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19]=&quot;Province&quot;;1;IF([.F1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7.000</text:p>
          </table:table-cell>
          <table:table-cell table:style-name="ce28" table:formula="of:=CONCATENATE(REPT(&quot; &quot;;([.J119]-1)*3);[.E119])" office:value-type="string" office:string-value="   San Miguel" calcext:value-type="string">
            <text:p><text:s text:c="3"/>San Miguel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9]" office:value-type="float" office:value="1" calcext:value-type="float">
            <text:p>1</text:p>
          </table:table-cell>
          <table:table-cell table:style-name="ce20" table:formula="of:=[.C119]+1" office:value-type="float" office:value="118" calcext:value-type="float">
            <text:p>1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Nicolá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Nicolá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0]=&quot;Province&quot;;1;IF([.F12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8.000</text:p>
          </table:table-cell>
          <table:table-cell table:style-name="ce28" table:formula="of:=CONCATENATE(REPT(&quot; &quot;;([.J120]-1)*3);[.E120])" office:value-type="string" office:string-value="   San Nicolás" calcext:value-type="string">
            <text:p><text:s text:c="3"/>San Nicolás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0]" office:value-type="float" office:value="1" calcext:value-type="float">
            <text:p>1</text:p>
          </table:table-cell>
          <table:table-cell table:style-name="ce20" table:formula="of:=[.C120]+1" office:value-type="float" office:value="119" calcext:value-type="float">
            <text:p>1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1]=&quot;Province&quot;;1;IF([.F12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19.000</text:p>
          </table:table-cell>
          <table:table-cell table:style-name="ce28" table:formula="of:=CONCATENATE(REPT(&quot; &quot;;([.J121]-1)*3);[.E121])" office:value-type="string" office:string-value="   San Pedro" calcext:value-type="string">
            <text:p><text:s text:c="3"/>San Pedro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1]" office:value-type="float" office:value="1" calcext:value-type="float">
            <text:p>1</text:p>
          </table:table-cell>
          <table:table-cell table:style-name="ce20" table:formula="of:=[.C121]+1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2]=&quot;Province&quot;;1;IF([.F12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0.000</text:p>
          </table:table-cell>
          <table:table-cell table:style-name="ce28" table:formula="of:=CONCATENATE(REPT(&quot; &quot;;([.J122]-1)*3);[.E122])" office:value-type="string" office:string-value="   San Vicente" calcext:value-type="string">
            <text:p><text:s text:c="3"/>San Vicente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2]" office:value-type="float" office:value="1" calcext:value-type="float">
            <text:p>1</text:p>
          </table:table-cell>
          <table:table-cell table:style-name="ce20" table:formula="of:=[.C122]+1" office:value-type="float" office:value="121" calcext:value-type="float">
            <text:p>1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uipach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ipacha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3]=&quot;Province&quot;;1;IF([.F12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1.000</text:p>
          </table:table-cell>
          <table:table-cell table:style-name="ce28" table:formula="of:=CONCATENATE(REPT(&quot; &quot;;([.J123]-1)*3);[.E123])" office:value-type="string" office:string-value="   Suipacha" calcext:value-type="string">
            <text:p><text:s text:c="3"/>Suipacha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3]" office:value-type="float" office:value="1" calcext:value-type="float">
            <text:p>1</text:p>
          </table:table-cell>
          <table:table-cell table:style-name="ce20" table:formula="of:=[.C123]+1" office:value-type="float" office:value="122" calcext:value-type="float">
            <text:p>1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andi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andil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4]=&quot;Province&quot;;1;IF([.F12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2.000</text:p>
          </table:table-cell>
          <table:table-cell table:style-name="ce28" table:formula="of:=CONCATENATE(REPT(&quot; &quot;;([.J124]-1)*3);[.E124])" office:value-type="string" office:string-value="   Tandil" calcext:value-type="string">
            <text:p><text:s text:c="3"/>Tandil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4]" office:value-type="float" office:value="1" calcext:value-type="float">
            <text:p>1</text:p>
          </table:table-cell>
          <table:table-cell table:style-name="ce20" table:formula="of:=[.C124]+1" office:value-type="float" office:value="123" calcext:value-type="float">
            <text:p>12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apalqué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apalqué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5]=&quot;Province&quot;;1;IF([.F12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3.000</text:p>
          </table:table-cell>
          <table:table-cell table:style-name="ce28" table:formula="of:=CONCATENATE(REPT(&quot; &quot;;([.J125]-1)*3);[.E125])" office:value-type="string" office:string-value="   Tapalqué" calcext:value-type="string">
            <text:p><text:s text:c="3"/>Tapalqué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5]" office:value-type="float" office:value="1" calcext:value-type="float">
            <text:p>1</text:p>
          </table:table-cell>
          <table:table-cell table:style-name="ce20" table:formula="of:=[.C125]+1" office:value-type="float" office:value="124" calcext:value-type="float">
            <text:p>12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6]=&quot;Province&quot;;1;IF([.F12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4.000</text:p>
          </table:table-cell>
          <table:table-cell table:style-name="ce28" table:formula="of:=CONCATENATE(REPT(&quot; &quot;;([.J126]-1)*3);[.E126])" office:value-type="string" office:string-value="   Tigre" calcext:value-type="string">
            <text:p><text:s text:c="3"/>Tigre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6]" office:value-type="float" office:value="1" calcext:value-type="float">
            <text:p>1</text:p>
          </table:table-cell>
          <table:table-cell table:style-name="ce20" table:formula="of:=[.C126]+1" office:value-type="float" office:value="125" calcext:value-type="float">
            <text:p>12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ordill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ordill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7]=&quot;Province&quot;;1;IF([.F12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5.000</text:p>
          </table:table-cell>
          <table:table-cell table:style-name="ce28" table:formula="of:=CONCATENATE(REPT(&quot; &quot;;([.J127]-1)*3);[.E127])" office:value-type="string" office:string-value="   Tordillo" calcext:value-type="string">
            <text:p><text:s text:c="3"/>Tordillo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7]" office:value-type="float" office:value="1" calcext:value-type="float">
            <text:p>1</text:p>
          </table:table-cell>
          <table:table-cell table:style-name="ce20" table:formula="of:=[.C127]+1" office:value-type="float" office:value="126" calcext:value-type="float">
            <text:p>12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ornquis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ornquist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8]=&quot;Province&quot;;1;IF([.F12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6.000</text:p>
          </table:table-cell>
          <table:table-cell table:style-name="ce28" table:formula="of:=CONCATENATE(REPT(&quot; &quot;;([.J128]-1)*3);[.E128])" office:value-type="string" office:string-value="   Tornquist" calcext:value-type="string">
            <text:p><text:s text:c="3"/>Tornquist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8]" office:value-type="float" office:value="1" calcext:value-type="float">
            <text:p>1</text:p>
          </table:table-cell>
          <table:table-cell table:style-name="ce20" table:formula="of:=[.C128]+1" office:value-type="float" office:value="127" calcext:value-type="float">
            <text:p>12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renque Lauque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renque Lauquen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29]=&quot;Province&quot;;1;IF([.F1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7.000</text:p>
          </table:table-cell>
          <table:table-cell table:style-name="ce28" table:formula="of:=CONCATENATE(REPT(&quot; &quot;;([.J129]-1)*3);[.E129])" office:value-type="string" office:string-value="   Trenque Lauquen" calcext:value-type="string">
            <text:p><text:s text:c="3"/>Trenque Lauquen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9]" office:value-type="float" office:value="1" calcext:value-type="float">
            <text:p>1</text:p>
          </table:table-cell>
          <table:table-cell table:style-name="ce20" table:formula="of:=[.C129]+1" office:value-type="float" office:value="128" calcext:value-type="float">
            <text:p>12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0]=&quot;Province&quot;;1;IF([.F13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8.000</text:p>
          </table:table-cell>
          <table:table-cell table:style-name="ce28" table:formula="of:=CONCATENATE(REPT(&quot; &quot;;([.J130]-1)*3);[.E130])" office:value-type="string" office:string-value="   Tres Arroyos" calcext:value-type="string">
            <text:p><text:s text:c="3"/>Tres Arroyos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0]" office:value-type="float" office:value="1" calcext:value-type="float">
            <text:p>1</text:p>
          </table:table-cell>
          <table:table-cell table:style-name="ce20" table:formula="of:=[.C130]+1" office:value-type="float" office:value="129" calcext:value-type="float">
            <text:p>12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res de Febre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res de Febrer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1]=&quot;Province&quot;;1;IF([.F1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29.000</text:p>
          </table:table-cell>
          <table:table-cell table:style-name="ce28" table:formula="of:=CONCATENATE(REPT(&quot; &quot;;([.J131]-1)*3);[.E131])" office:value-type="string" office:string-value="   Tres de Febrero" calcext:value-type="string">
            <text:p><text:s text:c="3"/>Tres de Febrero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1]" office:value-type="float" office:value="1" calcext:value-type="float">
            <text:p>1</text:p>
          </table:table-cell>
          <table:table-cell table:style-name="ce20" table:formula="of:=[.C131]+1" office:value-type="float" office:value="130" calcext:value-type="float">
            <text:p>13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res Lom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res Lomas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2]=&quot;Province&quot;;1;IF([.F13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30.000</text:p>
          </table:table-cell>
          <table:table-cell table:style-name="ce28" table:formula="of:=CONCATENATE(REPT(&quot; &quot;;([.J132]-1)*3);[.E132])" office:value-type="string" office:string-value="   Tres Lomas" calcext:value-type="string">
            <text:p><text:s text:c="3"/>Tres Lomas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2]" office:value-type="float" office:value="1" calcext:value-type="float">
            <text:p>1</text:p>
          </table:table-cell>
          <table:table-cell table:style-name="ce20" table:formula="of:=[.C132]+1" office:value-type="float" office:value="131" calcext:value-type="float">
            <text:p>13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3]=&quot;Province&quot;;1;IF([.F13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31.000</text:p>
          </table:table-cell>
          <table:table-cell table:style-name="ce28" table:formula="of:=CONCATENATE(REPT(&quot; &quot;;([.J133]-1)*3);[.E133])" office:value-type="string" office:string-value="   Veinticinco de Mayo (25 de Mayo)" calcext:value-type="string">
            <text:p><text:s text:c="3"/>Veinticinco de Mayo (25 de Mayo)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3]" office:value-type="float" office:value="1" calcext:value-type="float">
            <text:p>1</text:p>
          </table:table-cell>
          <table:table-cell table:style-name="ce20" table:formula="of:=[.C133]+1" office:value-type="float" office:value="132" calcext:value-type="float">
            <text:p>13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icente Lóp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icente López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4]=&quot;Province&quot;;1;IF([.F13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32.000</text:p>
          </table:table-cell>
          <table:table-cell table:style-name="ce28" table:formula="of:=CONCATENATE(REPT(&quot; &quot;;([.J134]-1)*3);[.E134])" office:value-type="string" office:string-value="   Vicente López" calcext:value-type="string">
            <text:p><text:s text:c="3"/>Vicente López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4]" office:value-type="float" office:value="1" calcext:value-type="float">
            <text:p>1</text:p>
          </table:table-cell>
          <table:table-cell table:style-name="ce20" table:formula="of:=[.C134]+1" office:value-type="float" office:value="133" calcext:value-type="float">
            <text:p>13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illa Gesel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illa Gesell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5]=&quot;Province&quot;;1;IF([.F13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33.000</text:p>
          </table:table-cell>
          <table:table-cell table:style-name="ce28" table:formula="of:=CONCATENATE(REPT(&quot; &quot;;([.J135]-1)*3);[.E135])" office:value-type="string" office:string-value="   Villa Gesell" calcext:value-type="string">
            <text:p><text:s text:c="3"/>Villa Gesell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5]" office:value-type="float" office:value="1" calcext:value-type="float">
            <text:p>1</text:p>
          </table:table-cell>
          <table:table-cell table:style-name="ce20" table:formula="of:=[.C135]+1" office:value-type="float" office:value="134" calcext:value-type="float">
            <text:p>13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illari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illarino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6]=&quot;Province&quot;;1;IF([.F13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34.000</text:p>
          </table:table-cell>
          <table:table-cell table:style-name="ce28" table:formula="of:=CONCATENATE(REPT(&quot; &quot;;([.J136]-1)*3);[.E136])" office:value-type="string" office:string-value="   Villarino" calcext:value-type="string">
            <text:p><text:s text:c="3"/>Villarino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6]" office:value-type="float" office:value="1" calcext:value-type="float">
            <text:p>1</text:p>
          </table:table-cell>
          <table:table-cell table:style-name="ce20" table:formula="of:=[.C136]+1" office:value-type="float" office:value="135" calcext:value-type="float">
            <text:p>13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Zára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Zárate</text:p>
          </table:table-cell>
          <table:table-cell office:value-type="string" calcext:value-type="string">
            <text:p>Buenos Aires</text:p>
          </table:table-cell>
          <table:table-cell/>
          <table:table-cell table:style-name="ce25" table:formula="of:=IF([.F137]=&quot;Province&quot;;1;IF([.F1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1.135.000</text:p>
          </table:table-cell>
          <table:table-cell table:style-name="ce28" table:formula="of:=CONCATENATE(REPT(&quot; &quot;;([.J137]-1)*3);[.E137])" office:value-type="string" office:string-value="   Zárate" calcext:value-type="string">
            <text:p><text:s text:c="3"/>Zárate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table:formula="of:=IF([.F138]=&quot;Localidad&quot;;[.D137]+1;0)" office:value-type="float" office:value="0" calcext:value-type="float">
            <text:p>0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tamarca</text:p>
          </table:table-cell>
          <table:table-cell/>
          <table:table-cell table:style-name="ce24" table:formula="of:=IF([.F138]=&quot;Province&quot;;1;IF([.F138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2.000.000</text:p>
          </table:table-cell>
          <table:table-cell table:style-name="ce29" table:formula="of:=CONCATENATE(REPT(&quot; &quot;;([.J138]-1)*3);[.E138])" office:value-type="string" office:string-value="Catamarca" calcext:value-type="string">
            <text:p>Catamarca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8]" office:value-type="float" office:value="2" calcext:value-type="float">
            <text:p>2</text:p>
          </table:table-cell>
          <table:table-cell table:style-name="ce20" table:formula="of:=[.C138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139]=&quot;Province&quot;;1;IF([.F13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1.000</text:p>
          </table:table-cell>
          <table:table-cell table:style-name="ce28" table:formula="of:=CONCATENATE(REPT(&quot; &quot;;([.J139]-1)*3);[.E139])" office:value-type="string" office:string-value="   Ambato" calcext:value-type="string">
            <text:p><text:s text:c="3"/>Ambato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9]" office:value-type="float" office:value="2" calcext:value-type="float">
            <text:p>2</text:p>
          </table:table-cell>
          <table:table-cell table:formula="of:=[.C139]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Chuchucarua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0]=&quot;Province&quot;;1;IF([.F140]=&quot;Department&quot;;2;3))" office:value-type="float" office:value="3" calcext:value-type="float">
            <text:p>3</text:p>
          </table:table-cell>
          <table:table-cell office:value-type="string" calcext:value-type="string">
            <text:p>002.001.001</text:p>
          </table:table-cell>
          <table:table-cell table:formula="of:=CONCATENATE(REPT(&quot; &quot;;([.J140]-1)*3);[.E140])" office:value-type="string" office:string-value="      Chuchucaruana" calcext:value-type="string">
            <text:p><text:s text:c="6"/>Chuchucaruana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0]" office:value-type="float" office:value="2" calcext:value-type="float">
            <text:p>2</text:p>
          </table:table-cell>
          <table:table-cell table:formula="of:=[.C140]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Colp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1]=&quot;Province&quot;;1;IF([.F141]=&quot;Department&quot;;2;3))" office:value-type="float" office:value="3" calcext:value-type="float">
            <text:p>3</text:p>
          </table:table-cell>
          <table:table-cell office:value-type="string" calcext:value-type="string">
            <text:p>002.001.002</text:p>
          </table:table-cell>
          <table:table-cell table:formula="of:=CONCATENATE(REPT(&quot; &quot;;([.J141]-1)*3);[.E141])" office:value-type="string" office:string-value="      Colpes" calcext:value-type="string">
            <text:p><text:s text:c="6"/>Colpes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1]" office:value-type="float" office:value="2" calcext:value-type="float">
            <text:p>2</text:p>
          </table:table-cell>
          <table:table-cell table:formula="of:=[.C141]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El Bols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2]=&quot;Province&quot;;1;IF([.F142]=&quot;Department&quot;;2;3))" office:value-type="float" office:value="3" calcext:value-type="float">
            <text:p>3</text:p>
          </table:table-cell>
          <table:table-cell office:value-type="string" calcext:value-type="string">
            <text:p>002.001.003</text:p>
          </table:table-cell>
          <table:table-cell table:formula="of:=CONCATENATE(REPT(&quot; &quot;;([.J142]-1)*3);[.E142])" office:value-type="string" office:string-value="      El Bolsón" calcext:value-type="string">
            <text:p><text:s text:c="6"/>El Bolsón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2]" office:value-type="float" office:value="2" calcext:value-type="float">
            <text:p>2</text:p>
          </table:table-cell>
          <table:table-cell table:formula="of:=[.C142]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El Rode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3]=&quot;Province&quot;;1;IF([.F143]=&quot;Department&quot;;2;3))" office:value-type="float" office:value="3" calcext:value-type="float">
            <text:p>3</text:p>
          </table:table-cell>
          <table:table-cell office:value-type="string" calcext:value-type="string">
            <text:p>002.001.004</text:p>
          </table:table-cell>
          <table:table-cell table:formula="of:=CONCATENATE(REPT(&quot; &quot;;([.J143]-1)*3);[.E143])" office:value-type="string" office:string-value="      El Rodeo" calcext:value-type="string">
            <text:p><text:s text:c="6"/>El Rodeo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3]" office:value-type="float" office:value="2" calcext:value-type="float">
            <text:p>2</text:p>
          </table:table-cell>
          <table:table-cell table:formula="of:=[.C143]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Huaycam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4]=&quot;Province&quot;;1;IF([.F144]=&quot;Department&quot;;2;3))" office:value-type="float" office:value="3" calcext:value-type="float">
            <text:p>3</text:p>
          </table:table-cell>
          <table:table-cell office:value-type="string" calcext:value-type="string">
            <text:p>002.001.005</text:p>
          </table:table-cell>
          <table:table-cell table:formula="of:=CONCATENATE(REPT(&quot; &quot;;([.J144]-1)*3);[.E144])" office:value-type="string" office:string-value="      Huaycama" calcext:value-type="string">
            <text:p><text:s text:c="6"/>Huaycama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4]" office:value-type="float" office:value="2" calcext:value-type="float">
            <text:p>2</text:p>
          </table:table-cell>
          <table:table-cell table:formula="of:=[.C144]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La Puer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5]=&quot;Province&quot;;1;IF([.F145]=&quot;Department&quot;;2;3))" office:value-type="float" office:value="3" calcext:value-type="float">
            <text:p>3</text:p>
          </table:table-cell>
          <table:table-cell office:value-type="string" calcext:value-type="string">
            <text:p>002.001.006</text:p>
          </table:table-cell>
          <table:table-cell table:formula="of:=CONCATENATE(REPT(&quot; &quot;;([.J145]-1)*3);[.E145])" office:value-type="string" office:string-value="      La Puerta" calcext:value-type="string">
            <text:p><text:s text:c="6"/>La Puerta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5]" office:value-type="float" office:value="2" calcext:value-type="float">
            <text:p>2</text:p>
          </table:table-cell>
          <table:table-cell table:formula="of:=[.C145]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Las Chacri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6]=&quot;Province&quot;;1;IF([.F146]=&quot;Department&quot;;2;3))" office:value-type="float" office:value="3" calcext:value-type="float">
            <text:p>3</text:p>
          </table:table-cell>
          <table:table-cell office:value-type="string" calcext:value-type="string">
            <text:p>002.001.007</text:p>
          </table:table-cell>
          <table:table-cell table:formula="of:=CONCATENATE(REPT(&quot; &quot;;([.J146]-1)*3);[.E146])" office:value-type="string" office:string-value="      Las Chacritas" calcext:value-type="string">
            <text:p><text:s text:c="6"/>Las Chacritas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6]" office:value-type="float" office:value="2" calcext:value-type="float">
            <text:p>2</text:p>
          </table:table-cell>
          <table:table-cell table:formula="of:=[.C146]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Las Jun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7]=&quot;Province&quot;;1;IF([.F147]=&quot;Department&quot;;2;3))" office:value-type="float" office:value="3" calcext:value-type="float">
            <text:p>3</text:p>
          </table:table-cell>
          <table:table-cell office:value-type="string" calcext:value-type="string">
            <text:p>002.001.008</text:p>
          </table:table-cell>
          <table:table-cell table:formula="of:=CONCATENATE(REPT(&quot; &quot;;([.J147]-1)*3);[.E147])" office:value-type="string" office:string-value="      Las Juntas" calcext:value-type="string">
            <text:p><text:s text:c="6"/>Las Juntas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7]" office:value-type="float" office:value="2" calcext:value-type="float">
            <text:p>2</text:p>
          </table:table-cell>
          <table:table-cell table:formula="of:=[.C147]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Los Castill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8]=&quot;Province&quot;;1;IF([.F148]=&quot;Department&quot;;2;3))" office:value-type="float" office:value="3" calcext:value-type="float">
            <text:p>3</text:p>
          </table:table-cell>
          <table:table-cell office:value-type="string" calcext:value-type="string">
            <text:p>002.001.009</text:p>
          </table:table-cell>
          <table:table-cell table:formula="of:=CONCATENATE(REPT(&quot; &quot;;([.J148]-1)*3);[.E148])" office:value-type="string" office:string-value="      Los Castillos" calcext:value-type="string">
            <text:p><text:s text:c="6"/>Los Castillos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8]" office:value-type="float" office:value="2" calcext:value-type="float">
            <text:p>2</text:p>
          </table:table-cell>
          <table:table-cell table:formula="of:=[.C148]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Los Tal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49]=&quot;Province&quot;;1;IF([.F149]=&quot;Department&quot;;2;3))" office:value-type="float" office:value="3" calcext:value-type="float">
            <text:p>3</text:p>
          </table:table-cell>
          <table:table-cell office:value-type="string" calcext:value-type="string">
            <text:p>002.001.010</text:p>
          </table:table-cell>
          <table:table-cell table:formula="of:=CONCATENATE(REPT(&quot; &quot;;([.J149]-1)*3);[.E149])" office:value-type="string" office:string-value="      Los Talas" calcext:value-type="string">
            <text:p><text:s text:c="6"/>Los Talas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9]" office:value-type="float" office:value="2" calcext:value-type="float">
            <text:p>2</text:p>
          </table:table-cell>
          <table:table-cell table:formula="of:=[.C149]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Los Vare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50]=&quot;Province&quot;;1;IF([.F150]=&quot;Department&quot;;2;3))" office:value-type="float" office:value="3" calcext:value-type="float">
            <text:p>3</text:p>
          </table:table-cell>
          <table:table-cell office:value-type="string" calcext:value-type="string">
            <text:p>002.001.011</text:p>
          </table:table-cell>
          <table:table-cell table:formula="of:=CONCATENATE(REPT(&quot; &quot;;([.J150]-1)*3);[.E150])" office:value-type="string" office:string-value="      Los Varela" calcext:value-type="string">
            <text:p><text:s text:c="6"/>Los Varela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0]" office:value-type="float" office:value="2" calcext:value-type="float">
            <text:p>2</text:p>
          </table:table-cell>
          <table:table-cell table:formula="of:=[.C150]" office:value-type="float" office:value="1" calcext:value-type="float">
            <text:p>1</text:p>
          </table:table-cell>
          <table:table-cell table:style-name="ce22" office:value-type="float" office:value="12" calcext:value-type="float">
            <text:p>12</text:p>
          </table:table-cell>
          <table:table-cell office:value-type="string" calcext:value-type="string">
            <text:p>Singui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51]=&quot;Province&quot;;1;IF([.F151]=&quot;Department&quot;;2;3))" office:value-type="float" office:value="3" calcext:value-type="float">
            <text:p>3</text:p>
          </table:table-cell>
          <table:table-cell office:value-type="string" calcext:value-type="string">
            <text:p>002.001.012</text:p>
          </table:table-cell>
          <table:table-cell table:formula="of:=CONCATENATE(REPT(&quot; &quot;;([.J151]-1)*3);[.E151])" office:value-type="string" office:string-value="      Singuil" calcext:value-type="string">
            <text:p><text:s text:c="6"/>Singuil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1]" office:value-type="float" office:value="2" calcext:value-type="float">
            <text:p>2</text:p>
          </table:table-cell>
          <table:table-cell table:style-name="ce20" table:formula="of:=[.C151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152]=&quot;Province&quot;;1;IF([.F15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2.000</text:p>
          </table:table-cell>
          <table:table-cell table:style-name="ce28" table:formula="of:=CONCATENATE(REPT(&quot; &quot;;([.J152]-1)*3);[.E152])" office:value-type="string" office:string-value="   Ancasti" calcext:value-type="string">
            <text:p><text:s text:c="3"/>Ancasti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2]" office:value-type="float" office:value="2" calcext:value-type="float">
            <text:p>2</text:p>
          </table:table-cell>
          <table:table-cell table:formula="of:=[.C152]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53]=&quot;Province&quot;;1;IF([.F153]=&quot;Department&quot;;2;3))" office:value-type="float" office:value="3" calcext:value-type="float">
            <text:p>3</text:p>
          </table:table-cell>
          <table:table-cell office:value-type="string" calcext:value-type="string">
            <text:p>002.002.013</text:p>
          </table:table-cell>
          <table:table-cell table:formula="of:=CONCATENATE(REPT(&quot; &quot;;([.J153]-1)*3);[.E153])" office:value-type="string" office:string-value="      Ancasti" calcext:value-type="string">
            <text:p><text:s text:c="6"/>Ancasti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3]" office:value-type="float" office:value="2" calcext:value-type="float">
            <text:p>2</text:p>
          </table:table-cell>
          <table:table-cell table:formula="of:=[.C153]" office:value-type="float" office:value="2" calcext:value-type="float">
            <text:p>2</text:p>
          </table:table-cell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Anquinci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54]=&quot;Province&quot;;1;IF([.F154]=&quot;Department&quot;;2;3))" office:value-type="float" office:value="3" calcext:value-type="float">
            <text:p>3</text:p>
          </table:table-cell>
          <table:table-cell office:value-type="string" calcext:value-type="string">
            <text:p>002.002.014</text:p>
          </table:table-cell>
          <table:table-cell table:formula="of:=CONCATENATE(REPT(&quot; &quot;;([.J154]-1)*3);[.E154])" office:value-type="string" office:string-value="      Anquincila" calcext:value-type="string">
            <text:p><text:s text:c="6"/>Anquincila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4]" office:value-type="float" office:value="2" calcext:value-type="float">
            <text:p>2</text:p>
          </table:table-cell>
          <table:table-cell table:formula="of:=[.C154]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55]=&quot;Province&quot;;1;IF([.F155]=&quot;Department&quot;;2;3))" office:value-type="float" office:value="3" calcext:value-type="float">
            <text:p>3</text:p>
          </table:table-cell>
          <table:table-cell office:value-type="string" calcext:value-type="string">
            <text:p>002.002.015</text:p>
          </table:table-cell>
          <table:table-cell table:formula="of:=CONCATENATE(REPT(&quot; &quot;;([.J155]-1)*3);[.E155])" office:value-type="string" office:string-value="      La Candelaria" calcext:value-type="string">
            <text:p><text:s text:c="6"/>La Candelaria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5]" office:value-type="float" office:value="2" calcext:value-type="float">
            <text:p>2</text:p>
          </table:table-cell>
          <table:table-cell table:formula="of:=[.C155]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La Maj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56]=&quot;Province&quot;;1;IF([.F156]=&quot;Department&quot;;2;3))" office:value-type="float" office:value="3" calcext:value-type="float">
            <text:p>3</text:p>
          </table:table-cell>
          <table:table-cell office:value-type="string" calcext:value-type="string">
            <text:p>002.002.016</text:p>
          </table:table-cell>
          <table:table-cell table:formula="of:=CONCATENATE(REPT(&quot; &quot;;([.J156]-1)*3);[.E156])" office:value-type="string" office:string-value="      La Majada" calcext:value-type="string">
            <text:p><text:s text:c="6"/>La Majada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6]" office:value-type="float" office:value="2" calcext:value-type="float">
            <text:p>2</text:p>
          </table:table-cell>
          <table:table-cell table:style-name="ce20" table:formula="of:=[.C156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157]=&quot;Province&quot;;1;IF([.F15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3.000</text:p>
          </table:table-cell>
          <table:table-cell table:style-name="ce28" table:formula="of:=CONCATENATE(REPT(&quot; &quot;;([.J157]-1)*3);[.E157])" office:value-type="string" office:string-value="   Andalgalá" calcext:value-type="string">
            <text:p><text:s text:c="3"/>Andalgalá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7]" office:value-type="float" office:value="2" calcext:value-type="float">
            <text:p>2</text:p>
          </table:table-cell>
          <table:table-cell table:formula="of:=[.C157]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office:value-type="string" calcext:value-type="string">
            <text:p>Amana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58]=&quot;Province&quot;;1;IF([.F158]=&quot;Department&quot;;2;3))" office:value-type="float" office:value="3" calcext:value-type="float">
            <text:p>3</text:p>
          </table:table-cell>
          <table:table-cell office:value-type="string" calcext:value-type="string">
            <text:p>002.003.017</text:p>
          </table:table-cell>
          <table:table-cell table:formula="of:=CONCATENATE(REPT(&quot; &quot;;([.J158]-1)*3);[.E158])" office:value-type="string" office:string-value="      Amanao" calcext:value-type="string">
            <text:p><text:s text:c="6"/>Amanao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8]" office:value-type="float" office:value="2" calcext:value-type="float">
            <text:p>2</text:p>
          </table:table-cell>
          <table:table-cell table:formula="of:=[.C158]" office:value-type="float" office:value="3" calcext:value-type="float">
            <text:p>3</text:p>
          </table:table-cell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159]=&quot;Province&quot;;1;IF([.F159]=&quot;Department&quot;;2;3))" office:value-type="float" office:value="3" calcext:value-type="float">
            <text:p>3</text:p>
          </table:table-cell>
          <table:table-cell office:value-type="string" calcext:value-type="string">
            <text:p>002.003.018</text:p>
          </table:table-cell>
          <table:table-cell table:formula="of:=CONCATENATE(REPT(&quot; &quot;;([.J159]-1)*3);[.E159])" office:value-type="string" office:string-value="      Andalgalá" calcext:value-type="string">
            <text:p><text:s text:c="6"/>Andalgalá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9]" office:value-type="float" office:value="2" calcext:value-type="float">
            <text:p>2</text:p>
          </table:table-cell>
          <table:table-cell table:formula="of:=[.C159]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office:value-type="string" calcext:value-type="string">
            <text:p>Chaquiag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0]=&quot;Province&quot;;1;IF([.F160]=&quot;Department&quot;;2;3))" office:value-type="float" office:value="3" calcext:value-type="float">
            <text:p>3</text:p>
          </table:table-cell>
          <table:table-cell office:value-type="string" calcext:value-type="string">
            <text:p>002.003.019</text:p>
          </table:table-cell>
          <table:table-cell table:formula="of:=CONCATENATE(REPT(&quot; &quot;;([.J160]-1)*3);[.E160])" office:value-type="string" office:string-value="      Chaquiago" calcext:value-type="string">
            <text:p><text:s text:c="6"/>Chaquiago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0]" office:value-type="float" office:value="2" calcext:value-type="float">
            <text:p>2</text:p>
          </table:table-cell>
          <table:table-cell table:formula="of:=[.C160]" office:value-type="float" office:value="3" calcext:value-type="float">
            <text:p>3</text:p>
          </table:table-cell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1]=&quot;Province&quot;;1;IF([.F161]=&quot;Department&quot;;2;3))" office:value-type="float" office:value="3" calcext:value-type="float">
            <text:p>3</text:p>
          </table:table-cell>
          <table:table-cell office:value-type="string" calcext:value-type="string">
            <text:p>002.003.020</text:p>
          </table:table-cell>
          <table:table-cell table:formula="of:=CONCATENATE(REPT(&quot; &quot;;([.J161]-1)*3);[.E161])" office:value-type="string" office:string-value="      Choya" calcext:value-type="string">
            <text:p><text:s text:c="6"/>Choya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1]" office:value-type="float" office:value="2" calcext:value-type="float">
            <text:p>2</text:p>
          </table:table-cell>
          <table:table-cell table:formula="of:=[.C161]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office:value-type="string" calcext:value-type="string">
            <text:p>El Alami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2]=&quot;Province&quot;;1;IF([.F162]=&quot;Department&quot;;2;3))" office:value-type="float" office:value="3" calcext:value-type="float">
            <text:p>3</text:p>
          </table:table-cell>
          <table:table-cell office:value-type="string" calcext:value-type="string">
            <text:p>002.003.021</text:p>
          </table:table-cell>
          <table:table-cell table:formula="of:=CONCATENATE(REPT(&quot; &quot;;([.J162]-1)*3);[.E162])" office:value-type="string" office:string-value="      El Alamito" calcext:value-type="string">
            <text:p><text:s text:c="6"/>El Alamito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3" calcext:value-type="float">
            <text:p>3</text:p>
          </table:table-cell>
          <table:table-cell table:style-name="ce22" office:value-type="float" office:value="22" calcext:value-type="float">
            <text:p>22</text:p>
          </table:table-cell>
          <table:table-cell office:value-type="string" calcext:value-type="string">
            <text:p>El Linde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3]=&quot;Province&quot;;1;IF([.F163]=&quot;Department&quot;;2;3))" office:value-type="float" office:value="3" calcext:value-type="float">
            <text:p>3</text:p>
          </table:table-cell>
          <table:table-cell office:value-type="string" calcext:value-type="string">
            <text:p>002.003.022</text:p>
          </table:table-cell>
          <table:table-cell table:formula="of:=CONCATENATE(REPT(&quot; &quot;;([.J163]-1)*3);[.E163])" office:value-type="string" office:string-value="      El Lindero" calcext:value-type="string">
            <text:p><text:s text:c="6"/>El Lindero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office:value-type="string" calcext:value-type="string">
            <text:p>El Potre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4]=&quot;Province&quot;;1;IF([.F164]=&quot;Department&quot;;2;3))" office:value-type="float" office:value="3" calcext:value-type="float">
            <text:p>3</text:p>
          </table:table-cell>
          <table:table-cell office:value-type="string" calcext:value-type="string">
            <text:p>002.003.023</text:p>
          </table:table-cell>
          <table:table-cell table:formula="of:=CONCATENATE(REPT(&quot; &quot;;([.J164]-1)*3);[.E164])" office:value-type="string" office:string-value="      El Potrero" calcext:value-type="string">
            <text:p><text:s text:c="6"/>El Potrero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office:value-type="string" calcext:value-type="string">
            <text:p>La Agu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5]=&quot;Province&quot;;1;IF([.F165]=&quot;Department&quot;;2;3))" office:value-type="float" office:value="3" calcext:value-type="float">
            <text:p>3</text:p>
          </table:table-cell>
          <table:table-cell office:value-type="string" calcext:value-type="string">
            <text:p>002.003.024</text:p>
          </table:table-cell>
          <table:table-cell table:formula="of:=CONCATENATE(REPT(&quot; &quot;;([.J165]-1)*3);[.E165])" office:value-type="string" office:string-value="      La Aguada" calcext:value-type="string">
            <text:p><text:s text:c="6"/>La Aguada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5]" office:value-type="float" office:value="2" calcext:value-type="float">
            <text:p>2</text:p>
          </table:table-cell>
          <table:table-cell table:style-name="ce20" table:formula="of:=[.C165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166]=&quot;Province&quot;;1;IF([.F1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4.000</text:p>
          </table:table-cell>
          <table:table-cell table:style-name="ce28" table:formula="of:=CONCATENATE(REPT(&quot; &quot;;([.J166]-1)*3);[.E166])" office:value-type="string" office:string-value="   Antofagasta de la Sierra" calcext:value-type="string">
            <text:p><text:s text:c="3"/>Antofagasta de la Sierra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4" calcext:value-type="float">
            <text:p>4</text:p>
          </table:table-cell>
          <table:table-cell table:style-name="ce22" office:value-type="float" office:value="25" calcext:value-type="float">
            <text:p>25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7]=&quot;Province&quot;;1;IF([.F167]=&quot;Department&quot;;2;3))" office:value-type="float" office:value="3" calcext:value-type="float">
            <text:p>3</text:p>
          </table:table-cell>
          <table:table-cell office:value-type="string" calcext:value-type="string">
            <text:p>002.004.025</text:p>
          </table:table-cell>
          <table:table-cell table:formula="of:=CONCATENATE(REPT(&quot; &quot;;([.J167]-1)*3);[.E167])" office:value-type="string" office:string-value="      Antofagasta de la Sierra" calcext:value-type="string">
            <text:p><text:s text:c="6"/>Antofagasta de la Sierra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4" calcext:value-type="float">
            <text:p>4</text:p>
          </table:table-cell>
          <table:table-cell table:style-name="ce22" office:value-type="float" office:value="26" calcext:value-type="float">
            <text:p>26</text:p>
          </table:table-cell>
          <table:table-cell office:value-type="string" calcext:value-type="string">
            <text:p>Antofal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8]=&quot;Province&quot;;1;IF([.F168]=&quot;Department&quot;;2;3))" office:value-type="float" office:value="3" calcext:value-type="float">
            <text:p>3</text:p>
          </table:table-cell>
          <table:table-cell office:value-type="string" calcext:value-type="string">
            <text:p>002.004.026</text:p>
          </table:table-cell>
          <table:table-cell table:formula="of:=CONCATENATE(REPT(&quot; &quot;;([.J168]-1)*3);[.E168])" office:value-type="string" office:string-value="      Antofalla" calcext:value-type="string">
            <text:p><text:s text:c="6"/>Antofalla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4" calcext:value-type="float">
            <text:p>4</text:p>
          </table:table-cell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El Peñ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69]=&quot;Province&quot;;1;IF([.F169]=&quot;Department&quot;;2;3))" office:value-type="float" office:value="3" calcext:value-type="float">
            <text:p>3</text:p>
          </table:table-cell>
          <table:table-cell office:value-type="string" calcext:value-type="string">
            <text:p>002.004.027</text:p>
          </table:table-cell>
          <table:table-cell table:formula="of:=CONCATENATE(REPT(&quot; &quot;;([.J169]-1)*3);[.E169])" office:value-type="string" office:string-value="      El Peñón" calcext:value-type="string">
            <text:p><text:s text:c="6"/>El Peñón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4" calcext:value-type="float">
            <text:p>4</text:p>
          </table:table-cell>
          <table:table-cell table:style-name="ce22" office:value-type="float" office:value="28" calcext:value-type="float">
            <text:p>28</text:p>
          </table:table-cell>
          <table:table-cell office:value-type="string" calcext:value-type="string">
            <text:p>Los Nacimient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0]=&quot;Province&quot;;1;IF([.F170]=&quot;Department&quot;;2;3))" office:value-type="float" office:value="3" calcext:value-type="float">
            <text:p>3</text:p>
          </table:table-cell>
          <table:table-cell office:value-type="string" calcext:value-type="string">
            <text:p>002.004.028</text:p>
          </table:table-cell>
          <table:table-cell table:formula="of:=CONCATENATE(REPT(&quot; &quot;;([.J170]-1)*3);[.E170])" office:value-type="string" office:string-value="      Los Nacimientos" calcext:value-type="string">
            <text:p><text:s text:c="6"/>Los Nacimientos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0]" office:value-type="float" office:value="2" calcext:value-type="float">
            <text:p>2</text:p>
          </table:table-cell>
          <table:table-cell table:style-name="ce20" table:formula="of:=[.C170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171]=&quot;Province&quot;;1;IF([.F17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5.000</text:p>
          </table:table-cell>
          <table:table-cell table:style-name="ce28" table:formula="of:=CONCATENATE(REPT(&quot; &quot;;([.J171]-1)*3);[.E171])" office:value-type="string" office:string-value="   Belén" calcext:value-type="string">
            <text:p><text:s text:c="3"/>Belén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5" calcext:value-type="float">
            <text:p>5</text:p>
          </table:table-cell>
          <table:table-cell table:style-name="ce22" office:value-type="float" office:value="29" calcext:value-type="float">
            <text:p>29</text:p>
          </table:table-cell>
          <table:table-cell office:value-type="string" calcext:value-type="string">
            <text:p>Barranca Larg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2]=&quot;Province&quot;;1;IF([.F172]=&quot;Department&quot;;2;3))" office:value-type="float" office:value="3" calcext:value-type="float">
            <text:p>3</text:p>
          </table:table-cell>
          <table:table-cell office:value-type="string" calcext:value-type="string">
            <text:p>002.005.029</text:p>
          </table:table-cell>
          <table:table-cell table:formula="of:=CONCATENATE(REPT(&quot; &quot;;([.J172]-1)*3);[.E172])" office:value-type="string" office:string-value="      Barranca Larga" calcext:value-type="string">
            <text:p><text:s text:c="6"/>Barranca Larga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173]=&quot;Province&quot;;1;IF([.F173]=&quot;Department&quot;;2;3))" office:value-type="float" office:value="3" calcext:value-type="float">
            <text:p>3</text:p>
          </table:table-cell>
          <table:table-cell office:value-type="string" calcext:value-type="string">
            <text:p>002.005.030</text:p>
          </table:table-cell>
          <table:table-cell table:formula="of:=CONCATENATE(REPT(&quot; &quot;;([.J173]-1)*3);[.E173])" office:value-type="string" office:string-value="      Belén" calcext:value-type="string">
            <text:p><text:s text:c="6"/>Belén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5" calcext:value-type="float">
            <text:p>5</text:p>
          </table:table-cell>
          <table:table-cell table:style-name="ce22" office:value-type="float" office:value="31" calcext:value-type="float">
            <text:p>31</text:p>
          </table:table-cell>
          <table:table-cell office:value-type="string" calcext:value-type="string">
            <text:p>Cóndor Huas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4]=&quot;Province&quot;;1;IF([.F174]=&quot;Department&quot;;2;3))" office:value-type="float" office:value="3" calcext:value-type="float">
            <text:p>3</text:p>
          </table:table-cell>
          <table:table-cell office:value-type="string" calcext:value-type="string">
            <text:p>002.005.031</text:p>
          </table:table-cell>
          <table:table-cell table:formula="of:=CONCATENATE(REPT(&quot; &quot;;([.J174]-1)*3);[.E174])" office:value-type="string" office:string-value="      Cóndor Huasi" calcext:value-type="string">
            <text:p><text:s text:c="6"/>Cóndor Huasi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office:value-type="string" calcext:value-type="string">
            <text:p>Corral Quem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5]=&quot;Province&quot;;1;IF([.F175]=&quot;Department&quot;;2;3))" office:value-type="float" office:value="3" calcext:value-type="float">
            <text:p>3</text:p>
          </table:table-cell>
          <table:table-cell office:value-type="string" calcext:value-type="string">
            <text:p>002.005.032</text:p>
          </table:table-cell>
          <table:table-cell table:formula="of:=CONCATENATE(REPT(&quot; &quot;;([.J175]-1)*3);[.E175])" office:value-type="string" office:string-value="      Corral Quemado" calcext:value-type="string">
            <text:p><text:s text:c="6"/>Corral Quemado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office:value-type="string" calcext:value-type="string">
            <text:p>El Durazn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6]=&quot;Province&quot;;1;IF([.F176]=&quot;Department&quot;;2;3))" office:value-type="float" office:value="3" calcext:value-type="float">
            <text:p>3</text:p>
          </table:table-cell>
          <table:table-cell office:value-type="string" calcext:value-type="string">
            <text:p>002.005.033</text:p>
          </table:table-cell>
          <table:table-cell table:formula="of:=CONCATENATE(REPT(&quot; &quot;;([.J176]-1)*3);[.E176])" office:value-type="string" office:string-value="      El Durazno" calcext:value-type="string">
            <text:p><text:s text:c="6"/>El Durazno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5" calcext:value-type="float">
            <text:p>5</text:p>
          </table:table-cell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Farallón Neg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7]=&quot;Province&quot;;1;IF([.F177]=&quot;Department&quot;;2;3))" office:value-type="float" office:value="3" calcext:value-type="float">
            <text:p>3</text:p>
          </table:table-cell>
          <table:table-cell office:value-type="string" calcext:value-type="string">
            <text:p>002.005.034</text:p>
          </table:table-cell>
          <table:table-cell table:formula="of:=CONCATENATE(REPT(&quot; &quot;;([.J177]-1)*3);[.E177])" office:value-type="string" office:string-value="      Farallón Negro" calcext:value-type="string">
            <text:p><text:s text:c="6"/>Farallón Negro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office:value-type="string" calcext:value-type="string">
            <text:p>Hualf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8]=&quot;Province&quot;;1;IF([.F178]=&quot;Department&quot;;2;3))" office:value-type="float" office:value="3" calcext:value-type="float">
            <text:p>3</text:p>
          </table:table-cell>
          <table:table-cell office:value-type="string" calcext:value-type="string">
            <text:p>002.005.035</text:p>
          </table:table-cell>
          <table:table-cell table:formula="of:=CONCATENATE(REPT(&quot; &quot;;([.J178]-1)*3);[.E178])" office:value-type="string" office:string-value="      Hualfín" calcext:value-type="string">
            <text:p><text:s text:c="6"/>Hualfín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5" calcext:value-type="float">
            <text:p>5</text:p>
          </table:table-cell>
          <table:table-cell table:style-name="ce22" office:value-type="float" office:value="36" calcext:value-type="float">
            <text:p>36</text:p>
          </table:table-cell>
          <table:table-cell office:value-type="string" calcext:value-type="string">
            <text:p>Jacipun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79]=&quot;Province&quot;;1;IF([.F179]=&quot;Department&quot;;2;3))" office:value-type="float" office:value="3" calcext:value-type="float">
            <text:p>3</text:p>
          </table:table-cell>
          <table:table-cell office:value-type="string" calcext:value-type="string">
            <text:p>002.005.036</text:p>
          </table:table-cell>
          <table:table-cell table:formula="of:=CONCATENATE(REPT(&quot; &quot;;([.J179]-1)*3);[.E179])" office:value-type="string" office:string-value="      Jacipunco" calcext:value-type="string">
            <text:p><text:s text:c="6"/>Jacipunco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5" calcext:value-type="float">
            <text:p>5</text:p>
          </table:table-cell>
          <table:table-cell table:style-name="ce22" office:value-type="float" office:value="37" calcext:value-type="float">
            <text:p>37</text:p>
          </table:table-cell>
          <table:table-cell office:value-type="string" calcext:value-type="string">
            <text:p>La Puntil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0]=&quot;Province&quot;;1;IF([.F180]=&quot;Department&quot;;2;3))" office:value-type="float" office:value="3" calcext:value-type="float">
            <text:p>3</text:p>
          </table:table-cell>
          <table:table-cell office:value-type="string" calcext:value-type="string">
            <text:p>002.005.037</text:p>
          </table:table-cell>
          <table:table-cell table:formula="of:=CONCATENATE(REPT(&quot; &quot;;([.J180]-1)*3);[.E180])" office:value-type="string" office:string-value="      La Puntilla" calcext:value-type="string">
            <text:p><text:s text:c="6"/>La Puntilla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5" calcext:value-type="float">
            <text:p>5</text:p>
          </table:table-cell>
          <table:table-cell table:style-name="ce22" office:value-type="float" office:value="38" calcext:value-type="float">
            <text:p>38</text:p>
          </table:table-cell>
          <table:table-cell office:value-type="string" calcext:value-type="string">
            <text:p>Las Jun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1]=&quot;Province&quot;;1;IF([.F181]=&quot;Department&quot;;2;3))" office:value-type="float" office:value="3" calcext:value-type="float">
            <text:p>3</text:p>
          </table:table-cell>
          <table:table-cell office:value-type="string" calcext:value-type="string">
            <text:p>002.005.038</text:p>
          </table:table-cell>
          <table:table-cell table:formula="of:=CONCATENATE(REPT(&quot; &quot;;([.J181]-1)*3);[.E181])" office:value-type="string" office:string-value="      Las Juntas" calcext:value-type="string">
            <text:p><text:s text:c="6"/>Las Juntas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5" calcext:value-type="float">
            <text:p>5</text:p>
          </table:table-cell>
          <table:table-cell table:style-name="ce22" office:value-type="float" office:value="39" calcext:value-type="float">
            <text:p>39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182]=&quot;Province&quot;;1;IF([.F182]=&quot;Department&quot;;2;3))" office:value-type="float" office:value="3" calcext:value-type="float">
            <text:p>3</text:p>
          </table:table-cell>
          <table:table-cell office:value-type="string" calcext:value-type="string">
            <text:p>002.005.039</text:p>
          </table:table-cell>
          <table:table-cell table:formula="of:=CONCATENATE(REPT(&quot; &quot;;([.J182]-1)*3);[.E182])" office:value-type="string" office:string-value="      Londres" calcext:value-type="string">
            <text:p><text:s text:c="6"/>Londres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office:value-type="string" calcext:value-type="string">
            <text:p>Los Nacimient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3]=&quot;Province&quot;;1;IF([.F183]=&quot;Department&quot;;2;3))" office:value-type="float" office:value="3" calcext:value-type="float">
            <text:p>3</text:p>
          </table:table-cell>
          <table:table-cell office:value-type="string" calcext:value-type="string">
            <text:p>002.005.040</text:p>
          </table:table-cell>
          <table:table-cell table:formula="of:=CONCATENATE(REPT(&quot; &quot;;([.J183]-1)*3);[.E183])" office:value-type="string" office:string-value="      Los Nacimientos" calcext:value-type="string">
            <text:p><text:s text:c="6"/>Los Nacimientos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5" calcext:value-type="float">
            <text:p>5</text:p>
          </table:table-cell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Puerta de Corral Quem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4]=&quot;Province&quot;;1;IF([.F184]=&quot;Department&quot;;2;3))" office:value-type="float" office:value="3" calcext:value-type="float">
            <text:p>3</text:p>
          </table:table-cell>
          <table:table-cell office:value-type="string" calcext:value-type="string">
            <text:p>002.005.041</text:p>
          </table:table-cell>
          <table:table-cell table:formula="of:=CONCATENATE(REPT(&quot; &quot;;([.J184]-1)*3);[.E184])" office:value-type="string" office:string-value="      Puerta de Corral Quemado" calcext:value-type="string">
            <text:p><text:s text:c="6"/>Puerta de Corral Quemado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5" calcext:value-type="float">
            <text:p>5</text:p>
          </table:table-cell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Puerta de San José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5]=&quot;Province&quot;;1;IF([.F185]=&quot;Department&quot;;2;3))" office:value-type="float" office:value="3" calcext:value-type="float">
            <text:p>3</text:p>
          </table:table-cell>
          <table:table-cell office:value-type="string" calcext:value-type="string">
            <text:p>002.005.042</text:p>
          </table:table-cell>
          <table:table-cell table:formula="of:=CONCATENATE(REPT(&quot; &quot;;([.J185]-1)*3);[.E185])" office:value-type="string" office:string-value="      Puerta de San José" calcext:value-type="string">
            <text:p><text:s text:c="6"/>Puerta de San José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5" calcext:value-type="float">
            <text:p>5</text:p>
          </table:table-cell>
          <table:table-cell table:style-name="ce22" office:value-type="float" office:value="43" calcext:value-type="float">
            <text:p>43</text:p>
          </table:table-cell>
          <table:table-cell office:value-type="string" calcext:value-type="string">
            <text:p>Villa Vi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6]=&quot;Province&quot;;1;IF([.F186]=&quot;Department&quot;;2;3))" office:value-type="float" office:value="3" calcext:value-type="float">
            <text:p>3</text:p>
          </table:table-cell>
          <table:table-cell office:value-type="string" calcext:value-type="string">
            <text:p>002.005.043</text:p>
          </table:table-cell>
          <table:table-cell table:formula="of:=CONCATENATE(REPT(&quot; &quot;;([.J186]-1)*3);[.E186])" office:value-type="string" office:string-value="      Villa Vil" calcext:value-type="string">
            <text:p><text:s text:c="6"/>Villa Vil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6]" office:value-type="float" office:value="2" calcext:value-type="float">
            <text:p>2</text:p>
          </table:table-cell>
          <table:table-cell table:style-name="ce20" table:formula="of:=[.C186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187]=&quot;Province&quot;;1;IF([.F18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6.000</text:p>
          </table:table-cell>
          <table:table-cell table:style-name="ce28" table:formula="of:=CONCATENATE(REPT(&quot; &quot;;([.J187]-1)*3);[.E187])" office:value-type="string" office:string-value="   Capayán" calcext:value-type="string">
            <text:p><text:s text:c="3"/>Capayán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6" calcext:value-type="float">
            <text:p>6</text:p>
          </table:table-cell>
          <table:table-cell table:style-name="ce22" office:value-type="float" office:value="44" calcext:value-type="float">
            <text:p>44</text:p>
          </table:table-cell>
          <table:table-cell office:value-type="string" calcext:value-type="string">
            <text:p>Adolfo E. Carranz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8]=&quot;Province&quot;;1;IF([.F188]=&quot;Department&quot;;2;3))" office:value-type="float" office:value="3" calcext:value-type="float">
            <text:p>3</text:p>
          </table:table-cell>
          <table:table-cell office:value-type="string" calcext:value-type="string">
            <text:p>002.006.044</text:p>
          </table:table-cell>
          <table:table-cell table:formula="of:=CONCATENATE(REPT(&quot; &quot;;([.J188]-1)*3);[.E188])" office:value-type="string" office:string-value="      Adolfo E. Carranza" calcext:value-type="string">
            <text:p><text:s text:c="6"/>Adolfo E. Carranza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6" calcext:value-type="float">
            <text:p>6</text:p>
          </table:table-cell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Balde de la Pun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89]=&quot;Province&quot;;1;IF([.F189]=&quot;Department&quot;;2;3))" office:value-type="float" office:value="3" calcext:value-type="float">
            <text:p>3</text:p>
          </table:table-cell>
          <table:table-cell office:value-type="string" calcext:value-type="string">
            <text:p>002.006.045</text:p>
          </table:table-cell>
          <table:table-cell table:formula="of:=CONCATENATE(REPT(&quot; &quot;;([.J189]-1)*3);[.E189])" office:value-type="string" office:string-value="      Balde de la Punta" calcext:value-type="string">
            <text:p><text:s text:c="6"/>Balde de la Punta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6" calcext:value-type="float">
            <text:p>6</text:p>
          </table:table-cell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0]=&quot;Province&quot;;1;IF([.F190]=&quot;Department&quot;;2;3))" office:value-type="float" office:value="3" calcext:value-type="float">
            <text:p>3</text:p>
          </table:table-cell>
          <table:table-cell office:value-type="string" calcext:value-type="string">
            <text:p>002.006.046</text:p>
          </table:table-cell>
          <table:table-cell table:formula="of:=CONCATENATE(REPT(&quot; &quot;;([.J190]-1)*3);[.E190])" office:value-type="string" office:string-value="      Capayán" calcext:value-type="string">
            <text:p><text:s text:c="6"/>Capayán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6" calcext:value-type="float">
            <text:p>6</text:p>
          </table:table-cell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Chumbich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191]=&quot;Province&quot;;1;IF([.F191]=&quot;Department&quot;;2;3))" office:value-type="float" office:value="3" calcext:value-type="float">
            <text:p>3</text:p>
          </table:table-cell>
          <table:table-cell office:value-type="string" calcext:value-type="string">
            <text:p>002.006.047</text:p>
          </table:table-cell>
          <table:table-cell table:formula="of:=CONCATENATE(REPT(&quot; &quot;;([.J191]-1)*3);[.E191])" office:value-type="string" office:string-value="      Chumbicha" calcext:value-type="string">
            <text:p><text:s text:c="6"/>Chumbicha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office:value-type="string" calcext:value-type="string">
            <text:p>Colonia del Val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2]=&quot;Province&quot;;1;IF([.F192]=&quot;Department&quot;;2;3))" office:value-type="float" office:value="3" calcext:value-type="float">
            <text:p>3</text:p>
          </table:table-cell>
          <table:table-cell office:value-type="string" calcext:value-type="string">
            <text:p>002.006.048</text:p>
          </table:table-cell>
          <table:table-cell table:formula="of:=CONCATENATE(REPT(&quot; &quot;;([.J192]-1)*3);[.E192])" office:value-type="string" office:string-value="      Colonia del Valle" calcext:value-type="string">
            <text:p><text:s text:c="6"/>Colonia del Valle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6" calcext:value-type="float">
            <text:p>6</text:p>
          </table:table-cell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Colonia Nueva Cone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3]=&quot;Province&quot;;1;IF([.F193]=&quot;Department&quot;;2;3))" office:value-type="float" office:value="3" calcext:value-type="float">
            <text:p>3</text:p>
          </table:table-cell>
          <table:table-cell office:value-type="string" calcext:value-type="string">
            <text:p>002.006.049</text:p>
          </table:table-cell>
          <table:table-cell table:formula="of:=CONCATENATE(REPT(&quot; &quot;;([.J193]-1)*3);[.E193])" office:value-type="string" office:string-value="      Colonia Nueva Coneta" calcext:value-type="string">
            <text:p><text:s text:c="6"/>Colonia Nueva Coneta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6" calcext:value-type="float">
            <text:p>6</text:p>
          </table:table-cell>
          <table:table-cell table:style-name="ce22" office:value-type="float" office:value="50" calcext:value-type="float">
            <text:p>50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4]=&quot;Province&quot;;1;IF([.F194]=&quot;Department&quot;;2;3))" office:value-type="float" office:value="3" calcext:value-type="float">
            <text:p>3</text:p>
          </table:table-cell>
          <table:table-cell office:value-type="string" calcext:value-type="string">
            <text:p>002.006.050</text:p>
          </table:table-cell>
          <table:table-cell table:formula="of:=CONCATENATE(REPT(&quot; &quot;;([.J194]-1)*3);[.E194])" office:value-type="string" office:string-value="      Concepción" calcext:value-type="string">
            <text:p><text:s text:c="6"/>Concepción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4]" office:value-type="float" office:value="2" calcext:value-type="float">
            <text:p>2</text:p>
          </table:table-cell>
          <table:table-cell table:formula="of:=[.C194]" office:value-type="float" office:value="6" calcext:value-type="float">
            <text:p>6</text:p>
          </table:table-cell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Cone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5]=&quot;Province&quot;;1;IF([.F195]=&quot;Department&quot;;2;3))" office:value-type="float" office:value="3" calcext:value-type="float">
            <text:p>3</text:p>
          </table:table-cell>
          <table:table-cell office:value-type="string" calcext:value-type="string">
            <text:p>002.006.051</text:p>
          </table:table-cell>
          <table:table-cell table:formula="of:=CONCATENATE(REPT(&quot; &quot;;([.J195]-1)*3);[.E195])" office:value-type="string" office:string-value="      Coneta" calcext:value-type="string">
            <text:p><text:s text:c="6"/>Coneta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5]" office:value-type="float" office:value="2" calcext:value-type="float">
            <text:p>2</text:p>
          </table:table-cell>
          <table:table-cell table:formula="of:=[.C195]" office:value-type="float" office:value="6" calcext:value-type="float">
            <text:p>6</text:p>
          </table:table-cell>
          <table:table-cell table:style-name="ce22" office:value-type="float" office:value="52" calcext:value-type="float">
            <text:p>52</text:p>
          </table:table-cell>
          <table:table-cell office:value-type="string" calcext:value-type="string">
            <text:p>El Bañ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6]=&quot;Province&quot;;1;IF([.F196]=&quot;Department&quot;;2;3))" office:value-type="float" office:value="3" calcext:value-type="float">
            <text:p>3</text:p>
          </table:table-cell>
          <table:table-cell office:value-type="string" calcext:value-type="string">
            <text:p>002.006.052</text:p>
          </table:table-cell>
          <table:table-cell table:formula="of:=CONCATENATE(REPT(&quot; &quot;;([.J196]-1)*3);[.E196])" office:value-type="string" office:string-value="      El Bañado" calcext:value-type="string">
            <text:p><text:s text:c="6"/>El Bañado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6]" office:value-type="float" office:value="2" calcext:value-type="float">
            <text:p>2</text:p>
          </table:table-cell>
          <table:table-cell table:formula="of:=[.C196]" office:value-type="float" office:value="6" calcext:value-type="float">
            <text:p>6</text:p>
          </table:table-cell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Huillapim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197]=&quot;Province&quot;;1;IF([.F197]=&quot;Department&quot;;2;3))" office:value-type="float" office:value="3" calcext:value-type="float">
            <text:p>3</text:p>
          </table:table-cell>
          <table:table-cell office:value-type="string" calcext:value-type="string">
            <text:p>002.006.053</text:p>
          </table:table-cell>
          <table:table-cell table:formula="of:=CONCATENATE(REPT(&quot; &quot;;([.J197]-1)*3);[.E197])" office:value-type="string" office:string-value="      Huillapima" calcext:value-type="string">
            <text:p><text:s text:c="6"/>Huillapima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7]" office:value-type="float" office:value="2" calcext:value-type="float">
            <text:p>2</text:p>
          </table:table-cell>
          <table:table-cell table:formula="of:=[.C197]" office:value-type="float" office:value="6" calcext:value-type="float">
            <text:p>6</text:p>
          </table:table-cell>
          <table:table-cell table:style-name="ce22" office:value-type="float" office:value="54" calcext:value-type="float">
            <text:p>54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8]=&quot;Province&quot;;1;IF([.F198]=&quot;Department&quot;;2;3))" office:value-type="float" office:value="3" calcext:value-type="float">
            <text:p>3</text:p>
          </table:table-cell>
          <table:table-cell office:value-type="string" calcext:value-type="string">
            <text:p>002.006.054</text:p>
          </table:table-cell>
          <table:table-cell table:formula="of:=CONCATENATE(REPT(&quot; &quot;;([.J198]-1)*3);[.E198])" office:value-type="string" office:string-value="      Los Ángeles" calcext:value-type="string">
            <text:p><text:s text:c="6"/>Los Ángeles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8]" office:value-type="float" office:value="2" calcext:value-type="float">
            <text:p>2</text:p>
          </table:table-cell>
          <table:table-cell table:formula="of:=[.C198]" office:value-type="float" office:value="6" calcext:value-type="float">
            <text:p>6</text:p>
          </table:table-cell>
          <table:table-cell table:style-name="ce22" office:value-type="float" office:value="55" calcext:value-type="float">
            <text:p>55</text:p>
          </table:table-cell>
          <table:table-cell office:value-type="string" calcext:value-type="string">
            <text:p>Miraflo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199]=&quot;Province&quot;;1;IF([.F199]=&quot;Department&quot;;2;3))" office:value-type="float" office:value="3" calcext:value-type="float">
            <text:p>3</text:p>
          </table:table-cell>
          <table:table-cell office:value-type="string" calcext:value-type="string">
            <text:p>002.006.055</text:p>
          </table:table-cell>
          <table:table-cell table:formula="of:=CONCATENATE(REPT(&quot; &quot;;([.J199]-1)*3);[.E199])" office:value-type="string" office:string-value="      Miraflores" calcext:value-type="string">
            <text:p><text:s text:c="6"/>Miraflores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9]" office:value-type="float" office:value="2" calcext:value-type="float">
            <text:p>2</text:p>
          </table:table-cell>
          <table:table-cell table:formula="of:=[.C199]" office:value-type="float" office:value="6" calcext:value-type="float">
            <text:p>6</text:p>
          </table:table-cell>
          <table:table-cell table:style-name="ce22" office:value-type="float" office:value="56" calcext:value-type="float">
            <text:p>56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00]=&quot;Province&quot;;1;IF([.F200]=&quot;Department&quot;;2;3))" office:value-type="float" office:value="3" calcext:value-type="float">
            <text:p>3</text:p>
          </table:table-cell>
          <table:table-cell office:value-type="string" calcext:value-type="string">
            <text:p>002.006.056</text:p>
          </table:table-cell>
          <table:table-cell table:formula="of:=CONCATENATE(REPT(&quot; &quot;;([.J200]-1)*3);[.E200])" office:value-type="string" office:string-value="      San Martín" calcext:value-type="string">
            <text:p><text:s text:c="6"/>San Martín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0]" office:value-type="float" office:value="2" calcext:value-type="float">
            <text:p>2</text:p>
          </table:table-cell>
          <table:table-cell table:formula="of:=[.C200]" office:value-type="float" office:value="6" calcext:value-type="float">
            <text:p>6</text:p>
          </table:table-cell>
          <table:table-cell table:style-name="ce22" office:value-type="float" office:value="57" calcext:value-type="float">
            <text:p>57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01]=&quot;Province&quot;;1;IF([.F201]=&quot;Department&quot;;2;3))" office:value-type="float" office:value="3" calcext:value-type="float">
            <text:p>3</text:p>
          </table:table-cell>
          <table:table-cell office:value-type="string" calcext:value-type="string">
            <text:p>002.006.057</text:p>
          </table:table-cell>
          <table:table-cell table:formula="of:=CONCATENATE(REPT(&quot; &quot;;([.J201]-1)*3);[.E201])" office:value-type="string" office:string-value="      San Pablo" calcext:value-type="string">
            <text:p><text:s text:c="6"/>San Pablo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1]" office:value-type="float" office:value="2" calcext:value-type="float">
            <text:p>2</text:p>
          </table:table-cell>
          <table:table-cell table:formula="of:=[.C201]" office:value-type="float" office:value="6" calcext:value-type="float">
            <text:p>6</text:p>
          </table:table-cell>
          <table:table-cell table:style-name="ce22" office:value-type="float" office:value="58" calcext:value-type="float">
            <text:p>58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02]=&quot;Province&quot;;1;IF([.F202]=&quot;Department&quot;;2;3))" office:value-type="float" office:value="3" calcext:value-type="float">
            <text:p>3</text:p>
          </table:table-cell>
          <table:table-cell office:value-type="string" calcext:value-type="string">
            <text:p>002.006.058</text:p>
          </table:table-cell>
          <table:table-cell table:formula="of:=CONCATENATE(REPT(&quot; &quot;;([.J202]-1)*3);[.E202])" office:value-type="string" office:string-value="      San Pedro" calcext:value-type="string">
            <text:p><text:s text:c="6"/>San Pedro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2]" office:value-type="float" office:value="2" calcext:value-type="float">
            <text:p>2</text:p>
          </table:table-cell>
          <table:table-cell table:style-name="ce20" table:formula="of:=[.C202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03]=&quot;Province&quot;;1;IF([.F20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7.000</text:p>
          </table:table-cell>
          <table:table-cell table:style-name="ce28" table:formula="of:=CONCATENATE(REPT(&quot; &quot;;([.J203]-1)*3);[.E203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3]" office:value-type="float" office:value="2" calcext:value-type="float">
            <text:p>2</text:p>
          </table:table-cell>
          <table:table-cell table:formula="of:=[.C203]" office:value-type="float" office:value="7" calcext:value-type="float">
            <text:p>7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Catamarca (San Fernando del Valle de Catamarca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04]=&quot;Province&quot;;1;IF([.F204]=&quot;Department&quot;;2;3))" office:value-type="float" office:value="3" calcext:value-type="float">
            <text:p>3</text:p>
          </table:table-cell>
          <table:table-cell office:value-type="string" calcext:value-type="string">
            <text:p>002.007.059</text:p>
          </table:table-cell>
          <table:table-cell table:formula="of:=CONCATENATE(REPT(&quot; &quot;;([.J204]-1)*3);[.E204])" office:value-type="string" office:string-value="      Catamarca (San Fernando del Valle de Catamarca)" calcext:value-type="string">
            <text:p><text:s text:c="6"/>Catamarca (San Fernando del Valle de Catamarca)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4]" office:value-type="float" office:value="2" calcext:value-type="float">
            <text:p>2</text:p>
          </table:table-cell>
          <table:table-cell table:formula="of:=[.C204]" office:value-type="float" office:value="7" calcext:value-type="float">
            <text:p>7</text:p>
          </table:table-cell>
          <table:table-cell table:style-name="ce22" office:value-type="float" office:value="60" calcext:value-type="float">
            <text:p>60</text:p>
          </table:table-cell>
          <table:table-cell office:value-type="string" calcext:value-type="string">
            <text:p>El Pantanil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05]=&quot;Province&quot;;1;IF([.F205]=&quot;Department&quot;;2;3))" office:value-type="float" office:value="3" calcext:value-type="float">
            <text:p>3</text:p>
          </table:table-cell>
          <table:table-cell office:value-type="string" calcext:value-type="string">
            <text:p>002.007.060</text:p>
          </table:table-cell>
          <table:table-cell table:formula="of:=CONCATENATE(REPT(&quot; &quot;;([.J205]-1)*3);[.E205])" office:value-type="string" office:string-value="      El Pantanillo" calcext:value-type="string">
            <text:p><text:s text:c="6"/>El Pantanillo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5]" office:value-type="float" office:value="2" calcext:value-type="float">
            <text:p>2</text:p>
          </table:table-cell>
          <table:table-cell table:style-name="ce20" table:formula="of:=[.C205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06]=&quot;Province&quot;;1;IF([.F20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8.000</text:p>
          </table:table-cell>
          <table:table-cell table:style-name="ce28" table:formula="of:=CONCATENATE(REPT(&quot; &quot;;([.J206]-1)*3);[.E206])" office:value-type="string" office:string-value="   El Alto" calcext:value-type="string">
            <text:p><text:s text:c="3"/>El Alto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6]" office:value-type="float" office:value="2" calcext:value-type="float">
            <text:p>2</text:p>
          </table:table-cell>
          <table:table-cell table:formula="of:=[.C206]" office:value-type="float" office:value="8" calcext:value-type="float">
            <text:p>8</text:p>
          </table:table-cell>
          <table:table-cell table:style-name="ce22" office:value-type="float" office:value="61" calcext:value-type="float">
            <text:p>61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07]=&quot;Province&quot;;1;IF([.F207]=&quot;Department&quot;;2;3))" office:value-type="float" office:value="3" calcext:value-type="float">
            <text:p>3</text:p>
          </table:table-cell>
          <table:table-cell office:value-type="string" calcext:value-type="string">
            <text:p>002.008.061</text:p>
          </table:table-cell>
          <table:table-cell table:formula="of:=CONCATENATE(REPT(&quot; &quot;;([.J207]-1)*3);[.E207])" office:value-type="string" office:string-value="      El Alto" calcext:value-type="string">
            <text:p><text:s text:c="6"/>El Alto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7]" office:value-type="float" office:value="2" calcext:value-type="float">
            <text:p>2</text:p>
          </table:table-cell>
          <table:table-cell table:formula="of:=[.C207]" office:value-type="float" office:value="8" calcext:value-type="float">
            <text:p>8</text:p>
          </table:table-cell>
          <table:table-cell table:style-name="ce22" office:value-type="float" office:value="62" calcext:value-type="float">
            <text:p>62</text:p>
          </table:table-cell>
          <table:table-cell office:value-type="string" calcext:value-type="string">
            <text:p>Guayamb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08]=&quot;Province&quot;;1;IF([.F208]=&quot;Department&quot;;2;3))" office:value-type="float" office:value="3" calcext:value-type="float">
            <text:p>3</text:p>
          </table:table-cell>
          <table:table-cell office:value-type="string" calcext:value-type="string">
            <text:p>002.008.062</text:p>
          </table:table-cell>
          <table:table-cell table:formula="of:=CONCATENATE(REPT(&quot; &quot;;([.J208]-1)*3);[.E208])" office:value-type="string" office:string-value="      Guayamba" calcext:value-type="string">
            <text:p><text:s text:c="6"/>Guayamba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8]" office:value-type="float" office:value="2" calcext:value-type="float">
            <text:p>2</text:p>
          </table:table-cell>
          <table:table-cell table:formula="of:=[.C208]" office:value-type="float" office:value="8" calcext:value-type="float">
            <text:p>8</text:p>
          </table:table-cell>
          <table:table-cell table:style-name="ce22" office:value-type="float" office:value="63" calcext:value-type="float">
            <text:p>63</text:p>
          </table:table-cell>
          <table:table-cell office:value-type="string" calcext:value-type="string">
            <text:p>Infanz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09]=&quot;Province&quot;;1;IF([.F209]=&quot;Department&quot;;2;3))" office:value-type="float" office:value="3" calcext:value-type="float">
            <text:p>3</text:p>
          </table:table-cell>
          <table:table-cell office:value-type="string" calcext:value-type="string">
            <text:p>002.008.063</text:p>
          </table:table-cell>
          <table:table-cell table:formula="of:=CONCATENATE(REPT(&quot; &quot;;([.J209]-1)*3);[.E209])" office:value-type="string" office:string-value="      Infanzón" calcext:value-type="string">
            <text:p><text:s text:c="6"/>Infanzón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9]" office:value-type="float" office:value="2" calcext:value-type="float">
            <text:p>2</text:p>
          </table:table-cell>
          <table:table-cell table:formula="of:=[.C209]" office:value-type="float" office:value="8" calcext:value-type="float">
            <text:p>8</text:p>
          </table:table-cell>
          <table:table-cell table:style-name="ce22" office:value-type="float" office:value="64" calcext:value-type="float">
            <text:p>64</text:p>
          </table:table-cell>
          <table:table-cell office:value-type="string" calcext:value-type="string">
            <text:p>Los Corra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10]=&quot;Province&quot;;1;IF([.F210]=&quot;Department&quot;;2;3))" office:value-type="float" office:value="3" calcext:value-type="float">
            <text:p>3</text:p>
          </table:table-cell>
          <table:table-cell office:value-type="string" calcext:value-type="string">
            <text:p>002.008.064</text:p>
          </table:table-cell>
          <table:table-cell table:formula="of:=CONCATENATE(REPT(&quot; &quot;;([.J210]-1)*3);[.E210])" office:value-type="string" office:string-value="      Los Corrales" calcext:value-type="string">
            <text:p><text:s text:c="6"/>Los Corrales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0]" office:value-type="float" office:value="2" calcext:value-type="float">
            <text:p>2</text:p>
          </table:table-cell>
          <table:table-cell table:formula="of:=[.C210]" office:value-type="float" office:value="8" calcext:value-type="float">
            <text:p>8</text:p>
          </table:table-cell>
          <table:table-cell table:style-name="ce22" office:value-type="float" office:value="65" calcext:value-type="float">
            <text:p>65</text:p>
          </table:table-cell>
          <table:table-cell office:value-type="string" calcext:value-type="string">
            <text:p>Taps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11]=&quot;Province&quot;;1;IF([.F211]=&quot;Department&quot;;2;3))" office:value-type="float" office:value="3" calcext:value-type="float">
            <text:p>3</text:p>
          </table:table-cell>
          <table:table-cell office:value-type="string" calcext:value-type="string">
            <text:p>002.008.065</text:p>
          </table:table-cell>
          <table:table-cell table:formula="of:=CONCATENATE(REPT(&quot; &quot;;([.J211]-1)*3);[.E211])" office:value-type="string" office:string-value="      Tapso" calcext:value-type="string">
            <text:p><text:s text:c="6"/>Tapso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1]" office:value-type="float" office:value="2" calcext:value-type="float">
            <text:p>2</text:p>
          </table:table-cell>
          <table:table-cell table:formula="of:=[.C211]" office:value-type="float" office:value="8" calcext:value-type="float">
            <text:p>8</text:p>
          </table:table-cell>
          <table:table-cell table:style-name="ce22" office:value-type="float" office:value="66" calcext:value-type="float">
            <text:p>66</text:p>
          </table:table-cell>
          <table:table-cell office:value-type="string" calcext:value-type="string">
            <text:p>Vilism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12]=&quot;Province&quot;;1;IF([.F212]=&quot;Department&quot;;2;3))" office:value-type="float" office:value="3" calcext:value-type="float">
            <text:p>3</text:p>
          </table:table-cell>
          <table:table-cell office:value-type="string" calcext:value-type="string">
            <text:p>002.008.066</text:p>
          </table:table-cell>
          <table:table-cell table:formula="of:=CONCATENATE(REPT(&quot; &quot;;([.J212]-1)*3);[.E212])" office:value-type="string" office:string-value="      Vilismán" calcext:value-type="string">
            <text:p><text:s text:c="6"/>Vilismán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" office:value-type="float" office:value="2" calcext:value-type="float">
            <text:p>2</text:p>
          </table:table-cell>
          <table:table-cell table:style-name="ce20" table:formula="of:=[.C212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13]=&quot;Province&quot;;1;IF([.F21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09.000</text:p>
          </table:table-cell>
          <table:table-cell table:style-name="ce28" table:formula="of:=CONCATENATE(REPT(&quot; &quot;;([.J213]-1)*3);[.E213])" office:value-type="string" office:string-value="   Fray Mamerto Esquiú" calcext:value-type="string">
            <text:p><text:s text:c="3"/>Fray Mamerto Esquiú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3]" office:value-type="float" office:value="2" calcext:value-type="float">
            <text:p>2</text:p>
          </table:table-cell>
          <table:table-cell table:formula="of:=[.C213]" office:value-type="float" office:value="9" calcext:value-type="float">
            <text:p>9</text:p>
          </table:table-cell>
          <table:table-cell table:style-name="ce22" office:value-type="float" office:value="67" calcext:value-type="float">
            <text:p>67</text:p>
          </table:table-cell>
          <table:table-cell office:value-type="string" calcext:value-type="string">
            <text:p>Collagas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14]=&quot;Province&quot;;1;IF([.F214]=&quot;Department&quot;;2;3))" office:value-type="float" office:value="3" calcext:value-type="float">
            <text:p>3</text:p>
          </table:table-cell>
          <table:table-cell office:value-type="string" calcext:value-type="string">
            <text:p>002.009.067</text:p>
          </table:table-cell>
          <table:table-cell table:formula="of:=CONCATENATE(REPT(&quot; &quot;;([.J214]-1)*3);[.E214])" office:value-type="string" office:string-value="      Collagasta" calcext:value-type="string">
            <text:p><text:s text:c="6"/>Collagasta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4]" office:value-type="float" office:value="2" calcext:value-type="float">
            <text:p>2</text:p>
          </table:table-cell>
          <table:table-cell table:formula="of:=[.C214]" office:value-type="float" office:value="9" calcext:value-type="float">
            <text:p>9</text:p>
          </table:table-cell>
          <table:table-cell table:style-name="ce22" office:value-type="float" office:value="68" calcext:value-type="float">
            <text:p>68</text:p>
          </table:table-cell>
          <table:table-cell office:value-type="string" calcext:value-type="string">
            <text:p>Pomancillo Est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15]=&quot;Province&quot;;1;IF([.F215]=&quot;Department&quot;;2;3))" office:value-type="float" office:value="3" calcext:value-type="float">
            <text:p>3</text:p>
          </table:table-cell>
          <table:table-cell office:value-type="string" calcext:value-type="string">
            <text:p>002.009.068</text:p>
          </table:table-cell>
          <table:table-cell table:formula="of:=CONCATENATE(REPT(&quot; &quot;;([.J215]-1)*3);[.E215])" office:value-type="string" office:string-value="      Pomancillo Este" calcext:value-type="string">
            <text:p><text:s text:c="6"/>Pomancillo Este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5]" office:value-type="float" office:value="2" calcext:value-type="float">
            <text:p>2</text:p>
          </table:table-cell>
          <table:table-cell table:formula="of:=[.C215]" office:value-type="float" office:value="9" calcext:value-type="float">
            <text:p>9</text:p>
          </table:table-cell>
          <table:table-cell table:style-name="ce22" office:value-type="float" office:value="69" calcext:value-type="float">
            <text:p>69</text:p>
          </table:table-cell>
          <table:table-cell office:value-type="string" calcext:value-type="string">
            <text:p>Pomancillo Oest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16]=&quot;Province&quot;;1;IF([.F216]=&quot;Department&quot;;2;3))" office:value-type="float" office:value="3" calcext:value-type="float">
            <text:p>3</text:p>
          </table:table-cell>
          <table:table-cell office:value-type="string" calcext:value-type="string">
            <text:p>002.009.069</text:p>
          </table:table-cell>
          <table:table-cell table:formula="of:=CONCATENATE(REPT(&quot; &quot;;([.J216]-1)*3);[.E216])" office:value-type="string" office:string-value="      Pomancillo Oeste" calcext:value-type="string">
            <text:p><text:s text:c="6"/>Pomancillo Oeste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6]" office:value-type="float" office:value="2" calcext:value-type="float">
            <text:p>2</text:p>
          </table:table-cell>
          <table:table-cell table:formula="of:=[.C216]" office:value-type="float" office:value="9" calcext:value-type="float">
            <text:p>9</text:p>
          </table:table-cell>
          <table:table-cell table:style-name="ce22" office:value-type="float" office:value="70" calcext:value-type="float">
            <text:p>70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17]=&quot;Province&quot;;1;IF([.F217]=&quot;Department&quot;;2;3))" office:value-type="float" office:value="3" calcext:value-type="float">
            <text:p>3</text:p>
          </table:table-cell>
          <table:table-cell office:value-type="string" calcext:value-type="string">
            <text:p>002.009.070</text:p>
          </table:table-cell>
          <table:table-cell table:formula="of:=CONCATENATE(REPT(&quot; &quot;;([.J217]-1)*3);[.E217])" office:value-type="string" office:string-value="      San José" calcext:value-type="string">
            <text:p><text:s text:c="6"/>San José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7]" office:value-type="float" office:value="2" calcext:value-type="float">
            <text:p>2</text:p>
          </table:table-cell>
          <table:table-cell table:formula="of:=[.C217]" office:value-type="float" office:value="9" calcext:value-type="float">
            <text:p>9</text:p>
          </table:table-cell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Villa Las Pirqui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18]=&quot;Province&quot;;1;IF([.F218]=&quot;Department&quot;;2;3))" office:value-type="float" office:value="3" calcext:value-type="float">
            <text:p>3</text:p>
          </table:table-cell>
          <table:table-cell office:value-type="string" calcext:value-type="string">
            <text:p>002.009.071</text:p>
          </table:table-cell>
          <table:table-cell table:formula="of:=CONCATENATE(REPT(&quot; &quot;;([.J218]-1)*3);[.E218])" office:value-type="string" office:string-value="      Villa Las Pirquitas" calcext:value-type="string">
            <text:p><text:s text:c="6"/>Villa Las Pirquitas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8]" office:value-type="float" office:value="2" calcext:value-type="float">
            <text:p>2</text:p>
          </table:table-cell>
          <table:table-cell table:style-name="ce20" table:formula="of:=[.C218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19]=&quot;Province&quot;;1;IF([.F2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10.000</text:p>
          </table:table-cell>
          <table:table-cell table:style-name="ce28" table:formula="of:=CONCATENATE(REPT(&quot; &quot;;([.J219]-1)*3);[.E219])" office:value-type="string" office:string-value="   La Paz" calcext:value-type="string">
            <text:p><text:s text:c="3"/>La Paz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" office:value-type="float" office:value="2" calcext:value-type="float">
            <text:p>2</text:p>
          </table:table-cell>
          <table:table-cell table:formula="of:=[.C219]" office:value-type="float" office:value="10" calcext:value-type="float">
            <text:p>10</text:p>
          </table:table-cell>
          <table:table-cell table:style-name="ce22" office:value-type="float" office:value="72" calcext:value-type="float">
            <text:p>72</text:p>
          </table:table-cell>
          <table:table-cell office:value-type="string" calcext:value-type="string">
            <text:p>Casa de Pied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0]=&quot;Province&quot;;1;IF([.F220]=&quot;Department&quot;;2;3))" office:value-type="float" office:value="3" calcext:value-type="float">
            <text:p>3</text:p>
          </table:table-cell>
          <table:table-cell office:value-type="string" calcext:value-type="string">
            <text:p>002.010.072</text:p>
          </table:table-cell>
          <table:table-cell table:formula="of:=CONCATENATE(REPT(&quot; &quot;;([.J220]-1)*3);[.E220])" office:value-type="string" office:string-value="      Casa de Piedra" calcext:value-type="string">
            <text:p><text:s text:c="6"/>Casa de Piedra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0]" office:value-type="float" office:value="2" calcext:value-type="float">
            <text:p>2</text:p>
          </table:table-cell>
          <table:table-cell table:formula="of:=[.C220]" office:value-type="float" office:value="10" calcext:value-type="float">
            <text:p>10</text:p>
          </table:table-cell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El Ayb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1]=&quot;Province&quot;;1;IF([.F221]=&quot;Department&quot;;2;3))" office:value-type="float" office:value="3" calcext:value-type="float">
            <text:p>3</text:p>
          </table:table-cell>
          <table:table-cell office:value-type="string" calcext:value-type="string">
            <text:p>002.010.073</text:p>
          </table:table-cell>
          <table:table-cell table:formula="of:=CONCATENATE(REPT(&quot; &quot;;([.J221]-1)*3);[.E221])" office:value-type="string" office:string-value="      El Aybal" calcext:value-type="string">
            <text:p><text:s text:c="6"/>El Aybal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1]" office:value-type="float" office:value="2" calcext:value-type="float">
            <text:p>2</text:p>
          </table:table-cell>
          <table:table-cell table:formula="of:=[.C221]" office:value-type="float" office:value="10" calcext:value-type="float">
            <text:p>10</text:p>
          </table:table-cell>
          <table:table-cell table:style-name="ce22" office:value-type="float" office:value="74" calcext:value-type="float">
            <text:p>74</text:p>
          </table:table-cell>
          <table:table-cell office:value-type="string" calcext:value-type="string">
            <text:p>El Bañ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2]=&quot;Province&quot;;1;IF([.F222]=&quot;Department&quot;;2;3))" office:value-type="float" office:value="3" calcext:value-type="float">
            <text:p>3</text:p>
          </table:table-cell>
          <table:table-cell office:value-type="string" calcext:value-type="string">
            <text:p>002.010.074</text:p>
          </table:table-cell>
          <table:table-cell table:formula="of:=CONCATENATE(REPT(&quot; &quot;;([.J222]-1)*3);[.E222])" office:value-type="string" office:string-value="      El Bañado" calcext:value-type="string">
            <text:p><text:s text:c="6"/>El Bañado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2]" office:value-type="float" office:value="2" calcext:value-type="float">
            <text:p>2</text:p>
          </table:table-cell>
          <table:table-cell table:formula="of:=[.C222]" office:value-type="float" office:value="10" calcext:value-type="float">
            <text:p>10</text:p>
          </table:table-cell>
          <table:table-cell table:style-name="ce22" office:value-type="float" office:value="75" calcext:value-type="float">
            <text:p>75</text:p>
          </table:table-cell>
          <table:table-cell office:value-type="string" calcext:value-type="string">
            <text:p>El Divisade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3]=&quot;Province&quot;;1;IF([.F223]=&quot;Department&quot;;2;3))" office:value-type="float" office:value="3" calcext:value-type="float">
            <text:p>3</text:p>
          </table:table-cell>
          <table:table-cell office:value-type="string" calcext:value-type="string">
            <text:p>002.010.075</text:p>
          </table:table-cell>
          <table:table-cell table:formula="of:=CONCATENATE(REPT(&quot; &quot;;([.J223]-1)*3);[.E223])" office:value-type="string" office:string-value="      El Divisadero" calcext:value-type="string">
            <text:p><text:s text:c="6"/>El Divisadero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3]" office:value-type="float" office:value="2" calcext:value-type="float">
            <text:p>2</text:p>
          </table:table-cell>
          <table:table-cell table:formula="of:=[.C223]" office:value-type="float" office:value="10" calcext:value-type="float">
            <text:p>10</text:p>
          </table:table-cell>
          <table:table-cell table:style-name="ce22" office:value-type="float" office:value="76" calcext:value-type="float">
            <text:p>76</text:p>
          </table:table-cell>
          <table:table-cell office:value-type="string" calcext:value-type="string">
            <text:p>El Quimi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4]=&quot;Province&quot;;1;IF([.F224]=&quot;Department&quot;;2;3))" office:value-type="float" office:value="3" calcext:value-type="float">
            <text:p>3</text:p>
          </table:table-cell>
          <table:table-cell office:value-type="string" calcext:value-type="string">
            <text:p>002.010.076</text:p>
          </table:table-cell>
          <table:table-cell table:formula="of:=CONCATENATE(REPT(&quot; &quot;;([.J224]-1)*3);[.E224])" office:value-type="string" office:string-value="      El Quimilo" calcext:value-type="string">
            <text:p><text:s text:c="6"/>El Quimilo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4]" office:value-type="float" office:value="2" calcext:value-type="float">
            <text:p>2</text:p>
          </table:table-cell>
          <table:table-cell table:formula="of:=[.C224]" office:value-type="float" office:value="10" calcext:value-type="float">
            <text:p>10</text:p>
          </table:table-cell>
          <table:table-cell table:style-name="ce22" office:value-type="float" office:value="77" calcext:value-type="float">
            <text:p>77</text:p>
          </table:table-cell>
          <table:table-cell office:value-type="string" calcext:value-type="string">
            <text:p>Esquiú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5]=&quot;Province&quot;;1;IF([.F225]=&quot;Department&quot;;2;3))" office:value-type="float" office:value="3" calcext:value-type="float">
            <text:p>3</text:p>
          </table:table-cell>
          <table:table-cell office:value-type="string" calcext:value-type="string">
            <text:p>002.010.077</text:p>
          </table:table-cell>
          <table:table-cell table:formula="of:=CONCATENATE(REPT(&quot; &quot;;([.J225]-1)*3);[.E225])" office:value-type="string" office:string-value="      Esquiú" calcext:value-type="string">
            <text:p><text:s text:c="6"/>Esquiú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5]" office:value-type="float" office:value="2" calcext:value-type="float">
            <text:p>2</text:p>
          </table:table-cell>
          <table:table-cell table:formula="of:=[.C225]" office:value-type="float" office:value="10" calcext:value-type="float">
            <text:p>10</text:p>
          </table:table-cell>
          <table:table-cell table:style-name="ce22" office:value-type="float" office:value="78" calcext:value-type="float">
            <text:p>78</text:p>
          </table:table-cell>
          <table:table-cell office:value-type="string" calcext:value-type="string">
            <text:p>Icañ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26]=&quot;Province&quot;;1;IF([.F226]=&quot;Department&quot;;2;3))" office:value-type="float" office:value="3" calcext:value-type="float">
            <text:p>3</text:p>
          </table:table-cell>
          <table:table-cell office:value-type="string" calcext:value-type="string">
            <text:p>002.010.078</text:p>
          </table:table-cell>
          <table:table-cell table:formula="of:=CONCATENATE(REPT(&quot; &quot;;([.J226]-1)*3);[.E226])" office:value-type="string" office:string-value="      Icaño" calcext:value-type="string">
            <text:p><text:s text:c="6"/>Icaño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" office:value-type="float" office:value="2" calcext:value-type="float">
            <text:p>2</text:p>
          </table:table-cell>
          <table:table-cell table:formula="of:=[.C226]" office:value-type="float" office:value="10" calcext:value-type="float">
            <text:p>10</text:p>
          </table:table-cell>
          <table:table-cell table:style-name="ce22" office:value-type="float" office:value="79" calcext:value-type="float">
            <text:p>79</text:p>
          </table:table-cell>
          <table:table-cell office:value-type="string" calcext:value-type="string">
            <text:p>La Dor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7]=&quot;Province&quot;;1;IF([.F227]=&quot;Department&quot;;2;3))" office:value-type="float" office:value="3" calcext:value-type="float">
            <text:p>3</text:p>
          </table:table-cell>
          <table:table-cell office:value-type="string" calcext:value-type="string">
            <text:p>002.010.079</text:p>
          </table:table-cell>
          <table:table-cell table:formula="of:=CONCATENATE(REPT(&quot; &quot;;([.J227]-1)*3);[.E227])" office:value-type="string" office:string-value="      La Dorada" calcext:value-type="string">
            <text:p><text:s text:c="6"/>La Dorada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7]" office:value-type="float" office:value="2" calcext:value-type="float">
            <text:p>2</text:p>
          </table:table-cell>
          <table:table-cell table:formula="of:=[.C227]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office:value-type="string" calcext:value-type="string">
            <text:p>La Guard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8]=&quot;Province&quot;;1;IF([.F228]=&quot;Department&quot;;2;3))" office:value-type="float" office:value="3" calcext:value-type="float">
            <text:p>3</text:p>
          </table:table-cell>
          <table:table-cell office:value-type="string" calcext:value-type="string">
            <text:p>002.010.080</text:p>
          </table:table-cell>
          <table:table-cell table:formula="of:=CONCATENATE(REPT(&quot; &quot;;([.J228]-1)*3);[.E228])" office:value-type="string" office:string-value="      La Guardia" calcext:value-type="string">
            <text:p><text:s text:c="6"/>La Guardia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8]" office:value-type="float" office:value="2" calcext:value-type="float">
            <text:p>2</text:p>
          </table:table-cell>
          <table:table-cell table:formula="of:=[.C228]" office:value-type="float" office:value="10" calcext:value-type="float">
            <text:p>10</text:p>
          </table:table-cell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Las Esquin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29]=&quot;Province&quot;;1;IF([.F229]=&quot;Department&quot;;2;3))" office:value-type="float" office:value="3" calcext:value-type="float">
            <text:p>3</text:p>
          </table:table-cell>
          <table:table-cell office:value-type="string" calcext:value-type="string">
            <text:p>002.010.081</text:p>
          </table:table-cell>
          <table:table-cell table:formula="of:=CONCATENATE(REPT(&quot; &quot;;([.J229]-1)*3);[.E229])" office:value-type="string" office:string-value="      Las Esquinas" calcext:value-type="string">
            <text:p><text:s text:c="6"/>Las Esquinas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9]" office:value-type="float" office:value="2" calcext:value-type="float">
            <text:p>2</text:p>
          </table:table-cell>
          <table:table-cell table:formula="of:=[.C229]" office:value-type="float" office:value="10" calcext:value-type="float">
            <text:p>10</text:p>
          </table:table-cell>
          <table:table-cell table:style-name="ce22" office:value-type="float" office:value="82" calcext:value-type="float">
            <text:p>82</text:p>
          </table:table-cell>
          <table:table-cell office:value-type="string" calcext:value-type="string">
            <text:p>Las Palmi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0]=&quot;Province&quot;;1;IF([.F230]=&quot;Department&quot;;2;3))" office:value-type="float" office:value="3" calcext:value-type="float">
            <text:p>3</text:p>
          </table:table-cell>
          <table:table-cell office:value-type="string" calcext:value-type="string">
            <text:p>002.010.082</text:p>
          </table:table-cell>
          <table:table-cell table:formula="of:=CONCATENATE(REPT(&quot; &quot;;([.J230]-1)*3);[.E230])" office:value-type="string" office:string-value="      Las Palmitas" calcext:value-type="string">
            <text:p><text:s text:c="6"/>Las Palmitas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0]" office:value-type="float" office:value="2" calcext:value-type="float">
            <text:p>2</text:p>
          </table:table-cell>
          <table:table-cell table:formula="of:=[.C230]" office:value-type="float" office:value="10" calcext:value-type="float">
            <text:p>10</text:p>
          </table:table-cell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Quiró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1]=&quot;Province&quot;;1;IF([.F231]=&quot;Department&quot;;2;3))" office:value-type="float" office:value="3" calcext:value-type="float">
            <text:p>3</text:p>
          </table:table-cell>
          <table:table-cell office:value-type="string" calcext:value-type="string">
            <text:p>002.010.083</text:p>
          </table:table-cell>
          <table:table-cell table:formula="of:=CONCATENATE(REPT(&quot; &quot;;([.J231]-1)*3);[.E231])" office:value-type="string" office:string-value="      Quirós" calcext:value-type="string">
            <text:p><text:s text:c="6"/>Quirós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1]" office:value-type="float" office:value="2" calcext:value-type="float">
            <text:p>2</text:p>
          </table:table-cell>
          <table:table-cell table:formula="of:=[.C231]" office:value-type="float" office:value="10" calcext:value-type="float">
            <text:p>10</text:p>
          </table:table-cell>
          <table:table-cell table:style-name="ce22" office:value-type="float" office:value="84" calcext:value-type="float">
            <text:p>84</text:p>
          </table:table-cell>
          <table:table-cell office:value-type="string" calcext:value-type="string">
            <text:p>Ramblon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2]=&quot;Province&quot;;1;IF([.F232]=&quot;Department&quot;;2;3))" office:value-type="float" office:value="3" calcext:value-type="float">
            <text:p>3</text:p>
          </table:table-cell>
          <table:table-cell office:value-type="string" calcext:value-type="string">
            <text:p>002.010.084</text:p>
          </table:table-cell>
          <table:table-cell table:formula="of:=CONCATENATE(REPT(&quot; &quot;;([.J232]-1)*3);[.E232])" office:value-type="string" office:string-value="      Ramblones" calcext:value-type="string">
            <text:p><text:s text:c="6"/>Ramblones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2]" office:value-type="float" office:value="2" calcext:value-type="float">
            <text:p>2</text:p>
          </table:table-cell>
          <table:table-cell table:formula="of:=[.C232]" office:value-type="float" office:value="10" calcext:value-type="float">
            <text:p>10</text:p>
          </table:table-cell>
          <table:table-cell table:style-name="ce22" office:value-type="float" office:value="85" calcext:value-type="float">
            <text:p>85</text:p>
          </table:table-cell>
          <table:table-cell office:value-type="string" calcext:value-type="string">
            <text:p>Recre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33]=&quot;Province&quot;;1;IF([.F233]=&quot;Department&quot;;2;3))" office:value-type="float" office:value="3" calcext:value-type="float">
            <text:p>3</text:p>
          </table:table-cell>
          <table:table-cell office:value-type="string" calcext:value-type="string">
            <text:p>002.010.085</text:p>
          </table:table-cell>
          <table:table-cell table:formula="of:=CONCATENATE(REPT(&quot; &quot;;([.J233]-1)*3);[.E233])" office:value-type="string" office:string-value="      Recreo" calcext:value-type="string">
            <text:p><text:s text:c="6"/>Recreo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" office:value-type="float" office:value="2" calcext:value-type="float">
            <text:p>2</text:p>
          </table:table-cell>
          <table:table-cell table:formula="of:=[.C233]" office:value-type="float" office:value="10" calcext:value-type="float">
            <text:p>10</text:p>
          </table:table-cell>
          <table:table-cell table:style-name="ce22" office:value-type="float" office:value="86" calcext:value-type="float">
            <text:p>86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4]=&quot;Province&quot;;1;IF([.F234]=&quot;Department&quot;;2;3))" office:value-type="float" office:value="3" calcext:value-type="float">
            <text:p>3</text:p>
          </table:table-cell>
          <table:table-cell office:value-type="string" calcext:value-type="string">
            <text:p>002.010.086</text:p>
          </table:table-cell>
          <table:table-cell table:formula="of:=CONCATENATE(REPT(&quot; &quot;;([.J234]-1)*3);[.E234])" office:value-type="string" office:string-value="      San Antonio" calcext:value-type="string">
            <text:p><text:s text:c="6"/>San Antonio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4]" office:value-type="float" office:value="2" calcext:value-type="float">
            <text:p>2</text:p>
          </table:table-cell>
          <table:table-cell table:style-name="ce20" table:formula="of:=[.C234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35]=&quot;Province&quot;;1;IF([.F23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11.000</text:p>
          </table:table-cell>
          <table:table-cell table:style-name="ce28" table:formula="of:=CONCATENATE(REPT(&quot; &quot;;([.J235]-1)*3);[.E235])" office:value-type="string" office:string-value="   Paclín" calcext:value-type="string">
            <text:p><text:s text:c="3"/>Paclín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5]" office:value-type="float" office:value="2" calcext:value-type="float">
            <text:p>2</text:p>
          </table:table-cell>
          <table:table-cell table:formula="of:=[.C235]" office:value-type="float" office:value="11" calcext:value-type="float">
            <text:p>11</text:p>
          </table:table-cell>
          <table:table-cell table:style-name="ce22" office:value-type="float" office:value="87" calcext:value-type="float">
            <text:p>87</text:p>
          </table:table-cell>
          <table:table-cell office:value-type="string" calcext:value-type="string">
            <text:p>Amado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6]=&quot;Province&quot;;1;IF([.F236]=&quot;Department&quot;;2;3))" office:value-type="float" office:value="3" calcext:value-type="float">
            <text:p>3</text:p>
          </table:table-cell>
          <table:table-cell office:value-type="string" calcext:value-type="string">
            <text:p>002.011.087</text:p>
          </table:table-cell>
          <table:table-cell table:formula="of:=CONCATENATE(REPT(&quot; &quot;;([.J236]-1)*3);[.E236])" office:value-type="string" office:string-value="      Amadores" calcext:value-type="string">
            <text:p><text:s text:c="6"/>Amadores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6]" office:value-type="float" office:value="2" calcext:value-type="float">
            <text:p>2</text:p>
          </table:table-cell>
          <table:table-cell table:formula="of:=[.C236]" office:value-type="float" office:value="11" calcext:value-type="float">
            <text:p>11</text:p>
          </table:table-cell>
          <table:table-cell table:style-name="ce22" office:value-type="float" office:value="88" calcext:value-type="float">
            <text:p>88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7]=&quot;Province&quot;;1;IF([.F237]=&quot;Department&quot;;2;3))" office:value-type="float" office:value="3" calcext:value-type="float">
            <text:p>3</text:p>
          </table:table-cell>
          <table:table-cell office:value-type="string" calcext:value-type="string">
            <text:p>002.011.088</text:p>
          </table:table-cell>
          <table:table-cell table:formula="of:=CONCATENATE(REPT(&quot; &quot;;([.J237]-1)*3);[.E237])" office:value-type="string" office:string-value="      El Rosario" calcext:value-type="string">
            <text:p><text:s text:c="6"/>El Rosario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7]" office:value-type="float" office:value="2" calcext:value-type="float">
            <text:p>2</text:p>
          </table:table-cell>
          <table:table-cell table:formula="of:=[.C237]" office:value-type="float" office:value="11" calcext:value-type="float">
            <text:p>11</text:p>
          </table:table-cell>
          <table:table-cell table:style-name="ce22" office:value-type="float" office:value="89" calcext:value-type="float">
            <text:p>89</text:p>
          </table:table-cell>
          <table:table-cell office:value-type="string" calcext:value-type="string">
            <text:p>La Baj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8]=&quot;Province&quot;;1;IF([.F238]=&quot;Department&quot;;2;3))" office:value-type="float" office:value="3" calcext:value-type="float">
            <text:p>3</text:p>
          </table:table-cell>
          <table:table-cell office:value-type="string" calcext:value-type="string">
            <text:p>002.011.089</text:p>
          </table:table-cell>
          <table:table-cell table:formula="of:=CONCATENATE(REPT(&quot; &quot;;([.J238]-1)*3);[.E238])" office:value-type="string" office:string-value="      La Bajada" calcext:value-type="string">
            <text:p><text:s text:c="6"/>La Bajada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8]" office:value-type="float" office:value="2" calcext:value-type="float">
            <text:p>2</text:p>
          </table:table-cell>
          <table:table-cell table:formula="of:=[.C238]" office:value-type="float" office:value="11" calcext:value-type="float">
            <text:p>11</text:p>
          </table:table-cell>
          <table:table-cell table:style-name="ce22" office:value-type="float" office:value="90" calcext:value-type="float">
            <text:p>90</text:p>
          </table:table-cell>
          <table:table-cell office:value-type="string" calcext:value-type="string">
            <text:p>La Higue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39]=&quot;Province&quot;;1;IF([.F239]=&quot;Department&quot;;2;3))" office:value-type="float" office:value="3" calcext:value-type="float">
            <text:p>3</text:p>
          </table:table-cell>
          <table:table-cell office:value-type="string" calcext:value-type="string">
            <text:p>002.011.090</text:p>
          </table:table-cell>
          <table:table-cell table:formula="of:=CONCATENATE(REPT(&quot; &quot;;([.J239]-1)*3);[.E239])" office:value-type="string" office:string-value="      La Higuera" calcext:value-type="string">
            <text:p><text:s text:c="6"/>La Higuera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9]" office:value-type="float" office:value="2" calcext:value-type="float">
            <text:p>2</text:p>
          </table:table-cell>
          <table:table-cell table:formula="of:=[.C239]" office:value-type="float" office:value="11" calcext:value-type="float">
            <text:p>11</text:p>
          </table:table-cell>
          <table:table-cell table:style-name="ce22" office:value-type="float" office:value="91" calcext:value-type="float">
            <text:p>91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0]=&quot;Province&quot;;1;IF([.F240]=&quot;Department&quot;;2;3))" office:value-type="float" office:value="3" calcext:value-type="float">
            <text:p>3</text:p>
          </table:table-cell>
          <table:table-cell office:value-type="string" calcext:value-type="string">
            <text:p>002.011.091</text:p>
          </table:table-cell>
          <table:table-cell table:formula="of:=CONCATENATE(REPT(&quot; &quot;;([.J240]-1)*3);[.E240])" office:value-type="string" office:string-value="      La Merced" calcext:value-type="string">
            <text:p><text:s text:c="6"/>La Merced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" office:value-type="float" office:value="2" calcext:value-type="float">
            <text:p>2</text:p>
          </table:table-cell>
          <table:table-cell table:formula="of:=[.C240]" office:value-type="float" office:value="11" calcext:value-type="float">
            <text:p>11</text:p>
          </table:table-cell>
          <table:table-cell table:style-name="ce22" office:value-type="float" office:value="92" calcext:value-type="float">
            <text:p>92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1]=&quot;Province&quot;;1;IF([.F241]=&quot;Department&quot;;2;3))" office:value-type="float" office:value="3" calcext:value-type="float">
            <text:p>3</text:p>
          </table:table-cell>
          <table:table-cell office:value-type="string" calcext:value-type="string">
            <text:p>002.011.092</text:p>
          </table:table-cell>
          <table:table-cell table:formula="of:=CONCATENATE(REPT(&quot; &quot;;([.J241]-1)*3);[.E241])" office:value-type="string" office:string-value="      Las Lajas" calcext:value-type="string">
            <text:p><text:s text:c="6"/>Las Lajas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1]" office:value-type="float" office:value="2" calcext:value-type="float">
            <text:p>2</text:p>
          </table:table-cell>
          <table:table-cell table:formula="of:=[.C241]" office:value-type="float" office:value="11" calcext:value-type="float">
            <text:p>11</text:p>
          </table:table-cell>
          <table:table-cell table:style-name="ce22" office:value-type="float" office:value="93" calcext:value-type="float">
            <text:p>93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2]=&quot;Province&quot;;1;IF([.F242]=&quot;Department&quot;;2;3))" office:value-type="float" office:value="3" calcext:value-type="float">
            <text:p>3</text:p>
          </table:table-cell>
          <table:table-cell office:value-type="string" calcext:value-type="string">
            <text:p>002.011.093</text:p>
          </table:table-cell>
          <table:table-cell table:formula="of:=CONCATENATE(REPT(&quot; &quot;;([.J242]-1)*3);[.E242])" office:value-type="string" office:string-value="      La Viña" calcext:value-type="string">
            <text:p><text:s text:c="6"/>La Viña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2]" office:value-type="float" office:value="2" calcext:value-type="float">
            <text:p>2</text:p>
          </table:table-cell>
          <table:table-cell table:formula="of:=[.C242]" office:value-type="float" office:value="11" calcext:value-type="float">
            <text:p>11</text:p>
          </table:table-cell>
          <table:table-cell table:style-name="ce22" office:value-type="float" office:value="94" calcext:value-type="float">
            <text:p>94</text:p>
          </table:table-cell>
          <table:table-cell office:value-type="string" calcext:value-type="string">
            <text:p>Monte Potre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3]=&quot;Province&quot;;1;IF([.F243]=&quot;Department&quot;;2;3))" office:value-type="float" office:value="3" calcext:value-type="float">
            <text:p>3</text:p>
          </table:table-cell>
          <table:table-cell office:value-type="string" calcext:value-type="string">
            <text:p>002.011.094</text:p>
          </table:table-cell>
          <table:table-cell table:formula="of:=CONCATENATE(REPT(&quot; &quot;;([.J243]-1)*3);[.E243])" office:value-type="string" office:string-value="      Monte Potrero" calcext:value-type="string">
            <text:p><text:s text:c="6"/>Monte Potrero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3]" office:value-type="float" office:value="2" calcext:value-type="float">
            <text:p>2</text:p>
          </table:table-cell>
          <table:table-cell table:formula="of:=[.C243]" office:value-type="float" office:value="11" calcext:value-type="float">
            <text:p>11</text:p>
          </table:table-cell>
          <table:table-cell table:style-name="ce22" office:value-type="float" office:value="95" calcext:value-type="float">
            <text:p>95</text:p>
          </table:table-cell>
          <table:table-cell office:value-type="string" calcext:value-type="string">
            <text:p>Palo Labr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4]=&quot;Province&quot;;1;IF([.F244]=&quot;Department&quot;;2;3))" office:value-type="float" office:value="3" calcext:value-type="float">
            <text:p>3</text:p>
          </table:table-cell>
          <table:table-cell office:value-type="string" calcext:value-type="string">
            <text:p>002.011.095</text:p>
          </table:table-cell>
          <table:table-cell table:formula="of:=CONCATENATE(REPT(&quot; &quot;;([.J244]-1)*3);[.E244])" office:value-type="string" office:string-value="      Palo Labrado" calcext:value-type="string">
            <text:p><text:s text:c="6"/>Palo Labrado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4]" office:value-type="float" office:value="2" calcext:value-type="float">
            <text:p>2</text:p>
          </table:table-cell>
          <table:table-cell table:formula="of:=[.C244]" office:value-type="float" office:value="11" calcext:value-type="float">
            <text:p>11</text:p>
          </table:table-cell>
          <table:table-cell table:style-name="ce22" office:value-type="float" office:value="96" calcext:value-type="float">
            <text:p>96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5]=&quot;Province&quot;;1;IF([.F245]=&quot;Department&quot;;2;3))" office:value-type="float" office:value="3" calcext:value-type="float">
            <text:p>3</text:p>
          </table:table-cell>
          <table:table-cell office:value-type="string" calcext:value-type="string">
            <text:p>002.011.096</text:p>
          </table:table-cell>
          <table:table-cell table:formula="of:=CONCATENATE(REPT(&quot; &quot;;([.J245]-1)*3);[.E245])" office:value-type="string" office:string-value="      San Antonio" calcext:value-type="string">
            <text:p><text:s text:c="6"/>San Antonio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5]" office:value-type="float" office:value="2" calcext:value-type="float">
            <text:p>2</text:p>
          </table:table-cell>
          <table:table-cell table:formula="of:=[.C245]" office:value-type="float" office:value="11" calcext:value-type="float">
            <text:p>11</text:p>
          </table:table-cell>
          <table:table-cell table:style-name="ce22" office:value-type="float" office:value="97" calcext:value-type="float">
            <text:p>97</text:p>
          </table:table-cell>
          <table:table-cell office:value-type="string" calcext:value-type="string">
            <text:p>Villa de Balcoz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6]=&quot;Province&quot;;1;IF([.F246]=&quot;Department&quot;;2;3))" office:value-type="float" office:value="3" calcext:value-type="float">
            <text:p>3</text:p>
          </table:table-cell>
          <table:table-cell office:value-type="string" calcext:value-type="string">
            <text:p>002.011.097</text:p>
          </table:table-cell>
          <table:table-cell table:formula="of:=CONCATENATE(REPT(&quot; &quot;;([.J246]-1)*3);[.E246])" office:value-type="string" office:string-value="      Villa de Balcozna" calcext:value-type="string">
            <text:p><text:s text:c="6"/>Villa de Balcozna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6]" office:value-type="float" office:value="2" calcext:value-type="float">
            <text:p>2</text:p>
          </table:table-cell>
          <table:table-cell table:style-name="ce20" table:formula="of:=[.C246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47]=&quot;Province&quot;;1;IF([.F24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12.000</text:p>
          </table:table-cell>
          <table:table-cell table:style-name="ce28" table:formula="of:=CONCATENATE(REPT(&quot; &quot;;([.J247]-1)*3);[.E247])" office:value-type="string" office:string-value="   Pomán" calcext:value-type="string">
            <text:p><text:s text:c="3"/>Pomán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" office:value-type="float" office:value="2" calcext:value-type="float">
            <text:p>2</text:p>
          </table:table-cell>
          <table:table-cell table:formula="of:=[.C247]" office:value-type="float" office:value="12" calcext:value-type="float">
            <text:p>12</text:p>
          </table:table-cell>
          <table:table-cell table:style-name="ce22" office:value-type="float" office:value="98" calcext:value-type="float">
            <text:p>98</text:p>
          </table:table-cell>
          <table:table-cell office:value-type="string" calcext:value-type="string">
            <text:p>Apoya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8]=&quot;Province&quot;;1;IF([.F248]=&quot;Department&quot;;2;3))" office:value-type="float" office:value="3" calcext:value-type="float">
            <text:p>3</text:p>
          </table:table-cell>
          <table:table-cell office:value-type="string" calcext:value-type="string">
            <text:p>002.012.098</text:p>
          </table:table-cell>
          <table:table-cell table:formula="of:=CONCATENATE(REPT(&quot; &quot;;([.J248]-1)*3);[.E248])" office:value-type="string" office:string-value="      Apoyaco" calcext:value-type="string">
            <text:p><text:s text:c="6"/>Apoyaco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8]" office:value-type="float" office:value="2" calcext:value-type="float">
            <text:p>2</text:p>
          </table:table-cell>
          <table:table-cell table:formula="of:=[.C248]" office:value-type="float" office:value="12" calcext:value-type="float">
            <text:p>12</text:p>
          </table:table-cell>
          <table:table-cell table:style-name="ce22" office:value-type="float" office:value="99" calcext:value-type="float">
            <text:p>99</text:p>
          </table:table-cell>
          <table:table-cell office:value-type="string" calcext:value-type="string">
            <text:p>Cola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49]=&quot;Province&quot;;1;IF([.F249]=&quot;Department&quot;;2;3))" office:value-type="float" office:value="3" calcext:value-type="float">
            <text:p>3</text:p>
          </table:table-cell>
          <table:table-cell office:value-type="string" calcext:value-type="string">
            <text:p>002.012.099</text:p>
          </table:table-cell>
          <table:table-cell table:formula="of:=CONCATENATE(REPT(&quot; &quot;;([.J249]-1)*3);[.E249])" office:value-type="string" office:string-value="      Colana" calcext:value-type="string">
            <text:p><text:s text:c="6"/>Colana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9]" office:value-type="float" office:value="2" calcext:value-type="float">
            <text:p>2</text:p>
          </table:table-cell>
          <table:table-cell table:formula="of:=[.C249]" office:value-type="float" office:value="12" calcext:value-type="float">
            <text:p>12</text:p>
          </table:table-cell>
          <table:table-cell table:style-name="ce22" office:value-type="float" office:value="100" calcext:value-type="float">
            <text:p>100</text:p>
          </table:table-cell>
          <table:table-cell office:value-type="string" calcext:value-type="string">
            <text:p>Colp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50]=&quot;Province&quot;;1;IF([.F250]=&quot;Department&quot;;2;3))" office:value-type="float" office:value="3" calcext:value-type="float">
            <text:p>3</text:p>
          </table:table-cell>
          <table:table-cell office:value-type="string" calcext:value-type="string">
            <text:p>002.012.100</text:p>
          </table:table-cell>
          <table:table-cell table:formula="of:=CONCATENATE(REPT(&quot; &quot;;([.J250]-1)*3);[.E250])" office:value-type="string" office:string-value="      Colpes" calcext:value-type="string">
            <text:p><text:s text:c="6"/>Colpes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0]" office:value-type="float" office:value="2" calcext:value-type="float">
            <text:p>2</text:p>
          </table:table-cell>
          <table:table-cell table:formula="of:=[.C250]" office:value-type="float" office:value="12" calcext:value-type="float">
            <text:p>12</text:p>
          </table:table-cell>
          <table:table-cell table:style-name="ce22" office:value-type="float" office:value="101" calcext:value-type="float">
            <text:p>101</text:p>
          </table:table-cell>
          <table:table-cell office:value-type="string" calcext:value-type="string">
            <text:p>El Pajonal (Est. Pomán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51]=&quot;Province&quot;;1;IF([.F251]=&quot;Department&quot;;2;3))" office:value-type="float" office:value="3" calcext:value-type="float">
            <text:p>3</text:p>
          </table:table-cell>
          <table:table-cell office:value-type="string" calcext:value-type="string">
            <text:p>002.012.101</text:p>
          </table:table-cell>
          <table:table-cell table:formula="of:=CONCATENATE(REPT(&quot; &quot;;([.J251]-1)*3);[.E251])" office:value-type="string" office:string-value="      El Pajonal (Est. Pomán)" calcext:value-type="string">
            <text:p><text:s text:c="6"/>El Pajonal (Est. Pomán)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1]" office:value-type="float" office:value="2" calcext:value-type="float">
            <text:p>2</text:p>
          </table:table-cell>
          <table:table-cell table:formula="of:=[.C251]" office:value-type="float" office:value="12" calcext:value-type="float">
            <text:p>12</text:p>
          </table:table-cell>
          <table:table-cell table:style-name="ce22" office:value-type="float" office:value="102" calcext:value-type="float">
            <text:p>102</text:p>
          </table:table-cell>
          <table:table-cell office:value-type="string" calcext:value-type="string">
            <text:p>Joyang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52]=&quot;Province&quot;;1;IF([.F252]=&quot;Department&quot;;2;3))" office:value-type="float" office:value="3" calcext:value-type="float">
            <text:p>3</text:p>
          </table:table-cell>
          <table:table-cell office:value-type="string" calcext:value-type="string">
            <text:p>002.012.102</text:p>
          </table:table-cell>
          <table:table-cell table:formula="of:=CONCATENATE(REPT(&quot; &quot;;([.J252]-1)*3);[.E252])" office:value-type="string" office:string-value="      Joyango" calcext:value-type="string">
            <text:p><text:s text:c="6"/>Joyango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2]" office:value-type="float" office:value="2" calcext:value-type="float">
            <text:p>2</text:p>
          </table:table-cell>
          <table:table-cell table:formula="of:=[.C252]" office:value-type="float" office:value="12" calcext:value-type="float">
            <text:p>12</text:p>
          </table:table-cell>
          <table:table-cell table:style-name="ce22" office:value-type="float" office:value="103" calcext:value-type="float">
            <text:p>103</text:p>
          </table:table-cell>
          <table:table-cell office:value-type="string" calcext:value-type="string">
            <text:p>Mutqu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53]=&quot;Province&quot;;1;IF([.F253]=&quot;Department&quot;;2;3))" office:value-type="float" office:value="3" calcext:value-type="float">
            <text:p>3</text:p>
          </table:table-cell>
          <table:table-cell office:value-type="string" calcext:value-type="string">
            <text:p>002.012.103</text:p>
          </table:table-cell>
          <table:table-cell table:formula="of:=CONCATENATE(REPT(&quot; &quot;;([.J253]-1)*3);[.E253])" office:value-type="string" office:string-value="      Mutquín" calcext:value-type="string">
            <text:p><text:s text:c="6"/>Mutquín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3]" office:value-type="float" office:value="2" calcext:value-type="float">
            <text:p>2</text:p>
          </table:table-cell>
          <table:table-cell table:formula="of:=[.C253]" office:value-type="float" office:value="12" calcext:value-type="float">
            <text:p>12</text:p>
          </table:table-cell>
          <table:table-cell table:style-name="ce22" office:value-type="float" office:value="104" calcext:value-type="float">
            <text:p>104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54]=&quot;Province&quot;;1;IF([.F254]=&quot;Department&quot;;2;3))" office:value-type="float" office:value="3" calcext:value-type="float">
            <text:p>3</text:p>
          </table:table-cell>
          <table:table-cell office:value-type="string" calcext:value-type="string">
            <text:p>002.012.104</text:p>
          </table:table-cell>
          <table:table-cell table:formula="of:=CONCATENATE(REPT(&quot; &quot;;([.J254]-1)*3);[.E254])" office:value-type="string" office:string-value="      Pomán" calcext:value-type="string">
            <text:p><text:s text:c="6"/>Pomán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4]" office:value-type="float" office:value="2" calcext:value-type="float">
            <text:p>2</text:p>
          </table:table-cell>
          <table:table-cell table:formula="of:=[.C254]" office:value-type="float" office:value="12" calcext:value-type="float">
            <text:p>12</text:p>
          </table:table-cell>
          <table:table-cell table:style-name="ce22" office:value-type="float" office:value="105" calcext:value-type="float">
            <text:p>105</text:p>
          </table:table-cell>
          <table:table-cell office:value-type="string" calcext:value-type="string">
            <text:p>Rinc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55]=&quot;Province&quot;;1;IF([.F255]=&quot;Department&quot;;2;3))" office:value-type="float" office:value="3" calcext:value-type="float">
            <text:p>3</text:p>
          </table:table-cell>
          <table:table-cell office:value-type="string" calcext:value-type="string">
            <text:p>002.012.105</text:p>
          </table:table-cell>
          <table:table-cell table:formula="of:=CONCATENATE(REPT(&quot; &quot;;([.J255]-1)*3);[.E255])" office:value-type="string" office:string-value="      Rincón" calcext:value-type="string">
            <text:p><text:s text:c="6"/>Rincón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5]" office:value-type="float" office:value="2" calcext:value-type="float">
            <text:p>2</text:p>
          </table:table-cell>
          <table:table-cell table:formula="of:=[.C255]" office:value-type="float" office:value="12" calcext:value-type="float">
            <text:p>12</text:p>
          </table:table-cell>
          <table:table-cell table:style-name="ce22" office:value-type="float" office:value="106" calcext:value-type="float">
            <text:p>106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56]=&quot;Province&quot;;1;IF([.F256]=&quot;Department&quot;;2;3))" office:value-type="float" office:value="3" calcext:value-type="float">
            <text:p>3</text:p>
          </table:table-cell>
          <table:table-cell office:value-type="string" calcext:value-type="string">
            <text:p>002.012.106</text:p>
          </table:table-cell>
          <table:table-cell table:formula="of:=CONCATENATE(REPT(&quot; &quot;;([.J256]-1)*3);[.E256])" office:value-type="string" office:string-value="      San Miguel" calcext:value-type="string">
            <text:p><text:s text:c="6"/>San Miguel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6]" office:value-type="float" office:value="2" calcext:value-type="float">
            <text:p>2</text:p>
          </table:table-cell>
          <table:table-cell table:formula="of:=[.C256]" office:value-type="float" office:value="12" calcext:value-type="float">
            <text:p>12</text:p>
          </table:table-cell>
          <table:table-cell table:style-name="ce22" office:value-type="float" office:value="107" calcext:value-type="float">
            <text:p>107</text:p>
          </table:table-cell>
          <table:table-cell office:value-type="string" calcext:value-type="string">
            <text:p>Sauji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57]=&quot;Province&quot;;1;IF([.F257]=&quot;Department&quot;;2;3))" office:value-type="float" office:value="3" calcext:value-type="float">
            <text:p>3</text:p>
          </table:table-cell>
          <table:table-cell office:value-type="string" calcext:value-type="string">
            <text:p>002.012.107</text:p>
          </table:table-cell>
          <table:table-cell table:formula="of:=CONCATENATE(REPT(&quot; &quot;;([.J257]-1)*3);[.E257])" office:value-type="string" office:string-value="      Saujil" calcext:value-type="string">
            <text:p><text:s text:c="6"/>Saujil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7]" office:value-type="float" office:value="2" calcext:value-type="float">
            <text:p>2</text:p>
          </table:table-cell>
          <table:table-cell table:formula="of:=[.C257]" office:value-type="float" office:value="12" calcext:value-type="float">
            <text:p>12</text:p>
          </table:table-cell>
          <table:table-cell table:style-name="ce22" office:value-type="float" office:value="108" calcext:value-type="float">
            <text:p>108</text:p>
          </table:table-cell>
          <table:table-cell office:value-type="string" calcext:value-type="string">
            <text:p>Sij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58]=&quot;Province&quot;;1;IF([.F258]=&quot;Department&quot;;2;3))" office:value-type="float" office:value="3" calcext:value-type="float">
            <text:p>3</text:p>
          </table:table-cell>
          <table:table-cell office:value-type="string" calcext:value-type="string">
            <text:p>002.012.108</text:p>
          </table:table-cell>
          <table:table-cell table:formula="of:=CONCATENATE(REPT(&quot; &quot;;([.J258]-1)*3);[.E258])" office:value-type="string" office:string-value="      Siján" calcext:value-type="string">
            <text:p><text:s text:c="6"/>Siján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8]" office:value-type="float" office:value="2" calcext:value-type="float">
            <text:p>2</text:p>
          </table:table-cell>
          <table:table-cell table:style-name="ce20" table:formula="of:=[.C258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59]=&quot;Province&quot;;1;IF([.F25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13.000</text:p>
          </table:table-cell>
          <table:table-cell table:style-name="ce28" table:formula="of:=CONCATENATE(REPT(&quot; &quot;;([.J259]-1)*3);[.E259])" office:value-type="string" office:string-value="   Santa María" calcext:value-type="string">
            <text:p><text:s text:c="3"/>Santa María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59]" office:value-type="float" office:value="2" calcext:value-type="float">
            <text:p>2</text:p>
          </table:table-cell>
          <table:table-cell table:formula="of:=[.C259]" office:value-type="float" office:value="13" calcext:value-type="float">
            <text:p>13</text:p>
          </table:table-cell>
          <table:table-cell table:style-name="ce22" office:value-type="float" office:value="109" calcext:value-type="float">
            <text:p>109</text:p>
          </table:table-cell>
          <table:table-cell office:value-type="string" calcext:value-type="string">
            <text:p>Andalhual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0]=&quot;Province&quot;;1;IF([.F260]=&quot;Department&quot;;2;3))" office:value-type="float" office:value="3" calcext:value-type="float">
            <text:p>3</text:p>
          </table:table-cell>
          <table:table-cell office:value-type="string" calcext:value-type="string">
            <text:p>002.013.109</text:p>
          </table:table-cell>
          <table:table-cell table:formula="of:=CONCATENATE(REPT(&quot; &quot;;([.J260]-1)*3);[.E260])" office:value-type="string" office:string-value="      Andalhualá" calcext:value-type="string">
            <text:p><text:s text:c="6"/>Andalhualá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0]" office:value-type="float" office:value="2" calcext:value-type="float">
            <text:p>2</text:p>
          </table:table-cell>
          <table:table-cell table:formula="of:=[.C260]" office:value-type="float" office:value="13" calcext:value-type="float">
            <text:p>13</text:p>
          </table:table-cell>
          <table:table-cell table:style-name="ce22" office:value-type="float" office:value="110" calcext:value-type="float">
            <text:p>110</text:p>
          </table:table-cell>
          <table:table-cell office:value-type="string" calcext:value-type="string">
            <text:p>Caspichang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1]=&quot;Province&quot;;1;IF([.F261]=&quot;Department&quot;;2;3))" office:value-type="float" office:value="3" calcext:value-type="float">
            <text:p>3</text:p>
          </table:table-cell>
          <table:table-cell office:value-type="string" calcext:value-type="string">
            <text:p>002.013.110</text:p>
          </table:table-cell>
          <table:table-cell table:formula="of:=CONCATENATE(REPT(&quot; &quot;;([.J261]-1)*3);[.E261])" office:value-type="string" office:string-value="      Caspichango" calcext:value-type="string">
            <text:p><text:s text:c="6"/>Caspichango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1]" office:value-type="float" office:value="2" calcext:value-type="float">
            <text:p>2</text:p>
          </table:table-cell>
          <table:table-cell table:formula="of:=[.C261]" office:value-type="float" office:value="13" calcext:value-type="float">
            <text:p>13</text:p>
          </table:table-cell>
          <table:table-cell table:style-name="ce22" office:value-type="float" office:value="111" calcext:value-type="float">
            <text:p>111</text:p>
          </table:table-cell>
          <table:table-cell office:value-type="string" calcext:value-type="string">
            <text:p>Chañar Pun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2]=&quot;Province&quot;;1;IF([.F262]=&quot;Department&quot;;2;3))" office:value-type="float" office:value="3" calcext:value-type="float">
            <text:p>3</text:p>
          </table:table-cell>
          <table:table-cell office:value-type="string" calcext:value-type="string">
            <text:p>002.013.111</text:p>
          </table:table-cell>
          <table:table-cell table:formula="of:=CONCATENATE(REPT(&quot; &quot;;([.J262]-1)*3);[.E262])" office:value-type="string" office:string-value="      Chañar Punco" calcext:value-type="string">
            <text:p><text:s text:c="6"/>Chañar Punco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2]" office:value-type="float" office:value="2" calcext:value-type="float">
            <text:p>2</text:p>
          </table:table-cell>
          <table:table-cell table:formula="of:=[.C262]" office:value-type="float" office:value="13" calcext:value-type="float">
            <text:p>13</text:p>
          </table:table-cell>
          <table:table-cell table:style-name="ce22" office:value-type="float" office:value="112" calcext:value-type="float">
            <text:p>112</text:p>
          </table:table-cell>
          <table:table-cell office:value-type="string" calcext:value-type="string">
            <text:p>El Caj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3]=&quot;Province&quot;;1;IF([.F263]=&quot;Department&quot;;2;3))" office:value-type="float" office:value="3" calcext:value-type="float">
            <text:p>3</text:p>
          </table:table-cell>
          <table:table-cell office:value-type="string" calcext:value-type="string">
            <text:p>002.013.112</text:p>
          </table:table-cell>
          <table:table-cell table:formula="of:=CONCATENATE(REPT(&quot; &quot;;([.J263]-1)*3);[.E263])" office:value-type="string" office:string-value="      El Cajón" calcext:value-type="string">
            <text:p><text:s text:c="6"/>El Cajón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3]" office:value-type="float" office:value="2" calcext:value-type="float">
            <text:p>2</text:p>
          </table:table-cell>
          <table:table-cell table:formula="of:=[.C263]" office:value-type="float" office:value="13" calcext:value-type="float">
            <text:p>13</text:p>
          </table:table-cell>
          <table:table-cell table:style-name="ce22" office:value-type="float" office:value="113" calcext:value-type="float">
            <text:p>113</text:p>
          </table:table-cell>
          <table:table-cell office:value-type="string" calcext:value-type="string">
            <text:p>El Desmont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4]=&quot;Province&quot;;1;IF([.F264]=&quot;Department&quot;;2;3))" office:value-type="float" office:value="3" calcext:value-type="float">
            <text:p>3</text:p>
          </table:table-cell>
          <table:table-cell office:value-type="string" calcext:value-type="string">
            <text:p>002.013.113</text:p>
          </table:table-cell>
          <table:table-cell table:formula="of:=CONCATENATE(REPT(&quot; &quot;;([.J264]-1)*3);[.E264])" office:value-type="string" office:string-value="      El Desmonte" calcext:value-type="string">
            <text:p><text:s text:c="6"/>El Desmonte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4]" office:value-type="float" office:value="2" calcext:value-type="float">
            <text:p>2</text:p>
          </table:table-cell>
          <table:table-cell table:formula="of:=[.C264]" office:value-type="float" office:value="13" calcext:value-type="float">
            <text:p>13</text:p>
          </table:table-cell>
          <table:table-cell table:style-name="ce22" office:value-type="float" office:value="114" calcext:value-type="float">
            <text:p>114</text:p>
          </table:table-cell>
          <table:table-cell office:value-type="string" calcext:value-type="string">
            <text:p>El Pues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5]=&quot;Province&quot;;1;IF([.F265]=&quot;Department&quot;;2;3))" office:value-type="float" office:value="3" calcext:value-type="float">
            <text:p>3</text:p>
          </table:table-cell>
          <table:table-cell office:value-type="string" calcext:value-type="string">
            <text:p>002.013.114</text:p>
          </table:table-cell>
          <table:table-cell table:formula="of:=CONCATENATE(REPT(&quot; &quot;;([.J265]-1)*3);[.E265])" office:value-type="string" office:string-value="      El Puesto" calcext:value-type="string">
            <text:p><text:s text:c="6"/>El Puesto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5]" office:value-type="float" office:value="2" calcext:value-type="float">
            <text:p>2</text:p>
          </table:table-cell>
          <table:table-cell table:formula="of:=[.C265]" office:value-type="float" office:value="13" calcext:value-type="float">
            <text:p>13</text:p>
          </table:table-cell>
          <table:table-cell table:style-name="ce22" office:value-type="float" office:value="115" calcext:value-type="float">
            <text:p>115</text:p>
          </table:table-cell>
          <table:table-cell office:value-type="string" calcext:value-type="string">
            <text:p>Famatanc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6]=&quot;Province&quot;;1;IF([.F266]=&quot;Department&quot;;2;3))" office:value-type="float" office:value="3" calcext:value-type="float">
            <text:p>3</text:p>
          </table:table-cell>
          <table:table-cell office:value-type="string" calcext:value-type="string">
            <text:p>002.013.115</text:p>
          </table:table-cell>
          <table:table-cell table:formula="of:=CONCATENATE(REPT(&quot; &quot;;([.J266]-1)*3);[.E266])" office:value-type="string" office:string-value="      Famatanca" calcext:value-type="string">
            <text:p><text:s text:c="6"/>Famatanca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6]" office:value-type="float" office:value="2" calcext:value-type="float">
            <text:p>2</text:p>
          </table:table-cell>
          <table:table-cell table:formula="of:=[.C266]" office:value-type="float" office:value="13" calcext:value-type="float">
            <text:p>13</text:p>
          </table:table-cell>
          <table:table-cell table:style-name="ce22" office:value-type="float" office:value="116" calcext:value-type="float">
            <text:p>116</text:p>
          </table:table-cell>
          <table:table-cell office:value-type="string" calcext:value-type="string">
            <text:p>Fuerte Quem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7]=&quot;Province&quot;;1;IF([.F267]=&quot;Department&quot;;2;3))" office:value-type="float" office:value="3" calcext:value-type="float">
            <text:p>3</text:p>
          </table:table-cell>
          <table:table-cell office:value-type="string" calcext:value-type="string">
            <text:p>002.013.116</text:p>
          </table:table-cell>
          <table:table-cell table:formula="of:=CONCATENATE(REPT(&quot; &quot;;([.J267]-1)*3);[.E267])" office:value-type="string" office:string-value="      Fuerte Quemado" calcext:value-type="string">
            <text:p><text:s text:c="6"/>Fuerte Quemado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7]" office:value-type="float" office:value="2" calcext:value-type="float">
            <text:p>2</text:p>
          </table:table-cell>
          <table:table-cell table:formula="of:=[.C267]" office:value-type="float" office:value="13" calcext:value-type="float">
            <text:p>13</text:p>
          </table:table-cell>
          <table:table-cell table:style-name="ce22" office:value-type="float" office:value="117" calcext:value-type="float">
            <text:p>117</text:p>
          </table:table-cell>
          <table:table-cell office:value-type="string" calcext:value-type="string">
            <text:p>La Hoy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8]=&quot;Province&quot;;1;IF([.F268]=&quot;Department&quot;;2;3))" office:value-type="float" office:value="3" calcext:value-type="float">
            <text:p>3</text:p>
          </table:table-cell>
          <table:table-cell office:value-type="string" calcext:value-type="string">
            <text:p>002.013.117</text:p>
          </table:table-cell>
          <table:table-cell table:formula="of:=CONCATENATE(REPT(&quot; &quot;;([.J268]-1)*3);[.E268])" office:value-type="string" office:string-value="      La Hoyada" calcext:value-type="string">
            <text:p><text:s text:c="6"/>La Hoyada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8]" office:value-type="float" office:value="2" calcext:value-type="float">
            <text:p>2</text:p>
          </table:table-cell>
          <table:table-cell table:formula="of:=[.C268]" office:value-type="float" office:value="13" calcext:value-type="float">
            <text:p>13</text:p>
          </table:table-cell>
          <table:table-cell table:style-name="ce22" office:value-type="float" office:value="118" calcext:value-type="float">
            <text:p>118</text:p>
          </table:table-cell>
          <table:table-cell office:value-type="string" calcext:value-type="string">
            <text:p>La Lom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69]=&quot;Province&quot;;1;IF([.F269]=&quot;Department&quot;;2;3))" office:value-type="float" office:value="3" calcext:value-type="float">
            <text:p>3</text:p>
          </table:table-cell>
          <table:table-cell office:value-type="string" calcext:value-type="string">
            <text:p>002.013.118</text:p>
          </table:table-cell>
          <table:table-cell table:formula="of:=CONCATENATE(REPT(&quot; &quot;;([.J269]-1)*3);[.E269])" office:value-type="string" office:string-value="      La Loma" calcext:value-type="string">
            <text:p><text:s text:c="6"/>La Loma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69]" office:value-type="float" office:value="2" calcext:value-type="float">
            <text:p>2</text:p>
          </table:table-cell>
          <table:table-cell table:formula="of:=[.C269]" office:value-type="float" office:value="13" calcext:value-type="float">
            <text:p>13</text:p>
          </table:table-cell>
          <table:table-cell table:style-name="ce22" office:value-type="float" office:value="119" calcext:value-type="float">
            <text:p>119</text:p>
          </table:table-cell>
          <table:table-cell office:value-type="string" calcext:value-type="string">
            <text:p>Las Mojarr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70]=&quot;Province&quot;;1;IF([.F270]=&quot;Department&quot;;2;3))" office:value-type="float" office:value="3" calcext:value-type="float">
            <text:p>3</text:p>
          </table:table-cell>
          <table:table-cell office:value-type="string" calcext:value-type="string">
            <text:p>002.013.119</text:p>
          </table:table-cell>
          <table:table-cell table:formula="of:=CONCATENATE(REPT(&quot; &quot;;([.J270]-1)*3);[.E270])" office:value-type="string" office:string-value="      Las Mojarras" calcext:value-type="string">
            <text:p><text:s text:c="6"/>Las Mojarras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0]" office:value-type="float" office:value="2" calcext:value-type="float">
            <text:p>2</text:p>
          </table:table-cell>
          <table:table-cell table:formula="of:=[.C270]" office:value-type="float" office:value="13" calcext:value-type="float">
            <text:p>13</text:p>
          </table:table-cell>
          <table:table-cell table:style-name="ce22" office:value-type="float" office:value="120" calcext:value-type="float">
            <text:p>120</text:p>
          </table:table-cell>
          <table:table-cell office:value-type="string" calcext:value-type="string">
            <text:p>Loro Huas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71]=&quot;Province&quot;;1;IF([.F271]=&quot;Department&quot;;2;3))" office:value-type="float" office:value="3" calcext:value-type="float">
            <text:p>3</text:p>
          </table:table-cell>
          <table:table-cell office:value-type="string" calcext:value-type="string">
            <text:p>002.013.120</text:p>
          </table:table-cell>
          <table:table-cell table:formula="of:=CONCATENATE(REPT(&quot; &quot;;([.J271]-1)*3);[.E271])" office:value-type="string" office:string-value="      Loro Huasi" calcext:value-type="string">
            <text:p><text:s text:c="6"/>Loro Huasi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1]" office:value-type="float" office:value="2" calcext:value-type="float">
            <text:p>2</text:p>
          </table:table-cell>
          <table:table-cell table:formula="of:=[.C271]" office:value-type="float" office:value="13" calcext:value-type="float">
            <text:p>13</text:p>
          </table:table-cell>
          <table:table-cell table:style-name="ce22" office:value-type="float" office:value="121" calcext:value-type="float">
            <text:p>121</text:p>
          </table:table-cell>
          <table:table-cell office:value-type="string" calcext:value-type="string">
            <text:p>Punta de Balas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72]=&quot;Province&quot;;1;IF([.F272]=&quot;Department&quot;;2;3))" office:value-type="float" office:value="3" calcext:value-type="float">
            <text:p>3</text:p>
          </table:table-cell>
          <table:table-cell office:value-type="string" calcext:value-type="string">
            <text:p>002.013.121</text:p>
          </table:table-cell>
          <table:table-cell table:formula="of:=CONCATENATE(REPT(&quot; &quot;;([.J272]-1)*3);[.E272])" office:value-type="string" office:string-value="      Punta de Balasto" calcext:value-type="string">
            <text:p><text:s text:c="6"/>Punta de Balasto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2]" office:value-type="float" office:value="2" calcext:value-type="float">
            <text:p>2</text:p>
          </table:table-cell>
          <table:table-cell table:formula="of:=[.C272]" office:value-type="float" office:value="13" calcext:value-type="float">
            <text:p>13</text:p>
          </table:table-cell>
          <table:table-cell table:style-name="ce22" office:value-type="float" office:value="122" calcext:value-type="float">
            <text:p>122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73]=&quot;Province&quot;;1;IF([.F273]=&quot;Department&quot;;2;3))" office:value-type="float" office:value="3" calcext:value-type="float">
            <text:p>3</text:p>
          </table:table-cell>
          <table:table-cell office:value-type="string" calcext:value-type="string">
            <text:p>002.013.122</text:p>
          </table:table-cell>
          <table:table-cell table:formula="of:=CONCATENATE(REPT(&quot; &quot;;([.J273]-1)*3);[.E273])" office:value-type="string" office:string-value="      San José" calcext:value-type="string">
            <text:p><text:s text:c="6"/>San José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3]" office:value-type="float" office:value="2" calcext:value-type="float">
            <text:p>2</text:p>
          </table:table-cell>
          <table:table-cell table:formula="of:=[.C273]" office:value-type="float" office:value="13" calcext:value-type="float">
            <text:p>13</text:p>
          </table:table-cell>
          <table:table-cell table:style-name="ce22" office:value-type="float" office:value="123" calcext:value-type="float">
            <text:p>123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74]=&quot;Province&quot;;1;IF([.F274]=&quot;Department&quot;;2;3))" office:value-type="float" office:value="3" calcext:value-type="float">
            <text:p>3</text:p>
          </table:table-cell>
          <table:table-cell office:value-type="string" calcext:value-type="string">
            <text:p>002.013.123</text:p>
          </table:table-cell>
          <table:table-cell table:formula="of:=CONCATENATE(REPT(&quot; &quot;;([.J274]-1)*3);[.E274])" office:value-type="string" office:string-value="      Santa María" calcext:value-type="string">
            <text:p><text:s text:c="6"/>Santa María</text:p>
          </table:table-cell>
          <table:table-cell table:number-columns-repeated="10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4]" office:value-type="float" office:value="2" calcext:value-type="float">
            <text:p>2</text:p>
          </table:table-cell>
          <table:table-cell table:formula="of:=[.C274]" office:value-type="float" office:value="13" calcext:value-type="float">
            <text:p>13</text:p>
          </table:table-cell>
          <table:table-cell table:style-name="ce22" office:value-type="float" office:value="124" calcext:value-type="float">
            <text:p>124</text:p>
          </table:table-cell>
          <table:table-cell office:value-type="string" calcext:value-type="string">
            <text:p>Yap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75]=&quot;Province&quot;;1;IF([.F275]=&quot;Department&quot;;2;3))" office:value-type="float" office:value="3" calcext:value-type="float">
            <text:p>3</text:p>
          </table:table-cell>
          <table:table-cell office:value-type="string" calcext:value-type="string">
            <text:p>002.013.124</text:p>
          </table:table-cell>
          <table:table-cell table:formula="of:=CONCATENATE(REPT(&quot; &quot;;([.J275]-1)*3);[.E275])" office:value-type="string" office:string-value="      Yapes" calcext:value-type="string">
            <text:p><text:s text:c="6"/>Yapes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5]" office:value-type="float" office:value="2" calcext:value-type="float">
            <text:p>2</text:p>
          </table:table-cell>
          <table:table-cell table:style-name="ce20" table:formula="of:=[.C275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76]=&quot;Province&quot;;1;IF([.F27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14.000</text:p>
          </table:table-cell>
          <table:table-cell table:style-name="ce28" table:formula="of:=CONCATENATE(REPT(&quot; &quot;;([.J276]-1)*3);[.E276])" office:value-type="string" office:string-value="   Santa Rosa" calcext:value-type="string">
            <text:p><text:s text:c="3"/>Santa Rosa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6]" office:value-type="float" office:value="2" calcext:value-type="float">
            <text:p>2</text:p>
          </table:table-cell>
          <table:table-cell table:formula="of:=[.C276]" office:value-type="float" office:value="14" calcext:value-type="float">
            <text:p>14</text:p>
          </table:table-cell>
          <table:table-cell table:style-name="ce22" office:value-type="float" office:value="125" calcext:value-type="float">
            <text:p>125</text:p>
          </table:table-cell>
          <table:table-cell office:value-type="string" calcext:value-type="string">
            <text:p>Alijil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77]=&quot;Province&quot;;1;IF([.F277]=&quot;Department&quot;;2;3))" office:value-type="float" office:value="3" calcext:value-type="float">
            <text:p>3</text:p>
          </table:table-cell>
          <table:table-cell office:value-type="string" calcext:value-type="string">
            <text:p>002.014.125</text:p>
          </table:table-cell>
          <table:table-cell table:formula="of:=CONCATENATE(REPT(&quot; &quot;;([.J277]-1)*3);[.E277])" office:value-type="string" office:string-value="      Alijilán" calcext:value-type="string">
            <text:p><text:s text:c="6"/>Alijilán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7]" office:value-type="float" office:value="2" calcext:value-type="float">
            <text:p>2</text:p>
          </table:table-cell>
          <table:table-cell table:formula="of:=[.C277]" office:value-type="float" office:value="14" calcext:value-type="float">
            <text:p>14</text:p>
          </table:table-cell>
          <table:table-cell table:style-name="ce22" office:value-type="float" office:value="126" calcext:value-type="float">
            <text:p>126</text:p>
          </table:table-cell>
          <table:table-cell office:value-type="string" calcext:value-type="string">
            <text:p>Bañado de Ovan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78]=&quot;Province&quot;;1;IF([.F278]=&quot;Department&quot;;2;3))" office:value-type="float" office:value="3" calcext:value-type="float">
            <text:p>3</text:p>
          </table:table-cell>
          <table:table-cell office:value-type="string" calcext:value-type="string">
            <text:p>002.014.126</text:p>
          </table:table-cell>
          <table:table-cell table:formula="of:=CONCATENATE(REPT(&quot; &quot;;([.J278]-1)*3);[.E278])" office:value-type="string" office:string-value="      Bañado de Ovanta" calcext:value-type="string">
            <text:p><text:s text:c="6"/>Bañado de Ovanta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8]" office:value-type="float" office:value="2" calcext:value-type="float">
            <text:p>2</text:p>
          </table:table-cell>
          <table:table-cell table:formula="of:=[.C278]" office:value-type="float" office:value="14" calcext:value-type="float">
            <text:p>14</text:p>
          </table:table-cell>
          <table:table-cell table:style-name="ce22" office:value-type="float" office:value="127" calcext:value-type="float">
            <text:p>127</text:p>
          </table:table-cell>
          <table:table-cell office:value-type="string" calcext:value-type="string">
            <text:p>Las Cañ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79]=&quot;Province&quot;;1;IF([.F279]=&quot;Department&quot;;2;3))" office:value-type="float" office:value="3" calcext:value-type="float">
            <text:p>3</text:p>
          </table:table-cell>
          <table:table-cell office:value-type="string" calcext:value-type="string">
            <text:p>002.014.127</text:p>
          </table:table-cell>
          <table:table-cell table:formula="of:=CONCATENATE(REPT(&quot; &quot;;([.J279]-1)*3);[.E279])" office:value-type="string" office:string-value="      Las Cañas" calcext:value-type="string">
            <text:p><text:s text:c="6"/>Las Cañas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79]" office:value-type="float" office:value="2" calcext:value-type="float">
            <text:p>2</text:p>
          </table:table-cell>
          <table:table-cell table:formula="of:=[.C279]" office:value-type="float" office:value="14" calcext:value-type="float">
            <text:p>14</text:p>
          </table:table-cell>
          <table:table-cell table:style-name="ce22" office:value-type="float" office:value="128" calcext:value-type="float">
            <text:p>128</text:p>
          </table:table-cell>
          <table:table-cell office:value-type="string" calcext:value-type="string">
            <text:p>Laval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80]=&quot;Province&quot;;1;IF([.F280]=&quot;Department&quot;;2;3))" office:value-type="float" office:value="3" calcext:value-type="float">
            <text:p>3</text:p>
          </table:table-cell>
          <table:table-cell office:value-type="string" calcext:value-type="string">
            <text:p>002.014.128</text:p>
          </table:table-cell>
          <table:table-cell table:formula="of:=CONCATENATE(REPT(&quot; &quot;;([.J280]-1)*3);[.E280])" office:value-type="string" office:string-value="      Lavalle" calcext:value-type="string">
            <text:p><text:s text:c="6"/>Lavalle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0]" office:value-type="float" office:value="2" calcext:value-type="float">
            <text:p>2</text:p>
          </table:table-cell>
          <table:table-cell table:formula="of:=[.C280]" office:value-type="float" office:value="14" calcext:value-type="float">
            <text:p>14</text:p>
          </table:table-cell>
          <table:table-cell table:style-name="ce22" office:value-type="float" office:value="129" calcext:value-type="float">
            <text:p>129</text:p>
          </table:table-cell>
          <table:table-cell office:value-type="string" calcext:value-type="string">
            <text:p>Los Alt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81]=&quot;Province&quot;;1;IF([.F281]=&quot;Department&quot;;2;3))" office:value-type="float" office:value="3" calcext:value-type="float">
            <text:p>3</text:p>
          </table:table-cell>
          <table:table-cell office:value-type="string" calcext:value-type="string">
            <text:p>002.014.129</text:p>
          </table:table-cell>
          <table:table-cell table:formula="of:=CONCATENATE(REPT(&quot; &quot;;([.J281]-1)*3);[.E281])" office:value-type="string" office:string-value="      Los Altos" calcext:value-type="string">
            <text:p><text:s text:c="6"/>Los Altos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1]" office:value-type="float" office:value="2" calcext:value-type="float">
            <text:p>2</text:p>
          </table:table-cell>
          <table:table-cell table:formula="of:=[.C281]" office:value-type="float" office:value="14" calcext:value-type="float">
            <text:p>14</text:p>
          </table:table-cell>
          <table:table-cell table:style-name="ce22" office:value-type="float" office:value="130" calcext:value-type="float">
            <text:p>130</text:p>
          </table:table-cell>
          <table:table-cell office:value-type="string" calcext:value-type="string">
            <text:p>Manantia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82]=&quot;Province&quot;;1;IF([.F282]=&quot;Department&quot;;2;3))" office:value-type="float" office:value="3" calcext:value-type="float">
            <text:p>3</text:p>
          </table:table-cell>
          <table:table-cell office:value-type="string" calcext:value-type="string">
            <text:p>002.014.130</text:p>
          </table:table-cell>
          <table:table-cell table:formula="of:=CONCATENATE(REPT(&quot; &quot;;([.J282]-1)*3);[.E282])" office:value-type="string" office:string-value="      Manantiales" calcext:value-type="string">
            <text:p><text:s text:c="6"/>Manantiales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2]" office:value-type="float" office:value="2" calcext:value-type="float">
            <text:p>2</text:p>
          </table:table-cell>
          <table:table-cell table:formula="of:=[.C282]" office:value-type="float" office:value="14" calcext:value-type="float">
            <text:p>14</text:p>
          </table:table-cell>
          <table:table-cell table:style-name="ce22" office:value-type="float" office:value="131" calcext:value-type="float">
            <text:p>131</text:p>
          </table:table-cell>
          <table:table-cell office:value-type="string" calcext:value-type="string">
            <text:p>San Pedro (San Pedro de Guasayán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83]=&quot;Province&quot;;1;IF([.F283]=&quot;Department&quot;;2;3))" office:value-type="float" office:value="3" calcext:value-type="float">
            <text:p>3</text:p>
          </table:table-cell>
          <table:table-cell office:value-type="string" calcext:value-type="string">
            <text:p>002.014.131</text:p>
          </table:table-cell>
          <table:table-cell table:formula="of:=CONCATENATE(REPT(&quot; &quot;;([.J283]-1)*3);[.E283])" office:value-type="string" office:string-value="      San Pedro (San Pedro de Guasayán)" calcext:value-type="string">
            <text:p><text:s text:c="6"/>San Pedro (San Pedro de Guasayán)</text:p>
          </table:table-cell>
          <table:table-cell table:number-columns-repeated="10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3]" office:value-type="float" office:value="2" calcext:value-type="float">
            <text:p>2</text:p>
          </table:table-cell>
          <table:table-cell table:style-name="ce20" table:formula="of:=[.C283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284]=&quot;Province&quot;;1;IF([.F28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15.000</text:p>
          </table:table-cell>
          <table:table-cell table:style-name="ce28" table:formula="of:=CONCATENATE(REPT(&quot; &quot;;([.J284]-1)*3);[.E284])" office:value-type="string" office:string-value="   Tinogasta" calcext:value-type="string">
            <text:p><text:s text:c="3"/>Tinogasta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4]" office:value-type="float" office:value="2" calcext:value-type="float">
            <text:p>2</text:p>
          </table:table-cell>
          <table:table-cell table:formula="of:=[.C284]" office:value-type="float" office:value="15" calcext:value-type="float">
            <text:p>15</text:p>
          </table:table-cell>
          <table:table-cell table:style-name="ce22" office:value-type="float" office:value="132" calcext:value-type="float">
            <text:p>132</text:p>
          </table:table-cell>
          <table:table-cell office:value-type="string" calcext:value-type="string">
            <text:p>Anilla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85]=&quot;Province&quot;;1;IF([.F285]=&quot;Department&quot;;2;3))" office:value-type="float" office:value="3" calcext:value-type="float">
            <text:p>3</text:p>
          </table:table-cell>
          <table:table-cell office:value-type="string" calcext:value-type="string">
            <text:p>002.015.132</text:p>
          </table:table-cell>
          <table:table-cell table:formula="of:=CONCATENATE(REPT(&quot; &quot;;([.J285]-1)*3);[.E285])" office:value-type="string" office:string-value="      Anillaco" calcext:value-type="string">
            <text:p><text:s text:c="6"/>Anillaco</text:p>
          </table:table-cell>
          <table:table-cell table:number-columns-repeated="10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5]" office:value-type="float" office:value="2" calcext:value-type="float">
            <text:p>2</text:p>
          </table:table-cell>
          <table:table-cell table:formula="of:=[.C285]" office:value-type="float" office:value="15" calcext:value-type="float">
            <text:p>15</text:p>
          </table:table-cell>
          <table:table-cell table:style-name="ce22" office:value-type="float" office:value="133" calcext:value-type="float">
            <text:p>133</text:p>
          </table:table-cell>
          <table:table-cell office:value-type="string" calcext:value-type="string">
            <text:p>Antina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86]=&quot;Province&quot;;1;IF([.F286]=&quot;Department&quot;;2;3))" office:value-type="float" office:value="3" calcext:value-type="float">
            <text:p>3</text:p>
          </table:table-cell>
          <table:table-cell office:value-type="string" calcext:value-type="string">
            <text:p>002.015.133</text:p>
          </table:table-cell>
          <table:table-cell table:formula="of:=CONCATENATE(REPT(&quot; &quot;;([.J286]-1)*3);[.E286])" office:value-type="string" office:string-value="      Antinaco" calcext:value-type="string">
            <text:p><text:s text:c="6"/>Antinaco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6]" office:value-type="float" office:value="2" calcext:value-type="float">
            <text:p>2</text:p>
          </table:table-cell>
          <table:table-cell table:formula="of:=[.C286]" office:value-type="float" office:value="15" calcext:value-type="float">
            <text:p>15</text:p>
          </table:table-cell>
          <table:table-cell table:style-name="ce22" office:value-type="float" office:value="134" calcext:value-type="float">
            <text:p>134</text:p>
          </table:table-cell>
          <table:table-cell office:value-type="string" calcext:value-type="string">
            <text:p>Banda de Luce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87]=&quot;Province&quot;;1;IF([.F287]=&quot;Department&quot;;2;3))" office:value-type="float" office:value="3" calcext:value-type="float">
            <text:p>3</text:p>
          </table:table-cell>
          <table:table-cell office:value-type="string" calcext:value-type="string">
            <text:p>002.015.134</text:p>
          </table:table-cell>
          <table:table-cell table:formula="of:=CONCATENATE(REPT(&quot; &quot;;([.J287]-1)*3);[.E287])" office:value-type="string" office:string-value="      Banda de Lucero" calcext:value-type="string">
            <text:p><text:s text:c="6"/>Banda de Lucero</text:p>
          </table:table-cell>
          <table:table-cell table:number-columns-repeated="10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7]" office:value-type="float" office:value="2" calcext:value-type="float">
            <text:p>2</text:p>
          </table:table-cell>
          <table:table-cell table:formula="of:=[.C287]" office:value-type="float" office:value="15" calcext:value-type="float">
            <text:p>15</text:p>
          </table:table-cell>
          <table:table-cell table:style-name="ce22" office:value-type="float" office:value="135" calcext:value-type="float">
            <text:p>135</text:p>
          </table:table-cell>
          <table:table-cell office:value-type="string" calcext:value-type="string">
            <text:p>Cerro Neg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88]=&quot;Province&quot;;1;IF([.F288]=&quot;Department&quot;;2;3))" office:value-type="float" office:value="3" calcext:value-type="float">
            <text:p>3</text:p>
          </table:table-cell>
          <table:table-cell office:value-type="string" calcext:value-type="string">
            <text:p>002.015.135</text:p>
          </table:table-cell>
          <table:table-cell table:formula="of:=CONCATENATE(REPT(&quot; &quot;;([.J288]-1)*3);[.E288])" office:value-type="string" office:string-value="      Cerro Negro" calcext:value-type="string">
            <text:p><text:s text:c="6"/>Cerro Negro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8]" office:value-type="float" office:value="2" calcext:value-type="float">
            <text:p>2</text:p>
          </table:table-cell>
          <table:table-cell table:formula="of:=[.C288]" office:value-type="float" office:value="15" calcext:value-type="float">
            <text:p>15</text:p>
          </table:table-cell>
          <table:table-cell table:style-name="ce22" office:value-type="float" office:value="136" calcext:value-type="float">
            <text:p>136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89]=&quot;Province&quot;;1;IF([.F289]=&quot;Department&quot;;2;3))" office:value-type="float" office:value="3" calcext:value-type="float">
            <text:p>3</text:p>
          </table:table-cell>
          <table:table-cell office:value-type="string" calcext:value-type="string">
            <text:p>002.015.136</text:p>
          </table:table-cell>
          <table:table-cell table:formula="of:=CONCATENATE(REPT(&quot; &quot;;([.J289]-1)*3);[.E289])" office:value-type="string" office:string-value="      Copacabana" calcext:value-type="string">
            <text:p><text:s text:c="6"/>Copacabana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89]" office:value-type="float" office:value="2" calcext:value-type="float">
            <text:p>2</text:p>
          </table:table-cell>
          <table:table-cell table:formula="of:=[.C289]" office:value-type="float" office:value="15" calcext:value-type="float">
            <text:p>15</text:p>
          </table:table-cell>
          <table:table-cell table:style-name="ce22" office:value-type="float" office:value="137" calcext:value-type="float">
            <text:p>137</text:p>
          </table:table-cell>
          <table:table-cell office:value-type="string" calcext:value-type="string">
            <text:p>Cordobi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0]=&quot;Province&quot;;1;IF([.F290]=&quot;Department&quot;;2;3))" office:value-type="float" office:value="3" calcext:value-type="float">
            <text:p>3</text:p>
          </table:table-cell>
          <table:table-cell office:value-type="string" calcext:value-type="string">
            <text:p>002.015.137</text:p>
          </table:table-cell>
          <table:table-cell table:formula="of:=CONCATENATE(REPT(&quot; &quot;;([.J290]-1)*3);[.E290])" office:value-type="string" office:string-value="      Cordobita" calcext:value-type="string">
            <text:p><text:s text:c="6"/>Cordobita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0]" office:value-type="float" office:value="2" calcext:value-type="float">
            <text:p>2</text:p>
          </table:table-cell>
          <table:table-cell table:formula="of:=[.C290]" office:value-type="float" office:value="15" calcext:value-type="float">
            <text:p>15</text:p>
          </table:table-cell>
          <table:table-cell table:style-name="ce22" office:value-type="float" office:value="138" calcext:value-type="float">
            <text:p>138</text:p>
          </table:table-cell>
          <table:table-cell office:value-type="string" calcext:value-type="string">
            <text:p>Costa de Rey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1]=&quot;Province&quot;;1;IF([.F291]=&quot;Department&quot;;2;3))" office:value-type="float" office:value="3" calcext:value-type="float">
            <text:p>3</text:p>
          </table:table-cell>
          <table:table-cell office:value-type="string" calcext:value-type="string">
            <text:p>002.015.138</text:p>
          </table:table-cell>
          <table:table-cell table:formula="of:=CONCATENATE(REPT(&quot; &quot;;([.J291]-1)*3);[.E291])" office:value-type="string" office:string-value="      Costa de Reyes" calcext:value-type="string">
            <text:p><text:s text:c="6"/>Costa de Reyes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1]" office:value-type="float" office:value="2" calcext:value-type="float">
            <text:p>2</text:p>
          </table:table-cell>
          <table:table-cell table:formula="of:=[.C291]" office:value-type="float" office:value="15" calcext:value-type="float">
            <text:p>15</text:p>
          </table:table-cell>
          <table:table-cell table:style-name="ce22" office:value-type="float" office:value="139" calcext:value-type="float">
            <text:p>139</text:p>
          </table:table-cell>
          <table:table-cell office:value-type="string" calcext:value-type="string">
            <text:p>El Puebli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2]=&quot;Province&quot;;1;IF([.F292]=&quot;Department&quot;;2;3))" office:value-type="float" office:value="3" calcext:value-type="float">
            <text:p>3</text:p>
          </table:table-cell>
          <table:table-cell office:value-type="string" calcext:value-type="string">
            <text:p>002.015.139</text:p>
          </table:table-cell>
          <table:table-cell table:formula="of:=CONCATENATE(REPT(&quot; &quot;;([.J292]-1)*3);[.E292])" office:value-type="string" office:string-value="      El Pueblito" calcext:value-type="string">
            <text:p><text:s text:c="6"/>El Pueblito</text:p>
          </table:table-cell>
          <table:table-cell table:number-columns-repeated="10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2]" office:value-type="float" office:value="2" calcext:value-type="float">
            <text:p>2</text:p>
          </table:table-cell>
          <table:table-cell table:formula="of:=[.C292]" office:value-type="float" office:value="15" calcext:value-type="float">
            <text:p>15</text:p>
          </table:table-cell>
          <table:table-cell table:style-name="ce22" office:value-type="float" office:value="140" calcext:value-type="float">
            <text:p>140</text:p>
          </table:table-cell>
          <table:table-cell office:value-type="string" calcext:value-type="string">
            <text:p>El Pues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3]=&quot;Province&quot;;1;IF([.F293]=&quot;Department&quot;;2;3))" office:value-type="float" office:value="3" calcext:value-type="float">
            <text:p>3</text:p>
          </table:table-cell>
          <table:table-cell office:value-type="string" calcext:value-type="string">
            <text:p>002.015.140</text:p>
          </table:table-cell>
          <table:table-cell table:formula="of:=CONCATENATE(REPT(&quot; &quot;;([.J293]-1)*3);[.E293])" office:value-type="string" office:string-value="      El Puesto" calcext:value-type="string">
            <text:p><text:s text:c="6"/>El Puesto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3]" office:value-type="float" office:value="2" calcext:value-type="float">
            <text:p>2</text:p>
          </table:table-cell>
          <table:table-cell table:formula="of:=[.C293]" office:value-type="float" office:value="15" calcext:value-type="float">
            <text:p>15</text:p>
          </table:table-cell>
          <table:table-cell table:style-name="ce22" office:value-type="float" office:value="141" calcext:value-type="float">
            <text:p>141</text:p>
          </table:table-cell>
          <table:table-cell office:value-type="string" calcext:value-type="string">
            <text:p>El Sal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4]=&quot;Province&quot;;1;IF([.F294]=&quot;Department&quot;;2;3))" office:value-type="float" office:value="3" calcext:value-type="float">
            <text:p>3</text:p>
          </table:table-cell>
          <table:table-cell office:value-type="string" calcext:value-type="string">
            <text:p>002.015.141</text:p>
          </table:table-cell>
          <table:table-cell table:formula="of:=CONCATENATE(REPT(&quot; &quot;;([.J294]-1)*3);[.E294])" office:value-type="string" office:string-value="      El Salado" calcext:value-type="string">
            <text:p><text:s text:c="6"/>El Salado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4]" office:value-type="float" office:value="2" calcext:value-type="float">
            <text:p>2</text:p>
          </table:table-cell>
          <table:table-cell table:formula="of:=[.C294]" office:value-type="float" office:value="15" calcext:value-type="float">
            <text:p>15</text:p>
          </table:table-cell>
          <table:table-cell table:style-name="ce22" office:value-type="float" office:value="142" calcext:value-type="float">
            <text:p>142</text:p>
          </table:table-cell>
          <table:table-cell office:value-type="string" calcext:value-type="string">
            <text:p>Fiambal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295]=&quot;Province&quot;;1;IF([.F295]=&quot;Department&quot;;2;3))" office:value-type="float" office:value="3" calcext:value-type="float">
            <text:p>3</text:p>
          </table:table-cell>
          <table:table-cell office:value-type="string" calcext:value-type="string">
            <text:p>002.015.142</text:p>
          </table:table-cell>
          <table:table-cell table:formula="of:=CONCATENATE(REPT(&quot; &quot;;([.J295]-1)*3);[.E295])" office:value-type="string" office:string-value="      Fiambalá" calcext:value-type="string">
            <text:p><text:s text:c="6"/>Fiambalá</text:p>
          </table:table-cell>
          <table:table-cell table:number-columns-repeated="10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5]" office:value-type="float" office:value="2" calcext:value-type="float">
            <text:p>2</text:p>
          </table:table-cell>
          <table:table-cell table:formula="of:=[.C295]" office:value-type="float" office:value="15" calcext:value-type="float">
            <text:p>15</text:p>
          </table:table-cell>
          <table:table-cell table:style-name="ce22" office:value-type="float" office:value="143" calcext:value-type="float">
            <text:p>143</text:p>
          </table:table-cell>
          <table:table-cell office:value-type="string" calcext:value-type="string">
            <text:p>Los Balverdi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6]=&quot;Province&quot;;1;IF([.F296]=&quot;Department&quot;;2;3))" office:value-type="float" office:value="3" calcext:value-type="float">
            <text:p>3</text:p>
          </table:table-cell>
          <table:table-cell office:value-type="string" calcext:value-type="string">
            <text:p>002.015.143</text:p>
          </table:table-cell>
          <table:table-cell table:formula="of:=CONCATENATE(REPT(&quot; &quot;;([.J296]-1)*3);[.E296])" office:value-type="string" office:string-value="      Los Balverdis" calcext:value-type="string">
            <text:p><text:s text:c="6"/>Los Balverdis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6]" office:value-type="float" office:value="2" calcext:value-type="float">
            <text:p>2</text:p>
          </table:table-cell>
          <table:table-cell table:formula="of:=[.C296]" office:value-type="float" office:value="15" calcext:value-type="float">
            <text:p>15</text:p>
          </table:table-cell>
          <table:table-cell table:style-name="ce22" office:value-type="float" office:value="144" calcext:value-type="float">
            <text:p>144</text:p>
          </table:table-cell>
          <table:table-cell office:value-type="string" calcext:value-type="string">
            <text:p>Medanit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7]=&quot;Province&quot;;1;IF([.F297]=&quot;Department&quot;;2;3))" office:value-type="float" office:value="3" calcext:value-type="float">
            <text:p>3</text:p>
          </table:table-cell>
          <table:table-cell office:value-type="string" calcext:value-type="string">
            <text:p>002.015.144</text:p>
          </table:table-cell>
          <table:table-cell table:formula="of:=CONCATENATE(REPT(&quot; &quot;;([.J297]-1)*3);[.E297])" office:value-type="string" office:string-value="      Medanitos" calcext:value-type="string">
            <text:p><text:s text:c="6"/>Medanitos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7]" office:value-type="float" office:value="2" calcext:value-type="float">
            <text:p>2</text:p>
          </table:table-cell>
          <table:table-cell table:formula="of:=[.C297]" office:value-type="float" office:value="15" calcext:value-type="float">
            <text:p>15</text:p>
          </table:table-cell>
          <table:table-cell table:style-name="ce22" office:value-type="float" office:value="145" calcext:value-type="float">
            <text:p>145</text:p>
          </table:table-cell>
          <table:table-cell office:value-type="string" calcext:value-type="string">
            <text:p>Palo Blan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8]=&quot;Province&quot;;1;IF([.F298]=&quot;Department&quot;;2;3))" office:value-type="float" office:value="3" calcext:value-type="float">
            <text:p>3</text:p>
          </table:table-cell>
          <table:table-cell office:value-type="string" calcext:value-type="string">
            <text:p>002.015.145</text:p>
          </table:table-cell>
          <table:table-cell table:formula="of:=CONCATENATE(REPT(&quot; &quot;;([.J298]-1)*3);[.E298])" office:value-type="string" office:string-value="      Palo Blanco" calcext:value-type="string">
            <text:p><text:s text:c="6"/>Palo Blanco</text:p>
          </table:table-cell>
          <table:table-cell table:number-columns-repeated="10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8]" office:value-type="float" office:value="2" calcext:value-type="float">
            <text:p>2</text:p>
          </table:table-cell>
          <table:table-cell table:formula="of:=[.C298]" office:value-type="float" office:value="15" calcext:value-type="float">
            <text:p>15</text:p>
          </table:table-cell>
          <table:table-cell table:style-name="ce22" office:value-type="float" office:value="146" calcext:value-type="float">
            <text:p>146</text:p>
          </table:table-cell>
          <table:table-cell office:value-type="string" calcext:value-type="string">
            <text:p>Punta del Agu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299]=&quot;Province&quot;;1;IF([.F299]=&quot;Department&quot;;2;3))" office:value-type="float" office:value="3" calcext:value-type="float">
            <text:p>3</text:p>
          </table:table-cell>
          <table:table-cell office:value-type="string" calcext:value-type="string">
            <text:p>002.015.146</text:p>
          </table:table-cell>
          <table:table-cell table:formula="of:=CONCATENATE(REPT(&quot; &quot;;([.J299]-1)*3);[.E299])" office:value-type="string" office:string-value="      Punta del Agua" calcext:value-type="string">
            <text:p><text:s text:c="6"/>Punta del Agua</text:p>
          </table:table-cell>
          <table:table-cell table:number-columns-repeated="10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299]" office:value-type="float" office:value="2" calcext:value-type="float">
            <text:p>2</text:p>
          </table:table-cell>
          <table:table-cell table:formula="of:=[.C299]" office:value-type="float" office:value="15" calcext:value-type="float">
            <text:p>15</text:p>
          </table:table-cell>
          <table:table-cell table:style-name="ce22" office:value-type="float" office:value="147" calcext:value-type="float">
            <text:p>147</text:p>
          </table:table-cell>
          <table:table-cell office:value-type="string" calcext:value-type="string">
            <text:p>Sauji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300]=&quot;Province&quot;;1;IF([.F300]=&quot;Department&quot;;2;3))" office:value-type="float" office:value="3" calcext:value-type="float">
            <text:p>3</text:p>
          </table:table-cell>
          <table:table-cell office:value-type="string" calcext:value-type="string">
            <text:p>002.015.147</text:p>
          </table:table-cell>
          <table:table-cell table:formula="of:=CONCATENATE(REPT(&quot; &quot;;([.J300]-1)*3);[.E300])" office:value-type="string" office:string-value="      Saujil" calcext:value-type="string">
            <text:p><text:s text:c="6"/>Saujil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0]" office:value-type="float" office:value="2" calcext:value-type="float">
            <text:p>2</text:p>
          </table:table-cell>
          <table:table-cell table:formula="of:=[.C300]" office:value-type="float" office:value="15" calcext:value-type="float">
            <text:p>15</text:p>
          </table:table-cell>
          <table:table-cell table:style-name="ce22" office:value-type="float" office:value="148" calcext:value-type="float">
            <text:p>148</text:p>
          </table:table-cell>
          <table:table-cell office:value-type="string" calcext:value-type="string">
            <text:p>Tat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301]=&quot;Province&quot;;1;IF([.F301]=&quot;Department&quot;;2;3))" office:value-type="float" office:value="3" calcext:value-type="float">
            <text:p>3</text:p>
          </table:table-cell>
          <table:table-cell office:value-type="string" calcext:value-type="string">
            <text:p>002.015.148</text:p>
          </table:table-cell>
          <table:table-cell table:formula="of:=CONCATENATE(REPT(&quot; &quot;;([.J301]-1)*3);[.E301])" office:value-type="string" office:string-value="      Tatón" calcext:value-type="string">
            <text:p><text:s text:c="6"/>Tatón</text:p>
          </table:table-cell>
          <table:table-cell table:number-columns-repeated="10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1]" office:value-type="float" office:value="2" calcext:value-type="float">
            <text:p>2</text:p>
          </table:table-cell>
          <table:table-cell table:formula="of:=[.C301]" office:value-type="float" office:value="15" calcext:value-type="float">
            <text:p>15</text:p>
          </table:table-cell>
          <table:table-cell table:style-name="ce22" office:value-type="float" office:value="149" calcext:value-type="float">
            <text:p>149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302]=&quot;Province&quot;;1;IF([.F302]=&quot;Department&quot;;2;3))" office:value-type="float" office:value="3" calcext:value-type="float">
            <text:p>3</text:p>
          </table:table-cell>
          <table:table-cell office:value-type="string" calcext:value-type="string">
            <text:p>002.015.149</text:p>
          </table:table-cell>
          <table:table-cell table:formula="of:=CONCATENATE(REPT(&quot; &quot;;([.J302]-1)*3);[.E302])" office:value-type="string" office:string-value="      Tinogasta" calcext:value-type="string">
            <text:p><text:s text:c="6"/>Tinogasta</text:p>
          </table:table-cell>
          <table:table-cell table:number-columns-repeated="10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2]" office:value-type="float" office:value="2" calcext:value-type="float">
            <text:p>2</text:p>
          </table:table-cell>
          <table:table-cell table:style-name="ce20" table:formula="of:=[.C302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Catamarca</text:p>
          </table:table-cell>
          <table:table-cell/>
          <table:table-cell table:style-name="ce25" table:formula="of:=IF([.F303]=&quot;Province&quot;;1;IF([.F30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2.016.000</text:p>
          </table:table-cell>
          <table:table-cell table:style-name="ce28" table:formula="of:=CONCATENATE(REPT(&quot; &quot;;([.J303]-1)*3);[.E303])" office:value-type="string" office:string-value="   Valle Viejo" calcext:value-type="string">
            <text:p><text:s text:c="3"/>Valle Viejo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3]" office:value-type="float" office:value="2" calcext:value-type="float">
            <text:p>2</text:p>
          </table:table-cell>
          <table:table-cell table:formula="of:=[.C303]" office:value-type="float" office:value="16" calcext:value-type="float">
            <text:p>16</text:p>
          </table:table-cell>
          <table:table-cell table:style-name="ce22" office:value-type="float" office:value="150" calcext:value-type="float">
            <text:p>150</text:p>
          </table:table-cell>
          <table:table-cell office:value-type="string" calcext:value-type="string">
            <text:p>El Portezue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304]=&quot;Province&quot;;1;IF([.F304]=&quot;Department&quot;;2;3))" office:value-type="float" office:value="3" calcext:value-type="float">
            <text:p>3</text:p>
          </table:table-cell>
          <table:table-cell office:value-type="string" calcext:value-type="string">
            <text:p>002.016.150</text:p>
          </table:table-cell>
          <table:table-cell table:formula="of:=CONCATENATE(REPT(&quot; &quot;;([.J304]-1)*3);[.E304])" office:value-type="string" office:string-value="      El Portezuelo" calcext:value-type="string">
            <text:p><text:s text:c="6"/>El Portezuelo</text:p>
          </table:table-cell>
          <table:table-cell table:number-columns-repeated="10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4]" office:value-type="float" office:value="2" calcext:value-type="float">
            <text:p>2</text:p>
          </table:table-cell>
          <table:table-cell table:formula="of:=[.C304]" office:value-type="float" office:value="16" calcext:value-type="float">
            <text:p>16</text:p>
          </table:table-cell>
          <table:table-cell table:style-name="ce22" office:value-type="float" office:value="151" calcext:value-type="float">
            <text:p>151</text:p>
          </table:table-cell>
          <table:table-cell office:value-type="string" calcext:value-type="string">
            <text:p>Huaycam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305]=&quot;Province&quot;;1;IF([.F305]=&quot;Department&quot;;2;3))" office:value-type="float" office:value="3" calcext:value-type="float">
            <text:p>3</text:p>
          </table:table-cell>
          <table:table-cell office:value-type="string" calcext:value-type="string">
            <text:p>002.016.151</text:p>
          </table:table-cell>
          <table:table-cell table:formula="of:=CONCATENATE(REPT(&quot; &quot;;([.J305]-1)*3);[.E305])" office:value-type="string" office:string-value="      Huaycama" calcext:value-type="string">
            <text:p><text:s text:c="6"/>Huaycama</text:p>
          </table:table-cell>
          <table:table-cell table:number-columns-repeated="10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5]" office:value-type="float" office:value="2" calcext:value-type="float">
            <text:p>2</text:p>
          </table:table-cell>
          <table:table-cell table:formula="of:=[.C305]" office:value-type="float" office:value="16" calcext:value-type="float">
            <text:p>16</text:p>
          </table:table-cell>
          <table:table-cell table:style-name="ce22" office:value-type="float" office:value="152" calcext:value-type="float">
            <text:p>152</text:p>
          </table:table-cell>
          <table:table-cell office:value-type="string" calcext:value-type="string">
            <text:p>Las Tej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306]=&quot;Province&quot;;1;IF([.F306]=&quot;Department&quot;;2;3))" office:value-type="float" office:value="3" calcext:value-type="float">
            <text:p>3</text:p>
          </table:table-cell>
          <table:table-cell office:value-type="string" calcext:value-type="string">
            <text:p>002.016.152</text:p>
          </table:table-cell>
          <table:table-cell table:formula="of:=CONCATENATE(REPT(&quot; &quot;;([.J306]-1)*3);[.E306])" office:value-type="string" office:string-value="      Las Tejas" calcext:value-type="string">
            <text:p><text:s text:c="6"/>Las Tejas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6]" office:value-type="float" office:value="2" calcext:value-type="float">
            <text:p>2</text:p>
          </table:table-cell>
          <table:table-cell table:formula="of:=[.C306]" office:value-type="float" office:value="16" calcext:value-type="float">
            <text:p>16</text:p>
          </table:table-cell>
          <table:table-cell table:style-name="ce22" office:value-type="float" office:value="153" calcext:value-type="float">
            <text:p>15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Urban Settlement</text:p>
          </table:table-cell>
          <table:table-cell table:formula="of:=IF([.F307]=&quot;Province&quot;;1;IF([.F307]=&quot;Department&quot;;2;3))" office:value-type="float" office:value="3" calcext:value-type="float">
            <text:p>3</text:p>
          </table:table-cell>
          <table:table-cell office:value-type="string" calcext:value-type="string">
            <text:p>002.016.153</text:p>
          </table:table-cell>
          <table:table-cell table:formula="of:=CONCATENATE(REPT(&quot; &quot;;([.J307]-1)*3);[.E307])" office:value-type="string" office:string-value="      San Isidro" calcext:value-type="string">
            <text:p><text:s text:c="6"/>San Isidro</text:p>
          </table:table-cell>
          <table:table-cell table:number-columns-repeated="10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7]" office:value-type="float" office:value="2" calcext:value-type="float">
            <text:p>2</text:p>
          </table:table-cell>
          <table:table-cell table:formula="of:=[.C307]" office:value-type="float" office:value="16" calcext:value-type="float">
            <text:p>16</text:p>
          </table:table-cell>
          <table:table-cell table:style-name="ce22" office:value-type="float" office:value="154" calcext:value-type="float">
            <text:p>154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Catamarca</text:p>
          </table:table-cell>
          <table:table-cell office:value-type="string" calcext:value-type="string">
            <text:p>Rural Settlement</text:p>
          </table:table-cell>
          <table:table-cell table:formula="of:=IF([.F308]=&quot;Province&quot;;1;IF([.F308]=&quot;Department&quot;;2;3))" office:value-type="float" office:value="3" calcext:value-type="float">
            <text:p>3</text:p>
          </table:table-cell>
          <table:table-cell office:value-type="string" calcext:value-type="string">
            <text:p>002.016.154</text:p>
          </table:table-cell>
          <table:table-cell table:formula="of:=CONCATENATE(REPT(&quot; &quot;;([.J308]-1)*3);[.E308])" office:value-type="string" office:string-value="      Santa Cruz" calcext:value-type="string">
            <text:p><text:s text:c="6"/>Santa Cruz</text:p>
          </table:table-cell>
          <table:table-cell table:number-columns-repeated="10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table:formula="of:=IF([.F309]=&quot;Localidad&quot;;[.D308]+1;0)" office:value-type="float" office:value="0" calcext:value-type="float">
            <text:p>0</text:p>
          </table:table-cell>
          <table:table-cell office:value-type="string" calcext:value-type="string">
            <text:p>Chaco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co</text:p>
          </table:table-cell>
          <table:table-cell/>
          <table:table-cell table:style-name="ce24" table:formula="of:=IF([.F309]=&quot;Province&quot;;1;IF([.F309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3.000.000</text:p>
          </table:table-cell>
          <table:table-cell table:style-name="ce29" table:formula="of:=CONCATENATE(REPT(&quot; &quot;;([.J309]-1)*3);[.E309])" office:value-type="string" office:string-value="Chaco" calcext:value-type="string">
            <text:p>Chaco</text:p>
          </table:table-cell>
          <table:table-cell table:number-columns-repeated="10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09]" office:value-type="float" office:value="3" calcext:value-type="float">
            <text:p>3</text:p>
          </table:table-cell>
          <table:table-cell table:style-name="ce20" table:formula="of:=[.C309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lmirante Brow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lmirante Brown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0]=&quot;Province&quot;;1;IF([.F31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1.000</text:p>
          </table:table-cell>
          <table:table-cell table:style-name="ce28" table:formula="of:=CONCATENATE(REPT(&quot; &quot;;([.J310]-1)*3);[.E310])" office:value-type="string" office:string-value="   Almirante Brown" calcext:value-type="string">
            <text:p><text:s text:c="3"/>Almirante Brown</text:p>
          </table:table-cell>
          <table:table-cell table:number-columns-repeated="10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0]" office:value-type="float" office:value="3" calcext:value-type="float">
            <text:p>3</text:p>
          </table:table-cell>
          <table:table-cell table:style-name="ce20" table:formula="of:=[.C310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rmej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rmejo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1]=&quot;Province&quot;;1;IF([.F31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2.000</text:p>
          </table:table-cell>
          <table:table-cell table:style-name="ce28" table:formula="of:=CONCATENATE(REPT(&quot; &quot;;([.J311]-1)*3);[.E311])" office:value-type="string" office:string-value="   Bermejo" calcext:value-type="string">
            <text:p><text:s text:c="3"/>Bermejo</text:p>
          </table:table-cell>
          <table:table-cell table:number-columns-repeated="10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1]" office:value-type="float" office:value="3" calcext:value-type="float">
            <text:p>3</text:p>
          </table:table-cell>
          <table:table-cell table:style-name="ce20" table:formula="of:=[.C311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2]=&quot;Province&quot;;1;IF([.F31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3.000</text:p>
          </table:table-cell>
          <table:table-cell table:style-name="ce28" table:formula="of:=CONCATENATE(REPT(&quot; &quot;;([.J312]-1)*3);[.E312])" office:value-type="string" office:string-value="   Chacabuco" calcext:value-type="string">
            <text:p><text:s text:c="3"/>Chacabuco</text:p>
          </table:table-cell>
          <table:table-cell table:number-columns-repeated="10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2]" office:value-type="float" office:value="3" calcext:value-type="float">
            <text:p>3</text:p>
          </table:table-cell>
          <table:table-cell table:style-name="ce20" table:formula="of:=[.C312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mandante Fernánd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mandante Fernández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3]=&quot;Province&quot;;1;IF([.F31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4.000</text:p>
          </table:table-cell>
          <table:table-cell table:style-name="ce28" table:formula="of:=CONCATENATE(REPT(&quot; &quot;;([.J313]-1)*3);[.E313])" office:value-type="string" office:string-value="   Comandante Fernández" calcext:value-type="string">
            <text:p><text:s text:c="3"/>Comandante Fernández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3]" office:value-type="float" office:value="3" calcext:value-type="float">
            <text:p>3</text:p>
          </table:table-cell>
          <table:table-cell table:style-name="ce20" table:formula="of:=[.C313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oce de Octubre (12 de Octubre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oce de Octubre (12 de Octubre)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4]=&quot;Province&quot;;1;IF([.F31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5.000</text:p>
          </table:table-cell>
          <table:table-cell table:style-name="ce28" table:formula="of:=CONCATENATE(REPT(&quot; &quot;;([.J314]-1)*3);[.E314])" office:value-type="string" office:string-value="   Doce de Octubre (12 de Octubre)" calcext:value-type="string">
            <text:p><text:s text:c="3"/>Doce de Octubre (12 de Octubre)</text:p>
          </table:table-cell>
          <table:table-cell table:number-columns-repeated="10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4]" office:value-type="float" office:value="3" calcext:value-type="float">
            <text:p>3</text:p>
          </table:table-cell>
          <table:table-cell table:style-name="ce20" table:formula="of:=[.C314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os de Abril (2 de Abril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os de Abril (2 de Abril)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5]=&quot;Province&quot;;1;IF([.F3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6.000</text:p>
          </table:table-cell>
          <table:table-cell table:style-name="ce28" table:formula="of:=CONCATENATE(REPT(&quot; &quot;;([.J315]-1)*3);[.E315])" office:value-type="string" office:string-value="   Dos de Abril (2 de Abril)" calcext:value-type="string">
            <text:p><text:s text:c="3"/>Dos de Abril (2 de Abril)</text:p>
          </table:table-cell>
          <table:table-cell table:number-columns-repeated="10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5]" office:value-type="float" office:value="3" calcext:value-type="float">
            <text:p>3</text:p>
          </table:table-cell>
          <table:table-cell table:style-name="ce20" table:formula="of:=[.C315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ray Justo Santa María de O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ray Justo Santa María de Oro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6]=&quot;Province&quot;;1;IF([.F31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7.000</text:p>
          </table:table-cell>
          <table:table-cell table:style-name="ce28" table:formula="of:=CONCATENATE(REPT(&quot; &quot;;([.J316]-1)*3);[.E316])" office:value-type="string" office:string-value="   Fray Justo Santa María de Oro" calcext:value-type="string">
            <text:p><text:s text:c="3"/>Fray Justo Santa María de Oro</text:p>
          </table:table-cell>
          <table:table-cell table:number-columns-repeated="10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6]" office:value-type="float" office:value="3" calcext:value-type="float">
            <text:p>3</text:p>
          </table:table-cell>
          <table:table-cell table:style-name="ce20" table:formula="of:=[.C316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Belgrano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7]=&quot;Province&quot;;1;IF([.F31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8.000</text:p>
          </table:table-cell>
          <table:table-cell table:style-name="ce28" table:formula="of:=CONCATENATE(REPT(&quot; &quot;;([.J317]-1)*3);[.E317])" office:value-type="string" office:string-value="   General Belgrano" calcext:value-type="string">
            <text:p><text:s text:c="3"/>General Belgrano</text:p>
          </table:table-cell>
          <table:table-cell table:number-columns-repeated="10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7]" office:value-type="float" office:value="3" calcext:value-type="float">
            <text:p>3</text:p>
          </table:table-cell>
          <table:table-cell table:style-name="ce20" table:formula="of:=[.C317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Donova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Donovan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8]=&quot;Province&quot;;1;IF([.F31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09.000</text:p>
          </table:table-cell>
          <table:table-cell table:style-name="ce28" table:formula="of:=CONCATENATE(REPT(&quot; &quot;;([.J318]-1)*3);[.E318])" office:value-type="string" office:string-value="   General Donovan" calcext:value-type="string">
            <text:p><text:s text:c="3"/>General Donovan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8]" office:value-type="float" office:value="3" calcext:value-type="float">
            <text:p>3</text:p>
          </table:table-cell>
          <table:table-cell table:style-name="ce20" table:formula="of:=[.C318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19]=&quot;Province&quot;;1;IF([.F3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0.000</text:p>
          </table:table-cell>
          <table:table-cell table:style-name="ce28" table:formula="of:=CONCATENATE(REPT(&quot; &quot;;([.J319]-1)*3);[.E319])" office:value-type="string" office:string-value="   General Güemes" calcext:value-type="string">
            <text:p><text:s text:c="3"/>General Güemes</text:p>
          </table:table-cell>
          <table:table-cell table:number-columns-repeated="10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19]" office:value-type="float" office:value="3" calcext:value-type="float">
            <text:p>3</text:p>
          </table:table-cell>
          <table:table-cell table:style-name="ce20" table:formula="of:=[.C319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0]=&quot;Province&quot;;1;IF([.F32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1.000</text:p>
          </table:table-cell>
          <table:table-cell table:style-name="ce28" table:formula="of:=CONCATENATE(REPT(&quot; &quot;;([.J320]-1)*3);[.E320])" office:value-type="string" office:string-value="   Independencia" calcext:value-type="string">
            <text:p><text:s text:c="3"/>Independencia</text:p>
          </table:table-cell>
          <table:table-cell table:number-columns-repeated="10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0]" office:value-type="float" office:value="3" calcext:value-type="float">
            <text:p>3</text:p>
          </table:table-cell>
          <table:table-cell table:style-name="ce20" table:formula="of:=[.C320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1]=&quot;Province&quot;;1;IF([.F32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2.000</text:p>
          </table:table-cell>
          <table:table-cell table:style-name="ce28" table:formula="of:=CONCATENATE(REPT(&quot; &quot;;([.J321]-1)*3);[.E321])" office:value-type="string" office:string-value="   Libertad" calcext:value-type="string">
            <text:p><text:s text:c="3"/>Libertad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1]" office:value-type="float" office:value="3" calcext:value-type="float">
            <text:p>3</text:p>
          </table:table-cell>
          <table:table-cell table:style-name="ce20" table:formula="of:=[.C321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ibertador General 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ibertador General San Martín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2]=&quot;Province&quot;;1;IF([.F32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3.000</text:p>
          </table:table-cell>
          <table:table-cell table:style-name="ce28" table:formula="of:=CONCATENATE(REPT(&quot; &quot;;([.J322]-1)*3);[.E322])" office:value-type="string" office:string-value="   Libertador General San Martín" calcext:value-type="string">
            <text:p><text:s text:c="3"/>Libertador General San Martín</text:p>
          </table:table-cell>
          <table:table-cell table:number-columns-repeated="10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2]" office:value-type="float" office:value="3" calcext:value-type="float">
            <text:p>3</text:p>
          </table:table-cell>
          <table:table-cell table:style-name="ce20" table:formula="of:=[.C322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ip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ipú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3]=&quot;Province&quot;;1;IF([.F32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4.000</text:p>
          </table:table-cell>
          <table:table-cell table:style-name="ce28" table:formula="of:=CONCATENATE(REPT(&quot; &quot;;([.J323]-1)*3);[.E323])" office:value-type="string" office:string-value="   Maipú" calcext:value-type="string">
            <text:p><text:s text:c="3"/>Maipú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3]" office:value-type="float" office:value="3" calcext:value-type="float">
            <text:p>3</text:p>
          </table:table-cell>
          <table:table-cell table:style-name="ce20" table:formula="of:=[.C323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yor Luis Jorge Fonta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yor Luis Jorge Fontana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4]=&quot;Province&quot;;1;IF([.F32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5.000</text:p>
          </table:table-cell>
          <table:table-cell table:style-name="ce28" table:formula="of:=CONCATENATE(REPT(&quot; &quot;;([.J324]-1)*3);[.E324])" office:value-type="string" office:string-value="   Mayor Luis Jorge Fontana" calcext:value-type="string">
            <text:p><text:s text:c="3"/>Mayor Luis Jorge Fontana</text:p>
          </table:table-cell>
          <table:table-cell table:number-columns-repeated="10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4]" office:value-type="float" office:value="3" calcext:value-type="float">
            <text:p>3</text:p>
          </table:table-cell>
          <table:table-cell table:style-name="ce20" table:formula="of:=[.C324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5]=&quot;Province&quot;;1;IF([.F32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6.000</text:p>
          </table:table-cell>
          <table:table-cell table:style-name="ce28" table:formula="of:=CONCATENATE(REPT(&quot; &quot;;([.J325]-1)*3);[.E325])" office:value-type="string" office:string-value="   Nueve de Julio (9 de Julio)" calcext:value-type="string">
            <text:p><text:s text:c="3"/>Nueve de Julio (9 de Julio)</text:p>
          </table:table-cell>
          <table:table-cell table:number-columns-repeated="10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5]" office:value-type="float" office:value="3" calcext:value-type="float">
            <text:p>3</text:p>
          </table:table-cell>
          <table:table-cell table:style-name="ce20" table:formula="of:=[.C325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O'Higgin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O'Higgins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6]=&quot;Province&quot;;1;IF([.F32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7.000</text:p>
          </table:table-cell>
          <table:table-cell table:style-name="ce28" table:formula="of:=CONCATENATE(REPT(&quot; &quot;;([.J326]-1)*3);[.E326])" office:value-type="string" office:string-value="   O'Higgins" calcext:value-type="string">
            <text:p><text:s text:c="3"/>O'Higgins</text:p>
          </table:table-cell>
          <table:table-cell table:number-columns-repeated="10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6]" office:value-type="float" office:value="3" calcext:value-type="float">
            <text:p>3</text:p>
          </table:table-cell>
          <table:table-cell table:style-name="ce20" table:formula="of:=[.C326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residencia de la Plaz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residencia de la Plaza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7]=&quot;Province&quot;;1;IF([.F32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8.000</text:p>
          </table:table-cell>
          <table:table-cell table:style-name="ce28" table:formula="of:=CONCATENATE(REPT(&quot; &quot;;([.J327]-1)*3);[.E327])" office:value-type="string" office:string-value="   Presidencia de la Plaza" calcext:value-type="string">
            <text:p><text:s text:c="3"/>Presidencia de la Plaza</text:p>
          </table:table-cell>
          <table:table-cell table:number-columns-repeated="10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7]" office:value-type="float" office:value="3" calcext:value-type="float">
            <text:p>3</text:p>
          </table:table-cell>
          <table:table-cell table:style-name="ce20" table:formula="of:=[.C327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rimero de Mayo (1º de May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rimero de Mayo (1º de Mayo)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8]=&quot;Province&quot;;1;IF([.F32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19.000</text:p>
          </table:table-cell>
          <table:table-cell table:style-name="ce28" table:formula="of:=CONCATENATE(REPT(&quot; &quot;;([.J328]-1)*3);[.E328])" office:value-type="string" office:string-value="   Primero de Mayo (1º de Mayo)" calcext:value-type="string">
            <text:p><text:s text:c="3"/>Primero de Mayo (1º de Mayo)</text:p>
          </table:table-cell>
          <table:table-cell table:number-columns-repeated="10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8]" office:value-type="float" office:value="3" calcext:value-type="float">
            <text:p>3</text:p>
          </table:table-cell>
          <table:table-cell table:style-name="ce20" table:formula="of:=[.C328]+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uitilip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Quitilipi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29]=&quot;Province&quot;;1;IF([.F3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20.000</text:p>
          </table:table-cell>
          <table:table-cell table:style-name="ce28" table:formula="of:=CONCATENATE(REPT(&quot; &quot;;([.J329]-1)*3);[.E329])" office:value-type="string" office:string-value="   Quitilipi" calcext:value-type="string">
            <text:p><text:s text:c="3"/>Quitilipi</text:p>
          </table:table-cell>
          <table:table-cell table:number-columns-repeated="10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29]" office:value-type="float" office:value="3" calcext:value-type="float">
            <text:p>3</text:p>
          </table:table-cell>
          <table:table-cell table:style-name="ce20" table:formula="of:=[.C329]+1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30]=&quot;Province&quot;;1;IF([.F33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21.000</text:p>
          </table:table-cell>
          <table:table-cell table:style-name="ce28" table:formula="of:=CONCATENATE(REPT(&quot; &quot;;([.J330]-1)*3);[.E330])" office:value-type="string" office:string-value="   San Fernando" calcext:value-type="string">
            <text:p><text:s text:c="3"/>San Fernando</text:p>
          </table:table-cell>
          <table:table-cell table:number-columns-repeated="10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0]" office:value-type="float" office:value="3" calcext:value-type="float">
            <text:p>3</text:p>
          </table:table-cell>
          <table:table-cell table:style-name="ce20" table:formula="of:=[.C330]+1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31]=&quot;Province&quot;;1;IF([.F3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22.000</text:p>
          </table:table-cell>
          <table:table-cell table:style-name="ce28" table:formula="of:=CONCATENATE(REPT(&quot; &quot;;([.J331]-1)*3);[.E331])" office:value-type="string" office:string-value="   San Lorenzo" calcext:value-type="string">
            <text:p><text:s text:c="3"/>San Lorenzo</text:p>
          </table:table-cell>
          <table:table-cell table:number-columns-repeated="10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1]" office:value-type="float" office:value="3" calcext:value-type="float">
            <text:p>3</text:p>
          </table:table-cell>
          <table:table-cell table:style-name="ce20" table:formula="of:=[.C331]+1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rgento Cabr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rgento Cabral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32]=&quot;Province&quot;;1;IF([.F33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23.000</text:p>
          </table:table-cell>
          <table:table-cell table:style-name="ce28" table:formula="of:=CONCATENATE(REPT(&quot; &quot;;([.J332]-1)*3);[.E332])" office:value-type="string" office:string-value="   Sargento Cabral" calcext:value-type="string">
            <text:p><text:s text:c="3"/>Sargento Cabral</text:p>
          </table:table-cell>
          <table:table-cell table:number-columns-repeated="10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2]" office:value-type="float" office:value="3" calcext:value-type="float">
            <text:p>3</text:p>
          </table:table-cell>
          <table:table-cell table:style-name="ce20" table:formula="of:=[.C332]+1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apenag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apenagá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33]=&quot;Province&quot;;1;IF([.F33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24.000</text:p>
          </table:table-cell>
          <table:table-cell table:style-name="ce28" table:formula="of:=CONCATENATE(REPT(&quot; &quot;;([.J333]-1)*3);[.E333])" office:value-type="string" office:string-value="   Tapenagá" calcext:value-type="string">
            <text:p><text:s text:c="3"/>Tapenagá</text:p>
          </table:table-cell>
          <table:table-cell table:number-columns-repeated="10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3]" office:value-type="float" office:value="3" calcext:value-type="float">
            <text:p>3</text:p>
          </table:table-cell>
          <table:table-cell table:style-name="ce20" table:formula="of:=[.C333]+1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Chaco</text:p>
          </table:table-cell>
          <table:table-cell/>
          <table:table-cell table:style-name="ce25" table:formula="of:=IF([.F334]=&quot;Province&quot;;1;IF([.F33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3.025.000</text:p>
          </table:table-cell>
          <table:table-cell table:style-name="ce28" table:formula="of:=CONCATENATE(REPT(&quot; &quot;;([.J334]-1)*3);[.E334])" office:value-type="string" office:string-value="   Veinticinco de Mayo (25 de Mayo)" calcext:value-type="string">
            <text:p><text:s text:c="3"/>Veinticinco de Mayo (25 de Mayo)</text:p>
          </table:table-cell>
          <table:table-cell table:number-columns-repeated="10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" table:formula="of:=IF([.F335]=&quot;Localidad&quot;;[.D334]+1;0)" office:value-type="float" office:value="0" calcext:value-type="float">
            <text:p>0</text:p>
          </table:table-cell>
          <table:table-cell office:value-type="string" calcext:value-type="string">
            <text:p>Chubut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ubut</text:p>
          </table:table-cell>
          <table:table-cell/>
          <table:table-cell table:style-name="ce24" table:formula="of:=IF([.F335]=&quot;Province&quot;;1;IF([.F335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4.000.000</text:p>
          </table:table-cell>
          <table:table-cell table:style-name="ce29" table:formula="of:=CONCATENATE(REPT(&quot; &quot;;([.J335]-1)*3);[.E335])" office:value-type="string" office:string-value="Chubut" calcext:value-type="string">
            <text:p>Chubut</text:p>
          </table:table-cell>
          <table:table-cell table:number-columns-repeated="10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5]" office:value-type="float" office:value="4" calcext:value-type="float">
            <text:p>4</text:p>
          </table:table-cell>
          <table:table-cell table:style-name="ce20" table:formula="of:=[.C335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iedm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iedma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36]=&quot;Province&quot;;1;IF([.F33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1.000</text:p>
          </table:table-cell>
          <table:table-cell table:style-name="ce28" table:formula="of:=CONCATENATE(REPT(&quot; &quot;;([.J336]-1)*3);[.E336])" office:value-type="string" office:string-value="   Biedma" calcext:value-type="string">
            <text:p><text:s text:c="3"/>Biedma</text:p>
          </table:table-cell>
          <table:table-cell table:number-columns-repeated="10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6]" office:value-type="float" office:value="4" calcext:value-type="float">
            <text:p>4</text:p>
          </table:table-cell>
          <table:table-cell table:style-name="ce20" table:formula="of:=[.C336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ushame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ushamen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37]=&quot;Province&quot;;1;IF([.F3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2.000</text:p>
          </table:table-cell>
          <table:table-cell table:style-name="ce28" table:formula="of:=CONCATENATE(REPT(&quot; &quot;;([.J337]-1)*3);[.E337])" office:value-type="string" office:string-value="   Cushamen" calcext:value-type="string">
            <text:p><text:s text:c="3"/>Cushamen</text:p>
          </table:table-cell>
          <table:table-cell table:number-columns-repeated="10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7]" office:value-type="float" office:value="4" calcext:value-type="float">
            <text:p>4</text:p>
          </table:table-cell>
          <table:table-cell table:style-name="ce20" table:formula="of:=[.C337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scalan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scalante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38]=&quot;Province&quot;;1;IF([.F33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3.000</text:p>
          </table:table-cell>
          <table:table-cell table:style-name="ce28" table:formula="of:=CONCATENATE(REPT(&quot; &quot;;([.J338]-1)*3);[.E338])" office:value-type="string" office:string-value="   Escalante" calcext:value-type="string">
            <text:p><text:s text:c="3"/>Escalante</text:p>
          </table:table-cell>
          <table:table-cell table:number-columns-repeated="10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8]" office:value-type="float" office:value="4" calcext:value-type="float">
            <text:p>4</text:p>
          </table:table-cell>
          <table:table-cell table:style-name="ce20" table:formula="of:=[.C338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lorentino Ameghi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lorentino Ameghino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39]=&quot;Province&quot;;1;IF([.F33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4.000</text:p>
          </table:table-cell>
          <table:table-cell table:style-name="ce28" table:formula="of:=CONCATENATE(REPT(&quot; &quot;;([.J339]-1)*3);[.E339])" office:value-type="string" office:string-value="   Florentino Ameghino" calcext:value-type="string">
            <text:p><text:s text:c="3"/>Florentino Ameghino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39]" office:value-type="float" office:value="4" calcext:value-type="float">
            <text:p>4</text:p>
          </table:table-cell>
          <table:table-cell table:style-name="ce20" table:formula="of:=[.C339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utaleuf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utaleufú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0]=&quot;Province&quot;;1;IF([.F34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5.000</text:p>
          </table:table-cell>
          <table:table-cell table:style-name="ce28" table:formula="of:=CONCATENATE(REPT(&quot; &quot;;([.J340]-1)*3);[.E340])" office:value-type="string" office:string-value="   Futaleufú" calcext:value-type="string">
            <text:p><text:s text:c="3"/>Futaleufú</text:p>
          </table:table-cell>
          <table:table-cell table:number-columns-repeated="10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0]" office:value-type="float" office:value="4" calcext:value-type="float">
            <text:p>4</text:p>
          </table:table-cell>
          <table:table-cell table:style-name="ce20" table:formula="of:=[.C340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aima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aiman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1]=&quot;Province&quot;;1;IF([.F34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6.000</text:p>
          </table:table-cell>
          <table:table-cell table:style-name="ce28" table:formula="of:=CONCATENATE(REPT(&quot; &quot;;([.J341]-1)*3);[.E341])" office:value-type="string" office:string-value="   Gaiman" calcext:value-type="string">
            <text:p><text:s text:c="3"/>Gaiman</text:p>
          </table:table-cell>
          <table:table-cell table:number-columns-repeated="10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1]" office:value-type="float" office:value="4" calcext:value-type="float">
            <text:p>4</text:p>
          </table:table-cell>
          <table:table-cell table:style-name="ce20" table:formula="of:=[.C341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astr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astre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2]=&quot;Province&quot;;1;IF([.F34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7.000</text:p>
          </table:table-cell>
          <table:table-cell table:style-name="ce28" table:formula="of:=CONCATENATE(REPT(&quot; &quot;;([.J342]-1)*3);[.E342])" office:value-type="string" office:string-value="   Gastre" calcext:value-type="string">
            <text:p><text:s text:c="3"/>Gastre</text:p>
          </table:table-cell>
          <table:table-cell table:number-columns-repeated="10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2]" office:value-type="float" office:value="4" calcext:value-type="float">
            <text:p>4</text:p>
          </table:table-cell>
          <table:table-cell table:style-name="ce20" table:formula="of:=[.C342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nguiñe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nguiñeo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3]=&quot;Province&quot;;1;IF([.F34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8.000</text:p>
          </table:table-cell>
          <table:table-cell table:style-name="ce28" table:formula="of:=CONCATENATE(REPT(&quot; &quot;;([.J343]-1)*3);[.E343])" office:value-type="string" office:string-value="   Languiñeo" calcext:value-type="string">
            <text:p><text:s text:c="3"/>Languiñeo</text:p>
          </table:table-cell>
          <table:table-cell table:number-columns-repeated="10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3]" office:value-type="float" office:value="4" calcext:value-type="float">
            <text:p>4</text:p>
          </table:table-cell>
          <table:table-cell table:style-name="ce20" table:formula="of:=[.C343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ártir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ártires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4]=&quot;Province&quot;;1;IF([.F34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09.000</text:p>
          </table:table-cell>
          <table:table-cell table:style-name="ce28" table:formula="of:=CONCATENATE(REPT(&quot; &quot;;([.J344]-1)*3);[.E344])" office:value-type="string" office:string-value="   Mártires" calcext:value-type="string">
            <text:p><text:s text:c="3"/>Mártires</text:p>
          </table:table-cell>
          <table:table-cell table:number-columns-repeated="10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4]" office:value-type="float" office:value="4" calcext:value-type="float">
            <text:p>4</text:p>
          </table:table-cell>
          <table:table-cell table:style-name="ce20" table:formula="of:=[.C344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aso de Indi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o de Indios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5]=&quot;Province&quot;;1;IF([.F34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10.000</text:p>
          </table:table-cell>
          <table:table-cell table:style-name="ce28" table:formula="of:=CONCATENATE(REPT(&quot; &quot;;([.J345]-1)*3);[.E345])" office:value-type="string" office:string-value="   Paso de Indios" calcext:value-type="string">
            <text:p><text:s text:c="3"/>Paso de Indios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5]" office:value-type="float" office:value="4" calcext:value-type="float">
            <text:p>4</text:p>
          </table:table-cell>
          <table:table-cell table:style-name="ce20" table:formula="of:=[.C345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aws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awson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6]=&quot;Province&quot;;1;IF([.F34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11.000</text:p>
          </table:table-cell>
          <table:table-cell table:style-name="ce28" table:formula="of:=CONCATENATE(REPT(&quot; &quot;;([.J346]-1)*3);[.E346])" office:value-type="string" office:string-value="   Rawson" calcext:value-type="string">
            <text:p><text:s text:c="3"/>Rawson</text:p>
          </table:table-cell>
          <table:table-cell table:number-columns-repeated="10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6]" office:value-type="float" office:value="4" calcext:value-type="float">
            <text:p>4</text:p>
          </table:table-cell>
          <table:table-cell table:style-name="ce20" table:formula="of:=[.C346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Sengue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Senguer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7]=&quot;Province&quot;;1;IF([.F34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12.000</text:p>
          </table:table-cell>
          <table:table-cell table:style-name="ce28" table:formula="of:=CONCATENATE(REPT(&quot; &quot;;([.J347]-1)*3);[.E347])" office:value-type="string" office:string-value="   Río Senguer" calcext:value-type="string">
            <text:p><text:s text:c="3"/>Río Senguer</text:p>
          </table:table-cell>
          <table:table-cell table:number-columns-repeated="10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7]" office:value-type="float" office:value="4" calcext:value-type="float">
            <text:p>4</text:p>
          </table:table-cell>
          <table:table-cell table:style-name="ce20" table:formula="of:=[.C347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8]=&quot;Province&quot;;1;IF([.F34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13.000</text:p>
          </table:table-cell>
          <table:table-cell table:style-name="ce28" table:formula="of:=CONCATENATE(REPT(&quot; &quot;;([.J348]-1)*3);[.E348])" office:value-type="string" office:string-value="   Sarmiento" calcext:value-type="string">
            <text:p><text:s text:c="3"/>Sarmiento</text:p>
          </table:table-cell>
          <table:table-cell table:number-columns-repeated="10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8]" office:value-type="float" office:value="4" calcext:value-type="float">
            <text:p>4</text:p>
          </table:table-cell>
          <table:table-cell table:style-name="ce20" table:formula="of:=[.C348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ehuelch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ehuelches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49]=&quot;Province&quot;;1;IF([.F34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14.000</text:p>
          </table:table-cell>
          <table:table-cell table:style-name="ce28" table:formula="of:=CONCATENATE(REPT(&quot; &quot;;([.J349]-1)*3);[.E349])" office:value-type="string" office:string-value="   Tehuelches" calcext:value-type="string">
            <text:p><text:s text:c="3"/>Tehuelches</text:p>
          </table:table-cell>
          <table:table-cell table:number-columns-repeated="10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49]" office:value-type="float" office:value="4" calcext:value-type="float">
            <text:p>4</text:p>
          </table:table-cell>
          <table:table-cell table:style-name="ce20" table:formula="of:=[.C349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else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elsen</text:p>
          </table:table-cell>
          <table:table-cell office:value-type="string" calcext:value-type="string">
            <text:p>Chubut</text:p>
          </table:table-cell>
          <table:table-cell/>
          <table:table-cell table:style-name="ce25" table:formula="of:=IF([.F350]=&quot;Province&quot;;1;IF([.F35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4.015.000</text:p>
          </table:table-cell>
          <table:table-cell table:style-name="ce28" table:formula="of:=CONCATENATE(REPT(&quot; &quot;;([.J350]-1)*3);[.E350])" office:value-type="string" office:string-value="   Telsen" calcext:value-type="string">
            <text:p><text:s text:c="3"/>Telsen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table:formula="of:=IF([.F351]=&quot;Localidad&quot;;[.D350]+1;0)" office:value-type="float" office:value="0" calcext:value-type="float">
            <text:p>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rdoba</text:p>
          </table:table-cell>
          <table:table-cell/>
          <table:table-cell table:style-name="ce24" table:formula="of:=IF([.F351]=&quot;Province&quot;;1;IF([.F351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5.000.000</text:p>
          </table:table-cell>
          <table:table-cell table:style-name="ce29" table:formula="of:=CONCATENATE(REPT(&quot; &quot;;([.J351]-1)*3);[.E351])" office:value-type="string" office:string-value="Córdoba" calcext:value-type="string">
            <text:p>Córdoba</text:p>
          </table:table-cell>
          <table:table-cell table:number-columns-repeated="10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1]" office:value-type="float" office:value="5" calcext:value-type="float">
            <text:p>5</text:p>
          </table:table-cell>
          <table:table-cell table:style-name="ce20" table:formula="of:=[.C351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lamuchi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lamuchita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2]=&quot;Province&quot;;1;IF([.F35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1.000</text:p>
          </table:table-cell>
          <table:table-cell table:style-name="ce28" table:formula="of:=CONCATENATE(REPT(&quot; &quot;;([.J352]-1)*3);[.E352])" office:value-type="string" office:string-value="   Calamuchita" calcext:value-type="string">
            <text:p><text:s text:c="3"/>Calamuchita</text:p>
          </table:table-cell>
          <table:table-cell table:number-columns-repeated="10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2]" office:value-type="float" office:value="5" calcext:value-type="float">
            <text:p>5</text:p>
          </table:table-cell>
          <table:table-cell table:style-name="ce20" table:formula="of:=[.C352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3]=&quot;Province&quot;;1;IF([.F35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2.000</text:p>
          </table:table-cell>
          <table:table-cell table:style-name="ce28" table:formula="of:=CONCATENATE(REPT(&quot; &quot;;([.J353]-1)*3);[.E353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3]" office:value-type="float" office:value="5" calcext:value-type="float">
            <text:p>5</text:p>
          </table:table-cell>
          <table:table-cell table:style-name="ce20" table:formula="of:=[.C353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4]=&quot;Province&quot;;1;IF([.F35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3.000</text:p>
          </table:table-cell>
          <table:table-cell table:style-name="ce28" table:formula="of:=CONCATENATE(REPT(&quot; &quot;;([.J354]-1)*3);[.E354])" office:value-type="string" office:string-value="   Colón" calcext:value-type="string">
            <text:p><text:s text:c="3"/>Colón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4]" office:value-type="float" office:value="5" calcext:value-type="float">
            <text:p>5</text:p>
          </table:table-cell>
          <table:table-cell table:style-name="ce20" table:formula="of:=[.C354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ruz del Ej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uz del Eje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5]=&quot;Province&quot;;1;IF([.F35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4.000</text:p>
          </table:table-cell>
          <table:table-cell table:style-name="ce28" table:formula="of:=CONCATENATE(REPT(&quot; &quot;;([.J355]-1)*3);[.E355])" office:value-type="string" office:string-value="   Cruz del Eje" calcext:value-type="string">
            <text:p><text:s text:c="3"/>Cruz del Eje</text:p>
          </table:table-cell>
          <table:table-cell table:number-columns-repeated="10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5]" office:value-type="float" office:value="5" calcext:value-type="float">
            <text:p>5</text:p>
          </table:table-cell>
          <table:table-cell table:style-name="ce20" table:formula="of:=[.C355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Roc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Roca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6]=&quot;Province&quot;;1;IF([.F35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5.000</text:p>
          </table:table-cell>
          <table:table-cell table:style-name="ce28" table:formula="of:=CONCATENATE(REPT(&quot; &quot;;([.J356]-1)*3);[.E356])" office:value-type="string" office:string-value="   General Roca" calcext:value-type="string">
            <text:p><text:s text:c="3"/>General Roca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6]" office:value-type="float" office:value="5" calcext:value-type="float">
            <text:p>5</text:p>
          </table:table-cell>
          <table:table-cell table:style-name="ce20" table:formula="of:=[.C356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San Martín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7]=&quot;Province&quot;;1;IF([.F35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6.000</text:p>
          </table:table-cell>
          <table:table-cell table:style-name="ce28" table:formula="of:=CONCATENATE(REPT(&quot; &quot;;([.J357]-1)*3);[.E357])" office:value-type="string" office:string-value="   General San Martín" calcext:value-type="string">
            <text:p><text:s text:c="3"/>General San Martín</text:p>
          </table:table-cell>
          <table:table-cell table:number-columns-repeated="10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7]" office:value-type="float" office:value="5" calcext:value-type="float">
            <text:p>5</text:p>
          </table:table-cell>
          <table:table-cell table:style-name="ce20" table:formula="of:=[.C357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schil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schilín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8]=&quot;Province&quot;;1;IF([.F35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7.000</text:p>
          </table:table-cell>
          <table:table-cell table:style-name="ce28" table:formula="of:=CONCATENATE(REPT(&quot; &quot;;([.J358]-1)*3);[.E358])" office:value-type="string" office:string-value="   Ischilín" calcext:value-type="string">
            <text:p><text:s text:c="3"/>Ischilín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8]" office:value-type="float" office:value="5" calcext:value-type="float">
            <text:p>5</text:p>
          </table:table-cell>
          <table:table-cell table:style-name="ce20" table:formula="of:=[.C358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uárez Celma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uárez Celman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59]=&quot;Province&quot;;1;IF([.F35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8.000</text:p>
          </table:table-cell>
          <table:table-cell table:style-name="ce28" table:formula="of:=CONCATENATE(REPT(&quot; &quot;;([.J359]-1)*3);[.E359])" office:value-type="string" office:string-value="   Juárez Celman" calcext:value-type="string">
            <text:p><text:s text:c="3"/>Juárez Celman</text:p>
          </table:table-cell>
          <table:table-cell table:number-columns-repeated="10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59]" office:value-type="float" office:value="5" calcext:value-type="float">
            <text:p>5</text:p>
          </table:table-cell>
          <table:table-cell table:style-name="ce20" table:formula="of:=[.C359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rcos Juár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rcos Juárez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0]=&quot;Province&quot;;1;IF([.F36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09.000</text:p>
          </table:table-cell>
          <table:table-cell table:style-name="ce28" table:formula="of:=CONCATENATE(REPT(&quot; &quot;;([.J360]-1)*3);[.E360])" office:value-type="string" office:string-value="   Marcos Juárez" calcext:value-type="string">
            <text:p><text:s text:c="3"/>Marcos Juárez</text:p>
          </table:table-cell>
          <table:table-cell table:number-columns-repeated="10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0]" office:value-type="float" office:value="5" calcext:value-type="float">
            <text:p>5</text:p>
          </table:table-cell>
          <table:table-cell table:style-name="ce20" table:formula="of:=[.C360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in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inas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1]=&quot;Province&quot;;1;IF([.F36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0.000</text:p>
          </table:table-cell>
          <table:table-cell table:style-name="ce28" table:formula="of:=CONCATENATE(REPT(&quot; &quot;;([.J361]-1)*3);[.E361])" office:value-type="string" office:string-value="   Minas" calcext:value-type="string">
            <text:p><text:s text:c="3"/>Minas</text:p>
          </table:table-cell>
          <table:table-cell table:number-columns-repeated="10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1]" office:value-type="float" office:value="5" calcext:value-type="float">
            <text:p>5</text:p>
          </table:table-cell>
          <table:table-cell table:style-name="ce20" table:formula="of:=[.C361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och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ocho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2]=&quot;Province&quot;;1;IF([.F36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1.000</text:p>
          </table:table-cell>
          <table:table-cell table:style-name="ce28" table:formula="of:=CONCATENATE(REPT(&quot; &quot;;([.J362]-1)*3);[.E362])" office:value-type="string" office:string-value="   Pocho" calcext:value-type="string">
            <text:p><text:s text:c="3"/>Pocho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2]" office:value-type="float" office:value="5" calcext:value-type="float">
            <text:p>5</text:p>
          </table:table-cell>
          <table:table-cell table:style-name="ce20" table:formula="of:=[.C362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residente Roque Sáenz Peñ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residente Roque Sáenz Peña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3]=&quot;Province&quot;;1;IF([.F36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2.000</text:p>
          </table:table-cell>
          <table:table-cell table:style-name="ce28" table:formula="of:=CONCATENATE(REPT(&quot; &quot;;([.J363]-1)*3);[.E363])" office:value-type="string" office:string-value="   Presidente Roque Sáenz Peña" calcext:value-type="string">
            <text:p><text:s text:c="3"/>Presidente Roque Sáenz Peña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3]" office:value-type="float" office:value="5" calcext:value-type="float">
            <text:p>5</text:p>
          </table:table-cell>
          <table:table-cell table:style-name="ce20" table:formula="of:=[.C363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unill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unilla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4]=&quot;Province&quot;;1;IF([.F36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3.000</text:p>
          </table:table-cell>
          <table:table-cell table:style-name="ce28" table:formula="of:=CONCATENATE(REPT(&quot; &quot;;([.J364]-1)*3);[.E364])" office:value-type="string" office:string-value="   Punilla" calcext:value-type="string">
            <text:p><text:s text:c="3"/>Punilla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4]" office:value-type="float" office:value="5" calcext:value-type="float">
            <text:p>5</text:p>
          </table:table-cell>
          <table:table-cell table:style-name="ce20" table:formula="of:=[.C364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Cuar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Cuarto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5]=&quot;Province&quot;;1;IF([.F36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4.000</text:p>
          </table:table-cell>
          <table:table-cell table:style-name="ce28" table:formula="of:=CONCATENATE(REPT(&quot; &quot;;([.J365]-1)*3);[.E365])" office:value-type="string" office:string-value="   Río Cuarto" calcext:value-type="string">
            <text:p><text:s text:c="3"/>Río Cuarto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5]" office:value-type="float" office:value="5" calcext:value-type="float">
            <text:p>5</text:p>
          </table:table-cell>
          <table:table-cell table:style-name="ce20" table:formula="of:=[.C365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Prime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Primero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6]=&quot;Province&quot;;1;IF([.F3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5.000</text:p>
          </table:table-cell>
          <table:table-cell table:style-name="ce28" table:formula="of:=CONCATENATE(REPT(&quot; &quot;;([.J366]-1)*3);[.E366])" office:value-type="string" office:string-value="   Río Primero" calcext:value-type="string">
            <text:p><text:s text:c="3"/>Río Primero</text:p>
          </table:table-cell>
          <table:table-cell table:number-columns-repeated="10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6]" office:value-type="float" office:value="5" calcext:value-type="float">
            <text:p>5</text:p>
          </table:table-cell>
          <table:table-cell table:style-name="ce20" table:formula="of:=[.C366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Se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Seco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7]=&quot;Province&quot;;1;IF([.F36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6.000</text:p>
          </table:table-cell>
          <table:table-cell table:style-name="ce28" table:formula="of:=CONCATENATE(REPT(&quot; &quot;;([.J367]-1)*3);[.E367])" office:value-type="string" office:string-value="   Río Seco" calcext:value-type="string">
            <text:p><text:s text:c="3"/>Río Seco</text:p>
          </table:table-cell>
          <table:table-cell table:number-columns-repeated="10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7]" office:value-type="float" office:value="5" calcext:value-type="float">
            <text:p>5</text:p>
          </table:table-cell>
          <table:table-cell table:style-name="ce20" table:formula="of:=[.C367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Segun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Segundo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8]=&quot;Province&quot;;1;IF([.F36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7.000</text:p>
          </table:table-cell>
          <table:table-cell table:style-name="ce28" table:formula="of:=CONCATENATE(REPT(&quot; &quot;;([.J368]-1)*3);[.E368])" office:value-type="string" office:string-value="   Río Segundo" calcext:value-type="string">
            <text:p><text:s text:c="3"/>Río Segundo</text:p>
          </table:table-cell>
          <table:table-cell table:number-columns-repeated="10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8]" office:value-type="float" office:value="5" calcext:value-type="float">
            <text:p>5</text:p>
          </table:table-cell>
          <table:table-cell table:style-name="ce20" table:formula="of:=[.C368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Alber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Alberto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69]=&quot;Province&quot;;1;IF([.F36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8.000</text:p>
          </table:table-cell>
          <table:table-cell table:style-name="ce28" table:formula="of:=CONCATENATE(REPT(&quot; &quot;;([.J369]-1)*3);[.E369])" office:value-type="string" office:string-value="   San Alberto" calcext:value-type="string">
            <text:p><text:s text:c="3"/>San Alberto</text:p>
          </table:table-cell>
          <table:table-cell table:number-columns-repeated="10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69]" office:value-type="float" office:value="5" calcext:value-type="float">
            <text:p>5</text:p>
          </table:table-cell>
          <table:table-cell table:style-name="ce20" table:formula="of:=[.C369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0]=&quot;Province&quot;;1;IF([.F37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19.000</text:p>
          </table:table-cell>
          <table:table-cell table:style-name="ce28" table:formula="of:=CONCATENATE(REPT(&quot; &quot;;([.J370]-1)*3);[.E370])" office:value-type="string" office:string-value="   San Javier" calcext:value-type="string">
            <text:p><text:s text:c="3"/>San Javier</text:p>
          </table:table-cell>
          <table:table-cell table:number-columns-repeated="10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0]" office:value-type="float" office:value="5" calcext:value-type="float">
            <text:p>5</text:p>
          </table:table-cell>
          <table:table-cell table:style-name="ce20" table:formula="of:=[.C370]+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Jus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Justo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1]=&quot;Province&quot;;1;IF([.F37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20.000</text:p>
          </table:table-cell>
          <table:table-cell table:style-name="ce28" table:formula="of:=CONCATENATE(REPT(&quot; &quot;;([.J371]-1)*3);[.E371])" office:value-type="string" office:string-value="   San Justo" calcext:value-type="string">
            <text:p><text:s text:c="3"/>San Justo</text:p>
          </table:table-cell>
          <table:table-cell table:number-columns-repeated="10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1]" office:value-type="float" office:value="5" calcext:value-type="float">
            <text:p>5</text:p>
          </table:table-cell>
          <table:table-cell table:style-name="ce20" table:formula="of:=[.C371]+1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2]=&quot;Province&quot;;1;IF([.F37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21.000</text:p>
          </table:table-cell>
          <table:table-cell table:style-name="ce28" table:formula="of:=CONCATENATE(REPT(&quot; &quot;;([.J372]-1)*3);[.E372])" office:value-type="string" office:string-value="   Santa María" calcext:value-type="string">
            <text:p><text:s text:c="3"/>Santa María</text:p>
          </table:table-cell>
          <table:table-cell table:number-columns-repeated="10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2]" office:value-type="float" office:value="5" calcext:value-type="float">
            <text:p>5</text:p>
          </table:table-cell>
          <table:table-cell table:style-name="ce20" table:formula="of:=[.C372]+1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obremon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obremonte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3]=&quot;Province&quot;;1;IF([.F37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22.000</text:p>
          </table:table-cell>
          <table:table-cell table:style-name="ce28" table:formula="of:=CONCATENATE(REPT(&quot; &quot;;([.J373]-1)*3);[.E373])" office:value-type="string" office:string-value="   Sobremonte" calcext:value-type="string">
            <text:p><text:s text:c="3"/>Sobremonte</text:p>
          </table:table-cell>
          <table:table-cell table:number-columns-repeated="10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3]" office:value-type="float" office:value="5" calcext:value-type="float">
            <text:p>5</text:p>
          </table:table-cell>
          <table:table-cell table:style-name="ce20" table:formula="of:=[.C373]+1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ercero Arrib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ercero Arriba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4]=&quot;Province&quot;;1;IF([.F37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23.000</text:p>
          </table:table-cell>
          <table:table-cell table:style-name="ce28" table:formula="of:=CONCATENATE(REPT(&quot; &quot;;([.J374]-1)*3);[.E374])" office:value-type="string" office:string-value="   Tercero Arriba" calcext:value-type="string">
            <text:p><text:s text:c="3"/>Tercero Arriba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4]" office:value-type="float" office:value="5" calcext:value-type="float">
            <text:p>5</text:p>
          </table:table-cell>
          <table:table-cell table:style-name="ce20" table:formula="of:=[.C374]+1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otor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otoral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5]=&quot;Province&quot;;1;IF([.F37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24.000</text:p>
          </table:table-cell>
          <table:table-cell table:style-name="ce28" table:formula="of:=CONCATENATE(REPT(&quot; &quot;;([.J375]-1)*3);[.E375])" office:value-type="string" office:string-value="   Totoral" calcext:value-type="string">
            <text:p><text:s text:c="3"/>Totoral</text:p>
          </table:table-cell>
          <table:table-cell table:number-columns-repeated="10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5]" office:value-type="float" office:value="5" calcext:value-type="float">
            <text:p>5</text:p>
          </table:table-cell>
          <table:table-cell table:style-name="ce20" table:formula="of:=[.C375]+1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ulumb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ulumba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6]=&quot;Province&quot;;1;IF([.F37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25.000</text:p>
          </table:table-cell>
          <table:table-cell table:style-name="ce28" table:formula="of:=CONCATENATE(REPT(&quot; &quot;;([.J376]-1)*3);[.E376])" office:value-type="string" office:string-value="   Tulumba" calcext:value-type="string">
            <text:p><text:s text:c="3"/>Tulumba</text:p>
          </table:table-cell>
          <table:table-cell table:number-columns-repeated="10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6]" office:value-type="float" office:value="5" calcext:value-type="float">
            <text:p>5</text:p>
          </table:table-cell>
          <table:table-cell table:style-name="ce20" table:formula="of:=[.C376]+1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Uni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nión</text:p>
          </table:table-cell>
          <table:table-cell office:value-type="string" calcext:value-type="string">
            <text:p>Córdoba</text:p>
          </table:table-cell>
          <table:table-cell/>
          <table:table-cell table:style-name="ce25" table:formula="of:=IF([.F377]=&quot;Province&quot;;1;IF([.F37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5.026.000</text:p>
          </table:table-cell>
          <table:table-cell table:style-name="ce28" table:formula="of:=CONCATENATE(REPT(&quot; &quot;;([.J377]-1)*3);[.E377])" office:value-type="string" office:string-value="   Unión" calcext:value-type="string">
            <text:p><text:s text:c="3"/>Unión</text:p>
          </table:table-cell>
          <table:table-cell table:number-columns-repeated="10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IF([.F378]=&quot;Localidad&quot;;[.D377]+1;0)" office:value-type="float" office:value="0" calcext:value-type="float">
            <text:p>0</text:p>
          </table:table-cell>
          <table:table-cell office:value-type="string" calcext:value-type="string">
            <text:p>Corrientes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rientes</text:p>
          </table:table-cell>
          <table:table-cell/>
          <table:table-cell table:style-name="ce24" table:formula="of:=IF([.F378]=&quot;Province&quot;;1;IF([.F378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6.000.000</text:p>
          </table:table-cell>
          <table:table-cell table:style-name="ce29" table:formula="of:=CONCATENATE(REPT(&quot; &quot;;([.J378]-1)*3);[.E378])" office:value-type="string" office:string-value="Corrientes" calcext:value-type="string">
            <text:p>Corrientes</text:p>
          </table:table-cell>
          <table:table-cell table:number-columns-repeated="10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8]" office:value-type="float" office:value="6" calcext:value-type="float">
            <text:p>6</text:p>
          </table:table-cell>
          <table:table-cell table:style-name="ce20" table:formula="of:=[.C378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79]=&quot;Province&quot;;1;IF([.F37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1.000</text:p>
          </table:table-cell>
          <table:table-cell table:style-name="ce28" table:formula="of:=CONCATENATE(REPT(&quot; &quot;;([.J379]-1)*3);[.E379])" office:value-type="string" office:string-value="   Bella Vista" calcext:value-type="string">
            <text:p><text:s text:c="3"/>Bella Vista</text:p>
          </table:table-cell>
          <table:table-cell table:number-columns-repeated="10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79]" office:value-type="float" office:value="6" calcext:value-type="float">
            <text:p>6</text:p>
          </table:table-cell>
          <table:table-cell table:style-name="ce20" table:formula="of:=[.C379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rón de Astra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rón de Astrada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0]=&quot;Province&quot;;1;IF([.F38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2.000</text:p>
          </table:table-cell>
          <table:table-cell table:style-name="ce28" table:formula="of:=CONCATENATE(REPT(&quot; &quot;;([.J380]-1)*3);[.E380])" office:value-type="string" office:string-value="   Berón de Astrada" calcext:value-type="string">
            <text:p><text:s text:c="3"/>Berón de Astrada</text:p>
          </table:table-cell>
          <table:table-cell table:number-columns-repeated="10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0]" office:value-type="float" office:value="6" calcext:value-type="float">
            <text:p>6</text:p>
          </table:table-cell>
          <table:table-cell table:style-name="ce20" table:formula="of:=[.C380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1]=&quot;Province&quot;;1;IF([.F38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3.000</text:p>
          </table:table-cell>
          <table:table-cell table:style-name="ce28" table:formula="of:=CONCATENATE(REPT(&quot; &quot;;([.J381]-1)*3);[.E381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1]" office:value-type="float" office:value="6" calcext:value-type="float">
            <text:p>6</text:p>
          </table:table-cell>
          <table:table-cell table:style-name="ce20" table:formula="of:=[.C381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2]=&quot;Province&quot;;1;IF([.F38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4.000</text:p>
          </table:table-cell>
          <table:table-cell table:style-name="ce28" table:formula="of:=CONCATENATE(REPT(&quot; &quot;;([.J382]-1)*3);[.E382])" office:value-type="string" office:string-value="   Concepción" calcext:value-type="string">
            <text:p><text:s text:c="3"/>Concepción</text:p>
          </table:table-cell>
          <table:table-cell table:number-columns-repeated="10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2]" office:value-type="float" office:value="6" calcext:value-type="float">
            <text:p>6</text:p>
          </table:table-cell>
          <table:table-cell table:style-name="ce20" table:formula="of:=[.C382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uruzú Cuati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uruzú Cuatiá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3]=&quot;Province&quot;;1;IF([.F38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5.000</text:p>
          </table:table-cell>
          <table:table-cell table:style-name="ce28" table:formula="of:=CONCATENATE(REPT(&quot; &quot;;([.J383]-1)*3);[.E383])" office:value-type="string" office:string-value="   Curuzú Cuatiá" calcext:value-type="string">
            <text:p><text:s text:c="3"/>Curuzú Cuatiá</text:p>
          </table:table-cell>
          <table:table-cell table:number-columns-repeated="10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3]" office:value-type="float" office:value="6" calcext:value-type="float">
            <text:p>6</text:p>
          </table:table-cell>
          <table:table-cell table:style-name="ce20" table:formula="of:=[.C383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mpedra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mpedrado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4]=&quot;Province&quot;;1;IF([.F38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6.000</text:p>
          </table:table-cell>
          <table:table-cell table:style-name="ce28" table:formula="of:=CONCATENATE(REPT(&quot; &quot;;([.J384]-1)*3);[.E384])" office:value-type="string" office:string-value="   Empedrado" calcext:value-type="string">
            <text:p><text:s text:c="3"/>Empedrado</text:p>
          </table:table-cell>
          <table:table-cell table:number-columns-repeated="10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4]" office:value-type="float" office:value="6" calcext:value-type="float">
            <text:p>6</text:p>
          </table:table-cell>
          <table:table-cell table:style-name="ce20" table:formula="of:=[.C384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squ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squina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5]=&quot;Province&quot;;1;IF([.F38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7.000</text:p>
          </table:table-cell>
          <table:table-cell table:style-name="ce28" table:formula="of:=CONCATENATE(REPT(&quot; &quot;;([.J385]-1)*3);[.E385])" office:value-type="string" office:string-value="   Esquina" calcext:value-type="string">
            <text:p><text:s text:c="3"/>Esquina</text:p>
          </table:table-cell>
          <table:table-cell table:number-columns-repeated="10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5]" office:value-type="float" office:value="6" calcext:value-type="float">
            <text:p>6</text:p>
          </table:table-cell>
          <table:table-cell table:style-name="ce20" table:formula="of:=[.C385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Alve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Alvear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6]=&quot;Province&quot;;1;IF([.F38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8.000</text:p>
          </table:table-cell>
          <table:table-cell table:style-name="ce28" table:formula="of:=CONCATENATE(REPT(&quot; &quot;;([.J386]-1)*3);[.E386])" office:value-type="string" office:string-value="   General Alvear" calcext:value-type="string">
            <text:p><text:s text:c="3"/>General Alvear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6]" office:value-type="float" office:value="6" calcext:value-type="float">
            <text:p>6</text:p>
          </table:table-cell>
          <table:table-cell table:style-name="ce20" table:formula="of:=[.C386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Pa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Paz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7]=&quot;Province&quot;;1;IF([.F38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09.000</text:p>
          </table:table-cell>
          <table:table-cell table:style-name="ce28" table:formula="of:=CONCATENATE(REPT(&quot; &quot;;([.J387]-1)*3);[.E387])" office:value-type="string" office:string-value="   General Paz" calcext:value-type="string">
            <text:p><text:s text:c="3"/>General Paz</text:p>
          </table:table-cell>
          <table:table-cell table:number-columns-repeated="10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7]" office:value-type="float" office:value="6" calcext:value-type="float">
            <text:p>6</text:p>
          </table:table-cell>
          <table:table-cell table:style-name="ce20" table:formula="of:=[.C387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8]=&quot;Province&quot;;1;IF([.F38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0.000</text:p>
          </table:table-cell>
          <table:table-cell table:style-name="ce28" table:formula="of:=CONCATENATE(REPT(&quot; &quot;;([.J388]-1)*3);[.E388])" office:value-type="string" office:string-value="   Goya" calcext:value-type="string">
            <text:p><text:s text:c="3"/>Goya</text:p>
          </table:table-cell>
          <table:table-cell table:number-columns-repeated="10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8]" office:value-type="float" office:value="6" calcext:value-type="float">
            <text:p>6</text:p>
          </table:table-cell>
          <table:table-cell table:style-name="ce20" table:formula="of:=[.C388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tatí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tatí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89]=&quot;Province&quot;;1;IF([.F38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1.000</text:p>
          </table:table-cell>
          <table:table-cell table:style-name="ce28" table:formula="of:=CONCATENATE(REPT(&quot; &quot;;([.J389]-1)*3);[.E389])" office:value-type="string" office:string-value="   Itatí" calcext:value-type="string">
            <text:p><text:s text:c="3"/>Itatí</text:p>
          </table:table-cell>
          <table:table-cell table:number-columns-repeated="10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89]" office:value-type="float" office:value="6" calcext:value-type="float">
            <text:p>6</text:p>
          </table:table-cell>
          <table:table-cell table:style-name="ce20" table:formula="of:=[.C389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tuzaing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tuzaingó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0]=&quot;Province&quot;;1;IF([.F39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2.000</text:p>
          </table:table-cell>
          <table:table-cell table:style-name="ce28" table:formula="of:=CONCATENATE(REPT(&quot; &quot;;([.J390]-1)*3);[.E390])" office:value-type="string" office:string-value="   Ituzaingó" calcext:value-type="string">
            <text:p><text:s text:c="3"/>Ituzaingó</text:p>
          </table:table-cell>
          <table:table-cell table:number-columns-repeated="10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0]" office:value-type="float" office:value="6" calcext:value-type="float">
            <text:p>6</text:p>
          </table:table-cell>
          <table:table-cell table:style-name="ce20" table:formula="of:=[.C390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vall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valle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1]=&quot;Province&quot;;1;IF([.F39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3.000</text:p>
          </table:table-cell>
          <table:table-cell table:style-name="ce28" table:formula="of:=CONCATENATE(REPT(&quot; &quot;;([.J391]-1)*3);[.E391])" office:value-type="string" office:string-value="   Lavalle" calcext:value-type="string">
            <text:p><text:s text:c="3"/>Lavalle</text:p>
          </table:table-cell>
          <table:table-cell table:number-columns-repeated="10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1]" office:value-type="float" office:value="6" calcext:value-type="float">
            <text:p>6</text:p>
          </table:table-cell>
          <table:table-cell table:style-name="ce20" table:formula="of:=[.C391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burucuy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burucuyá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2]=&quot;Province&quot;;1;IF([.F39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4.000</text:p>
          </table:table-cell>
          <table:table-cell table:style-name="ce28" table:formula="of:=CONCATENATE(REPT(&quot; &quot;;([.J392]-1)*3);[.E392])" office:value-type="string" office:string-value="   Mburucuyá" calcext:value-type="string">
            <text:p><text:s text:c="3"/>Mburucuyá</text:p>
          </table:table-cell>
          <table:table-cell table:number-columns-repeated="10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2]" office:value-type="float" office:value="6" calcext:value-type="float">
            <text:p>6</text:p>
          </table:table-cell>
          <table:table-cell table:style-name="ce20" table:formula="of:=[.C392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3]=&quot;Province&quot;;1;IF([.F39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5.000</text:p>
          </table:table-cell>
          <table:table-cell table:style-name="ce28" table:formula="of:=CONCATENATE(REPT(&quot; &quot;;([.J393]-1)*3);[.E393])" office:value-type="string" office:string-value="   Mercedes" calcext:value-type="string">
            <text:p><text:s text:c="3"/>Mercedes</text:p>
          </table:table-cell>
          <table:table-cell table:number-columns-repeated="10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3]" office:value-type="float" office:value="6" calcext:value-type="float">
            <text:p>6</text:p>
          </table:table-cell>
          <table:table-cell table:style-name="ce20" table:formula="of:=[.C393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nte Caser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nte Caseros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4]=&quot;Province&quot;;1;IF([.F39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6.000</text:p>
          </table:table-cell>
          <table:table-cell table:style-name="ce28" table:formula="of:=CONCATENATE(REPT(&quot; &quot;;([.J394]-1)*3);[.E394])" office:value-type="string" office:string-value="   Monte Caseros" calcext:value-type="string">
            <text:p><text:s text:c="3"/>Monte Caseros</text:p>
          </table:table-cell>
          <table:table-cell table:number-columns-repeated="10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4]" office:value-type="float" office:value="6" calcext:value-type="float">
            <text:p>6</text:p>
          </table:table-cell>
          <table:table-cell table:style-name="ce20" table:formula="of:=[.C394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aso de los Libr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so de los Libres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5]=&quot;Province&quot;;1;IF([.F39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7.000</text:p>
          </table:table-cell>
          <table:table-cell table:style-name="ce28" table:formula="of:=CONCATENATE(REPT(&quot; &quot;;([.J395]-1)*3);[.E395])" office:value-type="string" office:string-value="   Paso de los Libres" calcext:value-type="string">
            <text:p><text:s text:c="3"/>Paso de los Libres</text:p>
          </table:table-cell>
          <table:table-cell table:number-columns-repeated="10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5]" office:value-type="float" office:value="6" calcext:value-type="float">
            <text:p>6</text:p>
          </table:table-cell>
          <table:table-cell table:style-name="ce20" table:formula="of:=[.C395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lad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ladas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6]=&quot;Province&quot;;1;IF([.F39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8.000</text:p>
          </table:table-cell>
          <table:table-cell table:style-name="ce28" table:formula="of:=CONCATENATE(REPT(&quot; &quot;;([.J396]-1)*3);[.E396])" office:value-type="string" office:string-value="   Saladas" calcext:value-type="string">
            <text:p><text:s text:c="3"/>Saladas</text:p>
          </table:table-cell>
          <table:table-cell table:number-columns-repeated="10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6]" office:value-type="float" office:value="6" calcext:value-type="float">
            <text:p>6</text:p>
          </table:table-cell>
          <table:table-cell table:style-name="ce20" table:formula="of:=[.C396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Cosm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Cosme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7]=&quot;Province&quot;;1;IF([.F39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19.000</text:p>
          </table:table-cell>
          <table:table-cell table:style-name="ce28" table:formula="of:=CONCATENATE(REPT(&quot; &quot;;([.J397]-1)*3);[.E397])" office:value-type="string" office:string-value="   San Cosme" calcext:value-type="string">
            <text:p><text:s text:c="3"/>San Cosme</text:p>
          </table:table-cell>
          <table:table-cell table:number-columns-repeated="10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7]" office:value-type="float" office:value="6" calcext:value-type="float">
            <text:p>6</text:p>
          </table:table-cell>
          <table:table-cell table:style-name="ce20" table:formula="of:=[.C397]+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Luis del Palm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Luis del Palmar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8]=&quot;Province&quot;;1;IF([.F39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20.000</text:p>
          </table:table-cell>
          <table:table-cell table:style-name="ce28" table:formula="of:=CONCATENATE(REPT(&quot; &quot;;([.J398]-1)*3);[.E398])" office:value-type="string" office:string-value="   San Luis del Palmar" calcext:value-type="string">
            <text:p><text:s text:c="3"/>San Luis del Palmar</text:p>
          </table:table-cell>
          <table:table-cell table:number-columns-repeated="10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8]" office:value-type="float" office:value="6" calcext:value-type="float">
            <text:p>6</text:p>
          </table:table-cell>
          <table:table-cell table:style-name="ce20" table:formula="of:=[.C398]+1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399]=&quot;Province&quot;;1;IF([.F39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21.000</text:p>
          </table:table-cell>
          <table:table-cell table:style-name="ce28" table:formula="of:=CONCATENATE(REPT(&quot; &quot;;([.J399]-1)*3);[.E399])" office:value-type="string" office:string-value="   San Martín" calcext:value-type="string">
            <text:p><text:s text:c="3"/>San Martín</text:p>
          </table:table-cell>
          <table:table-cell table:number-columns-repeated="10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399]" office:value-type="float" office:value="6" calcext:value-type="float">
            <text:p>6</text:p>
          </table:table-cell>
          <table:table-cell table:style-name="ce20" table:formula="of:=[.C399]+1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400]=&quot;Province&quot;;1;IF([.F40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22.000</text:p>
          </table:table-cell>
          <table:table-cell table:style-name="ce28" table:formula="of:=CONCATENATE(REPT(&quot; &quot;;([.J400]-1)*3);[.E400])" office:value-type="string" office:string-value="   San Miguel" calcext:value-type="string">
            <text:p><text:s text:c="3"/>San Miguel</text:p>
          </table:table-cell>
          <table:table-cell table:number-columns-repeated="10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0]" office:value-type="float" office:value="6" calcext:value-type="float">
            <text:p>6</text:p>
          </table:table-cell>
          <table:table-cell table:style-name="ce20" table:formula="of:=[.C400]+1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401]=&quot;Province&quot;;1;IF([.F40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23.000</text:p>
          </table:table-cell>
          <table:table-cell table:style-name="ce28" table:formula="of:=CONCATENATE(REPT(&quot; &quot;;([.J401]-1)*3);[.E401])" office:value-type="string" office:string-value="   San Roque" calcext:value-type="string">
            <text:p><text:s text:c="3"/>San Roque</text:p>
          </table:table-cell>
          <table:table-cell table:number-columns-repeated="10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1]" office:value-type="float" office:value="6" calcext:value-type="float">
            <text:p>6</text:p>
          </table:table-cell>
          <table:table-cell table:style-name="ce20" table:formula="of:=[.C401]+1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o Tomé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o Tomé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402]=&quot;Province&quot;;1;IF([.F40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24.000</text:p>
          </table:table-cell>
          <table:table-cell table:style-name="ce28" table:formula="of:=CONCATENATE(REPT(&quot; &quot;;([.J402]-1)*3);[.E402])" office:value-type="string" office:string-value="   Santo Tomé" calcext:value-type="string">
            <text:p><text:s text:c="3"/>Santo Tomé</text:p>
          </table:table-cell>
          <table:table-cell table:number-columns-repeated="10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2]" office:value-type="float" office:value="6" calcext:value-type="float">
            <text:p>6</text:p>
          </table:table-cell>
          <table:table-cell table:style-name="ce20" table:formula="of:=[.C402]+1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orrientes</text:p>
          </table:table-cell>
          <table:table-cell/>
          <table:table-cell table:style-name="ce25" table:formula="of:=IF([.F403]=&quot;Province&quot;;1;IF([.F40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6.025.000</text:p>
          </table:table-cell>
          <table:table-cell table:style-name="ce28" table:formula="of:=CONCATENATE(REPT(&quot; &quot;;([.J403]-1)*3);[.E403])" office:value-type="string" office:string-value="   Sauce" calcext:value-type="string">
            <text:p><text:s text:c="3"/>Sauce</text:p>
          </table:table-cell>
          <table:table-cell table:number-columns-repeated="10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IF([.F404]=&quot;Localidad&quot;;[.D403]+1;0)" office:value-type="float" office:value="0" calcext:value-type="float">
            <text:p>0</text:p>
          </table:table-cell>
          <table:table-cell office:value-type="string" calcext:value-type="string">
            <text:p>Entre Ríos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tre Ríos</text:p>
          </table:table-cell>
          <table:table-cell/>
          <table:table-cell table:style-name="ce24" table:formula="of:=IF([.F404]=&quot;Province&quot;;1;IF([.F404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7.000.000</text:p>
          </table:table-cell>
          <table:table-cell table:style-name="ce29" table:formula="of:=CONCATENATE(REPT(&quot; &quot;;([.J404]-1)*3);[.E404])" office:value-type="string" office:string-value="Entre Ríos" calcext:value-type="string">
            <text:p>Entre Ríos</text:p>
          </table:table-cell>
          <table:table-cell table:number-columns-repeated="10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4]" office:value-type="float" office:value="7" calcext:value-type="float">
            <text:p>7</text:p>
          </table:table-cell>
          <table:table-cell table:style-name="ce20" table:formula="of:=[.C404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05]=&quot;Province&quot;;1;IF([.F40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1.000</text:p>
          </table:table-cell>
          <table:table-cell table:style-name="ce28" table:formula="of:=CONCATENATE(REPT(&quot; &quot;;([.J405]-1)*3);[.E405])" office:value-type="string" office:string-value="   Colón" calcext:value-type="string">
            <text:p><text:s text:c="3"/>Colón</text:p>
          </table:table-cell>
          <table:table-cell table:number-columns-repeated="10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5]" office:value-type="float" office:value="7" calcext:value-type="float">
            <text:p>7</text:p>
          </table:table-cell>
          <table:table-cell table:style-name="ce20" table:formula="of:=[.C405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06]=&quot;Province&quot;;1;IF([.F40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2.000</text:p>
          </table:table-cell>
          <table:table-cell table:style-name="ce28" table:formula="of:=CONCATENATE(REPT(&quot; &quot;;([.J406]-1)*3);[.E406])" office:value-type="string" office:string-value="   Concordia" calcext:value-type="string">
            <text:p><text:s text:c="3"/>Concordia</text:p>
          </table:table-cell>
          <table:table-cell table:number-columns-repeated="10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6]" office:value-type="float" office:value="7" calcext:value-type="float">
            <text:p>7</text:p>
          </table:table-cell>
          <table:table-cell table:style-name="ce20" table:formula="of:=[.C406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07]=&quot;Province&quot;;1;IF([.F40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3.000</text:p>
          </table:table-cell>
          <table:table-cell table:style-name="ce28" table:formula="of:=CONCATENATE(REPT(&quot; &quot;;([.J407]-1)*3);[.E407])" office:value-type="string" office:string-value="   Diamante" calcext:value-type="string">
            <text:p><text:s text:c="3"/>Diamante</text:p>
          </table:table-cell>
          <table:table-cell table:number-columns-repeated="10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07]" office:value-type="float" office:value="7" calcext:value-type="float">
            <text:p>7</text:p>
          </table:table-cell>
          <table:table-cell table:style-name="ce20" table:formula="of:=[.C407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ederaci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ederación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08]=&quot;Province&quot;;1;IF([.F40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4.000</text:p>
          </table:table-cell>
          <table:table-cell table:style-name="ce28" table:formula="of:=CONCATENATE(REPT(&quot; &quot;;([.J408]-1)*3);[.E408])" office:value-type="string" office:string-value="   Federación" calcext:value-type="string">
            <text:p><text:s text:c="3"/>Federación</text:p>
          </table:table-cell>
          <table:table-cell table:number-columns-repeated="10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08]" office:value-type="float" office:value="7" calcext:value-type="float">
            <text:p>7</text:p>
          </table:table-cell>
          <table:table-cell table:style-name="ce20" table:formula="of:=[.C408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09]=&quot;Province&quot;;1;IF([.F40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5.000</text:p>
          </table:table-cell>
          <table:table-cell table:style-name="ce28" table:formula="of:=CONCATENATE(REPT(&quot; &quot;;([.J409]-1)*3);[.E409])" office:value-type="string" office:string-value="   Federal" calcext:value-type="string">
            <text:p><text:s text:c="3"/>Federal</text:p>
          </table:table-cell>
          <table:table-cell table:number-columns-repeated="10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09]" office:value-type="float" office:value="7" calcext:value-type="float">
            <text:p>7</text:p>
          </table:table-cell>
          <table:table-cell table:style-name="ce20" table:formula="of:=[.C409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elici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eliciano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0]=&quot;Province&quot;;1;IF([.F41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6.000</text:p>
          </table:table-cell>
          <table:table-cell table:style-name="ce28" table:formula="of:=CONCATENATE(REPT(&quot; &quot;;([.J410]-1)*3);[.E410])" office:value-type="string" office:string-value="   Feliciano" calcext:value-type="string">
            <text:p><text:s text:c="3"/>Feliciano</text:p>
          </table:table-cell>
          <table:table-cell table:number-columns-repeated="10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0]" office:value-type="float" office:value="7" calcext:value-type="float">
            <text:p>7</text:p>
          </table:table-cell>
          <table:table-cell table:style-name="ce20" table:formula="of:=[.C410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legua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leguay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1]=&quot;Province&quot;;1;IF([.F41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7.000</text:p>
          </table:table-cell>
          <table:table-cell table:style-name="ce28" table:formula="of:=CONCATENATE(REPT(&quot; &quot;;([.J411]-1)*3);[.E411])" office:value-type="string" office:string-value="   Gualeguay" calcext:value-type="string">
            <text:p><text:s text:c="3"/>Gualeguay</text:p>
          </table:table-cell>
          <table:table-cell table:number-columns-repeated="10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1]" office:value-type="float" office:value="7" calcext:value-type="float">
            <text:p>7</text:p>
          </table:table-cell>
          <table:table-cell table:style-name="ce20" table:formula="of:=[.C411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leguaych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leguaychú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2]=&quot;Province&quot;;1;IF([.F41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8.000</text:p>
          </table:table-cell>
          <table:table-cell table:style-name="ce28" table:formula="of:=CONCATENATE(REPT(&quot; &quot;;([.J412]-1)*3);[.E412])" office:value-type="string" office:string-value="   Gualeguaychú" calcext:value-type="string">
            <text:p><text:s text:c="3"/>Gualeguaychú</text:p>
          </table:table-cell>
          <table:table-cell table:number-columns-repeated="10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2]" office:value-type="float" office:value="7" calcext:value-type="float">
            <text:p>7</text:p>
          </table:table-cell>
          <table:table-cell table:style-name="ce20" table:formula="of:=[.C412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slas del Ibicu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slas del Ibicuy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3]=&quot;Province&quot;;1;IF([.F41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09.000</text:p>
          </table:table-cell>
          <table:table-cell table:style-name="ce28" table:formula="of:=CONCATENATE(REPT(&quot; &quot;;([.J413]-1)*3);[.E413])" office:value-type="string" office:string-value="   Islas del Ibicuy" calcext:value-type="string">
            <text:p><text:s text:c="3"/>Islas del Ibicuy</text:p>
          </table:table-cell>
          <table:table-cell table:number-columns-repeated="10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3]" office:value-type="float" office:value="7" calcext:value-type="float">
            <text:p>7</text:p>
          </table:table-cell>
          <table:table-cell table:style-name="ce20" table:formula="of:=[.C413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4]=&quot;Province&quot;;1;IF([.F41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0.000</text:p>
          </table:table-cell>
          <table:table-cell table:style-name="ce28" table:formula="of:=CONCATENATE(REPT(&quot; &quot;;([.J414]-1)*3);[.E414])" office:value-type="string" office:string-value="   La Paz" calcext:value-type="string">
            <text:p><text:s text:c="3"/>La Paz</text:p>
          </table:table-cell>
          <table:table-cell table:number-columns-repeated="10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4]" office:value-type="float" office:value="7" calcext:value-type="float">
            <text:p>7</text:p>
          </table:table-cell>
          <table:table-cell table:style-name="ce20" table:formula="of:=[.C414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ogoy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ogoyá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5]=&quot;Province&quot;;1;IF([.F4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1.000</text:p>
          </table:table-cell>
          <table:table-cell table:style-name="ce28" table:formula="of:=CONCATENATE(REPT(&quot; &quot;;([.J415]-1)*3);[.E415])" office:value-type="string" office:string-value="   Nogoyá" calcext:value-type="string">
            <text:p><text:s text:c="3"/>Nogoyá</text:p>
          </table:table-cell>
          <table:table-cell table:number-columns-repeated="10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5]" office:value-type="float" office:value="7" calcext:value-type="float">
            <text:p>7</text:p>
          </table:table-cell>
          <table:table-cell table:style-name="ce20" table:formula="of:=[.C415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6]=&quot;Province&quot;;1;IF([.F41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2.000</text:p>
          </table:table-cell>
          <table:table-cell table:style-name="ce28" table:formula="of:=CONCATENATE(REPT(&quot; &quot;;([.J416]-1)*3);[.E416])" office:value-type="string" office:string-value="   Paraná" calcext:value-type="string">
            <text:p><text:s text:c="3"/>Paraná</text:p>
          </table:table-cell>
          <table:table-cell table:number-columns-repeated="10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6]" office:value-type="float" office:value="7" calcext:value-type="float">
            <text:p>7</text:p>
          </table:table-cell>
          <table:table-cell table:style-name="ce20" table:formula="of:=[.C416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7]=&quot;Province&quot;;1;IF([.F41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3.000</text:p>
          </table:table-cell>
          <table:table-cell table:style-name="ce28" table:formula="of:=CONCATENATE(REPT(&quot; &quot;;([.J417]-1)*3);[.E417])" office:value-type="string" office:string-value="   San Salvador" calcext:value-type="string">
            <text:p><text:s text:c="3"/>San Salvador</text:p>
          </table:table-cell>
          <table:table-cell table:number-columns-repeated="10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17]" office:value-type="float" office:value="7" calcext:value-type="float">
            <text:p>7</text:p>
          </table:table-cell>
          <table:table-cell table:style-name="ce20" table:formula="of:=[.C417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8]=&quot;Province&quot;;1;IF([.F41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4.000</text:p>
          </table:table-cell>
          <table:table-cell table:style-name="ce28" table:formula="of:=CONCATENATE(REPT(&quot; &quot;;([.J418]-1)*3);[.E418])" office:value-type="string" office:string-value="   Tala" calcext:value-type="string">
            <text:p><text:s text:c="3"/>Tala</text:p>
          </table:table-cell>
          <table:table-cell table:number-columns-repeated="10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18]" office:value-type="float" office:value="7" calcext:value-type="float">
            <text:p>7</text:p>
          </table:table-cell>
          <table:table-cell table:style-name="ce20" table:formula="of:=[.C418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19]=&quot;Province&quot;;1;IF([.F4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5.000</text:p>
          </table:table-cell>
          <table:table-cell table:style-name="ce28" table:formula="of:=CONCATENATE(REPT(&quot; &quot;;([.J419]-1)*3);[.E419])" office:value-type="string" office:string-value="   Uruguay" calcext:value-type="string">
            <text:p><text:s text:c="3"/>Uruguay</text:p>
          </table:table-cell>
          <table:table-cell table:number-columns-repeated="10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19]" office:value-type="float" office:value="7" calcext:value-type="float">
            <text:p>7</text:p>
          </table:table-cell>
          <table:table-cell table:style-name="ce20" table:formula="of:=[.C419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20]=&quot;Province&quot;;1;IF([.F42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6.000</text:p>
          </table:table-cell>
          <table:table-cell table:style-name="ce28" table:formula="of:=CONCATENATE(REPT(&quot; &quot;;([.J420]-1)*3);[.E420])" office:value-type="string" office:string-value="   Victoria" calcext:value-type="string">
            <text:p><text:s text:c="3"/>Victoria</text:p>
          </table:table-cell>
          <table:table-cell table:number-columns-repeated="10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0]" office:value-type="float" office:value="7" calcext:value-type="float">
            <text:p>7</text:p>
          </table:table-cell>
          <table:table-cell table:style-name="ce20" table:formula="of:=[.C420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illagua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illaguay</text:p>
          </table:table-cell>
          <table:table-cell office:value-type="string" calcext:value-type="string">
            <text:p>Entre Ríos</text:p>
          </table:table-cell>
          <table:table-cell/>
          <table:table-cell table:style-name="ce25" table:formula="of:=IF([.F421]=&quot;Province&quot;;1;IF([.F42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7.017.000</text:p>
          </table:table-cell>
          <table:table-cell table:style-name="ce28" table:formula="of:=CONCATENATE(REPT(&quot; &quot;;([.J421]-1)*3);[.E421])" office:value-type="string" office:string-value="   Villaguay" calcext:value-type="string">
            <text:p><text:s text:c="3"/>Villaguay</text:p>
          </table:table-cell>
          <table:table-cell table:number-columns-repeated="10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8" table:formula="of:=IF([.F422]=&quot;Localidad&quot;;[.D421]+1;0)" office:value-type="float" office:value="0" calcext:value-type="float">
            <text:p>0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osa</text:p>
          </table:table-cell>
          <table:table-cell/>
          <table:table-cell table:style-name="ce24" table:formula="of:=IF([.F422]=&quot;Province&quot;;1;IF([.F422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8.000.000</text:p>
          </table:table-cell>
          <table:table-cell table:style-name="ce29" table:formula="of:=CONCATENATE(REPT(&quot; &quot;;([.J422]-1)*3);[.E422])" office:value-type="string" office:string-value="Formosa" calcext:value-type="string">
            <text:p>Formosa</text:p>
          </table:table-cell>
          <table:table-cell table:number-columns-repeated="10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2]" office:value-type="float" office:value="8" calcext:value-type="float">
            <text:p>8</text:p>
          </table:table-cell>
          <table:table-cell table:style-name="ce20" table:formula="of:=[.C422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rmej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rmejo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23]=&quot;Province&quot;;1;IF([.F42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1.000</text:p>
          </table:table-cell>
          <table:table-cell table:style-name="ce28" table:formula="of:=CONCATENATE(REPT(&quot; &quot;;([.J423]-1)*3);[.E423])" office:value-type="string" office:string-value="   Bermejo" calcext:value-type="string">
            <text:p><text:s text:c="3"/>Bermejo</text:p>
          </table:table-cell>
          <table:table-cell table:number-columns-repeated="10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3]" office:value-type="float" office:value="8" calcext:value-type="float">
            <text:p>8</text:p>
          </table:table-cell>
          <table:table-cell table:style-name="ce20" table:formula="of:=[.C423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Department</text:p>
          </table:table-cell>
          <table:table-cell table:number-columns-repeated="2" office:value-type="string" calcext:value-type="string">
            <text:p>Formosa</text:p>
          </table:table-cell>
          <table:table-cell/>
          <table:table-cell table:style-name="ce25" table:formula="of:=IF([.F424]=&quot;Province&quot;;1;IF([.F42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2.000</text:p>
          </table:table-cell>
          <table:table-cell table:style-name="ce28" table:formula="of:=CONCATENATE(REPT(&quot; &quot;;([.J424]-1)*3);[.E424])" office:value-type="string" office:string-value="   Formosa" calcext:value-type="string">
            <text:p><text:s text:c="3"/>Formosa</text:p>
          </table:table-cell>
          <table:table-cell table:number-columns-repeated="10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4]" office:value-type="float" office:value="8" calcext:value-type="float">
            <text:p>8</text:p>
          </table:table-cell>
          <table:table-cell table:style-name="ce20" table:formula="of:=[.C424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ish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ishi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25]=&quot;Province&quot;;1;IF([.F42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3.000</text:p>
          </table:table-cell>
          <table:table-cell table:style-name="ce28" table:formula="of:=CONCATENATE(REPT(&quot; &quot;;([.J425]-1)*3);[.E425])" office:value-type="string" office:string-value="   Laishi" calcext:value-type="string">
            <text:p><text:s text:c="3"/>Laishi</text:p>
          </table:table-cell>
          <table:table-cell table:number-columns-repeated="10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5]" office:value-type="float" office:value="8" calcext:value-type="float">
            <text:p>8</text:p>
          </table:table-cell>
          <table:table-cell table:style-name="ce20" table:formula="of:=[.C425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tac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tacos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26]=&quot;Province&quot;;1;IF([.F42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4.000</text:p>
          </table:table-cell>
          <table:table-cell table:style-name="ce28" table:formula="of:=CONCATENATE(REPT(&quot; &quot;;([.J426]-1)*3);[.E426])" office:value-type="string" office:string-value="   Matacos" calcext:value-type="string">
            <text:p><text:s text:c="3"/>Matacos</text:p>
          </table:table-cell>
          <table:table-cell table:number-columns-repeated="10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6]" office:value-type="float" office:value="8" calcext:value-type="float">
            <text:p>8</text:p>
          </table:table-cell>
          <table:table-cell table:style-name="ce20" table:formula="of:=[.C426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atiñ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tiño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27]=&quot;Province&quot;;1;IF([.F42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5.000</text:p>
          </table:table-cell>
          <table:table-cell table:style-name="ce28" table:formula="of:=CONCATENATE(REPT(&quot; &quot;;([.J427]-1)*3);[.E427])" office:value-type="string" office:string-value="   Patiño" calcext:value-type="string">
            <text:p><text:s text:c="3"/>Patiño</text:p>
          </table:table-cell>
          <table:table-cell table:number-columns-repeated="10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27]" office:value-type="float" office:value="8" calcext:value-type="float">
            <text:p>8</text:p>
          </table:table-cell>
          <table:table-cell table:style-name="ce20" table:formula="of:=[.C427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lagá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lagás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28]=&quot;Province&quot;;1;IF([.F42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6.000</text:p>
          </table:table-cell>
          <table:table-cell table:style-name="ce28" table:formula="of:=CONCATENATE(REPT(&quot; &quot;;([.J428]-1)*3);[.E428])" office:value-type="string" office:string-value="   Pilagás" calcext:value-type="string">
            <text:p><text:s text:c="3"/>Pilagás</text:p>
          </table:table-cell>
          <table:table-cell table:number-columns-repeated="10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28]" office:value-type="float" office:value="8" calcext:value-type="float">
            <text:p>8</text:p>
          </table:table-cell>
          <table:table-cell table:style-name="ce20" table:formula="of:=[.C428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lcomay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lcomayo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29]=&quot;Province&quot;;1;IF([.F4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7.000</text:p>
          </table:table-cell>
          <table:table-cell table:style-name="ce28" table:formula="of:=CONCATENATE(REPT(&quot; &quot;;([.J429]-1)*3);[.E429])" office:value-type="string" office:string-value="   Pilcomayo" calcext:value-type="string">
            <text:p><text:s text:c="3"/>Pilcomayo</text:p>
          </table:table-cell>
          <table:table-cell table:number-columns-repeated="10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29]" office:value-type="float" office:value="8" calcext:value-type="float">
            <text:p>8</text:p>
          </table:table-cell>
          <table:table-cell table:style-name="ce20" table:formula="of:=[.C429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rané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rané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30]=&quot;Province&quot;;1;IF([.F43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8.000</text:p>
          </table:table-cell>
          <table:table-cell table:style-name="ce28" table:formula="of:=CONCATENATE(REPT(&quot; &quot;;([.J430]-1)*3);[.E430])" office:value-type="string" office:string-value="   Pirané" calcext:value-type="string">
            <text:p><text:s text:c="3"/>Pirané</text:p>
          </table:table-cell>
          <table:table-cell table:number-columns-repeated="10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0]" office:value-type="float" office:value="8" calcext:value-type="float">
            <text:p>8</text:p>
          </table:table-cell>
          <table:table-cell table:style-name="ce20" table:formula="of:=[.C430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amón Lis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amón Lista</text:p>
          </table:table-cell>
          <table:table-cell office:value-type="string" calcext:value-type="string">
            <text:p>Formosa</text:p>
          </table:table-cell>
          <table:table-cell/>
          <table:table-cell table:style-name="ce25" table:formula="of:=IF([.F431]=&quot;Province&quot;;1;IF([.F4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8.009.000</text:p>
          </table:table-cell>
          <table:table-cell table:style-name="ce28" table:formula="of:=CONCATENATE(REPT(&quot; &quot;;([.J431]-1)*3);[.E431])" office:value-type="string" office:string-value="   Ramón Lista" calcext:value-type="string">
            <text:p><text:s text:c="3"/>Ramón Lista</text:p>
          </table:table-cell>
          <table:table-cell table:number-columns-repeated="10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IF([.F432]=&quot;Localidad&quot;;[.D431]+1;0)" office:value-type="float" office:value="0" calcext:value-type="float">
            <text:p>0</text:p>
          </table:table-cell>
          <table:table-cell office:value-type="string" calcext:value-type="string">
            <text:p>Jujuy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juy</text:p>
          </table:table-cell>
          <table:table-cell/>
          <table:table-cell table:style-name="ce24" table:formula="of:=IF([.F432]=&quot;Province&quot;;1;IF([.F432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09.000.000</text:p>
          </table:table-cell>
          <table:table-cell table:style-name="ce29" table:formula="of:=CONCATENATE(REPT(&quot; &quot;;([.J432]-1)*3);[.E432])" office:value-type="string" office:string-value="Jujuy" calcext:value-type="string">
            <text:p>Jujuy</text:p>
          </table:table-cell>
          <table:table-cell table:number-columns-repeated="10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2]" office:value-type="float" office:value="9" calcext:value-type="float">
            <text:p>9</text:p>
          </table:table-cell>
          <table:table-cell table:style-name="ce20" table:formula="of:=[.C432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chinoc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chinoc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33]=&quot;Province&quot;;1;IF([.F43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1.000</text:p>
          </table:table-cell>
          <table:table-cell table:style-name="ce28" table:formula="of:=CONCATENATE(REPT(&quot; &quot;;([.J433]-1)*3);[.E433])" office:value-type="string" office:string-value="   Cochinoca" calcext:value-type="string">
            <text:p><text:s text:c="3"/>Cochinoca</text:p>
          </table:table-cell>
          <table:table-cell table:number-columns-repeated="10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3]" office:value-type="float" office:value="9" calcext:value-type="float">
            <text:p>9</text:p>
          </table:table-cell>
          <table:table-cell table:style-name="ce20" table:formula="of:=[.C433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octor Manuel 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octor Manuel Belgrano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34]=&quot;Province&quot;;1;IF([.F43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2.000</text:p>
          </table:table-cell>
          <table:table-cell table:style-name="ce28" table:formula="of:=CONCATENATE(REPT(&quot; &quot;;([.J434]-1)*3);[.E434])" office:value-type="string" office:string-value="   Doctor Manuel Belgrano" calcext:value-type="string">
            <text:p><text:s text:c="3"/>Doctor Manuel Belgrano</text:p>
          </table:table-cell>
          <table:table-cell table:number-columns-repeated="10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4]" office:value-type="float" office:value="9" calcext:value-type="float">
            <text:p>9</text:p>
          </table:table-cell>
          <table:table-cell table:style-name="ce20" table:formula="of:=[.C434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35]=&quot;Province&quot;;1;IF([.F43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3.000</text:p>
          </table:table-cell>
          <table:table-cell table:style-name="ce28" table:formula="of:=CONCATENATE(REPT(&quot; &quot;;([.J435]-1)*3);[.E435])" office:value-type="string" office:string-value="   El Carmen" calcext:value-type="string">
            <text:p><text:s text:c="3"/>El Carmen</text:p>
          </table:table-cell>
          <table:table-cell table:number-columns-repeated="10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5]" office:value-type="float" office:value="9" calcext:value-type="float">
            <text:p>9</text:p>
          </table:table-cell>
          <table:table-cell table:style-name="ce20" table:formula="of:=[.C435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umahuac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Humahuac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36]=&quot;Province&quot;;1;IF([.F43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4.000</text:p>
          </table:table-cell>
          <table:table-cell table:style-name="ce28" table:formula="of:=CONCATENATE(REPT(&quot; &quot;;([.J436]-1)*3);[.E436])" office:value-type="string" office:string-value="   Humahuaca" calcext:value-type="string">
            <text:p><text:s text:c="3"/>Humahuaca</text:p>
          </table:table-cell>
          <table:table-cell table:number-columns-repeated="10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6]" office:value-type="float" office:value="9" calcext:value-type="float">
            <text:p>9</text:p>
          </table:table-cell>
          <table:table-cell table:style-name="ce20" table:formula="of:=[.C436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37]=&quot;Province&quot;;1;IF([.F4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5.000</text:p>
          </table:table-cell>
          <table:table-cell table:style-name="ce28" table:formula="of:=CONCATENATE(REPT(&quot; &quot;;([.J437]-1)*3);[.E437])" office:value-type="string" office:string-value="   Ledesma" calcext:value-type="string">
            <text:p><text:s text:c="3"/>Ledesma</text:p>
          </table:table-cell>
          <table:table-cell table:number-columns-repeated="10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37]" office:value-type="float" office:value="9" calcext:value-type="float">
            <text:p>9</text:p>
          </table:table-cell>
          <table:table-cell table:style-name="ce20" table:formula="of:=[.C437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alpal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alpalá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38]=&quot;Province&quot;;1;IF([.F43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6.000</text:p>
          </table:table-cell>
          <table:table-cell table:style-name="ce28" table:formula="of:=CONCATENATE(REPT(&quot; &quot;;([.J438]-1)*3);[.E438])" office:value-type="string" office:string-value="   Palpalá" calcext:value-type="string">
            <text:p><text:s text:c="3"/>Palpalá</text:p>
          </table:table-cell>
          <table:table-cell table:number-columns-repeated="10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38]" office:value-type="float" office:value="9" calcext:value-type="float">
            <text:p>9</text:p>
          </table:table-cell>
          <table:table-cell table:style-name="ce20" table:formula="of:=[.C438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incona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inconad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39]=&quot;Province&quot;;1;IF([.F43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7.000</text:p>
          </table:table-cell>
          <table:table-cell table:style-name="ce28" table:formula="of:=CONCATENATE(REPT(&quot; &quot;;([.J439]-1)*3);[.E439])" office:value-type="string" office:string-value="   Rinconada" calcext:value-type="string">
            <text:p><text:s text:c="3"/>Rinconada</text:p>
          </table:table-cell>
          <table:table-cell table:number-columns-repeated="10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39]" office:value-type="float" office:value="9" calcext:value-type="float">
            <text:p>9</text:p>
          </table:table-cell>
          <table:table-cell table:style-name="ce20" table:formula="of:=[.C439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0]=&quot;Province&quot;;1;IF([.F44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8.000</text:p>
          </table:table-cell>
          <table:table-cell table:style-name="ce28" table:formula="of:=CONCATENATE(REPT(&quot; &quot;;([.J440]-1)*3);[.E440])" office:value-type="string" office:string-value="   San Antonio" calcext:value-type="string">
            <text:p><text:s text:c="3"/>San Antonio</text:p>
          </table:table-cell>
          <table:table-cell table:number-columns-repeated="10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0]" office:value-type="float" office:value="9" calcext:value-type="float">
            <text:p>9</text:p>
          </table:table-cell>
          <table:table-cell table:style-name="ce20" table:formula="of:=[.C440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1]=&quot;Province&quot;;1;IF([.F44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09.000</text:p>
          </table:table-cell>
          <table:table-cell table:style-name="ce28" table:formula="of:=CONCATENATE(REPT(&quot; &quot;;([.J441]-1)*3);[.E441])" office:value-type="string" office:string-value="   San Pedro" calcext:value-type="string">
            <text:p><text:s text:c="3"/>San Pedro</text:p>
          </table:table-cell>
          <table:table-cell table:number-columns-repeated="10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1]" office:value-type="float" office:value="9" calcext:value-type="float">
            <text:p>9</text:p>
          </table:table-cell>
          <table:table-cell table:style-name="ce20" table:formula="of:=[.C441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2]=&quot;Province&quot;;1;IF([.F44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10.000</text:p>
          </table:table-cell>
          <table:table-cell table:style-name="ce28" table:formula="of:=CONCATENATE(REPT(&quot; &quot;;([.J442]-1)*3);[.E442])" office:value-type="string" office:string-value="   Santa Bárbara" calcext:value-type="string">
            <text:p><text:s text:c="3"/>Santa Bárbara</text:p>
          </table:table-cell>
          <table:table-cell table:number-columns-repeated="10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2]" office:value-type="float" office:value="9" calcext:value-type="float">
            <text:p>9</text:p>
          </table:table-cell>
          <table:table-cell table:style-name="ce20" table:formula="of:=[.C442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Catal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Catalin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3]=&quot;Province&quot;;1;IF([.F44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11.000</text:p>
          </table:table-cell>
          <table:table-cell table:style-name="ce28" table:formula="of:=CONCATENATE(REPT(&quot; &quot;;([.J443]-1)*3);[.E443])" office:value-type="string" office:string-value="   Santa Catalina" calcext:value-type="string">
            <text:p><text:s text:c="3"/>Santa Catalina</text:p>
          </table:table-cell>
          <table:table-cell table:number-columns-repeated="10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3]" office:value-type="float" office:value="9" calcext:value-type="float">
            <text:p>9</text:p>
          </table:table-cell>
          <table:table-cell table:style-name="ce20" table:formula="of:=[.C443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usqu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sques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4]=&quot;Province&quot;;1;IF([.F44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12.000</text:p>
          </table:table-cell>
          <table:table-cell table:style-name="ce28" table:formula="of:=CONCATENATE(REPT(&quot; &quot;;([.J444]-1)*3);[.E444])" office:value-type="string" office:string-value="   Susques" calcext:value-type="string">
            <text:p><text:s text:c="3"/>Susques</text:p>
          </table:table-cell>
          <table:table-cell table:number-columns-repeated="10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4]" office:value-type="float" office:value="9" calcext:value-type="float">
            <text:p>9</text:p>
          </table:table-cell>
          <table:table-cell table:style-name="ce20" table:formula="of:=[.C444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ilca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ilcar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5]=&quot;Province&quot;;1;IF([.F44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13.000</text:p>
          </table:table-cell>
          <table:table-cell table:style-name="ce28" table:formula="of:=CONCATENATE(REPT(&quot; &quot;;([.J445]-1)*3);[.E445])" office:value-type="string" office:string-value="   Tilcara" calcext:value-type="string">
            <text:p><text:s text:c="3"/>Tilcara</text:p>
          </table:table-cell>
          <table:table-cell table:number-columns-repeated="10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5]" office:value-type="float" office:value="9" calcext:value-type="float">
            <text:p>9</text:p>
          </table:table-cell>
          <table:table-cell table:style-name="ce20" table:formula="of:=[.C445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umbay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umbaya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6]=&quot;Province&quot;;1;IF([.F44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14.000</text:p>
          </table:table-cell>
          <table:table-cell table:style-name="ce28" table:formula="of:=CONCATENATE(REPT(&quot; &quot;;([.J446]-1)*3);[.E446])" office:value-type="string" office:string-value="   Tumbaya" calcext:value-type="string">
            <text:p><text:s text:c="3"/>Tumbaya</text:p>
          </table:table-cell>
          <table:table-cell table:number-columns-repeated="10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6]" office:value-type="float" office:value="9" calcext:value-type="float">
            <text:p>9</text:p>
          </table:table-cell>
          <table:table-cell table:style-name="ce20" table:formula="of:=[.C446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alle Grand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alle Grande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7]=&quot;Province&quot;;1;IF([.F44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15.000</text:p>
          </table:table-cell>
          <table:table-cell table:style-name="ce28" table:formula="of:=CONCATENATE(REPT(&quot; &quot;;([.J447]-1)*3);[.E447])" office:value-type="string" office:string-value="   Valle Grande" calcext:value-type="string">
            <text:p><text:s text:c="3"/>Valle Grande</text:p>
          </table:table-cell>
          <table:table-cell table:number-columns-repeated="10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47]" office:value-type="float" office:value="9" calcext:value-type="float">
            <text:p>9</text:p>
          </table:table-cell>
          <table:table-cell table:style-name="ce20" table:formula="of:=[.C447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Yav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Yavi</text:p>
          </table:table-cell>
          <table:table-cell office:value-type="string" calcext:value-type="string">
            <text:p>Jujuy</text:p>
          </table:table-cell>
          <table:table-cell/>
          <table:table-cell table:style-name="ce25" table:formula="of:=IF([.F448]=&quot;Province&quot;;1;IF([.F44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09.016.000</text:p>
          </table:table-cell>
          <table:table-cell table:style-name="ce28" table:formula="of:=CONCATENATE(REPT(&quot; &quot;;([.J448]-1)*3);[.E448])" office:value-type="string" office:string-value="   Yavi" calcext:value-type="string">
            <text:p><text:s text:c="3"/>Yavi</text:p>
          </table:table-cell>
          <table:table-cell table:number-columns-repeated="10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IF([.F449]=&quot;Localidad&quot;;[.D448]+1;0)" office:value-type="float" office:value="0" calcext:value-type="float">
            <text:p>0</text:p>
          </table:table-cell>
          <table:table-cell office:value-type="string" calcext:value-type="string">
            <text:p>La Pampa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Pampa</text:p>
          </table:table-cell>
          <table:table-cell/>
          <table:table-cell table:style-name="ce24" table:formula="of:=IF([.F449]=&quot;Province&quot;;1;IF([.F449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0.000.000</text:p>
          </table:table-cell>
          <table:table-cell table:style-name="ce29" table:formula="of:=CONCATENATE(REPT(&quot; &quot;;([.J449]-1)*3);[.E449])" office:value-type="string" office:string-value="La Pampa" calcext:value-type="string">
            <text:p>La Pampa</text:p>
          </table:table-cell>
          <table:table-cell table:number-columns-repeated="10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49]" office:value-type="float" office:value="10" calcext:value-type="float">
            <text:p>10</text:p>
          </table:table-cell>
          <table:table-cell table:style-name="ce20" table:formula="of:=[.C449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treuc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treucó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0]=&quot;Province&quot;;1;IF([.F45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1.000</text:p>
          </table:table-cell>
          <table:table-cell table:style-name="ce28" table:formula="of:=CONCATENATE(REPT(&quot; &quot;;([.J450]-1)*3);[.E450])" office:value-type="string" office:string-value="   Atreucó" calcext:value-type="string">
            <text:p><text:s text:c="3"/>Atreucó</text:p>
          </table:table-cell>
          <table:table-cell table:number-columns-repeated="10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0]" office:value-type="float" office:value="10" calcext:value-type="float">
            <text:p>10</text:p>
          </table:table-cell>
          <table:table-cell table:style-name="ce20" table:formula="of:=[.C450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leu Caleu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leu Caleu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1]=&quot;Province&quot;;1;IF([.F45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2.000</text:p>
          </table:table-cell>
          <table:table-cell table:style-name="ce28" table:formula="of:=CONCATENATE(REPT(&quot; &quot;;([.J451]-1)*3);[.E451])" office:value-type="string" office:string-value="   Caleu Caleu" calcext:value-type="string">
            <text:p><text:s text:c="3"/>Caleu Caleu</text:p>
          </table:table-cell>
          <table:table-cell table:number-columns-repeated="10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1]" office:value-type="float" office:value="10" calcext:value-type="float">
            <text:p>10</text:p>
          </table:table-cell>
          <table:table-cell table:style-name="ce20" table:formula="of:=[.C451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2]=&quot;Province&quot;;1;IF([.F45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3.000</text:p>
          </table:table-cell>
          <table:table-cell table:style-name="ce28" table:formula="of:=CONCATENATE(REPT(&quot; &quot;;([.J452]-1)*3);[.E452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2]" office:value-type="float" office:value="10" calcext:value-type="float">
            <text:p>10</text:p>
          </table:table-cell>
          <table:table-cell table:style-name="ce20" table:formula="of:=[.C452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tril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triló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3]=&quot;Province&quot;;1;IF([.F45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4.000</text:p>
          </table:table-cell>
          <table:table-cell table:style-name="ce28" table:formula="of:=CONCATENATE(REPT(&quot; &quot;;([.J453]-1)*3);[.E453])" office:value-type="string" office:string-value="   Catriló" calcext:value-type="string">
            <text:p><text:s text:c="3"/>Catriló</text:p>
          </table:table-cell>
          <table:table-cell table:number-columns-repeated="10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3]" office:value-type="float" office:value="10" calcext:value-type="float">
            <text:p>10</text:p>
          </table:table-cell>
          <table:table-cell table:style-name="ce20" table:formula="of:=[.C453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alile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alileo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4]=&quot;Province&quot;;1;IF([.F45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5.000</text:p>
          </table:table-cell>
          <table:table-cell table:style-name="ce28" table:formula="of:=CONCATENATE(REPT(&quot; &quot;;([.J454]-1)*3);[.E454])" office:value-type="string" office:string-value="   Chalileo" calcext:value-type="string">
            <text:p><text:s text:c="3"/>Chalileo</text:p>
          </table:table-cell>
          <table:table-cell table:number-columns-repeated="10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4]" office:value-type="float" office:value="10" calcext:value-type="float">
            <text:p>10</text:p>
          </table:table-cell>
          <table:table-cell table:style-name="ce20" table:formula="of:=[.C454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apaleuf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apaleufú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5]=&quot;Province&quot;;1;IF([.F45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6.000</text:p>
          </table:table-cell>
          <table:table-cell table:style-name="ce28" table:formula="of:=CONCATENATE(REPT(&quot; &quot;;([.J455]-1)*3);[.E455])" office:value-type="string" office:string-value="   Chapaleufú" calcext:value-type="string">
            <text:p><text:s text:c="3"/>Chapaleufú</text:p>
          </table:table-cell>
          <table:table-cell table:number-columns-repeated="10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5]" office:value-type="float" office:value="10" calcext:value-type="float">
            <text:p>10</text:p>
          </table:table-cell>
          <table:table-cell table:style-name="ce20" table:formula="of:=[.C455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ical 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ical Co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6]=&quot;Province&quot;;1;IF([.F45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7.000</text:p>
          </table:table-cell>
          <table:table-cell table:style-name="ce28" table:formula="of:=CONCATENATE(REPT(&quot; &quot;;([.J456]-1)*3);[.E456])" office:value-type="string" office:string-value="   Chical Co" calcext:value-type="string">
            <text:p><text:s text:c="3"/>Chical Co</text:p>
          </table:table-cell>
          <table:table-cell table:number-columns-repeated="10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6]" office:value-type="float" office:value="10" calcext:value-type="float">
            <text:p>10</text:p>
          </table:table-cell>
          <table:table-cell table:style-name="ce20" table:formula="of:=[.C456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nhel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nhelo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7]=&quot;Province&quot;;1;IF([.F45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8.000</text:p>
          </table:table-cell>
          <table:table-cell table:style-name="ce28" table:formula="of:=CONCATENATE(REPT(&quot; &quot;;([.J457]-1)*3);[.E457])" office:value-type="string" office:string-value="   Conhelo" calcext:value-type="string">
            <text:p><text:s text:c="3"/>Conhelo</text:p>
          </table:table-cell>
          <table:table-cell table:number-columns-repeated="10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57]" office:value-type="float" office:value="10" calcext:value-type="float">
            <text:p>10</text:p>
          </table:table-cell>
          <table:table-cell table:style-name="ce20" table:formula="of:=[.C457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urac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uracó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8]=&quot;Province&quot;;1;IF([.F45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09.000</text:p>
          </table:table-cell>
          <table:table-cell table:style-name="ce28" table:formula="of:=CONCATENATE(REPT(&quot; &quot;;([.J458]-1)*3);[.E458])" office:value-type="string" office:string-value="   Curacó" calcext:value-type="string">
            <text:p><text:s text:c="3"/>Curacó</text:p>
          </table:table-cell>
          <table:table-cell table:number-columns-repeated="10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58]" office:value-type="float" office:value="10" calcext:value-type="float">
            <text:p>10</text:p>
          </table:table-cell>
          <table:table-cell table:style-name="ce20" table:formula="of:=[.C458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traché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traché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59]=&quot;Province&quot;;1;IF([.F45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0.000</text:p>
          </table:table-cell>
          <table:table-cell table:style-name="ce28" table:formula="of:=CONCATENATE(REPT(&quot; &quot;;([.J459]-1)*3);[.E459])" office:value-type="string" office:string-value="   Guatraché" calcext:value-type="string">
            <text:p><text:s text:c="3"/>Guatraché</text:p>
          </table:table-cell>
          <table:table-cell table:number-columns-repeated="10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59]" office:value-type="float" office:value="10" calcext:value-type="float">
            <text:p>10</text:p>
          </table:table-cell>
          <table:table-cell table:style-name="ce20" table:formula="of:=[.C459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uc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Hucal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0]=&quot;Province&quot;;1;IF([.F46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1.000</text:p>
          </table:table-cell>
          <table:table-cell table:style-name="ce28" table:formula="of:=CONCATENATE(REPT(&quot; &quot;;([.J460]-1)*3);[.E460])" office:value-type="string" office:string-value="   Hucal" calcext:value-type="string">
            <text:p><text:s text:c="3"/>Hucal</text:p>
          </table:table-cell>
          <table:table-cell table:number-columns-repeated="10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0]" office:value-type="float" office:value="10" calcext:value-type="float">
            <text:p>10</text:p>
          </table:table-cell>
          <table:table-cell table:style-name="ce20" table:formula="of:=[.C460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ihuel Cale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ihuel Calel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1]=&quot;Province&quot;;1;IF([.F46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2.000</text:p>
          </table:table-cell>
          <table:table-cell table:style-name="ce28" table:formula="of:=CONCATENATE(REPT(&quot; &quot;;([.J461]-1)*3);[.E461])" office:value-type="string" office:string-value="   Lihuel Calel" calcext:value-type="string">
            <text:p><text:s text:c="3"/>Lihuel Calel</text:p>
          </table:table-cell>
          <table:table-cell table:number-columns-repeated="10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1]" office:value-type="float" office:value="10" calcext:value-type="float">
            <text:p>10</text:p>
          </table:table-cell>
          <table:table-cell table:style-name="ce20" table:formula="of:=[.C461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imay Mahui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imay Mahuida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2]=&quot;Province&quot;;1;IF([.F46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3.000</text:p>
          </table:table-cell>
          <table:table-cell table:style-name="ce28" table:formula="of:=CONCATENATE(REPT(&quot; &quot;;([.J462]-1)*3);[.E462])" office:value-type="string" office:string-value="   Limay Mahuida" calcext:value-type="string">
            <text:p><text:s text:c="3"/>Limay Mahuida</text:p>
          </table:table-cell>
          <table:table-cell table:number-columns-repeated="10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2]" office:value-type="float" office:value="10" calcext:value-type="float">
            <text:p>10</text:p>
          </table:table-cell>
          <table:table-cell table:style-name="ce20" table:formula="of:=[.C462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ventué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ventué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3]=&quot;Province&quot;;1;IF([.F46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4.000</text:p>
          </table:table-cell>
          <table:table-cell table:style-name="ce28" table:formula="of:=CONCATENATE(REPT(&quot; &quot;;([.J463]-1)*3);[.E463])" office:value-type="string" office:string-value="   Loventué" calcext:value-type="string">
            <text:p><text:s text:c="3"/>Loventué</text:p>
          </table:table-cell>
          <table:table-cell table:number-columns-repeated="10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3]" office:value-type="float" office:value="10" calcext:value-type="float">
            <text:p>10</text:p>
          </table:table-cell>
          <table:table-cell table:style-name="ce20" table:formula="of:=[.C463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rac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racó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4]=&quot;Province&quot;;1;IF([.F46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5.000</text:p>
          </table:table-cell>
          <table:table-cell table:style-name="ce28" table:formula="of:=CONCATENATE(REPT(&quot; &quot;;([.J464]-1)*3);[.E464])" office:value-type="string" office:string-value="   Maracó" calcext:value-type="string">
            <text:p><text:s text:c="3"/>Maracó</text:p>
          </table:table-cell>
          <table:table-cell table:number-columns-repeated="10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4]" office:value-type="float" office:value="10" calcext:value-type="float">
            <text:p>10</text:p>
          </table:table-cell>
          <table:table-cell table:style-name="ce20" table:formula="of:=[.C464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uelé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uelén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5]=&quot;Province&quot;;1;IF([.F46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6.000</text:p>
          </table:table-cell>
          <table:table-cell table:style-name="ce28" table:formula="of:=CONCATENATE(REPT(&quot; &quot;;([.J465]-1)*3);[.E465])" office:value-type="string" office:string-value="   Puelén" calcext:value-type="string">
            <text:p><text:s text:c="3"/>Puelén</text:p>
          </table:table-cell>
          <table:table-cell table:number-columns-repeated="10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5]" office:value-type="float" office:value="10" calcext:value-type="float">
            <text:p>10</text:p>
          </table:table-cell>
          <table:table-cell table:style-name="ce20" table:formula="of:=[.C465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uemú Quem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Quemú Quemú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6]=&quot;Province&quot;;1;IF([.F4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7.000</text:p>
          </table:table-cell>
          <table:table-cell table:style-name="ce28" table:formula="of:=CONCATENATE(REPT(&quot; &quot;;([.J466]-1)*3);[.E466])" office:value-type="string" office:string-value="   Quemú Quemú" calcext:value-type="string">
            <text:p><text:s text:c="3"/>Quemú Quemú</text:p>
          </table:table-cell>
          <table:table-cell table:number-columns-repeated="10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6]" office:value-type="float" office:value="10" calcext:value-type="float">
            <text:p>10</text:p>
          </table:table-cell>
          <table:table-cell table:style-name="ce20" table:formula="of:=[.C466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ancu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ancul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7]=&quot;Province&quot;;1;IF([.F46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8.000</text:p>
          </table:table-cell>
          <table:table-cell table:style-name="ce28" table:formula="of:=CONCATENATE(REPT(&quot; &quot;;([.J467]-1)*3);[.E467])" office:value-type="string" office:string-value="   Rancul" calcext:value-type="string">
            <text:p><text:s text:c="3"/>Rancul</text:p>
          </table:table-cell>
          <table:table-cell table:number-columns-repeated="10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67]" office:value-type="float" office:value="10" calcext:value-type="float">
            <text:p>10</text:p>
          </table:table-cell>
          <table:table-cell table:style-name="ce20" table:formula="of:=[.C467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ealic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ealicó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8]=&quot;Province&quot;;1;IF([.F46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19.000</text:p>
          </table:table-cell>
          <table:table-cell table:style-name="ce28" table:formula="of:=CONCATENATE(REPT(&quot; &quot;;([.J468]-1)*3);[.E468])" office:value-type="string" office:string-value="   Realicó" calcext:value-type="string">
            <text:p><text:s text:c="3"/>Realicó</text:p>
          </table:table-cell>
          <table:table-cell table:number-columns-repeated="10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68]" office:value-type="float" office:value="10" calcext:value-type="float">
            <text:p>10</text:p>
          </table:table-cell>
          <table:table-cell table:style-name="ce20" table:formula="of:=[.C468]+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69]=&quot;Province&quot;;1;IF([.F46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20.000</text:p>
          </table:table-cell>
          <table:table-cell table:style-name="ce28" table:formula="of:=CONCATENATE(REPT(&quot; &quot;;([.J469]-1)*3);[.E469])" office:value-type="string" office:string-value="   Toay" calcext:value-type="string">
            <text:p><text:s text:c="3"/>Toay</text:p>
          </table:table-cell>
          <table:table-cell table:number-columns-repeated="10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69]" office:value-type="float" office:value="10" calcext:value-type="float">
            <text:p>10</text:p>
          </table:table-cell>
          <table:table-cell table:style-name="ce20" table:formula="of:=[.C469]+1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rene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renel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70]=&quot;Province&quot;;1;IF([.F47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21.000</text:p>
          </table:table-cell>
          <table:table-cell table:style-name="ce28" table:formula="of:=CONCATENATE(REPT(&quot; &quot;;([.J470]-1)*3);[.E470])" office:value-type="string" office:string-value="   Trenel" calcext:value-type="string">
            <text:p><text:s text:c="3"/>Trenel</text:p>
          </table:table-cell>
          <table:table-cell table:number-columns-repeated="10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0]" office:value-type="float" office:value="10" calcext:value-type="float">
            <text:p>10</text:p>
          </table:table-cell>
          <table:table-cell table:style-name="ce20" table:formula="of:=[.C470]+1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Utrac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tracán</text:p>
          </table:table-cell>
          <table:table-cell office:value-type="string" calcext:value-type="string">
            <text:p>La Pampa</text:p>
          </table:table-cell>
          <table:table-cell/>
          <table:table-cell table:style-name="ce25" table:formula="of:=IF([.F471]=&quot;Province&quot;;1;IF([.F47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0.022.000</text:p>
          </table:table-cell>
          <table:table-cell table:style-name="ce28" table:formula="of:=CONCATENATE(REPT(&quot; &quot;;([.J471]-1)*3);[.E471])" office:value-type="string" office:string-value="   Utracán" calcext:value-type="string">
            <text:p><text:s text:c="3"/>Utracán</text:p>
          </table:table-cell>
          <table:table-cell table:number-columns-repeated="10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IF([.F472]=&quot;Localidad&quot;;[.D471]+1;0)" office:value-type="float" office:value="0" calcext:value-type="float">
            <text:p>0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Rioja</text:p>
          </table:table-cell>
          <table:table-cell/>
          <table:table-cell table:style-name="ce24" table:formula="of:=IF([.F472]=&quot;Province&quot;;1;IF([.F472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1.000.000</text:p>
          </table:table-cell>
          <table:table-cell table:style-name="ce29" table:formula="of:=CONCATENATE(REPT(&quot; &quot;;([.J472]-1)*3);[.E472])" office:value-type="string" office:string-value="La Rioja" calcext:value-type="string">
            <text:p>La Rioja</text:p>
          </table:table-cell>
          <table:table-cell table:number-columns-repeated="10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2]" office:value-type="float" office:value="11" calcext:value-type="float">
            <text:p>11</text:p>
          </table:table-cell>
          <table:table-cell table:style-name="ce20" table:formula="of:=[.C472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73]=&quot;Province&quot;;1;IF([.F47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1.000</text:p>
          </table:table-cell>
          <table:table-cell table:style-name="ce28" table:formula="of:=CONCATENATE(REPT(&quot; &quot;;([.J473]-1)*3);[.E473])" office:value-type="string" office:string-value="   Arauco" calcext:value-type="string">
            <text:p><text:s text:c="3"/>Arauco</text:p>
          </table:table-cell>
          <table:table-cell table:number-columns-repeated="10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3]" office:value-type="float" office:value="11" calcext:value-type="float">
            <text:p>11</text:p>
          </table:table-cell>
          <table:table-cell table:style-name="ce20" table:formula="of:=[.C473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74]=&quot;Province&quot;;1;IF([.F47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2.000</text:p>
          </table:table-cell>
          <table:table-cell table:style-name="ce28" table:formula="of:=CONCATENATE(REPT(&quot; &quot;;([.J474]-1)*3);[.E474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4]" office:value-type="float" office:value="11" calcext:value-type="float">
            <text:p>11</text:p>
          </table:table-cell>
          <table:table-cell table:style-name="ce20" table:formula="of:=[.C474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stro Barr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stro Barros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75]=&quot;Province&quot;;1;IF([.F47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3.000</text:p>
          </table:table-cell>
          <table:table-cell table:style-name="ce28" table:formula="of:=CONCATENATE(REPT(&quot; &quot;;([.J475]-1)*3);[.E475])" office:value-type="string" office:string-value="   Castro Barros" calcext:value-type="string">
            <text:p><text:s text:c="3"/>Castro Barros</text:p>
          </table:table-cell>
          <table:table-cell table:number-columns-repeated="10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5]" office:value-type="float" office:value="11" calcext:value-type="float">
            <text:p>11</text:p>
          </table:table-cell>
          <table:table-cell table:style-name="ce20" table:formula="of:=[.C475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amic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amical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76]=&quot;Province&quot;;1;IF([.F47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4.000</text:p>
          </table:table-cell>
          <table:table-cell table:style-name="ce28" table:formula="of:=CONCATENATE(REPT(&quot; &quot;;([.J476]-1)*3);[.E476])" office:value-type="string" office:string-value="   Chamical" calcext:value-type="string">
            <text:p><text:s text:c="3"/>Chamical</text:p>
          </table:table-cell>
          <table:table-cell table:number-columns-repeated="10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6]" office:value-type="float" office:value="11" calcext:value-type="float">
            <text:p>11</text:p>
          </table:table-cell>
          <table:table-cell table:style-name="ce20" table:formula="of:=[.C476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ileci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ilecito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77]=&quot;Province&quot;;1;IF([.F47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5.000</text:p>
          </table:table-cell>
          <table:table-cell table:style-name="ce28" table:formula="of:=CONCATENATE(REPT(&quot; &quot;;([.J477]-1)*3);[.E477])" office:value-type="string" office:string-value="   Chilecito" calcext:value-type="string">
            <text:p><text:s text:c="3"/>Chilecito</text:p>
          </table:table-cell>
          <table:table-cell table:number-columns-repeated="10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77]" office:value-type="float" office:value="11" calcext:value-type="float">
            <text:p>11</text:p>
          </table:table-cell>
          <table:table-cell table:style-name="ce20" table:formula="of:=[.C477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ronel Felipe Varel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ronel Felipe Varel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78]=&quot;Province&quot;;1;IF([.F47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6.000</text:p>
          </table:table-cell>
          <table:table-cell table:style-name="ce28" table:formula="of:=CONCATENATE(REPT(&quot; &quot;;([.J478]-1)*3);[.E478])" office:value-type="string" office:string-value="   Coronel Felipe Varela" calcext:value-type="string">
            <text:p><text:s text:c="3"/>Coronel Felipe Varela</text:p>
          </table:table-cell>
          <table:table-cell table:number-columns-repeated="10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78]" office:value-type="float" office:value="11" calcext:value-type="float">
            <text:p>11</text:p>
          </table:table-cell>
          <table:table-cell table:style-name="ce20" table:formula="of:=[.C478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amat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amatin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79]=&quot;Province&quot;;1;IF([.F47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7.000</text:p>
          </table:table-cell>
          <table:table-cell table:style-name="ce28" table:formula="of:=CONCATENATE(REPT(&quot; &quot;;([.J479]-1)*3);[.E479])" office:value-type="string" office:string-value="   Famatina" calcext:value-type="string">
            <text:p><text:s text:c="3"/>Famatina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479]" office:value-type="float" office:value="11" calcext:value-type="float">
            <text:p>11</text:p>
          </table:table-cell>
          <table:table-cell table:style-name="ce20" table:formula="of:=[.C479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Ángel V. Peñaloz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Ángel V. Peñaloz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0]=&quot;Province&quot;;1;IF([.F48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8.000</text:p>
          </table:table-cell>
          <table:table-cell table:style-name="ce28" table:formula="of:=CONCATENATE(REPT(&quot; &quot;;([.J480]-1)*3);[.E480])" office:value-type="string" office:string-value="   General Ángel V. Peñaloza" calcext:value-type="string">
            <text:p><text:s text:c="3"/>General Ángel V. Peñaloza</text:p>
          </table:table-cell>
          <table:table-cell table:number-columns-repeated="10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480]" office:value-type="float" office:value="11" calcext:value-type="float">
            <text:p>11</text:p>
          </table:table-cell>
          <table:table-cell table:style-name="ce20" table:formula="of:=[.C480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Belgrano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1]=&quot;Province&quot;;1;IF([.F48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09.000</text:p>
          </table:table-cell>
          <table:table-cell table:style-name="ce28" table:formula="of:=CONCATENATE(REPT(&quot; &quot;;([.J481]-1)*3);[.E481])" office:value-type="string" office:string-value="   General Belgrano" calcext:value-type="string">
            <text:p><text:s text:c="3"/>General Belgrano</text:p>
          </table:table-cell>
          <table:table-cell table:number-columns-repeated="10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B481]" office:value-type="float" office:value="11" calcext:value-type="float">
            <text:p>11</text:p>
          </table:table-cell>
          <table:table-cell table:style-name="ce20" table:formula="of:=[.C481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Juan Facundo Quirog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Juan Facundo Quirog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2]=&quot;Province&quot;;1;IF([.F48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0.000</text:p>
          </table:table-cell>
          <table:table-cell table:style-name="ce28" table:formula="of:=CONCATENATE(REPT(&quot; &quot;;([.J482]-1)*3);[.E482])" office:value-type="string" office:string-value="   General Juan Facundo Quiroga" calcext:value-type="string">
            <text:p><text:s text:c="3"/>General Juan Facundo Quiroga</text:p>
          </table:table-cell>
          <table:table-cell table:number-columns-repeated="10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B482]" office:value-type="float" office:value="11" calcext:value-type="float">
            <text:p>11</text:p>
          </table:table-cell>
          <table:table-cell table:style-name="ce20" table:formula="of:=[.C482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Lamadrid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Lamadrid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3]=&quot;Province&quot;;1;IF([.F48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1.000</text:p>
          </table:table-cell>
          <table:table-cell table:style-name="ce28" table:formula="of:=CONCATENATE(REPT(&quot; &quot;;([.J483]-1)*3);[.E483])" office:value-type="string" office:string-value="   General Lamadrid" calcext:value-type="string">
            <text:p><text:s text:c="3"/>General Lamadrid</text:p>
          </table:table-cell>
          <table:table-cell table:number-columns-repeated="10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B483]" office:value-type="float" office:value="11" calcext:value-type="float">
            <text:p>11</text:p>
          </table:table-cell>
          <table:table-cell table:style-name="ce20" table:formula="of:=[.C483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Ocamp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Ocampo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4]=&quot;Province&quot;;1;IF([.F48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2.000</text:p>
          </table:table-cell>
          <table:table-cell table:style-name="ce28" table:formula="of:=CONCATENATE(REPT(&quot; &quot;;([.J484]-1)*3);[.E484])" office:value-type="string" office:string-value="   General Ocampo" calcext:value-type="string">
            <text:p><text:s text:c="3"/>General Ocampo</text:p>
          </table:table-cell>
          <table:table-cell table:number-columns-repeated="10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B484]" office:value-type="float" office:value="11" calcext:value-type="float">
            <text:p>11</text:p>
          </table:table-cell>
          <table:table-cell table:style-name="ce20" table:formula="of:=[.C484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San Martín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5]=&quot;Province&quot;;1;IF([.F48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3.000</text:p>
          </table:table-cell>
          <table:table-cell table:style-name="ce28" table:formula="of:=CONCATENATE(REPT(&quot; &quot;;([.J485]-1)*3);[.E485])" office:value-type="string" office:string-value="   General San Martín" calcext:value-type="string">
            <text:p><text:s text:c="3"/>General San Martín</text:p>
          </table:table-cell>
          <table:table-cell table:number-columns-repeated="10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B485]" office:value-type="float" office:value="11" calcext:value-type="float">
            <text:p>11</text:p>
          </table:table-cell>
          <table:table-cell table:style-name="ce20" table:formula="of:=[.C485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6]=&quot;Province&quot;;1;IF([.F48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4.000</text:p>
          </table:table-cell>
          <table:table-cell table:style-name="ce28" table:formula="of:=CONCATENATE(REPT(&quot; &quot;;([.J486]-1)*3);[.E486])" office:value-type="string" office:string-value="   Independencia" calcext:value-type="string">
            <text:p><text:s text:c="3"/>Independencia</text:p>
          </table:table-cell>
          <table:table-cell table:number-columns-repeated="10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B486]" office:value-type="float" office:value="11" calcext:value-type="float">
            <text:p>11</text:p>
          </table:table-cell>
          <table:table-cell table:style-name="ce20" table:formula="of:=[.C486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osario Vera Peñaloz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sario Vera Peñaloz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7]=&quot;Province&quot;;1;IF([.F48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5.000</text:p>
          </table:table-cell>
          <table:table-cell table:style-name="ce28" table:formula="of:=CONCATENATE(REPT(&quot; &quot;;([.J487]-1)*3);[.E487])" office:value-type="string" office:string-value="   Rosario Vera Peñaloza" calcext:value-type="string">
            <text:p><text:s text:c="3"/>Rosario Vera Peñaloza</text:p>
          </table:table-cell>
          <table:table-cell table:number-columns-repeated="10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487]" office:value-type="float" office:value="11" calcext:value-type="float">
            <text:p>11</text:p>
          </table:table-cell>
          <table:table-cell table:style-name="ce20" table:formula="of:=[.C487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Blas de los Sauc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Blas de los Sauces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8]=&quot;Province&quot;;1;IF([.F48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6.000</text:p>
          </table:table-cell>
          <table:table-cell table:style-name="ce28" table:formula="of:=CONCATENATE(REPT(&quot; &quot;;([.J488]-1)*3);[.E488])" office:value-type="string" office:string-value="   San Blas de los Sauces" calcext:value-type="string">
            <text:p><text:s text:c="3"/>San Blas de los Sauces</text:p>
          </table:table-cell>
          <table:table-cell table:number-columns-repeated="10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B488]" office:value-type="float" office:value="11" calcext:value-type="float">
            <text:p>11</text:p>
          </table:table-cell>
          <table:table-cell table:style-name="ce20" table:formula="of:=[.C488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agas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agast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89]=&quot;Province&quot;;1;IF([.F48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7.000</text:p>
          </table:table-cell>
          <table:table-cell table:style-name="ce28" table:formula="of:=CONCATENATE(REPT(&quot; &quot;;([.J489]-1)*3);[.E489])" office:value-type="string" office:string-value="   Sanagasta" calcext:value-type="string">
            <text:p><text:s text:c="3"/>Sanagasta</text:p>
          </table:table-cell>
          <table:table-cell table:number-columns-repeated="10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489]" office:value-type="float" office:value="11" calcext:value-type="float">
            <text:p>11</text:p>
          </table:table-cell>
          <table:table-cell table:style-name="ce20" table:formula="of:=[.C489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inch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inchina</text:p>
          </table:table-cell>
          <table:table-cell office:value-type="string" calcext:value-type="string">
            <text:p>La Rioja</text:p>
          </table:table-cell>
          <table:table-cell/>
          <table:table-cell table:style-name="ce25" table:formula="of:=IF([.F490]=&quot;Province&quot;;1;IF([.F49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1.018.000</text:p>
          </table:table-cell>
          <table:table-cell table:style-name="ce28" table:formula="of:=CONCATENATE(REPT(&quot; &quot;;([.J490]-1)*3);[.E490])" office:value-type="string" office:string-value="   Vinchina" calcext:value-type="string">
            <text:p><text:s text:c="3"/>Vinchina</text:p>
          </table:table-cell>
          <table:table-cell table:number-columns-repeated="10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IF([.F491]=&quot;Localidad&quot;;[.D490]+1;0)" office:value-type="float" office:value="0" calcext:value-type="float">
            <text:p>0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ndoza</text:p>
          </table:table-cell>
          <table:table-cell/>
          <table:table-cell table:style-name="ce24" table:formula="of:=IF([.F491]=&quot;Province&quot;;1;IF([.F491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2.000.000</text:p>
          </table:table-cell>
          <table:table-cell table:style-name="ce29" table:formula="of:=CONCATENATE(REPT(&quot; &quot;;([.J491]-1)*3);[.E491])" office:value-type="string" office:string-value="Mendoza" calcext:value-type="string">
            <text:p>Mendoza</text:p>
          </table:table-cell>
          <table:table-cell table:number-columns-repeated="10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B491]" office:value-type="float" office:value="12" calcext:value-type="float">
            <text:p>12</text:p>
          </table:table-cell>
          <table:table-cell table:style-name="ce20" table:formula="of:=[.C491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2]=&quot;Province&quot;;1;IF([.F49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1.000</text:p>
          </table:table-cell>
          <table:table-cell table:style-name="ce28" table:formula="of:=CONCATENATE(REPT(&quot; &quot;;([.J492]-1)*3);[.E492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B492]" office:value-type="float" office:value="12" calcext:value-type="float">
            <text:p>12</text:p>
          </table:table-cell>
          <table:table-cell table:style-name="ce20" table:formula="of:=[.C492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Alve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Alvear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3]=&quot;Province&quot;;1;IF([.F49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2.000</text:p>
          </table:table-cell>
          <table:table-cell table:style-name="ce28" table:formula="of:=CONCATENATE(REPT(&quot; &quot;;([.J493]-1)*3);[.E493])" office:value-type="string" office:string-value="   General Alvear" calcext:value-type="string">
            <text:p><text:s text:c="3"/>General Alvear</text:p>
          </table:table-cell>
          <table:table-cell table:number-columns-repeated="10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B493]" office:value-type="float" office:value="12" calcext:value-type="float">
            <text:p>12</text:p>
          </table:table-cell>
          <table:table-cell table:style-name="ce20" table:formula="of:=[.C493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odoy Cru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odoy Cruz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4]=&quot;Province&quot;;1;IF([.F49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3.000</text:p>
          </table:table-cell>
          <table:table-cell table:style-name="ce28" table:formula="of:=CONCATENATE(REPT(&quot; &quot;;([.J494]-1)*3);[.E494])" office:value-type="string" office:string-value="   Godoy Cruz" calcext:value-type="string">
            <text:p><text:s text:c="3"/>Godoy Cruz</text:p>
          </table:table-cell>
          <table:table-cell table:number-columns-repeated="10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B494]" office:value-type="float" office:value="12" calcext:value-type="float">
            <text:p>12</text:p>
          </table:table-cell>
          <table:table-cell table:style-name="ce20" table:formula="of:=[.C494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ymallé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ymallén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5]=&quot;Province&quot;;1;IF([.F49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4.000</text:p>
          </table:table-cell>
          <table:table-cell table:style-name="ce28" table:formula="of:=CONCATENATE(REPT(&quot; &quot;;([.J495]-1)*3);[.E495])" office:value-type="string" office:string-value="   Guaymallén" calcext:value-type="string">
            <text:p><text:s text:c="3"/>Guaymallén</text:p>
          </table:table-cell>
          <table:table-cell table:number-columns-repeated="10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495]" office:value-type="float" office:value="12" calcext:value-type="float">
            <text:p>12</text:p>
          </table:table-cell>
          <table:table-cell table:style-name="ce20" table:formula="of:=[.C495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un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unín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6]=&quot;Province&quot;;1;IF([.F49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5.000</text:p>
          </table:table-cell>
          <table:table-cell table:style-name="ce28" table:formula="of:=CONCATENATE(REPT(&quot; &quot;;([.J496]-1)*3);[.E496])" office:value-type="string" office:string-value="   Junín" calcext:value-type="string">
            <text:p><text:s text:c="3"/>Junín</text:p>
          </table:table-cell>
          <table:table-cell table:number-columns-repeated="10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B496]" office:value-type="float" office:value="12" calcext:value-type="float">
            <text:p>12</text:p>
          </table:table-cell>
          <table:table-cell table:style-name="ce20" table:formula="of:=[.C496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7]=&quot;Province&quot;;1;IF([.F49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6.000</text:p>
          </table:table-cell>
          <table:table-cell table:style-name="ce28" table:formula="of:=CONCATENATE(REPT(&quot; &quot;;([.J497]-1)*3);[.E497])" office:value-type="string" office:string-value="   La Paz" calcext:value-type="string">
            <text:p><text:s text:c="3"/>La Paz</text:p>
          </table:table-cell>
          <table:table-cell table:number-columns-repeated="10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B497]" office:value-type="float" office:value="12" calcext:value-type="float">
            <text:p>12</text:p>
          </table:table-cell>
          <table:table-cell table:style-name="ce20" table:formula="of:=[.C497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s Her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s Heras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8]=&quot;Province&quot;;1;IF([.F49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7.000</text:p>
          </table:table-cell>
          <table:table-cell table:style-name="ce28" table:formula="of:=CONCATENATE(REPT(&quot; &quot;;([.J498]-1)*3);[.E498])" office:value-type="string" office:string-value="   Las Heras" calcext:value-type="string">
            <text:p><text:s text:c="3"/>Las Heras</text:p>
          </table:table-cell>
          <table:table-cell table:number-columns-repeated="10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B498]" office:value-type="float" office:value="12" calcext:value-type="float">
            <text:p>12</text:p>
          </table:table-cell>
          <table:table-cell table:style-name="ce20" table:formula="of:=[.C498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vall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valle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499]=&quot;Province&quot;;1;IF([.F49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8.000</text:p>
          </table:table-cell>
          <table:table-cell table:style-name="ce28" table:formula="of:=CONCATENATE(REPT(&quot; &quot;;([.J499]-1)*3);[.E499])" office:value-type="string" office:string-value="   Lavalle" calcext:value-type="string">
            <text:p><text:s text:c="3"/>Lavalle</text:p>
          </table:table-cell>
          <table:table-cell table:number-columns-repeated="10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B499]" office:value-type="float" office:value="12" calcext:value-type="float">
            <text:p>12</text:p>
          </table:table-cell>
          <table:table-cell table:style-name="ce20" table:formula="of:=[.C499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uján de Cuy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uján de Cuyo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0]=&quot;Province&quot;;1;IF([.F50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09.000</text:p>
          </table:table-cell>
          <table:table-cell table:style-name="ce28" table:formula="of:=CONCATENATE(REPT(&quot; &quot;;([.J500]-1)*3);[.E500])" office:value-type="string" office:string-value="   Luján de Cuyo" calcext:value-type="string">
            <text:p><text:s text:c="3"/>Luján de Cuyo</text:p>
          </table:table-cell>
          <table:table-cell table:number-columns-repeated="10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500]" office:value-type="float" office:value="12" calcext:value-type="float">
            <text:p>12</text:p>
          </table:table-cell>
          <table:table-cell table:style-name="ce20" table:formula="of:=[.C500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ip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ipú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1]=&quot;Province&quot;;1;IF([.F50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0.000</text:p>
          </table:table-cell>
          <table:table-cell table:style-name="ce28" table:formula="of:=CONCATENATE(REPT(&quot; &quot;;([.J501]-1)*3);[.E501])" office:value-type="string" office:string-value="   Maipú" calcext:value-type="string">
            <text:p><text:s text:c="3"/>Maipú</text:p>
          </table:table-cell>
          <table:table-cell table:number-columns-repeated="10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B501]" office:value-type="float" office:value="12" calcext:value-type="float">
            <text:p>12</text:p>
          </table:table-cell>
          <table:table-cell table:style-name="ce20" table:formula="of:=[.C501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largü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largüe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2]=&quot;Province&quot;;1;IF([.F50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1.000</text:p>
          </table:table-cell>
          <table:table-cell table:style-name="ce28" table:formula="of:=CONCATENATE(REPT(&quot; &quot;;([.J502]-1)*3);[.E502])" office:value-type="string" office:string-value="   Malargüe" calcext:value-type="string">
            <text:p><text:s text:c="3"/>Malargüe</text:p>
          </table:table-cell>
          <table:table-cell table:number-columns-repeated="10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B502]" office:value-type="float" office:value="12" calcext:value-type="float">
            <text:p>12</text:p>
          </table:table-cell>
          <table:table-cell table:style-name="ce20" table:formula="of:=[.C502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3]=&quot;Province&quot;;1;IF([.F50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2.000</text:p>
          </table:table-cell>
          <table:table-cell table:style-name="ce28" table:formula="of:=CONCATENATE(REPT(&quot; &quot;;([.J503]-1)*3);[.E503])" office:value-type="string" office:string-value="   Rivadavia" calcext:value-type="string">
            <text:p><text:s text:c="3"/>Rivadavia</text:p>
          </table:table-cell>
          <table:table-cell table:number-columns-repeated="10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B503]" office:value-type="float" office:value="12" calcext:value-type="float">
            <text:p>12</text:p>
          </table:table-cell>
          <table:table-cell table:style-name="ce20" table:formula="of:=[.C503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4]=&quot;Province&quot;;1;IF([.F50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3.000</text:p>
          </table:table-cell>
          <table:table-cell table:style-name="ce28" table:formula="of:=CONCATENATE(REPT(&quot; &quot;;([.J504]-1)*3);[.E504])" office:value-type="string" office:string-value="   San Carlos" calcext:value-type="string">
            <text:p><text:s text:c="3"/>San Carlos</text:p>
          </table:table-cell>
          <table:table-cell table:number-columns-repeated="10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504]" office:value-type="float" office:value="12" calcext:value-type="float">
            <text:p>12</text:p>
          </table:table-cell>
          <table:table-cell table:style-name="ce20" table:formula="of:=[.C504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5]=&quot;Province&quot;;1;IF([.F50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4.000</text:p>
          </table:table-cell>
          <table:table-cell table:style-name="ce28" table:formula="of:=CONCATENATE(REPT(&quot; &quot;;([.J505]-1)*3);[.E505])" office:value-type="string" office:string-value="   San Martín" calcext:value-type="string">
            <text:p><text:s text:c="3"/>San Martín</text:p>
          </table:table-cell>
          <table:table-cell table:number-columns-repeated="10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B505]" office:value-type="float" office:value="12" calcext:value-type="float">
            <text:p>12</text:p>
          </table:table-cell>
          <table:table-cell table:style-name="ce20" table:formula="of:=[.C505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6]=&quot;Province&quot;;1;IF([.F50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5.000</text:p>
          </table:table-cell>
          <table:table-cell table:style-name="ce28" table:formula="of:=CONCATENATE(REPT(&quot; &quot;;([.J506]-1)*3);[.E506])" office:value-type="string" office:string-value="   San Rafael" calcext:value-type="string">
            <text:p><text:s text:c="3"/>San Rafael</text:p>
          </table:table-cell>
          <table:table-cell table:number-columns-repeated="10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B506]" office:value-type="float" office:value="12" calcext:value-type="float">
            <text:p>12</text:p>
          </table:table-cell>
          <table:table-cell table:style-name="ce20" table:formula="of:=[.C506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7]=&quot;Province&quot;;1;IF([.F50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6.000</text:p>
          </table:table-cell>
          <table:table-cell table:style-name="ce28" table:formula="of:=CONCATENATE(REPT(&quot; &quot;;([.J507]-1)*3);[.E507])" office:value-type="string" office:string-value="   Santa Rosa" calcext:value-type="string">
            <text:p><text:s text:c="3"/>Santa Rosa</text:p>
          </table:table-cell>
          <table:table-cell table:number-columns-repeated="10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507]" office:value-type="float" office:value="12" calcext:value-type="float">
            <text:p>12</text:p>
          </table:table-cell>
          <table:table-cell table:style-name="ce20" table:formula="of:=[.C507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unuy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unuyán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8]=&quot;Province&quot;;1;IF([.F50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7.000</text:p>
          </table:table-cell>
          <table:table-cell table:style-name="ce28" table:formula="of:=CONCATENATE(REPT(&quot; &quot;;([.J508]-1)*3);[.E508])" office:value-type="string" office:string-value="   Tunuyán" calcext:value-type="string">
            <text:p><text:s text:c="3"/>Tunuyán</text:p>
          </table:table-cell>
          <table:table-cell table:number-columns-repeated="10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B508]" office:value-type="float" office:value="12" calcext:value-type="float">
            <text:p>12</text:p>
          </table:table-cell>
          <table:table-cell table:style-name="ce20" table:formula="of:=[.C508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upunga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upungato</text:p>
          </table:table-cell>
          <table:table-cell office:value-type="string" calcext:value-type="string">
            <text:p>Mendoza</text:p>
          </table:table-cell>
          <table:table-cell/>
          <table:table-cell table:style-name="ce25" table:formula="of:=IF([.F509]=&quot;Province&quot;;1;IF([.F50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2.018.000</text:p>
          </table:table-cell>
          <table:table-cell table:style-name="ce28" table:formula="of:=CONCATENATE(REPT(&quot; &quot;;([.J509]-1)*3);[.E509])" office:value-type="string" office:string-value="   Tupungato" calcext:value-type="string">
            <text:p><text:s text:c="3"/>Tupungato</text:p>
          </table:table-cell>
          <table:table-cell table:number-columns-repeated="10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8" table:formula="of:=IF([.F510]=&quot;Localidad&quot;;[.D509]+1;0)" office:value-type="float" office:value="0" calcext:value-type="float">
            <text:p>0</text:p>
          </table:table-cell>
          <table:table-cell office:value-type="string" calcext:value-type="string">
            <text:p>Misiones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siones</text:p>
          </table:table-cell>
          <table:table-cell/>
          <table:table-cell table:style-name="ce24" table:formula="of:=IF([.F510]=&quot;Province&quot;;1;IF([.F510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3.000.000</text:p>
          </table:table-cell>
          <table:table-cell table:style-name="ce29" table:formula="of:=CONCATENATE(REPT(&quot; &quot;;([.J510]-1)*3);[.E510])" office:value-type="string" office:string-value="Misiones" calcext:value-type="string">
            <text:p>Misiones</text:p>
          </table:table-cell>
          <table:table-cell table:number-columns-repeated="10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B510]" office:value-type="float" office:value="13" calcext:value-type="float">
            <text:p>13</text:p>
          </table:table-cell>
          <table:table-cell table:style-name="ce20" table:formula="of:=[.C510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pósto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póstoles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1]=&quot;Province&quot;;1;IF([.F51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1.000</text:p>
          </table:table-cell>
          <table:table-cell table:style-name="ce28" table:formula="of:=CONCATENATE(REPT(&quot; &quot;;([.J511]-1)*3);[.E511])" office:value-type="string" office:string-value="   Apóstoles" calcext:value-type="string">
            <text:p><text:s text:c="3"/>Apóstoles</text:p>
          </table:table-cell>
          <table:table-cell table:number-columns-repeated="10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B511]" office:value-type="float" office:value="13" calcext:value-type="float">
            <text:p>13</text:p>
          </table:table-cell>
          <table:table-cell table:style-name="ce20" table:formula="of:=[.C511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inguá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inguás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2]=&quot;Province&quot;;1;IF([.F51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2.000</text:p>
          </table:table-cell>
          <table:table-cell table:style-name="ce28" table:formula="of:=CONCATENATE(REPT(&quot; &quot;;([.J512]-1)*3);[.E512])" office:value-type="string" office:string-value="   Cainguás" calcext:value-type="string">
            <text:p><text:s text:c="3"/>Cainguás</text:p>
          </table:table-cell>
          <table:table-cell table:number-columns-repeated="10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512]" office:value-type="float" office:value="13" calcext:value-type="float">
            <text:p>13</text:p>
          </table:table-cell>
          <table:table-cell table:style-name="ce20" table:formula="of:=[.C512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ndelar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ndelaria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3]=&quot;Province&quot;;1;IF([.F51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3.000</text:p>
          </table:table-cell>
          <table:table-cell table:style-name="ce28" table:formula="of:=CONCATENATE(REPT(&quot; &quot;;([.J513]-1)*3);[.E513])" office:value-type="string" office:string-value="   Candelaria" calcext:value-type="string">
            <text:p><text:s text:c="3"/>Candelaria</text:p>
          </table:table-cell>
          <table:table-cell table:number-columns-repeated="10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513]" office:value-type="float" office:value="13" calcext:value-type="float">
            <text:p>13</text:p>
          </table:table-cell>
          <table:table-cell table:style-name="ce20" table:formula="of:=[.C513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4]=&quot;Province&quot;;1;IF([.F51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4.000</text:p>
          </table:table-cell>
          <table:table-cell table:style-name="ce28" table:formula="of:=CONCATENATE(REPT(&quot; &quot;;([.J514]-1)*3);[.E514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B514]" office:value-type="float" office:value="13" calcext:value-type="float">
            <text:p>13</text:p>
          </table:table-cell>
          <table:table-cell table:style-name="ce20" table:formula="of:=[.C514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5]=&quot;Province&quot;;1;IF([.F5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5.000</text:p>
          </table:table-cell>
          <table:table-cell table:style-name="ce28" table:formula="of:=CONCATENATE(REPT(&quot; &quot;;([.J515]-1)*3);[.E515])" office:value-type="string" office:string-value="   Concepción" calcext:value-type="string">
            <text:p><text:s text:c="3"/>Concepción</text:p>
          </table:table-cell>
          <table:table-cell table:number-columns-repeated="10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B515]" office:value-type="float" office:value="13" calcext:value-type="float">
            <text:p>13</text:p>
          </table:table-cell>
          <table:table-cell table:style-name="ce20" table:formula="of:=[.C515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ldorado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6]=&quot;Province&quot;;1;IF([.F51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6.000</text:p>
          </table:table-cell>
          <table:table-cell table:style-name="ce28" table:formula="of:=CONCATENATE(REPT(&quot; &quot;;([.J516]-1)*3);[.E516])" office:value-type="string" office:string-value="   Eldorado" calcext:value-type="string">
            <text:p><text:s text:c="3"/>Eldorado</text:p>
          </table:table-cell>
          <table:table-cell table:number-columns-repeated="10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B516]" office:value-type="float" office:value="13" calcext:value-type="float">
            <text:p>13</text:p>
          </table:table-cell>
          <table:table-cell table:style-name="ce20" table:formula="of:=[.C516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Manuel 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Manuel Belgrano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7]=&quot;Province&quot;;1;IF([.F51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7.000</text:p>
          </table:table-cell>
          <table:table-cell table:style-name="ce28" table:formula="of:=CONCATENATE(REPT(&quot; &quot;;([.J517]-1)*3);[.E517])" office:value-type="string" office:string-value="   General Manuel Belgrano" calcext:value-type="string">
            <text:p><text:s text:c="3"/>General Manuel Belgrano</text:p>
          </table:table-cell>
          <table:table-cell table:number-columns-repeated="10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B517]" office:value-type="float" office:value="13" calcext:value-type="float">
            <text:p>13</text:p>
          </table:table-cell>
          <table:table-cell table:style-name="ce20" table:formula="of:=[.C517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8]=&quot;Province&quot;;1;IF([.F51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8.000</text:p>
          </table:table-cell>
          <table:table-cell table:style-name="ce28" table:formula="of:=CONCATENATE(REPT(&quot; &quot;;([.J518]-1)*3);[.E518])" office:value-type="string" office:string-value="   Guaraní" calcext:value-type="string">
            <text:p><text:s text:c="3"/>Guaraní</text:p>
          </table:table-cell>
          <table:table-cell table:number-columns-repeated="10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B518]" office:value-type="float" office:value="13" calcext:value-type="float">
            <text:p>13</text:p>
          </table:table-cell>
          <table:table-cell table:style-name="ce20" table:formula="of:=[.C518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guaz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guazú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19]=&quot;Province&quot;;1;IF([.F5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09.000</text:p>
          </table:table-cell>
          <table:table-cell table:style-name="ce28" table:formula="of:=CONCATENATE(REPT(&quot; &quot;;([.J519]-1)*3);[.E519])" office:value-type="string" office:string-value="   Iguazú" calcext:value-type="string">
            <text:p><text:s text:c="3"/>Iguazú</text:p>
          </table:table-cell>
          <table:table-cell table:number-columns-repeated="10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B519]" office:value-type="float" office:value="13" calcext:value-type="float">
            <text:p>13</text:p>
          </table:table-cell>
          <table:table-cell table:style-name="ce20" table:formula="of:=[.C519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eandro N. Alem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eandro N. Alem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0]=&quot;Province&quot;;1;IF([.F52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0.000</text:p>
          </table:table-cell>
          <table:table-cell table:style-name="ce28" table:formula="of:=CONCATENATE(REPT(&quot; &quot;;([.J520]-1)*3);[.E520])" office:value-type="string" office:string-value="   Leandro N. Alem" calcext:value-type="string">
            <text:p><text:s text:c="3"/>Leandro N. Alem</text:p>
          </table:table-cell>
          <table:table-cell table:number-columns-repeated="10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B520]" office:value-type="float" office:value="13" calcext:value-type="float">
            <text:p>13</text:p>
          </table:table-cell>
          <table:table-cell table:style-name="ce20" table:formula="of:=[.C520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ibertador General 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ibertador General San Martín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1]=&quot;Province&quot;;1;IF([.F52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1.000</text:p>
          </table:table-cell>
          <table:table-cell table:style-name="ce28" table:formula="of:=CONCATENATE(REPT(&quot; &quot;;([.J521]-1)*3);[.E521])" office:value-type="string" office:string-value="   Libertador General San Martín" calcext:value-type="string">
            <text:p><text:s text:c="3"/>Libertador General San Martín</text:p>
          </table:table-cell>
          <table:table-cell table:number-columns-repeated="10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B521]" office:value-type="float" office:value="13" calcext:value-type="float">
            <text:p>13</text:p>
          </table:table-cell>
          <table:table-cell table:style-name="ce20" table:formula="of:=[.C521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ntecarl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ntecarlo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2]=&quot;Province&quot;;1;IF([.F52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2.000</text:p>
          </table:table-cell>
          <table:table-cell table:style-name="ce28" table:formula="of:=CONCATENATE(REPT(&quot; &quot;;([.J522]-1)*3);[.E522])" office:value-type="string" office:string-value="   Montecarlo" calcext:value-type="string">
            <text:p><text:s text:c="3"/>Montecarlo</text:p>
          </table:table-cell>
          <table:table-cell table:number-columns-repeated="10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B522]" office:value-type="float" office:value="13" calcext:value-type="float">
            <text:p>13</text:p>
          </table:table-cell>
          <table:table-cell table:style-name="ce20" table:formula="of:=[.C522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Ober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Oberá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3]=&quot;Province&quot;;1;IF([.F52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3.000</text:p>
          </table:table-cell>
          <table:table-cell table:style-name="ce28" table:formula="of:=CONCATENATE(REPT(&quot; &quot;;([.J523]-1)*3);[.E523])" office:value-type="string" office:string-value="   Oberá" calcext:value-type="string">
            <text:p><text:s text:c="3"/>Oberá</text:p>
          </table:table-cell>
          <table:table-cell table:number-columns-repeated="10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B523]" office:value-type="float" office:value="13" calcext:value-type="float">
            <text:p>13</text:p>
          </table:table-cell>
          <table:table-cell table:style-name="ce20" table:formula="of:=[.C523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4]=&quot;Province&quot;;1;IF([.F52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4.000</text:p>
          </table:table-cell>
          <table:table-cell table:style-name="ce28" table:formula="of:=CONCATENATE(REPT(&quot; &quot;;([.J524]-1)*3);[.E524])" office:value-type="string" office:string-value="   San Ignacio" calcext:value-type="string">
            <text:p><text:s text:c="3"/>San Ignacio</text:p>
          </table:table-cell>
          <table:table-cell table:number-columns-repeated="10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B524]" office:value-type="float" office:value="13" calcext:value-type="float">
            <text:p>13</text:p>
          </table:table-cell>
          <table:table-cell table:style-name="ce20" table:formula="of:=[.C524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5]=&quot;Province&quot;;1;IF([.F52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5.000</text:p>
          </table:table-cell>
          <table:table-cell table:style-name="ce28" table:formula="of:=CONCATENATE(REPT(&quot; &quot;;([.J525]-1)*3);[.E525])" office:value-type="string" office:string-value="   San Javier" calcext:value-type="string">
            <text:p><text:s text:c="3"/>San Javier</text:p>
          </table:table-cell>
          <table:table-cell table:number-columns-repeated="10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B525]" office:value-type="float" office:value="13" calcext:value-type="float">
            <text:p>13</text:p>
          </table:table-cell>
          <table:table-cell table:style-name="ce20" table:formula="of:=[.C525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6]=&quot;Province&quot;;1;IF([.F52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6.000</text:p>
          </table:table-cell>
          <table:table-cell table:style-name="ce28" table:formula="of:=CONCATENATE(REPT(&quot; &quot;;([.J526]-1)*3);[.E526])" office:value-type="string" office:string-value="   San Pedro" calcext:value-type="string">
            <text:p><text:s text:c="3"/>San Pedro</text:p>
          </table:table-cell>
          <table:table-cell table:number-columns-repeated="10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B526]" office:value-type="float" office:value="13" calcext:value-type="float">
            <text:p>13</text:p>
          </table:table-cell>
          <table:table-cell table:style-name="ce20" table:formula="of:=[.C526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Misiones</text:p>
          </table:table-cell>
          <table:table-cell/>
          <table:table-cell table:style-name="ce25" table:formula="of:=IF([.F527]=&quot;Province&quot;;1;IF([.F52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3.017.000</text:p>
          </table:table-cell>
          <table:table-cell table:style-name="ce28" table:formula="of:=CONCATENATE(REPT(&quot; &quot;;([.J527]-1)*3);[.E527])" office:value-type="string" office:string-value="   Veinticinco de Mayo (25 de Mayo)" calcext:value-type="string">
            <text:p><text:s text:c="3"/>Veinticinco de Mayo (25 de Mayo)</text:p>
          </table:table-cell>
          <table:table-cell table:number-columns-repeated="10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0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8" table:formula="of:=IF([.F528]=&quot;Localidad&quot;;[.D527]+1;0)" office:value-type="float" office:value="0" calcext:value-type="float">
            <text:p>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uquén</text:p>
          </table:table-cell>
          <table:table-cell/>
          <table:table-cell table:style-name="ce24" table:formula="of:=IF([.F528]=&quot;Province&quot;;1;IF([.F528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4.000.000</text:p>
          </table:table-cell>
          <table:table-cell table:style-name="ce29" table:formula="of:=CONCATENATE(REPT(&quot; &quot;;([.J528]-1)*3);[.E528])" office:value-type="string" office:string-value="Neuquén" calcext:value-type="string">
            <text:p>Neuquén</text:p>
          </table:table-cell>
          <table:table-cell table:number-columns-repeated="10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528]" office:value-type="float" office:value="14" calcext:value-type="float">
            <text:p>14</text:p>
          </table:table-cell>
          <table:table-cell table:style-name="ce20" table:formula="of:=[.C528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luminé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luminé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29]=&quot;Province&quot;;1;IF([.F5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1.000</text:p>
          </table:table-cell>
          <table:table-cell table:style-name="ce28" table:formula="of:=CONCATENATE(REPT(&quot; &quot;;([.J529]-1)*3);[.E529])" office:value-type="string" office:string-value="   Aluminé" calcext:value-type="string">
            <text:p><text:s text:c="3"/>Aluminé</text:p>
          </table:table-cell>
          <table:table-cell table:number-columns-repeated="10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B529]" office:value-type="float" office:value="14" calcext:value-type="float">
            <text:p>14</text:p>
          </table:table-cell>
          <table:table-cell table:style-name="ce20" table:formula="of:=[.C529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ñel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ñelo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0]=&quot;Province&quot;;1;IF([.F53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2.000</text:p>
          </table:table-cell>
          <table:table-cell table:style-name="ce28" table:formula="of:=CONCATENATE(REPT(&quot; &quot;;([.J530]-1)*3);[.E530])" office:value-type="string" office:string-value="   Añelo" calcext:value-type="string">
            <text:p><text:s text:c="3"/>Añelo</text:p>
          </table:table-cell>
          <table:table-cell table:number-columns-repeated="10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B530]" office:value-type="float" office:value="14" calcext:value-type="float">
            <text:p>14</text:p>
          </table:table-cell>
          <table:table-cell table:style-name="ce20" table:formula="of:=[.C530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tán Li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tán Lil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1]=&quot;Province&quot;;1;IF([.F5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3.000</text:p>
          </table:table-cell>
          <table:table-cell table:style-name="ce28" table:formula="of:=CONCATENATE(REPT(&quot; &quot;;([.J531]-1)*3);[.E531])" office:value-type="string" office:string-value="   Catán Lil" calcext:value-type="string">
            <text:p><text:s text:c="3"/>Catán Lil</text:p>
          </table:table-cell>
          <table:table-cell table:number-columns-repeated="10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B531]" office:value-type="float" office:value="14" calcext:value-type="float">
            <text:p>14</text:p>
          </table:table-cell>
          <table:table-cell table:style-name="ce20" table:formula="of:=[.C531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os Mal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os Malal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2]=&quot;Province&quot;;1;IF([.F53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4.000</text:p>
          </table:table-cell>
          <table:table-cell table:style-name="ce28" table:formula="of:=CONCATENATE(REPT(&quot; &quot;;([.J532]-1)*3);[.E532])" office:value-type="string" office:string-value="   Chos Malal" calcext:value-type="string">
            <text:p><text:s text:c="3"/>Chos Malal</text:p>
          </table:table-cell>
          <table:table-cell table:number-columns-repeated="10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B532]" office:value-type="float" office:value="14" calcext:value-type="float">
            <text:p>14</text:p>
          </table:table-cell>
          <table:table-cell table:style-name="ce20" table:formula="of:=[.C532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llón Cur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llón Curá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3]=&quot;Province&quot;;1;IF([.F53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5.000</text:p>
          </table:table-cell>
          <table:table-cell table:style-name="ce28" table:formula="of:=CONCATENATE(REPT(&quot; &quot;;([.J533]-1)*3);[.E533])" office:value-type="string" office:string-value="   Collón Curá" calcext:value-type="string">
            <text:p><text:s text:c="3"/>Collón Curá</text:p>
          </table:table-cell>
          <table:table-cell table:number-columns-repeated="10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B533]" office:value-type="float" office:value="14" calcext:value-type="float">
            <text:p>14</text:p>
          </table:table-cell>
          <table:table-cell table:style-name="ce20" table:formula="of:=[.C533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nfluenc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nfluencia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4]=&quot;Province&quot;;1;IF([.F53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6.000</text:p>
          </table:table-cell>
          <table:table-cell table:style-name="ce28" table:formula="of:=CONCATENATE(REPT(&quot; &quot;;([.J534]-1)*3);[.E534])" office:value-type="string" office:string-value="   Confluencia" calcext:value-type="string">
            <text:p><text:s text:c="3"/>Confluencia</text:p>
          </table:table-cell>
          <table:table-cell table:number-columns-repeated="10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B534]" office:value-type="float" office:value="14" calcext:value-type="float">
            <text:p>14</text:p>
          </table:table-cell>
          <table:table-cell table:style-name="ce20" table:formula="of:=[.C534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uilich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Huiliches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5]=&quot;Province&quot;;1;IF([.F53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7.000</text:p>
          </table:table-cell>
          <table:table-cell table:style-name="ce28" table:formula="of:=CONCATENATE(REPT(&quot; &quot;;([.J535]-1)*3);[.E535])" office:value-type="string" office:string-value="   Huiliches" calcext:value-type="string">
            <text:p><text:s text:c="3"/>Huiliches</text:p>
          </table:table-cell>
          <table:table-cell table:number-columns-repeated="10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B535]" office:value-type="float" office:value="14" calcext:value-type="float">
            <text:p>14</text:p>
          </table:table-cell>
          <table:table-cell table:style-name="ce20" table:formula="of:=[.C535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áca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ácar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6]=&quot;Province&quot;;1;IF([.F53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8.000</text:p>
          </table:table-cell>
          <table:table-cell table:style-name="ce28" table:formula="of:=CONCATENATE(REPT(&quot; &quot;;([.J536]-1)*3);[.E536])" office:value-type="string" office:string-value="   Lácar" calcext:value-type="string">
            <text:p><text:s text:c="3"/>Lácar</text:p>
          </table:table-cell>
          <table:table-cell table:number-columns-repeated="10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B536]" office:value-type="float" office:value="14" calcext:value-type="float">
            <text:p>14</text:p>
          </table:table-cell>
          <table:table-cell table:style-name="ce20" table:formula="of:=[.C536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ncopué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ncopué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7]=&quot;Province&quot;;1;IF([.F5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09.000</text:p>
          </table:table-cell>
          <table:table-cell table:style-name="ce28" table:formula="of:=CONCATENATE(REPT(&quot; &quot;;([.J537]-1)*3);[.E537])" office:value-type="string" office:string-value="   Loncopué" calcext:value-type="string">
            <text:p><text:s text:c="3"/>Loncopué</text:p>
          </table:table-cell>
          <table:table-cell table:number-columns-repeated="10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B537]" office:value-type="float" office:value="14" calcext:value-type="float">
            <text:p>14</text:p>
          </table:table-cell>
          <table:table-cell table:style-name="ce20" table:formula="of:=[.C537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8]=&quot;Province&quot;;1;IF([.F53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10.000</text:p>
          </table:table-cell>
          <table:table-cell table:style-name="ce28" table:formula="of:=CONCATENATE(REPT(&quot; &quot;;([.J538]-1)*3);[.E538])" office:value-type="string" office:string-value="   Los Lagos" calcext:value-type="string">
            <text:p><text:s text:c="3"/>Los Lagos</text:p>
          </table:table-cell>
          <table:table-cell table:number-columns-repeated="10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B538]" office:value-type="float" office:value="14" calcext:value-type="float">
            <text:p>14</text:p>
          </table:table-cell>
          <table:table-cell table:style-name="ce20" table:formula="of:=[.C538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in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inas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39]=&quot;Province&quot;;1;IF([.F53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11.000</text:p>
          </table:table-cell>
          <table:table-cell table:style-name="ce28" table:formula="of:=CONCATENATE(REPT(&quot; &quot;;([.J539]-1)*3);[.E539])" office:value-type="string" office:string-value="   Minas" calcext:value-type="string">
            <text:p><text:s text:c="3"/>Minas</text:p>
          </table:table-cell>
          <table:table-cell table:number-columns-repeated="10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B539]" office:value-type="float" office:value="14" calcext:value-type="float">
            <text:p>14</text:p>
          </table:table-cell>
          <table:table-cell table:style-name="ce20" table:formula="of:=[.C539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Ñorqu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Ñorquín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40]=&quot;Province&quot;;1;IF([.F54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12.000</text:p>
          </table:table-cell>
          <table:table-cell table:style-name="ce28" table:formula="of:=CONCATENATE(REPT(&quot; &quot;;([.J540]-1)*3);[.E540])" office:value-type="string" office:string-value="   Ñorquín" calcext:value-type="string">
            <text:p><text:s text:c="3"/>Ñorquín</text:p>
          </table:table-cell>
          <table:table-cell table:number-columns-repeated="10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B540]" office:value-type="float" office:value="14" calcext:value-type="float">
            <text:p>14</text:p>
          </table:table-cell>
          <table:table-cell table:style-name="ce20" table:formula="of:=[.C540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ehuench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ehuenches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41]=&quot;Province&quot;;1;IF([.F54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13.000</text:p>
          </table:table-cell>
          <table:table-cell table:style-name="ce28" table:formula="of:=CONCATENATE(REPT(&quot; &quot;;([.J541]-1)*3);[.E541])" office:value-type="string" office:string-value="   Pehuenches" calcext:value-type="string">
            <text:p><text:s text:c="3"/>Pehuenches</text:p>
          </table:table-cell>
          <table:table-cell table:number-columns-repeated="10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B541]" office:value-type="float" office:value="14" calcext:value-type="float">
            <text:p>14</text:p>
          </table:table-cell>
          <table:table-cell table:style-name="ce20" table:formula="of:=[.C541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cún Leuf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cún Leufú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42]=&quot;Province&quot;;1;IF([.F54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14.000</text:p>
          </table:table-cell>
          <table:table-cell table:style-name="ce28" table:formula="of:=CONCATENATE(REPT(&quot; &quot;;([.J542]-1)*3);[.E542])" office:value-type="string" office:string-value="   Picún Leufú" calcext:value-type="string">
            <text:p><text:s text:c="3"/>Picún Leufú</text:p>
          </table:table-cell>
          <table:table-cell table:number-columns-repeated="10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B542]" office:value-type="float" office:value="14" calcext:value-type="float">
            <text:p>14</text:p>
          </table:table-cell>
          <table:table-cell table:style-name="ce20" table:formula="of:=[.C542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cunch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cunches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43]=&quot;Province&quot;;1;IF([.F54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15.000</text:p>
          </table:table-cell>
          <table:table-cell table:style-name="ce28" table:formula="of:=CONCATENATE(REPT(&quot; &quot;;([.J543]-1)*3);[.E543])" office:value-type="string" office:string-value="   Picunches" calcext:value-type="string">
            <text:p><text:s text:c="3"/>Picunches</text:p>
          </table:table-cell>
          <table:table-cell table:number-columns-repeated="10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B543]" office:value-type="float" office:value="14" calcext:value-type="float">
            <text:p>14</text:p>
          </table:table-cell>
          <table:table-cell table:style-name="ce20" table:formula="of:=[.C543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Zapal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Zapala</text:p>
          </table:table-cell>
          <table:table-cell office:value-type="string" calcext:value-type="string">
            <text:p>Neuquén</text:p>
          </table:table-cell>
          <table:table-cell/>
          <table:table-cell table:style-name="ce25" table:formula="of:=IF([.F544]=&quot;Province&quot;;1;IF([.F54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4.016.000</text:p>
          </table:table-cell>
          <table:table-cell table:style-name="ce28" table:formula="of:=CONCATENATE(REPT(&quot; &quot;;([.J544]-1)*3);[.E544])" office:value-type="string" office:string-value="   Zapala" calcext:value-type="string">
            <text:p><text:s text:c="3"/>Zapala</text:p>
          </table:table-cell>
          <table:table-cell table:number-columns-repeated="10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" table:formula="of:=IF([.F545]=&quot;Localidad&quot;;[.D544]+1;0)" office:value-type="float" office:value="0" calcext:value-type="float">
            <text:p>0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ío Negro</text:p>
          </table:table-cell>
          <table:table-cell/>
          <table:table-cell table:style-name="ce24" table:formula="of:=IF([.F545]=&quot;Province&quot;;1;IF([.F545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5.000.000</text:p>
          </table:table-cell>
          <table:table-cell table:style-name="ce29" table:formula="of:=CONCATENATE(REPT(&quot; &quot;;([.J545]-1)*3);[.E545])" office:value-type="string" office:string-value="Río Negro" calcext:value-type="string">
            <text:p>Río Negro</text:p>
          </table:table-cell>
          <table:table-cell table:number-columns-repeated="10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B545]" office:value-type="float" office:value="15" calcext:value-type="float">
            <text:p>15</text:p>
          </table:table-cell>
          <table:table-cell table:style-name="ce20" table:formula="of:=[.C545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dolfo Als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olfo Alsina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46]=&quot;Province&quot;;1;IF([.F54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1.000</text:p>
          </table:table-cell>
          <table:table-cell table:style-name="ce28" table:formula="of:=CONCATENATE(REPT(&quot; &quot;;([.J546]-1)*3);[.E546])" office:value-type="string" office:string-value="   Adolfo Alsina" calcext:value-type="string">
            <text:p><text:s text:c="3"/>Adolfo Alsina</text:p>
          </table:table-cell>
          <table:table-cell table:number-columns-repeated="10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B546]" office:value-type="float" office:value="15" calcext:value-type="float">
            <text:p>15</text:p>
          </table:table-cell>
          <table:table-cell table:style-name="ce20" table:formula="of:=[.C546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47]=&quot;Province&quot;;1;IF([.F54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2.000</text:p>
          </table:table-cell>
          <table:table-cell table:style-name="ce28" table:formula="of:=CONCATENATE(REPT(&quot; &quot;;([.J547]-1)*3);[.E547])" office:value-type="string" office:string-value="   Avellaneda" calcext:value-type="string">
            <text:p><text:s text:c="3"/>Avellaneda</text:p>
          </table:table-cell>
          <table:table-cell table:number-columns-repeated="10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B547]" office:value-type="float" office:value="15" calcext:value-type="float">
            <text:p>15</text:p>
          </table:table-cell>
          <table:table-cell table:style-name="ce20" table:formula="of:=[.C547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ariloch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ariloche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48]=&quot;Province&quot;;1;IF([.F54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3.000</text:p>
          </table:table-cell>
          <table:table-cell table:style-name="ce28" table:formula="of:=CONCATENATE(REPT(&quot; &quot;;([.J548]-1)*3);[.E548])" office:value-type="string" office:string-value="   Bariloche" calcext:value-type="string">
            <text:p><text:s text:c="3"/>Bariloche</text:p>
          </table:table-cell>
          <table:table-cell table:number-columns-repeated="10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B548]" office:value-type="float" office:value="15" calcext:value-type="float">
            <text:p>15</text:p>
          </table:table-cell>
          <table:table-cell table:style-name="ce20" table:formula="of:=[.C548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nes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nesa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49]=&quot;Province&quot;;1;IF([.F54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4.000</text:p>
          </table:table-cell>
          <table:table-cell table:style-name="ce28" table:formula="of:=CONCATENATE(REPT(&quot; &quot;;([.J549]-1)*3);[.E549])" office:value-type="string" office:string-value="   Conesa" calcext:value-type="string">
            <text:p><text:s text:c="3"/>Conesa</text:p>
          </table:table-cell>
          <table:table-cell table:number-columns-repeated="10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B549]" office:value-type="float" office:value="15" calcext:value-type="float">
            <text:p>15</text:p>
          </table:table-cell>
          <table:table-cell table:style-name="ce20" table:formula="of:=[.C549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El Cu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l Cuy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0]=&quot;Province&quot;;1;IF([.F55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5.000</text:p>
          </table:table-cell>
          <table:table-cell table:style-name="ce28" table:formula="of:=CONCATENATE(REPT(&quot; &quot;;([.J550]-1)*3);[.E550])" office:value-type="string" office:string-value="   El Cuy" calcext:value-type="string">
            <text:p><text:s text:c="3"/>El Cuy</text:p>
          </table:table-cell>
          <table:table-cell table:number-columns-repeated="10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550]" office:value-type="float" office:value="15" calcext:value-type="float">
            <text:p>15</text:p>
          </table:table-cell>
          <table:table-cell table:style-name="ce20" table:formula="of:=[.C550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Roc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Roca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1]=&quot;Province&quot;;1;IF([.F55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6.000</text:p>
          </table:table-cell>
          <table:table-cell table:style-name="ce28" table:formula="of:=CONCATENATE(REPT(&quot; &quot;;([.J551]-1)*3);[.E551])" office:value-type="string" office:string-value="   General Roca" calcext:value-type="string">
            <text:p><text:s text:c="3"/>General Roca</text:p>
          </table:table-cell>
          <table:table-cell table:number-columns-repeated="10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B551]" office:value-type="float" office:value="15" calcext:value-type="float">
            <text:p>15</text:p>
          </table:table-cell>
          <table:table-cell table:style-name="ce20" table:formula="of:=[.C551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2]=&quot;Province&quot;;1;IF([.F55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7.000</text:p>
          </table:table-cell>
          <table:table-cell table:style-name="ce28" table:formula="of:=CONCATENATE(REPT(&quot; &quot;;([.J552]-1)*3);[.E552])" office:value-type="string" office:string-value="   Nueve de Julio (9 de Julio)" calcext:value-type="string">
            <text:p><text:s text:c="3"/>Nueve de Julio (9 de Julio)</text:p>
          </table:table-cell>
          <table:table-cell table:number-columns-repeated="10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B552]" office:value-type="float" office:value="15" calcext:value-type="float">
            <text:p>15</text:p>
          </table:table-cell>
          <table:table-cell table:style-name="ce20" table:formula="of:=[.C552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Ñorquincó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Ñorquincó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3]=&quot;Province&quot;;1;IF([.F55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8.000</text:p>
          </table:table-cell>
          <table:table-cell table:style-name="ce28" table:formula="of:=CONCATENATE(REPT(&quot; &quot;;([.J553]-1)*3);[.E553])" office:value-type="string" office:string-value="   Ñorquincó" calcext:value-type="string">
            <text:p><text:s text:c="3"/>Ñorquincó</text:p>
          </table:table-cell>
          <table:table-cell table:number-columns-repeated="10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B553]" office:value-type="float" office:value="15" calcext:value-type="float">
            <text:p>15</text:p>
          </table:table-cell>
          <table:table-cell table:style-name="ce20" table:formula="of:=[.C553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chi Mahui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chi Mahuida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4]=&quot;Province&quot;;1;IF([.F55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09.000</text:p>
          </table:table-cell>
          <table:table-cell table:style-name="ce28" table:formula="of:=CONCATENATE(REPT(&quot; &quot;;([.J554]-1)*3);[.E554])" office:value-type="string" office:string-value="   Pichi Mahuida" calcext:value-type="string">
            <text:p><text:s text:c="3"/>Pichi Mahuida</text:p>
          </table:table-cell>
          <table:table-cell table:number-columns-repeated="10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B554]" office:value-type="float" office:value="15" calcext:value-type="float">
            <text:p>15</text:p>
          </table:table-cell>
          <table:table-cell table:style-name="ce20" table:formula="of:=[.C554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ilcaniyeu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ilcaniyeu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5]=&quot;Province&quot;;1;IF([.F55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10.000</text:p>
          </table:table-cell>
          <table:table-cell table:style-name="ce28" table:formula="of:=CONCATENATE(REPT(&quot; &quot;;([.J555]-1)*3);[.E555])" office:value-type="string" office:string-value="   Pilcaniyeu" calcext:value-type="string">
            <text:p><text:s text:c="3"/>Pilcaniyeu</text:p>
          </table:table-cell>
          <table:table-cell table:number-columns-repeated="10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B555]" office:value-type="float" office:value="15" calcext:value-type="float">
            <text:p>15</text:p>
          </table:table-cell>
          <table:table-cell table:style-name="ce20" table:formula="of:=[.C555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6]=&quot;Province&quot;;1;IF([.F55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11.000</text:p>
          </table:table-cell>
          <table:table-cell table:style-name="ce28" table:formula="of:=CONCATENATE(REPT(&quot; &quot;;([.J556]-1)*3);[.E556])" office:value-type="string" office:string-value="   San Antonio" calcext:value-type="string">
            <text:p><text:s text:c="3"/>San Antonio</text:p>
          </table:table-cell>
          <table:table-cell table:number-columns-repeated="10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B556]" office:value-type="float" office:value="15" calcext:value-type="float">
            <text:p>15</text:p>
          </table:table-cell>
          <table:table-cell table:style-name="ce20" table:formula="of:=[.C556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alche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alcheta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7]=&quot;Province&quot;;1;IF([.F55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12.000</text:p>
          </table:table-cell>
          <table:table-cell table:style-name="ce28" table:formula="of:=CONCATENATE(REPT(&quot; &quot;;([.J557]-1)*3);[.E557])" office:value-type="string" office:string-value="   Valcheta" calcext:value-type="string">
            <text:p><text:s text:c="3"/>Valcheta</text:p>
          </table:table-cell>
          <table:table-cell table:number-columns-repeated="10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B557]" office:value-type="float" office:value="15" calcext:value-type="float">
            <text:p>15</text:p>
          </table:table-cell>
          <table:table-cell table:style-name="ce20" table:formula="of:=[.C557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Río Negro</text:p>
          </table:table-cell>
          <table:table-cell/>
          <table:table-cell table:style-name="ce25" table:formula="of:=IF([.F558]=&quot;Province&quot;;1;IF([.F55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5.013.000</text:p>
          </table:table-cell>
          <table:table-cell table:style-name="ce28" table:formula="of:=CONCATENATE(REPT(&quot; &quot;;([.J558]-1)*3);[.E558])" office:value-type="string" office:string-value="   Veinticinco de Mayo (25 de Mayo)" calcext:value-type="string">
            <text:p><text:s text:c="3"/>Veinticinco de Mayo (25 de Mayo)</text:p>
          </table:table-cell>
          <table:table-cell table:number-columns-repeated="10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8" table:formula="of:=IF([.F559]=&quot;Localidad&quot;;[.D558]+1;0)" office:value-type="float" office:value="0" calcext:value-type="float">
            <text:p>0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ta</text:p>
          </table:table-cell>
          <table:table-cell/>
          <table:table-cell table:style-name="ce24" table:formula="of:=IF([.F559]=&quot;Province&quot;;1;IF([.F559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6.000.000</text:p>
          </table:table-cell>
          <table:table-cell table:style-name="ce29" table:formula="of:=CONCATENATE(REPT(&quot; &quot;;([.J559]-1)*3);[.E559])" office:value-type="string" office:string-value="Salta" calcext:value-type="string">
            <text:p>Salta</text:p>
          </table:table-cell>
          <table:table-cell table:number-columns-repeated="10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B559]" office:value-type="float" office:value="16" calcext:value-type="float">
            <text:p>16</text:p>
          </table:table-cell>
          <table:table-cell table:style-name="ce20" table:formula="of:=[.C559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560]=&quot;Province&quot;;1;IF([.F56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1.000</text:p>
          </table:table-cell>
          <table:table-cell table:style-name="ce28" table:formula="of:=CONCATENATE(REPT(&quot; &quot;;([.J560]-1)*3);[.E560])" office:value-type="string" office:string-value="   Anta" calcext:value-type="string">
            <text:p><text:s text:c="3"/>Anta</text:p>
          </table:table-cell>
          <table:table-cell table:number-columns-repeated="10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560]" office:value-type="float" office:value="16" calcext:value-type="float">
            <text:p>16</text:p>
          </table:table-cell>
          <table:table-cell table:formula="of:=[.C560]" office:value-type="float" office:value="1" calcext:value-type="float">
            <text:p>1</text:p>
          </table:table-cell>
          <table:table-cell table:style-name="ce22" office:value-type="float" office:value="155" calcext:value-type="float">
            <text:p>155</text:p>
          </table:table-cell>
          <table:table-cell office:value-type="string" calcext:value-type="string">
            <text:p>Apolinario Sarav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61]=&quot;Province&quot;;1;IF([.F561]=&quot;Department&quot;;2;3))" office:value-type="float" office:value="3" calcext:value-type="float">
            <text:p>3</text:p>
          </table:table-cell>
          <table:table-cell office:value-type="string" calcext:value-type="string">
            <text:p>016.001.155</text:p>
          </table:table-cell>
          <table:table-cell table:formula="of:=CONCATENATE(REPT(&quot; &quot;;([.J561]-1)*3);[.E561])" office:value-type="string" office:string-value="      Apolinario Saravia" calcext:value-type="string">
            <text:p><text:s text:c="6"/>Apolinario Saravia</text:p>
          </table:table-cell>
          <table:table-cell table:number-columns-repeated="10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B561]" office:value-type="float" office:value="16" calcext:value-type="float">
            <text:p>16</text:p>
          </table:table-cell>
          <table:table-cell table:formula="of:=[.C561]" office:value-type="float" office:value="1" calcext:value-type="float">
            <text:p>1</text:p>
          </table:table-cell>
          <table:table-cell table:style-name="ce22" office:value-type="float" office:value="156" calcext:value-type="float">
            <text:p>156</text:p>
          </table:table-cell>
          <table:table-cell office:value-type="string" calcext:value-type="string">
            <text:p>Ceibali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62]=&quot;Province&quot;;1;IF([.F562]=&quot;Department&quot;;2;3))" office:value-type="float" office:value="3" calcext:value-type="float">
            <text:p>3</text:p>
          </table:table-cell>
          <table:table-cell office:value-type="string" calcext:value-type="string">
            <text:p>016.001.156</text:p>
          </table:table-cell>
          <table:table-cell table:formula="of:=CONCATENATE(REPT(&quot; &quot;;([.J562]-1)*3);[.E562])" office:value-type="string" office:string-value="      Ceibalito" calcext:value-type="string">
            <text:p><text:s text:c="6"/>Ceibalito</text:p>
          </table:table-cell>
          <table:table-cell table:number-columns-repeated="10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B562]" office:value-type="float" office:value="16" calcext:value-type="float">
            <text:p>16</text:p>
          </table:table-cell>
          <table:table-cell table:formula="of:=[.C562]" office:value-type="float" office:value="1" calcext:value-type="float">
            <text:p>1</text:p>
          </table:table-cell>
          <table:table-cell table:style-name="ce22" office:value-type="float" office:value="157" calcext:value-type="float">
            <text:p>157</text:p>
          </table:table-cell>
          <table:table-cell office:value-type="string" calcext:value-type="string">
            <text:p>Centro 25 de Jun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63]=&quot;Province&quot;;1;IF([.F563]=&quot;Department&quot;;2;3))" office:value-type="float" office:value="3" calcext:value-type="float">
            <text:p>3</text:p>
          </table:table-cell>
          <table:table-cell office:value-type="string" calcext:value-type="string">
            <text:p>016.001.157</text:p>
          </table:table-cell>
          <table:table-cell table:formula="of:=CONCATENATE(REPT(&quot; &quot;;([.J563]-1)*3);[.E563])" office:value-type="string" office:string-value="      Centro 25 de Junio" calcext:value-type="string">
            <text:p><text:s text:c="6"/>Centro 25 de Junio</text:p>
          </table:table-cell>
          <table:table-cell table:number-columns-repeated="10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B563]" office:value-type="float" office:value="16" calcext:value-type="float">
            <text:p>16</text:p>
          </table:table-cell>
          <table:table-cell table:formula="of:=[.C563]" office:value-type="float" office:value="1" calcext:value-type="float">
            <text:p>1</text:p>
          </table:table-cell>
          <table:table-cell table:style-name="ce22" office:value-type="float" office:value="158" calcext:value-type="float">
            <text:p>158</text:p>
          </table:table-cell>
          <table:table-cell office:value-type="string" calcext:value-type="string">
            <text:p>Coronel Molline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64]=&quot;Province&quot;;1;IF([.F564]=&quot;Department&quot;;2;3))" office:value-type="float" office:value="3" calcext:value-type="float">
            <text:p>3</text:p>
          </table:table-cell>
          <table:table-cell office:value-type="string" calcext:value-type="string">
            <text:p>016.001.158</text:p>
          </table:table-cell>
          <table:table-cell table:formula="of:=CONCATENATE(REPT(&quot; &quot;;([.J564]-1)*3);[.E564])" office:value-type="string" office:string-value="      Coronel Mollinedo" calcext:value-type="string">
            <text:p><text:s text:c="6"/>Coronel Mollinedo</text:p>
          </table:table-cell>
          <table:table-cell table:number-columns-repeated="10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B564]" office:value-type="float" office:value="16" calcext:value-type="float">
            <text:p>16</text:p>
          </table:table-cell>
          <table:table-cell table:formula="of:=[.C564]" office:value-type="float" office:value="1" calcext:value-type="float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office:value-type="string" calcext:value-type="string">
            <text:p>Coronel Oller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65]=&quot;Province&quot;;1;IF([.F565]=&quot;Department&quot;;2;3))" office:value-type="float" office:value="3" calcext:value-type="float">
            <text:p>3</text:p>
          </table:table-cell>
          <table:table-cell office:value-type="string" calcext:value-type="string">
            <text:p>016.001.159</text:p>
          </table:table-cell>
          <table:table-cell table:formula="of:=CONCATENATE(REPT(&quot; &quot;;([.J565]-1)*3);[.E565])" office:value-type="string" office:string-value="      Coronel Olleros" calcext:value-type="string">
            <text:p><text:s text:c="6"/>Coronel Olleros</text:p>
          </table:table-cell>
          <table:table-cell table:number-columns-repeated="10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B565]" office:value-type="float" office:value="16" calcext:value-type="float">
            <text:p>16</text:p>
          </table:table-cell>
          <table:table-cell table:formula="of:=[.C565]" office:value-type="float" office:value="1" calcext:value-type="float">
            <text:p>1</text:p>
          </table:table-cell>
          <table:table-cell table:style-name="ce22" office:value-type="float" office:value="160" calcext:value-type="float">
            <text:p>160</text:p>
          </table:table-cell>
          <table:table-cell office:value-type="string" calcext:value-type="string">
            <text:p>El Quebrach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66]=&quot;Province&quot;;1;IF([.F566]=&quot;Department&quot;;2;3))" office:value-type="float" office:value="3" calcext:value-type="float">
            <text:p>3</text:p>
          </table:table-cell>
          <table:table-cell office:value-type="string" calcext:value-type="string">
            <text:p>016.001.160</text:p>
          </table:table-cell>
          <table:table-cell table:formula="of:=CONCATENATE(REPT(&quot; &quot;;([.J566]-1)*3);[.E566])" office:value-type="string" office:string-value="      El Quebrachal" calcext:value-type="string">
            <text:p><text:s text:c="6"/>El Quebrachal</text:p>
          </table:table-cell>
          <table:table-cell table:number-columns-repeated="10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B566]" office:value-type="float" office:value="16" calcext:value-type="float">
            <text:p>16</text:p>
          </table:table-cell>
          <table:table-cell table:formula="of:=[.C566]" office:value-type="float" office:value="1" calcext:value-type="float">
            <text:p>1</text:p>
          </table:table-cell>
          <table:table-cell table:style-name="ce22" office:value-type="float" office:value="161" calcext:value-type="float">
            <text:p>161</text:p>
          </table:table-cell>
          <table:table-cell office:value-type="string" calcext:value-type="string">
            <text:p>Gao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67]=&quot;Province&quot;;1;IF([.F567]=&quot;Department&quot;;2;3))" office:value-type="float" office:value="3" calcext:value-type="float">
            <text:p>3</text:p>
          </table:table-cell>
          <table:table-cell office:value-type="string" calcext:value-type="string">
            <text:p>016.001.161</text:p>
          </table:table-cell>
          <table:table-cell table:formula="of:=CONCATENATE(REPT(&quot; &quot;;([.J567]-1)*3);[.E567])" office:value-type="string" office:string-value="      Gaona" calcext:value-type="string">
            <text:p><text:s text:c="6"/>Gaona</text:p>
          </table:table-cell>
          <table:table-cell table:number-columns-repeated="10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B567]" office:value-type="float" office:value="16" calcext:value-type="float">
            <text:p>16</text:p>
          </table:table-cell>
          <table:table-cell table:formula="of:=[.C567]" office:value-type="float" office:value="1" calcext:value-type="float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office:value-type="string" calcext:value-type="string">
            <text:p>General Pizar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68]=&quot;Province&quot;;1;IF([.F568]=&quot;Department&quot;;2;3))" office:value-type="float" office:value="3" calcext:value-type="float">
            <text:p>3</text:p>
          </table:table-cell>
          <table:table-cell office:value-type="string" calcext:value-type="string">
            <text:p>016.001.162</text:p>
          </table:table-cell>
          <table:table-cell table:formula="of:=CONCATENATE(REPT(&quot; &quot;;([.J568]-1)*3);[.E568])" office:value-type="string" office:string-value="      General Pizarro" calcext:value-type="string">
            <text:p><text:s text:c="6"/>General Pizarro</text:p>
          </table:table-cell>
          <table:table-cell table:number-columns-repeated="10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B568]" office:value-type="float" office:value="16" calcext:value-type="float">
            <text:p>16</text:p>
          </table:table-cell>
          <table:table-cell table:formula="of:=[.C568]" office:value-type="float" office:value="1" calcext:value-type="float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office:value-type="string" calcext:value-type="string">
            <text:p>Joaquín V. Gonzále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69]=&quot;Province&quot;;1;IF([.F569]=&quot;Department&quot;;2;3))" office:value-type="float" office:value="3" calcext:value-type="float">
            <text:p>3</text:p>
          </table:table-cell>
          <table:table-cell office:value-type="string" calcext:value-type="string">
            <text:p>016.001.163</text:p>
          </table:table-cell>
          <table:table-cell table:formula="of:=CONCATENATE(REPT(&quot; &quot;;([.J569]-1)*3);[.E569])" office:value-type="string" office:string-value="      Joaquín V. González" calcext:value-type="string">
            <text:p><text:s text:c="6"/>Joaquín V. González</text:p>
          </table:table-cell>
          <table:table-cell table:number-columns-repeated="10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B569]" office:value-type="float" office:value="16" calcext:value-type="float">
            <text:p>16</text:p>
          </table:table-cell>
          <table:table-cell table:formula="of:=[.C569]" office:value-type="float" office:value="1" calcext:value-type="float">
            <text:p>1</text:p>
          </table:table-cell>
          <table:table-cell table:style-name="ce22" office:value-type="float" office:value="164" calcext:value-type="float">
            <text:p>164</text:p>
          </table:table-cell>
          <table:table-cell office:value-type="string" calcext:value-type="string">
            <text:p>Las Laji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70]=&quot;Province&quot;;1;IF([.F570]=&quot;Department&quot;;2;3))" office:value-type="float" office:value="3" calcext:value-type="float">
            <text:p>3</text:p>
          </table:table-cell>
          <table:table-cell office:value-type="string" calcext:value-type="string">
            <text:p>016.001.164</text:p>
          </table:table-cell>
          <table:table-cell table:formula="of:=CONCATENATE(REPT(&quot; &quot;;([.J570]-1)*3);[.E570])" office:value-type="string" office:string-value="      Las Lajitas" calcext:value-type="string">
            <text:p><text:s text:c="6"/>Las Lajitas</text:p>
          </table:table-cell>
          <table:table-cell table:number-columns-repeated="10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B570]" office:value-type="float" office:value="16" calcext:value-type="float">
            <text:p>16</text:p>
          </table:table-cell>
          <table:table-cell table:formula="of:=[.C570]" office:value-type="float" office:value="1" calcext:value-type="float">
            <text:p>1</text:p>
          </table:table-cell>
          <table:table-cell table:style-name="ce22" office:value-type="float" office:value="165" calcext:value-type="float">
            <text:p>165</text:p>
          </table:table-cell>
          <table:table-cell office:value-type="string" calcext:value-type="string">
            <text:p>Luis Bure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71]=&quot;Province&quot;;1;IF([.F571]=&quot;Department&quot;;2;3))" office:value-type="float" office:value="3" calcext:value-type="float">
            <text:p>3</text:p>
          </table:table-cell>
          <table:table-cell office:value-type="string" calcext:value-type="string">
            <text:p>016.001.165</text:p>
          </table:table-cell>
          <table:table-cell table:formula="of:=CONCATENATE(REPT(&quot; &quot;;([.J571]-1)*3);[.E571])" office:value-type="string" office:string-value="      Luis Burela" calcext:value-type="string">
            <text:p><text:s text:c="6"/>Luis Burela</text:p>
          </table:table-cell>
          <table:table-cell table:number-columns-repeated="10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B571]" office:value-type="float" office:value="16" calcext:value-type="float">
            <text:p>16</text:p>
          </table:table-cell>
          <table:table-cell table:formula="of:=[.C571]" office:value-type="float" office:value="1" calcext:value-type="float">
            <text:p>1</text:p>
          </table:table-cell>
          <table:table-cell table:style-name="ce22" office:value-type="float" office:value="166" calcext:value-type="float">
            <text:p>166</text:p>
          </table:table-cell>
          <table:table-cell office:value-type="string" calcext:value-type="string">
            <text:p>Macapil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72]=&quot;Province&quot;;1;IF([.F572]=&quot;Department&quot;;2;3))" office:value-type="float" office:value="3" calcext:value-type="float">
            <text:p>3</text:p>
          </table:table-cell>
          <table:table-cell office:value-type="string" calcext:value-type="string">
            <text:p>016.001.166</text:p>
          </table:table-cell>
          <table:table-cell table:formula="of:=CONCATENATE(REPT(&quot; &quot;;([.J572]-1)*3);[.E572])" office:value-type="string" office:string-value="      Macapillo" calcext:value-type="string">
            <text:p><text:s text:c="6"/>Macapillo</text:p>
          </table:table-cell>
          <table:table-cell table:number-columns-repeated="10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572]" office:value-type="float" office:value="16" calcext:value-type="float">
            <text:p>16</text:p>
          </table:table-cell>
          <table:table-cell table:formula="of:=[.C572]" office:value-type="float" office:value="1" calcext:value-type="float">
            <text:p>1</text:p>
          </table:table-cell>
          <table:table-cell table:style-name="ce22" office:value-type="float" office:value="167" calcext:value-type="float">
            <text:p>167</text:p>
          </table:table-cell>
          <table:table-cell office:value-type="string" calcext:value-type="string">
            <text:p>Nuestra Señora de Talave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73]=&quot;Province&quot;;1;IF([.F573]=&quot;Department&quot;;2;3))" office:value-type="float" office:value="3" calcext:value-type="float">
            <text:p>3</text:p>
          </table:table-cell>
          <table:table-cell office:value-type="string" calcext:value-type="string">
            <text:p>016.001.167</text:p>
          </table:table-cell>
          <table:table-cell table:formula="of:=CONCATENATE(REPT(&quot; &quot;;([.J573]-1)*3);[.E573])" office:value-type="string" office:string-value="      Nuestra Señora de Talavera" calcext:value-type="string">
            <text:p><text:s text:c="6"/>Nuestra Señora de Talavera</text:p>
          </table:table-cell>
          <table:table-cell table:number-columns-repeated="10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B573]" office:value-type="float" office:value="16" calcext:value-type="float">
            <text:p>16</text:p>
          </table:table-cell>
          <table:table-cell table:formula="of:=[.C573]" office:value-type="float" office:value="1" calcext:value-type="float">
            <text:p>1</text:p>
          </table:table-cell>
          <table:table-cell table:style-name="ce22" office:value-type="float" office:value="168" calcext:value-type="float">
            <text:p>168</text:p>
          </table:table-cell>
          <table:table-cell office:value-type="string" calcext:value-type="string">
            <text:p>Piquete Cab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74]=&quot;Province&quot;;1;IF([.F574]=&quot;Department&quot;;2;3))" office:value-type="float" office:value="3" calcext:value-type="float">
            <text:p>3</text:p>
          </table:table-cell>
          <table:table-cell office:value-type="string" calcext:value-type="string">
            <text:p>016.001.168</text:p>
          </table:table-cell>
          <table:table-cell table:formula="of:=CONCATENATE(REPT(&quot; &quot;;([.J574]-1)*3);[.E574])" office:value-type="string" office:string-value="      Piquete Cabado" calcext:value-type="string">
            <text:p><text:s text:c="6"/>Piquete Cabado</text:p>
          </table:table-cell>
          <table:table-cell table:number-columns-repeated="10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B574]" office:value-type="float" office:value="16" calcext:value-type="float">
            <text:p>16</text:p>
          </table:table-cell>
          <table:table-cell table:formula="of:=[.C574]" office:value-type="float" office:value="1" calcext:value-type="float">
            <text:p>1</text:p>
          </table:table-cell>
          <table:table-cell table:style-name="ce22" office:value-type="float" office:value="169" calcext:value-type="float">
            <text:p>169</text:p>
          </table:table-cell>
          <table:table-cell office:value-type="string" calcext:value-type="string">
            <text:p>Río del Val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75]=&quot;Province&quot;;1;IF([.F575]=&quot;Department&quot;;2;3))" office:value-type="float" office:value="3" calcext:value-type="float">
            <text:p>3</text:p>
          </table:table-cell>
          <table:table-cell office:value-type="string" calcext:value-type="string">
            <text:p>016.001.169</text:p>
          </table:table-cell>
          <table:table-cell table:formula="of:=CONCATENATE(REPT(&quot; &quot;;([.J575]-1)*3);[.E575])" office:value-type="string" office:string-value="      Río del Valle" calcext:value-type="string">
            <text:p><text:s text:c="6"/>Río del Valle</text:p>
          </table:table-cell>
          <table:table-cell table:number-columns-repeated="10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B575]" office:value-type="float" office:value="16" calcext:value-type="float">
            <text:p>16</text:p>
          </table:table-cell>
          <table:table-cell table:formula="of:=[.C575]" office:value-type="float" office:value="1" calcext:value-type="float">
            <text:p>1</text:p>
          </table:table-cell>
          <table:table-cell table:style-name="ce22" office:value-type="float" office:value="170" calcext:value-type="float">
            <text:p>170</text:p>
          </table:table-cell>
          <table:table-cell office:value-type="string" calcext:value-type="string">
            <text:p>Tolloch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76]=&quot;Province&quot;;1;IF([.F576]=&quot;Department&quot;;2;3))" office:value-type="float" office:value="3" calcext:value-type="float">
            <text:p>3</text:p>
          </table:table-cell>
          <table:table-cell office:value-type="string" calcext:value-type="string">
            <text:p>016.001.170</text:p>
          </table:table-cell>
          <table:table-cell table:formula="of:=CONCATENATE(REPT(&quot; &quot;;([.J576]-1)*3);[.E576])" office:value-type="string" office:string-value="      Tolloche" calcext:value-type="string">
            <text:p><text:s text:c="6"/>Tolloche</text:p>
          </table:table-cell>
          <table:table-cell table:number-columns-repeated="10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576]" office:value-type="float" office:value="16" calcext:value-type="float">
            <text:p>16</text:p>
          </table:table-cell>
          <table:table-cell table:style-name="ce20" table:formula="of:=[.C576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577]=&quot;Province&quot;;1;IF([.F57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2.000</text:p>
          </table:table-cell>
          <table:table-cell table:style-name="ce28" table:formula="of:=CONCATENATE(REPT(&quot; &quot;;([.J577]-1)*3);[.E577])" office:value-type="string" office:string-value="   Cachi" calcext:value-type="string">
            <text:p><text:s text:c="3"/>Cachi</text:p>
          </table:table-cell>
          <table:table-cell table:number-columns-repeated="10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B577]" office:value-type="float" office:value="16" calcext:value-type="float">
            <text:p>16</text:p>
          </table:table-cell>
          <table:table-cell table:formula="of:=[.C577]" office:value-type="float" office:value="2" calcext:value-type="float">
            <text:p>2</text:p>
          </table:table-cell>
          <table:table-cell table:style-name="ce22" office:value-type="float" office:value="171" calcext:value-type="float">
            <text:p>171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78]=&quot;Province&quot;;1;IF([.F578]=&quot;Department&quot;;2;3))" office:value-type="float" office:value="3" calcext:value-type="float">
            <text:p>3</text:p>
          </table:table-cell>
          <table:table-cell office:value-type="string" calcext:value-type="string">
            <text:p>016.002.171</text:p>
          </table:table-cell>
          <table:table-cell table:formula="of:=CONCATENATE(REPT(&quot; &quot;;([.J578]-1)*3);[.E578])" office:value-type="string" office:string-value="      Cachi" calcext:value-type="string">
            <text:p><text:s text:c="6"/>Cachi</text:p>
          </table:table-cell>
          <table:table-cell table:number-columns-repeated="10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B578]" office:value-type="float" office:value="16" calcext:value-type="float">
            <text:p>16</text:p>
          </table:table-cell>
          <table:table-cell table:formula="of:=[.C578]" office:value-type="float" office:value="2" calcext:value-type="float">
            <text:p>2</text:p>
          </table:table-cell>
          <table:table-cell table:style-name="ce22" office:value-type="float" office:value="172" calcext:value-type="float">
            <text:p>172</text:p>
          </table:table-cell>
          <table:table-cell office:value-type="string" calcext:value-type="string">
            <text:p>Payogas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79]=&quot;Province&quot;;1;IF([.F579]=&quot;Department&quot;;2;3))" office:value-type="float" office:value="3" calcext:value-type="float">
            <text:p>3</text:p>
          </table:table-cell>
          <table:table-cell office:value-type="string" calcext:value-type="string">
            <text:p>016.002.172</text:p>
          </table:table-cell>
          <table:table-cell table:formula="of:=CONCATENATE(REPT(&quot; &quot;;([.J579]-1)*3);[.E579])" office:value-type="string" office:string-value="      Payogasta" calcext:value-type="string">
            <text:p><text:s text:c="6"/>Payogasta</text:p>
          </table:table-cell>
          <table:table-cell table:number-columns-repeated="10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B579]" office:value-type="float" office:value="16" calcext:value-type="float">
            <text:p>16</text:p>
          </table:table-cell>
          <table:table-cell table:style-name="ce20" table:formula="of:=[.C579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580]=&quot;Province&quot;;1;IF([.F58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3.000</text:p>
          </table:table-cell>
          <table:table-cell table:style-name="ce28" table:formula="of:=CONCATENATE(REPT(&quot; &quot;;([.J580]-1)*3);[.E580])" office:value-type="string" office:string-value="   Cafayate" calcext:value-type="string">
            <text:p><text:s text:c="3"/>Cafayate</text:p>
          </table:table-cell>
          <table:table-cell table:number-columns-repeated="10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B580]" office:value-type="float" office:value="16" calcext:value-type="float">
            <text:p>16</text:p>
          </table:table-cell>
          <table:table-cell table:formula="of:=[.C580]" office:value-type="float" office:value="3" calcext:value-type="float">
            <text:p>3</text:p>
          </table:table-cell>
          <table:table-cell table:style-name="ce22" office:value-type="float" office:value="173" calcext:value-type="float">
            <text:p>173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81]=&quot;Province&quot;;1;IF([.F581]=&quot;Department&quot;;2;3))" office:value-type="float" office:value="3" calcext:value-type="float">
            <text:p>3</text:p>
          </table:table-cell>
          <table:table-cell office:value-type="string" calcext:value-type="string">
            <text:p>016.003.173</text:p>
          </table:table-cell>
          <table:table-cell table:formula="of:=CONCATENATE(REPT(&quot; &quot;;([.J581]-1)*3);[.E581])" office:value-type="string" office:string-value="      Cafayate" calcext:value-type="string">
            <text:p><text:s text:c="6"/>Cafayate</text:p>
          </table:table-cell>
          <table:table-cell table:number-columns-repeated="10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B581]" office:value-type="float" office:value="16" calcext:value-type="float">
            <text:p>16</text:p>
          </table:table-cell>
          <table:table-cell table:formula="of:=[.C581]" office:value-type="float" office:value="3" calcext:value-type="float">
            <text:p>3</text:p>
          </table:table-cell>
          <table:table-cell table:style-name="ce22" office:value-type="float" office:value="174" calcext:value-type="float">
            <text:p>174</text:p>
          </table:table-cell>
          <table:table-cell office:value-type="string" calcext:value-type="string">
            <text:p>Tolombóm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82]=&quot;Province&quot;;1;IF([.F582]=&quot;Department&quot;;2;3))" office:value-type="float" office:value="3" calcext:value-type="float">
            <text:p>3</text:p>
          </table:table-cell>
          <table:table-cell office:value-type="string" calcext:value-type="string">
            <text:p>016.003.174</text:p>
          </table:table-cell>
          <table:table-cell table:formula="of:=CONCATENATE(REPT(&quot; &quot;;([.J582]-1)*3);[.E582])" office:value-type="string" office:string-value="      Tolombóm" calcext:value-type="string">
            <text:p><text:s text:c="6"/>Tolombóm</text:p>
          </table:table-cell>
          <table:table-cell table:number-columns-repeated="10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B582]" office:value-type="float" office:value="16" calcext:value-type="float">
            <text:p>16</text:p>
          </table:table-cell>
          <table:table-cell table:style-name="ce20" table:formula="of:=[.C582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583]=&quot;Province&quot;;1;IF([.F58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4.000</text:p>
          </table:table-cell>
          <table:table-cell table:style-name="ce28" table:formula="of:=CONCATENATE(REPT(&quot; &quot;;([.J583]-1)*3);[.E583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B583]" office:value-type="float" office:value="16" calcext:value-type="float">
            <text:p>16</text:p>
          </table:table-cell>
          <table:table-cell table:formula="of:=[.C583]" office:value-type="float" office:value="4" calcext:value-type="float">
            <text:p>4</text:p>
          </table:table-cell>
          <table:table-cell table:style-name="ce22" office:value-type="float" office:value="175" calcext:value-type="float">
            <text:p>175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84]=&quot;Province&quot;;1;IF([.F584]=&quot;Department&quot;;2;3))" office:value-type="float" office:value="3" calcext:value-type="float">
            <text:p>3</text:p>
          </table:table-cell>
          <table:table-cell office:value-type="string" calcext:value-type="string">
            <text:p>016.004.175</text:p>
          </table:table-cell>
          <table:table-cell table:formula="of:=CONCATENATE(REPT(&quot; &quot;;([.J584]-1)*3);[.E584])" office:value-type="string" office:string-value="      Atocha" calcext:value-type="string">
            <text:p><text:s text:c="6"/>Atocha</text:p>
          </table:table-cell>
          <table:table-cell table:number-columns-repeated="10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B584]" office:value-type="float" office:value="16" calcext:value-type="float">
            <text:p>16</text:p>
          </table:table-cell>
          <table:table-cell table:formula="of:=[.C584]" office:value-type="float" office:value="4" calcext:value-type="float">
            <text:p>4</text:p>
          </table:table-cell>
          <table:table-cell table:style-name="ce22" office:value-type="float" office:value="176" calcext:value-type="float">
            <text:p>176</text:p>
          </table:table-cell>
          <table:table-cell office:value-type="string" calcext:value-type="string">
            <text:p>La Ciénaga y Barrio San Rafae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85]=&quot;Province&quot;;1;IF([.F585]=&quot;Department&quot;;2;3))" office:value-type="float" office:value="3" calcext:value-type="float">
            <text:p>3</text:p>
          </table:table-cell>
          <table:table-cell office:value-type="string" calcext:value-type="string">
            <text:p>016.004.176</text:p>
          </table:table-cell>
          <table:table-cell table:formula="of:=CONCATENATE(REPT(&quot; &quot;;([.J585]-1)*3);[.E585])" office:value-type="string" office:string-value="      La Ciénaga y Barrio San Rafael" calcext:value-type="string">
            <text:p><text:s text:c="6"/>La Ciénaga y Barrio San Rafael</text:p>
          </table:table-cell>
          <table:table-cell table:number-columns-repeated="10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B585]" office:value-type="float" office:value="16" calcext:value-type="float">
            <text:p>16</text:p>
          </table:table-cell>
          <table:table-cell table:formula="of:=[.C585]" office:value-type="float" office:value="4" calcext:value-type="float">
            <text:p>4</text:p>
          </table:table-cell>
          <table:table-cell table:style-name="ce22" office:value-type="float" office:value="177" calcext:value-type="float">
            <text:p>177</text:p>
          </table:table-cell>
          <table:table-cell office:value-type="string" calcext:value-type="string">
            <text:p>Las Cos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86]=&quot;Province&quot;;1;IF([.F586]=&quot;Department&quot;;2;3))" office:value-type="float" office:value="3" calcext:value-type="float">
            <text:p>3</text:p>
          </table:table-cell>
          <table:table-cell office:value-type="string" calcext:value-type="string">
            <text:p>016.004.177</text:p>
          </table:table-cell>
          <table:table-cell table:formula="of:=CONCATENATE(REPT(&quot; &quot;;([.J586]-1)*3);[.E586])" office:value-type="string" office:string-value="      Las Costas" calcext:value-type="string">
            <text:p><text:s text:c="6"/>Las Costas</text:p>
          </table:table-cell>
          <table:table-cell table:number-columns-repeated="10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B586]" office:value-type="float" office:value="16" calcext:value-type="float">
            <text:p>16</text:p>
          </table:table-cell>
          <table:table-cell table:formula="of:=[.C586]" office:value-type="float" office:value="4" calcext:value-type="float">
            <text:p>4</text:p>
          </table:table-cell>
          <table:table-cell table:style-name="ce22" office:value-type="float" office:value="178" calcext:value-type="float">
            <text:p>178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87]=&quot;Province&quot;;1;IF([.F587]=&quot;Department&quot;;2;3))" office:value-type="float" office:value="3" calcext:value-type="float">
            <text:p>3</text:p>
          </table:table-cell>
          <table:table-cell office:value-type="string" calcext:value-type="string">
            <text:p>016.004.178</text:p>
          </table:table-cell>
          <table:table-cell table:formula="of:=CONCATENATE(REPT(&quot; &quot;;([.J587]-1)*3);[.E587])" office:value-type="string" office:string-value="      Salta" calcext:value-type="string">
            <text:p><text:s text:c="6"/>Salta</text:p>
          </table:table-cell>
          <table:table-cell table:number-columns-repeated="10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B587]" office:value-type="float" office:value="16" calcext:value-type="float">
            <text:p>16</text:p>
          </table:table-cell>
          <table:table-cell table:formula="of:=[.C587]" office:value-type="float" office:value="4" calcext:value-type="float">
            <text:p>4</text:p>
          </table:table-cell>
          <table:table-cell table:style-name="ce22" office:value-type="float" office:value="179" calcext:value-type="float">
            <text:p>179</text:p>
          </table:table-cell>
          <table:table-cell office:value-type="string" calcext:value-type="string">
            <text:p>Villa San Lorenz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88]=&quot;Province&quot;;1;IF([.F588]=&quot;Department&quot;;2;3))" office:value-type="float" office:value="3" calcext:value-type="float">
            <text:p>3</text:p>
          </table:table-cell>
          <table:table-cell office:value-type="string" calcext:value-type="string">
            <text:p>016.004.179</text:p>
          </table:table-cell>
          <table:table-cell table:formula="of:=CONCATENATE(REPT(&quot; &quot;;([.J588]-1)*3);[.E588])" office:value-type="string" office:string-value="      Villa San Lorenzo" calcext:value-type="string">
            <text:p><text:s text:c="6"/>Villa San Lorenzo</text:p>
          </table:table-cell>
          <table:table-cell table:number-columns-repeated="10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B588]" office:value-type="float" office:value="16" calcext:value-type="float">
            <text:p>16</text:p>
          </table:table-cell>
          <table:table-cell table:style-name="ce20" table:formula="of:=[.C588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589]=&quot;Province&quot;;1;IF([.F58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5.000</text:p>
          </table:table-cell>
          <table:table-cell table:style-name="ce28" table:formula="of:=CONCATENATE(REPT(&quot; &quot;;([.J589]-1)*3);[.E589])" office:value-type="string" office:string-value="   Cerrillos" calcext:value-type="string">
            <text:p><text:s text:c="3"/>Cerrillos</text:p>
          </table:table-cell>
          <table:table-cell table:number-columns-repeated="10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B589]" office:value-type="float" office:value="16" calcext:value-type="float">
            <text:p>16</text:p>
          </table:table-cell>
          <table:table-cell table:formula="of:=[.C589]" office:value-type="float" office:value="5" calcext:value-type="float">
            <text:p>5</text:p>
          </table:table-cell>
          <table:table-cell table:style-name="ce22" office:value-type="float" office:value="180" calcext:value-type="float">
            <text:p>180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90]=&quot;Province&quot;;1;IF([.F590]=&quot;Department&quot;;2;3))" office:value-type="float" office:value="3" calcext:value-type="float">
            <text:p>3</text:p>
          </table:table-cell>
          <table:table-cell office:value-type="string" calcext:value-type="string">
            <text:p>016.005.180</text:p>
          </table:table-cell>
          <table:table-cell table:formula="of:=CONCATENATE(REPT(&quot; &quot;;([.J590]-1)*3);[.E590])" office:value-type="string" office:string-value="      Cerrillos" calcext:value-type="string">
            <text:p><text:s text:c="6"/>Cerrillos</text:p>
          </table:table-cell>
          <table:table-cell table:number-columns-repeated="10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B590]" office:value-type="float" office:value="16" calcext:value-type="float">
            <text:p>16</text:p>
          </table:table-cell>
          <table:table-cell table:formula="of:=[.C590]" office:value-type="float" office:value="5" calcext:value-type="float">
            <text:p>5</text:p>
          </table:table-cell>
          <table:table-cell table:style-name="ce22" office:value-type="float" office:value="181" calcext:value-type="float">
            <text:p>181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91]=&quot;Province&quot;;1;IF([.F591]=&quot;Department&quot;;2;3))" office:value-type="float" office:value="3" calcext:value-type="float">
            <text:p>3</text:p>
          </table:table-cell>
          <table:table-cell office:value-type="string" calcext:value-type="string">
            <text:p>016.005.181</text:p>
          </table:table-cell>
          <table:table-cell table:formula="of:=CONCATENATE(REPT(&quot; &quot;;([.J591]-1)*3);[.E591])" office:value-type="string" office:string-value="      La Merced" calcext:value-type="string">
            <text:p><text:s text:c="6"/>La Merced</text:p>
          </table:table-cell>
          <table:table-cell table:number-columns-repeated="10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B591]" office:value-type="float" office:value="16" calcext:value-type="float">
            <text:p>16</text:p>
          </table:table-cell>
          <table:table-cell table:formula="of:=[.C591]" office:value-type="float" office:value="5" calcext:value-type="float">
            <text:p>5</text:p>
          </table:table-cell>
          <table:table-cell table:style-name="ce22" office:value-type="float" office:value="182" calcext:value-type="float">
            <text:p>182</text:p>
          </table:table-cell>
          <table:table-cell office:value-type="string" calcext:value-type="string">
            <text:p>San Agust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92]=&quot;Province&quot;;1;IF([.F592]=&quot;Department&quot;;2;3))" office:value-type="float" office:value="3" calcext:value-type="float">
            <text:p>3</text:p>
          </table:table-cell>
          <table:table-cell office:value-type="string" calcext:value-type="string">
            <text:p>016.005.182</text:p>
          </table:table-cell>
          <table:table-cell table:formula="of:=CONCATENATE(REPT(&quot; &quot;;([.J592]-1)*3);[.E592])" office:value-type="string" office:string-value="      San Agustín" calcext:value-type="string">
            <text:p><text:s text:c="6"/>San Agustín</text:p>
          </table:table-cell>
          <table:table-cell table:number-columns-repeated="10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B592]" office:value-type="float" office:value="16" calcext:value-type="float">
            <text:p>16</text:p>
          </table:table-cell>
          <table:table-cell table:formula="of:=[.C592]" office:value-type="float" office:value="5" calcext:value-type="float">
            <text:p>5</text:p>
          </table:table-cell>
          <table:table-cell table:style-name="ce22" office:value-type="float" office:value="183" calcext:value-type="float">
            <text:p>183</text:p>
          </table:table-cell>
          <table:table-cell office:value-type="string" calcext:value-type="string">
            <text:p>Villa Los Álamos (- El Congreso - Las Tunas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93]=&quot;Province&quot;;1;IF([.F593]=&quot;Department&quot;;2;3))" office:value-type="float" office:value="3" calcext:value-type="float">
            <text:p>3</text:p>
          </table:table-cell>
          <table:table-cell office:value-type="string" calcext:value-type="string">
            <text:p>016.005.183</text:p>
          </table:table-cell>
          <table:table-cell table:formula="of:=CONCATENATE(REPT(&quot; &quot;;([.J593]-1)*3);[.E593])" office:value-type="string" office:string-value="      Villa Los Álamos (- El Congreso - Las Tunas)" calcext:value-type="string">
            <text:p><text:s text:c="6"/>Villa Los Álamos (- El Congreso - Las Tunas)</text:p>
          </table:table-cell>
          <table:table-cell table:number-columns-repeated="10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B593]" office:value-type="float" office:value="16" calcext:value-type="float">
            <text:p>16</text:p>
          </table:table-cell>
          <table:table-cell table:style-name="ce20" table:formula="of:=[.C593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594]=&quot;Province&quot;;1;IF([.F59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6.000</text:p>
          </table:table-cell>
          <table:table-cell table:style-name="ce28" table:formula="of:=CONCATENATE(REPT(&quot; &quot;;([.J594]-1)*3);[.E594])" office:value-type="string" office:string-value="   Chicoana" calcext:value-type="string">
            <text:p><text:s text:c="3"/>Chicoana</text:p>
          </table:table-cell>
          <table:table-cell table:number-columns-repeated="10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B594]" office:value-type="float" office:value="16" calcext:value-type="float">
            <text:p>16</text:p>
          </table:table-cell>
          <table:table-cell table:formula="of:=[.C594]" office:value-type="float" office:value="6" calcext:value-type="float">
            <text:p>6</text:p>
          </table:table-cell>
          <table:table-cell table:style-name="ce22" office:value-type="float" office:value="184" calcext:value-type="float">
            <text:p>184</text:p>
          </table:table-cell>
          <table:table-cell office:value-type="string" calcext:value-type="string">
            <text:p>Barrio Finca la Marom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95]=&quot;Province&quot;;1;IF([.F595]=&quot;Department&quot;;2;3))" office:value-type="float" office:value="3" calcext:value-type="float">
            <text:p>3</text:p>
          </table:table-cell>
          <table:table-cell office:value-type="string" calcext:value-type="string">
            <text:p>016.006.184</text:p>
          </table:table-cell>
          <table:table-cell table:formula="of:=CONCATENATE(REPT(&quot; &quot;;([.J595]-1)*3);[.E595])" office:value-type="string" office:string-value="      Barrio Finca la Maroma" calcext:value-type="string">
            <text:p><text:s text:c="6"/>Barrio Finca la Maroma</text:p>
          </table:table-cell>
          <table:table-cell table:number-columns-repeated="10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B595]" office:value-type="float" office:value="16" calcext:value-type="float">
            <text:p>16</text:p>
          </table:table-cell>
          <table:table-cell table:formula="of:=[.C595]" office:value-type="float" office:value="6" calcext:value-type="float">
            <text:p>6</text:p>
          </table:table-cell>
          <table:table-cell table:style-name="ce22" office:value-type="float" office:value="185" calcext:value-type="float">
            <text:p>185</text:p>
          </table:table-cell>
          <table:table-cell office:value-type="string" calcext:value-type="string">
            <text:p>Barrio la Roton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96]=&quot;Province&quot;;1;IF([.F596]=&quot;Department&quot;;2;3))" office:value-type="float" office:value="3" calcext:value-type="float">
            <text:p>3</text:p>
          </table:table-cell>
          <table:table-cell office:value-type="string" calcext:value-type="string">
            <text:p>016.006.185</text:p>
          </table:table-cell>
          <table:table-cell table:formula="of:=CONCATENATE(REPT(&quot; &quot;;([.J596]-1)*3);[.E596])" office:value-type="string" office:string-value="      Barrio la Rotonda" calcext:value-type="string">
            <text:p><text:s text:c="6"/>Barrio la Rotonda</text:p>
          </table:table-cell>
          <table:table-cell table:number-columns-repeated="10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B596]" office:value-type="float" office:value="16" calcext:value-type="float">
            <text:p>16</text:p>
          </table:table-cell>
          <table:table-cell table:formula="of:=[.C596]" office:value-type="float" office:value="6" calcext:value-type="float">
            <text:p>6</text:p>
          </table:table-cell>
          <table:table-cell table:style-name="ce22" office:value-type="float" office:value="186" calcext:value-type="float">
            <text:p>186</text:p>
          </table:table-cell>
          <table:table-cell office:value-type="string" calcext:value-type="string">
            <text:p>Barrio Santa Teresi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597]=&quot;Province&quot;;1;IF([.F597]=&quot;Department&quot;;2;3))" office:value-type="float" office:value="3" calcext:value-type="float">
            <text:p>3</text:p>
          </table:table-cell>
          <table:table-cell office:value-type="string" calcext:value-type="string">
            <text:p>016.006.186</text:p>
          </table:table-cell>
          <table:table-cell table:formula="of:=CONCATENATE(REPT(&quot; &quot;;([.J597]-1)*3);[.E597])" office:value-type="string" office:string-value="      Barrio Santa Teresita" calcext:value-type="string">
            <text:p><text:s text:c="6"/>Barrio Santa Teresita</text:p>
          </table:table-cell>
          <table:table-cell table:number-columns-repeated="10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B597]" office:value-type="float" office:value="16" calcext:value-type="float">
            <text:p>16</text:p>
          </table:table-cell>
          <table:table-cell table:formula="of:=[.C597]" office:value-type="float" office:value="6" calcext:value-type="float">
            <text:p>6</text:p>
          </table:table-cell>
          <table:table-cell table:style-name="ce22" office:value-type="float" office:value="187" calcext:value-type="float">
            <text:p>187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98]=&quot;Province&quot;;1;IF([.F598]=&quot;Department&quot;;2;3))" office:value-type="float" office:value="3" calcext:value-type="float">
            <text:p>3</text:p>
          </table:table-cell>
          <table:table-cell office:value-type="string" calcext:value-type="string">
            <text:p>016.006.187</text:p>
          </table:table-cell>
          <table:table-cell table:formula="of:=CONCATENATE(REPT(&quot; &quot;;([.J598]-1)*3);[.E598])" office:value-type="string" office:string-value="      Chicoana" calcext:value-type="string">
            <text:p><text:s text:c="6"/>Chicoana</text:p>
          </table:table-cell>
          <table:table-cell table:number-columns-repeated="10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B598]" office:value-type="float" office:value="16" calcext:value-type="float">
            <text:p>16</text:p>
          </table:table-cell>
          <table:table-cell table:formula="of:=[.C598]" office:value-type="float" office:value="6" calcext:value-type="float">
            <text:p>6</text:p>
          </table:table-cell>
          <table:table-cell table:style-name="ce22" office:value-type="float" office:value="188" calcext:value-type="float">
            <text:p>188</text:p>
          </table:table-cell>
          <table:table-cell office:value-type="string" calcext:value-type="string">
            <text:p>El Carri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599]=&quot;Province&quot;;1;IF([.F599]=&quot;Department&quot;;2;3))" office:value-type="float" office:value="3" calcext:value-type="float">
            <text:p>3</text:p>
          </table:table-cell>
          <table:table-cell office:value-type="string" calcext:value-type="string">
            <text:p>016.006.188</text:p>
          </table:table-cell>
          <table:table-cell table:formula="of:=CONCATENATE(REPT(&quot; &quot;;([.J599]-1)*3);[.E599])" office:value-type="string" office:string-value="      El Carril" calcext:value-type="string">
            <text:p><text:s text:c="6"/>El Carril</text:p>
          </table:table-cell>
          <table:table-cell table:number-columns-repeated="10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B599]" office:value-type="float" office:value="16" calcext:value-type="float">
            <text:p>16</text:p>
          </table:table-cell>
          <table:table-cell table:style-name="ce20" table:formula="of:=[.C599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00]=&quot;Province&quot;;1;IF([.F60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7.000</text:p>
          </table:table-cell>
          <table:table-cell table:style-name="ce28" table:formula="of:=CONCATENATE(REPT(&quot; &quot;;([.J600]-1)*3);[.E600])" office:value-type="string" office:string-value="   General Güemes" calcext:value-type="string">
            <text:p><text:s text:c="3"/>General Güemes</text:p>
          </table:table-cell>
          <table:table-cell table:number-columns-repeated="10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B600]" office:value-type="float" office:value="16" calcext:value-type="float">
            <text:p>16</text:p>
          </table:table-cell>
          <table:table-cell table:formula="of:=[.C600]" office:value-type="float" office:value="7" calcext:value-type="float">
            <text:p>7</text:p>
          </table:table-cell>
          <table:table-cell table:style-name="ce22" office:value-type="float" office:value="189" calcext:value-type="float">
            <text:p>189</text:p>
          </table:table-cell>
          <table:table-cell office:value-type="string" calcext:value-type="string">
            <text:p>Campo San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01]=&quot;Province&quot;;1;IF([.F601]=&quot;Department&quot;;2;3))" office:value-type="float" office:value="3" calcext:value-type="float">
            <text:p>3</text:p>
          </table:table-cell>
          <table:table-cell office:value-type="string" calcext:value-type="string">
            <text:p>016.007.189</text:p>
          </table:table-cell>
          <table:table-cell table:formula="of:=CONCATENATE(REPT(&quot; &quot;;([.J601]-1)*3);[.E601])" office:value-type="string" office:string-value="      Campo Santo" calcext:value-type="string">
            <text:p><text:s text:c="6"/>Campo Santo</text:p>
          </table:table-cell>
          <table:table-cell table:number-columns-repeated="10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B601]" office:value-type="float" office:value="16" calcext:value-type="float">
            <text:p>16</text:p>
          </table:table-cell>
          <table:table-cell table:formula="of:=[.C601]" office:value-type="float" office:value="7" calcext:value-type="float">
            <text:p>7</text:p>
          </table:table-cell>
          <table:table-cell table:style-name="ce22" office:value-type="float" office:value="190" calcext:value-type="float">
            <text:p>190</text:p>
          </table:table-cell>
          <table:table-cell office:value-type="string" calcext:value-type="string">
            <text:p>Cob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02]=&quot;Province&quot;;1;IF([.F602]=&quot;Department&quot;;2;3))" office:value-type="float" office:value="3" calcext:value-type="float">
            <text:p>3</text:p>
          </table:table-cell>
          <table:table-cell office:value-type="string" calcext:value-type="string">
            <text:p>016.007.190</text:p>
          </table:table-cell>
          <table:table-cell table:formula="of:=CONCATENATE(REPT(&quot; &quot;;([.J602]-1)*3);[.E602])" office:value-type="string" office:string-value="      Cobos" calcext:value-type="string">
            <text:p><text:s text:c="6"/>Cobos</text:p>
          </table:table-cell>
          <table:table-cell table:number-columns-repeated="10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B602]" office:value-type="float" office:value="16" calcext:value-type="float">
            <text:p>16</text:p>
          </table:table-cell>
          <table:table-cell table:formula="of:=[.C602]" office:value-type="float" office:value="7" calcext:value-type="float">
            <text:p>7</text:p>
          </table:table-cell>
          <table:table-cell table:style-name="ce22" office:value-type="float" office:value="191" calcext:value-type="float">
            <text:p>191</text:p>
          </table:table-cell>
          <table:table-cell office:value-type="string" calcext:value-type="string">
            <text:p>El Bor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03]=&quot;Province&quot;;1;IF([.F603]=&quot;Department&quot;;2;3))" office:value-type="float" office:value="3" calcext:value-type="float">
            <text:p>3</text:p>
          </table:table-cell>
          <table:table-cell office:value-type="string" calcext:value-type="string">
            <text:p>016.007.191</text:p>
          </table:table-cell>
          <table:table-cell table:formula="of:=CONCATENATE(REPT(&quot; &quot;;([.J603]-1)*3);[.E603])" office:value-type="string" office:string-value="      El Bordo" calcext:value-type="string">
            <text:p><text:s text:c="6"/>El Bordo</text:p>
          </table:table-cell>
          <table:table-cell table:number-columns-repeated="10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B603]" office:value-type="float" office:value="16" calcext:value-type="float">
            <text:p>16</text:p>
          </table:table-cell>
          <table:table-cell table:formula="of:=[.C603]" office:value-type="float" office:value="7" calcext:value-type="float">
            <text:p>7</text:p>
          </table:table-cell>
          <table:table-cell table:style-name="ce22" office:value-type="float" office:value="192" calcext:value-type="float">
            <text:p>192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04]=&quot;Province&quot;;1;IF([.F604]=&quot;Department&quot;;2;3))" office:value-type="float" office:value="3" calcext:value-type="float">
            <text:p>3</text:p>
          </table:table-cell>
          <table:table-cell office:value-type="string" calcext:value-type="string">
            <text:p>016.007.192</text:p>
          </table:table-cell>
          <table:table-cell table:formula="of:=CONCATENATE(REPT(&quot; &quot;;([.J604]-1)*3);[.E604])" office:value-type="string" office:string-value="      General Güemes" calcext:value-type="string">
            <text:p><text:s text:c="6"/>General Güemes</text:p>
          </table:table-cell>
          <table:table-cell table:number-columns-repeated="10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B604]" office:value-type="float" office:value="16" calcext:value-type="float">
            <text:p>16</text:p>
          </table:table-cell>
          <table:table-cell table:style-name="ce20" table:formula="of:=[.C604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05]=&quot;Province&quot;;1;IF([.F60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8.000</text:p>
          </table:table-cell>
          <table:table-cell table:style-name="ce28" table:formula="of:=CONCATENATE(REPT(&quot; &quot;;([.J605]-1)*3);[.E605])" office:value-type="string" office:string-value="   General José de San Martín" calcext:value-type="string">
            <text:p><text:s text:c="3"/>General José de San Martín</text:p>
          </table:table-cell>
          <table:table-cell table:number-columns-repeated="10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B605]" office:value-type="float" office:value="16" calcext:value-type="float">
            <text:p>16</text:p>
          </table:table-cell>
          <table:table-cell table:formula="of:=[.C605]" office:value-type="float" office:value="8" calcext:value-type="float">
            <text:p>8</text:p>
          </table:table-cell>
          <table:table-cell table:style-name="ce22" office:value-type="float" office:value="193" calcext:value-type="float">
            <text:p>193</text:p>
          </table:table-cell>
          <table:table-cell office:value-type="string" calcext:value-type="string">
            <text:p>Aguaray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06]=&quot;Province&quot;;1;IF([.F606]=&quot;Department&quot;;2;3))" office:value-type="float" office:value="3" calcext:value-type="float">
            <text:p>3</text:p>
          </table:table-cell>
          <table:table-cell office:value-type="string" calcext:value-type="string">
            <text:p>016.008.193</text:p>
          </table:table-cell>
          <table:table-cell table:formula="of:=CONCATENATE(REPT(&quot; &quot;;([.J606]-1)*3);[.E606])" office:value-type="string" office:string-value="      Aguaray" calcext:value-type="string">
            <text:p><text:s text:c="6"/>Aguaray</text:p>
          </table:table-cell>
          <table:table-cell table:number-columns-repeated="10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B606]" office:value-type="float" office:value="16" calcext:value-type="float">
            <text:p>16</text:p>
          </table:table-cell>
          <table:table-cell table:formula="of:=[.C606]" office:value-type="float" office:value="8" calcext:value-type="float">
            <text:p>8</text:p>
          </table:table-cell>
          <table:table-cell table:style-name="ce22" office:value-type="float" office:value="194" calcext:value-type="float">
            <text:p>194</text:p>
          </table:table-cell>
          <table:table-cell office:value-type="string" calcext:value-type="string">
            <text:p>Campamento Vespuc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07]=&quot;Province&quot;;1;IF([.F607]=&quot;Department&quot;;2;3))" office:value-type="float" office:value="3" calcext:value-type="float">
            <text:p>3</text:p>
          </table:table-cell>
          <table:table-cell office:value-type="string" calcext:value-type="string">
            <text:p>016.008.194</text:p>
          </table:table-cell>
          <table:table-cell table:formula="of:=CONCATENATE(REPT(&quot; &quot;;([.J607]-1)*3);[.E607])" office:value-type="string" office:string-value="      Campamento Vespucio" calcext:value-type="string">
            <text:p><text:s text:c="6"/>Campamento Vespucio</text:p>
          </table:table-cell>
          <table:table-cell table:number-columns-repeated="10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B607]" office:value-type="float" office:value="16" calcext:value-type="float">
            <text:p>16</text:p>
          </table:table-cell>
          <table:table-cell table:formula="of:=[.C607]" office:value-type="float" office:value="8" calcext:value-type="float">
            <text:p>8</text:p>
          </table:table-cell>
          <table:table-cell table:style-name="ce22" office:value-type="float" office:value="195" calcext:value-type="float">
            <text:p>195</text:p>
          </table:table-cell>
          <table:table-cell office:value-type="string" calcext:value-type="string">
            <text:p>Campichue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08]=&quot;Province&quot;;1;IF([.F608]=&quot;Department&quot;;2;3))" office:value-type="float" office:value="3" calcext:value-type="float">
            <text:p>3</text:p>
          </table:table-cell>
          <table:table-cell office:value-type="string" calcext:value-type="string">
            <text:p>016.008.195</text:p>
          </table:table-cell>
          <table:table-cell table:formula="of:=CONCATENATE(REPT(&quot; &quot;;([.J608]-1)*3);[.E608])" office:value-type="string" office:string-value="      Campichuelo" calcext:value-type="string">
            <text:p><text:s text:c="6"/>Campichuelo</text:p>
          </table:table-cell>
          <table:table-cell table:number-columns-repeated="10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B608]" office:value-type="float" office:value="16" calcext:value-type="float">
            <text:p>16</text:p>
          </table:table-cell>
          <table:table-cell table:formula="of:=[.C608]" office:value-type="float" office:value="8" calcext:value-type="float">
            <text:p>8</text:p>
          </table:table-cell>
          <table:table-cell table:style-name="ce22" office:value-type="float" office:value="196" calcext:value-type="float">
            <text:p>196</text:p>
          </table:table-cell>
          <table:table-cell office:value-type="string" calcext:value-type="string">
            <text:p>Campo Dur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09]=&quot;Province&quot;;1;IF([.F609]=&quot;Department&quot;;2;3))" office:value-type="float" office:value="3" calcext:value-type="float">
            <text:p>3</text:p>
          </table:table-cell>
          <table:table-cell office:value-type="string" calcext:value-type="string">
            <text:p>016.008.196</text:p>
          </table:table-cell>
          <table:table-cell table:formula="of:=CONCATENATE(REPT(&quot; &quot;;([.J609]-1)*3);[.E609])" office:value-type="string" office:string-value="      Campo Durán" calcext:value-type="string">
            <text:p><text:s text:c="6"/>Campo Durán</text:p>
          </table:table-cell>
          <table:table-cell table:number-columns-repeated="10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B609]" office:value-type="float" office:value="16" calcext:value-type="float">
            <text:p>16</text:p>
          </table:table-cell>
          <table:table-cell table:formula="of:=[.C609]" office:value-type="float" office:value="8" calcext:value-type="float">
            <text:p>8</text:p>
          </table:table-cell>
          <table:table-cell table:style-name="ce22" office:value-type="float" office:value="197" calcext:value-type="float">
            <text:p>197</text:p>
          </table:table-cell>
          <table:table-cell office:value-type="string" calcext:value-type="string">
            <text:p>Capiazut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10]=&quot;Province&quot;;1;IF([.F610]=&quot;Department&quot;;2;3))" office:value-type="float" office:value="3" calcext:value-type="float">
            <text:p>3</text:p>
          </table:table-cell>
          <table:table-cell office:value-type="string" calcext:value-type="string">
            <text:p>016.008.197</text:p>
          </table:table-cell>
          <table:table-cell table:formula="of:=CONCATENATE(REPT(&quot; &quot;;([.J610]-1)*3);[.E610])" office:value-type="string" office:string-value="      Capiazuti" calcext:value-type="string">
            <text:p><text:s text:c="6"/>Capiazuti</text:p>
          </table:table-cell>
          <table:table-cell table:number-columns-repeated="10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B610]" office:value-type="float" office:value="16" calcext:value-type="float">
            <text:p>16</text:p>
          </table:table-cell>
          <table:table-cell table:formula="of:=[.C610]" office:value-type="float" office:value="8" calcext:value-type="float">
            <text:p>8</text:p>
          </table:table-cell>
          <table:table-cell table:style-name="ce22" office:value-type="float" office:value="198" calcext:value-type="float">
            <text:p>198</text:p>
          </table:table-cell>
          <table:table-cell office:value-type="string" calcext:value-type="string">
            <text:p>Carbonci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11]=&quot;Province&quot;;1;IF([.F611]=&quot;Department&quot;;2;3))" office:value-type="float" office:value="3" calcext:value-type="float">
            <text:p>3</text:p>
          </table:table-cell>
          <table:table-cell office:value-type="string" calcext:value-type="string">
            <text:p>016.008.198</text:p>
          </table:table-cell>
          <table:table-cell table:formula="of:=CONCATENATE(REPT(&quot; &quot;;([.J611]-1)*3);[.E611])" office:value-type="string" office:string-value="      Carboncito" calcext:value-type="string">
            <text:p><text:s text:c="6"/>Carboncito</text:p>
          </table:table-cell>
          <table:table-cell table:number-columns-repeated="10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B611]" office:value-type="float" office:value="16" calcext:value-type="float">
            <text:p>16</text:p>
          </table:table-cell>
          <table:table-cell table:formula="of:=[.C611]" office:value-type="float" office:value="8" calcext:value-type="float">
            <text:p>8</text:p>
          </table:table-cell>
          <table:table-cell table:style-name="ce22" office:value-type="float" office:value="199" calcext:value-type="float">
            <text:p>199</text:p>
          </table:table-cell>
          <table:table-cell office:value-type="string" calcext:value-type="string">
            <text:p>Coronel Corne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12]=&quot;Province&quot;;1;IF([.F612]=&quot;Department&quot;;2;3))" office:value-type="float" office:value="3" calcext:value-type="float">
            <text:p>3</text:p>
          </table:table-cell>
          <table:table-cell office:value-type="string" calcext:value-type="string">
            <text:p>016.008.199</text:p>
          </table:table-cell>
          <table:table-cell table:formula="of:=CONCATENATE(REPT(&quot; &quot;;([.J612]-1)*3);[.E612])" office:value-type="string" office:string-value="      Coronel Cornejo" calcext:value-type="string">
            <text:p><text:s text:c="6"/>Coronel Cornejo</text:p>
          </table:table-cell>
          <table:table-cell table:number-columns-repeated="10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B612]" office:value-type="float" office:value="16" calcext:value-type="float">
            <text:p>16</text:p>
          </table:table-cell>
          <table:table-cell table:formula="of:=[.C612]" office:value-type="float" office:value="8" calcext:value-type="float">
            <text:p>8</text:p>
          </table:table-cell>
          <table:table-cell table:style-name="ce22" office:value-type="float" office:value="200" calcext:value-type="float">
            <text:p>200</text:p>
          </table:table-cell>
          <table:table-cell office:value-type="string" calcext:value-type="string">
            <text:p>Dragon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13]=&quot;Province&quot;;1;IF([.F613]=&quot;Department&quot;;2;3))" office:value-type="float" office:value="3" calcext:value-type="float">
            <text:p>3</text:p>
          </table:table-cell>
          <table:table-cell office:value-type="string" calcext:value-type="string">
            <text:p>016.008.200</text:p>
          </table:table-cell>
          <table:table-cell table:formula="of:=CONCATENATE(REPT(&quot; &quot;;([.J613]-1)*3);[.E613])" office:value-type="string" office:string-value="      Dragones" calcext:value-type="string">
            <text:p><text:s text:c="6"/>Dragones</text:p>
          </table:table-cell>
          <table:table-cell table:number-columns-repeated="10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B613]" office:value-type="float" office:value="16" calcext:value-type="float">
            <text:p>16</text:p>
          </table:table-cell>
          <table:table-cell table:formula="of:=[.C613]" office:value-type="float" office:value="8" calcext:value-type="float">
            <text:p>8</text:p>
          </table:table-cell>
          <table:table-cell table:style-name="ce22" office:value-type="float" office:value="201" calcext:value-type="float">
            <text:p>201</text:p>
          </table:table-cell>
          <table:table-cell office:value-type="string" calcext:value-type="string">
            <text:p>Embarcaci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14]=&quot;Province&quot;;1;IF([.F614]=&quot;Department&quot;;2;3))" office:value-type="float" office:value="3" calcext:value-type="float">
            <text:p>3</text:p>
          </table:table-cell>
          <table:table-cell office:value-type="string" calcext:value-type="string">
            <text:p>016.008.201</text:p>
          </table:table-cell>
          <table:table-cell table:formula="of:=CONCATENATE(REPT(&quot; &quot;;([.J614]-1)*3);[.E614])" office:value-type="string" office:string-value="      Embarcación" calcext:value-type="string">
            <text:p><text:s text:c="6"/>Embarcación</text:p>
          </table:table-cell>
          <table:table-cell table:number-columns-repeated="10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B614]" office:value-type="float" office:value="16" calcext:value-type="float">
            <text:p>16</text:p>
          </table:table-cell>
          <table:table-cell table:formula="of:=[.C614]" office:value-type="float" office:value="8" calcext:value-type="float">
            <text:p>8</text:p>
          </table:table-cell>
          <table:table-cell table:style-name="ce22" office:value-type="float" office:value="202" calcext:value-type="float">
            <text:p>202</text:p>
          </table:table-cell>
          <table:table-cell office:value-type="string" calcext:value-type="string">
            <text:p>General Ballivi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15]=&quot;Province&quot;;1;IF([.F615]=&quot;Department&quot;;2;3))" office:value-type="float" office:value="3" calcext:value-type="float">
            <text:p>3</text:p>
          </table:table-cell>
          <table:table-cell office:value-type="string" calcext:value-type="string">
            <text:p>016.008.202</text:p>
          </table:table-cell>
          <table:table-cell table:formula="of:=CONCATENATE(REPT(&quot; &quot;;([.J615]-1)*3);[.E615])" office:value-type="string" office:string-value="      General Ballivián" calcext:value-type="string">
            <text:p><text:s text:c="6"/>General Ballivián</text:p>
          </table:table-cell>
          <table:table-cell table:number-columns-repeated="10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B615]" office:value-type="float" office:value="16" calcext:value-type="float">
            <text:p>16</text:p>
          </table:table-cell>
          <table:table-cell table:formula="of:=[.C615]" office:value-type="float" office:value="8" calcext:value-type="float">
            <text:p>8</text:p>
          </table:table-cell>
          <table:table-cell table:style-name="ce22" office:value-type="float" office:value="203" calcext:value-type="float">
            <text:p>203</text:p>
          </table:table-cell>
          <table:table-cell office:value-type="string" calcext:value-type="string">
            <text:p>General Moscon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16]=&quot;Province&quot;;1;IF([.F616]=&quot;Department&quot;;2;3))" office:value-type="float" office:value="3" calcext:value-type="float">
            <text:p>3</text:p>
          </table:table-cell>
          <table:table-cell office:value-type="string" calcext:value-type="string">
            <text:p>016.008.203</text:p>
          </table:table-cell>
          <table:table-cell table:formula="of:=CONCATENATE(REPT(&quot; &quot;;([.J616]-1)*3);[.E616])" office:value-type="string" office:string-value="      General Mosconi" calcext:value-type="string">
            <text:p><text:s text:c="6"/>General Mosconi</text:p>
          </table:table-cell>
          <table:table-cell table:number-columns-repeated="10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B616]" office:value-type="float" office:value="16" calcext:value-type="float">
            <text:p>16</text:p>
          </table:table-cell>
          <table:table-cell table:formula="of:=[.C616]" office:value-type="float" office:value="8" calcext:value-type="float">
            <text:p>8</text:p>
          </table:table-cell>
          <table:table-cell table:style-name="ce22" office:value-type="float" office:value="204" calcext:value-type="float">
            <text:p>204</text:p>
          </table:table-cell>
          <table:table-cell office:value-type="string" calcext:value-type="string">
            <text:p>Hickma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17]=&quot;Province&quot;;1;IF([.F617]=&quot;Department&quot;;2;3))" office:value-type="float" office:value="3" calcext:value-type="float">
            <text:p>3</text:p>
          </table:table-cell>
          <table:table-cell office:value-type="string" calcext:value-type="string">
            <text:p>016.008.204</text:p>
          </table:table-cell>
          <table:table-cell table:formula="of:=CONCATENATE(REPT(&quot; &quot;;([.J617]-1)*3);[.E617])" office:value-type="string" office:string-value="      Hickman" calcext:value-type="string">
            <text:p><text:s text:c="6"/>Hickman</text:p>
          </table:table-cell>
          <table:table-cell table:number-columns-repeated="10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B617]" office:value-type="float" office:value="16" calcext:value-type="float">
            <text:p>16</text:p>
          </table:table-cell>
          <table:table-cell table:formula="of:=[.C617]" office:value-type="float" office:value="8" calcext:value-type="float">
            <text:p>8</text:p>
          </table:table-cell>
          <table:table-cell table:style-name="ce22" office:value-type="float" office:value="205" calcext:value-type="float">
            <text:p>205</text:p>
          </table:table-cell>
          <table:table-cell office:value-type="string" calcext:value-type="string">
            <text:p>Misión Chaqueñ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18]=&quot;Province&quot;;1;IF([.F618]=&quot;Department&quot;;2;3))" office:value-type="float" office:value="3" calcext:value-type="float">
            <text:p>3</text:p>
          </table:table-cell>
          <table:table-cell office:value-type="string" calcext:value-type="string">
            <text:p>016.008.205</text:p>
          </table:table-cell>
          <table:table-cell table:formula="of:=CONCATENATE(REPT(&quot; &quot;;([.J618]-1)*3);[.E618])" office:value-type="string" office:string-value="      Misión Chaqueña" calcext:value-type="string">
            <text:p><text:s text:c="6"/>Misión Chaqueña</text:p>
          </table:table-cell>
          <table:table-cell table:number-columns-repeated="10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B618]" office:value-type="float" office:value="16" calcext:value-type="float">
            <text:p>16</text:p>
          </table:table-cell>
          <table:table-cell table:formula="of:=[.C618]" office:value-type="float" office:value="8" calcext:value-type="float">
            <text:p>8</text:p>
          </table:table-cell>
          <table:table-cell table:style-name="ce22" office:value-type="float" office:value="206" calcext:value-type="float">
            <text:p>206</text:p>
          </table:table-cell>
          <table:table-cell office:value-type="string" calcext:value-type="string">
            <text:p>Misión El Cruce (- El Milagro - El Jardín de San Martín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19]=&quot;Province&quot;;1;IF([.F619]=&quot;Department&quot;;2;3))" office:value-type="float" office:value="3" calcext:value-type="float">
            <text:p>3</text:p>
          </table:table-cell>
          <table:table-cell office:value-type="string" calcext:value-type="string">
            <text:p>016.008.206</text:p>
          </table:table-cell>
          <table:table-cell table:formula="of:=CONCATENATE(REPT(&quot; &quot;;([.J619]-1)*3);[.E619])" office:value-type="string" office:string-value="      Misión El Cruce (- El Milagro - El Jardín de San Martín)" calcext:value-type="string">
            <text:p><text:s text:c="6"/>Misión El Cruce (- El Milagro - El Jardín de San Martín)</text:p>
          </table:table-cell>
          <table:table-cell table:number-columns-repeated="10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B619]" office:value-type="float" office:value="16" calcext:value-type="float">
            <text:p>16</text:p>
          </table:table-cell>
          <table:table-cell table:formula="of:=[.C619]" office:value-type="float" office:value="8" calcext:value-type="float">
            <text:p>8</text:p>
          </table:table-cell>
          <table:table-cell table:style-name="ce22" office:value-type="float" office:value="207" calcext:value-type="float">
            <text:p>207</text:p>
          </table:table-cell>
          <table:table-cell office:value-type="string" calcext:value-type="string">
            <text:p>Misión Kilómetro 6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20]=&quot;Province&quot;;1;IF([.F620]=&quot;Department&quot;;2;3))" office:value-type="float" office:value="3" calcext:value-type="float">
            <text:p>3</text:p>
          </table:table-cell>
          <table:table-cell office:value-type="string" calcext:value-type="string">
            <text:p>016.008.207</text:p>
          </table:table-cell>
          <table:table-cell table:formula="of:=CONCATENATE(REPT(&quot; &quot;;([.J620]-1)*3);[.E620])" office:value-type="string" office:string-value="      Misión Kilómetro 6" calcext:value-type="string">
            <text:p><text:s text:c="6"/>Misión Kilómetro 6</text:p>
          </table:table-cell>
          <table:table-cell table:number-columns-repeated="10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B620]" office:value-type="float" office:value="16" calcext:value-type="float">
            <text:p>16</text:p>
          </table:table-cell>
          <table:table-cell table:formula="of:=[.C620]" office:value-type="float" office:value="8" calcext:value-type="float">
            <text:p>8</text:p>
          </table:table-cell>
          <table:table-cell table:style-name="ce22" office:value-type="float" office:value="208" calcext:value-type="float">
            <text:p>208</text:p>
          </table:table-cell>
          <table:table-cell office:value-type="string" calcext:value-type="string">
            <text:p>Pacar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21]=&quot;Province&quot;;1;IF([.F621]=&quot;Department&quot;;2;3))" office:value-type="float" office:value="3" calcext:value-type="float">
            <text:p>3</text:p>
          </table:table-cell>
          <table:table-cell office:value-type="string" calcext:value-type="string">
            <text:p>016.008.208</text:p>
          </table:table-cell>
          <table:table-cell table:formula="of:=CONCATENATE(REPT(&quot; &quot;;([.J621]-1)*3);[.E621])" office:value-type="string" office:string-value="      Pacará" calcext:value-type="string">
            <text:p><text:s text:c="6"/>Pacará</text:p>
          </table:table-cell>
          <table:table-cell table:number-columns-repeated="10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B621]" office:value-type="float" office:value="16" calcext:value-type="float">
            <text:p>16</text:p>
          </table:table-cell>
          <table:table-cell table:formula="of:=[.C621]" office:value-type="float" office:value="8" calcext:value-type="float">
            <text:p>8</text:p>
          </table:table-cell>
          <table:table-cell table:style-name="ce22" office:value-type="float" office:value="209" calcext:value-type="float">
            <text:p>209</text:p>
          </table:table-cell>
          <table:table-cell office:value-type="string" calcext:value-type="string">
            <text:p>Padre Lozan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22]=&quot;Province&quot;;1;IF([.F622]=&quot;Department&quot;;2;3))" office:value-type="float" office:value="3" calcext:value-type="float">
            <text:p>3</text:p>
          </table:table-cell>
          <table:table-cell office:value-type="string" calcext:value-type="string">
            <text:p>016.008.209</text:p>
          </table:table-cell>
          <table:table-cell table:formula="of:=CONCATENATE(REPT(&quot; &quot;;([.J622]-1)*3);[.E622])" office:value-type="string" office:string-value="      Padre Lozano" calcext:value-type="string">
            <text:p><text:s text:c="6"/>Padre Lozano</text:p>
          </table:table-cell>
          <table:table-cell table:number-columns-repeated="10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B622]" office:value-type="float" office:value="16" calcext:value-type="float">
            <text:p>16</text:p>
          </table:table-cell>
          <table:table-cell table:formula="of:=[.C622]" office:value-type="float" office:value="8" calcext:value-type="float">
            <text:p>8</text:p>
          </table:table-cell>
          <table:table-cell table:style-name="ce22" office:value-type="float" office:value="210" calcext:value-type="float">
            <text:p>210</text:p>
          </table:table-cell>
          <table:table-cell office:value-type="string" calcext:value-type="string">
            <text:p>Piquiren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23]=&quot;Province&quot;;1;IF([.F623]=&quot;Department&quot;;2;3))" office:value-type="float" office:value="3" calcext:value-type="float">
            <text:p>3</text:p>
          </table:table-cell>
          <table:table-cell office:value-type="string" calcext:value-type="string">
            <text:p>016.008.210</text:p>
          </table:table-cell>
          <table:table-cell table:formula="of:=CONCATENATE(REPT(&quot; &quot;;([.J623]-1)*3);[.E623])" office:value-type="string" office:string-value="      Piquirenda" calcext:value-type="string">
            <text:p><text:s text:c="6"/>Piquirenda</text:p>
          </table:table-cell>
          <table:table-cell table:number-columns-repeated="10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B623]" office:value-type="float" office:value="16" calcext:value-type="float">
            <text:p>16</text:p>
          </table:table-cell>
          <table:table-cell table:formula="of:=[.C623]" office:value-type="float" office:value="8" calcext:value-type="float">
            <text:p>8</text:p>
          </table:table-cell>
          <table:table-cell table:style-name="ce22" office:value-type="float" office:value="211" calcext:value-type="float">
            <text:p>211</text:p>
          </table:table-cell>
          <table:table-cell office:value-type="string" calcext:value-type="string">
            <text:p>Profesor Salvador Mazz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24]=&quot;Province&quot;;1;IF([.F624]=&quot;Department&quot;;2;3))" office:value-type="float" office:value="3" calcext:value-type="float">
            <text:p>3</text:p>
          </table:table-cell>
          <table:table-cell office:value-type="string" calcext:value-type="string">
            <text:p>016.008.211</text:p>
          </table:table-cell>
          <table:table-cell table:formula="of:=CONCATENATE(REPT(&quot; &quot;;([.J624]-1)*3);[.E624])" office:value-type="string" office:string-value="      Profesor Salvador Mazza" calcext:value-type="string">
            <text:p><text:s text:c="6"/>Profesor Salvador Mazza</text:p>
          </table:table-cell>
          <table:table-cell table:number-columns-repeated="10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B624]" office:value-type="float" office:value="16" calcext:value-type="float">
            <text:p>16</text:p>
          </table:table-cell>
          <table:table-cell table:formula="of:=[.C624]" office:value-type="float" office:value="8" calcext:value-type="float">
            <text:p>8</text:p>
          </table:table-cell>
          <table:table-cell table:style-name="ce22" office:value-type="float" office:value="212" calcext:value-type="float">
            <text:p>212</text:p>
          </table:table-cell>
          <table:table-cell office:value-type="string" calcext:value-type="string">
            <text:p>Tartag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25]=&quot;Province&quot;;1;IF([.F625]=&quot;Department&quot;;2;3))" office:value-type="float" office:value="3" calcext:value-type="float">
            <text:p>3</text:p>
          </table:table-cell>
          <table:table-cell office:value-type="string" calcext:value-type="string">
            <text:p>016.008.212</text:p>
          </table:table-cell>
          <table:table-cell table:formula="of:=CONCATENATE(REPT(&quot; &quot;;([.J625]-1)*3);[.E625])" office:value-type="string" office:string-value="      Tartagal" calcext:value-type="string">
            <text:p><text:s text:c="6"/>Tartagal</text:p>
          </table:table-cell>
          <table:table-cell table:number-columns-repeated="10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B625]" office:value-type="float" office:value="16" calcext:value-type="float">
            <text:p>16</text:p>
          </table:table-cell>
          <table:table-cell table:formula="of:=[.C625]" office:value-type="float" office:value="8" calcext:value-type="float">
            <text:p>8</text:p>
          </table:table-cell>
          <table:table-cell table:style-name="ce22" office:value-type="float" office:value="213" calcext:value-type="float">
            <text:p>213</text:p>
          </table:table-cell>
          <table:table-cell office:value-type="string" calcext:value-type="string">
            <text:p>Tobantiren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26]=&quot;Province&quot;;1;IF([.F626]=&quot;Department&quot;;2;3))" office:value-type="float" office:value="3" calcext:value-type="float">
            <text:p>3</text:p>
          </table:table-cell>
          <table:table-cell office:value-type="string" calcext:value-type="string">
            <text:p>016.008.213</text:p>
          </table:table-cell>
          <table:table-cell table:formula="of:=CONCATENATE(REPT(&quot; &quot;;([.J626]-1)*3);[.E626])" office:value-type="string" office:string-value="      Tobantirenda" calcext:value-type="string">
            <text:p><text:s text:c="6"/>Tobantirenda</text:p>
          </table:table-cell>
          <table:table-cell table:number-columns-repeated="10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B626]" office:value-type="float" office:value="16" calcext:value-type="float">
            <text:p>16</text:p>
          </table:table-cell>
          <table:table-cell table:formula="of:=[.C626]" office:value-type="float" office:value="8" calcext:value-type="float">
            <text:p>8</text:p>
          </table:table-cell>
          <table:table-cell table:style-name="ce22" office:value-type="float" office:value="214" calcext:value-type="float">
            <text:p>214</text:p>
          </table:table-cell>
          <table:table-cell office:value-type="string" calcext:value-type="string">
            <text:p>Tranqui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27]=&quot;Province&quot;;1;IF([.F627]=&quot;Department&quot;;2;3))" office:value-type="float" office:value="3" calcext:value-type="float">
            <text:p>3</text:p>
          </table:table-cell>
          <table:table-cell office:value-type="string" calcext:value-type="string">
            <text:p>016.008.214</text:p>
          </table:table-cell>
          <table:table-cell table:formula="of:=CONCATENATE(REPT(&quot; &quot;;([.J627]-1)*3);[.E627])" office:value-type="string" office:string-value="      Tranquitas" calcext:value-type="string">
            <text:p><text:s text:c="6"/>Tranquitas</text:p>
          </table:table-cell>
          <table:table-cell table:number-columns-repeated="10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B627]" office:value-type="float" office:value="16" calcext:value-type="float">
            <text:p>16</text:p>
          </table:table-cell>
          <table:table-cell table:formula="of:=[.C627]" office:value-type="float" office:value="8" calcext:value-type="float">
            <text:p>8</text:p>
          </table:table-cell>
          <table:table-cell table:style-name="ce22" office:value-type="float" office:value="215" calcext:value-type="float">
            <text:p>215</text:p>
          </table:table-cell>
          <table:table-cell office:value-type="string" calcext:value-type="string">
            <text:p>Yacuy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28]=&quot;Province&quot;;1;IF([.F628]=&quot;Department&quot;;2;3))" office:value-type="float" office:value="3" calcext:value-type="float">
            <text:p>3</text:p>
          </table:table-cell>
          <table:table-cell office:value-type="string" calcext:value-type="string">
            <text:p>016.008.215</text:p>
          </table:table-cell>
          <table:table-cell table:formula="of:=CONCATENATE(REPT(&quot; &quot;;([.J628]-1)*3);[.E628])" office:value-type="string" office:string-value="      Yacuy" calcext:value-type="string">
            <text:p><text:s text:c="6"/>Yacuy</text:p>
          </table:table-cell>
          <table:table-cell table:number-columns-repeated="10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B628]" office:value-type="float" office:value="16" calcext:value-type="float">
            <text:p>16</text:p>
          </table:table-cell>
          <table:table-cell table:style-name="ce20" table:formula="of:=[.C628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chip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chipas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29]=&quot;Province&quot;;1;IF([.F6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09.000</text:p>
          </table:table-cell>
          <table:table-cell table:style-name="ce28" table:formula="of:=CONCATENATE(REPT(&quot; &quot;;([.J629]-1)*3);[.E629])" office:value-type="string" office:string-value="   Guachipas" calcext:value-type="string">
            <text:p><text:s text:c="3"/>Guachipas</text:p>
          </table:table-cell>
          <table:table-cell table:number-columns-repeated="10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B629]" office:value-type="float" office:value="16" calcext:value-type="float">
            <text:p>16</text:p>
          </table:table-cell>
          <table:table-cell table:formula="of:=[.C629]" office:value-type="float" office:value="9" calcext:value-type="float">
            <text:p>9</text:p>
          </table:table-cell>
          <table:table-cell table:style-name="ce22" office:value-type="float" office:value="216" calcext:value-type="float">
            <text:p>216</text:p>
          </table:table-cell>
          <table:table-cell office:value-type="string" calcext:value-type="string">
            <text:p>Guachip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uachipa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30]=&quot;Province&quot;;1;IF([.F630]=&quot;Department&quot;;2;3))" office:value-type="float" office:value="3" calcext:value-type="float">
            <text:p>3</text:p>
          </table:table-cell>
          <table:table-cell office:value-type="string" calcext:value-type="string">
            <text:p>016.009.216</text:p>
          </table:table-cell>
          <table:table-cell table:formula="of:=CONCATENATE(REPT(&quot; &quot;;([.J630]-1)*3);[.E630])" office:value-type="string" office:string-value="      Guachipas" calcext:value-type="string">
            <text:p><text:s text:c="6"/>Guachipas</text:p>
          </table:table-cell>
          <table:table-cell table:number-columns-repeated="10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B630]" office:value-type="float" office:value="16" calcext:value-type="float">
            <text:p>16</text:p>
          </table:table-cell>
          <table:table-cell table:style-name="ce20" table:formula="of:=[.C630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31]=&quot;Province&quot;;1;IF([.F6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0.000</text:p>
          </table:table-cell>
          <table:table-cell table:style-name="ce28" table:formula="of:=CONCATENATE(REPT(&quot; &quot;;([.J631]-1)*3);[.E631])" office:value-type="string" office:string-value="   Iruya" calcext:value-type="string">
            <text:p><text:s text:c="3"/>Iruya</text:p>
          </table:table-cell>
          <table:table-cell table:number-columns-repeated="10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B631]" office:value-type="float" office:value="16" calcext:value-type="float">
            <text:p>16</text:p>
          </table:table-cell>
          <table:table-cell table:formula="of:=[.C631]" office:value-type="float" office:value="10" calcext:value-type="float">
            <text:p>10</text:p>
          </table:table-cell>
          <table:table-cell table:style-name="ce22" office:value-type="float" office:value="217" calcext:value-type="float">
            <text:p>217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32]=&quot;Province&quot;;1;IF([.F632]=&quot;Department&quot;;2;3))" office:value-type="float" office:value="3" calcext:value-type="float">
            <text:p>3</text:p>
          </table:table-cell>
          <table:table-cell office:value-type="string" calcext:value-type="string">
            <text:p>016.010.217</text:p>
          </table:table-cell>
          <table:table-cell table:formula="of:=CONCATENATE(REPT(&quot; &quot;;([.J632]-1)*3);[.E632])" office:value-type="string" office:string-value="      Iruya" calcext:value-type="string">
            <text:p><text:s text:c="6"/>Iruya</text:p>
          </table:table-cell>
          <table:table-cell table:number-columns-repeated="10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B632]" office:value-type="float" office:value="16" calcext:value-type="float">
            <text:p>16</text:p>
          </table:table-cell>
          <table:table-cell table:formula="of:=[.C632]" office:value-type="float" office:value="10" calcext:value-type="float">
            <text:p>10</text:p>
          </table:table-cell>
          <table:table-cell table:style-name="ce22" office:value-type="float" office:value="218" calcext:value-type="float">
            <text:p>218</text:p>
          </table:table-cell>
          <table:table-cell office:value-type="string" calcext:value-type="string">
            <text:p>Isla de Cañ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33]=&quot;Province&quot;;1;IF([.F633]=&quot;Department&quot;;2;3))" office:value-type="float" office:value="3" calcext:value-type="float">
            <text:p>3</text:p>
          </table:table-cell>
          <table:table-cell office:value-type="string" calcext:value-type="string">
            <text:p>016.010.218</text:p>
          </table:table-cell>
          <table:table-cell table:formula="of:=CONCATENATE(REPT(&quot; &quot;;([.J633]-1)*3);[.E633])" office:value-type="string" office:string-value="      Isla de Cañas" calcext:value-type="string">
            <text:p><text:s text:c="6"/>Isla de Cañas</text:p>
          </table:table-cell>
          <table:table-cell table:number-columns-repeated="10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B633]" office:value-type="float" office:value="16" calcext:value-type="float">
            <text:p>16</text:p>
          </table:table-cell>
          <table:table-cell table:formula="of:=[.C633]" office:value-type="float" office:value="10" calcext:value-type="float">
            <text:p>10</text:p>
          </table:table-cell>
          <table:table-cell table:style-name="ce22" office:value-type="float" office:value="219" calcext:value-type="float">
            <text:p>219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34]=&quot;Province&quot;;1;IF([.F634]=&quot;Department&quot;;2;3))" office:value-type="float" office:value="3" calcext:value-type="float">
            <text:p>3</text:p>
          </table:table-cell>
          <table:table-cell office:value-type="string" calcext:value-type="string">
            <text:p>016.010.219</text:p>
          </table:table-cell>
          <table:table-cell table:formula="of:=CONCATENATE(REPT(&quot; &quot;;([.J634]-1)*3);[.E634])" office:value-type="string" office:string-value="      Pueblo Viejo" calcext:value-type="string">
            <text:p><text:s text:c="6"/>Pueblo Viejo</text:p>
          </table:table-cell>
          <table:table-cell table:number-columns-repeated="10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B634]" office:value-type="float" office:value="16" calcext:value-type="float">
            <text:p>16</text:p>
          </table:table-cell>
          <table:table-cell table:style-name="ce20" table:formula="of:=[.C634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Calde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Calder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35]=&quot;Province&quot;;1;IF([.F63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1.000</text:p>
          </table:table-cell>
          <table:table-cell table:style-name="ce28" table:formula="of:=CONCATENATE(REPT(&quot; &quot;;([.J635]-1)*3);[.E635])" office:value-type="string" office:string-value="   La Caldera" calcext:value-type="string">
            <text:p><text:s text:c="3"/>La Caldera</text:p>
          </table:table-cell>
          <table:table-cell table:number-columns-repeated="10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B635]" office:value-type="float" office:value="16" calcext:value-type="float">
            <text:p>16</text:p>
          </table:table-cell>
          <table:table-cell table:formula="of:=[.C635]" office:value-type="float" office:value="11" calcext:value-type="float">
            <text:p>11</text:p>
          </table:table-cell>
          <table:table-cell table:style-name="ce22" office:value-type="float" office:value="220" calcext:value-type="float">
            <text:p>220</text:p>
          </table:table-cell>
          <table:table-cell office:value-type="string" calcext:value-type="string">
            <text:p>La Calde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Cald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36]=&quot;Province&quot;;1;IF([.F636]=&quot;Department&quot;;2;3))" office:value-type="float" office:value="3" calcext:value-type="float">
            <text:p>3</text:p>
          </table:table-cell>
          <table:table-cell office:value-type="string" calcext:value-type="string">
            <text:p>016.011.220</text:p>
          </table:table-cell>
          <table:table-cell table:formula="of:=CONCATENATE(REPT(&quot; &quot;;([.J636]-1)*3);[.E636])" office:value-type="string" office:string-value="      La Caldera" calcext:value-type="string">
            <text:p><text:s text:c="6"/>La Caldera</text:p>
          </table:table-cell>
          <table:table-cell table:number-columns-repeated="10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B636]" office:value-type="float" office:value="16" calcext:value-type="float">
            <text:p>16</text:p>
          </table:table-cell>
          <table:table-cell table:formula="of:=[.C636]" office:value-type="float" office:value="11" calcext:value-type="float">
            <text:p>11</text:p>
          </table:table-cell>
          <table:table-cell table:style-name="ce22" office:value-type="float" office:value="221" calcext:value-type="float">
            <text:p>221</text:p>
          </table:table-cell>
          <table:table-cell office:value-type="string" calcext:value-type="string">
            <text:p>Vaquer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Cald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37]=&quot;Province&quot;;1;IF([.F637]=&quot;Department&quot;;2;3))" office:value-type="float" office:value="3" calcext:value-type="float">
            <text:p>3</text:p>
          </table:table-cell>
          <table:table-cell office:value-type="string" calcext:value-type="string">
            <text:p>016.011.221</text:p>
          </table:table-cell>
          <table:table-cell table:formula="of:=CONCATENATE(REPT(&quot; &quot;;([.J637]-1)*3);[.E637])" office:value-type="string" office:string-value="      Vaqueros" calcext:value-type="string">
            <text:p><text:s text:c="6"/>Vaqueros</text:p>
          </table:table-cell>
          <table:table-cell table:number-columns-repeated="10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B637]" office:value-type="float" office:value="16" calcext:value-type="float">
            <text:p>16</text:p>
          </table:table-cell>
          <table:table-cell table:style-name="ce20" table:formula="of:=[.C637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38]=&quot;Province&quot;;1;IF([.F63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2.000</text:p>
          </table:table-cell>
          <table:table-cell table:style-name="ce28" table:formula="of:=CONCATENATE(REPT(&quot; &quot;;([.J638]-1)*3);[.E638])" office:value-type="string" office:string-value="   La Candelaria" calcext:value-type="string">
            <text:p><text:s text:c="3"/>La Candelaria</text:p>
          </table:table-cell>
          <table:table-cell table:number-columns-repeated="10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B638]" office:value-type="float" office:value="16" calcext:value-type="float">
            <text:p>16</text:p>
          </table:table-cell>
          <table:table-cell table:formula="of:=[.C638]" office:value-type="float" office:value="12" calcext:value-type="float">
            <text:p>12</text:p>
          </table:table-cell>
          <table:table-cell table:style-name="ce22" office:value-type="float" office:value="222" calcext:value-type="float">
            <text:p>222</text:p>
          </table:table-cell>
          <table:table-cell office:value-type="string" calcext:value-type="string">
            <text:p>El Jard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39]=&quot;Province&quot;;1;IF([.F639]=&quot;Department&quot;;2;3))" office:value-type="float" office:value="3" calcext:value-type="float">
            <text:p>3</text:p>
          </table:table-cell>
          <table:table-cell office:value-type="string" calcext:value-type="string">
            <text:p>016.012.222</text:p>
          </table:table-cell>
          <table:table-cell table:formula="of:=CONCATENATE(REPT(&quot; &quot;;([.J639]-1)*3);[.E639])" office:value-type="string" office:string-value="      El Jardín" calcext:value-type="string">
            <text:p><text:s text:c="6"/>El Jardín</text:p>
          </table:table-cell>
          <table:table-cell table:number-columns-repeated="10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B639]" office:value-type="float" office:value="16" calcext:value-type="float">
            <text:p>16</text:p>
          </table:table-cell>
          <table:table-cell table:formula="of:=[.C639]" office:value-type="float" office:value="12" calcext:value-type="float">
            <text:p>12</text:p>
          </table:table-cell>
          <table:table-cell table:style-name="ce22" office:value-type="float" office:value="223" calcext:value-type="float">
            <text:p>223</text:p>
          </table:table-cell>
          <table:table-cell office:value-type="string" calcext:value-type="string">
            <text:p>El Ta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40]=&quot;Province&quot;;1;IF([.F640]=&quot;Department&quot;;2;3))" office:value-type="float" office:value="3" calcext:value-type="float">
            <text:p>3</text:p>
          </table:table-cell>
          <table:table-cell office:value-type="string" calcext:value-type="string">
            <text:p>016.012.223</text:p>
          </table:table-cell>
          <table:table-cell table:formula="of:=CONCATENATE(REPT(&quot; &quot;;([.J640]-1)*3);[.E640])" office:value-type="string" office:string-value="      El Tala" calcext:value-type="string">
            <text:p><text:s text:c="6"/>El Tala</text:p>
          </table:table-cell>
          <table:table-cell table:number-columns-repeated="10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640]" office:value-type="float" office:value="16" calcext:value-type="float">
            <text:p>16</text:p>
          </table:table-cell>
          <table:table-cell table:formula="of:=[.C640]" office:value-type="float" office:value="12" calcext:value-type="float">
            <text:p>12</text:p>
          </table:table-cell>
          <table:table-cell table:style-name="ce22" office:value-type="float" office:value="224" calcext:value-type="float">
            <text:p>224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41]=&quot;Province&quot;;1;IF([.F641]=&quot;Department&quot;;2;3))" office:value-type="float" office:value="3" calcext:value-type="float">
            <text:p>3</text:p>
          </table:table-cell>
          <table:table-cell office:value-type="string" calcext:value-type="string">
            <text:p>016.012.224</text:p>
          </table:table-cell>
          <table:table-cell table:formula="of:=CONCATENATE(REPT(&quot; &quot;;([.J641]-1)*3);[.E641])" office:value-type="string" office:string-value="      La Candelaria" calcext:value-type="string">
            <text:p><text:s text:c="6"/>La Candelaria</text:p>
          </table:table-cell>
          <table:table-cell table:number-columns-repeated="10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B641]" office:value-type="float" office:value="16" calcext:value-type="float">
            <text:p>16</text:p>
          </table:table-cell>
          <table:table-cell table:style-name="ce20" table:formula="of:=[.C641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Pom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Pom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42]=&quot;Province&quot;;1;IF([.F64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3.000</text:p>
          </table:table-cell>
          <table:table-cell table:style-name="ce28" table:formula="of:=CONCATENATE(REPT(&quot; &quot;;([.J642]-1)*3);[.E642])" office:value-type="string" office:string-value="   La Poma" calcext:value-type="string">
            <text:p><text:s text:c="3"/>La Poma</text:p>
          </table:table-cell>
          <table:table-cell table:number-columns-repeated="10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B642]" office:value-type="float" office:value="16" calcext:value-type="float">
            <text:p>16</text:p>
          </table:table-cell>
          <table:table-cell table:formula="of:=[.C642]" office:value-type="float" office:value="13" calcext:value-type="float">
            <text:p>13</text:p>
          </table:table-cell>
          <table:table-cell table:style-name="ce22" office:value-type="float" office:value="225" calcext:value-type="float">
            <text:p>225</text:p>
          </table:table-cell>
          <table:table-cell office:value-type="string" calcext:value-type="string">
            <text:p>Cob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om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43]=&quot;Province&quot;;1;IF([.F643]=&quot;Department&quot;;2;3))" office:value-type="float" office:value="3" calcext:value-type="float">
            <text:p>3</text:p>
          </table:table-cell>
          <table:table-cell office:value-type="string" calcext:value-type="string">
            <text:p>016.013.225</text:p>
          </table:table-cell>
          <table:table-cell table:formula="of:=CONCATENATE(REPT(&quot; &quot;;([.J643]-1)*3);[.E643])" office:value-type="string" office:string-value="      Cobres" calcext:value-type="string">
            <text:p><text:s text:c="6"/>Cobres</text:p>
          </table:table-cell>
          <table:table-cell table:number-columns-repeated="10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B643]" office:value-type="float" office:value="16" calcext:value-type="float">
            <text:p>16</text:p>
          </table:table-cell>
          <table:table-cell table:formula="of:=[.C643]" office:value-type="float" office:value="13" calcext:value-type="float">
            <text:p>13</text:p>
          </table:table-cell>
          <table:table-cell table:style-name="ce22" office:value-type="float" office:value="226" calcext:value-type="float">
            <text:p>226</text:p>
          </table:table-cell>
          <table:table-cell office:value-type="string" calcext:value-type="string">
            <text:p>La Pom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Pom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44]=&quot;Province&quot;;1;IF([.F644]=&quot;Department&quot;;2;3))" office:value-type="float" office:value="3" calcext:value-type="float">
            <text:p>3</text:p>
          </table:table-cell>
          <table:table-cell office:value-type="string" calcext:value-type="string">
            <text:p>016.013.226</text:p>
          </table:table-cell>
          <table:table-cell table:formula="of:=CONCATENATE(REPT(&quot; &quot;;([.J644]-1)*3);[.E644])" office:value-type="string" office:string-value="      La Poma" calcext:value-type="string">
            <text:p><text:s text:c="6"/>La Poma</text:p>
          </table:table-cell>
          <table:table-cell table:number-columns-repeated="10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644]" office:value-type="float" office:value="16" calcext:value-type="float">
            <text:p>16</text:p>
          </table:table-cell>
          <table:table-cell table:style-name="ce20" table:formula="of:=[.C644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45]=&quot;Province&quot;;1;IF([.F64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4.000</text:p>
          </table:table-cell>
          <table:table-cell table:style-name="ce28" table:formula="of:=CONCATENATE(REPT(&quot; &quot;;([.J645]-1)*3);[.E645])" office:value-type="string" office:string-value="   La Viña" calcext:value-type="string">
            <text:p><text:s text:c="3"/>La Viña</text:p>
          </table:table-cell>
          <table:table-cell table:number-columns-repeated="10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B645]" office:value-type="float" office:value="16" calcext:value-type="float">
            <text:p>16</text:p>
          </table:table-cell>
          <table:table-cell table:formula="of:=[.C645]" office:value-type="float" office:value="14" calcext:value-type="float">
            <text:p>14</text:p>
          </table:table-cell>
          <table:table-cell table:style-name="ce22" office:value-type="float" office:value="227" calcext:value-type="float">
            <text:p>227</text:p>
          </table:table-cell>
          <table:table-cell office:value-type="string" calcext:value-type="string">
            <text:p>Ampascach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46]=&quot;Province&quot;;1;IF([.F646]=&quot;Department&quot;;2;3))" office:value-type="float" office:value="3" calcext:value-type="float">
            <text:p>3</text:p>
          </table:table-cell>
          <table:table-cell office:value-type="string" calcext:value-type="string">
            <text:p>016.014.227</text:p>
          </table:table-cell>
          <table:table-cell table:formula="of:=CONCATENATE(REPT(&quot; &quot;;([.J646]-1)*3);[.E646])" office:value-type="string" office:string-value="      Ampascachi" calcext:value-type="string">
            <text:p><text:s text:c="6"/>Ampascachi</text:p>
          </table:table-cell>
          <table:table-cell table:number-columns-repeated="10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B646]" office:value-type="float" office:value="16" calcext:value-type="float">
            <text:p>16</text:p>
          </table:table-cell>
          <table:table-cell table:formula="of:=[.C646]" office:value-type="float" office:value="14" calcext:value-type="float">
            <text:p>14</text:p>
          </table:table-cell>
          <table:table-cell table:style-name="ce22" office:value-type="float" office:value="228" calcext:value-type="float">
            <text:p>228</text:p>
          </table:table-cell>
          <table:table-cell office:value-type="string" calcext:value-type="string">
            <text:p>Cabra Corr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47]=&quot;Province&quot;;1;IF([.F647]=&quot;Department&quot;;2;3))" office:value-type="float" office:value="3" calcext:value-type="float">
            <text:p>3</text:p>
          </table:table-cell>
          <table:table-cell office:value-type="string" calcext:value-type="string">
            <text:p>016.014.228</text:p>
          </table:table-cell>
          <table:table-cell table:formula="of:=CONCATENATE(REPT(&quot; &quot;;([.J647]-1)*3);[.E647])" office:value-type="string" office:string-value="      Cabra Corral" calcext:value-type="string">
            <text:p><text:s text:c="6"/>Cabra Corral</text:p>
          </table:table-cell>
          <table:table-cell table:number-columns-repeated="10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B647]" office:value-type="float" office:value="16" calcext:value-type="float">
            <text:p>16</text:p>
          </table:table-cell>
          <table:table-cell table:formula="of:=[.C647]" office:value-type="float" office:value="14" calcext:value-type="float">
            <text:p>14</text:p>
          </table:table-cell>
          <table:table-cell table:style-name="ce22" office:value-type="float" office:value="229" calcext:value-type="float">
            <text:p>229</text:p>
          </table:table-cell>
          <table:table-cell office:value-type="string" calcext:value-type="string">
            <text:p>Coronel Mold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48]=&quot;Province&quot;;1;IF([.F648]=&quot;Department&quot;;2;3))" office:value-type="float" office:value="3" calcext:value-type="float">
            <text:p>3</text:p>
          </table:table-cell>
          <table:table-cell office:value-type="string" calcext:value-type="string">
            <text:p>016.014.229</text:p>
          </table:table-cell>
          <table:table-cell table:formula="of:=CONCATENATE(REPT(&quot; &quot;;([.J648]-1)*3);[.E648])" office:value-type="string" office:string-value="      Coronel Moldes" calcext:value-type="string">
            <text:p><text:s text:c="6"/>Coronel Moldes</text:p>
          </table:table-cell>
          <table:table-cell table:number-columns-repeated="10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B648]" office:value-type="float" office:value="16" calcext:value-type="float">
            <text:p>16</text:p>
          </table:table-cell>
          <table:table-cell table:formula="of:=[.C648]" office:value-type="float" office:value="14" calcext:value-type="float">
            <text:p>14</text:p>
          </table:table-cell>
          <table:table-cell table:style-name="ce22" office:value-type="float" office:value="230" calcext:value-type="float">
            <text:p>230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49]=&quot;Province&quot;;1;IF([.F649]=&quot;Department&quot;;2;3))" office:value-type="float" office:value="3" calcext:value-type="float">
            <text:p>3</text:p>
          </table:table-cell>
          <table:table-cell office:value-type="string" calcext:value-type="string">
            <text:p>016.014.230</text:p>
          </table:table-cell>
          <table:table-cell table:formula="of:=CONCATENATE(REPT(&quot; &quot;;([.J649]-1)*3);[.E649])" office:value-type="string" office:string-value="      La Viña" calcext:value-type="string">
            <text:p><text:s text:c="6"/>La Viña</text:p>
          </table:table-cell>
          <table:table-cell table:number-columns-repeated="10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B649]" office:value-type="float" office:value="16" calcext:value-type="float">
            <text:p>16</text:p>
          </table:table-cell>
          <table:table-cell table:formula="of:=[.C649]" office:value-type="float" office:value="14" calcext:value-type="float">
            <text:p>14</text:p>
          </table:table-cell>
          <table:table-cell table:style-name="ce22" office:value-type="float" office:value="231" calcext:value-type="float">
            <text:p>231</text:p>
          </table:table-cell>
          <table:table-cell office:value-type="string" calcext:value-type="string">
            <text:p>Talapamp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50]=&quot;Province&quot;;1;IF([.F650]=&quot;Department&quot;;2;3))" office:value-type="float" office:value="3" calcext:value-type="float">
            <text:p>3</text:p>
          </table:table-cell>
          <table:table-cell office:value-type="string" calcext:value-type="string">
            <text:p>016.014.231</text:p>
          </table:table-cell>
          <table:table-cell table:formula="of:=CONCATENATE(REPT(&quot; &quot;;([.J650]-1)*3);[.E650])" office:value-type="string" office:string-value="      Talapampa" calcext:value-type="string">
            <text:p><text:s text:c="6"/>Talapampa</text:p>
          </table:table-cell>
          <table:table-cell table:number-columns-repeated="10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B650]" office:value-type="float" office:value="16" calcext:value-type="float">
            <text:p>16</text:p>
          </table:table-cell>
          <table:table-cell table:style-name="ce20" table:formula="of:=[.C650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51]=&quot;Province&quot;;1;IF([.F65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5.000</text:p>
          </table:table-cell>
          <table:table-cell table:style-name="ce28" table:formula="of:=CONCATENATE(REPT(&quot; &quot;;([.J651]-1)*3);[.E651])" office:value-type="string" office:string-value="   Los Andes" calcext:value-type="string">
            <text:p><text:s text:c="3"/>Los Andes</text:p>
          </table:table-cell>
          <table:table-cell table:number-columns-repeated="10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651]" office:value-type="float" office:value="16" calcext:value-type="float">
            <text:p>16</text:p>
          </table:table-cell>
          <table:table-cell table:formula="of:=[.C651]" office:value-type="float" office:value="15" calcext:value-type="float">
            <text:p>15</text:p>
          </table:table-cell>
          <table:table-cell table:style-name="ce22" office:value-type="float" office:value="232" calcext:value-type="float">
            <text:p>232</text:p>
          </table:table-cell>
          <table:table-cell office:value-type="string" calcext:value-type="string">
            <text:p>Olacapa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52]=&quot;Province&quot;;1;IF([.F652]=&quot;Department&quot;;2;3))" office:value-type="float" office:value="3" calcext:value-type="float">
            <text:p>3</text:p>
          </table:table-cell>
          <table:table-cell office:value-type="string" calcext:value-type="string">
            <text:p>016.015.232</text:p>
          </table:table-cell>
          <table:table-cell table:formula="of:=CONCATENATE(REPT(&quot; &quot;;([.J652]-1)*3);[.E652])" office:value-type="string" office:string-value="      Olacapato" calcext:value-type="string">
            <text:p><text:s text:c="6"/>Olacapato</text:p>
          </table:table-cell>
          <table:table-cell table:number-columns-repeated="10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B652]" office:value-type="float" office:value="16" calcext:value-type="float">
            <text:p>16</text:p>
          </table:table-cell>
          <table:table-cell table:formula="of:=[.C652]" office:value-type="float" office:value="15" calcext:value-type="float">
            <text:p>15</text:p>
          </table:table-cell>
          <table:table-cell table:style-name="ce22" office:value-type="float" office:value="233" calcext:value-type="float">
            <text:p>233</text:p>
          </table:table-cell>
          <table:table-cell office:value-type="string" calcext:value-type="string">
            <text:p>San Antonio de los Cob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53]=&quot;Province&quot;;1;IF([.F653]=&quot;Department&quot;;2;3))" office:value-type="float" office:value="3" calcext:value-type="float">
            <text:p>3</text:p>
          </table:table-cell>
          <table:table-cell office:value-type="string" calcext:value-type="string">
            <text:p>016.015.233</text:p>
          </table:table-cell>
          <table:table-cell table:formula="of:=CONCATENATE(REPT(&quot; &quot;;([.J653]-1)*3);[.E653])" office:value-type="string" office:string-value="      San Antonio de los Cobres" calcext:value-type="string">
            <text:p><text:s text:c="6"/>San Antonio de los Cobres</text:p>
          </table:table-cell>
          <table:table-cell table:number-columns-repeated="10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B653]" office:value-type="float" office:value="16" calcext:value-type="float">
            <text:p>16</text:p>
          </table:table-cell>
          <table:table-cell table:formula="of:=[.C653]" office:value-type="float" office:value="15" calcext:value-type="float">
            <text:p>15</text:p>
          </table:table-cell>
          <table:table-cell table:style-name="ce22" office:value-type="float" office:value="234" calcext:value-type="float">
            <text:p>234</text:p>
          </table:table-cell>
          <table:table-cell office:value-type="string" calcext:value-type="string">
            <text:p>Santa Rosa de los Pastos Grand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54]=&quot;Province&quot;;1;IF([.F654]=&quot;Department&quot;;2;3))" office:value-type="float" office:value="3" calcext:value-type="float">
            <text:p>3</text:p>
          </table:table-cell>
          <table:table-cell office:value-type="string" calcext:value-type="string">
            <text:p>016.015.234</text:p>
          </table:table-cell>
          <table:table-cell table:formula="of:=CONCATENATE(REPT(&quot; &quot;;([.J654]-1)*3);[.E654])" office:value-type="string" office:string-value="      Santa Rosa de los Pastos Grandes" calcext:value-type="string">
            <text:p><text:s text:c="6"/>Santa Rosa de los Pastos Grandes</text:p>
          </table:table-cell>
          <table:table-cell table:number-columns-repeated="10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B654]" office:value-type="float" office:value="16" calcext:value-type="float">
            <text:p>16</text:p>
          </table:table-cell>
          <table:table-cell table:formula="of:=[.C654]" office:value-type="float" office:value="15" calcext:value-type="float">
            <text:p>15</text:p>
          </table:table-cell>
          <table:table-cell table:style-name="ce22" office:value-type="float" office:value="235" calcext:value-type="float">
            <text:p>235</text:p>
          </table:table-cell>
          <table:table-cell office:value-type="string" calcext:value-type="string">
            <text:p>Tolar Grand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55]=&quot;Province&quot;;1;IF([.F655]=&quot;Department&quot;;2;3))" office:value-type="float" office:value="3" calcext:value-type="float">
            <text:p>3</text:p>
          </table:table-cell>
          <table:table-cell office:value-type="string" calcext:value-type="string">
            <text:p>016.015.235</text:p>
          </table:table-cell>
          <table:table-cell table:formula="of:=CONCATENATE(REPT(&quot; &quot;;([.J655]-1)*3);[.E655])" office:value-type="string" office:string-value="      Tolar Grande" calcext:value-type="string">
            <text:p><text:s text:c="6"/>Tolar Grande</text:p>
          </table:table-cell>
          <table:table-cell table:number-columns-repeated="10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B655]" office:value-type="float" office:value="16" calcext:value-type="float">
            <text:p>16</text:p>
          </table:table-cell>
          <table:table-cell table:style-name="ce20" table:formula="of:=[.C655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56]=&quot;Province&quot;;1;IF([.F65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6.000</text:p>
          </table:table-cell>
          <table:table-cell table:style-name="ce28" table:formula="of:=CONCATENATE(REPT(&quot; &quot;;([.J656]-1)*3);[.E656])" office:value-type="string" office:string-value="   Metán" calcext:value-type="string">
            <text:p><text:s text:c="3"/>Metán</text:p>
          </table:table-cell>
          <table:table-cell table:number-columns-repeated="10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B656]" office:value-type="float" office:value="16" calcext:value-type="float">
            <text:p>16</text:p>
          </table:table-cell>
          <table:table-cell table:formula="of:=[.C656]" office:value-type="float" office:value="16" calcext:value-type="float">
            <text:p>16</text:p>
          </table:table-cell>
          <table:table-cell table:style-name="ce22" office:value-type="float" office:value="236" calcext:value-type="float">
            <text:p>236</text:p>
          </table:table-cell>
          <table:table-cell office:value-type="string" calcext:value-type="string">
            <text:p>El Galp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57]=&quot;Province&quot;;1;IF([.F657]=&quot;Department&quot;;2;3))" office:value-type="float" office:value="3" calcext:value-type="float">
            <text:p>3</text:p>
          </table:table-cell>
          <table:table-cell office:value-type="string" calcext:value-type="string">
            <text:p>016.016.236</text:p>
          </table:table-cell>
          <table:table-cell table:formula="of:=CONCATENATE(REPT(&quot; &quot;;([.J657]-1)*3);[.E657])" office:value-type="string" office:string-value="      El Galpón" calcext:value-type="string">
            <text:p><text:s text:c="6"/>El Galpón</text:p>
          </table:table-cell>
          <table:table-cell table:number-columns-repeated="10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B657]" office:value-type="float" office:value="16" calcext:value-type="float">
            <text:p>16</text:p>
          </table:table-cell>
          <table:table-cell table:formula="of:=[.C657]" office:value-type="float" office:value="16" calcext:value-type="float">
            <text:p>16</text:p>
          </table:table-cell>
          <table:table-cell table:style-name="ce22" office:value-type="float" office:value="237" calcext:value-type="float">
            <text:p>237</text:p>
          </table:table-cell>
          <table:table-cell office:value-type="string" calcext:value-type="string">
            <text:p>El Tun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58]=&quot;Province&quot;;1;IF([.F658]=&quot;Department&quot;;2;3))" office:value-type="float" office:value="3" calcext:value-type="float">
            <text:p>3</text:p>
          </table:table-cell>
          <table:table-cell office:value-type="string" calcext:value-type="string">
            <text:p>016.016.237</text:p>
          </table:table-cell>
          <table:table-cell table:formula="of:=CONCATENATE(REPT(&quot; &quot;;([.J658]-1)*3);[.E658])" office:value-type="string" office:string-value="      El Tunal" calcext:value-type="string">
            <text:p><text:s text:c="6"/>El Tunal</text:p>
          </table:table-cell>
          <table:table-cell table:number-columns-repeated="10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B658]" office:value-type="float" office:value="16" calcext:value-type="float">
            <text:p>16</text:p>
          </table:table-cell>
          <table:table-cell table:formula="of:=[.C658]" office:value-type="float" office:value="16" calcext:value-type="float">
            <text:p>16</text:p>
          </table:table-cell>
          <table:table-cell table:style-name="ce22" office:value-type="float" office:value="238" calcext:value-type="float">
            <text:p>238</text:p>
          </table:table-cell>
          <table:table-cell office:value-type="string" calcext:value-type="string">
            <text:p>Lumbrer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59]=&quot;Province&quot;;1;IF([.F659]=&quot;Department&quot;;2;3))" office:value-type="float" office:value="3" calcext:value-type="float">
            <text:p>3</text:p>
          </table:table-cell>
          <table:table-cell office:value-type="string" calcext:value-type="string">
            <text:p>016.016.238</text:p>
          </table:table-cell>
          <table:table-cell table:formula="of:=CONCATENATE(REPT(&quot; &quot;;([.J659]-1)*3);[.E659])" office:value-type="string" office:string-value="      Lumbreras" calcext:value-type="string">
            <text:p><text:s text:c="6"/>Lumbreras</text:p>
          </table:table-cell>
          <table:table-cell table:number-columns-repeated="10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B659]" office:value-type="float" office:value="16" calcext:value-type="float">
            <text:p>16</text:p>
          </table:table-cell>
          <table:table-cell table:formula="of:=[.C659]" office:value-type="float" office:value="16" calcext:value-type="float">
            <text:p>16</text:p>
          </table:table-cell>
          <table:table-cell table:style-name="ce22" office:value-type="float" office:value="239" calcext:value-type="float">
            <text:p>239</text:p>
          </table:table-cell>
          <table:table-cell office:value-type="string" calcext:value-type="string">
            <text:p>Metán Vie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60]=&quot;Province&quot;;1;IF([.F660]=&quot;Department&quot;;2;3))" office:value-type="float" office:value="3" calcext:value-type="float">
            <text:p>3</text:p>
          </table:table-cell>
          <table:table-cell office:value-type="string" calcext:value-type="string">
            <text:p>016.016.239</text:p>
          </table:table-cell>
          <table:table-cell table:formula="of:=CONCATENATE(REPT(&quot; &quot;;([.J660]-1)*3);[.E660])" office:value-type="string" office:string-value="      Metán Viejo" calcext:value-type="string">
            <text:p><text:s text:c="6"/>Metán Viejo</text:p>
          </table:table-cell>
          <table:table-cell table:number-columns-repeated="10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B660]" office:value-type="float" office:value="16" calcext:value-type="float">
            <text:p>16</text:p>
          </table:table-cell>
          <table:table-cell table:formula="of:=[.C660]" office:value-type="float" office:value="16" calcext:value-type="float">
            <text:p>16</text:p>
          </table:table-cell>
          <table:table-cell table:style-name="ce22" office:value-type="float" office:value="240" calcext:value-type="float">
            <text:p>240</text:p>
          </table:table-cell>
          <table:table-cell office:value-type="string" calcext:value-type="string">
            <text:p>Río Piedr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61]=&quot;Province&quot;;1;IF([.F661]=&quot;Department&quot;;2;3))" office:value-type="float" office:value="3" calcext:value-type="float">
            <text:p>3</text:p>
          </table:table-cell>
          <table:table-cell office:value-type="string" calcext:value-type="string">
            <text:p>016.016.240</text:p>
          </table:table-cell>
          <table:table-cell table:formula="of:=CONCATENATE(REPT(&quot; &quot;;([.J661]-1)*3);[.E661])" office:value-type="string" office:string-value="      Río Piedras" calcext:value-type="string">
            <text:p><text:s text:c="6"/>Río Piedras</text:p>
          </table:table-cell>
          <table:table-cell table:number-columns-repeated="10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B661]" office:value-type="float" office:value="16" calcext:value-type="float">
            <text:p>16</text:p>
          </table:table-cell>
          <table:table-cell table:formula="of:=[.C661]" office:value-type="float" office:value="16" calcext:value-type="float">
            <text:p>16</text:p>
          </table:table-cell>
          <table:table-cell table:style-name="ce22" office:value-type="float" office:value="241" calcext:value-type="float">
            <text:p>241</text:p>
          </table:table-cell>
          <table:table-cell office:value-type="string" calcext:value-type="string">
            <text:p>San José de Met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62]=&quot;Province&quot;;1;IF([.F662]=&quot;Department&quot;;2;3))" office:value-type="float" office:value="3" calcext:value-type="float">
            <text:p>3</text:p>
          </table:table-cell>
          <table:table-cell office:value-type="string" calcext:value-type="string">
            <text:p>016.016.241</text:p>
          </table:table-cell>
          <table:table-cell table:formula="of:=CONCATENATE(REPT(&quot; &quot;;([.J662]-1)*3);[.E662])" office:value-type="string" office:string-value="      San José de Metán" calcext:value-type="string">
            <text:p><text:s text:c="6"/>San José de Metán</text:p>
          </table:table-cell>
          <table:table-cell table:number-columns-repeated="10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B662]" office:value-type="float" office:value="16" calcext:value-type="float">
            <text:p>16</text:p>
          </table:table-cell>
          <table:table-cell table:formula="of:=[.C662]" office:value-type="float" office:value="16" calcext:value-type="float">
            <text:p>16</text:p>
          </table:table-cell>
          <table:table-cell table:style-name="ce22" office:value-type="float" office:value="242" calcext:value-type="float">
            <text:p>242</text:p>
          </table:table-cell>
          <table:table-cell office:value-type="string" calcext:value-type="string">
            <text:p>San José de Orquera 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63]=&quot;Province&quot;;1;IF([.F663]=&quot;Department&quot;;2;3))" office:value-type="float" office:value="3" calcext:value-type="float">
            <text:p>3</text:p>
          </table:table-cell>
          <table:table-cell office:value-type="string" calcext:value-type="string">
            <text:p>016.016.242</text:p>
          </table:table-cell>
          <table:table-cell table:formula="of:=CONCATENATE(REPT(&quot; &quot;;([.J663]-1)*3);[.E663])" office:value-type="string" office:string-value="      San José de Orquera " calcext:value-type="string">
            <text:p><text:s text:c="6"/>San José de Orquera </text:p>
          </table:table-cell>
          <table:table-cell table:number-columns-repeated="10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B663]" office:value-type="float" office:value="16" calcext:value-type="float">
            <text:p>16</text:p>
          </table:table-cell>
          <table:table-cell table:style-name="ce20" table:formula="of:=[.C663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64]=&quot;Province&quot;;1;IF([.F66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7.000</text:p>
          </table:table-cell>
          <table:table-cell table:style-name="ce28" table:formula="of:=CONCATENATE(REPT(&quot; &quot;;([.J664]-1)*3);[.E664])" office:value-type="string" office:string-value="   Molinos" calcext:value-type="string">
            <text:p><text:s text:c="3"/>Molinos</text:p>
          </table:table-cell>
          <table:table-cell table:number-columns-repeated="10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B664]" office:value-type="float" office:value="16" calcext:value-type="float">
            <text:p>16</text:p>
          </table:table-cell>
          <table:table-cell table:formula="of:=[.C664]" office:value-type="float" office:value="17" calcext:value-type="float">
            <text:p>17</text:p>
          </table:table-cell>
          <table:table-cell table:style-name="ce22" office:value-type="float" office:value="243" calcext:value-type="float">
            <text:p>243</text:p>
          </table:table-cell>
          <table:table-cell office:value-type="string" calcext:value-type="string">
            <text:p>La Puer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65]=&quot;Province&quot;;1;IF([.F665]=&quot;Department&quot;;2;3))" office:value-type="float" office:value="3" calcext:value-type="float">
            <text:p>3</text:p>
          </table:table-cell>
          <table:table-cell office:value-type="string" calcext:value-type="string">
            <text:p>016.017.243</text:p>
          </table:table-cell>
          <table:table-cell table:formula="of:=CONCATENATE(REPT(&quot; &quot;;([.J665]-1)*3);[.E665])" office:value-type="string" office:string-value="      La Puerta" calcext:value-type="string">
            <text:p><text:s text:c="6"/>La Puerta</text:p>
          </table:table-cell>
          <table:table-cell table:number-columns-repeated="10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B665]" office:value-type="float" office:value="16" calcext:value-type="float">
            <text:p>16</text:p>
          </table:table-cell>
          <table:table-cell table:formula="of:=[.C665]" office:value-type="float" office:value="17" calcext:value-type="float">
            <text:p>17</text:p>
          </table:table-cell>
          <table:table-cell table:style-name="ce22" office:value-type="float" office:value="244" calcext:value-type="float">
            <text:p>244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66]=&quot;Province&quot;;1;IF([.F666]=&quot;Department&quot;;2;3))" office:value-type="float" office:value="3" calcext:value-type="float">
            <text:p>3</text:p>
          </table:table-cell>
          <table:table-cell office:value-type="string" calcext:value-type="string">
            <text:p>016.017.244</text:p>
          </table:table-cell>
          <table:table-cell table:formula="of:=CONCATENATE(REPT(&quot; &quot;;([.J666]-1)*3);[.E666])" office:value-type="string" office:string-value="      Molinos" calcext:value-type="string">
            <text:p><text:s text:c="6"/>Molinos</text:p>
          </table:table-cell>
          <table:table-cell table:number-columns-repeated="10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B666]" office:value-type="float" office:value="16" calcext:value-type="float">
            <text:p>16</text:p>
          </table:table-cell>
          <table:table-cell table:formula="of:=[.C666]" office:value-type="float" office:value="17" calcext:value-type="float">
            <text:p>17</text:p>
          </table:table-cell>
          <table:table-cell table:style-name="ce22" office:value-type="float" office:value="245" calcext:value-type="float">
            <text:p>245</text:p>
          </table:table-cell>
          <table:table-cell office:value-type="string" calcext:value-type="string">
            <text:p>Seclantá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67]=&quot;Province&quot;;1;IF([.F667]=&quot;Department&quot;;2;3))" office:value-type="float" office:value="3" calcext:value-type="float">
            <text:p>3</text:p>
          </table:table-cell>
          <table:table-cell office:value-type="string" calcext:value-type="string">
            <text:p>016.017.245</text:p>
          </table:table-cell>
          <table:table-cell table:formula="of:=CONCATENATE(REPT(&quot; &quot;;([.J667]-1)*3);[.E667])" office:value-type="string" office:string-value="      Seclantás" calcext:value-type="string">
            <text:p><text:s text:c="6"/>Seclantás</text:p>
          </table:table-cell>
          <table:table-cell table:number-columns-repeated="10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667]" office:value-type="float" office:value="16" calcext:value-type="float">
            <text:p>16</text:p>
          </table:table-cell>
          <table:table-cell table:style-name="ce20" table:formula="of:=[.C667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68]=&quot;Province&quot;;1;IF([.F66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8.000</text:p>
          </table:table-cell>
          <table:table-cell table:style-name="ce28" table:formula="of:=CONCATENATE(REPT(&quot; &quot;;([.J668]-1)*3);[.E668])" office:value-type="string" office:string-value="   Orán" calcext:value-type="string">
            <text:p><text:s text:c="3"/>Orán</text:p>
          </table:table-cell>
          <table:table-cell table:number-columns-repeated="10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B668]" office:value-type="float" office:value="16" calcext:value-type="float">
            <text:p>16</text:p>
          </table:table-cell>
          <table:table-cell table:formula="of:=[.C668]" office:value-type="float" office:value="18" calcext:value-type="float">
            <text:p>18</text:p>
          </table:table-cell>
          <table:table-cell table:style-name="ce22" office:value-type="float" office:value="246" calcext:value-type="float">
            <text:p>246</text:p>
          </table:table-cell>
          <table:table-cell office:value-type="string" calcext:value-type="string">
            <text:p>Aguas Blanc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69]=&quot;Province&quot;;1;IF([.F669]=&quot;Department&quot;;2;3))" office:value-type="float" office:value="3" calcext:value-type="float">
            <text:p>3</text:p>
          </table:table-cell>
          <table:table-cell office:value-type="string" calcext:value-type="string">
            <text:p>016.018.246</text:p>
          </table:table-cell>
          <table:table-cell table:formula="of:=CONCATENATE(REPT(&quot; &quot;;([.J669]-1)*3);[.E669])" office:value-type="string" office:string-value="      Aguas Blancas" calcext:value-type="string">
            <text:p><text:s text:c="6"/>Aguas Blancas</text:p>
          </table:table-cell>
          <table:table-cell table:number-columns-repeated="10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B669]" office:value-type="float" office:value="16" calcext:value-type="float">
            <text:p>16</text:p>
          </table:table-cell>
          <table:table-cell table:formula="of:=[.C669]" office:value-type="float" office:value="18" calcext:value-type="float">
            <text:p>18</text:p>
          </table:table-cell>
          <table:table-cell table:style-name="ce22" office:value-type="float" office:value="247" calcext:value-type="float">
            <text:p>247</text:p>
          </table:table-cell>
          <table:table-cell office:value-type="string" calcext:value-type="string">
            <text:p>Colonia Santa Ros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70]=&quot;Province&quot;;1;IF([.F670]=&quot;Department&quot;;2;3))" office:value-type="float" office:value="3" calcext:value-type="float">
            <text:p>3</text:p>
          </table:table-cell>
          <table:table-cell office:value-type="string" calcext:value-type="string">
            <text:p>016.018.247</text:p>
          </table:table-cell>
          <table:table-cell table:formula="of:=CONCATENATE(REPT(&quot; &quot;;([.J670]-1)*3);[.E670])" office:value-type="string" office:string-value="      Colonia Santa Rosa" calcext:value-type="string">
            <text:p><text:s text:c="6"/>Colonia Santa Rosa</text:p>
          </table:table-cell>
          <table:table-cell table:number-columns-repeated="10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B670]" office:value-type="float" office:value="16" calcext:value-type="float">
            <text:p>16</text:p>
          </table:table-cell>
          <table:table-cell table:formula="of:=[.C670]" office:value-type="float" office:value="18" calcext:value-type="float">
            <text:p>18</text:p>
          </table:table-cell>
          <table:table-cell table:style-name="ce22" office:value-type="float" office:value="248" calcext:value-type="float">
            <text:p>248</text:p>
          </table:table-cell>
          <table:table-cell office:value-type="string" calcext:value-type="string">
            <text:p>El Tabac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71]=&quot;Province&quot;;1;IF([.F671]=&quot;Department&quot;;2;3))" office:value-type="float" office:value="3" calcext:value-type="float">
            <text:p>3</text:p>
          </table:table-cell>
          <table:table-cell office:value-type="string" calcext:value-type="string">
            <text:p>016.018.248</text:p>
          </table:table-cell>
          <table:table-cell table:formula="of:=CONCATENATE(REPT(&quot; &quot;;([.J671]-1)*3);[.E671])" office:value-type="string" office:string-value="      El Tabacal" calcext:value-type="string">
            <text:p><text:s text:c="6"/>El Tabacal</text:p>
          </table:table-cell>
          <table:table-cell table:number-columns-repeated="10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B671]" office:value-type="float" office:value="16" calcext:value-type="float">
            <text:p>16</text:p>
          </table:table-cell>
          <table:table-cell table:formula="of:=[.C671]" office:value-type="float" office:value="18" calcext:value-type="float">
            <text:p>18</text:p>
          </table:table-cell>
          <table:table-cell table:style-name="ce22" office:value-type="float" office:value="249" calcext:value-type="float">
            <text:p>249</text:p>
          </table:table-cell>
          <table:table-cell office:value-type="string" calcext:value-type="string">
            <text:p>Hipólito Yrigoye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72]=&quot;Province&quot;;1;IF([.F672]=&quot;Department&quot;;2;3))" office:value-type="float" office:value="3" calcext:value-type="float">
            <text:p>3</text:p>
          </table:table-cell>
          <table:table-cell office:value-type="string" calcext:value-type="string">
            <text:p>016.018.249</text:p>
          </table:table-cell>
          <table:table-cell table:formula="of:=CONCATENATE(REPT(&quot; &quot;;([.J672]-1)*3);[.E672])" office:value-type="string" office:string-value="      Hipólito Yrigoyen" calcext:value-type="string">
            <text:p><text:s text:c="6"/>Hipólito Yrigoyen</text:p>
          </table:table-cell>
          <table:table-cell table:number-columns-repeated="10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B672]" office:value-type="float" office:value="16" calcext:value-type="float">
            <text:p>16</text:p>
          </table:table-cell>
          <table:table-cell table:formula="of:=[.C672]" office:value-type="float" office:value="18" calcext:value-type="float">
            <text:p>18</text:p>
          </table:table-cell>
          <table:table-cell table:style-name="ce22" office:value-type="float" office:value="250" calcext:value-type="float">
            <text:p>250</text:p>
          </table:table-cell>
          <table:table-cell office:value-type="string" calcext:value-type="string">
            <text:p>Pichan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73]=&quot;Province&quot;;1;IF([.F673]=&quot;Department&quot;;2;3))" office:value-type="float" office:value="3" calcext:value-type="float">
            <text:p>3</text:p>
          </table:table-cell>
          <table:table-cell office:value-type="string" calcext:value-type="string">
            <text:p>016.018.250</text:p>
          </table:table-cell>
          <table:table-cell table:formula="of:=CONCATENATE(REPT(&quot; &quot;;([.J673]-1)*3);[.E673])" office:value-type="string" office:string-value="      Pichanal" calcext:value-type="string">
            <text:p><text:s text:c="6"/>Pichanal</text:p>
          </table:table-cell>
          <table:table-cell table:number-columns-repeated="10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B673]" office:value-type="float" office:value="16" calcext:value-type="float">
            <text:p>16</text:p>
          </table:table-cell>
          <table:table-cell table:formula="of:=[.C673]" office:value-type="float" office:value="18" calcext:value-type="float">
            <text:p>18</text:p>
          </table:table-cell>
          <table:table-cell table:style-name="ce22" office:value-type="float" office:value="251" calcext:value-type="float">
            <text:p>251</text:p>
          </table:table-cell>
          <table:table-cell office:value-type="string" calcext:value-type="string">
            <text:p>San Ramón de la Nueva Or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74]=&quot;Province&quot;;1;IF([.F674]=&quot;Department&quot;;2;3))" office:value-type="float" office:value="3" calcext:value-type="float">
            <text:p>3</text:p>
          </table:table-cell>
          <table:table-cell office:value-type="string" calcext:value-type="string">
            <text:p>016.018.251</text:p>
          </table:table-cell>
          <table:table-cell table:formula="of:=CONCATENATE(REPT(&quot; &quot;;([.J674]-1)*3);[.E674])" office:value-type="string" office:string-value="      San Ramón de la Nueva Orán" calcext:value-type="string">
            <text:p><text:s text:c="6"/>San Ramón de la Nueva Orán</text:p>
          </table:table-cell>
          <table:table-cell table:number-columns-repeated="10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B674]" office:value-type="float" office:value="16" calcext:value-type="float">
            <text:p>16</text:p>
          </table:table-cell>
          <table:table-cell table:formula="of:=[.C674]" office:value-type="float" office:value="18" calcext:value-type="float">
            <text:p>18</text:p>
          </table:table-cell>
          <table:table-cell table:style-name="ce22" office:value-type="float" office:value="252" calcext:value-type="float">
            <text:p>252</text:p>
          </table:table-cell>
          <table:table-cell office:value-type="string" calcext:value-type="string">
            <text:p>Urunde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75]=&quot;Province&quot;;1;IF([.F675]=&quot;Department&quot;;2;3))" office:value-type="float" office:value="3" calcext:value-type="float">
            <text:p>3</text:p>
          </table:table-cell>
          <table:table-cell office:value-type="string" calcext:value-type="string">
            <text:p>016.018.252</text:p>
          </table:table-cell>
          <table:table-cell table:formula="of:=CONCATENATE(REPT(&quot; &quot;;([.J675]-1)*3);[.E675])" office:value-type="string" office:string-value="      Urundel" calcext:value-type="string">
            <text:p><text:s text:c="6"/>Urundel</text:p>
          </table:table-cell>
          <table:table-cell table:number-columns-repeated="10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B675]" office:value-type="float" office:value="16" calcext:value-type="float">
            <text:p>16</text:p>
          </table:table-cell>
          <table:table-cell table:style-name="ce20" table:formula="of:=[.C675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76]=&quot;Province&quot;;1;IF([.F67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19.000</text:p>
          </table:table-cell>
          <table:table-cell table:style-name="ce28" table:formula="of:=CONCATENATE(REPT(&quot; &quot;;([.J676]-1)*3);[.E676])" office:value-type="string" office:string-value="   Rivadavia" calcext:value-type="string">
            <text:p><text:s text:c="3"/>Rivadavia</text:p>
          </table:table-cell>
          <table:table-cell table:number-columns-repeated="10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B676]" office:value-type="float" office:value="16" calcext:value-type="float">
            <text:p>16</text:p>
          </table:table-cell>
          <table:table-cell table:formula="of:=[.C676]" office:value-type="float" office:value="19" calcext:value-type="float">
            <text:p>19</text:p>
          </table:table-cell>
          <table:table-cell table:style-name="ce22" office:value-type="float" office:value="253" calcext:value-type="float">
            <text:p>253</text:p>
          </table:table-cell>
          <table:table-cell office:value-type="string" calcext:value-type="string">
            <text:p>Alto de la Sier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77]=&quot;Province&quot;;1;IF([.F677]=&quot;Department&quot;;2;3))" office:value-type="float" office:value="3" calcext:value-type="float">
            <text:p>3</text:p>
          </table:table-cell>
          <table:table-cell office:value-type="string" calcext:value-type="string">
            <text:p>016.019.253</text:p>
          </table:table-cell>
          <table:table-cell table:formula="of:=CONCATENATE(REPT(&quot; &quot;;([.J677]-1)*3);[.E677])" office:value-type="string" office:string-value="      Alto de la Sierra" calcext:value-type="string">
            <text:p><text:s text:c="6"/>Alto de la Sierra</text:p>
          </table:table-cell>
          <table:table-cell table:number-columns-repeated="10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B677]" office:value-type="float" office:value="16" calcext:value-type="float">
            <text:p>16</text:p>
          </table:table-cell>
          <table:table-cell table:formula="of:=[.C677]" office:value-type="float" office:value="19" calcext:value-type="float">
            <text:p>19</text:p>
          </table:table-cell>
          <table:table-cell table:style-name="ce22" office:value-type="float" office:value="254" calcext:value-type="float">
            <text:p>254</text:p>
          </table:table-cell>
          <table:table-cell office:value-type="string" calcext:value-type="string">
            <text:p>Capitán Juan Pagé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78]=&quot;Province&quot;;1;IF([.F678]=&quot;Department&quot;;2;3))" office:value-type="float" office:value="3" calcext:value-type="float">
            <text:p>3</text:p>
          </table:table-cell>
          <table:table-cell office:value-type="string" calcext:value-type="string">
            <text:p>016.019.254</text:p>
          </table:table-cell>
          <table:table-cell table:formula="of:=CONCATENATE(REPT(&quot; &quot;;([.J678]-1)*3);[.E678])" office:value-type="string" office:string-value="      Capitán Juan Pagé" calcext:value-type="string">
            <text:p><text:s text:c="6"/>Capitán Juan Pagé</text:p>
          </table:table-cell>
          <table:table-cell table:number-columns-repeated="10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B678]" office:value-type="float" office:value="16" calcext:value-type="float">
            <text:p>16</text:p>
          </table:table-cell>
          <table:table-cell table:formula="of:=[.C678]" office:value-type="float" office:value="19" calcext:value-type="float">
            <text:p>19</text:p>
          </table:table-cell>
          <table:table-cell table:style-name="ce22" office:value-type="float" office:value="255" calcext:value-type="float">
            <text:p>255</text:p>
          </table:table-cell>
          <table:table-cell office:value-type="string" calcext:value-type="string">
            <text:p>Coronel Juan Sol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79]=&quot;Province&quot;;1;IF([.F679]=&quot;Department&quot;;2;3))" office:value-type="float" office:value="3" calcext:value-type="float">
            <text:p>3</text:p>
          </table:table-cell>
          <table:table-cell office:value-type="string" calcext:value-type="string">
            <text:p>016.019.255</text:p>
          </table:table-cell>
          <table:table-cell table:formula="of:=CONCATENATE(REPT(&quot; &quot;;([.J679]-1)*3);[.E679])" office:value-type="string" office:string-value="      Coronel Juan Solá" calcext:value-type="string">
            <text:p><text:s text:c="6"/>Coronel Juan Solá</text:p>
          </table:table-cell>
          <table:table-cell table:number-columns-repeated="10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B679]" office:value-type="float" office:value="16" calcext:value-type="float">
            <text:p>16</text:p>
          </table:table-cell>
          <table:table-cell table:formula="of:=[.C679]" office:value-type="float" office:value="19" calcext:value-type="float">
            <text:p>19</text:p>
          </table:table-cell>
          <table:table-cell table:style-name="ce22" office:value-type="float" office:value="256" calcext:value-type="float">
            <text:p>256</text:p>
          </table:table-cell>
          <table:table-cell office:value-type="string" calcext:value-type="string">
            <text:p>Hito 1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80]=&quot;Province&quot;;1;IF([.F680]=&quot;Department&quot;;2;3))" office:value-type="float" office:value="3" calcext:value-type="float">
            <text:p>3</text:p>
          </table:table-cell>
          <table:table-cell office:value-type="string" calcext:value-type="string">
            <text:p>016.019.256</text:p>
          </table:table-cell>
          <table:table-cell table:formula="of:=CONCATENATE(REPT(&quot; &quot;;([.J680]-1)*3);[.E680])" office:value-type="string" office:string-value="      Hito 1" calcext:value-type="string">
            <text:p><text:s text:c="6"/>Hito 1</text:p>
          </table:table-cell>
          <table:table-cell table:number-columns-repeated="10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B680]" office:value-type="float" office:value="16" calcext:value-type="float">
            <text:p>16</text:p>
          </table:table-cell>
          <table:table-cell table:formula="of:=[.C680]" office:value-type="float" office:value="19" calcext:value-type="float">
            <text:p>19</text:p>
          </table:table-cell>
          <table:table-cell table:style-name="ce22" office:value-type="float" office:value="257" calcext:value-type="float">
            <text:p>257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81]=&quot;Province&quot;;1;IF([.F681]=&quot;Department&quot;;2;3))" office:value-type="float" office:value="3" calcext:value-type="float">
            <text:p>3</text:p>
          </table:table-cell>
          <table:table-cell office:value-type="string" calcext:value-type="string">
            <text:p>016.019.257</text:p>
          </table:table-cell>
          <table:table-cell table:formula="of:=CONCATENATE(REPT(&quot; &quot;;([.J681]-1)*3);[.E681])" office:value-type="string" office:string-value="      La Unión" calcext:value-type="string">
            <text:p><text:s text:c="6"/>La Unión</text:p>
          </table:table-cell>
          <table:table-cell table:number-columns-repeated="10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B681]" office:value-type="float" office:value="16" calcext:value-type="float">
            <text:p>16</text:p>
          </table:table-cell>
          <table:table-cell table:formula="of:=[.C681]" office:value-type="float" office:value="19" calcext:value-type="float">
            <text:p>19</text:p>
          </table:table-cell>
          <table:table-cell table:style-name="ce22" office:value-type="float" office:value="258" calcext:value-type="float">
            <text:p>258</text:p>
          </table:table-cell>
          <table:table-cell office:value-type="string" calcext:value-type="string">
            <text:p>Los Blanc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82]=&quot;Province&quot;;1;IF([.F682]=&quot;Department&quot;;2;3))" office:value-type="float" office:value="3" calcext:value-type="float">
            <text:p>3</text:p>
          </table:table-cell>
          <table:table-cell office:value-type="string" calcext:value-type="string">
            <text:p>016.019.258</text:p>
          </table:table-cell>
          <table:table-cell table:formula="of:=CONCATENATE(REPT(&quot; &quot;;([.J682]-1)*3);[.E682])" office:value-type="string" office:string-value="      Los Blancos" calcext:value-type="string">
            <text:p><text:s text:c="6"/>Los Blancos</text:p>
          </table:table-cell>
          <table:table-cell table:number-columns-repeated="10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B682]" office:value-type="float" office:value="16" calcext:value-type="float">
            <text:p>16</text:p>
          </table:table-cell>
          <table:table-cell table:formula="of:=[.C682]" office:value-type="float" office:value="19" calcext:value-type="float">
            <text:p>19</text:p>
          </table:table-cell>
          <table:table-cell table:style-name="ce22" office:value-type="float" office:value="259" calcext:value-type="float">
            <text:p>259</text:p>
          </table:table-cell>
          <table:table-cell office:value-type="string" calcext:value-type="string">
            <text:p>Pluma de Pa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83]=&quot;Province&quot;;1;IF([.F683]=&quot;Department&quot;;2;3))" office:value-type="float" office:value="3" calcext:value-type="float">
            <text:p>3</text:p>
          </table:table-cell>
          <table:table-cell office:value-type="string" calcext:value-type="string">
            <text:p>016.019.259</text:p>
          </table:table-cell>
          <table:table-cell table:formula="of:=CONCATENATE(REPT(&quot; &quot;;([.J683]-1)*3);[.E683])" office:value-type="string" office:string-value="      Pluma de Pato" calcext:value-type="string">
            <text:p><text:s text:c="6"/>Pluma de Pato</text:p>
          </table:table-cell>
          <table:table-cell table:number-columns-repeated="10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B683]" office:value-type="float" office:value="16" calcext:value-type="float">
            <text:p>16</text:p>
          </table:table-cell>
          <table:table-cell table:formula="of:=[.C683]" office:value-type="float" office:value="19" calcext:value-type="float">
            <text:p>19</text:p>
          </table:table-cell>
          <table:table-cell table:style-name="ce22" office:value-type="float" office:value="260" calcext:value-type="float">
            <text:p>260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84]=&quot;Province&quot;;1;IF([.F684]=&quot;Department&quot;;2;3))" office:value-type="float" office:value="3" calcext:value-type="float">
            <text:p>3</text:p>
          </table:table-cell>
          <table:table-cell office:value-type="string" calcext:value-type="string">
            <text:p>016.019.260</text:p>
          </table:table-cell>
          <table:table-cell table:formula="of:=CONCATENATE(REPT(&quot; &quot;;([.J684]-1)*3);[.E684])" office:value-type="string" office:string-value="      Rivadavia" calcext:value-type="string">
            <text:p><text:s text:c="6"/>Rivadavia</text:p>
          </table:table-cell>
          <table:table-cell table:number-columns-repeated="10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B684]" office:value-type="float" office:value="16" calcext:value-type="float">
            <text:p>16</text:p>
          </table:table-cell>
          <table:table-cell table:formula="of:=[.C684]" office:value-type="float" office:value="19" calcext:value-type="float">
            <text:p>19</text:p>
          </table:table-cell>
          <table:table-cell table:style-name="ce22" office:value-type="float" office:value="261" calcext:value-type="float">
            <text:p>261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85]=&quot;Province&quot;;1;IF([.F685]=&quot;Department&quot;;2;3))" office:value-type="float" office:value="3" calcext:value-type="float">
            <text:p>3</text:p>
          </table:table-cell>
          <table:table-cell office:value-type="string" calcext:value-type="string">
            <text:p>016.019.261</text:p>
          </table:table-cell>
          <table:table-cell table:formula="of:=CONCATENATE(REPT(&quot; &quot;;([.J685]-1)*3);[.E685])" office:value-type="string" office:string-value="      Santa María" calcext:value-type="string">
            <text:p><text:s text:c="6"/>Santa María</text:p>
          </table:table-cell>
          <table:table-cell table:number-columns-repeated="10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B685]" office:value-type="float" office:value="16" calcext:value-type="float">
            <text:p>16</text:p>
          </table:table-cell>
          <table:table-cell table:formula="of:=[.C685]" office:value-type="float" office:value="19" calcext:value-type="float">
            <text:p>19</text:p>
          </table:table-cell>
          <table:table-cell table:style-name="ce22" office:value-type="float" office:value="262" calcext:value-type="float">
            <text:p>262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86]=&quot;Province&quot;;1;IF([.F686]=&quot;Department&quot;;2;3))" office:value-type="float" office:value="3" calcext:value-type="float">
            <text:p>3</text:p>
          </table:table-cell>
          <table:table-cell office:value-type="string" calcext:value-type="string">
            <text:p>016.019.262</text:p>
          </table:table-cell>
          <table:table-cell table:formula="of:=CONCATENATE(REPT(&quot; &quot;;([.J686]-1)*3);[.E686])" office:value-type="string" office:string-value="      Santa Rosa" calcext:value-type="string">
            <text:p><text:s text:c="6"/>Santa Rosa</text:p>
          </table:table-cell>
          <table:table-cell table:number-columns-repeated="10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B686]" office:value-type="float" office:value="16" calcext:value-type="float">
            <text:p>16</text:p>
          </table:table-cell>
          <table:table-cell table:formula="of:=[.C686]" office:value-type="float" office:value="19" calcext:value-type="float">
            <text:p>19</text:p>
          </table:table-cell>
          <table:table-cell table:style-name="ce22" office:value-type="float" office:value="263" calcext:value-type="float">
            <text:p>263</text:p>
          </table:table-cell>
          <table:table-cell office:value-type="string" calcext:value-type="string">
            <text:p>Santa Victoria Est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87]=&quot;Province&quot;;1;IF([.F687]=&quot;Department&quot;;2;3))" office:value-type="float" office:value="3" calcext:value-type="float">
            <text:p>3</text:p>
          </table:table-cell>
          <table:table-cell office:value-type="string" calcext:value-type="string">
            <text:p>016.019.263</text:p>
          </table:table-cell>
          <table:table-cell table:formula="of:=CONCATENATE(REPT(&quot; &quot;;([.J687]-1)*3);[.E687])" office:value-type="string" office:string-value="      Santa Victoria Este" calcext:value-type="string">
            <text:p><text:s text:c="6"/>Santa Victoria Este</text:p>
          </table:table-cell>
          <table:table-cell table:number-columns-repeated="10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B687]" office:value-type="float" office:value="16" calcext:value-type="float">
            <text:p>16</text:p>
          </table:table-cell>
          <table:table-cell table:style-name="ce20" table:formula="of:=[.C687]+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88]=&quot;Province&quot;;1;IF([.F68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20.000</text:p>
          </table:table-cell>
          <table:table-cell table:style-name="ce28" table:formula="of:=CONCATENATE(REPT(&quot; &quot;;([.J688]-1)*3);[.E688])" office:value-type="string" office:string-value="   Rosario de la Frontera" calcext:value-type="string">
            <text:p><text:s text:c="3"/>Rosario de la Frontera</text:p>
          </table:table-cell>
          <table:table-cell table:number-columns-repeated="10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B688]" office:value-type="float" office:value="16" calcext:value-type="float">
            <text:p>16</text:p>
          </table:table-cell>
          <table:table-cell table:formula="of:=[.C688]" office:value-type="float" office:value="20" calcext:value-type="float">
            <text:p>20</text:p>
          </table:table-cell>
          <table:table-cell table:style-name="ce22" office:value-type="float" office:value="264" calcext:value-type="float">
            <text:p>264</text:p>
          </table:table-cell>
          <table:table-cell office:value-type="string" calcext:value-type="string">
            <text:p>Antil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89]=&quot;Province&quot;;1;IF([.F689]=&quot;Department&quot;;2;3))" office:value-type="float" office:value="3" calcext:value-type="float">
            <text:p>3</text:p>
          </table:table-cell>
          <table:table-cell office:value-type="string" calcext:value-type="string">
            <text:p>016.020.264</text:p>
          </table:table-cell>
          <table:table-cell table:formula="of:=CONCATENATE(REPT(&quot; &quot;;([.J689]-1)*3);[.E689])" office:value-type="string" office:string-value="      Antilla" calcext:value-type="string">
            <text:p><text:s text:c="6"/>Antilla</text:p>
          </table:table-cell>
          <table:table-cell table:number-columns-repeated="10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B689]" office:value-type="float" office:value="16" calcext:value-type="float">
            <text:p>16</text:p>
          </table:table-cell>
          <table:table-cell table:formula="of:=[.C689]" office:value-type="float" office:value="20" calcext:value-type="float">
            <text:p>20</text:p>
          </table:table-cell>
          <table:table-cell table:style-name="ce22" office:value-type="float" office:value="265" calcext:value-type="float">
            <text:p>265</text:p>
          </table:table-cell>
          <table:table-cell office:value-type="string" calcext:value-type="string">
            <text:p>Copo Qui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90]=&quot;Province&quot;;1;IF([.F690]=&quot;Department&quot;;2;3))" office:value-type="float" office:value="3" calcext:value-type="float">
            <text:p>3</text:p>
          </table:table-cell>
          <table:table-cell office:value-type="string" calcext:value-type="string">
            <text:p>016.020.265</text:p>
          </table:table-cell>
          <table:table-cell table:formula="of:=CONCATENATE(REPT(&quot; &quot;;([.J690]-1)*3);[.E690])" office:value-type="string" office:string-value="      Copo Quile" calcext:value-type="string">
            <text:p><text:s text:c="6"/>Copo Quile</text:p>
          </table:table-cell>
          <table:table-cell table:number-columns-repeated="10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B690]" office:value-type="float" office:value="16" calcext:value-type="float">
            <text:p>16</text:p>
          </table:table-cell>
          <table:table-cell table:formula="of:=[.C690]" office:value-type="float" office:value="20" calcext:value-type="float">
            <text:p>20</text:p>
          </table:table-cell>
          <table:table-cell table:style-name="ce22" office:value-type="float" office:value="266" calcext:value-type="float">
            <text:p>266</text:p>
          </table:table-cell>
          <table:table-cell office:value-type="string" calcext:value-type="string">
            <text:p>El Naran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91]=&quot;Province&quot;;1;IF([.F691]=&quot;Department&quot;;2;3))" office:value-type="float" office:value="3" calcext:value-type="float">
            <text:p>3</text:p>
          </table:table-cell>
          <table:table-cell office:value-type="string" calcext:value-type="string">
            <text:p>016.020.266</text:p>
          </table:table-cell>
          <table:table-cell table:formula="of:=CONCATENATE(REPT(&quot; &quot;;([.J691]-1)*3);[.E691])" office:value-type="string" office:string-value="      El Naranjo" calcext:value-type="string">
            <text:p><text:s text:c="6"/>El Naranjo</text:p>
          </table:table-cell>
          <table:table-cell table:number-columns-repeated="10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B691]" office:value-type="float" office:value="16" calcext:value-type="float">
            <text:p>16</text:p>
          </table:table-cell>
          <table:table-cell table:formula="of:=[.C691]" office:value-type="float" office:value="20" calcext:value-type="float">
            <text:p>20</text:p>
          </table:table-cell>
          <table:table-cell table:style-name="ce22" office:value-type="float" office:value="267" calcext:value-type="float">
            <text:p>267</text:p>
          </table:table-cell>
          <table:table-cell office:value-type="string" calcext:value-type="string">
            <text:p>El Potrero (Apeadero Cochabamba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92]=&quot;Province&quot;;1;IF([.F692]=&quot;Department&quot;;2;3))" office:value-type="float" office:value="3" calcext:value-type="float">
            <text:p>3</text:p>
          </table:table-cell>
          <table:table-cell office:value-type="string" calcext:value-type="string">
            <text:p>016.020.267</text:p>
          </table:table-cell>
          <table:table-cell table:formula="of:=CONCATENATE(REPT(&quot; &quot;;([.J692]-1)*3);[.E692])" office:value-type="string" office:string-value="      El Potrero (Apeadero Cochabamba)" calcext:value-type="string">
            <text:p><text:s text:c="6"/>El Potrero (Apeadero Cochabamba)</text:p>
          </table:table-cell>
          <table:table-cell table:number-columns-repeated="10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B692]" office:value-type="float" office:value="16" calcext:value-type="float">
            <text:p>16</text:p>
          </table:table-cell>
          <table:table-cell table:formula="of:=[.C692]" office:value-type="float" office:value="20" calcext:value-type="float">
            <text:p>20</text:p>
          </table:table-cell>
          <table:table-cell table:style-name="ce22" office:value-type="float" office:value="268" calcext:value-type="float">
            <text:p>268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93]=&quot;Province&quot;;1;IF([.F693]=&quot;Department&quot;;2;3))" office:value-type="float" office:value="3" calcext:value-type="float">
            <text:p>3</text:p>
          </table:table-cell>
          <table:table-cell office:value-type="string" calcext:value-type="string">
            <text:p>016.020.268</text:p>
          </table:table-cell>
          <table:table-cell table:formula="of:=CONCATENATE(REPT(&quot; &quot;;([.J693]-1)*3);[.E693])" office:value-type="string" office:string-value="      Rosario de la Frontera" calcext:value-type="string">
            <text:p><text:s text:c="6"/>Rosario de la Frontera</text:p>
          </table:table-cell>
          <table:table-cell table:number-columns-repeated="10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B693]" office:value-type="float" office:value="16" calcext:value-type="float">
            <text:p>16</text:p>
          </table:table-cell>
          <table:table-cell table:formula="of:=[.C693]" office:value-type="float" office:value="20" calcext:value-type="float">
            <text:p>20</text:p>
          </table:table-cell>
          <table:table-cell table:style-name="ce22" office:value-type="float" office:value="269" calcext:value-type="float">
            <text:p>269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94]=&quot;Province&quot;;1;IF([.F694]=&quot;Department&quot;;2;3))" office:value-type="float" office:value="3" calcext:value-type="float">
            <text:p>3</text:p>
          </table:table-cell>
          <table:table-cell office:value-type="string" calcext:value-type="string">
            <text:p>016.020.269</text:p>
          </table:table-cell>
          <table:table-cell table:formula="of:=CONCATENATE(REPT(&quot; &quot;;([.J694]-1)*3);[.E694])" office:value-type="string" office:string-value="      San Felipe" calcext:value-type="string">
            <text:p><text:s text:c="6"/>San Felipe</text:p>
          </table:table-cell>
          <table:table-cell table:number-columns-repeated="10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B694]" office:value-type="float" office:value="16" calcext:value-type="float">
            <text:p>16</text:p>
          </table:table-cell>
          <table:table-cell table:style-name="ce20" table:formula="of:=[.C694]+1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695]=&quot;Province&quot;;1;IF([.F69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21.000</text:p>
          </table:table-cell>
          <table:table-cell table:style-name="ce28" table:formula="of:=CONCATENATE(REPT(&quot; &quot;;([.J695]-1)*3);[.E695])" office:value-type="string" office:string-value="   Rosario de Lerma" calcext:value-type="string">
            <text:p><text:s text:c="3"/>Rosario de Lerma</text:p>
          </table:table-cell>
          <table:table-cell table:number-columns-repeated="10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B695]" office:value-type="float" office:value="16" calcext:value-type="float">
            <text:p>16</text:p>
          </table:table-cell>
          <table:table-cell table:formula="of:=[.C695]" office:value-type="float" office:value="21" calcext:value-type="float">
            <text:p>21</text:p>
          </table:table-cell>
          <table:table-cell table:style-name="ce22" office:value-type="float" office:value="270" calcext:value-type="float">
            <text:p>270</text:p>
          </table:table-cell>
          <table:table-cell office:value-type="string" calcext:value-type="string">
            <text:p>Campo Quijan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96]=&quot;Province&quot;;1;IF([.F696]=&quot;Department&quot;;2;3))" office:value-type="float" office:value="3" calcext:value-type="float">
            <text:p>3</text:p>
          </table:table-cell>
          <table:table-cell office:value-type="string" calcext:value-type="string">
            <text:p>016.021.270</text:p>
          </table:table-cell>
          <table:table-cell table:formula="of:=CONCATENATE(REPT(&quot; &quot;;([.J696]-1)*3);[.E696])" office:value-type="string" office:string-value="      Campo Quijano" calcext:value-type="string">
            <text:p><text:s text:c="6"/>Campo Quijano</text:p>
          </table:table-cell>
          <table:table-cell table:number-columns-repeated="10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B696]" office:value-type="float" office:value="16" calcext:value-type="float">
            <text:p>16</text:p>
          </table:table-cell>
          <table:table-cell table:formula="of:=[.C696]" office:value-type="float" office:value="21" calcext:value-type="float">
            <text:p>21</text:p>
          </table:table-cell>
          <table:table-cell table:style-name="ce22" office:value-type="float" office:value="271" calcext:value-type="float">
            <text:p>271</text:p>
          </table:table-cell>
          <table:table-cell office:value-type="string" calcext:value-type="string">
            <text:p>La Merced del Enc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97]=&quot;Province&quot;;1;IF([.F697]=&quot;Department&quot;;2;3))" office:value-type="float" office:value="3" calcext:value-type="float">
            <text:p>3</text:p>
          </table:table-cell>
          <table:table-cell office:value-type="string" calcext:value-type="string">
            <text:p>016.021.271</text:p>
          </table:table-cell>
          <table:table-cell table:formula="of:=CONCATENATE(REPT(&quot; &quot;;([.J697]-1)*3);[.E697])" office:value-type="string" office:string-value="      La Merced del Encón" calcext:value-type="string">
            <text:p><text:s text:c="6"/>La Merced del Encón</text:p>
          </table:table-cell>
          <table:table-cell table:number-columns-repeated="10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B697]" office:value-type="float" office:value="16" calcext:value-type="float">
            <text:p>16</text:p>
          </table:table-cell>
          <table:table-cell table:formula="of:=[.C697]" office:value-type="float" office:value="21" calcext:value-type="float">
            <text:p>21</text:p>
          </table:table-cell>
          <table:table-cell table:style-name="ce22" office:value-type="float" office:value="272" calcext:value-type="float">
            <text:p>272</text:p>
          </table:table-cell>
          <table:table-cell office:value-type="string" calcext:value-type="string">
            <text:p>La Sille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698]=&quot;Province&quot;;1;IF([.F698]=&quot;Department&quot;;2;3))" office:value-type="float" office:value="3" calcext:value-type="float">
            <text:p>3</text:p>
          </table:table-cell>
          <table:table-cell office:value-type="string" calcext:value-type="string">
            <text:p>016.021.272</text:p>
          </table:table-cell>
          <table:table-cell table:formula="of:=CONCATENATE(REPT(&quot; &quot;;([.J698]-1)*3);[.E698])" office:value-type="string" office:string-value="      La Silleta" calcext:value-type="string">
            <text:p><text:s text:c="6"/>La Silleta</text:p>
          </table:table-cell>
          <table:table-cell table:number-columns-repeated="10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B698]" office:value-type="float" office:value="16" calcext:value-type="float">
            <text:p>16</text:p>
          </table:table-cell>
          <table:table-cell table:formula="of:=[.C698]" office:value-type="float" office:value="21" calcext:value-type="float">
            <text:p>21</text:p>
          </table:table-cell>
          <table:table-cell table:style-name="ce22" office:value-type="float" office:value="273" calcext:value-type="float">
            <text:p>273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699]=&quot;Province&quot;;1;IF([.F699]=&quot;Department&quot;;2;3))" office:value-type="float" office:value="3" calcext:value-type="float">
            <text:p>3</text:p>
          </table:table-cell>
          <table:table-cell office:value-type="string" calcext:value-type="string">
            <text:p>016.021.273</text:p>
          </table:table-cell>
          <table:table-cell table:formula="of:=CONCATENATE(REPT(&quot; &quot;;([.J699]-1)*3);[.E699])" office:value-type="string" office:string-value="      Rosario de Lerma" calcext:value-type="string">
            <text:p><text:s text:c="6"/>Rosario de Lerma</text:p>
          </table:table-cell>
          <table:table-cell table:number-columns-repeated="10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B699]" office:value-type="float" office:value="16" calcext:value-type="float">
            <text:p>16</text:p>
          </table:table-cell>
          <table:table-cell table:style-name="ce20" table:formula="of:=[.C699]+1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700]=&quot;Province&quot;;1;IF([.F70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22.000</text:p>
          </table:table-cell>
          <table:table-cell table:style-name="ce28" table:formula="of:=CONCATENATE(REPT(&quot; &quot;;([.J700]-1)*3);[.E700])" office:value-type="string" office:string-value="   San Carlos" calcext:value-type="string">
            <text:p><text:s text:c="3"/>San Carlos</text:p>
          </table:table-cell>
          <table:table-cell table:number-columns-repeated="10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700]" office:value-type="float" office:value="16" calcext:value-type="float">
            <text:p>16</text:p>
          </table:table-cell>
          <table:table-cell table:formula="of:=[.C700]" office:value-type="float" office:value="22" calcext:value-type="float">
            <text:p>22</text:p>
          </table:table-cell>
          <table:table-cell table:style-name="ce22" office:value-type="float" office:value="274" calcext:value-type="float">
            <text:p>274</text:p>
          </table:table-cell>
          <table:table-cell office:value-type="string" calcext:value-type="string">
            <text:p>Angasta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01]=&quot;Province&quot;;1;IF([.F701]=&quot;Department&quot;;2;3))" office:value-type="float" office:value="3" calcext:value-type="float">
            <text:p>3</text:p>
          </table:table-cell>
          <table:table-cell office:value-type="string" calcext:value-type="string">
            <text:p>016.022.274</text:p>
          </table:table-cell>
          <table:table-cell table:formula="of:=CONCATENATE(REPT(&quot; &quot;;([.J701]-1)*3);[.E701])" office:value-type="string" office:string-value="      Angastaco" calcext:value-type="string">
            <text:p><text:s text:c="6"/>Angastaco</text:p>
          </table:table-cell>
          <table:table-cell table:number-columns-repeated="10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B701]" office:value-type="float" office:value="16" calcext:value-type="float">
            <text:p>16</text:p>
          </table:table-cell>
          <table:table-cell table:formula="of:=[.C701]" office:value-type="float" office:value="22" calcext:value-type="float">
            <text:p>22</text:p>
          </table:table-cell>
          <table:table-cell table:style-name="ce22" office:value-type="float" office:value="275" calcext:value-type="float">
            <text:p>275</text:p>
          </table:table-cell>
          <table:table-cell office:value-type="string" calcext:value-type="string">
            <text:p>Animan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02]=&quot;Province&quot;;1;IF([.F702]=&quot;Department&quot;;2;3))" office:value-type="float" office:value="3" calcext:value-type="float">
            <text:p>3</text:p>
          </table:table-cell>
          <table:table-cell office:value-type="string" calcext:value-type="string">
            <text:p>016.022.275</text:p>
          </table:table-cell>
          <table:table-cell table:formula="of:=CONCATENATE(REPT(&quot; &quot;;([.J702]-1)*3);[.E702])" office:value-type="string" office:string-value="      Animaná" calcext:value-type="string">
            <text:p><text:s text:c="6"/>Animaná</text:p>
          </table:table-cell>
          <table:table-cell table:number-columns-repeated="10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B702]" office:value-type="float" office:value="16" calcext:value-type="float">
            <text:p>16</text:p>
          </table:table-cell>
          <table:table-cell table:formula="of:=[.C702]" office:value-type="float" office:value="22" calcext:value-type="float">
            <text:p>22</text:p>
          </table:table-cell>
          <table:table-cell table:style-name="ce22" office:value-type="float" office:value="276" calcext:value-type="float">
            <text:p>276</text:p>
          </table:table-cell>
          <table:table-cell office:value-type="string" calcext:value-type="string">
            <text:p>El Barri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03]=&quot;Province&quot;;1;IF([.F703]=&quot;Department&quot;;2;3))" office:value-type="float" office:value="3" calcext:value-type="float">
            <text:p>3</text:p>
          </table:table-cell>
          <table:table-cell office:value-type="string" calcext:value-type="string">
            <text:p>016.022.276</text:p>
          </table:table-cell>
          <table:table-cell table:formula="of:=CONCATENATE(REPT(&quot; &quot;;([.J703]-1)*3);[.E703])" office:value-type="string" office:string-value="      El Barrial" calcext:value-type="string">
            <text:p><text:s text:c="6"/>El Barrial</text:p>
          </table:table-cell>
          <table:table-cell table:number-columns-repeated="10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B703]" office:value-type="float" office:value="16" calcext:value-type="float">
            <text:p>16</text:p>
          </table:table-cell>
          <table:table-cell table:formula="of:=[.C703]" office:value-type="float" office:value="22" calcext:value-type="float">
            <text:p>22</text:p>
          </table:table-cell>
          <table:table-cell table:style-name="ce22" office:value-type="float" office:value="277" calcext:value-type="float">
            <text:p>277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Urban Settlement</text:p>
          </table:table-cell>
          <table:table-cell table:formula="of:=IF([.F704]=&quot;Province&quot;;1;IF([.F704]=&quot;Department&quot;;2;3))" office:value-type="float" office:value="3" calcext:value-type="float">
            <text:p>3</text:p>
          </table:table-cell>
          <table:table-cell office:value-type="string" calcext:value-type="string">
            <text:p>016.022.277</text:p>
          </table:table-cell>
          <table:table-cell table:formula="of:=CONCATENATE(REPT(&quot; &quot;;([.J704]-1)*3);[.E704])" office:value-type="string" office:string-value="      San Carlos" calcext:value-type="string">
            <text:p><text:s text:c="6"/>San Carlos</text:p>
          </table:table-cell>
          <table:table-cell table:number-columns-repeated="10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B704]" office:value-type="float" office:value="16" calcext:value-type="float">
            <text:p>16</text:p>
          </table:table-cell>
          <table:table-cell table:style-name="ce20" table:formula="of:=[.C704]+1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/>
          <table:table-cell table:style-name="ce25" table:formula="of:=IF([.F705]=&quot;Province&quot;;1;IF([.F70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6.023.000</text:p>
          </table:table-cell>
          <table:table-cell table:style-name="ce28" table:formula="of:=CONCATENATE(REPT(&quot; &quot;;([.J705]-1)*3);[.E705])" office:value-type="string" office:string-value="   Santa Victoria" calcext:value-type="string">
            <text:p><text:s text:c="3"/>Santa Victoria</text:p>
          </table:table-cell>
          <table:table-cell table:number-columns-repeated="10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B705]" office:value-type="float" office:value="16" calcext:value-type="float">
            <text:p>16</text:p>
          </table:table-cell>
          <table:table-cell table:formula="of:=[.C705]" office:value-type="float" office:value="23" calcext:value-type="float">
            <text:p>23</text:p>
          </table:table-cell>
          <table:table-cell table:style-name="ce22" office:value-type="float" office:value="278" calcext:value-type="float">
            <text:p>278</text:p>
          </table:table-cell>
          <table:table-cell office:value-type="string" calcext:value-type="string">
            <text:p>Acoyt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06]=&quot;Province&quot;;1;IF([.F706]=&quot;Department&quot;;2;3))" office:value-type="float" office:value="3" calcext:value-type="float">
            <text:p>3</text:p>
          </table:table-cell>
          <table:table-cell office:value-type="string" calcext:value-type="string">
            <text:p>016.023.278</text:p>
          </table:table-cell>
          <table:table-cell table:formula="of:=CONCATENATE(REPT(&quot; &quot;;([.J706]-1)*3);[.E706])" office:value-type="string" office:string-value="      Acoyte" calcext:value-type="string">
            <text:p><text:s text:c="6"/>Acoyte</text:p>
          </table:table-cell>
          <table:table-cell table:number-columns-repeated="10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B706]" office:value-type="float" office:value="16" calcext:value-type="float">
            <text:p>16</text:p>
          </table:table-cell>
          <table:table-cell table:formula="of:=[.C706]" office:value-type="float" office:value="23" calcext:value-type="float">
            <text:p>23</text:p>
          </table:table-cell>
          <table:table-cell table:style-name="ce22" office:value-type="float" office:value="279" calcext:value-type="float">
            <text:p>279</text:p>
          </table:table-cell>
          <table:table-cell office:value-type="string" calcext:value-type="string">
            <text:p>Campo La Cru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07]=&quot;Province&quot;;1;IF([.F707]=&quot;Department&quot;;2;3))" office:value-type="float" office:value="3" calcext:value-type="float">
            <text:p>3</text:p>
          </table:table-cell>
          <table:table-cell office:value-type="string" calcext:value-type="string">
            <text:p>016.023.279</text:p>
          </table:table-cell>
          <table:table-cell table:formula="of:=CONCATENATE(REPT(&quot; &quot;;([.J707]-1)*3);[.E707])" office:value-type="string" office:string-value="      Campo La Cruz" calcext:value-type="string">
            <text:p><text:s text:c="6"/>Campo La Cruz</text:p>
          </table:table-cell>
          <table:table-cell table:number-columns-repeated="10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B707]" office:value-type="float" office:value="16" calcext:value-type="float">
            <text:p>16</text:p>
          </table:table-cell>
          <table:table-cell table:formula="of:=[.C707]" office:value-type="float" office:value="23" calcext:value-type="float">
            <text:p>23</text:p>
          </table:table-cell>
          <table:table-cell table:style-name="ce22" office:value-type="float" office:value="280" calcext:value-type="float">
            <text:p>280</text:p>
          </table:table-cell>
          <table:table-cell office:value-type="string" calcext:value-type="string">
            <text:p>Los Told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08]=&quot;Province&quot;;1;IF([.F708]=&quot;Department&quot;;2;3))" office:value-type="float" office:value="3" calcext:value-type="float">
            <text:p>3</text:p>
          </table:table-cell>
          <table:table-cell office:value-type="string" calcext:value-type="string">
            <text:p>016.023.280</text:p>
          </table:table-cell>
          <table:table-cell table:formula="of:=CONCATENATE(REPT(&quot; &quot;;([.J708]-1)*3);[.E708])" office:value-type="string" office:string-value="      Los Toldos" calcext:value-type="string">
            <text:p><text:s text:c="6"/>Los Toldos</text:p>
          </table:table-cell>
          <table:table-cell table:number-columns-repeated="10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B708]" office:value-type="float" office:value="16" calcext:value-type="float">
            <text:p>16</text:p>
          </table:table-cell>
          <table:table-cell table:formula="of:=[.C708]" office:value-type="float" office:value="23" calcext:value-type="float">
            <text:p>23</text:p>
          </table:table-cell>
          <table:table-cell table:style-name="ce22" office:value-type="float" office:value="281" calcext:value-type="float">
            <text:p>281</text:p>
          </table:table-cell>
          <table:table-cell office:value-type="string" calcext:value-type="string">
            <text:p>Nazaren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09]=&quot;Province&quot;;1;IF([.F709]=&quot;Department&quot;;2;3))" office:value-type="float" office:value="3" calcext:value-type="float">
            <text:p>3</text:p>
          </table:table-cell>
          <table:table-cell office:value-type="string" calcext:value-type="string">
            <text:p>016.023.281</text:p>
          </table:table-cell>
          <table:table-cell table:formula="of:=CONCATENATE(REPT(&quot; &quot;;([.J709]-1)*3);[.E709])" office:value-type="string" office:string-value="      Nazareno" calcext:value-type="string">
            <text:p><text:s text:c="6"/>Nazareno</text:p>
          </table:table-cell>
          <table:table-cell table:number-columns-repeated="10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B709]" office:value-type="float" office:value="16" calcext:value-type="float">
            <text:p>16</text:p>
          </table:table-cell>
          <table:table-cell table:formula="of:=[.C709]" office:value-type="float" office:value="23" calcext:value-type="float">
            <text:p>23</text:p>
          </table:table-cell>
          <table:table-cell table:style-name="ce22" office:value-type="float" office:value="282" calcext:value-type="float">
            <text:p>282</text:p>
          </table:table-cell>
          <table:table-cell office:value-type="string" calcext:value-type="string">
            <text:p>Poscay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10]=&quot;Province&quot;;1;IF([.F710]=&quot;Department&quot;;2;3))" office:value-type="float" office:value="3" calcext:value-type="float">
            <text:p>3</text:p>
          </table:table-cell>
          <table:table-cell office:value-type="string" calcext:value-type="string">
            <text:p>016.023.282</text:p>
          </table:table-cell>
          <table:table-cell table:formula="of:=CONCATENATE(REPT(&quot; &quot;;([.J710]-1)*3);[.E710])" office:value-type="string" office:string-value="      Poscaya" calcext:value-type="string">
            <text:p><text:s text:c="6"/>Poscaya</text:p>
          </table:table-cell>
          <table:table-cell table:number-columns-repeated="10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B710]" office:value-type="float" office:value="16" calcext:value-type="float">
            <text:p>16</text:p>
          </table:table-cell>
          <table:table-cell table:formula="of:=[.C710]" office:value-type="float" office:value="23" calcext:value-type="float">
            <text:p>23</text:p>
          </table:table-cell>
          <table:table-cell table:style-name="ce22" office:value-type="float" office:value="283" calcext:value-type="float">
            <text:p>283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11]=&quot;Province&quot;;1;IF([.F711]=&quot;Department&quot;;2;3))" office:value-type="float" office:value="3" calcext:value-type="float">
            <text:p>3</text:p>
          </table:table-cell>
          <table:table-cell office:value-type="string" calcext:value-type="string">
            <text:p>016.023.283</text:p>
          </table:table-cell>
          <table:table-cell table:formula="of:=CONCATENATE(REPT(&quot; &quot;;([.J711]-1)*3);[.E711])" office:value-type="string" office:string-value="      San Marcos" calcext:value-type="string">
            <text:p><text:s text:c="6"/>San Marcos</text:p>
          </table:table-cell>
          <table:table-cell table:number-columns-repeated="10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B711]" office:value-type="float" office:value="16" calcext:value-type="float">
            <text:p>16</text:p>
          </table:table-cell>
          <table:table-cell table:formula="of:=[.C711]" office:value-type="float" office:value="23" calcext:value-type="float">
            <text:p>23</text:p>
          </table:table-cell>
          <table:table-cell table:style-name="ce22" office:value-type="float" office:value="284" calcext:value-type="float">
            <text:p>284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lta</text:p>
          </table:table-cell>
          <table:table-cell office:value-type="string" calcext:value-type="string">
            <text:p>Rural Settlement</text:p>
          </table:table-cell>
          <table:table-cell table:formula="of:=IF([.F712]=&quot;Province&quot;;1;IF([.F712]=&quot;Department&quot;;2;3))" office:value-type="float" office:value="3" calcext:value-type="float">
            <text:p>3</text:p>
          </table:table-cell>
          <table:table-cell office:value-type="string" calcext:value-type="string">
            <text:p>016.023.284</text:p>
          </table:table-cell>
          <table:table-cell table:formula="of:=CONCATENATE(REPT(&quot; &quot;;([.J712]-1)*3);[.E712])" office:value-type="string" office:string-value="      Santa Victoria" calcext:value-type="string">
            <text:p><text:s text:c="6"/>Santa Victoria</text:p>
          </table:table-cell>
          <table:table-cell table:number-columns-repeated="10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8" table:formula="of:=IF([.F713]=&quot;Localidad&quot;;[.D712]+1;0)" office:value-type="float" office:value="0" calcext:value-type="float">
            <text:p>0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 Juan</text:p>
          </table:table-cell>
          <table:table-cell/>
          <table:table-cell table:style-name="ce24" table:formula="of:=IF([.F713]=&quot;Province&quot;;1;IF([.F713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7.000.000</text:p>
          </table:table-cell>
          <table:table-cell table:style-name="ce29" table:formula="of:=CONCATENATE(REPT(&quot; &quot;;([.J713]-1)*3);[.E713])" office:value-type="string" office:string-value="San Juan" calcext:value-type="string">
            <text:p>San Juan</text:p>
          </table:table-cell>
          <table:table-cell table:number-columns-repeated="10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B713]" office:value-type="float" office:value="17" calcext:value-type="float">
            <text:p>17</text:p>
          </table:table-cell>
          <table:table-cell table:style-name="ce20" table:formula="of:=[.C713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lbard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lbardón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14]=&quot;Province&quot;;1;IF([.F71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1.000</text:p>
          </table:table-cell>
          <table:table-cell table:style-name="ce28" table:formula="of:=CONCATENATE(REPT(&quot; &quot;;([.J714]-1)*3);[.E714])" office:value-type="string" office:string-value="   Albardón" calcext:value-type="string">
            <text:p><text:s text:c="3"/>Albardón</text:p>
          </table:table-cell>
          <table:table-cell table:number-columns-repeated="10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B714]" office:value-type="float" office:value="17" calcext:value-type="float">
            <text:p>17</text:p>
          </table:table-cell>
          <table:table-cell table:style-name="ce20" table:formula="of:=[.C714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nga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ngaco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15]=&quot;Province&quot;;1;IF([.F7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2.000</text:p>
          </table:table-cell>
          <table:table-cell table:style-name="ce28" table:formula="of:=CONCATENATE(REPT(&quot; &quot;;([.J715]-1)*3);[.E715])" office:value-type="string" office:string-value="   Angaco" calcext:value-type="string">
            <text:p><text:s text:c="3"/>Angaco</text:p>
          </table:table-cell>
          <table:table-cell table:number-columns-repeated="10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B715]" office:value-type="float" office:value="17" calcext:value-type="float">
            <text:p>17</text:p>
          </table:table-cell>
          <table:table-cell table:style-name="ce20" table:formula="of:=[.C715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lingas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lingasta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16]=&quot;Province&quot;;1;IF([.F71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3.000</text:p>
          </table:table-cell>
          <table:table-cell table:style-name="ce28" table:formula="of:=CONCATENATE(REPT(&quot; &quot;;([.J716]-1)*3);[.E716])" office:value-type="string" office:string-value="   Calingasta" calcext:value-type="string">
            <text:p><text:s text:c="3"/>Calingasta</text:p>
          </table:table-cell>
          <table:table-cell table:number-columns-repeated="10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B716]" office:value-type="float" office:value="17" calcext:value-type="float">
            <text:p>17</text:p>
          </table:table-cell>
          <table:table-cell table:style-name="ce20" table:formula="of:=[.C716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17]=&quot;Province&quot;;1;IF([.F71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4.000</text:p>
          </table:table-cell>
          <table:table-cell table:style-name="ce28" table:formula="of:=CONCATENATE(REPT(&quot; &quot;;([.J717]-1)*3);[.E717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B717]" office:value-type="float" office:value="17" calcext:value-type="float">
            <text:p>17</text:p>
          </table:table-cell>
          <table:table-cell table:style-name="ce20" table:formula="of:=[.C717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ucet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ucete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18]=&quot;Province&quot;;1;IF([.F71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5.000</text:p>
          </table:table-cell>
          <table:table-cell table:style-name="ce28" table:formula="of:=CONCATENATE(REPT(&quot; &quot;;([.J718]-1)*3);[.E718])" office:value-type="string" office:string-value="   Caucete" calcext:value-type="string">
            <text:p><text:s text:c="3"/>Caucete</text:p>
          </table:table-cell>
          <table:table-cell table:number-columns-repeated="10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B718]" office:value-type="float" office:value="17" calcext:value-type="float">
            <text:p>17</text:p>
          </table:table-cell>
          <table:table-cell table:style-name="ce20" table:formula="of:=[.C718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imb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imbas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19]=&quot;Province&quot;;1;IF([.F7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6.000</text:p>
          </table:table-cell>
          <table:table-cell table:style-name="ce28" table:formula="of:=CONCATENATE(REPT(&quot; &quot;;([.J719]-1)*3);[.E719])" office:value-type="string" office:string-value="   Chimbas" calcext:value-type="string">
            <text:p><text:s text:c="3"/>Chimbas</text:p>
          </table:table-cell>
          <table:table-cell table:number-columns-repeated="10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B719]" office:value-type="float" office:value="17" calcext:value-type="float">
            <text:p>17</text:p>
          </table:table-cell>
          <table:table-cell table:style-name="ce20" table:formula="of:=[.C719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gles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glesia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0]=&quot;Province&quot;;1;IF([.F72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7.000</text:p>
          </table:table-cell>
          <table:table-cell table:style-name="ce28" table:formula="of:=CONCATENATE(REPT(&quot; &quot;;([.J720]-1)*3);[.E720])" office:value-type="string" office:string-value="   Iglesia" calcext:value-type="string">
            <text:p><text:s text:c="3"/>Iglesia</text:p>
          </table:table-cell>
          <table:table-cell table:number-columns-repeated="10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B720]" office:value-type="float" office:value="17" calcext:value-type="float">
            <text:p>17</text:p>
          </table:table-cell>
          <table:table-cell table:style-name="ce20" table:formula="of:=[.C720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ách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áchal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1]=&quot;Province&quot;;1;IF([.F72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8.000</text:p>
          </table:table-cell>
          <table:table-cell table:style-name="ce28" table:formula="of:=CONCATENATE(REPT(&quot; &quot;;([.J721]-1)*3);[.E721])" office:value-type="string" office:string-value="   Jáchal" calcext:value-type="string">
            <text:p><text:s text:c="3"/>Jáchal</text:p>
          </table:table-cell>
          <table:table-cell table:number-columns-repeated="10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B721]" office:value-type="float" office:value="17" calcext:value-type="float">
            <text:p>17</text:p>
          </table:table-cell>
          <table:table-cell table:style-name="ce20" table:formula="of:=[.C721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2]=&quot;Province&quot;;1;IF([.F72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09.000</text:p>
          </table:table-cell>
          <table:table-cell table:style-name="ce28" table:formula="of:=CONCATENATE(REPT(&quot; &quot;;([.J722]-1)*3);[.E722])" office:value-type="string" office:string-value="   Nueve de Julio (9 de Julio)" calcext:value-type="string">
            <text:p><text:s text:c="3"/>Nueve de Julio (9 de Julio)</text:p>
          </table:table-cell>
          <table:table-cell table:number-columns-repeated="10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B722]" office:value-type="float" office:value="17" calcext:value-type="float">
            <text:p>17</text:p>
          </table:table-cell>
          <table:table-cell table:style-name="ce20" table:formula="of:=[.C722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oci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ocito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3]=&quot;Province&quot;;1;IF([.F72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0.000</text:p>
          </table:table-cell>
          <table:table-cell table:style-name="ce28" table:formula="of:=CONCATENATE(REPT(&quot; &quot;;([.J723]-1)*3);[.E723])" office:value-type="string" office:string-value="   Pocito" calcext:value-type="string">
            <text:p><text:s text:c="3"/>Pocito</text:p>
          </table:table-cell>
          <table:table-cell table:number-columns-repeated="10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B723]" office:value-type="float" office:value="17" calcext:value-type="float">
            <text:p>17</text:p>
          </table:table-cell>
          <table:table-cell table:style-name="ce20" table:formula="of:=[.C723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aws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awson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4]=&quot;Province&quot;;1;IF([.F72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1.000</text:p>
          </table:table-cell>
          <table:table-cell table:style-name="ce28" table:formula="of:=CONCATENATE(REPT(&quot; &quot;;([.J724]-1)*3);[.E724])" office:value-type="string" office:string-value="   Rawson" calcext:value-type="string">
            <text:p><text:s text:c="3"/>Rawson</text:p>
          </table:table-cell>
          <table:table-cell table:number-columns-repeated="10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B724]" office:value-type="float" office:value="17" calcext:value-type="float">
            <text:p>17</text:p>
          </table:table-cell>
          <table:table-cell table:style-name="ce20" table:formula="of:=[.C724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5]=&quot;Province&quot;;1;IF([.F72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2.000</text:p>
          </table:table-cell>
          <table:table-cell table:style-name="ce28" table:formula="of:=CONCATENATE(REPT(&quot; &quot;;([.J725]-1)*3);[.E725])" office:value-type="string" office:string-value="   Rivadavia" calcext:value-type="string">
            <text:p><text:s text:c="3"/>Rivadavia</text:p>
          </table:table-cell>
          <table:table-cell table:number-columns-repeated="10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B725]" office:value-type="float" office:value="17" calcext:value-type="float">
            <text:p>17</text:p>
          </table:table-cell>
          <table:table-cell table:style-name="ce20" table:formula="of:=[.C725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6]=&quot;Province&quot;;1;IF([.F72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3.000</text:p>
          </table:table-cell>
          <table:table-cell table:style-name="ce28" table:formula="of:=CONCATENATE(REPT(&quot; &quot;;([.J726]-1)*3);[.E726])" office:value-type="string" office:string-value="   San Martín" calcext:value-type="string">
            <text:p><text:s text:c="3"/>San Martín</text:p>
          </table:table-cell>
          <table:table-cell table:number-columns-repeated="10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B726]" office:value-type="float" office:value="17" calcext:value-type="float">
            <text:p>17</text:p>
          </table:table-cell>
          <table:table-cell table:style-name="ce20" table:formula="of:=[.C726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ta Lucí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ta Lucía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7]=&quot;Province&quot;;1;IF([.F72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4.000</text:p>
          </table:table-cell>
          <table:table-cell table:style-name="ce28" table:formula="of:=CONCATENATE(REPT(&quot; &quot;;([.J727]-1)*3);[.E727])" office:value-type="string" office:string-value="   Santa Lucía" calcext:value-type="string">
            <text:p><text:s text:c="3"/>Santa Lucía</text:p>
          </table:table-cell>
          <table:table-cell table:number-columns-repeated="10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B727]" office:value-type="float" office:value="17" calcext:value-type="float">
            <text:p>17</text:p>
          </table:table-cell>
          <table:table-cell table:style-name="ce20" table:formula="of:=[.C727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8]=&quot;Province&quot;;1;IF([.F72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5.000</text:p>
          </table:table-cell>
          <table:table-cell table:style-name="ce28" table:formula="of:=CONCATENATE(REPT(&quot; &quot;;([.J728]-1)*3);[.E728])" office:value-type="string" office:string-value="   Sarmiento" calcext:value-type="string">
            <text:p><text:s text:c="3"/>Sarmiento</text:p>
          </table:table-cell>
          <table:table-cell table:number-columns-repeated="10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B728]" office:value-type="float" office:value="17" calcext:value-type="float">
            <text:p>17</text:p>
          </table:table-cell>
          <table:table-cell table:style-name="ce20" table:formula="of:=[.C728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Ullum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llum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29]=&quot;Province&quot;;1;IF([.F7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6.000</text:p>
          </table:table-cell>
          <table:table-cell table:style-name="ce28" table:formula="of:=CONCATENATE(REPT(&quot; &quot;;([.J729]-1)*3);[.E729])" office:value-type="string" office:string-value="   Ullum" calcext:value-type="string">
            <text:p><text:s text:c="3"/>Ullum</text:p>
          </table:table-cell>
          <table:table-cell table:number-columns-repeated="10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B729]" office:value-type="float" office:value="17" calcext:value-type="float">
            <text:p>17</text:p>
          </table:table-cell>
          <table:table-cell table:style-name="ce20" table:formula="of:=[.C729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alle Férti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alle Fértil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30]=&quot;Province&quot;;1;IF([.F73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7.000</text:p>
          </table:table-cell>
          <table:table-cell table:style-name="ce28" table:formula="of:=CONCATENATE(REPT(&quot; &quot;;([.J730]-1)*3);[.E730])" office:value-type="string" office:string-value="   Valle Fértil" calcext:value-type="string">
            <text:p><text:s text:c="3"/>Valle Fértil</text:p>
          </table:table-cell>
          <table:table-cell table:number-columns-repeated="10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B730]" office:value-type="float" office:value="17" calcext:value-type="float">
            <text:p>17</text:p>
          </table:table-cell>
          <table:table-cell table:style-name="ce20" table:formula="of:=[.C730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einticinco de Mayo (25 de Mayo)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31]=&quot;Province&quot;;1;IF([.F7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8.000</text:p>
          </table:table-cell>
          <table:table-cell table:style-name="ce28" table:formula="of:=CONCATENATE(REPT(&quot; &quot;;([.J731]-1)*3);[.E731])" office:value-type="string" office:string-value="   Veinticinco de Mayo (25 de Mayo)" calcext:value-type="string">
            <text:p><text:s text:c="3"/>Veinticinco de Mayo (25 de Mayo)</text:p>
          </table:table-cell>
          <table:table-cell table:number-columns-repeated="10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B731]" office:value-type="float" office:value="17" calcext:value-type="float">
            <text:p>17</text:p>
          </table:table-cell>
          <table:table-cell table:style-name="ce20" table:formula="of:=[.C731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Zon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Zonda</text:p>
          </table:table-cell>
          <table:table-cell office:value-type="string" calcext:value-type="string">
            <text:p>San Juan</text:p>
          </table:table-cell>
          <table:table-cell/>
          <table:table-cell table:style-name="ce25" table:formula="of:=IF([.F732]=&quot;Province&quot;;1;IF([.F73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7.019.000</text:p>
          </table:table-cell>
          <table:table-cell table:style-name="ce28" table:formula="of:=CONCATENATE(REPT(&quot; &quot;;([.J732]-1)*3);[.E732])" office:value-type="string" office:string-value="   Zonda" calcext:value-type="string">
            <text:p><text:s text:c="3"/>Zonda</text:p>
          </table:table-cell>
          <table:table-cell table:number-columns-repeated="10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8" table:formula="of:=IF([.F733]=&quot;Localidad&quot;;[.D732]+1;0)" office:value-type="float" office:value="0" calcext:value-type="float">
            <text:p>0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 Luis</text:p>
          </table:table-cell>
          <table:table-cell/>
          <table:table-cell table:style-name="ce24" table:formula="of:=IF([.F733]=&quot;Province&quot;;1;IF([.F733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8.000.000</text:p>
          </table:table-cell>
          <table:table-cell table:style-name="ce29" table:formula="of:=CONCATENATE(REPT(&quot; &quot;;([.J733]-1)*3);[.E733])" office:value-type="string" office:string-value="San Luis" calcext:value-type="string">
            <text:p>San Luis</text:p>
          </table:table-cell>
          <table:table-cell table:number-columns-repeated="10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B733]" office:value-type="float" office:value="18" calcext:value-type="float">
            <text:p>18</text:p>
          </table:table-cell>
          <table:table-cell table:style-name="ce20" table:formula="of:=[.C733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34]=&quot;Province&quot;;1;IF([.F73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1.000</text:p>
          </table:table-cell>
          <table:table-cell table:style-name="ce28" table:formula="of:=CONCATENATE(REPT(&quot; &quot;;([.J734]-1)*3);[.E734])" office:value-type="string" office:string-value="   Ayacucho" calcext:value-type="string">
            <text:p><text:s text:c="3"/>Ayacucho</text:p>
          </table:table-cell>
          <table:table-cell table:number-columns-repeated="10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B734]" office:value-type="float" office:value="18" calcext:value-type="float">
            <text:p>18</text:p>
          </table:table-cell>
          <table:table-cell table:style-name="ce20" table:formula="of:=[.C734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35]=&quot;Province&quot;;1;IF([.F73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2.000</text:p>
          </table:table-cell>
          <table:table-cell table:style-name="ce28" table:formula="of:=CONCATENATE(REPT(&quot; &quot;;([.J735]-1)*3);[.E735])" office:value-type="string" office:string-value="   Belgrano" calcext:value-type="string">
            <text:p><text:s text:c="3"/>Belgrano</text:p>
          </table:table-cell>
          <table:table-cell table:number-columns-repeated="10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B735]" office:value-type="float" office:value="18" calcext:value-type="float">
            <text:p>18</text:p>
          </table:table-cell>
          <table:table-cell table:style-name="ce20" table:formula="of:=[.C735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acabuco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36]=&quot;Province&quot;;1;IF([.F73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3.000</text:p>
          </table:table-cell>
          <table:table-cell table:style-name="ce28" table:formula="of:=CONCATENATE(REPT(&quot; &quot;;([.J736]-1)*3);[.E736])" office:value-type="string" office:string-value="   Chacabuco" calcext:value-type="string">
            <text:p><text:s text:c="3"/>Chacabuco</text:p>
          </table:table-cell>
          <table:table-cell table:number-columns-repeated="10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B736]" office:value-type="float" office:value="18" calcext:value-type="float">
            <text:p>18</text:p>
          </table:table-cell>
          <table:table-cell table:style-name="ce20" table:formula="of:=[.C736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ronel Pring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ronel Pringles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37]=&quot;Province&quot;;1;IF([.F7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4.000</text:p>
          </table:table-cell>
          <table:table-cell table:style-name="ce28" table:formula="of:=CONCATENATE(REPT(&quot; &quot;;([.J737]-1)*3);[.E737])" office:value-type="string" office:string-value="   Coronel Pringles" calcext:value-type="string">
            <text:p><text:s text:c="3"/>Coronel Pringles</text:p>
          </table:table-cell>
          <table:table-cell table:number-columns-repeated="10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B737]" office:value-type="float" office:value="18" calcext:value-type="float">
            <text:p>18</text:p>
          </table:table-cell>
          <table:table-cell table:style-name="ce20" table:formula="of:=[.C737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Pederne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Pedernera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38]=&quot;Province&quot;;1;IF([.F73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5.000</text:p>
          </table:table-cell>
          <table:table-cell table:style-name="ce28" table:formula="of:=CONCATENATE(REPT(&quot; &quot;;([.J738]-1)*3);[.E738])" office:value-type="string" office:string-value="   General Pedernera" calcext:value-type="string">
            <text:p><text:s text:c="3"/>General Pedernera</text:p>
          </table:table-cell>
          <table:table-cell table:number-columns-repeated="10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B738]" office:value-type="float" office:value="18" calcext:value-type="float">
            <text:p>18</text:p>
          </table:table-cell>
          <table:table-cell table:style-name="ce20" table:formula="of:=[.C738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obernador Dupu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obernador Dupuy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39]=&quot;Province&quot;;1;IF([.F73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6.000</text:p>
          </table:table-cell>
          <table:table-cell table:style-name="ce28" table:formula="of:=CONCATENATE(REPT(&quot; &quot;;([.J739]-1)*3);[.E739])" office:value-type="string" office:string-value="   Gobernador Dupuy" calcext:value-type="string">
            <text:p><text:s text:c="3"/>Gobernador Dupuy</text:p>
          </table:table-cell>
          <table:table-cell table:number-columns-repeated="10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B739]" office:value-type="float" office:value="18" calcext:value-type="float">
            <text:p>18</text:p>
          </table:table-cell>
          <table:table-cell table:style-name="ce20" table:formula="of:=[.C739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un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unín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40]=&quot;Province&quot;;1;IF([.F74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7.000</text:p>
          </table:table-cell>
          <table:table-cell table:style-name="ce28" table:formula="of:=CONCATENATE(REPT(&quot; &quot;;([.J740]-1)*3);[.E740])" office:value-type="string" office:string-value="   Junín" calcext:value-type="string">
            <text:p><text:s text:c="3"/>Junín</text:p>
          </table:table-cell>
          <table:table-cell table:number-columns-repeated="10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B740]" office:value-type="float" office:value="18" calcext:value-type="float">
            <text:p>18</text:p>
          </table:table-cell>
          <table:table-cell table:style-name="ce20" table:formula="of:=[.C740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Capital (Juan Martín de Pueyrredón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Capital (Juan Martín de Pueyrredón)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41]=&quot;Province&quot;;1;IF([.F74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8.000</text:p>
          </table:table-cell>
          <table:table-cell table:style-name="ce28" table:formula="of:=CONCATENATE(REPT(&quot; &quot;;([.J741]-1)*3);[.E741])" office:value-type="string" office:string-value="   La Capital (Juan Martín de Pueyrredón)" calcext:value-type="string">
            <text:p><text:s text:c="3"/>La Capital (Juan Martín de Pueyrredón)</text:p>
          </table:table-cell>
          <table:table-cell table:number-columns-repeated="10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B741]" office:value-type="float" office:value="18" calcext:value-type="float">
            <text:p>18</text:p>
          </table:table-cell>
          <table:table-cell table:style-name="ce20" table:formula="of:=[.C741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ibertador General 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ibertador General San Martín</text:p>
          </table:table-cell>
          <table:table-cell office:value-type="string" calcext:value-type="string">
            <text:p>San Luis</text:p>
          </table:table-cell>
          <table:table-cell/>
          <table:table-cell table:style-name="ce25" table:formula="of:=IF([.F742]=&quot;Province&quot;;1;IF([.F74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8.009.000</text:p>
          </table:table-cell>
          <table:table-cell table:style-name="ce28" table:formula="of:=CONCATENATE(REPT(&quot; &quot;;([.J742]-1)*3);[.E742])" office:value-type="string" office:string-value="   Libertador General San Martín" calcext:value-type="string">
            <text:p><text:s text:c="3"/>Libertador General San Martín</text:p>
          </table:table-cell>
          <table:table-cell table:number-columns-repeated="10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0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8" table:formula="of:=IF([.F743]=&quot;Localidad&quot;;[.D742]+1;0)" office:value-type="float" office:value="0" calcext:value-type="float">
            <text:p>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a Cruz</text:p>
          </table:table-cell>
          <table:table-cell/>
          <table:table-cell table:style-name="ce24" table:formula="of:=IF([.F743]=&quot;Province&quot;;1;IF([.F743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19.000.000</text:p>
          </table:table-cell>
          <table:table-cell table:style-name="ce29" table:formula="of:=CONCATENATE(REPT(&quot; &quot;;([.J743]-1)*3);[.E743])" office:value-type="string" office:string-value="Santa Cruz" calcext:value-type="string">
            <text:p>Santa Cruz</text:p>
          </table:table-cell>
          <table:table-cell table:number-columns-repeated="10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B743]" office:value-type="float" office:value="19" calcext:value-type="float">
            <text:p>19</text:p>
          </table:table-cell>
          <table:table-cell table:style-name="ce20" table:formula="of:=[.C743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rpen Aik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rpen Aike</text:p>
          </table:table-cell>
          <table:table-cell office:value-type="string" calcext:value-type="string">
            <text:p>Santa Cruz</text:p>
          </table:table-cell>
          <table:table-cell/>
          <table:table-cell table:style-name="ce25" table:formula="of:=IF([.F744]=&quot;Province&quot;;1;IF([.F74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9.001.000</text:p>
          </table:table-cell>
          <table:table-cell table:style-name="ce28" table:formula="of:=CONCATENATE(REPT(&quot; &quot;;([.J744]-1)*3);[.E744])" office:value-type="string" office:string-value="   Corpen Aike" calcext:value-type="string">
            <text:p><text:s text:c="3"/>Corpen Aike</text:p>
          </table:table-cell>
          <table:table-cell table:number-columns-repeated="10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B744]" office:value-type="float" office:value="19" calcext:value-type="float">
            <text:p>19</text:p>
          </table:table-cell>
          <table:table-cell table:style-name="ce20" table:formula="of:=[.C744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Desea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seado</text:p>
          </table:table-cell>
          <table:table-cell office:value-type="string" calcext:value-type="string">
            <text:p>Santa Cruz</text:p>
          </table:table-cell>
          <table:table-cell/>
          <table:table-cell table:style-name="ce25" table:formula="of:=IF([.F745]=&quot;Province&quot;;1;IF([.F74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9.002.000</text:p>
          </table:table-cell>
          <table:table-cell table:style-name="ce28" table:formula="of:=CONCATENATE(REPT(&quot; &quot;;([.J745]-1)*3);[.E745])" office:value-type="string" office:string-value="   Deseado" calcext:value-type="string">
            <text:p><text:s text:c="3"/>Deseado</text:p>
          </table:table-cell>
          <table:table-cell table:number-columns-repeated="10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B745]" office:value-type="float" office:value="19" calcext:value-type="float">
            <text:p>19</text:p>
          </table:table-cell>
          <table:table-cell table:style-name="ce20" table:formula="of:=[.C745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üer Aik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üer Aike</text:p>
          </table:table-cell>
          <table:table-cell office:value-type="string" calcext:value-type="string">
            <text:p>Santa Cruz</text:p>
          </table:table-cell>
          <table:table-cell/>
          <table:table-cell table:style-name="ce25" table:formula="of:=IF([.F746]=&quot;Province&quot;;1;IF([.F74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9.003.000</text:p>
          </table:table-cell>
          <table:table-cell table:style-name="ce28" table:formula="of:=CONCATENATE(REPT(&quot; &quot;;([.J746]-1)*3);[.E746])" office:value-type="string" office:string-value="   Güer Aike" calcext:value-type="string">
            <text:p><text:s text:c="3"/>Güer Aike</text:p>
          </table:table-cell>
          <table:table-cell table:number-columns-repeated="10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B746]" office:value-type="float" office:value="19" calcext:value-type="float">
            <text:p>19</text:p>
          </table:table-cell>
          <table:table-cell table:style-name="ce20" table:formula="of:=[.C746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go Argenti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go Argentino</text:p>
          </table:table-cell>
          <table:table-cell office:value-type="string" calcext:value-type="string">
            <text:p>Santa Cruz</text:p>
          </table:table-cell>
          <table:table-cell/>
          <table:table-cell table:style-name="ce25" table:formula="of:=IF([.F747]=&quot;Province&quot;;1;IF([.F74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9.004.000</text:p>
          </table:table-cell>
          <table:table-cell table:style-name="ce28" table:formula="of:=CONCATENATE(REPT(&quot; &quot;;([.J747]-1)*3);[.E747])" office:value-type="string" office:string-value="   Lago Argentino" calcext:value-type="string">
            <text:p><text:s text:c="3"/>Lago Argentino</text:p>
          </table:table-cell>
          <table:table-cell table:number-columns-repeated="10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B747]" office:value-type="float" office:value="19" calcext:value-type="float">
            <text:p>19</text:p>
          </table:table-cell>
          <table:table-cell table:style-name="ce20" table:formula="of:=[.C747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go Buenos Air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go Buenos Aires</text:p>
          </table:table-cell>
          <table:table-cell office:value-type="string" calcext:value-type="string">
            <text:p>Santa Cruz</text:p>
          </table:table-cell>
          <table:table-cell/>
          <table:table-cell table:style-name="ce25" table:formula="of:=IF([.F748]=&quot;Province&quot;;1;IF([.F74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9.005.000</text:p>
          </table:table-cell>
          <table:table-cell table:style-name="ce28" table:formula="of:=CONCATENATE(REPT(&quot; &quot;;([.J748]-1)*3);[.E748])" office:value-type="string" office:string-value="   Lago Buenos Aires" calcext:value-type="string">
            <text:p><text:s text:c="3"/>Lago Buenos Aires</text:p>
          </table:table-cell>
          <table:table-cell table:number-columns-repeated="10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B748]" office:value-type="float" office:value="19" calcext:value-type="float">
            <text:p>19</text:p>
          </table:table-cell>
          <table:table-cell table:style-name="ce20" table:formula="of:=[.C748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Santa Cruz</text:p>
          </table:table-cell>
          <table:table-cell/>
          <table:table-cell table:style-name="ce25" table:formula="of:=IF([.F749]=&quot;Province&quot;;1;IF([.F74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9.006.000</text:p>
          </table:table-cell>
          <table:table-cell table:style-name="ce28" table:formula="of:=CONCATENATE(REPT(&quot; &quot;;([.J749]-1)*3);[.E749])" office:value-type="string" office:string-value="   Magallanes" calcext:value-type="string">
            <text:p><text:s text:c="3"/>Magallanes</text:p>
          </table:table-cell>
          <table:table-cell table:number-columns-repeated="10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B749]" office:value-type="float" office:value="19" calcext:value-type="float">
            <text:p>19</text:p>
          </table:table-cell>
          <table:table-cell table:style-name="ce20" table:formula="of:=[.C749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Santa Cruz</text:p>
          </table:table-cell>
          <table:table-cell/>
          <table:table-cell table:style-name="ce25" table:formula="of:=IF([.F750]=&quot;Province&quot;;1;IF([.F75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19.007.000</text:p>
          </table:table-cell>
          <table:table-cell table:style-name="ce28" table:formula="of:=CONCATENATE(REPT(&quot; &quot;;([.J750]-1)*3);[.E750])" office:value-type="string" office:string-value="   Río Chico" calcext:value-type="string">
            <text:p><text:s text:c="3"/>Río Chico</text:p>
          </table:table-cell>
          <table:table-cell table:number-columns-repeated="10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8" table:formula="of:=IF([.F751]=&quot;Localidad&quot;;[.D750]+1;0)" office:value-type="float" office:value="0" calcext:value-type="float">
            <text:p>0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a Fe</text:p>
          </table:table-cell>
          <table:table-cell/>
          <table:table-cell table:style-name="ce24" table:formula="of:=IF([.F751]=&quot;Province&quot;;1;IF([.F751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20.000.000</text:p>
          </table:table-cell>
          <table:table-cell table:style-name="ce29" table:formula="of:=CONCATENATE(REPT(&quot; &quot;;([.J751]-1)*3);[.E751])" office:value-type="string" office:string-value="Santa Fe" calcext:value-type="string">
            <text:p>Santa Fe</text:p>
          </table:table-cell>
          <table:table-cell table:number-columns-repeated="10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B751]" office:value-type="float" office:value="20" calcext:value-type="float">
            <text:p>20</text:p>
          </table:table-cell>
          <table:table-cell table:style-name="ce20" table:formula="of:=[.C751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2]=&quot;Province&quot;;1;IF([.F75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1.000</text:p>
          </table:table-cell>
          <table:table-cell table:style-name="ce28" table:formula="of:=CONCATENATE(REPT(&quot; &quot;;([.J752]-1)*3);[.E752])" office:value-type="string" office:string-value="   Belgrano" calcext:value-type="string">
            <text:p><text:s text:c="3"/>Belgrano</text:p>
          </table:table-cell>
          <table:table-cell table:number-columns-repeated="10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B752]" office:value-type="float" office:value="20" calcext:value-type="float">
            <text:p>20</text:p>
          </table:table-cell>
          <table:table-cell table:style-name="ce20" table:formula="of:=[.C752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3]=&quot;Province&quot;;1;IF([.F75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2.000</text:p>
          </table:table-cell>
          <table:table-cell table:style-name="ce28" table:formula="of:=CONCATENATE(REPT(&quot; &quot;;([.J753]-1)*3);[.E753])" office:value-type="string" office:string-value="   Caseros" calcext:value-type="string">
            <text:p><text:s text:c="3"/>Caseros</text:p>
          </table:table-cell>
          <table:table-cell table:number-columns-repeated="10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B753]" office:value-type="float" office:value="20" calcext:value-type="float">
            <text:p>20</text:p>
          </table:table-cell>
          <table:table-cell table:style-name="ce20" table:formula="of:=[.C753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4]=&quot;Province&quot;;1;IF([.F75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3.000</text:p>
          </table:table-cell>
          <table:table-cell table:style-name="ce28" table:formula="of:=CONCATENATE(REPT(&quot; &quot;;([.J754]-1)*3);[.E754])" office:value-type="string" office:string-value="   Castellanos" calcext:value-type="string">
            <text:p><text:s text:c="3"/>Castellanos</text:p>
          </table:table-cell>
          <table:table-cell table:number-columns-repeated="10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B754]" office:value-type="float" office:value="20" calcext:value-type="float">
            <text:p>20</text:p>
          </table:table-cell>
          <table:table-cell table:style-name="ce20" table:formula="of:=[.C754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5]=&quot;Province&quot;;1;IF([.F75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4.000</text:p>
          </table:table-cell>
          <table:table-cell table:style-name="ce28" table:formula="of:=CONCATENATE(REPT(&quot; &quot;;([.J755]-1)*3);[.E755])" office:value-type="string" office:string-value="   Constitución" calcext:value-type="string">
            <text:p><text:s text:c="3"/>Constitución</text:p>
          </table:table-cell>
          <table:table-cell table:number-columns-repeated="10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B755]" office:value-type="float" office:value="20" calcext:value-type="float">
            <text:p>20</text:p>
          </table:table-cell>
          <table:table-cell table:style-name="ce20" table:formula="of:=[.C755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ara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aray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6]=&quot;Province&quot;;1;IF([.F75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5.000</text:p>
          </table:table-cell>
          <table:table-cell table:style-name="ce28" table:formula="of:=CONCATENATE(REPT(&quot; &quot;;([.J756]-1)*3);[.E756])" office:value-type="string" office:string-value="   Garay" calcext:value-type="string">
            <text:p><text:s text:c="3"/>Garay</text:p>
          </table:table-cell>
          <table:table-cell table:number-columns-repeated="10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B756]" office:value-type="float" office:value="20" calcext:value-type="float">
            <text:p>20</text:p>
          </table:table-cell>
          <table:table-cell table:style-name="ce20" table:formula="of:=[.C756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Lóp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López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7]=&quot;Province&quot;;1;IF([.F75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6.000</text:p>
          </table:table-cell>
          <table:table-cell table:style-name="ce28" table:formula="of:=CONCATENATE(REPT(&quot; &quot;;([.J757]-1)*3);[.E757])" office:value-type="string" office:string-value="   General López" calcext:value-type="string">
            <text:p><text:s text:c="3"/>General López</text:p>
          </table:table-cell>
          <table:table-cell table:number-columns-repeated="10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B757]" office:value-type="float" office:value="20" calcext:value-type="float">
            <text:p>20</text:p>
          </table:table-cell>
          <table:table-cell table:style-name="ce20" table:formula="of:=[.C757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Obliga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Obligado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8]=&quot;Province&quot;;1;IF([.F75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7.000</text:p>
          </table:table-cell>
          <table:table-cell table:style-name="ce28" table:formula="of:=CONCATENATE(REPT(&quot; &quot;;([.J758]-1)*3);[.E758])" office:value-type="string" office:string-value="   General Obligado" calcext:value-type="string">
            <text:p><text:s text:c="3"/>General Obligado</text:p>
          </table:table-cell>
          <table:table-cell table:number-columns-repeated="10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B758]" office:value-type="float" office:value="20" calcext:value-type="float">
            <text:p>20</text:p>
          </table:table-cell>
          <table:table-cell table:style-name="ce20" table:formula="of:=[.C758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rion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riondo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59]=&quot;Province&quot;;1;IF([.F75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8.000</text:p>
          </table:table-cell>
          <table:table-cell table:style-name="ce28" table:formula="of:=CONCATENATE(REPT(&quot; &quot;;([.J759]-1)*3);[.E759])" office:value-type="string" office:string-value="   Iriondo" calcext:value-type="string">
            <text:p><text:s text:c="3"/>Iriondo</text:p>
          </table:table-cell>
          <table:table-cell table:number-columns-repeated="10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B759]" office:value-type="float" office:value="20" calcext:value-type="float">
            <text:p>20</text:p>
          </table:table-cell>
          <table:table-cell table:style-name="ce20" table:formula="of:=[.C759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Capital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0]=&quot;Province&quot;;1;IF([.F76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09.000</text:p>
          </table:table-cell>
          <table:table-cell table:style-name="ce28" table:formula="of:=CONCATENATE(REPT(&quot; &quot;;([.J760]-1)*3);[.E760])" office:value-type="string" office:string-value="   La Capital" calcext:value-type="string">
            <text:p><text:s text:c="3"/>La Capital</text:p>
          </table:table-cell>
          <table:table-cell table:number-columns-repeated="10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B760]" office:value-type="float" office:value="20" calcext:value-type="float">
            <text:p>20</text:p>
          </table:table-cell>
          <table:table-cell table:style-name="ce20" table:formula="of:=[.C760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s Coloni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s Colonias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1]=&quot;Province&quot;;1;IF([.F76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0.000</text:p>
          </table:table-cell>
          <table:table-cell table:style-name="ce28" table:formula="of:=CONCATENATE(REPT(&quot; &quot;;([.J761]-1)*3);[.E761])" office:value-type="string" office:string-value="   Las Colonias" calcext:value-type="string">
            <text:p><text:s text:c="3"/>Las Colonias</text:p>
          </table:table-cell>
          <table:table-cell table:number-columns-repeated="10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B761]" office:value-type="float" office:value="20" calcext:value-type="float">
            <text:p>20</text:p>
          </table:table-cell>
          <table:table-cell table:style-name="ce20" table:formula="of:=[.C761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Nueve de Julio (9 de Julio)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2]=&quot;Province&quot;;1;IF([.F76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1.000</text:p>
          </table:table-cell>
          <table:table-cell table:style-name="ce28" table:formula="of:=CONCATENATE(REPT(&quot; &quot;;([.J762]-1)*3);[.E762])" office:value-type="string" office:string-value="   Nueve de Julio (9 de Julio)" calcext:value-type="string">
            <text:p><text:s text:c="3"/>Nueve de Julio (9 de Julio)</text:p>
          </table:table-cell>
          <table:table-cell table:number-columns-repeated="10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B762]" office:value-type="float" office:value="20" calcext:value-type="float">
            <text:p>20</text:p>
          </table:table-cell>
          <table:table-cell table:style-name="ce20" table:formula="of:=[.C762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3]=&quot;Province&quot;;1;IF([.F76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2.000</text:p>
          </table:table-cell>
          <table:table-cell table:style-name="ce28" table:formula="of:=CONCATENATE(REPT(&quot; &quot;;([.J763]-1)*3);[.E763])" office:value-type="string" office:string-value="   Rosario" calcext:value-type="string">
            <text:p><text:s text:c="3"/>Rosario</text:p>
          </table:table-cell>
          <table:table-cell table:number-columns-repeated="10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B763]" office:value-type="float" office:value="20" calcext:value-type="float">
            <text:p>20</text:p>
          </table:table-cell>
          <table:table-cell table:style-name="ce20" table:formula="of:=[.C763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4]=&quot;Province&quot;;1;IF([.F76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3.000</text:p>
          </table:table-cell>
          <table:table-cell table:style-name="ce28" table:formula="of:=CONCATENATE(REPT(&quot; &quot;;([.J764]-1)*3);[.E764])" office:value-type="string" office:string-value="   San Cristóbal" calcext:value-type="string">
            <text:p><text:s text:c="3"/>San Cristóbal</text:p>
          </table:table-cell>
          <table:table-cell table:number-columns-repeated="10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B764]" office:value-type="float" office:value="20" calcext:value-type="float">
            <text:p>20</text:p>
          </table:table-cell>
          <table:table-cell table:style-name="ce20" table:formula="of:=[.C764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5]=&quot;Province&quot;;1;IF([.F76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4.000</text:p>
          </table:table-cell>
          <table:table-cell table:style-name="ce28" table:formula="of:=CONCATENATE(REPT(&quot; &quot;;([.J765]-1)*3);[.E765])" office:value-type="string" office:string-value="   San Javier" calcext:value-type="string">
            <text:p><text:s text:c="3"/>San Javier</text:p>
          </table:table-cell>
          <table:table-cell table:number-columns-repeated="10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B765]" office:value-type="float" office:value="20" calcext:value-type="float">
            <text:p>20</text:p>
          </table:table-cell>
          <table:table-cell table:style-name="ce20" table:formula="of:=[.C765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Jerónim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Jerónimo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6]=&quot;Province&quot;;1;IF([.F7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5.000</text:p>
          </table:table-cell>
          <table:table-cell table:style-name="ce28" table:formula="of:=CONCATENATE(REPT(&quot; &quot;;([.J766]-1)*3);[.E766])" office:value-type="string" office:string-value="   San Jerónimo" calcext:value-type="string">
            <text:p><text:s text:c="3"/>San Jerónimo</text:p>
          </table:table-cell>
          <table:table-cell table:number-columns-repeated="10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B766]" office:value-type="float" office:value="20" calcext:value-type="float">
            <text:p>20</text:p>
          </table:table-cell>
          <table:table-cell table:style-name="ce20" table:formula="of:=[.C766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Jus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Justo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7]=&quot;Province&quot;;1;IF([.F76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6.000</text:p>
          </table:table-cell>
          <table:table-cell table:style-name="ce28" table:formula="of:=CONCATENATE(REPT(&quot; &quot;;([.J767]-1)*3);[.E767])" office:value-type="string" office:string-value="   San Justo" calcext:value-type="string">
            <text:p><text:s text:c="3"/>San Justo</text:p>
          </table:table-cell>
          <table:table-cell table:number-columns-repeated="10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B767]" office:value-type="float" office:value="20" calcext:value-type="float">
            <text:p>20</text:p>
          </table:table-cell>
          <table:table-cell table:style-name="ce20" table:formula="of:=[.C767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8]=&quot;Province&quot;;1;IF([.F76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7.000</text:p>
          </table:table-cell>
          <table:table-cell table:style-name="ce28" table:formula="of:=CONCATENATE(REPT(&quot; &quot;;([.J768]-1)*3);[.E768])" office:value-type="string" office:string-value="   San Lorenzo" calcext:value-type="string">
            <text:p><text:s text:c="3"/>San Lorenzo</text:p>
          </table:table-cell>
          <table:table-cell table:number-columns-repeated="10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B768]" office:value-type="float" office:value="20" calcext:value-type="float">
            <text:p>20</text:p>
          </table:table-cell>
          <table:table-cell table:style-name="ce20" table:formula="of:=[.C768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69]=&quot;Province&quot;;1;IF([.F76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8.000</text:p>
          </table:table-cell>
          <table:table-cell table:style-name="ce28" table:formula="of:=CONCATENATE(REPT(&quot; &quot;;([.J769]-1)*3);[.E769])" office:value-type="string" office:string-value="   San Martín" calcext:value-type="string">
            <text:p><text:s text:c="3"/>San Martín</text:p>
          </table:table-cell>
          <table:table-cell table:number-columns-repeated="10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B769]" office:value-type="float" office:value="20" calcext:value-type="float">
            <text:p>20</text:p>
          </table:table-cell>
          <table:table-cell table:style-name="ce20" table:formula="of:=[.C769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Santa Fe</text:p>
          </table:table-cell>
          <table:table-cell/>
          <table:table-cell table:style-name="ce25" table:formula="of:=IF([.F770]=&quot;Province&quot;;1;IF([.F77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0.019.000</text:p>
          </table:table-cell>
          <table:table-cell table:style-name="ce28" table:formula="of:=CONCATENATE(REPT(&quot; &quot;;([.J770]-1)*3);[.E770])" office:value-type="string" office:string-value="   Vera" calcext:value-type="string">
            <text:p><text:s text:c="3"/>Vera</text:p>
          </table:table-cell>
          <table:table-cell table:number-columns-repeated="10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0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8" table:formula="of:=IF([.F771]=&quot;Localidad&quot;;[.D770]+1;0)" office:value-type="float" office:value="0" calcext:value-type="float">
            <text:p>0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4" table:formula="of:=IF([.F771]=&quot;Province&quot;;1;IF([.F771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21.000.000</text:p>
          </table:table-cell>
          <table:table-cell table:style-name="ce29" table:formula="of:=CONCATENATE(REPT(&quot; &quot;;([.J771]-1)*3);[.E771])" office:value-type="string" office:string-value="Santiago del Estero" calcext:value-type="string">
            <text:p>Santiago del Estero</text:p>
          </table:table-cell>
          <table:table-cell table:number-columns-repeated="10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B771]" office:value-type="float" office:value="21" calcext:value-type="float">
            <text:p>21</text:p>
          </table:table-cell>
          <table:table-cell table:style-name="ce20" table:formula="of:=[.C771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772]=&quot;Province&quot;;1;IF([.F77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1.000</text:p>
          </table:table-cell>
          <table:table-cell table:style-name="ce28" table:formula="of:=CONCATENATE(REPT(&quot; &quot;;([.J772]-1)*3);[.E772])" office:value-type="string" office:string-value="   Aguirre" calcext:value-type="string">
            <text:p><text:s text:c="3"/>Aguirre</text:p>
          </table:table-cell>
          <table:table-cell table:number-columns-repeated="10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B772]" office:value-type="float" office:value="21" calcext:value-type="float">
            <text:p>21</text:p>
          </table:table-cell>
          <table:table-cell table:formula="of:=[.C772]" office:value-type="float" office:value="1" calcext:value-type="float">
            <text:p>1</text:p>
          </table:table-cell>
          <table:table-cell table:style-name="ce22" office:value-type="float" office:value="285" calcext:value-type="float">
            <text:p>28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73]=&quot;Province&quot;;1;IF([.F773]=&quot;Department&quot;;2;3))" office:value-type="float" office:value="3" calcext:value-type="float">
            <text:p>3</text:p>
          </table:table-cell>
          <table:table-cell office:value-type="string" calcext:value-type="string">
            <text:p>021.001.285</text:p>
          </table:table-cell>
          <table:table-cell table:formula="of:=CONCATENATE(REPT(&quot; &quot;;([.J773]-1)*3);[.E773])" office:value-type="string" office:string-value="      Argentina" calcext:value-type="string">
            <text:p><text:s text:c="6"/>Argentina</text:p>
          </table:table-cell>
          <table:table-cell table:number-columns-repeated="10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B773]" office:value-type="float" office:value="21" calcext:value-type="float">
            <text:p>21</text:p>
          </table:table-cell>
          <table:table-cell table:formula="of:=[.C773]" office:value-type="float" office:value="1" calcext:value-type="float">
            <text:p>1</text:p>
          </table:table-cell>
          <table:table-cell table:style-name="ce22" office:value-type="float" office:value="286" calcext:value-type="float">
            <text:p>286</text:p>
          </table:table-cell>
          <table:table-cell office:value-type="string" calcext:value-type="string">
            <text:p>Casa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74]=&quot;Province&quot;;1;IF([.F774]=&quot;Department&quot;;2;3))" office:value-type="float" office:value="3" calcext:value-type="float">
            <text:p>3</text:p>
          </table:table-cell>
          <table:table-cell office:value-type="string" calcext:value-type="string">
            <text:p>021.001.286</text:p>
          </table:table-cell>
          <table:table-cell table:formula="of:=CONCATENATE(REPT(&quot; &quot;;([.J774]-1)*3);[.E774])" office:value-type="string" office:string-value="      Casares" calcext:value-type="string">
            <text:p><text:s text:c="6"/>Casares</text:p>
          </table:table-cell>
          <table:table-cell table:number-columns-repeated="10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B774]" office:value-type="float" office:value="21" calcext:value-type="float">
            <text:p>21</text:p>
          </table:table-cell>
          <table:table-cell table:formula="of:=[.C774]" office:value-type="float" office:value="1" calcext:value-type="float">
            <text:p>1</text:p>
          </table:table-cell>
          <table:table-cell table:style-name="ce22" office:value-type="float" office:value="287" calcext:value-type="float">
            <text:p>287</text:p>
          </table:table-cell>
          <table:table-cell office:value-type="string" calcext:value-type="string">
            <text:p>Malbr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75]=&quot;Province&quot;;1;IF([.F775]=&quot;Department&quot;;2;3))" office:value-type="float" office:value="3" calcext:value-type="float">
            <text:p>3</text:p>
          </table:table-cell>
          <table:table-cell office:value-type="string" calcext:value-type="string">
            <text:p>021.001.287</text:p>
          </table:table-cell>
          <table:table-cell table:formula="of:=CONCATENATE(REPT(&quot; &quot;;([.J775]-1)*3);[.E775])" office:value-type="string" office:string-value="      Malbrán" calcext:value-type="string">
            <text:p><text:s text:c="6"/>Malbrán</text:p>
          </table:table-cell>
          <table:table-cell table:number-columns-repeated="10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B775]" office:value-type="float" office:value="21" calcext:value-type="float">
            <text:p>21</text:p>
          </table:table-cell>
          <table:table-cell table:formula="of:=[.C775]" office:value-type="float" office:value="1" calcext:value-type="float">
            <text:p>1</text:p>
          </table:table-cell>
          <table:table-cell table:style-name="ce22" office:value-type="float" office:value="288" calcext:value-type="float">
            <text:p>288</text:p>
          </table:table-cell>
          <table:table-cell office:value-type="string" calcext:value-type="string">
            <text:p>Villa General Mitre (Est. Pinto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776]=&quot;Province&quot;;1;IF([.F776]=&quot;Department&quot;;2;3))" office:value-type="float" office:value="3" calcext:value-type="float">
            <text:p>3</text:p>
          </table:table-cell>
          <table:table-cell office:value-type="string" calcext:value-type="string">
            <text:p>021.001.288</text:p>
          </table:table-cell>
          <table:table-cell table:formula="of:=CONCATENATE(REPT(&quot; &quot;;([.J776]-1)*3);[.E776])" office:value-type="string" office:string-value="      Villa General Mitre (Est. Pinto)" calcext:value-type="string">
            <text:p><text:s text:c="6"/>Villa General Mitre (Est. Pinto)</text:p>
          </table:table-cell>
          <table:table-cell table:number-columns-repeated="10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B776]" office:value-type="float" office:value="21" calcext:value-type="float">
            <text:p>21</text:p>
          </table:table-cell>
          <table:table-cell table:style-name="ce20" table:formula="of:=[.C776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777]=&quot;Province&quot;;1;IF([.F77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2.000</text:p>
          </table:table-cell>
          <table:table-cell table:style-name="ce28" table:formula="of:=CONCATENATE(REPT(&quot; &quot;;([.J777]-1)*3);[.E777])" office:value-type="string" office:string-value="   Alberdi" calcext:value-type="string">
            <text:p><text:s text:c="3"/>Alberdi</text:p>
          </table:table-cell>
          <table:table-cell table:number-columns-repeated="10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B777]" office:value-type="float" office:value="21" calcext:value-type="float">
            <text:p>21</text:p>
          </table:table-cell>
          <table:table-cell table:formula="of:=[.C777]" office:value-type="float" office:value="2" calcext:value-type="float">
            <text:p>2</text:p>
          </table:table-cell>
          <table:table-cell table:style-name="ce22" office:value-type="float" office:value="289" calcext:value-type="float">
            <text:p>289</text:p>
          </table:table-cell>
          <table:table-cell office:value-type="string" calcext:value-type="string">
            <text:p>Campo Gal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778]=&quot;Province&quot;;1;IF([.F778]=&quot;Department&quot;;2;3))" office:value-type="float" office:value="3" calcext:value-type="float">
            <text:p>3</text:p>
          </table:table-cell>
          <table:table-cell office:value-type="string" calcext:value-type="string">
            <text:p>021.002.289</text:p>
          </table:table-cell>
          <table:table-cell table:formula="of:=CONCATENATE(REPT(&quot; &quot;;([.J778]-1)*3);[.E778])" office:value-type="string" office:string-value="      Campo Gallo" calcext:value-type="string">
            <text:p><text:s text:c="6"/>Campo Gallo</text:p>
          </table:table-cell>
          <table:table-cell table:number-columns-repeated="10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B778]" office:value-type="float" office:value="21" calcext:value-type="float">
            <text:p>21</text:p>
          </table:table-cell>
          <table:table-cell table:formula="of:=[.C778]" office:value-type="float" office:value="2" calcext:value-type="float">
            <text:p>2</text:p>
          </table:table-cell>
          <table:table-cell table:style-name="ce22" office:value-type="float" office:value="290" calcext:value-type="float">
            <text:p>290</text:p>
          </table:table-cell>
          <table:table-cell office:value-type="string" calcext:value-type="string">
            <text:p>Coronel Manuel L. Ri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79]=&quot;Province&quot;;1;IF([.F779]=&quot;Department&quot;;2;3))" office:value-type="float" office:value="3" calcext:value-type="float">
            <text:p>3</text:p>
          </table:table-cell>
          <table:table-cell office:value-type="string" calcext:value-type="string">
            <text:p>021.002.290</text:p>
          </table:table-cell>
          <table:table-cell table:formula="of:=CONCATENATE(REPT(&quot; &quot;;([.J779]-1)*3);[.E779])" office:value-type="string" office:string-value="      Coronel Manuel L. Rico" calcext:value-type="string">
            <text:p><text:s text:c="6"/>Coronel Manuel L. Rico</text:p>
          </table:table-cell>
          <table:table-cell table:number-columns-repeated="10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B779]" office:value-type="float" office:value="21" calcext:value-type="float">
            <text:p>21</text:p>
          </table:table-cell>
          <table:table-cell table:formula="of:=[.C779]" office:value-type="float" office:value="2" calcext:value-type="float">
            <text:p>2</text:p>
          </table:table-cell>
          <table:table-cell table:style-name="ce22" office:value-type="float" office:value="291" calcext:value-type="float">
            <text:p>291</text:p>
          </table:table-cell>
          <table:table-cell office:value-type="string" calcext:value-type="string">
            <text:p>Donadeu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80]=&quot;Province&quot;;1;IF([.F780]=&quot;Department&quot;;2;3))" office:value-type="float" office:value="3" calcext:value-type="float">
            <text:p>3</text:p>
          </table:table-cell>
          <table:table-cell office:value-type="string" calcext:value-type="string">
            <text:p>021.002.291</text:p>
          </table:table-cell>
          <table:table-cell table:formula="of:=CONCATENATE(REPT(&quot; &quot;;([.J780]-1)*3);[.E780])" office:value-type="string" office:string-value="      Donadeu" calcext:value-type="string">
            <text:p><text:s text:c="6"/>Donadeu</text:p>
          </table:table-cell>
          <table:table-cell table:number-columns-repeated="10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B780]" office:value-type="float" office:value="21" calcext:value-type="float">
            <text:p>21</text:p>
          </table:table-cell>
          <table:table-cell table:formula="of:=[.C780]" office:value-type="float" office:value="2" calcext:value-type="float">
            <text:p>2</text:p>
          </table:table-cell>
          <table:table-cell table:style-name="ce22" office:value-type="float" office:value="292" calcext:value-type="float">
            <text:p>292</text:p>
          </table:table-cell>
          <table:table-cell office:value-type="string" calcext:value-type="string">
            <text:p>Sacháyoj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781]=&quot;Province&quot;;1;IF([.F781]=&quot;Department&quot;;2;3))" office:value-type="float" office:value="3" calcext:value-type="float">
            <text:p>3</text:p>
          </table:table-cell>
          <table:table-cell office:value-type="string" calcext:value-type="string">
            <text:p>021.002.292</text:p>
          </table:table-cell>
          <table:table-cell table:formula="of:=CONCATENATE(REPT(&quot; &quot;;([.J781]-1)*3);[.E781])" office:value-type="string" office:string-value="      Sacháyoj" calcext:value-type="string">
            <text:p><text:s text:c="6"/>Sacháyoj</text:p>
          </table:table-cell>
          <table:table-cell table:number-columns-repeated="10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B781]" office:value-type="float" office:value="21" calcext:value-type="float">
            <text:p>21</text:p>
          </table:table-cell>
          <table:table-cell table:formula="of:=[.C781]" office:value-type="float" office:value="2" calcext:value-type="float">
            <text:p>2</text:p>
          </table:table-cell>
          <table:table-cell table:style-name="ce22" office:value-type="float" office:value="293" calcext:value-type="float">
            <text:p>293</text:p>
          </table:table-cell>
          <table:table-cell office:value-type="string" calcext:value-type="string">
            <text:p>Santos Luga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82]=&quot;Province&quot;;1;IF([.F782]=&quot;Department&quot;;2;3))" office:value-type="float" office:value="3" calcext:value-type="float">
            <text:p>3</text:p>
          </table:table-cell>
          <table:table-cell office:value-type="string" calcext:value-type="string">
            <text:p>021.002.293</text:p>
          </table:table-cell>
          <table:table-cell table:formula="of:=CONCATENATE(REPT(&quot; &quot;;([.J782]-1)*3);[.E782])" office:value-type="string" office:string-value="      Santos Lugares" calcext:value-type="string">
            <text:p><text:s text:c="6"/>Santos Lugares</text:p>
          </table:table-cell>
          <table:table-cell table:number-columns-repeated="10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B782]" office:value-type="float" office:value="21" calcext:value-type="float">
            <text:p>21</text:p>
          </table:table-cell>
          <table:table-cell table:style-name="ce20" table:formula="of:=[.C782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783]=&quot;Province&quot;;1;IF([.F78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3.000</text:p>
          </table:table-cell>
          <table:table-cell table:style-name="ce28" table:formula="of:=CONCATENATE(REPT(&quot; &quot;;([.J783]-1)*3);[.E783])" office:value-type="string" office:string-value="   Atamisqui" calcext:value-type="string">
            <text:p><text:s text:c="3"/>Atamisqui</text:p>
          </table:table-cell>
          <table:table-cell table:number-columns-repeated="10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B783]" office:value-type="float" office:value="21" calcext:value-type="float">
            <text:p>21</text:p>
          </table:table-cell>
          <table:table-cell table:formula="of:=[.C783]" office:value-type="float" office:value="3" calcext:value-type="float">
            <text:p>3</text:p>
          </table:table-cell>
          <table:table-cell table:style-name="ce22" office:value-type="float" office:value="294" calcext:value-type="float">
            <text:p>294</text:p>
          </table:table-cell>
          <table:table-cell office:value-type="string" calcext:value-type="string">
            <text:p>Estación Atamisqu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84]=&quot;Province&quot;;1;IF([.F784]=&quot;Department&quot;;2;3))" office:value-type="float" office:value="3" calcext:value-type="float">
            <text:p>3</text:p>
          </table:table-cell>
          <table:table-cell office:value-type="string" calcext:value-type="string">
            <text:p>021.003.294</text:p>
          </table:table-cell>
          <table:table-cell table:formula="of:=CONCATENATE(REPT(&quot; &quot;;([.J784]-1)*3);[.E784])" office:value-type="string" office:string-value="      Estación Atamisqui" calcext:value-type="string">
            <text:p><text:s text:c="6"/>Estación Atamisqui</text:p>
          </table:table-cell>
          <table:table-cell table:number-columns-repeated="10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B784]" office:value-type="float" office:value="21" calcext:value-type="float">
            <text:p>21</text:p>
          </table:table-cell>
          <table:table-cell table:formula="of:=[.C784]" office:value-type="float" office:value="3" calcext:value-type="float">
            <text:p>3</text:p>
          </table:table-cell>
          <table:table-cell table:style-name="ce22" office:value-type="float" office:value="295" calcext:value-type="float">
            <text:p>295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85]=&quot;Province&quot;;1;IF([.F785]=&quot;Department&quot;;2;3))" office:value-type="float" office:value="3" calcext:value-type="float">
            <text:p>3</text:p>
          </table:table-cell>
          <table:table-cell office:value-type="string" calcext:value-type="string">
            <text:p>021.003.295</text:p>
          </table:table-cell>
          <table:table-cell table:formula="of:=CONCATENATE(REPT(&quot; &quot;;([.J785]-1)*3);[.E785])" office:value-type="string" office:string-value="      Medellín" calcext:value-type="string">
            <text:p><text:s text:c="6"/>Medellín</text:p>
          </table:table-cell>
          <table:table-cell table:number-columns-repeated="10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B785]" office:value-type="float" office:value="21" calcext:value-type="float">
            <text:p>21</text:p>
          </table:table-cell>
          <table:table-cell table:formula="of:=[.C785]" office:value-type="float" office:value="3" calcext:value-type="float">
            <text:p>3</text:p>
          </table:table-cell>
          <table:table-cell table:style-name="ce22" office:value-type="float" office:value="296" calcext:value-type="float">
            <text:p>296</text:p>
          </table:table-cell>
          <table:table-cell office:value-type="string" calcext:value-type="string">
            <text:p>Villa Atamisqu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786]=&quot;Province&quot;;1;IF([.F786]=&quot;Department&quot;;2;3))" office:value-type="float" office:value="3" calcext:value-type="float">
            <text:p>3</text:p>
          </table:table-cell>
          <table:table-cell office:value-type="string" calcext:value-type="string">
            <text:p>021.003.296</text:p>
          </table:table-cell>
          <table:table-cell table:formula="of:=CONCATENATE(REPT(&quot; &quot;;([.J786]-1)*3);[.E786])" office:value-type="string" office:string-value="      Villa Atamisqui" calcext:value-type="string">
            <text:p><text:s text:c="6"/>Villa Atamisqui</text:p>
          </table:table-cell>
          <table:table-cell table:number-columns-repeated="10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B786]" office:value-type="float" office:value="21" calcext:value-type="float">
            <text:p>21</text:p>
          </table:table-cell>
          <table:table-cell table:style-name="ce20" table:formula="of:=[.C786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787]=&quot;Province&quot;;1;IF([.F78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4.000</text:p>
          </table:table-cell>
          <table:table-cell table:style-name="ce28" table:formula="of:=CONCATENATE(REPT(&quot; &quot;;([.J787]-1)*3);[.E787])" office:value-type="string" office:string-value="   Avellaneda" calcext:value-type="string">
            <text:p><text:s text:c="3"/>Avellaneda</text:p>
          </table:table-cell>
          <table:table-cell table:number-columns-repeated="10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B787]" office:value-type="float" office:value="21" calcext:value-type="float">
            <text:p>21</text:p>
          </table:table-cell>
          <table:table-cell table:formula="of:=[.C787]" office:value-type="float" office:value="4" calcext:value-type="float">
            <text:p>4</text:p>
          </table:table-cell>
          <table:table-cell table:style-name="ce22" office:value-type="float" office:value="297" calcext:value-type="float">
            <text:p>297</text:p>
          </table:table-cell>
          <table:table-cell office:value-type="string" calcext:value-type="string">
            <text:p>Colonia Do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788]=&quot;Province&quot;;1;IF([.F788]=&quot;Department&quot;;2;3))" office:value-type="float" office:value="3" calcext:value-type="float">
            <text:p>3</text:p>
          </table:table-cell>
          <table:table-cell office:value-type="string" calcext:value-type="string">
            <text:p>021.004.297</text:p>
          </table:table-cell>
          <table:table-cell table:formula="of:=CONCATENATE(REPT(&quot; &quot;;([.J788]-1)*3);[.E788])" office:value-type="string" office:string-value="      Colonia Dora" calcext:value-type="string">
            <text:p><text:s text:c="6"/>Colonia Dora</text:p>
          </table:table-cell>
          <table:table-cell table:number-columns-repeated="10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B788]" office:value-type="float" office:value="21" calcext:value-type="float">
            <text:p>21</text:p>
          </table:table-cell>
          <table:table-cell table:formula="of:=[.C788]" office:value-type="float" office:value="4" calcext:value-type="float">
            <text:p>4</text:p>
          </table:table-cell>
          <table:table-cell table:style-name="ce22" office:value-type="float" office:value="298" calcext:value-type="float">
            <text:p>298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89]=&quot;Province&quot;;1;IF([.F789]=&quot;Department&quot;;2;3))" office:value-type="float" office:value="3" calcext:value-type="float">
            <text:p>3</text:p>
          </table:table-cell>
          <table:table-cell office:value-type="string" calcext:value-type="string">
            <text:p>021.004.298</text:p>
          </table:table-cell>
          <table:table-cell table:formula="of:=CONCATENATE(REPT(&quot; &quot;;([.J789]-1)*3);[.E789])" office:value-type="string" office:string-value="      Herrera" calcext:value-type="string">
            <text:p><text:s text:c="6"/>Herrera</text:p>
          </table:table-cell>
          <table:table-cell table:number-columns-repeated="10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B789]" office:value-type="float" office:value="21" calcext:value-type="float">
            <text:p>21</text:p>
          </table:table-cell>
          <table:table-cell table:formula="of:=[.C789]" office:value-type="float" office:value="4" calcext:value-type="float">
            <text:p>4</text:p>
          </table:table-cell>
          <table:table-cell table:style-name="ce22" office:value-type="float" office:value="299" calcext:value-type="float">
            <text:p>299</text:p>
          </table:table-cell>
          <table:table-cell office:value-type="string" calcext:value-type="string">
            <text:p>Icañ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0]=&quot;Province&quot;;1;IF([.F790]=&quot;Department&quot;;2;3))" office:value-type="float" office:value="3" calcext:value-type="float">
            <text:p>3</text:p>
          </table:table-cell>
          <table:table-cell office:value-type="string" calcext:value-type="string">
            <text:p>021.004.299</text:p>
          </table:table-cell>
          <table:table-cell table:formula="of:=CONCATENATE(REPT(&quot; &quot;;([.J790]-1)*3);[.E790])" office:value-type="string" office:string-value="      Icaño" calcext:value-type="string">
            <text:p><text:s text:c="6"/>Icaño</text:p>
          </table:table-cell>
          <table:table-cell table:number-columns-repeated="10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B790]" office:value-type="float" office:value="21" calcext:value-type="float">
            <text:p>21</text:p>
          </table:table-cell>
          <table:table-cell table:formula="of:=[.C790]" office:value-type="float" office:value="4" calcext:value-type="float">
            <text:p>4</text:p>
          </table:table-cell>
          <table:table-cell table:style-name="ce22" office:value-type="float" office:value="300" calcext:value-type="float">
            <text:p>300</text:p>
          </table:table-cell>
          <table:table-cell office:value-type="string" calcext:value-type="string">
            <text:p>Lugon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1]=&quot;Province&quot;;1;IF([.F791]=&quot;Department&quot;;2;3))" office:value-type="float" office:value="3" calcext:value-type="float">
            <text:p>3</text:p>
          </table:table-cell>
          <table:table-cell office:value-type="string" calcext:value-type="string">
            <text:p>021.004.300</text:p>
          </table:table-cell>
          <table:table-cell table:formula="of:=CONCATENATE(REPT(&quot; &quot;;([.J791]-1)*3);[.E791])" office:value-type="string" office:string-value="      Lugones" calcext:value-type="string">
            <text:p><text:s text:c="6"/>Lugones</text:p>
          </table:table-cell>
          <table:table-cell table:number-columns-repeated="10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B791]" office:value-type="float" office:value="21" calcext:value-type="float">
            <text:p>21</text:p>
          </table:table-cell>
          <table:table-cell table:formula="of:=[.C791]" office:value-type="float" office:value="4" calcext:value-type="float">
            <text:p>4</text:p>
          </table:table-cell>
          <table:table-cell table:style-name="ce22" office:value-type="float" office:value="301" calcext:value-type="float">
            <text:p>301</text:p>
          </table:table-cell>
          <table:table-cell office:value-type="string" calcext:value-type="string">
            <text:p>Real Saya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2]=&quot;Province&quot;;1;IF([.F792]=&quot;Department&quot;;2;3))" office:value-type="float" office:value="3" calcext:value-type="float">
            <text:p>3</text:p>
          </table:table-cell>
          <table:table-cell office:value-type="string" calcext:value-type="string">
            <text:p>021.004.301</text:p>
          </table:table-cell>
          <table:table-cell table:formula="of:=CONCATENATE(REPT(&quot; &quot;;([.J792]-1)*3);[.E792])" office:value-type="string" office:string-value="      Real Sayana" calcext:value-type="string">
            <text:p><text:s text:c="6"/>Real Sayana</text:p>
          </table:table-cell>
          <table:table-cell table:number-columns-repeated="10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B792]" office:value-type="float" office:value="21" calcext:value-type="float">
            <text:p>21</text:p>
          </table:table-cell>
          <table:table-cell table:formula="of:=[.C792]" office:value-type="float" office:value="4" calcext:value-type="float">
            <text:p>4</text:p>
          </table:table-cell>
          <table:table-cell table:style-name="ce22" office:value-type="float" office:value="302" calcext:value-type="float">
            <text:p>302</text:p>
          </table:table-cell>
          <table:table-cell office:value-type="string" calcext:value-type="string">
            <text:p>Villa Mail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3]=&quot;Province&quot;;1;IF([.F793]=&quot;Department&quot;;2;3))" office:value-type="float" office:value="3" calcext:value-type="float">
            <text:p>3</text:p>
          </table:table-cell>
          <table:table-cell office:value-type="string" calcext:value-type="string">
            <text:p>021.004.302</text:p>
          </table:table-cell>
          <table:table-cell table:formula="of:=CONCATENATE(REPT(&quot; &quot;;([.J793]-1)*3);[.E793])" office:value-type="string" office:string-value="      Villa Mailín" calcext:value-type="string">
            <text:p><text:s text:c="6"/>Villa Mailín</text:p>
          </table:table-cell>
          <table:table-cell table:number-columns-repeated="10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B793]" office:value-type="float" office:value="21" calcext:value-type="float">
            <text:p>21</text:p>
          </table:table-cell>
          <table:table-cell table:style-name="ce20" table:formula="of:=[.C793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794]=&quot;Province&quot;;1;IF([.F79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5.000</text:p>
          </table:table-cell>
          <table:table-cell table:style-name="ce28" table:formula="of:=CONCATENATE(REPT(&quot; &quot;;([.J794]-1)*3);[.E794])" office:value-type="string" office:string-value="   Banda" calcext:value-type="string">
            <text:p><text:s text:c="3"/>Banda</text:p>
          </table:table-cell>
          <table:table-cell table:number-columns-repeated="10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B794]" office:value-type="float" office:value="21" calcext:value-type="float">
            <text:p>21</text:p>
          </table:table-cell>
          <table:table-cell table:formula="of:=[.C794]" office:value-type="float" office:value="5" calcext:value-type="float">
            <text:p>5</text:p>
          </table:table-cell>
          <table:table-cell table:style-name="ce22" office:value-type="float" office:value="303" calcext:value-type="float">
            <text:p>303</text:p>
          </table:table-cell>
          <table:table-cell office:value-type="string" calcext:value-type="string">
            <text:p>Abra Grand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5]=&quot;Province&quot;;1;IF([.F795]=&quot;Department&quot;;2;3))" office:value-type="float" office:value="3" calcext:value-type="float">
            <text:p>3</text:p>
          </table:table-cell>
          <table:table-cell office:value-type="string" calcext:value-type="string">
            <text:p>021.005.303</text:p>
          </table:table-cell>
          <table:table-cell table:formula="of:=CONCATENATE(REPT(&quot; &quot;;([.J795]-1)*3);[.E795])" office:value-type="string" office:string-value="      Abra Grande" calcext:value-type="string">
            <text:p><text:s text:c="6"/>Abra Grande</text:p>
          </table:table-cell>
          <table:table-cell table:number-columns-repeated="10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B795]" office:value-type="float" office:value="21" calcext:value-type="float">
            <text:p>21</text:p>
          </table:table-cell>
          <table:table-cell table:formula="of:=[.C795]" office:value-type="float" office:value="5" calcext:value-type="float">
            <text:p>5</text:p>
          </table:table-cell>
          <table:table-cell table:style-name="ce22" office:value-type="float" office:value="304" calcext:value-type="float">
            <text:p>304</text:p>
          </table:table-cell>
          <table:table-cell office:value-type="string" calcext:value-type="string">
            <text:p>Antajé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6]=&quot;Province&quot;;1;IF([.F796]=&quot;Department&quot;;2;3))" office:value-type="float" office:value="3" calcext:value-type="float">
            <text:p>3</text:p>
          </table:table-cell>
          <table:table-cell office:value-type="string" calcext:value-type="string">
            <text:p>021.005.304</text:p>
          </table:table-cell>
          <table:table-cell table:formula="of:=CONCATENATE(REPT(&quot; &quot;;([.J796]-1)*3);[.E796])" office:value-type="string" office:string-value="      Antajé" calcext:value-type="string">
            <text:p><text:s text:c="6"/>Antajé</text:p>
          </table:table-cell>
          <table:table-cell table:number-columns-repeated="10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B796]" office:value-type="float" office:value="21" calcext:value-type="float">
            <text:p>21</text:p>
          </table:table-cell>
          <table:table-cell table:formula="of:=[.C796]" office:value-type="float" office:value="5" calcext:value-type="float">
            <text:p>5</text:p>
          </table:table-cell>
          <table:table-cell table:style-name="ce22" office:value-type="float" office:value="305" calcext:value-type="float">
            <text:p>305</text:p>
          </table:table-cell>
          <table:table-cell office:value-type="string" calcext:value-type="string">
            <text:p>Ardi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7]=&quot;Province&quot;;1;IF([.F797]=&quot;Department&quot;;2;3))" office:value-type="float" office:value="3" calcext:value-type="float">
            <text:p>3</text:p>
          </table:table-cell>
          <table:table-cell office:value-type="string" calcext:value-type="string">
            <text:p>021.005.305</text:p>
          </table:table-cell>
          <table:table-cell table:formula="of:=CONCATENATE(REPT(&quot; &quot;;([.J797]-1)*3);[.E797])" office:value-type="string" office:string-value="      Ardiles" calcext:value-type="string">
            <text:p><text:s text:c="6"/>Ardiles</text:p>
          </table:table-cell>
          <table:table-cell table:number-columns-repeated="10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B797]" office:value-type="float" office:value="21" calcext:value-type="float">
            <text:p>21</text:p>
          </table:table-cell>
          <table:table-cell table:formula="of:=[.C797]" office:value-type="float" office:value="5" calcext:value-type="float">
            <text:p>5</text:p>
          </table:table-cell>
          <table:table-cell table:style-name="ce22" office:value-type="float" office:value="306" calcext:value-type="float">
            <text:p>306</text:p>
          </table:table-cell>
          <table:table-cell office:value-type="string" calcext:value-type="string">
            <text:p>Cañada Escobar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8]=&quot;Province&quot;;1;IF([.F798]=&quot;Department&quot;;2;3))" office:value-type="float" office:value="3" calcext:value-type="float">
            <text:p>3</text:p>
          </table:table-cell>
          <table:table-cell office:value-type="string" calcext:value-type="string">
            <text:p>021.005.306</text:p>
          </table:table-cell>
          <table:table-cell table:formula="of:=CONCATENATE(REPT(&quot; &quot;;([.J798]-1)*3);[.E798])" office:value-type="string" office:string-value="      Cañada Escobar" calcext:value-type="string">
            <text:p><text:s text:c="6"/>Cañada Escobar</text:p>
          </table:table-cell>
          <table:table-cell table:number-columns-repeated="10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B798]" office:value-type="float" office:value="21" calcext:value-type="float">
            <text:p>21</text:p>
          </table:table-cell>
          <table:table-cell table:formula="of:=[.C798]" office:value-type="float" office:value="5" calcext:value-type="float">
            <text:p>5</text:p>
          </table:table-cell>
          <table:table-cell table:style-name="ce22" office:value-type="float" office:value="307" calcext:value-type="float">
            <text:p>307</text:p>
          </table:table-cell>
          <table:table-cell office:value-type="string" calcext:value-type="string">
            <text:p>Chaupi Poz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799]=&quot;Province&quot;;1;IF([.F799]=&quot;Department&quot;;2;3))" office:value-type="float" office:value="3" calcext:value-type="float">
            <text:p>3</text:p>
          </table:table-cell>
          <table:table-cell office:value-type="string" calcext:value-type="string">
            <text:p>021.005.307</text:p>
          </table:table-cell>
          <table:table-cell table:formula="of:=CONCATENATE(REPT(&quot; &quot;;([.J799]-1)*3);[.E799])" office:value-type="string" office:string-value="      Chaupi Pozo" calcext:value-type="string">
            <text:p><text:s text:c="6"/>Chaupi Pozo</text:p>
          </table:table-cell>
          <table:table-cell table:number-columns-repeated="10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B799]" office:value-type="float" office:value="21" calcext:value-type="float">
            <text:p>21</text:p>
          </table:table-cell>
          <table:table-cell table:formula="of:=[.C799]" office:value-type="float" office:value="5" calcext:value-type="float">
            <text:p>5</text:p>
          </table:table-cell>
          <table:table-cell table:style-name="ce22" office:value-type="float" office:value="308" calcext:value-type="float">
            <text:p>308</text:p>
          </table:table-cell>
          <table:table-cell office:value-type="string" calcext:value-type="string">
            <text:p>Clodomi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00]=&quot;Province&quot;;1;IF([.F800]=&quot;Department&quot;;2;3))" office:value-type="float" office:value="3" calcext:value-type="float">
            <text:p>3</text:p>
          </table:table-cell>
          <table:table-cell office:value-type="string" calcext:value-type="string">
            <text:p>021.005.308</text:p>
          </table:table-cell>
          <table:table-cell table:formula="of:=CONCATENATE(REPT(&quot; &quot;;([.J800]-1)*3);[.E800])" office:value-type="string" office:string-value="      Clodomira" calcext:value-type="string">
            <text:p><text:s text:c="6"/>Clodomira</text:p>
          </table:table-cell>
          <table:table-cell table:number-columns-repeated="10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800]" office:value-type="float" office:value="21" calcext:value-type="float">
            <text:p>21</text:p>
          </table:table-cell>
          <table:table-cell table:formula="of:=[.C800]" office:value-type="float" office:value="5" calcext:value-type="float">
            <text:p>5</text:p>
          </table:table-cell>
          <table:table-cell table:style-name="ce22" office:value-type="float" office:value="309" calcext:value-type="float">
            <text:p>309</text:p>
          </table:table-cell>
          <table:table-cell office:value-type="string" calcext:value-type="string">
            <text:p>Huyamamp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01]=&quot;Province&quot;;1;IF([.F801]=&quot;Department&quot;;2;3))" office:value-type="float" office:value="3" calcext:value-type="float">
            <text:p>3</text:p>
          </table:table-cell>
          <table:table-cell office:value-type="string" calcext:value-type="string">
            <text:p>021.005.309</text:p>
          </table:table-cell>
          <table:table-cell table:formula="of:=CONCATENATE(REPT(&quot; &quot;;([.J801]-1)*3);[.E801])" office:value-type="string" office:string-value="      Huyamampa" calcext:value-type="string">
            <text:p><text:s text:c="6"/>Huyamampa</text:p>
          </table:table-cell>
          <table:table-cell table:number-columns-repeated="10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B801]" office:value-type="float" office:value="21" calcext:value-type="float">
            <text:p>21</text:p>
          </table:table-cell>
          <table:table-cell table:formula="of:=[.C801]" office:value-type="float" office:value="5" calcext:value-type="float">
            <text:p>5</text:p>
          </table:table-cell>
          <table:table-cell table:style-name="ce22" office:value-type="float" office:value="310" calcext:value-type="float">
            <text:p>310</text:p>
          </table:table-cell>
          <table:table-cell office:value-type="string" calcext:value-type="string">
            <text:p>La Auro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02]=&quot;Province&quot;;1;IF([.F802]=&quot;Department&quot;;2;3))" office:value-type="float" office:value="3" calcext:value-type="float">
            <text:p>3</text:p>
          </table:table-cell>
          <table:table-cell office:value-type="string" calcext:value-type="string">
            <text:p>021.005.310</text:p>
          </table:table-cell>
          <table:table-cell table:formula="of:=CONCATENATE(REPT(&quot; &quot;;([.J802]-1)*3);[.E802])" office:value-type="string" office:string-value="      La Aurora" calcext:value-type="string">
            <text:p><text:s text:c="6"/>La Aurora</text:p>
          </table:table-cell>
          <table:table-cell table:number-columns-repeated="10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B802]" office:value-type="float" office:value="21" calcext:value-type="float">
            <text:p>21</text:p>
          </table:table-cell>
          <table:table-cell table:formula="of:=[.C802]" office:value-type="float" office:value="5" calcext:value-type="float">
            <text:p>5</text:p>
          </table:table-cell>
          <table:table-cell table:style-name="ce22" office:value-type="float" office:value="311" calcext:value-type="float">
            <text:p>311</text:p>
          </table:table-cell>
          <table:table-cell office:value-type="string" calcext:value-type="string">
            <text:p>La Ban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03]=&quot;Province&quot;;1;IF([.F803]=&quot;Department&quot;;2;3))" office:value-type="float" office:value="3" calcext:value-type="float">
            <text:p>3</text:p>
          </table:table-cell>
          <table:table-cell office:value-type="string" calcext:value-type="string">
            <text:p>021.005.311</text:p>
          </table:table-cell>
          <table:table-cell table:formula="of:=CONCATENATE(REPT(&quot; &quot;;([.J803]-1)*3);[.E803])" office:value-type="string" office:string-value="      La Banda" calcext:value-type="string">
            <text:p><text:s text:c="6"/>La Banda</text:p>
          </table:table-cell>
          <table:table-cell table:number-columns-repeated="10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B803]" office:value-type="float" office:value="21" calcext:value-type="float">
            <text:p>21</text:p>
          </table:table-cell>
          <table:table-cell table:formula="of:=[.C803]" office:value-type="float" office:value="5" calcext:value-type="float">
            <text:p>5</text:p>
          </table:table-cell>
          <table:table-cell table:style-name="ce22" office:value-type="float" office:value="312" calcext:value-type="float">
            <text:p>312</text:p>
          </table:table-cell>
          <table:table-cell office:value-type="string" calcext:value-type="string">
            <text:p>La Dárse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04]=&quot;Province&quot;;1;IF([.F804]=&quot;Department&quot;;2;3))" office:value-type="float" office:value="3" calcext:value-type="float">
            <text:p>3</text:p>
          </table:table-cell>
          <table:table-cell office:value-type="string" calcext:value-type="string">
            <text:p>021.005.312</text:p>
          </table:table-cell>
          <table:table-cell table:formula="of:=CONCATENATE(REPT(&quot; &quot;;([.J804]-1)*3);[.E804])" office:value-type="string" office:string-value="      La Dársena" calcext:value-type="string">
            <text:p><text:s text:c="6"/>La Dársena</text:p>
          </table:table-cell>
          <table:table-cell table:number-columns-repeated="10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B804]" office:value-type="float" office:value="21" calcext:value-type="float">
            <text:p>21</text:p>
          </table:table-cell>
          <table:table-cell table:formula="of:=[.C804]" office:value-type="float" office:value="5" calcext:value-type="float">
            <text:p>5</text:p>
          </table:table-cell>
          <table:table-cell table:style-name="ce22" office:value-type="float" office:value="313" calcext:value-type="float">
            <text:p>313</text:p>
          </table:table-cell>
          <table:table-cell office:value-type="string" calcext:value-type="string">
            <text:p>Los Quirog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05]=&quot;Province&quot;;1;IF([.F805]=&quot;Department&quot;;2;3))" office:value-type="float" office:value="3" calcext:value-type="float">
            <text:p>3</text:p>
          </table:table-cell>
          <table:table-cell office:value-type="string" calcext:value-type="string">
            <text:p>021.005.313</text:p>
          </table:table-cell>
          <table:table-cell table:formula="of:=CONCATENATE(REPT(&quot; &quot;;([.J805]-1)*3);[.E805])" office:value-type="string" office:string-value="      Los Quiroga" calcext:value-type="string">
            <text:p><text:s text:c="6"/>Los Quiroga</text:p>
          </table:table-cell>
          <table:table-cell table:number-columns-repeated="10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B805]" office:value-type="float" office:value="21" calcext:value-type="float">
            <text:p>21</text:p>
          </table:table-cell>
          <table:table-cell table:formula="of:=[.C805]" office:value-type="float" office:value="5" calcext:value-type="float">
            <text:p>5</text:p>
          </table:table-cell>
          <table:table-cell table:style-name="ce22" office:value-type="float" office:value="314" calcext:value-type="float">
            <text:p>314</text:p>
          </table:table-cell>
          <table:table-cell office:value-type="string" calcext:value-type="string">
            <text:p>Los Sor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06]=&quot;Province&quot;;1;IF([.F806]=&quot;Department&quot;;2;3))" office:value-type="float" office:value="3" calcext:value-type="float">
            <text:p>3</text:p>
          </table:table-cell>
          <table:table-cell office:value-type="string" calcext:value-type="string">
            <text:p>021.005.314</text:p>
          </table:table-cell>
          <table:table-cell table:formula="of:=CONCATENATE(REPT(&quot; &quot;;([.J806]-1)*3);[.E806])" office:value-type="string" office:string-value="      Los Soria" calcext:value-type="string">
            <text:p><text:s text:c="6"/>Los Soria</text:p>
          </table:table-cell>
          <table:table-cell table:number-columns-repeated="10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B806]" office:value-type="float" office:value="21" calcext:value-type="float">
            <text:p>21</text:p>
          </table:table-cell>
          <table:table-cell table:formula="of:=[.C806]" office:value-type="float" office:value="5" calcext:value-type="float">
            <text:p>5</text:p>
          </table:table-cell>
          <table:table-cell table:style-name="ce22" office:value-type="float" office:value="315" calcext:value-type="float">
            <text:p>315</text:p>
          </table:table-cell>
          <table:table-cell office:value-type="string" calcext:value-type="string">
            <text:p>Simbolar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07]=&quot;Province&quot;;1;IF([.F807]=&quot;Department&quot;;2;3))" office:value-type="float" office:value="3" calcext:value-type="float">
            <text:p>3</text:p>
          </table:table-cell>
          <table:table-cell office:value-type="string" calcext:value-type="string">
            <text:p>021.005.315</text:p>
          </table:table-cell>
          <table:table-cell table:formula="of:=CONCATENATE(REPT(&quot; &quot;;([.J807]-1)*3);[.E807])" office:value-type="string" office:string-value="      Simbolar" calcext:value-type="string">
            <text:p><text:s text:c="6"/>Simbolar</text:p>
          </table:table-cell>
          <table:table-cell table:number-columns-repeated="10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B807]" office:value-type="float" office:value="21" calcext:value-type="float">
            <text:p>21</text:p>
          </table:table-cell>
          <table:table-cell table:formula="of:=[.C807]" office:value-type="float" office:value="5" calcext:value-type="float">
            <text:p>5</text:p>
          </table:table-cell>
          <table:table-cell table:style-name="ce22" office:value-type="float" office:value="316" calcext:value-type="float">
            <text:p>316</text:p>
          </table:table-cell>
          <table:table-cell office:value-type="string" calcext:value-type="string">
            <text:p>Tramo 16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08]=&quot;Province&quot;;1;IF([.F808]=&quot;Department&quot;;2;3))" office:value-type="float" office:value="3" calcext:value-type="float">
            <text:p>3</text:p>
          </table:table-cell>
          <table:table-cell office:value-type="string" calcext:value-type="string">
            <text:p>021.005.316</text:p>
          </table:table-cell>
          <table:table-cell table:formula="of:=CONCATENATE(REPT(&quot; &quot;;([.J808]-1)*3);[.E808])" office:value-type="string" office:string-value="      Tramo 16" calcext:value-type="string">
            <text:p><text:s text:c="6"/>Tramo 16</text:p>
          </table:table-cell>
          <table:table-cell table:number-columns-repeated="10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B808]" office:value-type="float" office:value="21" calcext:value-type="float">
            <text:p>21</text:p>
          </table:table-cell>
          <table:table-cell table:formula="of:=[.C808]" office:value-type="float" office:value="5" calcext:value-type="float">
            <text:p>5</text:p>
          </table:table-cell>
          <table:table-cell table:style-name="ce22" office:value-type="float" office:value="317" calcext:value-type="float">
            <text:p>317</text:p>
          </table:table-cell>
          <table:table-cell office:value-type="string" calcext:value-type="string">
            <text:p>Tramo 20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09]=&quot;Province&quot;;1;IF([.F809]=&quot;Department&quot;;2;3))" office:value-type="float" office:value="3" calcext:value-type="float">
            <text:p>3</text:p>
          </table:table-cell>
          <table:table-cell office:value-type="string" calcext:value-type="string">
            <text:p>021.005.317</text:p>
          </table:table-cell>
          <table:table-cell table:formula="of:=CONCATENATE(REPT(&quot; &quot;;([.J809]-1)*3);[.E809])" office:value-type="string" office:string-value="      Tramo 20" calcext:value-type="string">
            <text:p><text:s text:c="6"/>Tramo 20</text:p>
          </table:table-cell>
          <table:table-cell table:number-columns-repeated="10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B809]" office:value-type="float" office:value="21" calcext:value-type="float">
            <text:p>21</text:p>
          </table:table-cell>
          <table:table-cell table:style-name="ce20" table:formula="of:=[.C809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10]=&quot;Province&quot;;1;IF([.F81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6.000</text:p>
          </table:table-cell>
          <table:table-cell table:style-name="ce28" table:formula="of:=CONCATENATE(REPT(&quot; &quot;;([.J810]-1)*3);[.E810])" office:value-type="string" office:string-value="   Belgrano" calcext:value-type="string">
            <text:p><text:s text:c="3"/>Belgrano</text:p>
          </table:table-cell>
          <table:table-cell table:number-columns-repeated="10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B810]" office:value-type="float" office:value="21" calcext:value-type="float">
            <text:p>21</text:p>
          </table:table-cell>
          <table:table-cell table:formula="of:=[.C810]" office:value-type="float" office:value="6" calcext:value-type="float">
            <text:p>6</text:p>
          </table:table-cell>
          <table:table-cell table:style-name="ce22" office:value-type="float" office:value="318" calcext:value-type="float">
            <text:p>318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11]=&quot;Province&quot;;1;IF([.F811]=&quot;Department&quot;;2;3))" office:value-type="float" office:value="3" calcext:value-type="float">
            <text:p>3</text:p>
          </table:table-cell>
          <table:table-cell office:value-type="string" calcext:value-type="string">
            <text:p>021.006.318</text:p>
          </table:table-cell>
          <table:table-cell table:formula="of:=CONCATENATE(REPT(&quot; &quot;;([.J811]-1)*3);[.E811])" office:value-type="string" office:string-value="      Bandera" calcext:value-type="string">
            <text:p><text:s text:c="6"/>Bandera</text:p>
          </table:table-cell>
          <table:table-cell table:number-columns-repeated="10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B811]" office:value-type="float" office:value="21" calcext:value-type="float">
            <text:p>21</text:p>
          </table:table-cell>
          <table:table-cell table:formula="of:=[.C811]" office:value-type="float" office:value="6" calcext:value-type="float">
            <text:p>6</text:p>
          </table:table-cell>
          <table:table-cell table:style-name="ce22" office:value-type="float" office:value="319" calcext:value-type="float">
            <text:p>319</text:p>
          </table:table-cell>
          <table:table-cell office:value-type="string" calcext:value-type="string">
            <text:p>Cuatro Boc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12]=&quot;Province&quot;;1;IF([.F812]=&quot;Department&quot;;2;3))" office:value-type="float" office:value="3" calcext:value-type="float">
            <text:p>3</text:p>
          </table:table-cell>
          <table:table-cell office:value-type="string" calcext:value-type="string">
            <text:p>021.006.319</text:p>
          </table:table-cell>
          <table:table-cell table:formula="of:=CONCATENATE(REPT(&quot; &quot;;([.J812]-1)*3);[.E812])" office:value-type="string" office:string-value="      Cuatro Bocas" calcext:value-type="string">
            <text:p><text:s text:c="6"/>Cuatro Bocas</text:p>
          </table:table-cell>
          <table:table-cell table:number-columns-repeated="10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B812]" office:value-type="float" office:value="21" calcext:value-type="float">
            <text:p>21</text:p>
          </table:table-cell>
          <table:table-cell table:formula="of:=[.C812]" office:value-type="float" office:value="6" calcext:value-type="float">
            <text:p>6</text:p>
          </table:table-cell>
          <table:table-cell table:style-name="ce22" office:value-type="float" office:value="320" calcext:value-type="float">
            <text:p>320</text:p>
          </table:table-cell>
          <table:table-cell office:value-type="string" calcext:value-type="string">
            <text:p>Fortín Inc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13]=&quot;Province&quot;;1;IF([.F813]=&quot;Department&quot;;2;3))" office:value-type="float" office:value="3" calcext:value-type="float">
            <text:p>3</text:p>
          </table:table-cell>
          <table:table-cell office:value-type="string" calcext:value-type="string">
            <text:p>021.006.320</text:p>
          </table:table-cell>
          <table:table-cell table:formula="of:=CONCATENATE(REPT(&quot; &quot;;([.J813]-1)*3);[.E813])" office:value-type="string" office:string-value="      Fortín Inca" calcext:value-type="string">
            <text:p><text:s text:c="6"/>Fortín Inca</text:p>
          </table:table-cell>
          <table:table-cell table:number-columns-repeated="10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B813]" office:value-type="float" office:value="21" calcext:value-type="float">
            <text:p>21</text:p>
          </table:table-cell>
          <table:table-cell table:formula="of:=[.C813]" office:value-type="float" office:value="6" calcext:value-type="float">
            <text:p>6</text:p>
          </table:table-cell>
          <table:table-cell table:style-name="ce22" office:value-type="float" office:value="321" calcext:value-type="float">
            <text:p>321</text:p>
          </table:table-cell>
          <table:table-cell office:value-type="string" calcext:value-type="string">
            <text:p>Guardia Escol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14]=&quot;Province&quot;;1;IF([.F814]=&quot;Department&quot;;2;3))" office:value-type="float" office:value="3" calcext:value-type="float">
            <text:p>3</text:p>
          </table:table-cell>
          <table:table-cell office:value-type="string" calcext:value-type="string">
            <text:p>021.006.321</text:p>
          </table:table-cell>
          <table:table-cell table:formula="of:=CONCATENATE(REPT(&quot; &quot;;([.J814]-1)*3);[.E814])" office:value-type="string" office:string-value="      Guardia Escolta" calcext:value-type="string">
            <text:p><text:s text:c="6"/>Guardia Escolta</text:p>
          </table:table-cell>
          <table:table-cell table:number-columns-repeated="10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B814]" office:value-type="float" office:value="21" calcext:value-type="float">
            <text:p>21</text:p>
          </table:table-cell>
          <table:table-cell table:style-name="ce20" table:formula="of:=[.C814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15]=&quot;Province&quot;;1;IF([.F8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7.000</text:p>
          </table:table-cell>
          <table:table-cell table:style-name="ce28" table:formula="of:=CONCATENATE(REPT(&quot; &quot;;([.J815]-1)*3);[.E815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B815]" office:value-type="float" office:value="21" calcext:value-type="float">
            <text:p>21</text:p>
          </table:table-cell>
          <table:table-cell table:formula="of:=[.C815]" office:value-type="float" office:value="7" calcext:value-type="float">
            <text:p>7</text:p>
          </table:table-cell>
          <table:table-cell table:style-name="ce22" office:value-type="float" office:value="322" calcext:value-type="float">
            <text:p>322</text:p>
          </table:table-cell>
          <table:table-cell office:value-type="string" calcext:value-type="string">
            <text:p>El De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16]=&quot;Province&quot;;1;IF([.F816]=&quot;Department&quot;;2;3))" office:value-type="float" office:value="3" calcext:value-type="float">
            <text:p>3</text:p>
          </table:table-cell>
          <table:table-cell office:value-type="string" calcext:value-type="string">
            <text:p>021.007.322</text:p>
          </table:table-cell>
          <table:table-cell table:formula="of:=CONCATENATE(REPT(&quot; &quot;;([.J816]-1)*3);[.E816])" office:value-type="string" office:string-value="      El Deán" calcext:value-type="string">
            <text:p><text:s text:c="6"/>El Deán</text:p>
          </table:table-cell>
          <table:table-cell table:number-columns-repeated="10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B816]" office:value-type="float" office:value="21" calcext:value-type="float">
            <text:p>21</text:p>
          </table:table-cell>
          <table:table-cell table:formula="of:=[.C816]" office:value-type="float" office:value="7" calcext:value-type="float">
            <text:p>7</text:p>
          </table:table-cell>
          <table:table-cell table:style-name="ce22" office:value-type="float" office:value="323" calcext:value-type="float">
            <text:p>323</text:p>
          </table:table-cell>
          <table:table-cell office:value-type="string" calcext:value-type="string">
            <text:p>El Moj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17]=&quot;Province&quot;;1;IF([.F817]=&quot;Department&quot;;2;3))" office:value-type="float" office:value="3" calcext:value-type="float">
            <text:p>3</text:p>
          </table:table-cell>
          <table:table-cell office:value-type="string" calcext:value-type="string">
            <text:p>021.007.323</text:p>
          </table:table-cell>
          <table:table-cell table:formula="of:=CONCATENATE(REPT(&quot; &quot;;([.J817]-1)*3);[.E817])" office:value-type="string" office:string-value="      El Mojón" calcext:value-type="string">
            <text:p><text:s text:c="6"/>El Mojón</text:p>
          </table:table-cell>
          <table:table-cell table:number-columns-repeated="10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B817]" office:value-type="float" office:value="21" calcext:value-type="float">
            <text:p>21</text:p>
          </table:table-cell>
          <table:table-cell table:formula="of:=[.C817]" office:value-type="float" office:value="7" calcext:value-type="float">
            <text:p>7</text:p>
          </table:table-cell>
          <table:table-cell table:style-name="ce22" office:value-type="float" office:value="324" calcext:value-type="float">
            <text:p>324</text:p>
          </table:table-cell>
          <table:table-cell office:value-type="string" calcext:value-type="string">
            <text:p>El Zanj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18]=&quot;Province&quot;;1;IF([.F818]=&quot;Department&quot;;2;3))" office:value-type="float" office:value="3" calcext:value-type="float">
            <text:p>3</text:p>
          </table:table-cell>
          <table:table-cell office:value-type="string" calcext:value-type="string">
            <text:p>021.007.324</text:p>
          </table:table-cell>
          <table:table-cell table:formula="of:=CONCATENATE(REPT(&quot; &quot;;([.J818]-1)*3);[.E818])" office:value-type="string" office:string-value="      El Zanjón" calcext:value-type="string">
            <text:p><text:s text:c="6"/>El Zanjón</text:p>
          </table:table-cell>
          <table:table-cell table:number-columns-repeated="10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B818]" office:value-type="float" office:value="21" calcext:value-type="float">
            <text:p>21</text:p>
          </table:table-cell>
          <table:table-cell table:formula="of:=[.C818]" office:value-type="float" office:value="7" calcext:value-type="float">
            <text:p>7</text:p>
          </table:table-cell>
          <table:table-cell table:style-name="ce22" office:value-type="float" office:value="325" calcext:value-type="float">
            <text:p>325</text:p>
          </table:table-cell>
          <table:table-cell office:value-type="string" calcext:value-type="string">
            <text:p>Los Cardoz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19]=&quot;Province&quot;;1;IF([.F819]=&quot;Department&quot;;2;3))" office:value-type="float" office:value="3" calcext:value-type="float">
            <text:p>3</text:p>
          </table:table-cell>
          <table:table-cell office:value-type="string" calcext:value-type="string">
            <text:p>021.007.325</text:p>
          </table:table-cell>
          <table:table-cell table:formula="of:=CONCATENATE(REPT(&quot; &quot;;([.J819]-1)*3);[.E819])" office:value-type="string" office:string-value="      Los Cardozos" calcext:value-type="string">
            <text:p><text:s text:c="6"/>Los Cardozos</text:p>
          </table:table-cell>
          <table:table-cell table:number-columns-repeated="10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B819]" office:value-type="float" office:value="21" calcext:value-type="float">
            <text:p>21</text:p>
          </table:table-cell>
          <table:table-cell table:formula="of:=[.C819]" office:value-type="float" office:value="7" calcext:value-type="float">
            <text:p>7</text:p>
          </table:table-cell>
          <table:table-cell table:style-name="ce22" office:value-type="float" office:value="326" calcext:value-type="float">
            <text:p>326</text:p>
          </table:table-cell>
          <table:table-cell office:value-type="string" calcext:value-type="string">
            <text:p>Ma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0]=&quot;Province&quot;;1;IF([.F820]=&quot;Department&quot;;2;3))" office:value-type="float" office:value="3" calcext:value-type="float">
            <text:p>3</text:p>
          </table:table-cell>
          <table:table-cell office:value-type="string" calcext:value-type="string">
            <text:p>021.007.326</text:p>
          </table:table-cell>
          <table:table-cell table:formula="of:=CONCATENATE(REPT(&quot; &quot;;([.J820]-1)*3);[.E820])" office:value-type="string" office:string-value="      Maco" calcext:value-type="string">
            <text:p><text:s text:c="6"/>Maco</text:p>
          </table:table-cell>
          <table:table-cell table:number-columns-repeated="10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B820]" office:value-type="float" office:value="21" calcext:value-type="float">
            <text:p>21</text:p>
          </table:table-cell>
          <table:table-cell table:formula="of:=[.C820]" office:value-type="float" office:value="7" calcext:value-type="float">
            <text:p>7</text:p>
          </table:table-cell>
          <table:table-cell table:style-name="ce22" office:value-type="float" office:value="327" calcext:value-type="float">
            <text:p>327</text:p>
          </table:table-cell>
          <table:table-cell office:value-type="string" calcext:value-type="string">
            <text:p>Maqui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1]=&quot;Province&quot;;1;IF([.F821]=&quot;Department&quot;;2;3))" office:value-type="float" office:value="3" calcext:value-type="float">
            <text:p>3</text:p>
          </table:table-cell>
          <table:table-cell office:value-type="string" calcext:value-type="string">
            <text:p>021.007.327</text:p>
          </table:table-cell>
          <table:table-cell table:formula="of:=CONCATENATE(REPT(&quot; &quot;;([.J821]-1)*3);[.E821])" office:value-type="string" office:string-value="      Maquito" calcext:value-type="string">
            <text:p><text:s text:c="6"/>Maquito</text:p>
          </table:table-cell>
          <table:table-cell table:number-columns-repeated="10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B821]" office:value-type="float" office:value="21" calcext:value-type="float">
            <text:p>21</text:p>
          </table:table-cell>
          <table:table-cell table:formula="of:=[.C821]" office:value-type="float" office:value="7" calcext:value-type="float">
            <text:p>7</text:p>
          </table:table-cell>
          <table:table-cell table:style-name="ce22" office:value-type="float" office:value="328" calcext:value-type="float">
            <text:p>328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2]=&quot;Province&quot;;1;IF([.F822]=&quot;Department&quot;;2;3))" office:value-type="float" office:value="3" calcext:value-type="float">
            <text:p>3</text:p>
          </table:table-cell>
          <table:table-cell office:value-type="string" calcext:value-type="string">
            <text:p>021.007.328</text:p>
          </table:table-cell>
          <table:table-cell table:formula="of:=CONCATENATE(REPT(&quot; &quot;;([.J822]-1)*3);[.E822])" office:value-type="string" office:string-value="      Morales" calcext:value-type="string">
            <text:p><text:s text:c="6"/>Morales</text:p>
          </table:table-cell>
          <table:table-cell table:number-columns-repeated="10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B822]" office:value-type="float" office:value="21" calcext:value-type="float">
            <text:p>21</text:p>
          </table:table-cell>
          <table:table-cell table:formula="of:=[.C822]" office:value-type="float" office:value="7" calcext:value-type="float">
            <text:p>7</text:p>
          </table:table-cell>
          <table:table-cell table:style-name="ce22" office:value-type="float" office:value="329" calcext:value-type="float">
            <text:p>329</text:p>
          </table:table-cell>
          <table:table-cell office:value-type="string" calcext:value-type="string">
            <text:p>Puesto de San Anton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3]=&quot;Province&quot;;1;IF([.F823]=&quot;Department&quot;;2;3))" office:value-type="float" office:value="3" calcext:value-type="float">
            <text:p>3</text:p>
          </table:table-cell>
          <table:table-cell office:value-type="string" calcext:value-type="string">
            <text:p>021.007.329</text:p>
          </table:table-cell>
          <table:table-cell table:formula="of:=CONCATENATE(REPT(&quot; &quot;;([.J823]-1)*3);[.E823])" office:value-type="string" office:string-value="      Puesto de San Antonio" calcext:value-type="string">
            <text:p><text:s text:c="6"/>Puesto de San Antonio</text:p>
          </table:table-cell>
          <table:table-cell table:number-columns-repeated="10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B823]" office:value-type="float" office:value="21" calcext:value-type="float">
            <text:p>21</text:p>
          </table:table-cell>
          <table:table-cell table:formula="of:=[.C823]" office:value-type="float" office:value="7" calcext:value-type="float">
            <text:p>7</text:p>
          </table:table-cell>
          <table:table-cell table:style-name="ce22" office:value-type="float" office:value="330" calcext:value-type="float">
            <text:p>330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4]=&quot;Province&quot;;1;IF([.F824]=&quot;Department&quot;;2;3))" office:value-type="float" office:value="3" calcext:value-type="float">
            <text:p>3</text:p>
          </table:table-cell>
          <table:table-cell office:value-type="string" calcext:value-type="string">
            <text:p>021.007.330</text:p>
          </table:table-cell>
          <table:table-cell table:formula="of:=CONCATENATE(REPT(&quot; &quot;;([.J824]-1)*3);[.E824])" office:value-type="string" office:string-value="      San Pedro" calcext:value-type="string">
            <text:p><text:s text:c="6"/>San Pedro</text:p>
          </table:table-cell>
          <table:table-cell table:number-columns-repeated="10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B824]" office:value-type="float" office:value="21" calcext:value-type="float">
            <text:p>21</text:p>
          </table:table-cell>
          <table:table-cell table:formula="of:=[.C824]" office:value-type="float" office:value="7" calcext:value-type="float">
            <text:p>7</text:p>
          </table:table-cell>
          <table:table-cell table:style-name="ce22" office:value-type="float" office:value="331" calcext:value-type="float">
            <text:p>331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5]=&quot;Province&quot;;1;IF([.F825]=&quot;Department&quot;;2;3))" office:value-type="float" office:value="3" calcext:value-type="float">
            <text:p>3</text:p>
          </table:table-cell>
          <table:table-cell office:value-type="string" calcext:value-type="string">
            <text:p>021.007.331</text:p>
          </table:table-cell>
          <table:table-cell table:formula="of:=CONCATENATE(REPT(&quot; &quot;;([.J825]-1)*3);[.E825])" office:value-type="string" office:string-value="      Santa María" calcext:value-type="string">
            <text:p><text:s text:c="6"/>Santa María</text:p>
          </table:table-cell>
          <table:table-cell table:number-columns-repeated="10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B825]" office:value-type="float" office:value="21" calcext:value-type="float">
            <text:p>21</text:p>
          </table:table-cell>
          <table:table-cell table:formula="of:=[.C825]" office:value-type="float" office:value="7" calcext:value-type="float">
            <text:p>7</text:p>
          </table:table-cell>
          <table:table-cell table:style-name="ce22" office:value-type="float" office:value="332" calcext:value-type="float">
            <text:p>332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26]=&quot;Province&quot;;1;IF([.F826]=&quot;Department&quot;;2;3))" office:value-type="float" office:value="3" calcext:value-type="float">
            <text:p>3</text:p>
          </table:table-cell>
          <table:table-cell office:value-type="string" calcext:value-type="string">
            <text:p>021.007.332</text:p>
          </table:table-cell>
          <table:table-cell table:formula="of:=CONCATENATE(REPT(&quot; &quot;;([.J826]-1)*3);[.E826])" office:value-type="string" office:string-value="      Santiago del Estero" calcext:value-type="string">
            <text:p><text:s text:c="6"/>Santiago del Estero</text:p>
          </table:table-cell>
          <table:table-cell table:number-columns-repeated="10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B826]" office:value-type="float" office:value="21" calcext:value-type="float">
            <text:p>21</text:p>
          </table:table-cell>
          <table:table-cell table:formula="of:=[.C826]" office:value-type="float" office:value="7" calcext:value-type="float">
            <text:p>7</text:p>
          </table:table-cell>
          <table:table-cell table:style-name="ce22" office:value-type="float" office:value="333" calcext:value-type="float">
            <text:p>333</text:p>
          </table:table-cell>
          <table:table-cell office:value-type="string" calcext:value-type="string">
            <text:p>Vuelta de la Barranc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7]=&quot;Province&quot;;1;IF([.F827]=&quot;Department&quot;;2;3))" office:value-type="float" office:value="3" calcext:value-type="float">
            <text:p>3</text:p>
          </table:table-cell>
          <table:table-cell office:value-type="string" calcext:value-type="string">
            <text:p>021.007.333</text:p>
          </table:table-cell>
          <table:table-cell table:formula="of:=CONCATENATE(REPT(&quot; &quot;;([.J827]-1)*3);[.E827])" office:value-type="string" office:string-value="      Vuelta de la Barranca" calcext:value-type="string">
            <text:p><text:s text:c="6"/>Vuelta de la Barranca</text:p>
          </table:table-cell>
          <table:table-cell table:number-columns-repeated="10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B827]" office:value-type="float" office:value="21" calcext:value-type="float">
            <text:p>21</text:p>
          </table:table-cell>
          <table:table-cell table:formula="of:=[.C827]" office:value-type="float" office:value="7" calcext:value-type="float">
            <text:p>7</text:p>
          </table:table-cell>
          <table:table-cell table:style-name="ce22" office:value-type="float" office:value="334" calcext:value-type="float">
            <text:p>334</text:p>
          </table:table-cell>
          <table:table-cell office:value-type="string" calcext:value-type="string">
            <text:p>Yan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28]=&quot;Province&quot;;1;IF([.F828]=&quot;Department&quot;;2;3))" office:value-type="float" office:value="3" calcext:value-type="float">
            <text:p>3</text:p>
          </table:table-cell>
          <table:table-cell office:value-type="string" calcext:value-type="string">
            <text:p>021.007.334</text:p>
          </table:table-cell>
          <table:table-cell table:formula="of:=CONCATENATE(REPT(&quot; &quot;;([.J828]-1)*3);[.E828])" office:value-type="string" office:string-value="      Yanda" calcext:value-type="string">
            <text:p><text:s text:c="6"/>Yanda</text:p>
          </table:table-cell>
          <table:table-cell table:number-columns-repeated="10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B828]" office:value-type="float" office:value="21" calcext:value-type="float">
            <text:p>21</text:p>
          </table:table-cell>
          <table:table-cell table:style-name="ce20" table:formula="of:=[.C828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29]=&quot;Province&quot;;1;IF([.F82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8.000</text:p>
          </table:table-cell>
          <table:table-cell table:style-name="ce28" table:formula="of:=CONCATENATE(REPT(&quot; &quot;;([.J829]-1)*3);[.E829])" office:value-type="string" office:string-value="   Choya" calcext:value-type="string">
            <text:p><text:s text:c="3"/>Choya</text:p>
          </table:table-cell>
          <table:table-cell table:number-columns-repeated="10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B829]" office:value-type="float" office:value="21" calcext:value-type="float">
            <text:p>21</text:p>
          </table:table-cell>
          <table:table-cell table:formula="of:=[.C829]" office:value-type="float" office:value="8" calcext:value-type="float">
            <text:p>8</text:p>
          </table:table-cell>
          <table:table-cell table:style-name="ce22" office:value-type="float" office:value="335" calcext:value-type="float">
            <text:p>335</text:p>
          </table:table-cell>
          <table:table-cell office:value-type="string" calcext:value-type="string">
            <text:p>Ancaj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0]=&quot;Province&quot;;1;IF([.F830]=&quot;Department&quot;;2;3))" office:value-type="float" office:value="3" calcext:value-type="float">
            <text:p>3</text:p>
          </table:table-cell>
          <table:table-cell office:value-type="string" calcext:value-type="string">
            <text:p>021.008.335</text:p>
          </table:table-cell>
          <table:table-cell table:formula="of:=CONCATENATE(REPT(&quot; &quot;;([.J830]-1)*3);[.E830])" office:value-type="string" office:string-value="      Ancaján" calcext:value-type="string">
            <text:p><text:s text:c="6"/>Ancaján</text:p>
          </table:table-cell>
          <table:table-cell table:number-columns-repeated="10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B830]" office:value-type="float" office:value="21" calcext:value-type="float">
            <text:p>21</text:p>
          </table:table-cell>
          <table:table-cell table:formula="of:=[.C830]" office:value-type="float" office:value="8" calcext:value-type="float">
            <text:p>8</text:p>
          </table:table-cell>
          <table:table-cell table:style-name="ce22" office:value-type="float" office:value="336" calcext:value-type="float">
            <text:p>336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1]=&quot;Province&quot;;1;IF([.F831]=&quot;Department&quot;;2;3))" office:value-type="float" office:value="3" calcext:value-type="float">
            <text:p>3</text:p>
          </table:table-cell>
          <table:table-cell office:value-type="string" calcext:value-type="string">
            <text:p>021.008.336</text:p>
          </table:table-cell>
          <table:table-cell table:formula="of:=CONCATENATE(REPT(&quot; &quot;;([.J831]-1)*3);[.E831])" office:value-type="string" office:string-value="      Choya" calcext:value-type="string">
            <text:p><text:s text:c="6"/>Choya</text:p>
          </table:table-cell>
          <table:table-cell table:number-columns-repeated="10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B831]" office:value-type="float" office:value="21" calcext:value-type="float">
            <text:p>21</text:p>
          </table:table-cell>
          <table:table-cell table:formula="of:=[.C831]" office:value-type="float" office:value="8" calcext:value-type="float">
            <text:p>8</text:p>
          </table:table-cell>
          <table:table-cell table:style-name="ce22" office:value-type="float" office:value="337" calcext:value-type="float">
            <text:p>337</text:p>
          </table:table-cell>
          <table:table-cell office:value-type="string" calcext:value-type="string">
            <text:p>Estación La Pun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2]=&quot;Province&quot;;1;IF([.F832]=&quot;Department&quot;;2;3))" office:value-type="float" office:value="3" calcext:value-type="float">
            <text:p>3</text:p>
          </table:table-cell>
          <table:table-cell office:value-type="string" calcext:value-type="string">
            <text:p>021.008.337</text:p>
          </table:table-cell>
          <table:table-cell table:formula="of:=CONCATENATE(REPT(&quot; &quot;;([.J832]-1)*3);[.E832])" office:value-type="string" office:string-value="      Estación La Punta" calcext:value-type="string">
            <text:p><text:s text:c="6"/>Estación La Punta</text:p>
          </table:table-cell>
          <table:table-cell table:number-columns-repeated="10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B832]" office:value-type="float" office:value="21" calcext:value-type="float">
            <text:p>21</text:p>
          </table:table-cell>
          <table:table-cell table:formula="of:=[.C832]" office:value-type="float" office:value="8" calcext:value-type="float">
            <text:p>8</text:p>
          </table:table-cell>
          <table:table-cell table:style-name="ce22" office:value-type="float" office:value="338" calcext:value-type="float">
            <text:p>338</text:p>
          </table:table-cell>
          <table:table-cell office:value-type="string" calcext:value-type="string">
            <text:p>Frí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33]=&quot;Province&quot;;1;IF([.F833]=&quot;Department&quot;;2;3))" office:value-type="float" office:value="3" calcext:value-type="float">
            <text:p>3</text:p>
          </table:table-cell>
          <table:table-cell office:value-type="string" calcext:value-type="string">
            <text:p>021.008.338</text:p>
          </table:table-cell>
          <table:table-cell table:formula="of:=CONCATENATE(REPT(&quot; &quot;;([.J833]-1)*3);[.E833])" office:value-type="string" office:string-value="      Frías" calcext:value-type="string">
            <text:p><text:s text:c="6"/>Frías</text:p>
          </table:table-cell>
          <table:table-cell table:number-columns-repeated="10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B833]" office:value-type="float" office:value="21" calcext:value-type="float">
            <text:p>21</text:p>
          </table:table-cell>
          <table:table-cell table:formula="of:=[.C833]" office:value-type="float" office:value="8" calcext:value-type="float">
            <text:p>8</text:p>
          </table:table-cell>
          <table:table-cell table:style-name="ce22" office:value-type="float" office:value="339" calcext:value-type="float">
            <text:p>339</text:p>
          </table:table-cell>
          <table:table-cell office:value-type="string" calcext:value-type="string">
            <text:p>Lapri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4]=&quot;Province&quot;;1;IF([.F834]=&quot;Department&quot;;2;3))" office:value-type="float" office:value="3" calcext:value-type="float">
            <text:p>3</text:p>
          </table:table-cell>
          <table:table-cell office:value-type="string" calcext:value-type="string">
            <text:p>021.008.339</text:p>
          </table:table-cell>
          <table:table-cell table:formula="of:=CONCATENATE(REPT(&quot; &quot;;([.J834]-1)*3);[.E834])" office:value-type="string" office:string-value="      Laprida" calcext:value-type="string">
            <text:p><text:s text:c="6"/>Laprida</text:p>
          </table:table-cell>
          <table:table-cell table:number-columns-repeated="10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B834]" office:value-type="float" office:value="21" calcext:value-type="float">
            <text:p>21</text:p>
          </table:table-cell>
          <table:table-cell table:formula="of:=[.C834]" office:value-type="float" office:value="8" calcext:value-type="float">
            <text:p>8</text:p>
          </table:table-cell>
          <table:table-cell table:style-name="ce22" office:value-type="float" office:value="340" calcext:value-type="float">
            <text:p>340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5]=&quot;Province&quot;;1;IF([.F835]=&quot;Department&quot;;2;3))" office:value-type="float" office:value="3" calcext:value-type="float">
            <text:p>3</text:p>
          </table:table-cell>
          <table:table-cell office:value-type="string" calcext:value-type="string">
            <text:p>021.008.340</text:p>
          </table:table-cell>
          <table:table-cell table:formula="of:=CONCATENATE(REPT(&quot; &quot;;([.J835]-1)*3);[.E835])" office:value-type="string" office:string-value="      San Pedro" calcext:value-type="string">
            <text:p><text:s text:c="6"/>San Pedro</text:p>
          </table:table-cell>
          <table:table-cell table:number-columns-repeated="10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B835]" office:value-type="float" office:value="21" calcext:value-type="float">
            <text:p>21</text:p>
          </table:table-cell>
          <table:table-cell table:formula="of:=[.C835]" office:value-type="float" office:value="8" calcext:value-type="float">
            <text:p>8</text:p>
          </table:table-cell>
          <table:table-cell table:style-name="ce22" office:value-type="float" office:value="341" calcext:value-type="float">
            <text:p>341</text:p>
          </table:table-cell>
          <table:table-cell office:value-type="string" calcext:value-type="string">
            <text:p>Taps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6]=&quot;Province&quot;;1;IF([.F836]=&quot;Department&quot;;2;3))" office:value-type="float" office:value="3" calcext:value-type="float">
            <text:p>3</text:p>
          </table:table-cell>
          <table:table-cell office:value-type="string" calcext:value-type="string">
            <text:p>021.008.341</text:p>
          </table:table-cell>
          <table:table-cell table:formula="of:=CONCATENATE(REPT(&quot; &quot;;([.J836]-1)*3);[.E836])" office:value-type="string" office:string-value="      Tapso" calcext:value-type="string">
            <text:p><text:s text:c="6"/>Tapso</text:p>
          </table:table-cell>
          <table:table-cell table:number-columns-repeated="10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B836]" office:value-type="float" office:value="21" calcext:value-type="float">
            <text:p>21</text:p>
          </table:table-cell>
          <table:table-cell table:formula="of:=[.C836]" office:value-type="float" office:value="8" calcext:value-type="float">
            <text:p>8</text:p>
          </table:table-cell>
          <table:table-cell table:style-name="ce22" office:value-type="float" office:value="342" calcext:value-type="float">
            <text:p>342</text:p>
          </table:table-cell>
          <table:table-cell office:value-type="string" calcext:value-type="string">
            <text:p>Villa La Pun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7]=&quot;Province&quot;;1;IF([.F837]=&quot;Department&quot;;2;3))" office:value-type="float" office:value="3" calcext:value-type="float">
            <text:p>3</text:p>
          </table:table-cell>
          <table:table-cell office:value-type="string" calcext:value-type="string">
            <text:p>021.008.342</text:p>
          </table:table-cell>
          <table:table-cell table:formula="of:=CONCATENATE(REPT(&quot; &quot;;([.J837]-1)*3);[.E837])" office:value-type="string" office:string-value="      Villa La Punta" calcext:value-type="string">
            <text:p><text:s text:c="6"/>Villa La Punta</text:p>
          </table:table-cell>
          <table:table-cell table:number-columns-repeated="10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B837]" office:value-type="float" office:value="21" calcext:value-type="float">
            <text:p>21</text:p>
          </table:table-cell>
          <table:table-cell table:style-name="ce20" table:formula="of:=[.C837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38]=&quot;Province&quot;;1;IF([.F83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09.000</text:p>
          </table:table-cell>
          <table:table-cell table:style-name="ce28" table:formula="of:=CONCATENATE(REPT(&quot; &quot;;([.J838]-1)*3);[.E838])" office:value-type="string" office:string-value="   Copo" calcext:value-type="string">
            <text:p><text:s text:c="3"/>Copo</text:p>
          </table:table-cell>
          <table:table-cell table:number-columns-repeated="10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B838]" office:value-type="float" office:value="21" calcext:value-type="float">
            <text:p>21</text:p>
          </table:table-cell>
          <table:table-cell table:formula="of:=[.C838]" office:value-type="float" office:value="9" calcext:value-type="float">
            <text:p>9</text:p>
          </table:table-cell>
          <table:table-cell table:style-name="ce22" office:value-type="float" office:value="343" calcext:value-type="float">
            <text:p>343</text:p>
          </table:table-cell>
          <table:table-cell office:value-type="string" calcext:value-type="string">
            <text:p>El Caburé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39]=&quot;Province&quot;;1;IF([.F839]=&quot;Department&quot;;2;3))" office:value-type="float" office:value="3" calcext:value-type="float">
            <text:p>3</text:p>
          </table:table-cell>
          <table:table-cell office:value-type="string" calcext:value-type="string">
            <text:p>021.009.343</text:p>
          </table:table-cell>
          <table:table-cell table:formula="of:=CONCATENATE(REPT(&quot; &quot;;([.J839]-1)*3);[.E839])" office:value-type="string" office:string-value="      El Caburé" calcext:value-type="string">
            <text:p><text:s text:c="6"/>El Caburé</text:p>
          </table:table-cell>
          <table:table-cell table:number-columns-repeated="10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B839]" office:value-type="float" office:value="21" calcext:value-type="float">
            <text:p>21</text:p>
          </table:table-cell>
          <table:table-cell table:formula="of:=[.C839]" office:value-type="float" office:value="9" calcext:value-type="float">
            <text:p>9</text:p>
          </table:table-cell>
          <table:table-cell table:style-name="ce22" office:value-type="float" office:value="344" calcext:value-type="float">
            <text:p>344</text:p>
          </table:table-cell>
          <table:table-cell office:value-type="string" calcext:value-type="string">
            <text:p>La Firmez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40]=&quot;Province&quot;;1;IF([.F840]=&quot;Department&quot;;2;3))" office:value-type="float" office:value="3" calcext:value-type="float">
            <text:p>3</text:p>
          </table:table-cell>
          <table:table-cell office:value-type="string" calcext:value-type="string">
            <text:p>021.009.344</text:p>
          </table:table-cell>
          <table:table-cell table:formula="of:=CONCATENATE(REPT(&quot; &quot;;([.J840]-1)*3);[.E840])" office:value-type="string" office:string-value="      La Firmeza" calcext:value-type="string">
            <text:p><text:s text:c="6"/>La Firmeza</text:p>
          </table:table-cell>
          <table:table-cell table:number-columns-repeated="10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B840]" office:value-type="float" office:value="21" calcext:value-type="float">
            <text:p>21</text:p>
          </table:table-cell>
          <table:table-cell table:formula="of:=[.C840]" office:value-type="float" office:value="9" calcext:value-type="float">
            <text:p>9</text:p>
          </table:table-cell>
          <table:table-cell table:style-name="ce22" office:value-type="float" office:value="345" calcext:value-type="float">
            <text:p>345</text:p>
          </table:table-cell>
          <table:table-cell office:value-type="string" calcext:value-type="string">
            <text:p>Los Pirpint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41]=&quot;Province&quot;;1;IF([.F841]=&quot;Department&quot;;2;3))" office:value-type="float" office:value="3" calcext:value-type="float">
            <text:p>3</text:p>
          </table:table-cell>
          <table:table-cell office:value-type="string" calcext:value-type="string">
            <text:p>021.009.345</text:p>
          </table:table-cell>
          <table:table-cell table:formula="of:=CONCATENATE(REPT(&quot; &quot;;([.J841]-1)*3);[.E841])" office:value-type="string" office:string-value="      Los Pirpintos" calcext:value-type="string">
            <text:p><text:s text:c="6"/>Los Pirpintos</text:p>
          </table:table-cell>
          <table:table-cell table:number-columns-repeated="10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B841]" office:value-type="float" office:value="21" calcext:value-type="float">
            <text:p>21</text:p>
          </table:table-cell>
          <table:table-cell table:formula="of:=[.C841]" office:value-type="float" office:value="9" calcext:value-type="float">
            <text:p>9</text:p>
          </table:table-cell>
          <table:table-cell table:style-name="ce22" office:value-type="float" office:value="346" calcext:value-type="float">
            <text:p>346</text:p>
          </table:table-cell>
          <table:table-cell office:value-type="string" calcext:value-type="string">
            <text:p>Los Tig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42]=&quot;Province&quot;;1;IF([.F842]=&quot;Department&quot;;2;3))" office:value-type="float" office:value="3" calcext:value-type="float">
            <text:p>3</text:p>
          </table:table-cell>
          <table:table-cell office:value-type="string" calcext:value-type="string">
            <text:p>021.009.346</text:p>
          </table:table-cell>
          <table:table-cell table:formula="of:=CONCATENATE(REPT(&quot; &quot;;([.J842]-1)*3);[.E842])" office:value-type="string" office:string-value="      Los Tigres" calcext:value-type="string">
            <text:p><text:s text:c="6"/>Los Tigres</text:p>
          </table:table-cell>
          <table:table-cell table:number-columns-repeated="10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B842]" office:value-type="float" office:value="21" calcext:value-type="float">
            <text:p>21</text:p>
          </table:table-cell>
          <table:table-cell table:formula="of:=[.C842]" office:value-type="float" office:value="9" calcext:value-type="float">
            <text:p>9</text:p>
          </table:table-cell>
          <table:table-cell table:style-name="ce22" office:value-type="float" office:value="347" calcext:value-type="float">
            <text:p>347</text:p>
          </table:table-cell>
          <table:table-cell office:value-type="string" calcext:value-type="string">
            <text:p>Monte Quem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43]=&quot;Province&quot;;1;IF([.F843]=&quot;Department&quot;;2;3))" office:value-type="float" office:value="3" calcext:value-type="float">
            <text:p>3</text:p>
          </table:table-cell>
          <table:table-cell office:value-type="string" calcext:value-type="string">
            <text:p>021.009.347</text:p>
          </table:table-cell>
          <table:table-cell table:formula="of:=CONCATENATE(REPT(&quot; &quot;;([.J843]-1)*3);[.E843])" office:value-type="string" office:string-value="      Monte Quemado" calcext:value-type="string">
            <text:p><text:s text:c="6"/>Monte Quemado</text:p>
          </table:table-cell>
          <table:table-cell table:number-columns-repeated="10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B843]" office:value-type="float" office:value="21" calcext:value-type="float">
            <text:p>21</text:p>
          </table:table-cell>
          <table:table-cell table:formula="of:=[.C843]" office:value-type="float" office:value="9" calcext:value-type="float">
            <text:p>9</text:p>
          </table:table-cell>
          <table:table-cell table:style-name="ce22" office:value-type="float" office:value="348" calcext:value-type="float">
            <text:p>348</text:p>
          </table:table-cell>
          <table:table-cell office:value-type="string" calcext:value-type="string">
            <text:p>Nueva Esperanz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44]=&quot;Province&quot;;1;IF([.F844]=&quot;Department&quot;;2;3))" office:value-type="float" office:value="3" calcext:value-type="float">
            <text:p>3</text:p>
          </table:table-cell>
          <table:table-cell office:value-type="string" calcext:value-type="string">
            <text:p>021.009.348</text:p>
          </table:table-cell>
          <table:table-cell table:formula="of:=CONCATENATE(REPT(&quot; &quot;;([.J844]-1)*3);[.E844])" office:value-type="string" office:string-value="      Nueva Esperanza" calcext:value-type="string">
            <text:p><text:s text:c="6"/>Nueva Esperanza</text:p>
          </table:table-cell>
          <table:table-cell table:number-columns-repeated="10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B844]" office:value-type="float" office:value="21" calcext:value-type="float">
            <text:p>21</text:p>
          </table:table-cell>
          <table:table-cell table:formula="of:=[.C844]" office:value-type="float" office:value="9" calcext:value-type="float">
            <text:p>9</text:p>
          </table:table-cell>
          <table:table-cell table:style-name="ce22" office:value-type="float" office:value="349" calcext:value-type="float">
            <text:p>349</text:p>
          </table:table-cell>
          <table:table-cell office:value-type="string" calcext:value-type="string">
            <text:p>Pampa de los Guanac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45]=&quot;Province&quot;;1;IF([.F845]=&quot;Department&quot;;2;3))" office:value-type="float" office:value="3" calcext:value-type="float">
            <text:p>3</text:p>
          </table:table-cell>
          <table:table-cell office:value-type="string" calcext:value-type="string">
            <text:p>021.009.349</text:p>
          </table:table-cell>
          <table:table-cell table:formula="of:=CONCATENATE(REPT(&quot; &quot;;([.J845]-1)*3);[.E845])" office:value-type="string" office:string-value="      Pampa de los Guanacos" calcext:value-type="string">
            <text:p><text:s text:c="6"/>Pampa de los Guanacos</text:p>
          </table:table-cell>
          <table:table-cell table:number-columns-repeated="10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B845]" office:value-type="float" office:value="21" calcext:value-type="float">
            <text:p>21</text:p>
          </table:table-cell>
          <table:table-cell table:formula="of:=[.C845]" office:value-type="float" office:value="9" calcext:value-type="float">
            <text:p>9</text:p>
          </table:table-cell>
          <table:table-cell table:style-name="ce22" office:value-type="float" office:value="350" calcext:value-type="float">
            <text:p>350</text:p>
          </table:table-cell>
          <table:table-cell office:value-type="string" calcext:value-type="string">
            <text:p>San José del Boquer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46]=&quot;Province&quot;;1;IF([.F846]=&quot;Department&quot;;2;3))" office:value-type="float" office:value="3" calcext:value-type="float">
            <text:p>3</text:p>
          </table:table-cell>
          <table:table-cell office:value-type="string" calcext:value-type="string">
            <text:p>021.009.350</text:p>
          </table:table-cell>
          <table:table-cell table:formula="of:=CONCATENATE(REPT(&quot; &quot;;([.J846]-1)*3);[.E846])" office:value-type="string" office:string-value="      San José del Boquerón" calcext:value-type="string">
            <text:p><text:s text:c="6"/>San José del Boquerón</text:p>
          </table:table-cell>
          <table:table-cell table:number-columns-repeated="10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B846]" office:value-type="float" office:value="21" calcext:value-type="float">
            <text:p>21</text:p>
          </table:table-cell>
          <table:table-cell table:formula="of:=[.C846]" office:value-type="float" office:value="9" calcext:value-type="float">
            <text:p>9</text:p>
          </table:table-cell>
          <table:table-cell table:style-name="ce22" office:value-type="float" office:value="351" calcext:value-type="float">
            <text:p>351</text:p>
          </table:table-cell>
          <table:table-cell office:value-type="string" calcext:value-type="string">
            <text:p>Urutaú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47]=&quot;Province&quot;;1;IF([.F847]=&quot;Department&quot;;2;3))" office:value-type="float" office:value="3" calcext:value-type="float">
            <text:p>3</text:p>
          </table:table-cell>
          <table:table-cell office:value-type="string" calcext:value-type="string">
            <text:p>021.009.351</text:p>
          </table:table-cell>
          <table:table-cell table:formula="of:=CONCATENATE(REPT(&quot; &quot;;([.J847]-1)*3);[.E847])" office:value-type="string" office:string-value="      Urutaú" calcext:value-type="string">
            <text:p><text:s text:c="6"/>Urutaú</text:p>
          </table:table-cell>
          <table:table-cell table:number-columns-repeated="10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B847]" office:value-type="float" office:value="21" calcext:value-type="float">
            <text:p>21</text:p>
          </table:table-cell>
          <table:table-cell table:style-name="ce20" table:formula="of:=[.C847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48]=&quot;Province&quot;;1;IF([.F84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0.000</text:p>
          </table:table-cell>
          <table:table-cell table:style-name="ce28" table:formula="of:=CONCATENATE(REPT(&quot; &quot;;([.J848]-1)*3);[.E848])" office:value-type="string" office:string-value="   Figueroa" calcext:value-type="string">
            <text:p><text:s text:c="3"/>Figueroa</text:p>
          </table:table-cell>
          <table:table-cell table:number-columns-repeated="10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B848]" office:value-type="float" office:value="21" calcext:value-type="float">
            <text:p>21</text:p>
          </table:table-cell>
          <table:table-cell table:formula="of:=[.C848]" office:value-type="float" office:value="10" calcext:value-type="float">
            <text:p>10</text:p>
          </table:table-cell>
          <table:table-cell table:style-name="ce22" office:value-type="float" office:value="352" calcext:value-type="float">
            <text:p>352</text:p>
          </table:table-cell>
          <table:table-cell office:value-type="string" calcext:value-type="string">
            <text:p>Bandera Baj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49]=&quot;Province&quot;;1;IF([.F849]=&quot;Department&quot;;2;3))" office:value-type="float" office:value="3" calcext:value-type="float">
            <text:p>3</text:p>
          </table:table-cell>
          <table:table-cell office:value-type="string" calcext:value-type="string">
            <text:p>021.010.352</text:p>
          </table:table-cell>
          <table:table-cell table:formula="of:=CONCATENATE(REPT(&quot; &quot;;([.J849]-1)*3);[.E849])" office:value-type="string" office:string-value="      Bandera Bajada" calcext:value-type="string">
            <text:p><text:s text:c="6"/>Bandera Bajada</text:p>
          </table:table-cell>
          <table:table-cell table:number-columns-repeated="10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B849]" office:value-type="float" office:value="21" calcext:value-type="float">
            <text:p>21</text:p>
          </table:table-cell>
          <table:table-cell table:formula="of:=[.C849]" office:value-type="float" office:value="10" calcext:value-type="float">
            <text:p>10</text:p>
          </table:table-cell>
          <table:table-cell table:style-name="ce22" office:value-type="float" office:value="353" calcext:value-type="float">
            <text:p>353</text:p>
          </table:table-cell>
          <table:table-cell office:value-type="string" calcext:value-type="string">
            <text:p>Caspi Corr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0]=&quot;Province&quot;;1;IF([.F850]=&quot;Department&quot;;2;3))" office:value-type="float" office:value="3" calcext:value-type="float">
            <text:p>3</text:p>
          </table:table-cell>
          <table:table-cell office:value-type="string" calcext:value-type="string">
            <text:p>021.010.353</text:p>
          </table:table-cell>
          <table:table-cell table:formula="of:=CONCATENATE(REPT(&quot; &quot;;([.J850]-1)*3);[.E850])" office:value-type="string" office:string-value="      Caspi Corral" calcext:value-type="string">
            <text:p><text:s text:c="6"/>Caspi Corral</text:p>
          </table:table-cell>
          <table:table-cell table:number-columns-repeated="10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B850]" office:value-type="float" office:value="21" calcext:value-type="float">
            <text:p>21</text:p>
          </table:table-cell>
          <table:table-cell table:formula="of:=[.C850]" office:value-type="float" office:value="10" calcext:value-type="float">
            <text:p>10</text:p>
          </table:table-cell>
          <table:table-cell table:style-name="ce22" office:value-type="float" office:value="354" calcext:value-type="float">
            <text:p>354</text:p>
          </table:table-cell>
          <table:table-cell office:value-type="string" calcext:value-type="string">
            <text:p>Colonia San Jua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1]=&quot;Province&quot;;1;IF([.F851]=&quot;Department&quot;;2;3))" office:value-type="float" office:value="3" calcext:value-type="float">
            <text:p>3</text:p>
          </table:table-cell>
          <table:table-cell office:value-type="string" calcext:value-type="string">
            <text:p>021.010.354</text:p>
          </table:table-cell>
          <table:table-cell table:formula="of:=CONCATENATE(REPT(&quot; &quot;;([.J851]-1)*3);[.E851])" office:value-type="string" office:string-value="      Colonia San Juan" calcext:value-type="string">
            <text:p><text:s text:c="6"/>Colonia San Juan</text:p>
          </table:table-cell>
          <table:table-cell table:number-columns-repeated="10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B851]" office:value-type="float" office:value="21" calcext:value-type="float">
            <text:p>21</text:p>
          </table:table-cell>
          <table:table-cell table:formula="of:=[.C851]" office:value-type="float" office:value="10" calcext:value-type="float">
            <text:p>10</text:p>
          </table:table-cell>
          <table:table-cell table:style-name="ce22" office:value-type="float" office:value="355" calcext:value-type="float">
            <text:p>355</text:p>
          </table:table-cell>
          <table:table-cell office:value-type="string" calcext:value-type="string">
            <text:p>El Cruce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2]=&quot;Province&quot;;1;IF([.F852]=&quot;Department&quot;;2;3))" office:value-type="float" office:value="3" calcext:value-type="float">
            <text:p>3</text:p>
          </table:table-cell>
          <table:table-cell office:value-type="string" calcext:value-type="string">
            <text:p>021.010.355</text:p>
          </table:table-cell>
          <table:table-cell table:formula="of:=CONCATENATE(REPT(&quot; &quot;;([.J852]-1)*3);[.E852])" office:value-type="string" office:string-value="      El Crucero" calcext:value-type="string">
            <text:p><text:s text:c="6"/>El Crucero</text:p>
          </table:table-cell>
          <table:table-cell table:number-columns-repeated="10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B852]" office:value-type="float" office:value="21" calcext:value-type="float">
            <text:p>21</text:p>
          </table:table-cell>
          <table:table-cell table:formula="of:=[.C852]" office:value-type="float" office:value="10" calcext:value-type="float">
            <text:p>10</text:p>
          </table:table-cell>
          <table:table-cell table:style-name="ce22" office:value-type="float" office:value="356" calcext:value-type="float">
            <text:p>356</text:p>
          </table:table-cell>
          <table:table-cell office:value-type="string" calcext:value-type="string">
            <text:p>Kilómetro 30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3]=&quot;Province&quot;;1;IF([.F853]=&quot;Department&quot;;2;3))" office:value-type="float" office:value="3" calcext:value-type="float">
            <text:p>3</text:p>
          </table:table-cell>
          <table:table-cell office:value-type="string" calcext:value-type="string">
            <text:p>021.010.356</text:p>
          </table:table-cell>
          <table:table-cell table:formula="of:=CONCATENATE(REPT(&quot; &quot;;([.J853]-1)*3);[.E853])" office:value-type="string" office:string-value="      Kilómetro 30" calcext:value-type="string">
            <text:p><text:s text:c="6"/>Kilómetro 30</text:p>
          </table:table-cell>
          <table:table-cell table:number-columns-repeated="10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B853]" office:value-type="float" office:value="21" calcext:value-type="float">
            <text:p>21</text:p>
          </table:table-cell>
          <table:table-cell table:formula="of:=[.C853]" office:value-type="float" office:value="10" calcext:value-type="float">
            <text:p>10</text:p>
          </table:table-cell>
          <table:table-cell table:style-name="ce22" office:value-type="float" office:value="357" calcext:value-type="float">
            <text:p>357</text:p>
          </table:table-cell>
          <table:table-cell office:value-type="string" calcext:value-type="string">
            <text:p>La Cañ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4]=&quot;Province&quot;;1;IF([.F854]=&quot;Department&quot;;2;3))" office:value-type="float" office:value="3" calcext:value-type="float">
            <text:p>3</text:p>
          </table:table-cell>
          <table:table-cell office:value-type="string" calcext:value-type="string">
            <text:p>021.010.357</text:p>
          </table:table-cell>
          <table:table-cell table:formula="of:=CONCATENATE(REPT(&quot; &quot;;([.J854]-1)*3);[.E854])" office:value-type="string" office:string-value="      La Cañada" calcext:value-type="string">
            <text:p><text:s text:c="6"/>La Cañada</text:p>
          </table:table-cell>
          <table:table-cell table:number-columns-repeated="10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B854]" office:value-type="float" office:value="21" calcext:value-type="float">
            <text:p>21</text:p>
          </table:table-cell>
          <table:table-cell table:formula="of:=[.C854]" office:value-type="float" office:value="10" calcext:value-type="float">
            <text:p>10</text:p>
          </table:table-cell>
          <table:table-cell table:style-name="ce22" office:value-type="float" office:value="358" calcext:value-type="float">
            <text:p>358</text:p>
          </table:table-cell>
          <table:table-cell office:value-type="string" calcext:value-type="string">
            <text:p>La Invern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5]=&quot;Province&quot;;1;IF([.F855]=&quot;Department&quot;;2;3))" office:value-type="float" office:value="3" calcext:value-type="float">
            <text:p>3</text:p>
          </table:table-cell>
          <table:table-cell office:value-type="string" calcext:value-type="string">
            <text:p>021.010.358</text:p>
          </table:table-cell>
          <table:table-cell table:formula="of:=CONCATENATE(REPT(&quot; &quot;;([.J855]-1)*3);[.E855])" office:value-type="string" office:string-value="      La Invernada" calcext:value-type="string">
            <text:p><text:s text:c="6"/>La Invernada</text:p>
          </table:table-cell>
          <table:table-cell table:number-columns-repeated="10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B855]" office:value-type="float" office:value="21" calcext:value-type="float">
            <text:p>21</text:p>
          </table:table-cell>
          <table:table-cell table:formula="of:=[.C855]" office:value-type="float" office:value="10" calcext:value-type="float">
            <text:p>10</text:p>
          </table:table-cell>
          <table:table-cell table:style-name="ce22" office:value-type="float" office:value="359" calcext:value-type="float">
            <text:p>359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6]=&quot;Province&quot;;1;IF([.F856]=&quot;Department&quot;;2;3))" office:value-type="float" office:value="3" calcext:value-type="float">
            <text:p>3</text:p>
          </table:table-cell>
          <table:table-cell office:value-type="string" calcext:value-type="string">
            <text:p>021.010.359</text:p>
          </table:table-cell>
          <table:table-cell table:formula="of:=CONCATENATE(REPT(&quot; &quot;;([.J856]-1)*3);[.E856])" office:value-type="string" office:string-value="      Minerva" calcext:value-type="string">
            <text:p><text:s text:c="6"/>Minerva</text:p>
          </table:table-cell>
          <table:table-cell table:number-columns-repeated="10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B856]" office:value-type="float" office:value="21" calcext:value-type="float">
            <text:p>21</text:p>
          </table:table-cell>
          <table:table-cell table:formula="of:=[.C856]" office:value-type="float" office:value="10" calcext:value-type="float">
            <text:p>10</text:p>
          </table:table-cell>
          <table:table-cell table:style-name="ce22" office:value-type="float" office:value="360" calcext:value-type="float">
            <text:p>360</text:p>
          </table:table-cell>
          <table:table-cell office:value-type="string" calcext:value-type="string">
            <text:p>Vaca Huañu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7]=&quot;Province&quot;;1;IF([.F857]=&quot;Department&quot;;2;3))" office:value-type="float" office:value="3" calcext:value-type="float">
            <text:p>3</text:p>
          </table:table-cell>
          <table:table-cell office:value-type="string" calcext:value-type="string">
            <text:p>021.010.360</text:p>
          </table:table-cell>
          <table:table-cell table:formula="of:=CONCATENATE(REPT(&quot; &quot;;([.J857]-1)*3);[.E857])" office:value-type="string" office:string-value="      Vaca Huañuna" calcext:value-type="string">
            <text:p><text:s text:c="6"/>Vaca Huañuna</text:p>
          </table:table-cell>
          <table:table-cell table:number-columns-repeated="10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B857]" office:value-type="float" office:value="21" calcext:value-type="float">
            <text:p>21</text:p>
          </table:table-cell>
          <table:table-cell table:formula="of:=[.C857]" office:value-type="float" office:value="10" calcext:value-type="float">
            <text:p>10</text:p>
          </table:table-cell>
          <table:table-cell table:style-name="ce22" office:value-type="float" office:value="361" calcext:value-type="float">
            <text:p>361</text:p>
          </table:table-cell>
          <table:table-cell office:value-type="string" calcext:value-type="string">
            <text:p>Villa Figuero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58]=&quot;Province&quot;;1;IF([.F858]=&quot;Department&quot;;2;3))" office:value-type="float" office:value="3" calcext:value-type="float">
            <text:p>3</text:p>
          </table:table-cell>
          <table:table-cell office:value-type="string" calcext:value-type="string">
            <text:p>021.010.361</text:p>
          </table:table-cell>
          <table:table-cell table:formula="of:=CONCATENATE(REPT(&quot; &quot;;([.J858]-1)*3);[.E858])" office:value-type="string" office:string-value="      Villa Figueroa" calcext:value-type="string">
            <text:p><text:s text:c="6"/>Villa Figueroa</text:p>
          </table:table-cell>
          <table:table-cell table:number-columns-repeated="10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B858]" office:value-type="float" office:value="21" calcext:value-type="float">
            <text:p>21</text:p>
          </table:table-cell>
          <table:table-cell table:style-name="ce20" table:formula="of:=[.C858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59]=&quot;Province&quot;;1;IF([.F85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1.000</text:p>
          </table:table-cell>
          <table:table-cell table:style-name="ce28" table:formula="of:=CONCATENATE(REPT(&quot; &quot;;([.J859]-1)*3);[.E859])" office:value-type="string" office:string-value="   General Taboada" calcext:value-type="string">
            <text:p><text:s text:c="3"/>General Taboada</text:p>
          </table:table-cell>
          <table:table-cell table:number-columns-repeated="10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B859]" office:value-type="float" office:value="21" calcext:value-type="float">
            <text:p>21</text:p>
          </table:table-cell>
          <table:table-cell table:formula="of:=[.C859]" office:value-type="float" office:value="11" calcext:value-type="float">
            <text:p>11</text:p>
          </table:table-cell>
          <table:table-cell table:style-name="ce22" office:value-type="float" office:value="362" calcext:value-type="float">
            <text:p>362</text:p>
          </table:table-cell>
          <table:table-cell office:value-type="string" calcext:value-type="string">
            <text:p>Añatuy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60]=&quot;Province&quot;;1;IF([.F860]=&quot;Department&quot;;2;3))" office:value-type="float" office:value="3" calcext:value-type="float">
            <text:p>3</text:p>
          </table:table-cell>
          <table:table-cell office:value-type="string" calcext:value-type="string">
            <text:p>021.011.362</text:p>
          </table:table-cell>
          <table:table-cell table:formula="of:=CONCATENATE(REPT(&quot; &quot;;([.J860]-1)*3);[.E860])" office:value-type="string" office:string-value="      Añatuya" calcext:value-type="string">
            <text:p><text:s text:c="6"/>Añatuya</text:p>
          </table:table-cell>
          <table:table-cell table:number-columns-repeated="10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B860]" office:value-type="float" office:value="21" calcext:value-type="float">
            <text:p>21</text:p>
          </table:table-cell>
          <table:table-cell table:formula="of:=[.C860]" office:value-type="float" office:value="11" calcext:value-type="float">
            <text:p>11</text:p>
          </table:table-cell>
          <table:table-cell table:style-name="ce22" office:value-type="float" office:value="363" calcext:value-type="float">
            <text:p>363</text:p>
          </table:table-cell>
          <table:table-cell office:value-type="string" calcext:value-type="string">
            <text:p>Averí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61]=&quot;Province&quot;;1;IF([.F861]=&quot;Department&quot;;2;3))" office:value-type="float" office:value="3" calcext:value-type="float">
            <text:p>3</text:p>
          </table:table-cell>
          <table:table-cell office:value-type="string" calcext:value-type="string">
            <text:p>021.011.363</text:p>
          </table:table-cell>
          <table:table-cell table:formula="of:=CONCATENATE(REPT(&quot; &quot;;([.J861]-1)*3);[.E861])" office:value-type="string" office:string-value="      Averías" calcext:value-type="string">
            <text:p><text:s text:c="6"/>Averías</text:p>
          </table:table-cell>
          <table:table-cell table:number-columns-repeated="10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B861]" office:value-type="float" office:value="21" calcext:value-type="float">
            <text:p>21</text:p>
          </table:table-cell>
          <table:table-cell table:formula="of:=[.C861]" office:value-type="float" office:value="11" calcext:value-type="float">
            <text:p>11</text:p>
          </table:table-cell>
          <table:table-cell table:style-name="ce22" office:value-type="float" office:value="364" calcext:value-type="float">
            <text:p>364</text:p>
          </table:table-cell>
          <table:table-cell office:value-type="string" calcext:value-type="string">
            <text:p>Estación Tacañi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62]=&quot;Province&quot;;1;IF([.F862]=&quot;Department&quot;;2;3))" office:value-type="float" office:value="3" calcext:value-type="float">
            <text:p>3</text:p>
          </table:table-cell>
          <table:table-cell office:value-type="string" calcext:value-type="string">
            <text:p>021.011.364</text:p>
          </table:table-cell>
          <table:table-cell table:formula="of:=CONCATENATE(REPT(&quot; &quot;;([.J862]-1)*3);[.E862])" office:value-type="string" office:string-value="      Estación Tacañitas" calcext:value-type="string">
            <text:p><text:s text:c="6"/>Estación Tacañitas</text:p>
          </table:table-cell>
          <table:table-cell table:number-columns-repeated="10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B862]" office:value-type="float" office:value="21" calcext:value-type="float">
            <text:p>21</text:p>
          </table:table-cell>
          <table:table-cell table:formula="of:=[.C862]" office:value-type="float" office:value="11" calcext:value-type="float">
            <text:p>11</text:p>
          </table:table-cell>
          <table:table-cell table:style-name="ce22" office:value-type="float" office:value="365" calcext:value-type="float">
            <text:p>365</text:p>
          </table:table-cell>
          <table:table-cell office:value-type="string" calcext:value-type="string">
            <text:p>La Ne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63]=&quot;Province&quot;;1;IF([.F863]=&quot;Department&quot;;2;3))" office:value-type="float" office:value="3" calcext:value-type="float">
            <text:p>3</text:p>
          </table:table-cell>
          <table:table-cell office:value-type="string" calcext:value-type="string">
            <text:p>021.011.365</text:p>
          </table:table-cell>
          <table:table-cell table:formula="of:=CONCATENATE(REPT(&quot; &quot;;([.J863]-1)*3);[.E863])" office:value-type="string" office:string-value="      La Nena" calcext:value-type="string">
            <text:p><text:s text:c="6"/>La Nena</text:p>
          </table:table-cell>
          <table:table-cell table:number-columns-repeated="10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B863]" office:value-type="float" office:value="21" calcext:value-type="float">
            <text:p>21</text:p>
          </table:table-cell>
          <table:table-cell table:formula="of:=[.C863]" office:value-type="float" office:value="11" calcext:value-type="float">
            <text:p>11</text:p>
          </table:table-cell>
          <table:table-cell table:style-name="ce22" office:value-type="float" office:value="366" calcext:value-type="float">
            <text:p>366</text:p>
          </table:table-cell>
          <table:table-cell office:value-type="string" calcext:value-type="string">
            <text:p>Los Jurí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64]=&quot;Province&quot;;1;IF([.F864]=&quot;Department&quot;;2;3))" office:value-type="float" office:value="3" calcext:value-type="float">
            <text:p>3</text:p>
          </table:table-cell>
          <table:table-cell office:value-type="string" calcext:value-type="string">
            <text:p>021.011.366</text:p>
          </table:table-cell>
          <table:table-cell table:formula="of:=CONCATENATE(REPT(&quot; &quot;;([.J864]-1)*3);[.E864])" office:value-type="string" office:string-value="      Los Juríes" calcext:value-type="string">
            <text:p><text:s text:c="6"/>Los Juríes</text:p>
          </table:table-cell>
          <table:table-cell table:number-columns-repeated="10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B864]" office:value-type="float" office:value="21" calcext:value-type="float">
            <text:p>21</text:p>
          </table:table-cell>
          <table:table-cell table:formula="of:=[.C864]" office:value-type="float" office:value="11" calcext:value-type="float">
            <text:p>11</text:p>
          </table:table-cell>
          <table:table-cell table:style-name="ce22" office:value-type="float" office:value="367" calcext:value-type="float">
            <text:p>367</text:p>
          </table:table-cell>
          <table:table-cell office:value-type="string" calcext:value-type="string">
            <text:p>Tomás Young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65]=&quot;Province&quot;;1;IF([.F865]=&quot;Department&quot;;2;3))" office:value-type="float" office:value="3" calcext:value-type="float">
            <text:p>3</text:p>
          </table:table-cell>
          <table:table-cell office:value-type="string" calcext:value-type="string">
            <text:p>021.011.367</text:p>
          </table:table-cell>
          <table:table-cell table:formula="of:=CONCATENATE(REPT(&quot; &quot;;([.J865]-1)*3);[.E865])" office:value-type="string" office:string-value="      Tomás Young" calcext:value-type="string">
            <text:p><text:s text:c="6"/>Tomás Young</text:p>
          </table:table-cell>
          <table:table-cell table:number-columns-repeated="10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B865]" office:value-type="float" office:value="21" calcext:value-type="float">
            <text:p>21</text:p>
          </table:table-cell>
          <table:table-cell table:style-name="ce20" table:formula="of:=[.C865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66]=&quot;Province&quot;;1;IF([.F8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2.000</text:p>
          </table:table-cell>
          <table:table-cell table:style-name="ce28" table:formula="of:=CONCATENATE(REPT(&quot; &quot;;([.J866]-1)*3);[.E866])" office:value-type="string" office:string-value="   Guasayán" calcext:value-type="string">
            <text:p><text:s text:c="3"/>Guasayán</text:p>
          </table:table-cell>
          <table:table-cell table:number-columns-repeated="10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B866]" office:value-type="float" office:value="21" calcext:value-type="float">
            <text:p>21</text:p>
          </table:table-cell>
          <table:table-cell table:formula="of:=[.C866]" office:value-type="float" office:value="12" calcext:value-type="float">
            <text:p>12</text:p>
          </table:table-cell>
          <table:table-cell table:style-name="ce22" office:value-type="float" office:value="368" calcext:value-type="float">
            <text:p>368</text:p>
          </table:table-cell>
          <table:table-cell office:value-type="string" calcext:value-type="string">
            <text:p>Laval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67]=&quot;Province&quot;;1;IF([.F867]=&quot;Department&quot;;2;3))" office:value-type="float" office:value="3" calcext:value-type="float">
            <text:p>3</text:p>
          </table:table-cell>
          <table:table-cell office:value-type="string" calcext:value-type="string">
            <text:p>021.012.368</text:p>
          </table:table-cell>
          <table:table-cell table:formula="of:=CONCATENATE(REPT(&quot; &quot;;([.J867]-1)*3);[.E867])" office:value-type="string" office:string-value="      Lavalle" calcext:value-type="string">
            <text:p><text:s text:c="6"/>Lavalle</text:p>
          </table:table-cell>
          <table:table-cell table:number-columns-repeated="10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B867]" office:value-type="float" office:value="21" calcext:value-type="float">
            <text:p>21</text:p>
          </table:table-cell>
          <table:table-cell table:formula="of:=[.C867]" office:value-type="float" office:value="12" calcext:value-type="float">
            <text:p>12</text:p>
          </table:table-cell>
          <table:table-cell table:style-name="ce22" office:value-type="float" office:value="369" calcext:value-type="float">
            <text:p>369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68]=&quot;Province&quot;;1;IF([.F868]=&quot;Department&quot;;2;3))" office:value-type="float" office:value="3" calcext:value-type="float">
            <text:p>3</text:p>
          </table:table-cell>
          <table:table-cell office:value-type="string" calcext:value-type="string">
            <text:p>021.012.369</text:p>
          </table:table-cell>
          <table:table-cell table:formula="of:=CONCATENATE(REPT(&quot; &quot;;([.J868]-1)*3);[.E868])" office:value-type="string" office:string-value="      San Pedro" calcext:value-type="string">
            <text:p><text:s text:c="6"/>San Pedro</text:p>
          </table:table-cell>
          <table:table-cell table:number-columns-repeated="10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B868]" office:value-type="float" office:value="21" calcext:value-type="float">
            <text:p>21</text:p>
          </table:table-cell>
          <table:table-cell table:style-name="ce20" table:formula="of:=[.C868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69]=&quot;Province&quot;;1;IF([.F86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3.000</text:p>
          </table:table-cell>
          <table:table-cell table:style-name="ce28" table:formula="of:=CONCATENATE(REPT(&quot; &quot;;([.J869]-1)*3);[.E869])" office:value-type="string" office:string-value="   Jiménez" calcext:value-type="string">
            <text:p><text:s text:c="3"/>Jiménez</text:p>
          </table:table-cell>
          <table:table-cell table:number-columns-repeated="10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B869]" office:value-type="float" office:value="21" calcext:value-type="float">
            <text:p>21</text:p>
          </table:table-cell>
          <table:table-cell table:formula="of:=[.C869]" office:value-type="float" office:value="13" calcext:value-type="float">
            <text:p>13</text:p>
          </table:table-cell>
          <table:table-cell table:style-name="ce22" office:value-type="float" office:value="370" calcext:value-type="float">
            <text:p>370</text:p>
          </table:table-cell>
          <table:table-cell office:value-type="string" calcext:value-type="string">
            <text:p>El Aren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0]=&quot;Province&quot;;1;IF([.F870]=&quot;Department&quot;;2;3))" office:value-type="float" office:value="3" calcext:value-type="float">
            <text:p>3</text:p>
          </table:table-cell>
          <table:table-cell office:value-type="string" calcext:value-type="string">
            <text:p>021.013.370</text:p>
          </table:table-cell>
          <table:table-cell table:formula="of:=CONCATENATE(REPT(&quot; &quot;;([.J870]-1)*3);[.E870])" office:value-type="string" office:string-value="      El Arenal" calcext:value-type="string">
            <text:p><text:s text:c="6"/>El Arenal</text:p>
          </table:table-cell>
          <table:table-cell table:number-columns-repeated="10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B870]" office:value-type="float" office:value="21" calcext:value-type="float">
            <text:p>21</text:p>
          </table:table-cell>
          <table:table-cell table:formula="of:=[.C870]" office:value-type="float" office:value="13" calcext:value-type="float">
            <text:p>13</text:p>
          </table:table-cell>
          <table:table-cell table:style-name="ce22" office:value-type="float" office:value="371" calcext:value-type="float">
            <text:p>371</text:p>
          </table:table-cell>
          <table:table-cell office:value-type="string" calcext:value-type="string">
            <text:p>El Bobad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1]=&quot;Province&quot;;1;IF([.F871]=&quot;Department&quot;;2;3))" office:value-type="float" office:value="3" calcext:value-type="float">
            <text:p>3</text:p>
          </table:table-cell>
          <table:table-cell office:value-type="string" calcext:value-type="string">
            <text:p>021.013.371</text:p>
          </table:table-cell>
          <table:table-cell table:formula="of:=CONCATENATE(REPT(&quot; &quot;;([.J871]-1)*3);[.E871])" office:value-type="string" office:string-value="      El Bobadal" calcext:value-type="string">
            <text:p><text:s text:c="6"/>El Bobadal</text:p>
          </table:table-cell>
          <table:table-cell table:number-columns-repeated="10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B871]" office:value-type="float" office:value="21" calcext:value-type="float">
            <text:p>21</text:p>
          </table:table-cell>
          <table:table-cell table:formula="of:=[.C871]" office:value-type="float" office:value="13" calcext:value-type="float">
            <text:p>13</text:p>
          </table:table-cell>
          <table:table-cell table:style-name="ce22" office:value-type="float" office:value="372" calcext:value-type="float">
            <text:p>372</text:p>
          </table:table-cell>
          <table:table-cell office:value-type="string" calcext:value-type="string">
            <text:p>El Char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2]=&quot;Province&quot;;1;IF([.F872]=&quot;Department&quot;;2;3))" office:value-type="float" office:value="3" calcext:value-type="float">
            <text:p>3</text:p>
          </table:table-cell>
          <table:table-cell office:value-type="string" calcext:value-type="string">
            <text:p>021.013.372</text:p>
          </table:table-cell>
          <table:table-cell table:formula="of:=CONCATENATE(REPT(&quot; &quot;;([.J872]-1)*3);[.E872])" office:value-type="string" office:string-value="      El Charco" calcext:value-type="string">
            <text:p><text:s text:c="6"/>El Charco</text:p>
          </table:table-cell>
          <table:table-cell table:number-columns-repeated="10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B872]" office:value-type="float" office:value="21" calcext:value-type="float">
            <text:p>21</text:p>
          </table:table-cell>
          <table:table-cell table:formula="of:=[.C872]" office:value-type="float" office:value="13" calcext:value-type="float">
            <text:p>13</text:p>
          </table:table-cell>
          <table:table-cell table:style-name="ce22" office:value-type="float" office:value="373" calcext:value-type="float">
            <text:p>373</text:p>
          </table:table-cell>
          <table:table-cell office:value-type="string" calcext:value-type="string">
            <text:p>El Rinc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3]=&quot;Province&quot;;1;IF([.F873]=&quot;Department&quot;;2;3))" office:value-type="float" office:value="3" calcext:value-type="float">
            <text:p>3</text:p>
          </table:table-cell>
          <table:table-cell office:value-type="string" calcext:value-type="string">
            <text:p>021.013.373</text:p>
          </table:table-cell>
          <table:table-cell table:formula="of:=CONCATENATE(REPT(&quot; &quot;;([.J873]-1)*3);[.E873])" office:value-type="string" office:string-value="      El Rincón" calcext:value-type="string">
            <text:p><text:s text:c="6"/>El Rincón</text:p>
          </table:table-cell>
          <table:table-cell table:number-columns-repeated="10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B873]" office:value-type="float" office:value="21" calcext:value-type="float">
            <text:p>21</text:p>
          </table:table-cell>
          <table:table-cell table:formula="of:=[.C873]" office:value-type="float" office:value="13" calcext:value-type="float">
            <text:p>13</text:p>
          </table:table-cell>
          <table:table-cell table:style-name="ce22" office:value-type="float" office:value="374" calcext:value-type="float">
            <text:p>374</text:p>
          </table:table-cell>
          <table:table-cell office:value-type="string" calcext:value-type="string">
            <text:p>Gramil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4]=&quot;Province&quot;;1;IF([.F874]=&quot;Department&quot;;2;3))" office:value-type="float" office:value="3" calcext:value-type="float">
            <text:p>3</text:p>
          </table:table-cell>
          <table:table-cell office:value-type="string" calcext:value-type="string">
            <text:p>021.013.374</text:p>
          </table:table-cell>
          <table:table-cell table:formula="of:=CONCATENATE(REPT(&quot; &quot;;([.J874]-1)*3);[.E874])" office:value-type="string" office:string-value="      Gramilla" calcext:value-type="string">
            <text:p><text:s text:c="6"/>Gramilla</text:p>
          </table:table-cell>
          <table:table-cell table:number-columns-repeated="10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B874]" office:value-type="float" office:value="21" calcext:value-type="float">
            <text:p>21</text:p>
          </table:table-cell>
          <table:table-cell table:formula="of:=[.C874]" office:value-type="float" office:value="13" calcext:value-type="float">
            <text:p>13</text:p>
          </table:table-cell>
          <table:table-cell table:style-name="ce22" office:value-type="float" office:value="375" calcext:value-type="float">
            <text:p>375</text:p>
          </table:table-cell>
          <table:table-cell office:value-type="string" calcext:value-type="string">
            <text:p>Isca Yacu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5]=&quot;Province&quot;;1;IF([.F875]=&quot;Department&quot;;2;3))" office:value-type="float" office:value="3" calcext:value-type="float">
            <text:p>3</text:p>
          </table:table-cell>
          <table:table-cell office:value-type="string" calcext:value-type="string">
            <text:p>021.013.375</text:p>
          </table:table-cell>
          <table:table-cell table:formula="of:=CONCATENATE(REPT(&quot; &quot;;([.J875]-1)*3);[.E875])" office:value-type="string" office:string-value="      Isca Yacu" calcext:value-type="string">
            <text:p><text:s text:c="6"/>Isca Yacu</text:p>
          </table:table-cell>
          <table:table-cell table:number-columns-repeated="10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B875]" office:value-type="float" office:value="21" calcext:value-type="float">
            <text:p>21</text:p>
          </table:table-cell>
          <table:table-cell table:formula="of:=[.C875]" office:value-type="float" office:value="13" calcext:value-type="float">
            <text:p>13</text:p>
          </table:table-cell>
          <table:table-cell table:style-name="ce22" office:value-type="float" office:value="376" calcext:value-type="float">
            <text:p>376</text:p>
          </table:table-cell>
          <table:table-cell office:value-type="string" calcext:value-type="string">
            <text:p>Isca Yacu Semau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6]=&quot;Province&quot;;1;IF([.F876]=&quot;Department&quot;;2;3))" office:value-type="float" office:value="3" calcext:value-type="float">
            <text:p>3</text:p>
          </table:table-cell>
          <table:table-cell office:value-type="string" calcext:value-type="string">
            <text:p>021.013.376</text:p>
          </table:table-cell>
          <table:table-cell table:formula="of:=CONCATENATE(REPT(&quot; &quot;;([.J876]-1)*3);[.E876])" office:value-type="string" office:string-value="      Isca Yacu Semaul" calcext:value-type="string">
            <text:p><text:s text:c="6"/>Isca Yacu Semaul</text:p>
          </table:table-cell>
          <table:table-cell table:number-columns-repeated="10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B876]" office:value-type="float" office:value="21" calcext:value-type="float">
            <text:p>21</text:p>
          </table:table-cell>
          <table:table-cell table:formula="of:=[.C876]" office:value-type="float" office:value="13" calcext:value-type="float">
            <text:p>13</text:p>
          </table:table-cell>
          <table:table-cell table:style-name="ce22" office:value-type="float" office:value="377" calcext:value-type="float">
            <text:p>377</text:p>
          </table:table-cell>
          <table:table-cell office:value-type="string" calcext:value-type="string">
            <text:p>Pozo Hon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77]=&quot;Province&quot;;1;IF([.F877]=&quot;Department&quot;;2;3))" office:value-type="float" office:value="3" calcext:value-type="float">
            <text:p>3</text:p>
          </table:table-cell>
          <table:table-cell office:value-type="string" calcext:value-type="string">
            <text:p>021.013.377</text:p>
          </table:table-cell>
          <table:table-cell table:formula="of:=CONCATENATE(REPT(&quot; &quot;;([.J877]-1)*3);[.E877])" office:value-type="string" office:string-value="      Pozo Hondo" calcext:value-type="string">
            <text:p><text:s text:c="6"/>Pozo Hondo</text:p>
          </table:table-cell>
          <table:table-cell table:number-columns-repeated="10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B877]" office:value-type="float" office:value="21" calcext:value-type="float">
            <text:p>21</text:p>
          </table:table-cell>
          <table:table-cell table:formula="of:=[.C877]" office:value-type="float" office:value="13" calcext:value-type="float">
            <text:p>13</text:p>
          </table:table-cell>
          <table:table-cell table:style-name="ce22" office:value-type="float" office:value="378" calcext:value-type="float">
            <text:p>378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78]=&quot;Province&quot;;1;IF([.F878]=&quot;Department&quot;;2;3))" office:value-type="float" office:value="3" calcext:value-type="float">
            <text:p>3</text:p>
          </table:table-cell>
          <table:table-cell office:value-type="string" calcext:value-type="string">
            <text:p>021.013.378</text:p>
          </table:table-cell>
          <table:table-cell table:formula="of:=CONCATENATE(REPT(&quot; &quot;;([.J878]-1)*3);[.E878])" office:value-type="string" office:string-value="      San Pedro" calcext:value-type="string">
            <text:p><text:s text:c="6"/>San Pedro</text:p>
          </table:table-cell>
          <table:table-cell table:number-columns-repeated="10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B878]" office:value-type="float" office:value="21" calcext:value-type="float">
            <text:p>21</text:p>
          </table:table-cell>
          <table:table-cell table:style-name="ce20" table:formula="of:=[.C878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79]=&quot;Province&quot;;1;IF([.F87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4.000</text:p>
          </table:table-cell>
          <table:table-cell table:style-name="ce28" table:formula="of:=CONCATENATE(REPT(&quot; &quot;;([.J879]-1)*3);[.E879])" office:value-type="string" office:string-value="   Juan F. Ibarra" calcext:value-type="string">
            <text:p><text:s text:c="3"/>Juan F. Ibarra</text:p>
          </table:table-cell>
          <table:table-cell table:number-columns-repeated="10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B879]" office:value-type="float" office:value="21" calcext:value-type="float">
            <text:p>21</text:p>
          </table:table-cell>
          <table:table-cell table:formula="of:=[.C879]" office:value-type="float" office:value="14" calcext:value-type="float">
            <text:p>14</text:p>
          </table:table-cell>
          <table:table-cell table:style-name="ce22" office:value-type="float" office:value="379" calcext:value-type="float">
            <text:p>379</text:p>
          </table:table-cell>
          <table:table-cell office:value-type="string" calcext:value-type="string">
            <text:p>El Color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80]=&quot;Province&quot;;1;IF([.F880]=&quot;Department&quot;;2;3))" office:value-type="float" office:value="3" calcext:value-type="float">
            <text:p>3</text:p>
          </table:table-cell>
          <table:table-cell office:value-type="string" calcext:value-type="string">
            <text:p>021.014.379</text:p>
          </table:table-cell>
          <table:table-cell table:formula="of:=CONCATENATE(REPT(&quot; &quot;;([.J880]-1)*3);[.E880])" office:value-type="string" office:string-value="      El Colorado" calcext:value-type="string">
            <text:p><text:s text:c="6"/>El Colorado</text:p>
          </table:table-cell>
          <table:table-cell table:number-columns-repeated="10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B880]" office:value-type="float" office:value="21" calcext:value-type="float">
            <text:p>21</text:p>
          </table:table-cell>
          <table:table-cell table:formula="of:=[.C880]" office:value-type="float" office:value="14" calcext:value-type="float">
            <text:p>14</text:p>
          </table:table-cell>
          <table:table-cell table:style-name="ce22" office:value-type="float" office:value="380" calcext:value-type="float">
            <text:p>380</text:p>
          </table:table-cell>
          <table:table-cell office:value-type="string" calcext:value-type="string">
            <text:p>El Cuadr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81]=&quot;Province&quot;;1;IF([.F881]=&quot;Department&quot;;2;3))" office:value-type="float" office:value="3" calcext:value-type="float">
            <text:p>3</text:p>
          </table:table-cell>
          <table:table-cell office:value-type="string" calcext:value-type="string">
            <text:p>021.014.380</text:p>
          </table:table-cell>
          <table:table-cell table:formula="of:=CONCATENATE(REPT(&quot; &quot;;([.J881]-1)*3);[.E881])" office:value-type="string" office:string-value="      El Cuadrado" calcext:value-type="string">
            <text:p><text:s text:c="6"/>El Cuadrado</text:p>
          </table:table-cell>
          <table:table-cell table:number-columns-repeated="10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B881]" office:value-type="float" office:value="21" calcext:value-type="float">
            <text:p>21</text:p>
          </table:table-cell>
          <table:table-cell table:formula="of:=[.C881]" office:value-type="float" office:value="14" calcext:value-type="float">
            <text:p>14</text:p>
          </table:table-cell>
          <table:table-cell table:style-name="ce22" office:value-type="float" office:value="381" calcext:value-type="float">
            <text:p>381</text:p>
          </table:table-cell>
          <table:table-cell office:value-type="string" calcext:value-type="string">
            <text:p>Matar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82]=&quot;Province&quot;;1;IF([.F882]=&quot;Department&quot;;2;3))" office:value-type="float" office:value="3" calcext:value-type="float">
            <text:p>3</text:p>
          </table:table-cell>
          <table:table-cell office:value-type="string" calcext:value-type="string">
            <text:p>021.014.381</text:p>
          </table:table-cell>
          <table:table-cell table:formula="of:=CONCATENATE(REPT(&quot; &quot;;([.J882]-1)*3);[.E882])" office:value-type="string" office:string-value="      Matará" calcext:value-type="string">
            <text:p><text:s text:c="6"/>Matará</text:p>
          </table:table-cell>
          <table:table-cell table:number-columns-repeated="10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B882]" office:value-type="float" office:value="21" calcext:value-type="float">
            <text:p>21</text:p>
          </table:table-cell>
          <table:table-cell table:formula="of:=[.C882]" office:value-type="float" office:value="14" calcext:value-type="float">
            <text:p>14</text:p>
          </table:table-cell>
          <table:table-cell table:style-name="ce22" office:value-type="float" office:value="382" calcext:value-type="float">
            <text:p>382</text:p>
          </table:table-cell>
          <table:table-cell office:value-type="string" calcext:value-type="string">
            <text:p>Suncho Corr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83]=&quot;Province&quot;;1;IF([.F883]=&quot;Department&quot;;2;3))" office:value-type="float" office:value="3" calcext:value-type="float">
            <text:p>3</text:p>
          </table:table-cell>
          <table:table-cell office:value-type="string" calcext:value-type="string">
            <text:p>021.014.382</text:p>
          </table:table-cell>
          <table:table-cell table:formula="of:=CONCATENATE(REPT(&quot; &quot;;([.J883]-1)*3);[.E883])" office:value-type="string" office:string-value="      Suncho Corral" calcext:value-type="string">
            <text:p><text:s text:c="6"/>Suncho Corral</text:p>
          </table:table-cell>
          <table:table-cell table:number-columns-repeated="10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B883]" office:value-type="float" office:value="21" calcext:value-type="float">
            <text:p>21</text:p>
          </table:table-cell>
          <table:table-cell table:formula="of:=[.C883]" office:value-type="float" office:value="14" calcext:value-type="float">
            <text:p>14</text:p>
          </table:table-cell>
          <table:table-cell table:style-name="ce22" office:value-type="float" office:value="383" calcext:value-type="float">
            <text:p>383</text:p>
          </table:table-cell>
          <table:table-cell office:value-type="string" calcext:value-type="string">
            <text:p>Vilel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84]=&quot;Province&quot;;1;IF([.F884]=&quot;Department&quot;;2;3))" office:value-type="float" office:value="3" calcext:value-type="float">
            <text:p>3</text:p>
          </table:table-cell>
          <table:table-cell office:value-type="string" calcext:value-type="string">
            <text:p>021.014.383</text:p>
          </table:table-cell>
          <table:table-cell table:formula="of:=CONCATENATE(REPT(&quot; &quot;;([.J884]-1)*3);[.E884])" office:value-type="string" office:string-value="      Vilelas" calcext:value-type="string">
            <text:p><text:s text:c="6"/>Vilelas</text:p>
          </table:table-cell>
          <table:table-cell table:number-columns-repeated="10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B884]" office:value-type="float" office:value="21" calcext:value-type="float">
            <text:p>21</text:p>
          </table:table-cell>
          <table:table-cell table:formula="of:=[.C884]" office:value-type="float" office:value="14" calcext:value-type="float">
            <text:p>14</text:p>
          </table:table-cell>
          <table:table-cell table:style-name="ce22" office:value-type="float" office:value="384" calcext:value-type="float">
            <text:p>384</text:p>
          </table:table-cell>
          <table:table-cell office:value-type="string" calcext:value-type="string">
            <text:p>Yuch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85]=&quot;Province&quot;;1;IF([.F885]=&quot;Department&quot;;2;3))" office:value-type="float" office:value="3" calcext:value-type="float">
            <text:p>3</text:p>
          </table:table-cell>
          <table:table-cell office:value-type="string" calcext:value-type="string">
            <text:p>021.014.384</text:p>
          </table:table-cell>
          <table:table-cell table:formula="of:=CONCATENATE(REPT(&quot; &quot;;([.J885]-1)*3);[.E885])" office:value-type="string" office:string-value="      Yuchán" calcext:value-type="string">
            <text:p><text:s text:c="6"/>Yuchán</text:p>
          </table:table-cell>
          <table:table-cell table:number-columns-repeated="10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B885]" office:value-type="float" office:value="21" calcext:value-type="float">
            <text:p>21</text:p>
          </table:table-cell>
          <table:table-cell table:style-name="ce20" table:formula="of:=[.C885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86]=&quot;Province&quot;;1;IF([.F88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5.000</text:p>
          </table:table-cell>
          <table:table-cell table:style-name="ce28" table:formula="of:=CONCATENATE(REPT(&quot; &quot;;([.J886]-1)*3);[.E886])" office:value-type="string" office:string-value="   Loreto" calcext:value-type="string">
            <text:p><text:s text:c="3"/>Loreto</text:p>
          </table:table-cell>
          <table:table-cell table:number-columns-repeated="10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B886]" office:value-type="float" office:value="21" calcext:value-type="float">
            <text:p>21</text:p>
          </table:table-cell>
          <table:table-cell table:formula="of:=[.C886]" office:value-type="float" office:value="15" calcext:value-type="float">
            <text:p>15</text:p>
          </table:table-cell>
          <table:table-cell table:style-name="ce22" office:value-type="float" office:value="385" calcext:value-type="float">
            <text:p>385</text:p>
          </table:table-cell>
          <table:table-cell office:value-type="string" calcext:value-type="string">
            <text:p>Villa San Martín (Est. Loreto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887]=&quot;Province&quot;;1;IF([.F887]=&quot;Department&quot;;2;3))" office:value-type="float" office:value="3" calcext:value-type="float">
            <text:p>3</text:p>
          </table:table-cell>
          <table:table-cell office:value-type="string" calcext:value-type="string">
            <text:p>021.015.385</text:p>
          </table:table-cell>
          <table:table-cell table:formula="of:=CONCATENATE(REPT(&quot; &quot;;([.J887]-1)*3);[.E887])" office:value-type="string" office:string-value="      Villa San Martín (Est. Loreto)" calcext:value-type="string">
            <text:p><text:s text:c="6"/>Villa San Martín (Est. Loreto)</text:p>
          </table:table-cell>
          <table:table-cell table:number-columns-repeated="10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B887]" office:value-type="float" office:value="21" calcext:value-type="float">
            <text:p>21</text:p>
          </table:table-cell>
          <table:table-cell table:style-name="ce20" table:formula="of:=[.C887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88]=&quot;Province&quot;;1;IF([.F88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6.000</text:p>
          </table:table-cell>
          <table:table-cell table:style-name="ce28" table:formula="of:=CONCATENATE(REPT(&quot; &quot;;([.J888]-1)*3);[.E888])" office:value-type="string" office:string-value="   Mitre" calcext:value-type="string">
            <text:p><text:s text:c="3"/>Mitre</text:p>
          </table:table-cell>
          <table:table-cell table:number-columns-repeated="10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B888]" office:value-type="float" office:value="21" calcext:value-type="float">
            <text:p>21</text:p>
          </table:table-cell>
          <table:table-cell table:formula="of:=[.C888]" office:value-type="float" office:value="16" calcext:value-type="float">
            <text:p>16</text:p>
          </table:table-cell>
          <table:table-cell table:style-name="ce22" office:value-type="float" office:value="386" calcext:value-type="float">
            <text:p>386</text:p>
          </table:table-cell>
          <table:table-cell office:value-type="string" calcext:value-type="string">
            <text:p>Villa Uni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89]=&quot;Province&quot;;1;IF([.F889]=&quot;Department&quot;;2;3))" office:value-type="float" office:value="3" calcext:value-type="float">
            <text:p>3</text:p>
          </table:table-cell>
          <table:table-cell office:value-type="string" calcext:value-type="string">
            <text:p>021.016.386</text:p>
          </table:table-cell>
          <table:table-cell table:formula="of:=CONCATENATE(REPT(&quot; &quot;;([.J889]-1)*3);[.E889])" office:value-type="string" office:string-value="      Villa Unión" calcext:value-type="string">
            <text:p><text:s text:c="6"/>Villa Unión</text:p>
          </table:table-cell>
          <table:table-cell table:number-columns-repeated="10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B889]" office:value-type="float" office:value="21" calcext:value-type="float">
            <text:p>21</text:p>
          </table:table-cell>
          <table:table-cell table:style-name="ce20" table:formula="of:=[.C889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890]=&quot;Province&quot;;1;IF([.F89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7.000</text:p>
          </table:table-cell>
          <table:table-cell table:style-name="ce28" table:formula="of:=CONCATENATE(REPT(&quot; &quot;;([.J890]-1)*3);[.E890])" office:value-type="string" office:string-value="   Moreno" calcext:value-type="string">
            <text:p><text:s text:c="3"/>Moreno</text:p>
          </table:table-cell>
          <table:table-cell table:number-columns-repeated="10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B890]" office:value-type="float" office:value="21" calcext:value-type="float">
            <text:p>21</text:p>
          </table:table-cell>
          <table:table-cell table:formula="of:=[.C890]" office:value-type="float" office:value="17" calcext:value-type="float">
            <text:p>17</text:p>
          </table:table-cell>
          <table:table-cell table:style-name="ce22" office:value-type="float" office:value="387" calcext:value-type="float">
            <text:p>387</text:p>
          </table:table-cell>
          <table:table-cell office:value-type="string" calcext:value-type="string">
            <text:p>Aeroli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1]=&quot;Province&quot;;1;IF([.F891]=&quot;Department&quot;;2;3))" office:value-type="float" office:value="3" calcext:value-type="float">
            <text:p>3</text:p>
          </table:table-cell>
          <table:table-cell office:value-type="string" calcext:value-type="string">
            <text:p>021.017.387</text:p>
          </table:table-cell>
          <table:table-cell table:formula="of:=CONCATENATE(REPT(&quot; &quot;;([.J891]-1)*3);[.E891])" office:value-type="string" office:string-value="      Aerolito" calcext:value-type="string">
            <text:p><text:s text:c="6"/>Aerolito</text:p>
          </table:table-cell>
          <table:table-cell table:number-columns-repeated="10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B891]" office:value-type="float" office:value="21" calcext:value-type="float">
            <text:p>21</text:p>
          </table:table-cell>
          <table:table-cell table:formula="of:=[.C891]" office:value-type="float" office:value="17" calcext:value-type="float">
            <text:p>17</text:p>
          </table:table-cell>
          <table:table-cell table:style-name="ce22" office:value-type="float" office:value="388" calcext:value-type="float">
            <text:p>388</text:p>
          </table:table-cell>
          <table:table-cell office:value-type="string" calcext:value-type="string">
            <text:p>Alhuampa 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2]=&quot;Province&quot;;1;IF([.F892]=&quot;Department&quot;;2;3))" office:value-type="float" office:value="3" calcext:value-type="float">
            <text:p>3</text:p>
          </table:table-cell>
          <table:table-cell office:value-type="string" calcext:value-type="string">
            <text:p>021.017.388</text:p>
          </table:table-cell>
          <table:table-cell table:formula="of:=CONCATENATE(REPT(&quot; &quot;;([.J892]-1)*3);[.E892])" office:value-type="string" office:string-value="      Alhuampa " calcext:value-type="string">
            <text:p><text:s text:c="6"/>Alhuampa </text:p>
          </table:table-cell>
          <table:table-cell table:number-columns-repeated="10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B892]" office:value-type="float" office:value="21" calcext:value-type="float">
            <text:p>21</text:p>
          </table:table-cell>
          <table:table-cell table:formula="of:=[.C892]" office:value-type="float" office:value="17" calcext:value-type="float">
            <text:p>17</text:p>
          </table:table-cell>
          <table:table-cell table:style-name="ce22" office:value-type="float" office:value="389" calcext:value-type="float">
            <text:p>389</text:p>
          </table:table-cell>
          <table:table-cell office:value-type="string" calcext:value-type="string">
            <text:p>Hass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3]=&quot;Province&quot;;1;IF([.F893]=&quot;Department&quot;;2;3))" office:value-type="float" office:value="3" calcext:value-type="float">
            <text:p>3</text:p>
          </table:table-cell>
          <table:table-cell office:value-type="string" calcext:value-type="string">
            <text:p>021.017.389</text:p>
          </table:table-cell>
          <table:table-cell table:formula="of:=CONCATENATE(REPT(&quot; &quot;;([.J893]-1)*3);[.E893])" office:value-type="string" office:string-value="      Hasse" calcext:value-type="string">
            <text:p><text:s text:c="6"/>Hasse</text:p>
          </table:table-cell>
          <table:table-cell table:number-columns-repeated="10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B893]" office:value-type="float" office:value="21" calcext:value-type="float">
            <text:p>21</text:p>
          </table:table-cell>
          <table:table-cell table:formula="of:=[.C893]" office:value-type="float" office:value="17" calcext:value-type="float">
            <text:p>17</text:p>
          </table:table-cell>
          <table:table-cell table:style-name="ce22" office:value-type="float" office:value="390" calcext:value-type="float">
            <text:p>390</text:p>
          </table:table-cell>
          <table:table-cell office:value-type="string" calcext:value-type="string">
            <text:p>Hernán Mejía Mirav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4]=&quot;Province&quot;;1;IF([.F894]=&quot;Department&quot;;2;3))" office:value-type="float" office:value="3" calcext:value-type="float">
            <text:p>3</text:p>
          </table:table-cell>
          <table:table-cell office:value-type="string" calcext:value-type="string">
            <text:p>021.017.390</text:p>
          </table:table-cell>
          <table:table-cell table:formula="of:=CONCATENATE(REPT(&quot; &quot;;([.J894]-1)*3);[.E894])" office:value-type="string" office:string-value="      Hernán Mejía Miraval" calcext:value-type="string">
            <text:p><text:s text:c="6"/>Hernán Mejía Miraval</text:p>
          </table:table-cell>
          <table:table-cell table:number-columns-repeated="10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B894]" office:value-type="float" office:value="21" calcext:value-type="float">
            <text:p>21</text:p>
          </table:table-cell>
          <table:table-cell table:formula="of:=[.C894]" office:value-type="float" office:value="17" calcext:value-type="float">
            <text:p>17</text:p>
          </table:table-cell>
          <table:table-cell table:style-name="ce22" office:value-type="float" office:value="391" calcext:value-type="float">
            <text:p>391</text:p>
          </table:table-cell>
          <table:table-cell office:value-type="string" calcext:value-type="string">
            <text:p>Las Tinaj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5]=&quot;Province&quot;;1;IF([.F895]=&quot;Department&quot;;2;3))" office:value-type="float" office:value="3" calcext:value-type="float">
            <text:p>3</text:p>
          </table:table-cell>
          <table:table-cell office:value-type="string" calcext:value-type="string">
            <text:p>021.017.391</text:p>
          </table:table-cell>
          <table:table-cell table:formula="of:=CONCATENATE(REPT(&quot; &quot;;([.J895]-1)*3);[.E895])" office:value-type="string" office:string-value="      Las Tinajas" calcext:value-type="string">
            <text:p><text:s text:c="6"/>Las Tinajas</text:p>
          </table:table-cell>
          <table:table-cell table:number-columns-repeated="10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B895]" office:value-type="float" office:value="21" calcext:value-type="float">
            <text:p>21</text:p>
          </table:table-cell>
          <table:table-cell table:formula="of:=[.C895]" office:value-type="float" office:value="17" calcext:value-type="float">
            <text:p>17</text:p>
          </table:table-cell>
          <table:table-cell table:style-name="ce22" office:value-type="float" office:value="392" calcext:value-type="float">
            <text:p>392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6]=&quot;Province&quot;;1;IF([.F896]=&quot;Department&quot;;2;3))" office:value-type="float" office:value="3" calcext:value-type="float">
            <text:p>3</text:p>
          </table:table-cell>
          <table:table-cell office:value-type="string" calcext:value-type="string">
            <text:p>021.017.392</text:p>
          </table:table-cell>
          <table:table-cell table:formula="of:=CONCATENATE(REPT(&quot; &quot;;([.J896]-1)*3);[.E896])" office:value-type="string" office:string-value="      Libertad" calcext:value-type="string">
            <text:p><text:s text:c="6"/>Libertad</text:p>
          </table:table-cell>
          <table:table-cell table:number-columns-repeated="10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B896]" office:value-type="float" office:value="21" calcext:value-type="float">
            <text:p>21</text:p>
          </table:table-cell>
          <table:table-cell table:formula="of:=[.C896]" office:value-type="float" office:value="17" calcext:value-type="float">
            <text:p>17</text:p>
          </table:table-cell>
          <table:table-cell table:style-name="ce22" office:value-type="float" office:value="393" calcext:value-type="float">
            <text:p>393</text:p>
          </table:table-cell>
          <table:table-cell office:value-type="string" calcext:value-type="string">
            <text:p>Lilo Vie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7]=&quot;Province&quot;;1;IF([.F897]=&quot;Department&quot;;2;3))" office:value-type="float" office:value="3" calcext:value-type="float">
            <text:p>3</text:p>
          </table:table-cell>
          <table:table-cell office:value-type="string" calcext:value-type="string">
            <text:p>021.017.393</text:p>
          </table:table-cell>
          <table:table-cell table:formula="of:=CONCATENATE(REPT(&quot; &quot;;([.J897]-1)*3);[.E897])" office:value-type="string" office:string-value="      Lilo Viejo" calcext:value-type="string">
            <text:p><text:s text:c="6"/>Lilo Viejo</text:p>
          </table:table-cell>
          <table:table-cell table:number-columns-repeated="10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B897]" office:value-type="float" office:value="21" calcext:value-type="float">
            <text:p>21</text:p>
          </table:table-cell>
          <table:table-cell table:formula="of:=[.C897]" office:value-type="float" office:value="17" calcext:value-type="float">
            <text:p>17</text:p>
          </table:table-cell>
          <table:table-cell table:style-name="ce22" office:value-type="float" office:value="394" calcext:value-type="float">
            <text:p>394</text:p>
          </table:table-cell>
          <table:table-cell office:value-type="string" calcext:value-type="string">
            <text:p>Patay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8]=&quot;Province&quot;;1;IF([.F898]=&quot;Department&quot;;2;3))" office:value-type="float" office:value="3" calcext:value-type="float">
            <text:p>3</text:p>
          </table:table-cell>
          <table:table-cell office:value-type="string" calcext:value-type="string">
            <text:p>021.017.394</text:p>
          </table:table-cell>
          <table:table-cell table:formula="of:=CONCATENATE(REPT(&quot; &quot;;([.J898]-1)*3);[.E898])" office:value-type="string" office:string-value="      Patay" calcext:value-type="string">
            <text:p><text:s text:c="6"/>Patay</text:p>
          </table:table-cell>
          <table:table-cell table:number-columns-repeated="10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B898]" office:value-type="float" office:value="21" calcext:value-type="float">
            <text:p>21</text:p>
          </table:table-cell>
          <table:table-cell table:formula="of:=[.C898]" office:value-type="float" office:value="17" calcext:value-type="float">
            <text:p>17</text:p>
          </table:table-cell>
          <table:table-cell table:style-name="ce22" office:value-type="float" office:value="395" calcext:value-type="float">
            <text:p>395</text:p>
          </table:table-cell>
          <table:table-cell office:value-type="string" calcext:value-type="string">
            <text:p>Pueblo Pablo Torelo (Est. Otumpa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899]=&quot;Province&quot;;1;IF([.F899]=&quot;Department&quot;;2;3))" office:value-type="float" office:value="3" calcext:value-type="float">
            <text:p>3</text:p>
          </table:table-cell>
          <table:table-cell office:value-type="string" calcext:value-type="string">
            <text:p>021.017.395</text:p>
          </table:table-cell>
          <table:table-cell table:formula="of:=CONCATENATE(REPT(&quot; &quot;;([.J899]-1)*3);[.E899])" office:value-type="string" office:string-value="      Pueblo Pablo Torelo (Est. Otumpa)" calcext:value-type="string">
            <text:p><text:s text:c="6"/>Pueblo Pablo Torelo (Est. Otumpa)</text:p>
          </table:table-cell>
          <table:table-cell table:number-columns-repeated="10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B899]" office:value-type="float" office:value="21" calcext:value-type="float">
            <text:p>21</text:p>
          </table:table-cell>
          <table:table-cell table:formula="of:=[.C899]" office:value-type="float" office:value="17" calcext:value-type="float">
            <text:p>17</text:p>
          </table:table-cell>
          <table:table-cell table:style-name="ce22" office:value-type="float" office:value="396" calcext:value-type="float">
            <text:p>396</text:p>
          </table:table-cell>
          <table:table-cell office:value-type="string" calcext:value-type="string">
            <text:p>Quimilí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00]=&quot;Province&quot;;1;IF([.F900]=&quot;Department&quot;;2;3))" office:value-type="float" office:value="3" calcext:value-type="float">
            <text:p>3</text:p>
          </table:table-cell>
          <table:table-cell office:value-type="string" calcext:value-type="string">
            <text:p>021.017.396</text:p>
          </table:table-cell>
          <table:table-cell table:formula="of:=CONCATENATE(REPT(&quot; &quot;;([.J900]-1)*3);[.E900])" office:value-type="string" office:string-value="      Quimilí" calcext:value-type="string">
            <text:p><text:s text:c="6"/>Quimilí</text:p>
          </table:table-cell>
          <table:table-cell table:number-columns-repeated="10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B900]" office:value-type="float" office:value="21" calcext:value-type="float">
            <text:p>21</text:p>
          </table:table-cell>
          <table:table-cell table:formula="of:=[.C900]" office:value-type="float" office:value="17" calcext:value-type="float">
            <text:p>17</text:p>
          </table:table-cell>
          <table:table-cell table:style-name="ce22" office:value-type="float" office:value="397" calcext:value-type="float">
            <text:p>397</text:p>
          </table:table-cell>
          <table:table-cell office:value-type="string" calcext:value-type="string">
            <text:p>Rovers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01]=&quot;Province&quot;;1;IF([.F901]=&quot;Department&quot;;2;3))" office:value-type="float" office:value="3" calcext:value-type="float">
            <text:p>3</text:p>
          </table:table-cell>
          <table:table-cell office:value-type="string" calcext:value-type="string">
            <text:p>021.017.397</text:p>
          </table:table-cell>
          <table:table-cell table:formula="of:=CONCATENATE(REPT(&quot; &quot;;([.J901]-1)*3);[.E901])" office:value-type="string" office:string-value="      Roversi" calcext:value-type="string">
            <text:p><text:s text:c="6"/>Roversi</text:p>
          </table:table-cell>
          <table:table-cell table:number-columns-repeated="10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B901]" office:value-type="float" office:value="21" calcext:value-type="float">
            <text:p>21</text:p>
          </table:table-cell>
          <table:table-cell table:formula="of:=[.C901]" office:value-type="float" office:value="17" calcext:value-type="float">
            <text:p>17</text:p>
          </table:table-cell>
          <table:table-cell table:style-name="ce22" office:value-type="float" office:value="398" calcext:value-type="float">
            <text:p>398</text:p>
          </table:table-cell>
          <table:table-cell office:value-type="string" calcext:value-type="string">
            <text:p>Tinti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02]=&quot;Province&quot;;1;IF([.F902]=&quot;Department&quot;;2;3))" office:value-type="float" office:value="3" calcext:value-type="float">
            <text:p>3</text:p>
          </table:table-cell>
          <table:table-cell office:value-type="string" calcext:value-type="string">
            <text:p>021.017.398</text:p>
          </table:table-cell>
          <table:table-cell table:formula="of:=CONCATENATE(REPT(&quot; &quot;;([.J902]-1)*3);[.E902])" office:value-type="string" office:string-value="      Tintina" calcext:value-type="string">
            <text:p><text:s text:c="6"/>Tintina</text:p>
          </table:table-cell>
          <table:table-cell table:number-columns-repeated="10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B902]" office:value-type="float" office:value="21" calcext:value-type="float">
            <text:p>21</text:p>
          </table:table-cell>
          <table:table-cell table:formula="of:=[.C902]" office:value-type="float" office:value="17" calcext:value-type="float">
            <text:p>17</text:p>
          </table:table-cell>
          <table:table-cell table:style-name="ce22" office:value-type="float" office:value="399" calcext:value-type="float">
            <text:p>399</text:p>
          </table:table-cell>
          <table:table-cell office:value-type="string" calcext:value-type="string">
            <text:p>Weisburd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03]=&quot;Province&quot;;1;IF([.F903]=&quot;Department&quot;;2;3))" office:value-type="float" office:value="3" calcext:value-type="float">
            <text:p>3</text:p>
          </table:table-cell>
          <table:table-cell office:value-type="string" calcext:value-type="string">
            <text:p>021.017.399</text:p>
          </table:table-cell>
          <table:table-cell table:formula="of:=CONCATENATE(REPT(&quot; &quot;;([.J903]-1)*3);[.E903])" office:value-type="string" office:string-value="      Weisburd" calcext:value-type="string">
            <text:p><text:s text:c="6"/>Weisburd</text:p>
          </table:table-cell>
          <table:table-cell table:number-columns-repeated="10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B903]" office:value-type="float" office:value="21" calcext:value-type="float">
            <text:p>21</text:p>
          </table:table-cell>
          <table:table-cell table:style-name="ce20" table:formula="of:=[.C903]+1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04]=&quot;Province&quot;;1;IF([.F90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8.000</text:p>
          </table:table-cell>
          <table:table-cell table:style-name="ce28" table:formula="of:=CONCATENATE(REPT(&quot; &quot;;([.J904]-1)*3);[.E904])" office:value-type="string" office:string-value="   Ojo de Agua" calcext:value-type="string">
            <text:p><text:s text:c="3"/>Ojo de Agua</text:p>
          </table:table-cell>
          <table:table-cell table:number-columns-repeated="10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B904]" office:value-type="float" office:value="21" calcext:value-type="float">
            <text:p>21</text:p>
          </table:table-cell>
          <table:table-cell table:formula="of:=[.C904]" office:value-type="float" office:value="18" calcext:value-type="float">
            <text:p>18</text:p>
          </table:table-cell>
          <table:table-cell table:style-name="ce22" office:value-type="float" office:value="400" calcext:value-type="float">
            <text:p>400</text:p>
          </table:table-cell>
          <table:table-cell office:value-type="string" calcext:value-type="string">
            <text:p>El 49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05]=&quot;Province&quot;;1;IF([.F905]=&quot;Department&quot;;2;3))" office:value-type="float" office:value="3" calcext:value-type="float">
            <text:p>3</text:p>
          </table:table-cell>
          <table:table-cell office:value-type="string" calcext:value-type="string">
            <text:p>021.018.400</text:p>
          </table:table-cell>
          <table:table-cell table:formula="of:=CONCATENATE(REPT(&quot; &quot;;([.J905]-1)*3);[.E905])" office:value-type="string" office:string-value="      El 49" calcext:value-type="string">
            <text:p><text:s text:c="6"/>El 49</text:p>
          </table:table-cell>
          <table:table-cell table:number-columns-repeated="10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B905]" office:value-type="float" office:value="21" calcext:value-type="float">
            <text:p>21</text:p>
          </table:table-cell>
          <table:table-cell table:formula="of:=[.C905]" office:value-type="float" office:value="18" calcext:value-type="float">
            <text:p>18</text:p>
          </table:table-cell>
          <table:table-cell table:style-name="ce22" office:value-type="float" office:value="401" calcext:value-type="float">
            <text:p>401</text:p>
          </table:table-cell>
          <table:table-cell office:value-type="string" calcext:value-type="string">
            <text:p>Sol de Juli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06]=&quot;Province&quot;;1;IF([.F906]=&quot;Department&quot;;2;3))" office:value-type="float" office:value="3" calcext:value-type="float">
            <text:p>3</text:p>
          </table:table-cell>
          <table:table-cell office:value-type="string" calcext:value-type="string">
            <text:p>021.018.401</text:p>
          </table:table-cell>
          <table:table-cell table:formula="of:=CONCATENATE(REPT(&quot; &quot;;([.J906]-1)*3);[.E906])" office:value-type="string" office:string-value="      Sol de Julio" calcext:value-type="string">
            <text:p><text:s text:c="6"/>Sol de Julio</text:p>
          </table:table-cell>
          <table:table-cell table:number-columns-repeated="10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B906]" office:value-type="float" office:value="21" calcext:value-type="float">
            <text:p>21</text:p>
          </table:table-cell>
          <table:table-cell table:formula="of:=[.C906]" office:value-type="float" office:value="18" calcext:value-type="float">
            <text:p>18</text:p>
          </table:table-cell>
          <table:table-cell table:style-name="ce22" office:value-type="float" office:value="402" calcext:value-type="float">
            <text:p>402</text:p>
          </table:table-cell>
          <table:table-cell office:value-type="string" calcext:value-type="string">
            <text:p>Villa Ojo de Agu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07]=&quot;Province&quot;;1;IF([.F907]=&quot;Department&quot;;2;3))" office:value-type="float" office:value="3" calcext:value-type="float">
            <text:p>3</text:p>
          </table:table-cell>
          <table:table-cell office:value-type="string" calcext:value-type="string">
            <text:p>021.018.402</text:p>
          </table:table-cell>
          <table:table-cell table:formula="of:=CONCATENATE(REPT(&quot; &quot;;([.J907]-1)*3);[.E907])" office:value-type="string" office:string-value="      Villa Ojo de Agua" calcext:value-type="string">
            <text:p><text:s text:c="6"/>Villa Ojo de Agua</text:p>
          </table:table-cell>
          <table:table-cell table:number-columns-repeated="10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B907]" office:value-type="float" office:value="21" calcext:value-type="float">
            <text:p>21</text:p>
          </table:table-cell>
          <table:table-cell table:style-name="ce20" table:formula="of:=[.C907]+1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08]=&quot;Province&quot;;1;IF([.F90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19.000</text:p>
          </table:table-cell>
          <table:table-cell table:style-name="ce28" table:formula="of:=CONCATENATE(REPT(&quot; &quot;;([.J908]-1)*3);[.E908])" office:value-type="string" office:string-value="   Pellegrini" calcext:value-type="string">
            <text:p><text:s text:c="3"/>Pellegrini</text:p>
          </table:table-cell>
          <table:table-cell table:number-columns-repeated="10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B908]" office:value-type="float" office:value="21" calcext:value-type="float">
            <text:p>21</text:p>
          </table:table-cell>
          <table:table-cell table:formula="of:=[.C908]" office:value-type="float" office:value="19" calcext:value-type="float">
            <text:p>19</text:p>
          </table:table-cell>
          <table:table-cell table:style-name="ce22" office:value-type="float" office:value="403" calcext:value-type="float">
            <text:p>403</text:p>
          </table:table-cell>
          <table:table-cell office:value-type="string" calcext:value-type="string">
            <text:p>El Moj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09]=&quot;Province&quot;;1;IF([.F909]=&quot;Department&quot;;2;3))" office:value-type="float" office:value="3" calcext:value-type="float">
            <text:p>3</text:p>
          </table:table-cell>
          <table:table-cell office:value-type="string" calcext:value-type="string">
            <text:p>021.019.403</text:p>
          </table:table-cell>
          <table:table-cell table:formula="of:=CONCATENATE(REPT(&quot; &quot;;([.J909]-1)*3);[.E909])" office:value-type="string" office:string-value="      El Mojón" calcext:value-type="string">
            <text:p><text:s text:c="6"/>El Mojón</text:p>
          </table:table-cell>
          <table:table-cell table:number-columns-repeated="10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B909]" office:value-type="float" office:value="21" calcext:value-type="float">
            <text:p>21</text:p>
          </table:table-cell>
          <table:table-cell table:formula="of:=[.C909]" office:value-type="float" office:value="19" calcext:value-type="float">
            <text:p>19</text:p>
          </table:table-cell>
          <table:table-cell table:style-name="ce22" office:value-type="float" office:value="404" calcext:value-type="float">
            <text:p>404</text:p>
          </table:table-cell>
          <table:table-cell office:value-type="string" calcext:value-type="string">
            <text:p>Las Delici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10]=&quot;Province&quot;;1;IF([.F910]=&quot;Department&quot;;2;3))" office:value-type="float" office:value="3" calcext:value-type="float">
            <text:p>3</text:p>
          </table:table-cell>
          <table:table-cell office:value-type="string" calcext:value-type="string">
            <text:p>021.019.404</text:p>
          </table:table-cell>
          <table:table-cell table:formula="of:=CONCATENATE(REPT(&quot; &quot;;([.J910]-1)*3);[.E910])" office:value-type="string" office:string-value="      Las Delicias" calcext:value-type="string">
            <text:p><text:s text:c="6"/>Las Delicias</text:p>
          </table:table-cell>
          <table:table-cell table:number-columns-repeated="10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B910]" office:value-type="float" office:value="21" calcext:value-type="float">
            <text:p>21</text:p>
          </table:table-cell>
          <table:table-cell table:formula="of:=[.C910]" office:value-type="float" office:value="19" calcext:value-type="float">
            <text:p>19</text:p>
          </table:table-cell>
          <table:table-cell table:style-name="ce22" office:value-type="float" office:value="405" calcext:value-type="float">
            <text:p>405</text:p>
          </table:table-cell>
          <table:table-cell office:value-type="string" calcext:value-type="string">
            <text:p>Nueva Esperanz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11]=&quot;Province&quot;;1;IF([.F911]=&quot;Department&quot;;2;3))" office:value-type="float" office:value="3" calcext:value-type="float">
            <text:p>3</text:p>
          </table:table-cell>
          <table:table-cell office:value-type="string" calcext:value-type="string">
            <text:p>021.019.405</text:p>
          </table:table-cell>
          <table:table-cell table:formula="of:=CONCATENATE(REPT(&quot; &quot;;([.J911]-1)*3);[.E911])" office:value-type="string" office:string-value="      Nueva Esperanza" calcext:value-type="string">
            <text:p><text:s text:c="6"/>Nueva Esperanza</text:p>
          </table:table-cell>
          <table:table-cell table:number-columns-repeated="10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B911]" office:value-type="float" office:value="21" calcext:value-type="float">
            <text:p>21</text:p>
          </table:table-cell>
          <table:table-cell table:formula="of:=[.C911]" office:value-type="float" office:value="19" calcext:value-type="float">
            <text:p>19</text:p>
          </table:table-cell>
          <table:table-cell table:style-name="ce22" office:value-type="float" office:value="406" calcext:value-type="float">
            <text:p>406</text:p>
          </table:table-cell>
          <table:table-cell office:value-type="string" calcext:value-type="string">
            <text:p>Pozo Betbeder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12]=&quot;Province&quot;;1;IF([.F912]=&quot;Department&quot;;2;3))" office:value-type="float" office:value="3" calcext:value-type="float">
            <text:p>3</text:p>
          </table:table-cell>
          <table:table-cell office:value-type="string" calcext:value-type="string">
            <text:p>021.019.406</text:p>
          </table:table-cell>
          <table:table-cell table:formula="of:=CONCATENATE(REPT(&quot; &quot;;([.J912]-1)*3);[.E912])" office:value-type="string" office:string-value="      Pozo Betbeder" calcext:value-type="string">
            <text:p><text:s text:c="6"/>Pozo Betbeder</text:p>
          </table:table-cell>
          <table:table-cell table:number-columns-repeated="10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B912]" office:value-type="float" office:value="21" calcext:value-type="float">
            <text:p>21</text:p>
          </table:table-cell>
          <table:table-cell table:formula="of:=[.C912]" office:value-type="float" office:value="19" calcext:value-type="float">
            <text:p>19</text:p>
          </table:table-cell>
          <table:table-cell table:style-name="ce22" office:value-type="float" office:value="407" calcext:value-type="float">
            <text:p>407</text:p>
          </table:table-cell>
          <table:table-cell office:value-type="string" calcext:value-type="string">
            <text:p>Rapell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13]=&quot;Province&quot;;1;IF([.F913]=&quot;Department&quot;;2;3))" office:value-type="float" office:value="3" calcext:value-type="float">
            <text:p>3</text:p>
          </table:table-cell>
          <table:table-cell office:value-type="string" calcext:value-type="string">
            <text:p>021.019.407</text:p>
          </table:table-cell>
          <table:table-cell table:formula="of:=CONCATENATE(REPT(&quot; &quot;;([.J913]-1)*3);[.E913])" office:value-type="string" office:string-value="      Rapelli" calcext:value-type="string">
            <text:p><text:s text:c="6"/>Rapelli</text:p>
          </table:table-cell>
          <table:table-cell table:number-columns-repeated="10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B913]" office:value-type="float" office:value="21" calcext:value-type="float">
            <text:p>21</text:p>
          </table:table-cell>
          <table:table-cell table:formula="of:=[.C913]" office:value-type="float" office:value="19" calcext:value-type="float">
            <text:p>19</text:p>
          </table:table-cell>
          <table:table-cell table:style-name="ce22" office:value-type="float" office:value="408" calcext:value-type="float">
            <text:p>408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14]=&quot;Province&quot;;1;IF([.F914]=&quot;Department&quot;;2;3))" office:value-type="float" office:value="3" calcext:value-type="float">
            <text:p>3</text:p>
          </table:table-cell>
          <table:table-cell office:value-type="string" calcext:value-type="string">
            <text:p>021.019.408</text:p>
          </table:table-cell>
          <table:table-cell table:formula="of:=CONCATENATE(REPT(&quot; &quot;;([.J914]-1)*3);[.E914])" office:value-type="string" office:string-value="      Santo Domingo" calcext:value-type="string">
            <text:p><text:s text:c="6"/>Santo Domingo</text:p>
          </table:table-cell>
          <table:table-cell table:number-columns-repeated="10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B914]" office:value-type="float" office:value="21" calcext:value-type="float">
            <text:p>21</text:p>
          </table:table-cell>
          <table:table-cell table:style-name="ce20" table:formula="of:=[.C914]+1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15]=&quot;Province&quot;;1;IF([.F9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0.000</text:p>
          </table:table-cell>
          <table:table-cell table:style-name="ce28" table:formula="of:=CONCATENATE(REPT(&quot; &quot;;([.J915]-1)*3);[.E915])" office:value-type="string" office:string-value="   Quebrachos" calcext:value-type="string">
            <text:p><text:s text:c="3"/>Quebrachos</text:p>
          </table:table-cell>
          <table:table-cell table:number-columns-repeated="10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B915]" office:value-type="float" office:value="21" calcext:value-type="float">
            <text:p>21</text:p>
          </table:table-cell>
          <table:table-cell table:formula="of:=[.C915]" office:value-type="float" office:value="20" calcext:value-type="float">
            <text:p>20</text:p>
          </table:table-cell>
          <table:table-cell table:style-name="ce22" office:value-type="float" office:value="409" calcext:value-type="float">
            <text:p>409</text:p>
          </table:table-cell>
          <table:table-cell office:value-type="string" calcext:value-type="string">
            <text:p>Ramírez de Velaz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16]=&quot;Province&quot;;1;IF([.F916]=&quot;Department&quot;;2;3))" office:value-type="float" office:value="3" calcext:value-type="float">
            <text:p>3</text:p>
          </table:table-cell>
          <table:table-cell office:value-type="string" calcext:value-type="string">
            <text:p>021.020.409</text:p>
          </table:table-cell>
          <table:table-cell table:formula="of:=CONCATENATE(REPT(&quot; &quot;;([.J916]-1)*3);[.E916])" office:value-type="string" office:string-value="      Ramírez de Velazco" calcext:value-type="string">
            <text:p><text:s text:c="6"/>Ramírez de Velazco</text:p>
          </table:table-cell>
          <table:table-cell table:number-columns-repeated="10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B916]" office:value-type="float" office:value="21" calcext:value-type="float">
            <text:p>21</text:p>
          </table:table-cell>
          <table:table-cell table:formula="of:=[.C916]" office:value-type="float" office:value="20" calcext:value-type="float">
            <text:p>20</text:p>
          </table:table-cell>
          <table:table-cell table:style-name="ce22" office:value-type="float" office:value="410" calcext:value-type="float">
            <text:p>410</text:p>
          </table:table-cell>
          <table:table-cell office:value-type="string" calcext:value-type="string">
            <text:p>Sumamp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17]=&quot;Province&quot;;1;IF([.F917]=&quot;Department&quot;;2;3))" office:value-type="float" office:value="3" calcext:value-type="float">
            <text:p>3</text:p>
          </table:table-cell>
          <table:table-cell office:value-type="string" calcext:value-type="string">
            <text:p>021.020.410</text:p>
          </table:table-cell>
          <table:table-cell table:formula="of:=CONCATENATE(REPT(&quot; &quot;;([.J917]-1)*3);[.E917])" office:value-type="string" office:string-value="      Sumampa" calcext:value-type="string">
            <text:p><text:s text:c="6"/>Sumampa</text:p>
          </table:table-cell>
          <table:table-cell table:number-columns-repeated="10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B917]" office:value-type="float" office:value="21" calcext:value-type="float">
            <text:p>21</text:p>
          </table:table-cell>
          <table:table-cell table:formula="of:=[.C917]" office:value-type="float" office:value="20" calcext:value-type="float">
            <text:p>20</text:p>
          </table:table-cell>
          <table:table-cell table:style-name="ce22" office:value-type="float" office:value="411" calcext:value-type="float">
            <text:p>411</text:p>
          </table:table-cell>
          <table:table-cell office:value-type="string" calcext:value-type="string">
            <text:p>Sumampa Vie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18]=&quot;Province&quot;;1;IF([.F918]=&quot;Department&quot;;2;3))" office:value-type="float" office:value="3" calcext:value-type="float">
            <text:p>3</text:p>
          </table:table-cell>
          <table:table-cell office:value-type="string" calcext:value-type="string">
            <text:p>021.020.411</text:p>
          </table:table-cell>
          <table:table-cell table:formula="of:=CONCATENATE(REPT(&quot; &quot;;([.J918]-1)*3);[.E918])" office:value-type="string" office:string-value="      Sumampa Viejo" calcext:value-type="string">
            <text:p><text:s text:c="6"/>Sumampa Viejo</text:p>
          </table:table-cell>
          <table:table-cell table:number-columns-repeated="10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B918]" office:value-type="float" office:value="21" calcext:value-type="float">
            <text:p>21</text:p>
          </table:table-cell>
          <table:table-cell table:style-name="ce20" table:formula="of:=[.C918]+1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19]=&quot;Province&quot;;1;IF([.F919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1.000</text:p>
          </table:table-cell>
          <table:table-cell table:style-name="ce28" table:formula="of:=CONCATENATE(REPT(&quot; &quot;;([.J919]-1)*3);[.E919])" office:value-type="string" office:string-value="   Río Hondo" calcext:value-type="string">
            <text:p><text:s text:c="3"/>Río Hondo</text:p>
          </table:table-cell>
          <table:table-cell table:number-columns-repeated="10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B919]" office:value-type="float" office:value="21" calcext:value-type="float">
            <text:p>21</text:p>
          </table:table-cell>
          <table:table-cell table:formula="of:=[.C919]" office:value-type="float" office:value="21" calcext:value-type="float">
            <text:p>21</text:p>
          </table:table-cell>
          <table:table-cell table:style-name="ce22" office:value-type="float" office:value="412" calcext:value-type="float">
            <text:p>412</text:p>
          </table:table-cell>
          <table:table-cell office:value-type="string" calcext:value-type="string">
            <text:p>Chañar Pozo de Aba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0]=&quot;Province&quot;;1;IF([.F920]=&quot;Department&quot;;2;3))" office:value-type="float" office:value="3" calcext:value-type="float">
            <text:p>3</text:p>
          </table:table-cell>
          <table:table-cell office:value-type="string" calcext:value-type="string">
            <text:p>021.021.412</text:p>
          </table:table-cell>
          <table:table-cell table:formula="of:=CONCATENATE(REPT(&quot; &quot;;([.J920]-1)*3);[.E920])" office:value-type="string" office:string-value="      Chañar Pozo de Abajo" calcext:value-type="string">
            <text:p><text:s text:c="6"/>Chañar Pozo de Abajo</text:p>
          </table:table-cell>
          <table:table-cell table:number-columns-repeated="10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B920]" office:value-type="float" office:value="21" calcext:value-type="float">
            <text:p>21</text:p>
          </table:table-cell>
          <table:table-cell table:formula="of:=[.C920]" office:value-type="float" office:value="21" calcext:value-type="float">
            <text:p>21</text:p>
          </table:table-cell>
          <table:table-cell table:style-name="ce22" office:value-type="float" office:value="413" calcext:value-type="float">
            <text:p>413</text:p>
          </table:table-cell>
          <table:table-cell office:value-type="string" calcext:value-type="string">
            <text:p>Chauchill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1]=&quot;Province&quot;;1;IF([.F921]=&quot;Department&quot;;2;3))" office:value-type="float" office:value="3" calcext:value-type="float">
            <text:p>3</text:p>
          </table:table-cell>
          <table:table-cell office:value-type="string" calcext:value-type="string">
            <text:p>021.021.413</text:p>
          </table:table-cell>
          <table:table-cell table:formula="of:=CONCATENATE(REPT(&quot; &quot;;([.J921]-1)*3);[.E921])" office:value-type="string" office:string-value="      Chauchillas" calcext:value-type="string">
            <text:p><text:s text:c="6"/>Chauchillas</text:p>
          </table:table-cell>
          <table:table-cell table:number-columns-repeated="10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B921]" office:value-type="float" office:value="21" calcext:value-type="float">
            <text:p>21</text:p>
          </table:table-cell>
          <table:table-cell table:formula="of:=[.C921]" office:value-type="float" office:value="21" calcext:value-type="float">
            <text:p>21</text:p>
          </table:table-cell>
          <table:table-cell table:style-name="ce22" office:value-type="float" office:value="414" calcext:value-type="float">
            <text:p>414</text:p>
          </table:table-cell>
          <table:table-cell office:value-type="string" calcext:value-type="string">
            <text:p>Colonia Tin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2]=&quot;Province&quot;;1;IF([.F922]=&quot;Department&quot;;2;3))" office:value-type="float" office:value="3" calcext:value-type="float">
            <text:p>3</text:p>
          </table:table-cell>
          <table:table-cell office:value-type="string" calcext:value-type="string">
            <text:p>021.021.414</text:p>
          </table:table-cell>
          <table:table-cell table:formula="of:=CONCATENATE(REPT(&quot; &quot;;([.J922]-1)*3);[.E922])" office:value-type="string" office:string-value="      Colonia Tinco" calcext:value-type="string">
            <text:p><text:s text:c="6"/>Colonia Tinco</text:p>
          </table:table-cell>
          <table:table-cell table:number-columns-repeated="10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B922]" office:value-type="float" office:value="21" calcext:value-type="float">
            <text:p>21</text:p>
          </table:table-cell>
          <table:table-cell table:formula="of:=[.C922]" office:value-type="float" office:value="21" calcext:value-type="float">
            <text:p>21</text:p>
          </table:table-cell>
          <table:table-cell table:style-name="ce22" office:value-type="float" office:value="415" calcext:value-type="float">
            <text:p>415</text:p>
          </table:table-cell>
          <table:table-cell office:value-type="string" calcext:value-type="string">
            <text:p>El Char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3]=&quot;Province&quot;;1;IF([.F923]=&quot;Department&quot;;2;3))" office:value-type="float" office:value="3" calcext:value-type="float">
            <text:p>3</text:p>
          </table:table-cell>
          <table:table-cell office:value-type="string" calcext:value-type="string">
            <text:p>021.021.415</text:p>
          </table:table-cell>
          <table:table-cell table:formula="of:=CONCATENATE(REPT(&quot; &quot;;([.J923]-1)*3);[.E923])" office:value-type="string" office:string-value="      El Charco" calcext:value-type="string">
            <text:p><text:s text:c="6"/>El Charco</text:p>
          </table:table-cell>
          <table:table-cell table:number-columns-repeated="10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B923]" office:value-type="float" office:value="21" calcext:value-type="float">
            <text:p>21</text:p>
          </table:table-cell>
          <table:table-cell table:formula="of:=[.C923]" office:value-type="float" office:value="21" calcext:value-type="float">
            <text:p>21</text:p>
          </table:table-cell>
          <table:table-cell table:style-name="ce22" office:value-type="float" office:value="416" calcext:value-type="float">
            <text:p>416</text:p>
          </table:table-cell>
          <table:table-cell office:value-type="string" calcext:value-type="string">
            <text:p>El Sauz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4]=&quot;Province&quot;;1;IF([.F924]=&quot;Department&quot;;2;3))" office:value-type="float" office:value="3" calcext:value-type="float">
            <text:p>3</text:p>
          </table:table-cell>
          <table:table-cell office:value-type="string" calcext:value-type="string">
            <text:p>021.021.416</text:p>
          </table:table-cell>
          <table:table-cell table:formula="of:=CONCATENATE(REPT(&quot; &quot;;([.J924]-1)*3);[.E924])" office:value-type="string" office:string-value="      El Sauzal" calcext:value-type="string">
            <text:p><text:s text:c="6"/>El Sauzal</text:p>
          </table:table-cell>
          <table:table-cell table:number-columns-repeated="10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B924]" office:value-type="float" office:value="21" calcext:value-type="float">
            <text:p>21</text:p>
          </table:table-cell>
          <table:table-cell table:formula="of:=[.C924]" office:value-type="float" office:value="21" calcext:value-type="float">
            <text:p>21</text:p>
          </table:table-cell>
          <table:table-cell table:style-name="ce22" office:value-type="float" office:value="417" calcext:value-type="float">
            <text:p>417</text:p>
          </table:table-cell>
          <table:table-cell office:value-type="string" calcext:value-type="string">
            <text:p>Gramil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5]=&quot;Province&quot;;1;IF([.F925]=&quot;Department&quot;;2;3))" office:value-type="float" office:value="3" calcext:value-type="float">
            <text:p>3</text:p>
          </table:table-cell>
          <table:table-cell office:value-type="string" calcext:value-type="string">
            <text:p>021.021.417</text:p>
          </table:table-cell>
          <table:table-cell table:formula="of:=CONCATENATE(REPT(&quot; &quot;;([.J925]-1)*3);[.E925])" office:value-type="string" office:string-value="      Gramilla" calcext:value-type="string">
            <text:p><text:s text:c="6"/>Gramilla</text:p>
          </table:table-cell>
          <table:table-cell table:number-columns-repeated="10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B925]" office:value-type="float" office:value="21" calcext:value-type="float">
            <text:p>21</text:p>
          </table:table-cell>
          <table:table-cell table:formula="of:=[.C925]" office:value-type="float" office:value="21" calcext:value-type="float">
            <text:p>21</text:p>
          </table:table-cell>
          <table:table-cell table:style-name="ce22" office:value-type="float" office:value="418" calcext:value-type="float">
            <text:p>418</text:p>
          </table:table-cell>
          <table:table-cell office:value-type="string" calcext:value-type="string">
            <text:p>La Nueva Donos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6]=&quot;Province&quot;;1;IF([.F926]=&quot;Department&quot;;2;3))" office:value-type="float" office:value="3" calcext:value-type="float">
            <text:p>3</text:p>
          </table:table-cell>
          <table:table-cell office:value-type="string" calcext:value-type="string">
            <text:p>021.021.418</text:p>
          </table:table-cell>
          <table:table-cell table:formula="of:=CONCATENATE(REPT(&quot; &quot;;([.J926]-1)*3);[.E926])" office:value-type="string" office:string-value="      La Nueva Donosa" calcext:value-type="string">
            <text:p><text:s text:c="6"/>La Nueva Donosa</text:p>
          </table:table-cell>
          <table:table-cell table:number-columns-repeated="10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B926]" office:value-type="float" office:value="21" calcext:value-type="float">
            <text:p>21</text:p>
          </table:table-cell>
          <table:table-cell table:formula="of:=[.C926]" office:value-type="float" office:value="21" calcext:value-type="float">
            <text:p>21</text:p>
          </table:table-cell>
          <table:table-cell table:style-name="ce22" office:value-type="float" office:value="419" calcext:value-type="float">
            <text:p>419</text:p>
          </table:table-cell>
          <table:table-cell office:value-type="string" calcext:value-type="string">
            <text:p>Los Miran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7]=&quot;Province&quot;;1;IF([.F927]=&quot;Department&quot;;2;3))" office:value-type="float" office:value="3" calcext:value-type="float">
            <text:p>3</text:p>
          </table:table-cell>
          <table:table-cell office:value-type="string" calcext:value-type="string">
            <text:p>021.021.419</text:p>
          </table:table-cell>
          <table:table-cell table:formula="of:=CONCATENATE(REPT(&quot; &quot;;([.J927]-1)*3);[.E927])" office:value-type="string" office:string-value="      Los Miranda" calcext:value-type="string">
            <text:p><text:s text:c="6"/>Los Miranda</text:p>
          </table:table-cell>
          <table:table-cell table:number-columns-repeated="10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B927]" office:value-type="float" office:value="21" calcext:value-type="float">
            <text:p>21</text:p>
          </table:table-cell>
          <table:table-cell table:formula="of:=[.C927]" office:value-type="float" office:value="21" calcext:value-type="float">
            <text:p>21</text:p>
          </table:table-cell>
          <table:table-cell table:style-name="ce22" office:value-type="float" office:value="420" calcext:value-type="float">
            <text:p>420</text:p>
          </table:table-cell>
          <table:table-cell office:value-type="string" calcext:value-type="string">
            <text:p>Los Núñe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8]=&quot;Province&quot;;1;IF([.F928]=&quot;Department&quot;;2;3))" office:value-type="float" office:value="3" calcext:value-type="float">
            <text:p>3</text:p>
          </table:table-cell>
          <table:table-cell office:value-type="string" calcext:value-type="string">
            <text:p>021.021.420</text:p>
          </table:table-cell>
          <table:table-cell table:formula="of:=CONCATENATE(REPT(&quot; &quot;;([.J928]-1)*3);[.E928])" office:value-type="string" office:string-value="      Los Núñez" calcext:value-type="string">
            <text:p><text:s text:c="6"/>Los Núñez</text:p>
          </table:table-cell>
          <table:table-cell table:number-columns-repeated="10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B928]" office:value-type="float" office:value="21" calcext:value-type="float">
            <text:p>21</text:p>
          </table:table-cell>
          <table:table-cell table:formula="of:=[.C928]" office:value-type="float" office:value="21" calcext:value-type="float">
            <text:p>21</text:p>
          </table:table-cell>
          <table:table-cell table:style-name="ce22" office:value-type="float" office:value="421" calcext:value-type="float">
            <text:p>421</text:p>
          </table:table-cell>
          <table:table-cell office:value-type="string" calcext:value-type="string">
            <text:p>Mansup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29]=&quot;Province&quot;;1;IF([.F929]=&quot;Department&quot;;2;3))" office:value-type="float" office:value="3" calcext:value-type="float">
            <text:p>3</text:p>
          </table:table-cell>
          <table:table-cell office:value-type="string" calcext:value-type="string">
            <text:p>021.021.421</text:p>
          </table:table-cell>
          <table:table-cell table:formula="of:=CONCATENATE(REPT(&quot; &quot;;([.J929]-1)*3);[.E929])" office:value-type="string" office:string-value="      Mansupa" calcext:value-type="string">
            <text:p><text:s text:c="6"/>Mansupa</text:p>
          </table:table-cell>
          <table:table-cell table:number-columns-repeated="10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B929]" office:value-type="float" office:value="21" calcext:value-type="float">
            <text:p>21</text:p>
          </table:table-cell>
          <table:table-cell table:formula="of:=[.C929]" office:value-type="float" office:value="21" calcext:value-type="float">
            <text:p>21</text:p>
          </table:table-cell>
          <table:table-cell table:style-name="ce22" office:value-type="float" office:value="422" calcext:value-type="float">
            <text:p>422</text:p>
          </table:table-cell>
          <table:table-cell office:value-type="string" calcext:value-type="string">
            <text:p>Pozuel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0]=&quot;Province&quot;;1;IF([.F930]=&quot;Department&quot;;2;3))" office:value-type="float" office:value="3" calcext:value-type="float">
            <text:p>3</text:p>
          </table:table-cell>
          <table:table-cell office:value-type="string" calcext:value-type="string">
            <text:p>021.021.422</text:p>
          </table:table-cell>
          <table:table-cell table:formula="of:=CONCATENATE(REPT(&quot; &quot;;([.J930]-1)*3);[.E930])" office:value-type="string" office:string-value="      Pozuelos" calcext:value-type="string">
            <text:p><text:s text:c="6"/>Pozuelos</text:p>
          </table:table-cell>
          <table:table-cell table:number-columns-repeated="10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B930]" office:value-type="float" office:value="21" calcext:value-type="float">
            <text:p>21</text:p>
          </table:table-cell>
          <table:table-cell table:formula="of:=[.C930]" office:value-type="float" office:value="21" calcext:value-type="float">
            <text:p>21</text:p>
          </table:table-cell>
          <table:table-cell table:style-name="ce22" office:value-type="float" office:value="423" calcext:value-type="float">
            <text:p>423</text:p>
          </table:table-cell>
          <table:table-cell office:value-type="string" calcext:value-type="string">
            <text:p>Rodeo de Valde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1]=&quot;Province&quot;;1;IF([.F931]=&quot;Department&quot;;2;3))" office:value-type="float" office:value="3" calcext:value-type="float">
            <text:p>3</text:p>
          </table:table-cell>
          <table:table-cell office:value-type="string" calcext:value-type="string">
            <text:p>021.021.423</text:p>
          </table:table-cell>
          <table:table-cell table:formula="of:=CONCATENATE(REPT(&quot; &quot;;([.J931]-1)*3);[.E931])" office:value-type="string" office:string-value="      Rodeo de Valdez" calcext:value-type="string">
            <text:p><text:s text:c="6"/>Rodeo de Valdez</text:p>
          </table:table-cell>
          <table:table-cell table:number-columns-repeated="10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B931]" office:value-type="float" office:value="21" calcext:value-type="float">
            <text:p>21</text:p>
          </table:table-cell>
          <table:table-cell table:formula="of:=[.C931]" office:value-type="float" office:value="21" calcext:value-type="float">
            <text:p>21</text:p>
          </table:table-cell>
          <table:table-cell table:style-name="ce22" office:value-type="float" office:value="424" calcext:value-type="float">
            <text:p>424</text:p>
          </table:table-cell>
          <table:table-cell office:value-type="string" calcext:value-type="string">
            <text:p>Termas de Río Hon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32]=&quot;Province&quot;;1;IF([.F932]=&quot;Department&quot;;2;3))" office:value-type="float" office:value="3" calcext:value-type="float">
            <text:p>3</text:p>
          </table:table-cell>
          <table:table-cell office:value-type="string" calcext:value-type="string">
            <text:p>021.021.424</text:p>
          </table:table-cell>
          <table:table-cell table:formula="of:=CONCATENATE(REPT(&quot; &quot;;([.J932]-1)*3);[.E932])" office:value-type="string" office:string-value="      Termas de Río Hondo" calcext:value-type="string">
            <text:p><text:s text:c="6"/>Termas de Río Hondo</text:p>
          </table:table-cell>
          <table:table-cell table:number-columns-repeated="10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B932]" office:value-type="float" office:value="21" calcext:value-type="float">
            <text:p>21</text:p>
          </table:table-cell>
          <table:table-cell table:formula="of:=[.C932]" office:value-type="float" office:value="21" calcext:value-type="float">
            <text:p>21</text:p>
          </table:table-cell>
          <table:table-cell table:style-name="ce22" office:value-type="float" office:value="425" calcext:value-type="float">
            <text:p>425</text:p>
          </table:table-cell>
          <table:table-cell office:value-type="string" calcext:value-type="string">
            <text:p>Villa Giméne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3]=&quot;Province&quot;;1;IF([.F933]=&quot;Department&quot;;2;3))" office:value-type="float" office:value="3" calcext:value-type="float">
            <text:p>3</text:p>
          </table:table-cell>
          <table:table-cell office:value-type="string" calcext:value-type="string">
            <text:p>021.021.425</text:p>
          </table:table-cell>
          <table:table-cell table:formula="of:=CONCATENATE(REPT(&quot; &quot;;([.J933]-1)*3);[.E933])" office:value-type="string" office:string-value="      Villa Giménez" calcext:value-type="string">
            <text:p><text:s text:c="6"/>Villa Giménez</text:p>
          </table:table-cell>
          <table:table-cell table:number-columns-repeated="10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B933]" office:value-type="float" office:value="21" calcext:value-type="float">
            <text:p>21</text:p>
          </table:table-cell>
          <table:table-cell table:formula="of:=[.C933]" office:value-type="float" office:value="21" calcext:value-type="float">
            <text:p>21</text:p>
          </table:table-cell>
          <table:table-cell table:style-name="ce22" office:value-type="float" office:value="426" calcext:value-type="float">
            <text:p>426</text:p>
          </table:table-cell>
          <table:table-cell office:value-type="string" calcext:value-type="string">
            <text:p>Villa Río Hon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4]=&quot;Province&quot;;1;IF([.F934]=&quot;Department&quot;;2;3))" office:value-type="float" office:value="3" calcext:value-type="float">
            <text:p>3</text:p>
          </table:table-cell>
          <table:table-cell office:value-type="string" calcext:value-type="string">
            <text:p>021.021.426</text:p>
          </table:table-cell>
          <table:table-cell table:formula="of:=CONCATENATE(REPT(&quot; &quot;;([.J934]-1)*3);[.E934])" office:value-type="string" office:string-value="      Villa Río Hondo" calcext:value-type="string">
            <text:p><text:s text:c="6"/>Villa Río Hondo</text:p>
          </table:table-cell>
          <table:table-cell table:number-columns-repeated="10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B934]" office:value-type="float" office:value="21" calcext:value-type="float">
            <text:p>21</text:p>
          </table:table-cell>
          <table:table-cell table:formula="of:=[.C934]" office:value-type="float" office:value="21" calcext:value-type="float">
            <text:p>21</text:p>
          </table:table-cell>
          <table:table-cell table:style-name="ce22" office:value-type="float" office:value="427" calcext:value-type="float">
            <text:p>427</text:p>
          </table:table-cell>
          <table:table-cell office:value-type="string" calcext:value-type="string">
            <text:p>Villa Turística del Embals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5]=&quot;Province&quot;;1;IF([.F935]=&quot;Department&quot;;2;3))" office:value-type="float" office:value="3" calcext:value-type="float">
            <text:p>3</text:p>
          </table:table-cell>
          <table:table-cell office:value-type="string" calcext:value-type="string">
            <text:p>021.021.427</text:p>
          </table:table-cell>
          <table:table-cell table:formula="of:=CONCATENATE(REPT(&quot; &quot;;([.J935]-1)*3);[.E935])" office:value-type="string" office:string-value="      Villa Turística del Embalse" calcext:value-type="string">
            <text:p><text:s text:c="6"/>Villa Turística del Embalse</text:p>
          </table:table-cell>
          <table:table-cell table:number-columns-repeated="10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B935]" office:value-type="float" office:value="21" calcext:value-type="float">
            <text:p>21</text:p>
          </table:table-cell>
          <table:table-cell table:formula="of:=[.C935]" office:value-type="float" office:value="21" calcext:value-type="float">
            <text:p>21</text:p>
          </table:table-cell>
          <table:table-cell table:style-name="ce22" office:value-type="float" office:value="428" calcext:value-type="float">
            <text:p>428</text:p>
          </table:table-cell>
          <table:table-cell office:value-type="string" calcext:value-type="string">
            <text:p>Vinar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6]=&quot;Province&quot;;1;IF([.F936]=&quot;Department&quot;;2;3))" office:value-type="float" office:value="3" calcext:value-type="float">
            <text:p>3</text:p>
          </table:table-cell>
          <table:table-cell office:value-type="string" calcext:value-type="string">
            <text:p>021.021.428</text:p>
          </table:table-cell>
          <table:table-cell table:formula="of:=CONCATENATE(REPT(&quot; &quot;;([.J936]-1)*3);[.E936])" office:value-type="string" office:string-value="      Vinará" calcext:value-type="string">
            <text:p><text:s text:c="6"/>Vinará</text:p>
          </table:table-cell>
          <table:table-cell table:number-columns-repeated="10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B936]" office:value-type="float" office:value="21" calcext:value-type="float">
            <text:p>21</text:p>
          </table:table-cell>
          <table:table-cell table:style-name="ce20" table:formula="of:=[.C936]+1" office:value-type="float" office:value="22" calcext:value-type="float">
            <text:p>2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37]=&quot;Province&quot;;1;IF([.F9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2.000</text:p>
          </table:table-cell>
          <table:table-cell table:style-name="ce28" table:formula="of:=CONCATENATE(REPT(&quot; &quot;;([.J937]-1)*3);[.E937])" office:value-type="string" office:string-value="   Rivadavia" calcext:value-type="string">
            <text:p><text:s text:c="3"/>Rivadavia</text:p>
          </table:table-cell>
          <table:table-cell table:number-columns-repeated="10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B937]" office:value-type="float" office:value="21" calcext:value-type="float">
            <text:p>21</text:p>
          </table:table-cell>
          <table:table-cell table:formula="of:=[.C937]" office:value-type="float" office:value="22" calcext:value-type="float">
            <text:p>22</text:p>
          </table:table-cell>
          <table:table-cell table:style-name="ce22" office:value-type="float" office:value="429" calcext:value-type="float">
            <text:p>429</text:p>
          </table:table-cell>
          <table:table-cell office:value-type="string" calcext:value-type="string">
            <text:p>Colonia Alpi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8]=&quot;Province&quot;;1;IF([.F938]=&quot;Department&quot;;2;3))" office:value-type="float" office:value="3" calcext:value-type="float">
            <text:p>3</text:p>
          </table:table-cell>
          <table:table-cell office:value-type="string" calcext:value-type="string">
            <text:p>021.022.429</text:p>
          </table:table-cell>
          <table:table-cell table:formula="of:=CONCATENATE(REPT(&quot; &quot;;([.J938]-1)*3);[.E938])" office:value-type="string" office:string-value="      Colonia Alpina" calcext:value-type="string">
            <text:p><text:s text:c="6"/>Colonia Alpina</text:p>
          </table:table-cell>
          <table:table-cell table:number-columns-repeated="10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B938]" office:value-type="float" office:value="21" calcext:value-type="float">
            <text:p>21</text:p>
          </table:table-cell>
          <table:table-cell table:formula="of:=[.C938]" office:value-type="float" office:value="22" calcext:value-type="float">
            <text:p>22</text:p>
          </table:table-cell>
          <table:table-cell table:style-name="ce22" office:value-type="float" office:value="430" calcext:value-type="float">
            <text:p>430</text:p>
          </table:table-cell>
          <table:table-cell office:value-type="string" calcext:value-type="string">
            <text:p>Palo Neg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39]=&quot;Province&quot;;1;IF([.F939]=&quot;Department&quot;;2;3))" office:value-type="float" office:value="3" calcext:value-type="float">
            <text:p>3</text:p>
          </table:table-cell>
          <table:table-cell office:value-type="string" calcext:value-type="string">
            <text:p>021.022.430</text:p>
          </table:table-cell>
          <table:table-cell table:formula="of:=CONCATENATE(REPT(&quot; &quot;;([.J939]-1)*3);[.E939])" office:value-type="string" office:string-value="      Palo Negro" calcext:value-type="string">
            <text:p><text:s text:c="6"/>Palo Negro</text:p>
          </table:table-cell>
          <table:table-cell table:number-columns-repeated="10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B939]" office:value-type="float" office:value="21" calcext:value-type="float">
            <text:p>21</text:p>
          </table:table-cell>
          <table:table-cell table:formula="of:=[.C939]" office:value-type="float" office:value="22" calcext:value-type="float">
            <text:p>22</text:p>
          </table:table-cell>
          <table:table-cell table:style-name="ce22" office:value-type="float" office:value="431" calcext:value-type="float">
            <text:p>431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40]=&quot;Province&quot;;1;IF([.F940]=&quot;Department&quot;;2;3))" office:value-type="float" office:value="3" calcext:value-type="float">
            <text:p>3</text:p>
          </table:table-cell>
          <table:table-cell office:value-type="string" calcext:value-type="string">
            <text:p>021.022.431</text:p>
          </table:table-cell>
          <table:table-cell table:formula="of:=CONCATENATE(REPT(&quot; &quot;;([.J940]-1)*3);[.E940])" office:value-type="string" office:string-value="      Selva" calcext:value-type="string">
            <text:p><text:s text:c="6"/>Selva</text:p>
          </table:table-cell>
          <table:table-cell table:number-columns-repeated="10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B940]" office:value-type="float" office:value="21" calcext:value-type="float">
            <text:p>21</text:p>
          </table:table-cell>
          <table:table-cell table:style-name="ce20" table:formula="of:=[.C940]+1" office:value-type="float" office:value="23" calcext:value-type="float">
            <text:p>2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41]=&quot;Province&quot;;1;IF([.F94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3.000</text:p>
          </table:table-cell>
          <table:table-cell table:style-name="ce28" table:formula="of:=CONCATENATE(REPT(&quot; &quot;;([.J941]-1)*3);[.E941])" office:value-type="string" office:string-value="   Robles" calcext:value-type="string">
            <text:p><text:s text:c="3"/>Robles</text:p>
          </table:table-cell>
          <table:table-cell table:number-columns-repeated="10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B941]" office:value-type="float" office:value="21" calcext:value-type="float">
            <text:p>21</text:p>
          </table:table-cell>
          <table:table-cell table:formula="of:=[.C941]" office:value-type="float" office:value="23" calcext:value-type="float">
            <text:p>23</text:p>
          </table:table-cell>
          <table:table-cell table:style-name="ce22" office:value-type="float" office:value="432" calcext:value-type="float">
            <text:p>432</text:p>
          </table:table-cell>
          <table:table-cell office:value-type="string" calcext:value-type="string">
            <text:p>Beltr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42]=&quot;Province&quot;;1;IF([.F942]=&quot;Department&quot;;2;3))" office:value-type="float" office:value="3" calcext:value-type="float">
            <text:p>3</text:p>
          </table:table-cell>
          <table:table-cell office:value-type="string" calcext:value-type="string">
            <text:p>021.023.432</text:p>
          </table:table-cell>
          <table:table-cell table:formula="of:=CONCATENATE(REPT(&quot; &quot;;([.J942]-1)*3);[.E942])" office:value-type="string" office:string-value="      Beltrán" calcext:value-type="string">
            <text:p><text:s text:c="6"/>Beltrán</text:p>
          </table:table-cell>
          <table:table-cell table:number-columns-repeated="10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B942]" office:value-type="float" office:value="21" calcext:value-type="float">
            <text:p>21</text:p>
          </table:table-cell>
          <table:table-cell table:formula="of:=[.C942]" office:value-type="float" office:value="23" calcext:value-type="float">
            <text:p>23</text:p>
          </table:table-cell>
          <table:table-cell table:style-name="ce22" office:value-type="float" office:value="433" calcext:value-type="float">
            <text:p>433</text:p>
          </table:table-cell>
          <table:table-cell office:value-type="string" calcext:value-type="string">
            <text:p>Colonia El Simbolar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43]=&quot;Province&quot;;1;IF([.F943]=&quot;Department&quot;;2;3))" office:value-type="float" office:value="3" calcext:value-type="float">
            <text:p>3</text:p>
          </table:table-cell>
          <table:table-cell office:value-type="string" calcext:value-type="string">
            <text:p>021.023.433</text:p>
          </table:table-cell>
          <table:table-cell table:formula="of:=CONCATENATE(REPT(&quot; &quot;;([.J943]-1)*3);[.E943])" office:value-type="string" office:string-value="      Colonia El Simbolar" calcext:value-type="string">
            <text:p><text:s text:c="6"/>Colonia El Simbolar</text:p>
          </table:table-cell>
          <table:table-cell table:number-columns-repeated="10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B943]" office:value-type="float" office:value="21" calcext:value-type="float">
            <text:p>21</text:p>
          </table:table-cell>
          <table:table-cell table:formula="of:=[.C943]" office:value-type="float" office:value="23" calcext:value-type="float">
            <text:p>23</text:p>
          </table:table-cell>
          <table:table-cell table:style-name="ce22" office:value-type="float" office:value="434" calcext:value-type="float">
            <text:p>434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44]=&quot;Province&quot;;1;IF([.F944]=&quot;Department&quot;;2;3))" office:value-type="float" office:value="3" calcext:value-type="float">
            <text:p>3</text:p>
          </table:table-cell>
          <table:table-cell office:value-type="string" calcext:value-type="string">
            <text:p>021.023.434</text:p>
          </table:table-cell>
          <table:table-cell table:formula="of:=CONCATENATE(REPT(&quot; &quot;;([.J944]-1)*3);[.E944])" office:value-type="string" office:string-value="      Fernández" calcext:value-type="string">
            <text:p><text:s text:c="6"/>Fernández</text:p>
          </table:table-cell>
          <table:table-cell table:number-columns-repeated="10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B944]" office:value-type="float" office:value="21" calcext:value-type="float">
            <text:p>21</text:p>
          </table:table-cell>
          <table:table-cell table:formula="of:=[.C944]" office:value-type="float" office:value="23" calcext:value-type="float">
            <text:p>23</text:p>
          </table:table-cell>
          <table:table-cell table:style-name="ce22" office:value-type="float" office:value="435" calcext:value-type="float">
            <text:p>435</text:p>
          </table:table-cell>
          <table:table-cell office:value-type="string" calcext:value-type="string">
            <text:p>Ingeniero Forres (Est. Chaguar Punco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45]=&quot;Province&quot;;1;IF([.F945]=&quot;Department&quot;;2;3))" office:value-type="float" office:value="3" calcext:value-type="float">
            <text:p>3</text:p>
          </table:table-cell>
          <table:table-cell office:value-type="string" calcext:value-type="string">
            <text:p>021.023.435</text:p>
          </table:table-cell>
          <table:table-cell table:formula="of:=CONCATENATE(REPT(&quot; &quot;;([.J945]-1)*3);[.E945])" office:value-type="string" office:string-value="      Ingeniero Forres (Est. Chaguar Punco)" calcext:value-type="string">
            <text:p><text:s text:c="6"/>Ingeniero Forres (Est. Chaguar Punco)</text:p>
          </table:table-cell>
          <table:table-cell table:number-columns-repeated="10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B945]" office:value-type="float" office:value="21" calcext:value-type="float">
            <text:p>21</text:p>
          </table:table-cell>
          <table:table-cell table:formula="of:=[.C945]" office:value-type="float" office:value="23" calcext:value-type="float">
            <text:p>23</text:p>
          </table:table-cell>
          <table:table-cell table:style-name="ce22" office:value-type="float" office:value="436" calcext:value-type="float">
            <text:p>436</text:p>
          </table:table-cell>
          <table:table-cell office:value-type="string" calcext:value-type="string">
            <text:p>Vilmer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46]=&quot;Province&quot;;1;IF([.F946]=&quot;Department&quot;;2;3))" office:value-type="float" office:value="3" calcext:value-type="float">
            <text:p>3</text:p>
          </table:table-cell>
          <table:table-cell office:value-type="string" calcext:value-type="string">
            <text:p>021.023.436</text:p>
          </table:table-cell>
          <table:table-cell table:formula="of:=CONCATENATE(REPT(&quot; &quot;;([.J946]-1)*3);[.E946])" office:value-type="string" office:string-value="      Vilmer" calcext:value-type="string">
            <text:p><text:s text:c="6"/>Vilmer</text:p>
          </table:table-cell>
          <table:table-cell table:number-columns-repeated="10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B946]" office:value-type="float" office:value="21" calcext:value-type="float">
            <text:p>21</text:p>
          </table:table-cell>
          <table:table-cell table:style-name="ce20" table:formula="of:=[.C946]+1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47]=&quot;Province&quot;;1;IF([.F94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4.000</text:p>
          </table:table-cell>
          <table:table-cell table:style-name="ce28" table:formula="of:=CONCATENATE(REPT(&quot; &quot;;([.J947]-1)*3);[.E947])" office:value-type="string" office:string-value="   Salavina" calcext:value-type="string">
            <text:p><text:s text:c="3"/>Salavina</text:p>
          </table:table-cell>
          <table:table-cell table:number-columns-repeated="10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B947]" office:value-type="float" office:value="21" calcext:value-type="float">
            <text:p>21</text:p>
          </table:table-cell>
          <table:table-cell table:formula="of:=[.C947]" office:value-type="float" office:value="24" calcext:value-type="float">
            <text:p>24</text:p>
          </table:table-cell>
          <table:table-cell table:style-name="ce22" office:value-type="float" office:value="437" calcext:value-type="float">
            <text:p>437</text:p>
          </table:table-cell>
          <table:table-cell office:value-type="string" calcext:value-type="string">
            <text:p>Chilca Julia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48]=&quot;Province&quot;;1;IF([.F948]=&quot;Department&quot;;2;3))" office:value-type="float" office:value="3" calcext:value-type="float">
            <text:p>3</text:p>
          </table:table-cell>
          <table:table-cell office:value-type="string" calcext:value-type="string">
            <text:p>021.024.437</text:p>
          </table:table-cell>
          <table:table-cell table:formula="of:=CONCATENATE(REPT(&quot; &quot;;([.J948]-1)*3);[.E948])" office:value-type="string" office:string-value="      Chilca Juliana" calcext:value-type="string">
            <text:p><text:s text:c="6"/>Chilca Juliana</text:p>
          </table:table-cell>
          <table:table-cell table:number-columns-repeated="10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B948]" office:value-type="float" office:value="21" calcext:value-type="float">
            <text:p>21</text:p>
          </table:table-cell>
          <table:table-cell table:formula="of:=[.C948]" office:value-type="float" office:value="24" calcext:value-type="float">
            <text:p>24</text:p>
          </table:table-cell>
          <table:table-cell table:style-name="ce22" office:value-type="float" office:value="438" calcext:value-type="float">
            <text:p>438</text:p>
          </table:table-cell>
          <table:table-cell office:value-type="string" calcext:value-type="string">
            <text:p>Los Tela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49]=&quot;Province&quot;;1;IF([.F949]=&quot;Department&quot;;2;3))" office:value-type="float" office:value="3" calcext:value-type="float">
            <text:p>3</text:p>
          </table:table-cell>
          <table:table-cell office:value-type="string" calcext:value-type="string">
            <text:p>021.024.438</text:p>
          </table:table-cell>
          <table:table-cell table:formula="of:=CONCATENATE(REPT(&quot; &quot;;([.J949]-1)*3);[.E949])" office:value-type="string" office:string-value="      Los Telares" calcext:value-type="string">
            <text:p><text:s text:c="6"/>Los Telares</text:p>
          </table:table-cell>
          <table:table-cell table:number-columns-repeated="10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B949]" office:value-type="float" office:value="21" calcext:value-type="float">
            <text:p>21</text:p>
          </table:table-cell>
          <table:table-cell table:formula="of:=[.C949]" office:value-type="float" office:value="24" calcext:value-type="float">
            <text:p>24</text:p>
          </table:table-cell>
          <table:table-cell table:style-name="ce22" office:value-type="float" office:value="439" calcext:value-type="float">
            <text:p>439</text:p>
          </table:table-cell>
          <table:table-cell office:value-type="string" calcext:value-type="string">
            <text:p>Villa Salavina 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50]=&quot;Province&quot;;1;IF([.F950]=&quot;Department&quot;;2;3))" office:value-type="float" office:value="3" calcext:value-type="float">
            <text:p>3</text:p>
          </table:table-cell>
          <table:table-cell office:value-type="string" calcext:value-type="string">
            <text:p>021.024.439</text:p>
          </table:table-cell>
          <table:table-cell table:formula="of:=CONCATENATE(REPT(&quot; &quot;;([.J950]-1)*3);[.E950])" office:value-type="string" office:string-value="      Villa Salavina " calcext:value-type="string">
            <text:p><text:s text:c="6"/>Villa Salavina </text:p>
          </table:table-cell>
          <table:table-cell table:number-columns-repeated="10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B950]" office:value-type="float" office:value="21" calcext:value-type="float">
            <text:p>21</text:p>
          </table:table-cell>
          <table:table-cell table:style-name="ce20" table:formula="of:=[.C950]+1" office:value-type="float" office:value="25" calcext:value-type="float">
            <text:p>2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51]=&quot;Province&quot;;1;IF([.F95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5.000</text:p>
          </table:table-cell>
          <table:table-cell table:style-name="ce28" table:formula="of:=CONCATENATE(REPT(&quot; &quot;;([.J951]-1)*3);[.E951])" office:value-type="string" office:string-value="   San Martín" calcext:value-type="string">
            <text:p><text:s text:c="3"/>San Martín</text:p>
          </table:table-cell>
          <table:table-cell table:number-columns-repeated="10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B951]" office:value-type="float" office:value="21" calcext:value-type="float">
            <text:p>21</text:p>
          </table:table-cell>
          <table:table-cell table:formula="of:=[.C951]" office:value-type="float" office:value="25" calcext:value-type="float">
            <text:p>25</text:p>
          </table:table-cell>
          <table:table-cell table:style-name="ce22" office:value-type="float" office:value="440" calcext:value-type="float">
            <text:p>440</text:p>
          </table:table-cell>
          <table:table-cell office:value-type="string" calcext:value-type="string">
            <text:p>Brea Poz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52]=&quot;Province&quot;;1;IF([.F952]=&quot;Department&quot;;2;3))" office:value-type="float" office:value="3" calcext:value-type="float">
            <text:p>3</text:p>
          </table:table-cell>
          <table:table-cell office:value-type="string" calcext:value-type="string">
            <text:p>021.025.440</text:p>
          </table:table-cell>
          <table:table-cell table:formula="of:=CONCATENATE(REPT(&quot; &quot;;([.J952]-1)*3);[.E952])" office:value-type="string" office:string-value="      Brea Pozo" calcext:value-type="string">
            <text:p><text:s text:c="6"/>Brea Pozo</text:p>
          </table:table-cell>
          <table:table-cell table:number-columns-repeated="10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B952]" office:value-type="float" office:value="21" calcext:value-type="float">
            <text:p>21</text:p>
          </table:table-cell>
          <table:table-cell table:formula="of:=[.C952]" office:value-type="float" office:value="25" calcext:value-type="float">
            <text:p>25</text:p>
          </table:table-cell>
          <table:table-cell table:style-name="ce22" office:value-type="float" office:value="441" calcext:value-type="float">
            <text:p>441</text:p>
          </table:table-cell>
          <table:table-cell office:value-type="string" calcext:value-type="string">
            <text:p>Estación Rob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53]=&quot;Province&quot;;1;IF([.F953]=&quot;Department&quot;;2;3))" office:value-type="float" office:value="3" calcext:value-type="float">
            <text:p>3</text:p>
          </table:table-cell>
          <table:table-cell office:value-type="string" calcext:value-type="string">
            <text:p>021.025.441</text:p>
          </table:table-cell>
          <table:table-cell table:formula="of:=CONCATENATE(REPT(&quot; &quot;;([.J953]-1)*3);[.E953])" office:value-type="string" office:string-value="      Estación Robles" calcext:value-type="string">
            <text:p><text:s text:c="6"/>Estación Robles</text:p>
          </table:table-cell>
          <table:table-cell table:number-columns-repeated="10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B953]" office:value-type="float" office:value="21" calcext:value-type="float">
            <text:p>21</text:p>
          </table:table-cell>
          <table:table-cell table:formula="of:=[.C953]" office:value-type="float" office:value="25" calcext:value-type="float">
            <text:p>25</text:p>
          </table:table-cell>
          <table:table-cell table:style-name="ce22" office:value-type="float" office:value="442" calcext:value-type="float">
            <text:p>442</text:p>
          </table:table-cell>
          <table:table-cell office:value-type="string" calcext:value-type="string">
            <text:p>Estación Tabo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54]=&quot;Province&quot;;1;IF([.F954]=&quot;Department&quot;;2;3))" office:value-type="float" office:value="3" calcext:value-type="float">
            <text:p>3</text:p>
          </table:table-cell>
          <table:table-cell office:value-type="string" calcext:value-type="string">
            <text:p>021.025.442</text:p>
          </table:table-cell>
          <table:table-cell table:formula="of:=CONCATENATE(REPT(&quot; &quot;;([.J954]-1)*3);[.E954])" office:value-type="string" office:string-value="      Estación Taboada" calcext:value-type="string">
            <text:p><text:s text:c="6"/>Estación Taboada</text:p>
          </table:table-cell>
          <table:table-cell table:number-columns-repeated="10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B954]" office:value-type="float" office:value="21" calcext:value-type="float">
            <text:p>21</text:p>
          </table:table-cell>
          <table:table-cell table:formula="of:=[.C954]" office:value-type="float" office:value="25" calcext:value-type="float">
            <text:p>25</text:p>
          </table:table-cell>
          <table:table-cell table:style-name="ce22" office:value-type="float" office:value="443" calcext:value-type="float">
            <text:p>443</text:p>
          </table:table-cell>
          <table:table-cell office:value-type="string" calcext:value-type="string">
            <text:p>Villa Nuev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55]=&quot;Province&quot;;1;IF([.F955]=&quot;Department&quot;;2;3))" office:value-type="float" office:value="3" calcext:value-type="float">
            <text:p>3</text:p>
          </table:table-cell>
          <table:table-cell office:value-type="string" calcext:value-type="string">
            <text:p>021.025.443</text:p>
          </table:table-cell>
          <table:table-cell table:formula="of:=CONCATENATE(REPT(&quot; &quot;;([.J955]-1)*3);[.E955])" office:value-type="string" office:string-value="      Villa Nueva" calcext:value-type="string">
            <text:p><text:s text:c="6"/>Villa Nueva</text:p>
          </table:table-cell>
          <table:table-cell table:number-columns-repeated="10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B955]" office:value-type="float" office:value="21" calcext:value-type="float">
            <text:p>21</text:p>
          </table:table-cell>
          <table:table-cell table:style-name="ce20" table:formula="of:=[.C955]+1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56]=&quot;Province&quot;;1;IF([.F95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6.000</text:p>
          </table:table-cell>
          <table:table-cell table:style-name="ce28" table:formula="of:=CONCATENATE(REPT(&quot; &quot;;([.J956]-1)*3);[.E956])" office:value-type="string" office:string-value="   Sarmiento" calcext:value-type="string">
            <text:p><text:s text:c="3"/>Sarmiento</text:p>
          </table:table-cell>
          <table:table-cell table:number-columns-repeated="10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B956]" office:value-type="float" office:value="21" calcext:value-type="float">
            <text:p>21</text:p>
          </table:table-cell>
          <table:table-cell table:formula="of:=[.C956]" office:value-type="float" office:value="26" calcext:value-type="float">
            <text:p>26</text:p>
          </table:table-cell>
          <table:table-cell table:style-name="ce22" office:value-type="float" office:value="444" calcext:value-type="float">
            <text:p>444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Urban Settlement</text:p>
          </table:table-cell>
          <table:table-cell table:formula="of:=IF([.F957]=&quot;Province&quot;;1;IF([.F957]=&quot;Department&quot;;2;3))" office:value-type="float" office:value="3" calcext:value-type="float">
            <text:p>3</text:p>
          </table:table-cell>
          <table:table-cell office:value-type="string" calcext:value-type="string">
            <text:p>021.026.444</text:p>
          </table:table-cell>
          <table:table-cell table:formula="of:=CONCATENATE(REPT(&quot; &quot;;([.J957]-1)*3);[.E957])" office:value-type="string" office:string-value="      Garza" calcext:value-type="string">
            <text:p><text:s text:c="6"/>Garza</text:p>
          </table:table-cell>
          <table:table-cell table:number-columns-repeated="10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B957]" office:value-type="float" office:value="21" calcext:value-type="float">
            <text:p>21</text:p>
          </table:table-cell>
          <table:table-cell table:style-name="ce20" table:formula="of:=[.C957]+1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antiago del Estero</text:p>
          </table:table-cell>
          <table:table-cell/>
          <table:table-cell table:style-name="ce25" table:formula="of:=IF([.F958]=&quot;Province&quot;;1;IF([.F95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1.027.000</text:p>
          </table:table-cell>
          <table:table-cell table:style-name="ce28" table:formula="of:=CONCATENATE(REPT(&quot; &quot;;([.J958]-1)*3);[.E958])" office:value-type="string" office:string-value="   Silípica" calcext:value-type="string">
            <text:p><text:s text:c="3"/>Silípica</text:p>
          </table:table-cell>
          <table:table-cell table:number-columns-repeated="10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B958]" office:value-type="float" office:value="21" calcext:value-type="float">
            <text:p>21</text:p>
          </table:table-cell>
          <table:table-cell table:formula="of:=[.C958]" office:value-type="float" office:value="27" calcext:value-type="float">
            <text:p>27</text:p>
          </table:table-cell>
          <table:table-cell table:style-name="ce22" office:value-type="float" office:value="445" calcext:value-type="float">
            <text:p>445</text:p>
          </table:table-cell>
          <table:table-cell office:value-type="string" calcext:value-type="string">
            <text:p>Árrag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59]=&quot;Province&quot;;1;IF([.F959]=&quot;Department&quot;;2;3))" office:value-type="float" office:value="3" calcext:value-type="float">
            <text:p>3</text:p>
          </table:table-cell>
          <table:table-cell office:value-type="string" calcext:value-type="string">
            <text:p>021.027.445</text:p>
          </table:table-cell>
          <table:table-cell table:formula="of:=CONCATENATE(REPT(&quot; &quot;;([.J959]-1)*3);[.E959])" office:value-type="string" office:string-value="      Árraga" calcext:value-type="string">
            <text:p><text:s text:c="6"/>Árraga</text:p>
          </table:table-cell>
          <table:table-cell table:number-columns-repeated="10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B959]" office:value-type="float" office:value="21" calcext:value-type="float">
            <text:p>21</text:p>
          </table:table-cell>
          <table:table-cell table:formula="of:=[.C959]" office:value-type="float" office:value="27" calcext:value-type="float">
            <text:p>27</text:p>
          </table:table-cell>
          <table:table-cell table:style-name="ce22" office:value-type="float" office:value="446" calcext:value-type="float">
            <text:p>446</text:p>
          </table:table-cell>
          <table:table-cell office:value-type="string" calcext:value-type="string">
            <text:p>Nueva Fra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60]=&quot;Province&quot;;1;IF([.F960]=&quot;Department&quot;;2;3))" office:value-type="float" office:value="3" calcext:value-type="float">
            <text:p>3</text:p>
          </table:table-cell>
          <table:table-cell office:value-type="string" calcext:value-type="string">
            <text:p>021.027.446</text:p>
          </table:table-cell>
          <table:table-cell table:formula="of:=CONCATENATE(REPT(&quot; &quot;;([.J960]-1)*3);[.E960])" office:value-type="string" office:string-value="      Nueva Francia" calcext:value-type="string">
            <text:p><text:s text:c="6"/>Nueva Francia</text:p>
          </table:table-cell>
          <table:table-cell table:number-columns-repeated="10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B960]" office:value-type="float" office:value="21" calcext:value-type="float">
            <text:p>21</text:p>
          </table:table-cell>
          <table:table-cell table:formula="of:=[.C960]" office:value-type="float" office:value="27" calcext:value-type="float">
            <text:p>27</text:p>
          </table:table-cell>
          <table:table-cell table:style-name="ce22" office:value-type="float" office:value="447" calcext:value-type="float">
            <text:p>447</text:p>
          </table:table-cell>
          <table:table-cell office:value-type="string" calcext:value-type="string">
            <text:p>Simbo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61]=&quot;Province&quot;;1;IF([.F961]=&quot;Department&quot;;2;3))" office:value-type="float" office:value="3" calcext:value-type="float">
            <text:p>3</text:p>
          </table:table-cell>
          <table:table-cell office:value-type="string" calcext:value-type="string">
            <text:p>021.027.447</text:p>
          </table:table-cell>
          <table:table-cell table:formula="of:=CONCATENATE(REPT(&quot; &quot;;([.J961]-1)*3);[.E961])" office:value-type="string" office:string-value="      Simbol" calcext:value-type="string">
            <text:p><text:s text:c="6"/>Simbol</text:p>
          </table:table-cell>
          <table:table-cell table:number-columns-repeated="10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B961]" office:value-type="float" office:value="21" calcext:value-type="float">
            <text:p>21</text:p>
          </table:table-cell>
          <table:table-cell table:formula="of:=[.C961]" office:value-type="float" office:value="27" calcext:value-type="float">
            <text:p>27</text:p>
          </table:table-cell>
          <table:table-cell table:style-name="ce22" office:value-type="float" office:value="448" calcext:value-type="float">
            <text:p>448</text:p>
          </table:table-cell>
          <table:table-cell office:value-type="string" calcext:value-type="string">
            <text:p>Sumama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62]=&quot;Province&quot;;1;IF([.F962]=&quot;Department&quot;;2;3))" office:value-type="float" office:value="3" calcext:value-type="float">
            <text:p>3</text:p>
          </table:table-cell>
          <table:table-cell office:value-type="string" calcext:value-type="string">
            <text:p>021.027.448</text:p>
          </table:table-cell>
          <table:table-cell table:formula="of:=CONCATENATE(REPT(&quot; &quot;;([.J962]-1)*3);[.E962])" office:value-type="string" office:string-value="      Sumamao" calcext:value-type="string">
            <text:p><text:s text:c="6"/>Sumamao</text:p>
          </table:table-cell>
          <table:table-cell table:number-columns-repeated="10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B962]" office:value-type="float" office:value="21" calcext:value-type="float">
            <text:p>21</text:p>
          </table:table-cell>
          <table:table-cell table:formula="of:=[.C962]" office:value-type="float" office:value="27" calcext:value-type="float">
            <text:p>27</text:p>
          </table:table-cell>
          <table:table-cell table:style-name="ce22" office:value-type="float" office:value="449" calcext:value-type="float">
            <text:p>449</text:p>
          </table:table-cell>
          <table:table-cell office:value-type="string" calcext:value-type="string">
            <text:p>Villa Silípic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antiago del Estero</text:p>
          </table:table-cell>
          <table:table-cell office:value-type="string" calcext:value-type="string">
            <text:p>Rural Settlement</text:p>
          </table:table-cell>
          <table:table-cell table:formula="of:=IF([.F963]=&quot;Province&quot;;1;IF([.F963]=&quot;Department&quot;;2;3))" office:value-type="float" office:value="3" calcext:value-type="float">
            <text:p>3</text:p>
          </table:table-cell>
          <table:table-cell office:value-type="string" calcext:value-type="string">
            <text:p>021.027.449</text:p>
          </table:table-cell>
          <table:table-cell table:formula="of:=CONCATENATE(REPT(&quot; &quot;;([.J963]-1)*3);[.E963])" office:value-type="string" office:string-value="      Villa Silípica" calcext:value-type="string">
            <text:p><text:s text:c="6"/>Villa Silípica</text:p>
          </table:table-cell>
          <table:table-cell table:number-columns-repeated="10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0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8" table:formula="of:=IF([.F964]=&quot;Localidad&quot;;[.D963]+1;0)" office:value-type="float" office:value="0" calcext:value-type="float">
            <text:p>0</text:p>
          </table:table-cell>
          <table:table-cell office:value-type="string" calcext:value-type="string">
            <text:p>Tierra del Fuego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erra del Fuego</text:p>
          </table:table-cell>
          <table:table-cell/>
          <table:table-cell table:style-name="ce24" table:formula="of:=IF([.F964]=&quot;Province&quot;;1;IF([.F964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22.000.000</text:p>
          </table:table-cell>
          <table:table-cell table:style-name="ce29" table:formula="of:=CONCATENATE(REPT(&quot; &quot;;([.J964]-1)*3);[.E964])" office:value-type="string" office:string-value="Tierra del Fuego" calcext:value-type="string">
            <text:p>Tierra del Fuego</text:p>
          </table:table-cell>
          <table:table-cell table:number-columns-repeated="10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B964]" office:value-type="float" office:value="22" calcext:value-type="float">
            <text:p>22</text:p>
          </table:table-cell>
          <table:table-cell table:style-name="ce20" table:formula="of:=[.C964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ntártida Argenti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ntártida Argentina</text:p>
          </table:table-cell>
          <table:table-cell office:value-type="string" calcext:value-type="string">
            <text:p>Tierra del Fuego</text:p>
          </table:table-cell>
          <table:table-cell/>
          <table:table-cell table:style-name="ce25" table:formula="of:=IF([.F965]=&quot;Province&quot;;1;IF([.F96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2.001.000</text:p>
          </table:table-cell>
          <table:table-cell table:style-name="ce28" table:formula="of:=CONCATENATE(REPT(&quot; &quot;;([.J965]-1)*3);[.E965])" office:value-type="string" office:string-value="   Antártida Argentina" calcext:value-type="string">
            <text:p><text:s text:c="3"/>Antártida Argentina</text:p>
          </table:table-cell>
          <table:table-cell table:number-columns-repeated="10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B965]" office:value-type="float" office:value="22" calcext:value-type="float">
            <text:p>22</text:p>
          </table:table-cell>
          <table:table-cell table:style-name="ce20" table:formula="of:=[.C965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Islas del Atlántico Su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Islas del Atlántico Sur</text:p>
          </table:table-cell>
          <table:table-cell office:value-type="string" calcext:value-type="string">
            <text:p>Tierra del Fuego</text:p>
          </table:table-cell>
          <table:table-cell/>
          <table:table-cell table:style-name="ce25" table:formula="of:=IF([.F966]=&quot;Province&quot;;1;IF([.F9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2.002.000</text:p>
          </table:table-cell>
          <table:table-cell table:style-name="ce28" table:formula="of:=CONCATENATE(REPT(&quot; &quot;;([.J966]-1)*3);[.E966])" office:value-type="string" office:string-value="   Islas del Atlántico Sur" calcext:value-type="string">
            <text:p><text:s text:c="3"/>Islas del Atlántico Sur</text:p>
          </table:table-cell>
          <table:table-cell table:number-columns-repeated="10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B966]" office:value-type="float" office:value="22" calcext:value-type="float">
            <text:p>22</text:p>
          </table:table-cell>
          <table:table-cell table:style-name="ce20" table:formula="of:=[.C966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Grand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Grande</text:p>
          </table:table-cell>
          <table:table-cell office:value-type="string" calcext:value-type="string">
            <text:p>Tierra del Fuego</text:p>
          </table:table-cell>
          <table:table-cell/>
          <table:table-cell table:style-name="ce25" table:formula="of:=IF([.F967]=&quot;Province&quot;;1;IF([.F96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2.003.000</text:p>
          </table:table-cell>
          <table:table-cell table:style-name="ce28" table:formula="of:=CONCATENATE(REPT(&quot; &quot;;([.J967]-1)*3);[.E967])" office:value-type="string" office:string-value="   Río Grande" calcext:value-type="string">
            <text:p><text:s text:c="3"/>Río Grande</text:p>
          </table:table-cell>
          <table:table-cell table:number-columns-repeated="10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B967]" office:value-type="float" office:value="22" calcext:value-type="float">
            <text:p>22</text:p>
          </table:table-cell>
          <table:table-cell table:style-name="ce20" table:formula="of:=[.C967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Ushuai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Ushuaia</text:p>
          </table:table-cell>
          <table:table-cell office:value-type="string" calcext:value-type="string">
            <text:p>Tierra del Fuego</text:p>
          </table:table-cell>
          <table:table-cell/>
          <table:table-cell table:style-name="ce25" table:formula="of:=IF([.F968]=&quot;Province&quot;;1;IF([.F96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2.004.000</text:p>
          </table:table-cell>
          <table:table-cell table:style-name="ce28" table:formula="of:=CONCATENATE(REPT(&quot; &quot;;([.J968]-1)*3);[.E968])" office:value-type="string" office:string-value="   Ushuaia" calcext:value-type="string">
            <text:p><text:s text:c="3"/>Ushuaia</text:p>
          </table:table-cell>
          <table:table-cell table:number-columns-repeated="10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0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8" table:formula="of:=IF([.F969]=&quot;Localidad&quot;;[.D968]+1;0)" office:value-type="float" office:value="0" calcext:value-type="float">
            <text:p>0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cumán</text:p>
          </table:table-cell>
          <table:table-cell/>
          <table:table-cell table:style-name="ce24" table:formula="of:=IF([.F969]=&quot;Province&quot;;1;IF([.F969]=&quot;Department&quot;;2;3))" office:value-type="float" office:value="1" calcext:value-type="float">
            <text:p>1</text:p>
          </table:table-cell>
          <table:table-cell table:style-name="ce29" office:value-type="string" calcext:value-type="string">
            <text:p>023.000.000</text:p>
          </table:table-cell>
          <table:table-cell table:style-name="ce29" table:formula="of:=CONCATENATE(REPT(&quot; &quot;;([.J969]-1)*3);[.E969])" office:value-type="string" office:string-value="Tucumán" calcext:value-type="string">
            <text:p>Tucumán</text:p>
          </table:table-cell>
          <table:table-cell table:number-columns-repeated="10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B969]" office:value-type="float" office:value="23" calcext:value-type="float">
            <text:p>23</text:p>
          </table:table-cell>
          <table:table-cell table:style-name="ce20" table:formula="of:=[.C969]+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970]=&quot;Province&quot;;1;IF([.F970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1.000</text:p>
          </table:table-cell>
          <table:table-cell table:style-name="ce28" table:formula="of:=CONCATENATE(REPT(&quot; &quot;;([.J970]-1)*3);[.E970])" office:value-type="string" office:string-value="   Burruyacú" calcext:value-type="string">
            <text:p><text:s text:c="3"/>Burruyacú</text:p>
          </table:table-cell>
          <table:table-cell table:number-columns-repeated="10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B970]" office:value-type="float" office:value="23" calcext:value-type="float">
            <text:p>23</text:p>
          </table:table-cell>
          <table:table-cell table:formula="of:=[.C970]" office:value-type="float" office:value="1" calcext:value-type="float">
            <text:p>1</text:p>
          </table:table-cell>
          <table:table-cell table:style-name="ce22" office:value-type="float" office:value="450" calcext:value-type="float">
            <text:p>450</text:p>
          </table:table-cell>
          <table:table-cell office:value-type="string" calcext:value-type="string">
            <text:p>7 de Abril (Siete de Abril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71]=&quot;Province&quot;;1;IF([.F971]=&quot;Department&quot;;2;3))" office:value-type="float" office:value="3" calcext:value-type="float">
            <text:p>3</text:p>
          </table:table-cell>
          <table:table-cell office:value-type="string" calcext:value-type="string">
            <text:p>023.001.450</text:p>
          </table:table-cell>
          <table:table-cell table:formula="of:=CONCATENATE(REPT(&quot; &quot;;([.J971]-1)*3);[.E971])" office:value-type="string" office:string-value="      7 de Abril (Siete de Abril)" calcext:value-type="string">
            <text:p><text:s text:c="6"/>7 de Abril (Siete de Abril)</text:p>
          </table:table-cell>
          <table:table-cell table:number-columns-repeated="10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B971]" office:value-type="float" office:value="23" calcext:value-type="float">
            <text:p>23</text:p>
          </table:table-cell>
          <table:table-cell table:formula="of:=[.C971]" office:value-type="float" office:value="1" calcext:value-type="float">
            <text:p>1</text:p>
          </table:table-cell>
          <table:table-cell table:style-name="ce22" office:value-type="float" office:value="451" calcext:value-type="float">
            <text:p>451</text:p>
          </table:table-cell>
          <table:table-cell office:value-type="string" calcext:value-type="string">
            <text:p>Barrio San Jorg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72]=&quot;Province&quot;;1;IF([.F972]=&quot;Department&quot;;2;3))" office:value-type="float" office:value="3" calcext:value-type="float">
            <text:p>3</text:p>
          </table:table-cell>
          <table:table-cell office:value-type="string" calcext:value-type="string">
            <text:p>023.001.451</text:p>
          </table:table-cell>
          <table:table-cell table:formula="of:=CONCATENATE(REPT(&quot; &quot;;([.J972]-1)*3);[.E972])" office:value-type="string" office:string-value="      Barrio San Jorge" calcext:value-type="string">
            <text:p><text:s text:c="6"/>Barrio San Jorge</text:p>
          </table:table-cell>
          <table:table-cell table:number-columns-repeated="10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B972]" office:value-type="float" office:value="23" calcext:value-type="float">
            <text:p>23</text:p>
          </table:table-cell>
          <table:table-cell table:formula="of:=[.C972]" office:value-type="float" office:value="1" calcext:value-type="float">
            <text:p>1</text:p>
          </table:table-cell>
          <table:table-cell table:style-name="ce22" office:value-type="float" office:value="452" calcext:value-type="float">
            <text:p>452</text:p>
          </table:table-cell>
          <table:table-cell office:value-type="string" calcext:value-type="string">
            <text:p>El Chañar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73]=&quot;Province&quot;;1;IF([.F973]=&quot;Department&quot;;2;3))" office:value-type="float" office:value="3" calcext:value-type="float">
            <text:p>3</text:p>
          </table:table-cell>
          <table:table-cell office:value-type="string" calcext:value-type="string">
            <text:p>023.001.452</text:p>
          </table:table-cell>
          <table:table-cell table:formula="of:=CONCATENATE(REPT(&quot; &quot;;([.J973]-1)*3);[.E973])" office:value-type="string" office:string-value="      El Chañar" calcext:value-type="string">
            <text:p><text:s text:c="6"/>El Chañar</text:p>
          </table:table-cell>
          <table:table-cell table:number-columns-repeated="10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B973]" office:value-type="float" office:value="23" calcext:value-type="float">
            <text:p>23</text:p>
          </table:table-cell>
          <table:table-cell table:formula="of:=[.C973]" office:value-type="float" office:value="1" calcext:value-type="float">
            <text:p>1</text:p>
          </table:table-cell>
          <table:table-cell table:style-name="ce22" office:value-type="float" office:value="453" calcext:value-type="float">
            <text:p>453</text:p>
          </table:table-cell>
          <table:table-cell office:value-type="string" calcext:value-type="string">
            <text:p>El Naran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74]=&quot;Province&quot;;1;IF([.F974]=&quot;Department&quot;;2;3))" office:value-type="float" office:value="3" calcext:value-type="float">
            <text:p>3</text:p>
          </table:table-cell>
          <table:table-cell office:value-type="string" calcext:value-type="string">
            <text:p>023.001.453</text:p>
          </table:table-cell>
          <table:table-cell table:formula="of:=CONCATENATE(REPT(&quot; &quot;;([.J974]-1)*3);[.E974])" office:value-type="string" office:string-value="      El Naranjo" calcext:value-type="string">
            <text:p><text:s text:c="6"/>El Naranjo</text:p>
          </table:table-cell>
          <table:table-cell table:number-columns-repeated="10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B974]" office:value-type="float" office:value="23" calcext:value-type="float">
            <text:p>23</text:p>
          </table:table-cell>
          <table:table-cell table:formula="of:=[.C974]" office:value-type="float" office:value="1" calcext:value-type="float">
            <text:p>1</text:p>
          </table:table-cell>
          <table:table-cell table:style-name="ce22" office:value-type="float" office:value="454" calcext:value-type="float">
            <text:p>454</text:p>
          </table:table-cell>
          <table:table-cell office:value-type="string" calcext:value-type="string">
            <text:p>Garmend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75]=&quot;Province&quot;;1;IF([.F975]=&quot;Department&quot;;2;3))" office:value-type="float" office:value="3" calcext:value-type="float">
            <text:p>3</text:p>
          </table:table-cell>
          <table:table-cell office:value-type="string" calcext:value-type="string">
            <text:p>023.001.454</text:p>
          </table:table-cell>
          <table:table-cell table:formula="of:=CONCATENATE(REPT(&quot; &quot;;([.J975]-1)*3);[.E975])" office:value-type="string" office:string-value="      Garmendia" calcext:value-type="string">
            <text:p><text:s text:c="6"/>Garmendia</text:p>
          </table:table-cell>
          <table:table-cell table:number-columns-repeated="10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B975]" office:value-type="float" office:value="23" calcext:value-type="float">
            <text:p>23</text:p>
          </table:table-cell>
          <table:table-cell table:formula="of:=[.C975]" office:value-type="float" office:value="1" calcext:value-type="float">
            <text:p>1</text:p>
          </table:table-cell>
          <table:table-cell table:style-name="ce22" office:value-type="float" office:value="455" calcext:value-type="float">
            <text:p>455</text:p>
          </table:table-cell>
          <table:table-cell office:value-type="string" calcext:value-type="string">
            <text:p>La Ram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76]=&quot;Province&quot;;1;IF([.F976]=&quot;Department&quot;;2;3))" office:value-type="float" office:value="3" calcext:value-type="float">
            <text:p>3</text:p>
          </table:table-cell>
          <table:table-cell office:value-type="string" calcext:value-type="string">
            <text:p>023.001.455</text:p>
          </table:table-cell>
          <table:table-cell table:formula="of:=CONCATENATE(REPT(&quot; &quot;;([.J976]-1)*3);[.E976])" office:value-type="string" office:string-value="      La Ramada" calcext:value-type="string">
            <text:p><text:s text:c="6"/>La Ramada</text:p>
          </table:table-cell>
          <table:table-cell table:number-columns-repeated="10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B976]" office:value-type="float" office:value="23" calcext:value-type="float">
            <text:p>23</text:p>
          </table:table-cell>
          <table:table-cell table:formula="of:=[.C976]" office:value-type="float" office:value="1" calcext:value-type="float">
            <text:p>1</text:p>
          </table:table-cell>
          <table:table-cell table:style-name="ce22" office:value-type="float" office:value="456" calcext:value-type="float">
            <text:p>456</text:p>
          </table:table-cell>
          <table:table-cell office:value-type="string" calcext:value-type="string">
            <text:p>Macomit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77]=&quot;Province&quot;;1;IF([.F977]=&quot;Department&quot;;2;3))" office:value-type="float" office:value="3" calcext:value-type="float">
            <text:p>3</text:p>
          </table:table-cell>
          <table:table-cell office:value-type="string" calcext:value-type="string">
            <text:p>023.001.456</text:p>
          </table:table-cell>
          <table:table-cell table:formula="of:=CONCATENATE(REPT(&quot; &quot;;([.J977]-1)*3);[.E977])" office:value-type="string" office:string-value="      Macomitas" calcext:value-type="string">
            <text:p><text:s text:c="6"/>Macomitas</text:p>
          </table:table-cell>
          <table:table-cell table:number-columns-repeated="10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B977]" office:value-type="float" office:value="23" calcext:value-type="float">
            <text:p>23</text:p>
          </table:table-cell>
          <table:table-cell table:formula="of:=[.C977]" office:value-type="float" office:value="1" calcext:value-type="float">
            <text:p>1</text:p>
          </table:table-cell>
          <table:table-cell table:style-name="ce22" office:value-type="float" office:value="457" calcext:value-type="float">
            <text:p>457</text:p>
          </table:table-cell>
          <table:table-cell office:value-type="string" calcext:value-type="string">
            <text:p>Piedrabue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78]=&quot;Province&quot;;1;IF([.F978]=&quot;Department&quot;;2;3))" office:value-type="float" office:value="3" calcext:value-type="float">
            <text:p>3</text:p>
          </table:table-cell>
          <table:table-cell office:value-type="string" calcext:value-type="string">
            <text:p>023.001.457</text:p>
          </table:table-cell>
          <table:table-cell table:formula="of:=CONCATENATE(REPT(&quot; &quot;;([.J978]-1)*3);[.E978])" office:value-type="string" office:string-value="      Piedrabuena" calcext:value-type="string">
            <text:p><text:s text:c="6"/>Piedrabuena</text:p>
          </table:table-cell>
          <table:table-cell table:number-columns-repeated="10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B978]" office:value-type="float" office:value="23" calcext:value-type="float">
            <text:p>23</text:p>
          </table:table-cell>
          <table:table-cell table:formula="of:=[.C978]" office:value-type="float" office:value="1" calcext:value-type="float">
            <text:p>1</text:p>
          </table:table-cell>
          <table:table-cell table:style-name="ce22" office:value-type="float" office:value="458" calcext:value-type="float">
            <text:p>458</text:p>
          </table:table-cell>
          <table:table-cell office:value-type="string" calcext:value-type="string">
            <text:p>Villa Benjamín Aráo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79]=&quot;Province&quot;;1;IF([.F979]=&quot;Department&quot;;2;3))" office:value-type="float" office:value="3" calcext:value-type="float">
            <text:p>3</text:p>
          </table:table-cell>
          <table:table-cell office:value-type="string" calcext:value-type="string">
            <text:p>023.001.458</text:p>
          </table:table-cell>
          <table:table-cell table:formula="of:=CONCATENATE(REPT(&quot; &quot;;([.J979]-1)*3);[.E979])" office:value-type="string" office:string-value="      Villa Benjamín Aráoz" calcext:value-type="string">
            <text:p><text:s text:c="6"/>Villa Benjamín Aráoz</text:p>
          </table:table-cell>
          <table:table-cell table:number-columns-repeated="10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B979]" office:value-type="float" office:value="23" calcext:value-type="float">
            <text:p>23</text:p>
          </table:table-cell>
          <table:table-cell table:formula="of:=[.C979]" office:value-type="float" office:value="1" calcext:value-type="float">
            <text:p>1</text:p>
          </table:table-cell>
          <table:table-cell table:style-name="ce22" office:value-type="float" office:value="459" calcext:value-type="float">
            <text:p>459</text:p>
          </table:table-cell>
          <table:table-cell office:value-type="string" calcext:value-type="string">
            <text:p>Villa Burruyacú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80]=&quot;Province&quot;;1;IF([.F980]=&quot;Department&quot;;2;3))" office:value-type="float" office:value="3" calcext:value-type="float">
            <text:p>3</text:p>
          </table:table-cell>
          <table:table-cell office:value-type="string" calcext:value-type="string">
            <text:p>023.001.459</text:p>
          </table:table-cell>
          <table:table-cell table:formula="of:=CONCATENATE(REPT(&quot; &quot;;([.J980]-1)*3);[.E980])" office:value-type="string" office:string-value="      Villa Burruyacú" calcext:value-type="string">
            <text:p><text:s text:c="6"/>Villa Burruyacú</text:p>
          </table:table-cell>
          <table:table-cell table:number-columns-repeated="10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B980]" office:value-type="float" office:value="23" calcext:value-type="float">
            <text:p>23</text:p>
          </table:table-cell>
          <table:table-cell table:formula="of:=[.C980]" office:value-type="float" office:value="1" calcext:value-type="float">
            <text:p>1</text:p>
          </table:table-cell>
          <table:table-cell table:style-name="ce22" office:value-type="float" office:value="460" calcext:value-type="float">
            <text:p>460</text:p>
          </table:table-cell>
          <table:table-cell office:value-type="string" calcext:value-type="string">
            <text:p>Villa Padre Mont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81]=&quot;Province&quot;;1;IF([.F981]=&quot;Department&quot;;2;3))" office:value-type="float" office:value="3" calcext:value-type="float">
            <text:p>3</text:p>
          </table:table-cell>
          <table:table-cell office:value-type="string" calcext:value-type="string">
            <text:p>023.001.460</text:p>
          </table:table-cell>
          <table:table-cell table:formula="of:=CONCATENATE(REPT(&quot; &quot;;([.J981]-1)*3);[.E981])" office:value-type="string" office:string-value="      Villa Padre Monti" calcext:value-type="string">
            <text:p><text:s text:c="6"/>Villa Padre Monti</text:p>
          </table:table-cell>
          <table:table-cell table:number-columns-repeated="10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B981]" office:value-type="float" office:value="23" calcext:value-type="float">
            <text:p>23</text:p>
          </table:table-cell>
          <table:table-cell table:style-name="ce20" table:formula="of:=[.C981]+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982]=&quot;Province&quot;;1;IF([.F982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2.000</text:p>
          </table:table-cell>
          <table:table-cell table:style-name="ce28" table:formula="of:=CONCATENATE(REPT(&quot; &quot;;([.J982]-1)*3);[.E982])" office:value-type="string" office:string-value="   Capital" calcext:value-type="string">
            <text:p><text:s text:c="3"/>Capital</text:p>
          </table:table-cell>
          <table:table-cell table:number-columns-repeated="10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B982]" office:value-type="float" office:value="23" calcext:value-type="float">
            <text:p>23</text:p>
          </table:table-cell>
          <table:table-cell table:formula="of:=[.C982]" office:value-type="float" office:value="2" calcext:value-type="float">
            <text:p>2</text:p>
          </table:table-cell>
          <table:table-cell table:style-name="ce22" office:value-type="float" office:value="461" calcext:value-type="float">
            <text:p>461</text:p>
          </table:table-cell>
          <table:table-cell office:value-type="string" calcext:value-type="string">
            <text:p>San Miguel de Tucumá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83]=&quot;Province&quot;;1;IF([.F983]=&quot;Department&quot;;2;3))" office:value-type="float" office:value="3" calcext:value-type="float">
            <text:p>3</text:p>
          </table:table-cell>
          <table:table-cell office:value-type="string" calcext:value-type="string">
            <text:p>023.002.461</text:p>
          </table:table-cell>
          <table:table-cell table:formula="of:=CONCATENATE(REPT(&quot; &quot;;([.J983]-1)*3);[.E983])" office:value-type="string" office:string-value="      San Miguel de Tucumán" calcext:value-type="string">
            <text:p><text:s text:c="6"/>San Miguel de Tucumán</text:p>
          </table:table-cell>
          <table:table-cell table:number-columns-repeated="10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B983]" office:value-type="float" office:value="23" calcext:value-type="float">
            <text:p>23</text:p>
          </table:table-cell>
          <table:table-cell table:style-name="ce20" table:formula="of:=[.C983]+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984]=&quot;Province&quot;;1;IF([.F98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3.000</text:p>
          </table:table-cell>
          <table:table-cell table:style-name="ce28" table:formula="of:=CONCATENATE(REPT(&quot; &quot;;([.J984]-1)*3);[.E984])" office:value-type="string" office:string-value="   Chicligasta" calcext:value-type="string">
            <text:p><text:s text:c="3"/>Chicligasta</text:p>
          </table:table-cell>
          <table:table-cell table:number-columns-repeated="10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B984]" office:value-type="float" office:value="23" calcext:value-type="float">
            <text:p>23</text:p>
          </table:table-cell>
          <table:table-cell table:formula="of:=[.C984]" office:value-type="float" office:value="3" calcext:value-type="float">
            <text:p>3</text:p>
          </table:table-cell>
          <table:table-cell table:style-name="ce22" office:value-type="float" office:value="462" calcext:value-type="float">
            <text:p>462</text:p>
          </table:table-cell>
          <table:table-cell office:value-type="string" calcext:value-type="string">
            <text:p>Alpachir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85]=&quot;Province&quot;;1;IF([.F985]=&quot;Department&quot;;2;3))" office:value-type="float" office:value="3" calcext:value-type="float">
            <text:p>3</text:p>
          </table:table-cell>
          <table:table-cell office:value-type="string" calcext:value-type="string">
            <text:p>023.003.462</text:p>
          </table:table-cell>
          <table:table-cell table:formula="of:=CONCATENATE(REPT(&quot; &quot;;([.J985]-1)*3);[.E985])" office:value-type="string" office:string-value="      Alpachiri" calcext:value-type="string">
            <text:p><text:s text:c="6"/>Alpachiri</text:p>
          </table:table-cell>
          <table:table-cell table:number-columns-repeated="10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B985]" office:value-type="float" office:value="23" calcext:value-type="float">
            <text:p>23</text:p>
          </table:table-cell>
          <table:table-cell table:formula="of:=[.C985]" office:value-type="float" office:value="3" calcext:value-type="float">
            <text:p>3</text:p>
          </table:table-cell>
          <table:table-cell table:style-name="ce22" office:value-type="float" office:value="463" calcext:value-type="float">
            <text:p>463</text:p>
          </table:table-cell>
          <table:table-cell office:value-type="string" calcext:value-type="string">
            <text:p>Alto Verd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86]=&quot;Province&quot;;1;IF([.F986]=&quot;Department&quot;;2;3))" office:value-type="float" office:value="3" calcext:value-type="float">
            <text:p>3</text:p>
          </table:table-cell>
          <table:table-cell office:value-type="string" calcext:value-type="string">
            <text:p>023.003.463</text:p>
          </table:table-cell>
          <table:table-cell table:formula="of:=CONCATENATE(REPT(&quot; &quot;;([.J986]-1)*3);[.E986])" office:value-type="string" office:string-value="      Alto Verde" calcext:value-type="string">
            <text:p><text:s text:c="6"/>Alto Verde</text:p>
          </table:table-cell>
          <table:table-cell table:number-columns-repeated="10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B986]" office:value-type="float" office:value="23" calcext:value-type="float">
            <text:p>23</text:p>
          </table:table-cell>
          <table:table-cell table:formula="of:=[.C986]" office:value-type="float" office:value="3" calcext:value-type="float">
            <text:p>3</text:p>
          </table:table-cell>
          <table:table-cell table:style-name="ce22" office:value-type="float" office:value="464" calcext:value-type="float">
            <text:p>464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87]=&quot;Province&quot;;1;IF([.F987]=&quot;Department&quot;;2;3))" office:value-type="float" office:value="3" calcext:value-type="float">
            <text:p>3</text:p>
          </table:table-cell>
          <table:table-cell office:value-type="string" calcext:value-type="string">
            <text:p>023.003.464</text:p>
          </table:table-cell>
          <table:table-cell table:formula="of:=CONCATENATE(REPT(&quot; &quot;;([.J987]-1)*3);[.E987])" office:value-type="string" office:string-value="      Arcadia" calcext:value-type="string">
            <text:p><text:s text:c="6"/>Arcadia</text:p>
          </table:table-cell>
          <table:table-cell table:number-columns-repeated="10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B987]" office:value-type="float" office:value="23" calcext:value-type="float">
            <text:p>23</text:p>
          </table:table-cell>
          <table:table-cell table:formula="of:=[.C987]" office:value-type="float" office:value="3" calcext:value-type="float">
            <text:p>3</text:p>
          </table:table-cell>
          <table:table-cell table:style-name="ce22" office:value-type="float" office:value="465" calcext:value-type="float">
            <text:p>465</text:p>
          </table:table-cell>
          <table:table-cell office:value-type="string" calcext:value-type="string">
            <text:p>Barrio San Roqu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88]=&quot;Province&quot;;1;IF([.F988]=&quot;Department&quot;;2;3))" office:value-type="float" office:value="3" calcext:value-type="float">
            <text:p>3</text:p>
          </table:table-cell>
          <table:table-cell office:value-type="string" calcext:value-type="string">
            <text:p>023.003.465</text:p>
          </table:table-cell>
          <table:table-cell table:formula="of:=CONCATENATE(REPT(&quot; &quot;;([.J988]-1)*3);[.E988])" office:value-type="string" office:string-value="      Barrio San Roque" calcext:value-type="string">
            <text:p><text:s text:c="6"/>Barrio San Roque</text:p>
          </table:table-cell>
          <table:table-cell table:number-columns-repeated="10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B988]" office:value-type="float" office:value="23" calcext:value-type="float">
            <text:p>23</text:p>
          </table:table-cell>
          <table:table-cell table:formula="of:=[.C988]" office:value-type="float" office:value="3" calcext:value-type="float">
            <text:p>3</text:p>
          </table:table-cell>
          <table:table-cell table:style-name="ce22" office:value-type="float" office:value="466" calcext:value-type="float">
            <text:p>466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89]=&quot;Province&quot;;1;IF([.F989]=&quot;Department&quot;;2;3))" office:value-type="float" office:value="3" calcext:value-type="float">
            <text:p>3</text:p>
          </table:table-cell>
          <table:table-cell office:value-type="string" calcext:value-type="string">
            <text:p>023.003.466</text:p>
          </table:table-cell>
          <table:table-cell table:formula="of:=CONCATENATE(REPT(&quot; &quot;;([.J989]-1)*3);[.E989])" office:value-type="string" office:string-value="      Concepción" calcext:value-type="string">
            <text:p><text:s text:c="6"/>Concepción</text:p>
          </table:table-cell>
          <table:table-cell table:number-columns-repeated="10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B989]" office:value-type="float" office:value="23" calcext:value-type="float">
            <text:p>23</text:p>
          </table:table-cell>
          <table:table-cell table:formula="of:=[.C989]" office:value-type="float" office:value="3" calcext:value-type="float">
            <text:p>3</text:p>
          </table:table-cell>
          <table:table-cell table:style-name="ce22" office:value-type="float" office:value="467" calcext:value-type="float">
            <text:p>467</text:p>
          </table:table-cell>
          <table:table-cell office:value-type="string" calcext:value-type="string">
            <text:p>Ilti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90]=&quot;Province&quot;;1;IF([.F990]=&quot;Department&quot;;2;3))" office:value-type="float" office:value="3" calcext:value-type="float">
            <text:p>3</text:p>
          </table:table-cell>
          <table:table-cell office:value-type="string" calcext:value-type="string">
            <text:p>023.003.467</text:p>
          </table:table-cell>
          <table:table-cell table:formula="of:=CONCATENATE(REPT(&quot; &quot;;([.J990]-1)*3);[.E990])" office:value-type="string" office:string-value="      Iltico" calcext:value-type="string">
            <text:p><text:s text:c="6"/>Iltico</text:p>
          </table:table-cell>
          <table:table-cell table:number-columns-repeated="10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B990]" office:value-type="float" office:value="23" calcext:value-type="float">
            <text:p>23</text:p>
          </table:table-cell>
          <table:table-cell table:formula="of:=[.C990]" office:value-type="float" office:value="3" calcext:value-type="float">
            <text:p>3</text:p>
          </table:table-cell>
          <table:table-cell table:style-name="ce22" office:value-type="float" office:value="468" calcext:value-type="float">
            <text:p>468</text:p>
          </table:table-cell>
          <table:table-cell office:value-type="string" calcext:value-type="string">
            <text:p>La Trinidad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91]=&quot;Province&quot;;1;IF([.F991]=&quot;Department&quot;;2;3))" office:value-type="float" office:value="3" calcext:value-type="float">
            <text:p>3</text:p>
          </table:table-cell>
          <table:table-cell office:value-type="string" calcext:value-type="string">
            <text:p>023.003.468</text:p>
          </table:table-cell>
          <table:table-cell table:formula="of:=CONCATENATE(REPT(&quot; &quot;;([.J991]-1)*3);[.E991])" office:value-type="string" office:string-value="      La Trinidad" calcext:value-type="string">
            <text:p><text:s text:c="6"/>La Trinidad</text:p>
          </table:table-cell>
          <table:table-cell table:number-columns-repeated="10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B991]" office:value-type="float" office:value="23" calcext:value-type="float">
            <text:p>23</text:p>
          </table:table-cell>
          <table:table-cell table:formula="of:=[.C991]" office:value-type="float" office:value="3" calcext:value-type="float">
            <text:p>3</text:p>
          </table:table-cell>
          <table:table-cell table:style-name="ce22" office:value-type="float" office:value="469" calcext:value-type="float">
            <text:p>469</text:p>
          </table:table-cell>
          <table:table-cell office:value-type="string" calcext:value-type="string">
            <text:p>Medin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92]=&quot;Province&quot;;1;IF([.F992]=&quot;Department&quot;;2;3))" office:value-type="float" office:value="3" calcext:value-type="float">
            <text:p>3</text:p>
          </table:table-cell>
          <table:table-cell office:value-type="string" calcext:value-type="string">
            <text:p>023.003.469</text:p>
          </table:table-cell>
          <table:table-cell table:formula="of:=CONCATENATE(REPT(&quot; &quot;;([.J992]-1)*3);[.E992])" office:value-type="string" office:string-value="      Medinas" calcext:value-type="string">
            <text:p><text:s text:c="6"/>Medinas</text:p>
          </table:table-cell>
          <table:table-cell table:number-columns-repeated="10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B992]" office:value-type="float" office:value="23" calcext:value-type="float">
            <text:p>23</text:p>
          </table:table-cell>
          <table:table-cell table:style-name="ce20" table:formula="of:=[.C992]+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993]=&quot;Province&quot;;1;IF([.F993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4.000</text:p>
          </table:table-cell>
          <table:table-cell table:style-name="ce28" table:formula="of:=CONCATENATE(REPT(&quot; &quot;;([.J993]-1)*3);[.E993])" office:value-type="string" office:string-value="   Cruz Alta" calcext:value-type="string">
            <text:p><text:s text:c="3"/>Cruz Alta</text:p>
          </table:table-cell>
          <table:table-cell table:number-columns-repeated="10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B993]" office:value-type="float" office:value="23" calcext:value-type="float">
            <text:p>23</text:p>
          </table:table-cell>
          <table:table-cell table:formula="of:=[.C993]" office:value-type="float" office:value="4" calcext:value-type="float">
            <text:p>4</text:p>
          </table:table-cell>
          <table:table-cell table:style-name="ce22" office:value-type="float" office:value="470" calcext:value-type="float">
            <text:p>470</text:p>
          </table:table-cell>
          <table:table-cell office:value-type="string" calcext:value-type="string">
            <text:p>Alderet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94]=&quot;Province&quot;;1;IF([.F994]=&quot;Department&quot;;2;3))" office:value-type="float" office:value="3" calcext:value-type="float">
            <text:p>3</text:p>
          </table:table-cell>
          <table:table-cell office:value-type="string" calcext:value-type="string">
            <text:p>023.004.470</text:p>
          </table:table-cell>
          <table:table-cell table:formula="of:=CONCATENATE(REPT(&quot; &quot;;([.J994]-1)*3);[.E994])" office:value-type="string" office:string-value="      Alderetes" calcext:value-type="string">
            <text:p><text:s text:c="6"/>Alderetes</text:p>
          </table:table-cell>
          <table:table-cell table:number-columns-repeated="10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B994]" office:value-type="float" office:value="23" calcext:value-type="float">
            <text:p>23</text:p>
          </table:table-cell>
          <table:table-cell table:formula="of:=[.C994]" office:value-type="float" office:value="4" calcext:value-type="float">
            <text:p>4</text:p>
          </table:table-cell>
          <table:table-cell table:style-name="ce22" office:value-type="float" office:value="471" calcext:value-type="float">
            <text:p>471</text:p>
          </table:table-cell>
          <table:table-cell office:value-type="string" calcext:value-type="string">
            <text:p>Banda del Río Salí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95]=&quot;Province&quot;;1;IF([.F995]=&quot;Department&quot;;2;3))" office:value-type="float" office:value="3" calcext:value-type="float">
            <text:p>3</text:p>
          </table:table-cell>
          <table:table-cell office:value-type="string" calcext:value-type="string">
            <text:p>023.004.471</text:p>
          </table:table-cell>
          <table:table-cell table:formula="of:=CONCATENATE(REPT(&quot; &quot;;([.J995]-1)*3);[.E995])" office:value-type="string" office:string-value="      Banda del Río Salí" calcext:value-type="string">
            <text:p><text:s text:c="6"/>Banda del Río Salí</text:p>
          </table:table-cell>
          <table:table-cell table:number-columns-repeated="10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B995]" office:value-type="float" office:value="23" calcext:value-type="float">
            <text:p>23</text:p>
          </table:table-cell>
          <table:table-cell table:formula="of:=[.C995]" office:value-type="float" office:value="4" calcext:value-type="float">
            <text:p>4</text:p>
          </table:table-cell>
          <table:table-cell table:style-name="ce22" office:value-type="float" office:value="472" calcext:value-type="float">
            <text:p>472</text:p>
          </table:table-cell>
          <table:table-cell office:value-type="string" calcext:value-type="string">
            <text:p>Colomb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96]=&quot;Province&quot;;1;IF([.F996]=&quot;Department&quot;;2;3))" office:value-type="float" office:value="3" calcext:value-type="float">
            <text:p>3</text:p>
          </table:table-cell>
          <table:table-cell office:value-type="string" calcext:value-type="string">
            <text:p>023.004.472</text:p>
          </table:table-cell>
          <table:table-cell table:formula="of:=CONCATENATE(REPT(&quot; &quot;;([.J996]-1)*3);[.E996])" office:value-type="string" office:string-value="      Colombres" calcext:value-type="string">
            <text:p><text:s text:c="6"/>Colombres</text:p>
          </table:table-cell>
          <table:table-cell table:number-columns-repeated="10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B996]" office:value-type="float" office:value="23" calcext:value-type="float">
            <text:p>23</text:p>
          </table:table-cell>
          <table:table-cell table:formula="of:=[.C996]" office:value-type="float" office:value="4" calcext:value-type="float">
            <text:p>4</text:p>
          </table:table-cell>
          <table:table-cell table:style-name="ce22" office:value-type="float" office:value="473" calcext:value-type="float">
            <text:p>473</text:p>
          </table:table-cell>
          <table:table-cell office:value-type="string" calcext:value-type="string">
            <text:p>Colonia Mayo - Barrio La Milagros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97]=&quot;Province&quot;;1;IF([.F997]=&quot;Department&quot;;2;3))" office:value-type="float" office:value="3" calcext:value-type="float">
            <text:p>3</text:p>
          </table:table-cell>
          <table:table-cell office:value-type="string" calcext:value-type="string">
            <text:p>023.004.473</text:p>
          </table:table-cell>
          <table:table-cell table:formula="of:=CONCATENATE(REPT(&quot; &quot;;([.J997]-1)*3);[.E997])" office:value-type="string" office:string-value="      Colonia Mayo - Barrio La Milagrosa" calcext:value-type="string">
            <text:p><text:s text:c="6"/>Colonia Mayo - Barrio La Milagrosa</text:p>
          </table:table-cell>
          <table:table-cell table:number-columns-repeated="10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B997]" office:value-type="float" office:value="23" calcext:value-type="float">
            <text:p>23</text:p>
          </table:table-cell>
          <table:table-cell table:formula="of:=[.C997]" office:value-type="float" office:value="4" calcext:value-type="float">
            <text:p>4</text:p>
          </table:table-cell>
          <table:table-cell table:style-name="ce22" office:value-type="float" office:value="474" calcext:value-type="float">
            <text:p>474</text:p>
          </table:table-cell>
          <table:table-cell office:value-type="string" calcext:value-type="string">
            <text:p>Delfín Gal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998]=&quot;Province&quot;;1;IF([.F998]=&quot;Department&quot;;2;3))" office:value-type="float" office:value="3" calcext:value-type="float">
            <text:p>3</text:p>
          </table:table-cell>
          <table:table-cell office:value-type="string" calcext:value-type="string">
            <text:p>023.004.474</text:p>
          </table:table-cell>
          <table:table-cell table:formula="of:=CONCATENATE(REPT(&quot; &quot;;([.J998]-1)*3);[.E998])" office:value-type="string" office:string-value="      Delfín Gallo" calcext:value-type="string">
            <text:p><text:s text:c="6"/>Delfín Gallo</text:p>
          </table:table-cell>
          <table:table-cell table:number-columns-repeated="10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B998]" office:value-type="float" office:value="23" calcext:value-type="float">
            <text:p>23</text:p>
          </table:table-cell>
          <table:table-cell table:formula="of:=[.C998]" office:value-type="float" office:value="4" calcext:value-type="float">
            <text:p>4</text:p>
          </table:table-cell>
          <table:table-cell table:style-name="ce22" office:value-type="float" office:value="475" calcext:value-type="float">
            <text:p>475</text:p>
          </table:table-cell>
          <table:table-cell office:value-type="string" calcext:value-type="string">
            <text:p>El Brach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999]=&quot;Province&quot;;1;IF([.F999]=&quot;Department&quot;;2;3))" office:value-type="float" office:value="3" calcext:value-type="float">
            <text:p>3</text:p>
          </table:table-cell>
          <table:table-cell office:value-type="string" calcext:value-type="string">
            <text:p>023.004.475</text:p>
          </table:table-cell>
          <table:table-cell table:formula="of:=CONCATENATE(REPT(&quot; &quot;;([.J999]-1)*3);[.E999])" office:value-type="string" office:string-value="      El Bracho" calcext:value-type="string">
            <text:p><text:s text:c="6"/>El Bracho</text:p>
          </table:table-cell>
          <table:table-cell table:number-columns-repeated="10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B999]" office:value-type="float" office:value="23" calcext:value-type="float">
            <text:p>23</text:p>
          </table:table-cell>
          <table:table-cell table:formula="of:=[.C999]" office:value-type="float" office:value="4" calcext:value-type="float">
            <text:p>4</text:p>
          </table:table-cell>
          <table:table-cell table:style-name="ce22" office:value-type="float" office:value="476" calcext:value-type="float">
            <text:p>476</text:p>
          </table:table-cell>
          <table:table-cell office:value-type="string" calcext:value-type="string">
            <text:p>La Flori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00]=&quot;Province&quot;;1;IF([.F1000]=&quot;Department&quot;;2;3))" office:value-type="float" office:value="3" calcext:value-type="float">
            <text:p>3</text:p>
          </table:table-cell>
          <table:table-cell office:value-type="string" calcext:value-type="string">
            <text:p>023.004.476</text:p>
          </table:table-cell>
          <table:table-cell table:formula="of:=CONCATENATE(REPT(&quot; &quot;;([.J1000]-1)*3);[.E1000])" office:value-type="string" office:string-value="      La Florida" calcext:value-type="string">
            <text:p><text:s text:c="6"/>La Florida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000]" office:value-type="float" office:value="23" calcext:value-type="float">
            <text:p>23</text:p>
          </table:table-cell>
          <table:table-cell table:formula="of:=[.C1000]" office:value-type="float" office:value="4" calcext:value-type="float">
            <text:p>4</text:p>
          </table:table-cell>
          <table:table-cell table:style-name="ce22" office:value-type="float" office:value="477" calcext:value-type="float">
            <text:p>477</text:p>
          </table:table-cell>
          <table:table-cell office:value-type="string" calcext:value-type="string">
            <text:p>Las Cej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01]=&quot;Province&quot;;1;IF([.F1001]=&quot;Department&quot;;2;3))" office:value-type="float" office:value="3" calcext:value-type="float">
            <text:p>3</text:p>
          </table:table-cell>
          <table:table-cell office:value-type="string" calcext:value-type="string">
            <text:p>023.004.477</text:p>
          </table:table-cell>
          <table:table-cell table:formula="of:=CONCATENATE(REPT(&quot; &quot;;([.J1001]-1)*3);[.E1001])" office:value-type="string" office:string-value="      Las Cejas" calcext:value-type="string">
            <text:p><text:s text:c="6"/>Las Cejas</text:p>
          </table:table-cell>
          <table:table-cell table:number-columns-repeated="101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B1001]" office:value-type="float" office:value="23" calcext:value-type="float">
            <text:p>23</text:p>
          </table:table-cell>
          <table:table-cell table:formula="of:=[.C1001]" office:value-type="float" office:value="4" calcext:value-type="float">
            <text:p>4</text:p>
          </table:table-cell>
          <table:table-cell table:style-name="ce22" office:value-type="float" office:value="478" calcext:value-type="float">
            <text:p>478</text:p>
          </table:table-cell>
          <table:table-cell office:value-type="string" calcext:value-type="string">
            <text:p>Los Ral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02]=&quot;Province&quot;;1;IF([.F1002]=&quot;Department&quot;;2;3))" office:value-type="float" office:value="3" calcext:value-type="float">
            <text:p>3</text:p>
          </table:table-cell>
          <table:table-cell office:value-type="string" calcext:value-type="string">
            <text:p>023.004.478</text:p>
          </table:table-cell>
          <table:table-cell table:formula="of:=CONCATENATE(REPT(&quot; &quot;;([.J1002]-1)*3);[.E1002])" office:value-type="string" office:string-value="      Los Ralos" calcext:value-type="string">
            <text:p><text:s text:c="6"/>Los Ralos</text:p>
          </table:table-cell>
          <table:table-cell table:number-columns-repeated="101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B1002]" office:value-type="float" office:value="23" calcext:value-type="float">
            <text:p>23</text:p>
          </table:table-cell>
          <table:table-cell table:formula="of:=[.C1002]" office:value-type="float" office:value="4" calcext:value-type="float">
            <text:p>4</text:p>
          </table:table-cell>
          <table:table-cell table:style-name="ce22" office:value-type="float" office:value="479" calcext:value-type="float">
            <text:p>479</text:p>
          </table:table-cell>
          <table:table-cell office:value-type="string" calcext:value-type="string">
            <text:p>Pacar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03]=&quot;Province&quot;;1;IF([.F1003]=&quot;Department&quot;;2;3))" office:value-type="float" office:value="3" calcext:value-type="float">
            <text:p>3</text:p>
          </table:table-cell>
          <table:table-cell office:value-type="string" calcext:value-type="string">
            <text:p>023.004.479</text:p>
          </table:table-cell>
          <table:table-cell table:formula="of:=CONCATENATE(REPT(&quot; &quot;;([.J1003]-1)*3);[.E1003])" office:value-type="string" office:string-value="      Pacará" calcext:value-type="string">
            <text:p><text:s text:c="6"/>Pacará</text:p>
          </table:table-cell>
          <table:table-cell table:number-columns-repeated="101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B1003]" office:value-type="float" office:value="23" calcext:value-type="float">
            <text:p>23</text:p>
          </table:table-cell>
          <table:table-cell table:formula="of:=[.C1003]" office:value-type="float" office:value="4" calcext:value-type="float">
            <text:p>4</text:p>
          </table:table-cell>
          <table:table-cell table:style-name="ce22" office:value-type="float" office:value="480" calcext:value-type="float">
            <text:p>480</text:p>
          </table:table-cell>
          <table:table-cell office:value-type="string" calcext:value-type="string">
            <text:p>Ranchill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04]=&quot;Province&quot;;1;IF([.F1004]=&quot;Department&quot;;2;3))" office:value-type="float" office:value="3" calcext:value-type="float">
            <text:p>3</text:p>
          </table:table-cell>
          <table:table-cell office:value-type="string" calcext:value-type="string">
            <text:p>023.004.480</text:p>
          </table:table-cell>
          <table:table-cell table:formula="of:=CONCATENATE(REPT(&quot; &quot;;([.J1004]-1)*3);[.E1004])" office:value-type="string" office:string-value="      Ranchillos" calcext:value-type="string">
            <text:p><text:s text:c="6"/>Ranchillos</text:p>
          </table:table-cell>
          <table:table-cell table:number-columns-repeated="101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B1004]" office:value-type="float" office:value="23" calcext:value-type="float">
            <text:p>23</text:p>
          </table:table-cell>
          <table:table-cell table:formula="of:=[.C1004]" office:value-type="float" office:value="4" calcext:value-type="float">
            <text:p>4</text:p>
          </table:table-cell>
          <table:table-cell table:style-name="ce22" office:value-type="float" office:value="481" calcext:value-type="float">
            <text:p>481</text:p>
          </table:table-cell>
          <table:table-cell office:value-type="string" calcext:value-type="string">
            <text:p>San André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05]=&quot;Province&quot;;1;IF([.F1005]=&quot;Department&quot;;2;3))" office:value-type="float" office:value="3" calcext:value-type="float">
            <text:p>3</text:p>
          </table:table-cell>
          <table:table-cell office:value-type="string" calcext:value-type="string">
            <text:p>023.004.481</text:p>
          </table:table-cell>
          <table:table-cell table:formula="of:=CONCATENATE(REPT(&quot; &quot;;([.J1005]-1)*3);[.E1005])" office:value-type="string" office:string-value="      San Andrés" calcext:value-type="string">
            <text:p><text:s text:c="6"/>San Andrés</text:p>
          </table:table-cell>
          <table:table-cell table:number-columns-repeated="101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B1005]" office:value-type="float" office:value="23" calcext:value-type="float">
            <text:p>23</text:p>
          </table:table-cell>
          <table:table-cell table:style-name="ce20" table:formula="of:=[.C1005]+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06]=&quot;Province&quot;;1;IF([.F100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5.000</text:p>
          </table:table-cell>
          <table:table-cell table:style-name="ce28" table:formula="of:=CONCATENATE(REPT(&quot; &quot;;([.J1006]-1)*3);[.E1006])" office:value-type="string" office:string-value="   Famaillá" calcext:value-type="string">
            <text:p><text:s text:c="3"/>Famaillá</text:p>
          </table:table-cell>
          <table:table-cell table:number-columns-repeated="101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B1006]" office:value-type="float" office:value="23" calcext:value-type="float">
            <text:p>23</text:p>
          </table:table-cell>
          <table:table-cell table:formula="of:=[.C1006]" office:value-type="float" office:value="5" calcext:value-type="float">
            <text:p>5</text:p>
          </table:table-cell>
          <table:table-cell table:style-name="ce22" office:value-type="float" office:value="482" calcext:value-type="float">
            <text:p>482</text:p>
          </table:table-cell>
          <table:table-cell office:value-type="string" calcext:value-type="string">
            <text:p>Barrio Casa Rosad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07]=&quot;Province&quot;;1;IF([.F1007]=&quot;Department&quot;;2;3))" office:value-type="float" office:value="3" calcext:value-type="float">
            <text:p>3</text:p>
          </table:table-cell>
          <table:table-cell office:value-type="string" calcext:value-type="string">
            <text:p>023.005.482</text:p>
          </table:table-cell>
          <table:table-cell table:formula="of:=CONCATENATE(REPT(&quot; &quot;;([.J1007]-1)*3);[.E1007])" office:value-type="string" office:string-value="      Barrio Casa Rosada" calcext:value-type="string">
            <text:p><text:s text:c="6"/>Barrio Casa Rosada</text:p>
          </table:table-cell>
          <table:table-cell table:number-columns-repeated="101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B1007]" office:value-type="float" office:value="23" calcext:value-type="float">
            <text:p>23</text:p>
          </table:table-cell>
          <table:table-cell table:formula="of:=[.C1007]" office:value-type="float" office:value="5" calcext:value-type="float">
            <text:p>5</text:p>
          </table:table-cell>
          <table:table-cell table:style-name="ce22" office:value-type="float" office:value="483" calcext:value-type="float">
            <text:p>483</text:p>
          </table:table-cell>
          <table:table-cell office:value-type="string" calcext:value-type="string">
            <text:p>Campo de Herrer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08]=&quot;Province&quot;;1;IF([.F1008]=&quot;Department&quot;;2;3))" office:value-type="float" office:value="3" calcext:value-type="float">
            <text:p>3</text:p>
          </table:table-cell>
          <table:table-cell office:value-type="string" calcext:value-type="string">
            <text:p>023.005.483</text:p>
          </table:table-cell>
          <table:table-cell table:formula="of:=CONCATENATE(REPT(&quot; &quot;;([.J1008]-1)*3);[.E1008])" office:value-type="string" office:string-value="      Campo de Herrera" calcext:value-type="string">
            <text:p><text:s text:c="6"/>Campo de Herrera</text:p>
          </table:table-cell>
          <table:table-cell table:number-columns-repeated="101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B1008]" office:value-type="float" office:value="23" calcext:value-type="float">
            <text:p>23</text:p>
          </table:table-cell>
          <table:table-cell table:formula="of:=[.C1008]" office:value-type="float" office:value="5" calcext:value-type="float">
            <text:p>5</text:p>
          </table:table-cell>
          <table:table-cell table:style-name="ce22" office:value-type="float" office:value="484" calcext:value-type="float">
            <text:p>484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09]=&quot;Province&quot;;1;IF([.F1009]=&quot;Department&quot;;2;3))" office:value-type="float" office:value="3" calcext:value-type="float">
            <text:p>3</text:p>
          </table:table-cell>
          <table:table-cell office:value-type="string" calcext:value-type="string">
            <text:p>023.005.484</text:p>
          </table:table-cell>
          <table:table-cell table:formula="of:=CONCATENATE(REPT(&quot; &quot;;([.J1009]-1)*3);[.E1009])" office:value-type="string" office:string-value="      Famaillá" calcext:value-type="string">
            <text:p><text:s text:c="6"/>Famaillá</text:p>
          </table:table-cell>
          <table:table-cell table:number-columns-repeated="101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B1009]" office:value-type="float" office:value="23" calcext:value-type="float">
            <text:p>23</text:p>
          </table:table-cell>
          <table:table-cell table:formula="of:=[.C1009]" office:value-type="float" office:value="5" calcext:value-type="float">
            <text:p>5</text:p>
          </table:table-cell>
          <table:table-cell table:style-name="ce22" office:value-type="float" office:value="485" calcext:value-type="float">
            <text:p>485</text:p>
          </table:table-cell>
          <table:table-cell office:value-type="string" calcext:value-type="string">
            <text:p>Ingenio Fronteri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10]=&quot;Province&quot;;1;IF([.F1010]=&quot;Department&quot;;2;3))" office:value-type="float" office:value="3" calcext:value-type="float">
            <text:p>3</text:p>
          </table:table-cell>
          <table:table-cell office:value-type="string" calcext:value-type="string">
            <text:p>023.005.485</text:p>
          </table:table-cell>
          <table:table-cell table:formula="of:=CONCATENATE(REPT(&quot; &quot;;([.J1010]-1)*3);[.E1010])" office:value-type="string" office:string-value="      Ingenio Fronterita" calcext:value-type="string">
            <text:p><text:s text:c="6"/>Ingenio Fronterita</text:p>
          </table:table-cell>
          <table:table-cell table:number-columns-repeated="101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B1010]" office:value-type="float" office:value="23" calcext:value-type="float">
            <text:p>23</text:p>
          </table:table-cell>
          <table:table-cell table:style-name="ce20" table:formula="of:=[.C1010]+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11]=&quot;Province&quot;;1;IF([.F101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6.000</text:p>
          </table:table-cell>
          <table:table-cell table:style-name="ce28" table:formula="of:=CONCATENATE(REPT(&quot; &quot;;([.J1011]-1)*3);[.E1011])" office:value-type="string" office:string-value="   Graneros" calcext:value-type="string">
            <text:p><text:s text:c="3"/>Graneros</text:p>
          </table:table-cell>
          <table:table-cell table:number-columns-repeated="101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B1011]" office:value-type="float" office:value="23" calcext:value-type="float">
            <text:p>23</text:p>
          </table:table-cell>
          <table:table-cell table:formula="of:=[.C1011]" office:value-type="float" office:value="6" calcext:value-type="float">
            <text:p>6</text:p>
          </table:table-cell>
          <table:table-cell table:style-name="ce22" office:value-type="float" office:value="486" calcext:value-type="float">
            <text:p>486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12]=&quot;Province&quot;;1;IF([.F1012]=&quot;Department&quot;;2;3))" office:value-type="float" office:value="3" calcext:value-type="float">
            <text:p>3</text:p>
          </table:table-cell>
          <table:table-cell office:value-type="string" calcext:value-type="string">
            <text:p>023.006.486</text:p>
          </table:table-cell>
          <table:table-cell table:formula="of:=CONCATENATE(REPT(&quot; &quot;;([.J1012]-1)*3);[.E1012])" office:value-type="string" office:string-value="      Graneros" calcext:value-type="string">
            <text:p><text:s text:c="6"/>Graneros</text:p>
          </table:table-cell>
          <table:table-cell table:number-columns-repeated="101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B1012]" office:value-type="float" office:value="23" calcext:value-type="float">
            <text:p>23</text:p>
          </table:table-cell>
          <table:table-cell table:formula="of:=[.C1012]" office:value-type="float" office:value="6" calcext:value-type="float">
            <text:p>6</text:p>
          </table:table-cell>
          <table:table-cell table:style-name="ce22" office:value-type="float" office:value="487" calcext:value-type="float">
            <text:p>487</text:p>
          </table:table-cell>
          <table:table-cell office:value-type="string" calcext:value-type="string">
            <text:p>Lamadrid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13]=&quot;Province&quot;;1;IF([.F1013]=&quot;Department&quot;;2;3))" office:value-type="float" office:value="3" calcext:value-type="float">
            <text:p>3</text:p>
          </table:table-cell>
          <table:table-cell office:value-type="string" calcext:value-type="string">
            <text:p>023.006.487</text:p>
          </table:table-cell>
          <table:table-cell table:formula="of:=CONCATENATE(REPT(&quot; &quot;;([.J1013]-1)*3);[.E1013])" office:value-type="string" office:string-value="      Lamadrid" calcext:value-type="string">
            <text:p><text:s text:c="6"/>Lamadrid</text:p>
          </table:table-cell>
          <table:table-cell table:number-columns-repeated="101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B1013]" office:value-type="float" office:value="23" calcext:value-type="float">
            <text:p>23</text:p>
          </table:table-cell>
          <table:table-cell table:formula="of:=[.C1013]" office:value-type="float" office:value="6" calcext:value-type="float">
            <text:p>6</text:p>
          </table:table-cell>
          <table:table-cell table:style-name="ce22" office:value-type="float" office:value="488" calcext:value-type="float">
            <text:p>488</text:p>
          </table:table-cell>
          <table:table-cell office:value-type="string" calcext:value-type="string">
            <text:p>Taco Ra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14]=&quot;Province&quot;;1;IF([.F1014]=&quot;Department&quot;;2;3))" office:value-type="float" office:value="3" calcext:value-type="float">
            <text:p>3</text:p>
          </table:table-cell>
          <table:table-cell office:value-type="string" calcext:value-type="string">
            <text:p>023.006.488</text:p>
          </table:table-cell>
          <table:table-cell table:formula="of:=CONCATENATE(REPT(&quot; &quot;;([.J1014]-1)*3);[.E1014])" office:value-type="string" office:string-value="      Taco Ralo" calcext:value-type="string">
            <text:p><text:s text:c="6"/>Taco Ralo</text:p>
          </table:table-cell>
          <table:table-cell table:number-columns-repeated="101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B1014]" office:value-type="float" office:value="23" calcext:value-type="float">
            <text:p>23</text:p>
          </table:table-cell>
          <table:table-cell table:style-name="ce20" table:formula="of:=[.C1014]+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Juan Bautista Alberdi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Juan Bautista Alberdi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15]=&quot;Province&quot;;1;IF([.F1015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7.000</text:p>
          </table:table-cell>
          <table:table-cell table:style-name="ce28" table:formula="of:=CONCATENATE(REPT(&quot; &quot;;([.J1015]-1)*3);[.E1015])" office:value-type="string" office:string-value="   Juan Bautista Alberdi" calcext:value-type="string">
            <text:p><text:s text:c="3"/>Juan Bautista Alberdi</text:p>
          </table:table-cell>
          <table:table-cell table:number-columns-repeated="101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B1015]" office:value-type="float" office:value="23" calcext:value-type="float">
            <text:p>23</text:p>
          </table:table-cell>
          <table:table-cell table:formula="of:=[.C1015]" office:value-type="float" office:value="7" calcext:value-type="float">
            <text:p>7</text:p>
          </table:table-cell>
          <table:table-cell table:style-name="ce22" office:value-type="float" office:value="489" calcext:value-type="float">
            <text:p>489</text:p>
          </table:table-cell>
          <table:table-cell office:value-type="string" calcext:value-type="string">
            <text:p>Juan Bautista Alberd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Bautista Alberdi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16]=&quot;Province&quot;;1;IF([.F1016]=&quot;Department&quot;;2;3))" office:value-type="float" office:value="3" calcext:value-type="float">
            <text:p>3</text:p>
          </table:table-cell>
          <table:table-cell office:value-type="string" calcext:value-type="string">
            <text:p>023.007.489</text:p>
          </table:table-cell>
          <table:table-cell table:formula="of:=CONCATENATE(REPT(&quot; &quot;;([.J1016]-1)*3);[.E1016])" office:value-type="string" office:string-value="      Juan Bautista Alberdi" calcext:value-type="string">
            <text:p><text:s text:c="6"/>Juan Bautista Alberdi</text:p>
          </table:table-cell>
          <table:table-cell table:number-columns-repeated="101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B1016]" office:value-type="float" office:value="23" calcext:value-type="float">
            <text:p>23</text:p>
          </table:table-cell>
          <table:table-cell table:formula="of:=[.C1016]" office:value-type="float" office:value="7" calcext:value-type="float">
            <text:p>7</text:p>
          </table:table-cell>
          <table:table-cell table:style-name="ce22" office:value-type="float" office:value="490" calcext:value-type="float">
            <text:p>490</text:p>
          </table:table-cell>
          <table:table-cell office:value-type="string" calcext:value-type="string">
            <text:p>Villa Belgran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Juan Bautista Alberdi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17]=&quot;Province&quot;;1;IF([.F1017]=&quot;Department&quot;;2;3))" office:value-type="float" office:value="3" calcext:value-type="float">
            <text:p>3</text:p>
          </table:table-cell>
          <table:table-cell office:value-type="string" calcext:value-type="string">
            <text:p>023.007.490</text:p>
          </table:table-cell>
          <table:table-cell table:formula="of:=CONCATENATE(REPT(&quot; &quot;;([.J1017]-1)*3);[.E1017])" office:value-type="string" office:string-value="      Villa Belgrano" calcext:value-type="string">
            <text:p><text:s text:c="6"/>Villa Belgrano</text:p>
          </table:table-cell>
          <table:table-cell table:number-columns-repeated="101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B1017]" office:value-type="float" office:value="23" calcext:value-type="float">
            <text:p>23</text:p>
          </table:table-cell>
          <table:table-cell table:style-name="ce20" table:formula="of:=[.C1017]+1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a Coch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a Cocha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18]=&quot;Province&quot;;1;IF([.F101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8.000</text:p>
          </table:table-cell>
          <table:table-cell table:style-name="ce28" table:formula="of:=CONCATENATE(REPT(&quot; &quot;;([.J1018]-1)*3);[.E1018])" office:value-type="string" office:string-value="   La Cocha" calcext:value-type="string">
            <text:p><text:s text:c="3"/>La Cocha</text:p>
          </table:table-cell>
          <table:table-cell table:number-columns-repeated="101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B1018]" office:value-type="float" office:value="23" calcext:value-type="float">
            <text:p>23</text:p>
          </table:table-cell>
          <table:table-cell table:formula="of:=[.C1018]" office:value-type="float" office:value="8" calcext:value-type="float">
            <text:p>8</text:p>
          </table:table-cell>
          <table:table-cell table:style-name="ce22" office:value-type="float" office:value="491" calcext:value-type="float">
            <text:p>491</text:p>
          </table:table-cell>
          <table:table-cell office:value-type="string" calcext:value-type="string">
            <text:p>La Coch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Coch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19]=&quot;Province&quot;;1;IF([.F1019]=&quot;Department&quot;;2;3))" office:value-type="float" office:value="3" calcext:value-type="float">
            <text:p>3</text:p>
          </table:table-cell>
          <table:table-cell office:value-type="string" calcext:value-type="string">
            <text:p>023.008.491</text:p>
          </table:table-cell>
          <table:table-cell table:formula="of:=CONCATENATE(REPT(&quot; &quot;;([.J1019]-1)*3);[.E1019])" office:value-type="string" office:string-value="      La Cocha" calcext:value-type="string">
            <text:p><text:s text:c="6"/>La Cocha</text:p>
          </table:table-cell>
          <table:table-cell table:number-columns-repeated="101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B1019]" office:value-type="float" office:value="23" calcext:value-type="float">
            <text:p>23</text:p>
          </table:table-cell>
          <table:table-cell table:formula="of:=[.C1019]" office:value-type="float" office:value="8" calcext:value-type="float">
            <text:p>8</text:p>
          </table:table-cell>
          <table:table-cell table:style-name="ce22" office:value-type="float" office:value="492" calcext:value-type="float">
            <text:p>492</text:p>
          </table:table-cell>
          <table:table-cell office:value-type="string" calcext:value-type="string">
            <text:p>San José de La Coch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a Coch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0]=&quot;Province&quot;;1;IF([.F1020]=&quot;Department&quot;;2;3))" office:value-type="float" office:value="3" calcext:value-type="float">
            <text:p>3</text:p>
          </table:table-cell>
          <table:table-cell office:value-type="string" calcext:value-type="string">
            <text:p>023.008.492</text:p>
          </table:table-cell>
          <table:table-cell table:formula="of:=CONCATENATE(REPT(&quot; &quot;;([.J1020]-1)*3);[.E1020])" office:value-type="string" office:string-value="      San José de La Cocha" calcext:value-type="string">
            <text:p><text:s text:c="6"/>San José de La Cocha</text:p>
          </table:table-cell>
          <table:table-cell table:number-columns-repeated="101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B1020]" office:value-type="float" office:value="23" calcext:value-type="float">
            <text:p>23</text:p>
          </table:table-cell>
          <table:table-cell table:style-name="ce20" table:formula="of:=[.C1020]+1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21]=&quot;Province&quot;;1;IF([.F102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09.000</text:p>
          </table:table-cell>
          <table:table-cell table:style-name="ce28" table:formula="of:=CONCATENATE(REPT(&quot; &quot;;([.J1021]-1)*3);[.E1021])" office:value-type="string" office:string-value="   Leales" calcext:value-type="string">
            <text:p><text:s text:c="3"/>Leales</text:p>
          </table:table-cell>
          <table:table-cell table:number-columns-repeated="101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B1021]" office:value-type="float" office:value="23" calcext:value-type="float">
            <text:p>23</text:p>
          </table:table-cell>
          <table:table-cell table:formula="of:=[.C1021]" office:value-type="float" office:value="9" calcext:value-type="float">
            <text:p>9</text:p>
          </table:table-cell>
          <table:table-cell table:style-name="ce22" office:value-type="float" office:value="493" calcext:value-type="float">
            <text:p>493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22]=&quot;Province&quot;;1;IF([.F1022]=&quot;Department&quot;;2;3))" office:value-type="float" office:value="3" calcext:value-type="float">
            <text:p>3</text:p>
          </table:table-cell>
          <table:table-cell office:value-type="string" calcext:value-type="string">
            <text:p>023.009.493</text:p>
          </table:table-cell>
          <table:table-cell table:formula="of:=CONCATENATE(REPT(&quot; &quot;;([.J1022]-1)*3);[.E1022])" office:value-type="string" office:string-value="      Bella Vista" calcext:value-type="string">
            <text:p><text:s text:c="6"/>Bella Vista</text:p>
          </table:table-cell>
          <table:table-cell table:number-columns-repeated="101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B1022]" office:value-type="float" office:value="23" calcext:value-type="float">
            <text:p>23</text:p>
          </table:table-cell>
          <table:table-cell table:formula="of:=[.C1022]" office:value-type="float" office:value="9" calcext:value-type="float">
            <text:p>9</text:p>
          </table:table-cell>
          <table:table-cell table:style-name="ce22" office:value-type="float" office:value="494" calcext:value-type="float">
            <text:p>494</text:p>
          </table:table-cell>
          <table:table-cell office:value-type="string" calcext:value-type="string">
            <text:p>Estación Aráo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3]=&quot;Province&quot;;1;IF([.F1023]=&quot;Department&quot;;2;3))" office:value-type="float" office:value="3" calcext:value-type="float">
            <text:p>3</text:p>
          </table:table-cell>
          <table:table-cell office:value-type="string" calcext:value-type="string">
            <text:p>023.009.494</text:p>
          </table:table-cell>
          <table:table-cell table:formula="of:=CONCATENATE(REPT(&quot; &quot;;([.J1023]-1)*3);[.E1023])" office:value-type="string" office:string-value="      Estación Aráoz" calcext:value-type="string">
            <text:p><text:s text:c="6"/>Estación Aráoz</text:p>
          </table:table-cell>
          <table:table-cell table:number-columns-repeated="101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B1023]" office:value-type="float" office:value="23" calcext:value-type="float">
            <text:p>23</text:p>
          </table:table-cell>
          <table:table-cell table:formula="of:=[.C1023]" office:value-type="float" office:value="9" calcext:value-type="float">
            <text:p>9</text:p>
          </table:table-cell>
          <table:table-cell table:style-name="ce22" office:value-type="float" office:value="495" calcext:value-type="float">
            <text:p>495</text:p>
          </table:table-cell>
          <table:table-cell office:value-type="string" calcext:value-type="string">
            <text:p>Los Puest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4]=&quot;Province&quot;;1;IF([.F1024]=&quot;Department&quot;;2;3))" office:value-type="float" office:value="3" calcext:value-type="float">
            <text:p>3</text:p>
          </table:table-cell>
          <table:table-cell office:value-type="string" calcext:value-type="string">
            <text:p>023.009.495</text:p>
          </table:table-cell>
          <table:table-cell table:formula="of:=CONCATENATE(REPT(&quot; &quot;;([.J1024]-1)*3);[.E1024])" office:value-type="string" office:string-value="      Los Puestos" calcext:value-type="string">
            <text:p><text:s text:c="6"/>Los Puestos</text:p>
          </table:table-cell>
          <table:table-cell table:number-columns-repeated="10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B1024]" office:value-type="float" office:value="23" calcext:value-type="float">
            <text:p>23</text:p>
          </table:table-cell>
          <table:table-cell table:formula="of:=[.C1024]" office:value-type="float" office:value="9" calcext:value-type="float">
            <text:p>9</text:p>
          </table:table-cell>
          <table:table-cell table:style-name="ce22" office:value-type="float" office:value="496" calcext:value-type="float">
            <text:p>496</text:p>
          </table:table-cell>
          <table:table-cell office:value-type="string" calcext:value-type="string">
            <text:p>Manuel García Fernánde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5]=&quot;Province&quot;;1;IF([.F1025]=&quot;Department&quot;;2;3))" office:value-type="float" office:value="3" calcext:value-type="float">
            <text:p>3</text:p>
          </table:table-cell>
          <table:table-cell office:value-type="string" calcext:value-type="string">
            <text:p>023.009.496</text:p>
          </table:table-cell>
          <table:table-cell table:formula="of:=CONCATENATE(REPT(&quot; &quot;;([.J1025]-1)*3);[.E1025])" office:value-type="string" office:string-value="      Manuel García Fernández" calcext:value-type="string">
            <text:p><text:s text:c="6"/>Manuel García Fernández</text:p>
          </table:table-cell>
          <table:table-cell table:number-columns-repeated="101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B1025]" office:value-type="float" office:value="23" calcext:value-type="float">
            <text:p>23</text:p>
          </table:table-cell>
          <table:table-cell table:formula="of:=[.C1025]" office:value-type="float" office:value="9" calcext:value-type="float">
            <text:p>9</text:p>
          </table:table-cell>
          <table:table-cell table:style-name="ce22" office:value-type="float" office:value="497" calcext:value-type="float">
            <text:p>497</text:p>
          </table:table-cell>
          <table:table-cell office:value-type="string" calcext:value-type="string">
            <text:p>Pala Pal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6]=&quot;Province&quot;;1;IF([.F1026]=&quot;Department&quot;;2;3))" office:value-type="float" office:value="3" calcext:value-type="float">
            <text:p>3</text:p>
          </table:table-cell>
          <table:table-cell office:value-type="string" calcext:value-type="string">
            <text:p>023.009.497</text:p>
          </table:table-cell>
          <table:table-cell table:formula="of:=CONCATENATE(REPT(&quot; &quot;;([.J1026]-1)*3);[.E1026])" office:value-type="string" office:string-value="      Pala Pala" calcext:value-type="string">
            <text:p><text:s text:c="6"/>Pala Pala</text:p>
          </table:table-cell>
          <table:table-cell table:number-columns-repeated="101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B1026]" office:value-type="float" office:value="23" calcext:value-type="float">
            <text:p>23</text:p>
          </table:table-cell>
          <table:table-cell table:formula="of:=[.C1026]" office:value-type="float" office:value="9" calcext:value-type="float">
            <text:p>9</text:p>
          </table:table-cell>
          <table:table-cell table:style-name="ce22" office:value-type="float" office:value="498" calcext:value-type="float">
            <text:p>498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7]=&quot;Province&quot;;1;IF([.F1027]=&quot;Department&quot;;2;3))" office:value-type="float" office:value="3" calcext:value-type="float">
            <text:p>3</text:p>
          </table:table-cell>
          <table:table-cell office:value-type="string" calcext:value-type="string">
            <text:p>023.009.498</text:p>
          </table:table-cell>
          <table:table-cell table:formula="of:=CONCATENATE(REPT(&quot; &quot;;([.J1027]-1)*3);[.E1027])" office:value-type="string" office:string-value="      Río Colorado" calcext:value-type="string">
            <text:p><text:s text:c="6"/>Río Colorado</text:p>
          </table:table-cell>
          <table:table-cell table:number-columns-repeated="101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B1027]" office:value-type="float" office:value="23" calcext:value-type="float">
            <text:p>23</text:p>
          </table:table-cell>
          <table:table-cell table:formula="of:=[.C1027]" office:value-type="float" office:value="9" calcext:value-type="float">
            <text:p>9</text:p>
          </table:table-cell>
          <table:table-cell table:style-name="ce22" office:value-type="float" office:value="499" calcext:value-type="float">
            <text:p>499</text:p>
          </table:table-cell>
          <table:table-cell office:value-type="string" calcext:value-type="string">
            <text:p>Santa Rosa de Lea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8]=&quot;Province&quot;;1;IF([.F1028]=&quot;Department&quot;;2;3))" office:value-type="float" office:value="3" calcext:value-type="float">
            <text:p>3</text:p>
          </table:table-cell>
          <table:table-cell office:value-type="string" calcext:value-type="string">
            <text:p>023.009.499</text:p>
          </table:table-cell>
          <table:table-cell table:formula="of:=CONCATENATE(REPT(&quot; &quot;;([.J1028]-1)*3);[.E1028])" office:value-type="string" office:string-value="      Santa Rosa de Leales" calcext:value-type="string">
            <text:p><text:s text:c="6"/>Santa Rosa de Leales</text:p>
          </table:table-cell>
          <table:table-cell table:number-columns-repeated="101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B1028]" office:value-type="float" office:value="23" calcext:value-type="float">
            <text:p>23</text:p>
          </table:table-cell>
          <table:table-cell table:formula="of:=[.C1028]" office:value-type="float" office:value="9" calcext:value-type="float">
            <text:p>9</text:p>
          </table:table-cell>
          <table:table-cell table:style-name="ce22" office:value-type="float" office:value="500" calcext:value-type="float">
            <text:p>500</text:p>
          </table:table-cell>
          <table:table-cell office:value-type="string" calcext:value-type="string">
            <text:p>Villa de Lea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29]=&quot;Province&quot;;1;IF([.F1029]=&quot;Department&quot;;2;3))" office:value-type="float" office:value="3" calcext:value-type="float">
            <text:p>3</text:p>
          </table:table-cell>
          <table:table-cell office:value-type="string" calcext:value-type="string">
            <text:p>023.009.500</text:p>
          </table:table-cell>
          <table:table-cell table:formula="of:=CONCATENATE(REPT(&quot; &quot;;([.J1029]-1)*3);[.E1029])" office:value-type="string" office:string-value="      Villa de Leales" calcext:value-type="string">
            <text:p><text:s text:c="6"/>Villa de Leales</text:p>
          </table:table-cell>
          <table:table-cell table:number-columns-repeated="101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B1029]" office:value-type="float" office:value="23" calcext:value-type="float">
            <text:p>23</text:p>
          </table:table-cell>
          <table:table-cell table:formula="of:=[.C1029]" office:value-type="float" office:value="9" calcext:value-type="float">
            <text:p>9</text:p>
          </table:table-cell>
          <table:table-cell table:style-name="ce22" office:value-type="float" office:value="501" calcext:value-type="float">
            <text:p>501</text:p>
          </table:table-cell>
          <table:table-cell office:value-type="string" calcext:value-type="string">
            <text:p>Villa Fiad (- Ingenio Leales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30]=&quot;Province&quot;;1;IF([.F1030]=&quot;Department&quot;;2;3))" office:value-type="float" office:value="3" calcext:value-type="float">
            <text:p>3</text:p>
          </table:table-cell>
          <table:table-cell office:value-type="string" calcext:value-type="string">
            <text:p>023.009.501</text:p>
          </table:table-cell>
          <table:table-cell table:formula="of:=CONCATENATE(REPT(&quot; &quot;;([.J1030]-1)*3);[.E1030])" office:value-type="string" office:string-value="      Villa Fiad (- Ingenio Leales)" calcext:value-type="string">
            <text:p><text:s text:c="6"/>Villa Fiad (- Ingenio Leales)</text:p>
          </table:table-cell>
          <table:table-cell table:number-columns-repeated="101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B1030]" office:value-type="float" office:value="23" calcext:value-type="float">
            <text:p>23</text:p>
          </table:table-cell>
          <table:table-cell table:style-name="ce20" table:formula="of:=[.C1030]+1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31]=&quot;Province&quot;;1;IF([.F103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0.000</text:p>
          </table:table-cell>
          <table:table-cell table:style-name="ce28" table:formula="of:=CONCATENATE(REPT(&quot; &quot;;([.J1031]-1)*3);[.E1031])" office:value-type="string" office:string-value="   Lules" calcext:value-type="string">
            <text:p><text:s text:c="3"/>Lules</text:p>
          </table:table-cell>
          <table:table-cell table:number-columns-repeated="101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B1031]" office:value-type="float" office:value="23" calcext:value-type="float">
            <text:p>23</text:p>
          </table:table-cell>
          <table:table-cell table:formula="of:=[.C1031]" office:value-type="float" office:value="10" calcext:value-type="float">
            <text:p>10</text:p>
          </table:table-cell>
          <table:table-cell table:style-name="ce22" office:value-type="float" office:value="502" calcext:value-type="float">
            <text:p>502</text:p>
          </table:table-cell>
          <table:table-cell office:value-type="string" calcext:value-type="string">
            <text:p>Barrio San Felip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32]=&quot;Province&quot;;1;IF([.F1032]=&quot;Department&quot;;2;3))" office:value-type="float" office:value="3" calcext:value-type="float">
            <text:p>3</text:p>
          </table:table-cell>
          <table:table-cell office:value-type="string" calcext:value-type="string">
            <text:p>023.010.502</text:p>
          </table:table-cell>
          <table:table-cell table:formula="of:=CONCATENATE(REPT(&quot; &quot;;([.J1032]-1)*3);[.E1032])" office:value-type="string" office:string-value="      Barrio San Felipe" calcext:value-type="string">
            <text:p><text:s text:c="6"/>Barrio San Felipe</text:p>
          </table:table-cell>
          <table:table-cell table:number-columns-repeated="101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B1032]" office:value-type="float" office:value="23" calcext:value-type="float">
            <text:p>23</text:p>
          </table:table-cell>
          <table:table-cell table:formula="of:=[.C1032]" office:value-type="float" office:value="10" calcext:value-type="float">
            <text:p>10</text:p>
          </table:table-cell>
          <table:table-cell table:style-name="ce22" office:value-type="float" office:value="503" calcext:value-type="float">
            <text:p>503</text:p>
          </table:table-cell>
          <table:table-cell office:value-type="string" calcext:value-type="string">
            <text:p>El Mananti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33]=&quot;Province&quot;;1;IF([.F1033]=&quot;Department&quot;;2;3))" office:value-type="float" office:value="3" calcext:value-type="float">
            <text:p>3</text:p>
          </table:table-cell>
          <table:table-cell office:value-type="string" calcext:value-type="string">
            <text:p>023.010.503</text:p>
          </table:table-cell>
          <table:table-cell table:formula="of:=CONCATENATE(REPT(&quot; &quot;;([.J1033]-1)*3);[.E1033])" office:value-type="string" office:string-value="      El Manantial" calcext:value-type="string">
            <text:p><text:s text:c="6"/>El Manantial</text:p>
          </table:table-cell>
          <table:table-cell table:number-columns-repeated="101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B1033]" office:value-type="float" office:value="23" calcext:value-type="float">
            <text:p>23</text:p>
          </table:table-cell>
          <table:table-cell table:formula="of:=[.C1033]" office:value-type="float" office:value="10" calcext:value-type="float">
            <text:p>10</text:p>
          </table:table-cell>
          <table:table-cell table:style-name="ce22" office:value-type="float" office:value="504" calcext:value-type="float">
            <text:p>504</text:p>
          </table:table-cell>
          <table:table-cell office:value-type="string" calcext:value-type="string">
            <text:p>Ingenio San Pabl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34]=&quot;Province&quot;;1;IF([.F1034]=&quot;Department&quot;;2;3))" office:value-type="float" office:value="3" calcext:value-type="float">
            <text:p>3</text:p>
          </table:table-cell>
          <table:table-cell office:value-type="string" calcext:value-type="string">
            <text:p>023.010.504</text:p>
          </table:table-cell>
          <table:table-cell table:formula="of:=CONCATENATE(REPT(&quot; &quot;;([.J1034]-1)*3);[.E1034])" office:value-type="string" office:string-value="      Ingenio San Pablo" calcext:value-type="string">
            <text:p><text:s text:c="6"/>Ingenio San Pablo</text:p>
          </table:table-cell>
          <table:table-cell table:number-columns-repeated="101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B1034]" office:value-type="float" office:value="23" calcext:value-type="float">
            <text:p>23</text:p>
          </table:table-cell>
          <table:table-cell table:formula="of:=[.C1034]" office:value-type="float" office:value="10" calcext:value-type="float">
            <text:p>10</text:p>
          </table:table-cell>
          <table:table-cell table:style-name="ce22" office:value-type="float" office:value="505" calcext:value-type="float">
            <text:p>505</text:p>
          </table:table-cell>
          <table:table-cell office:value-type="string" calcext:value-type="string">
            <text:p>La Reducció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35]=&quot;Province&quot;;1;IF([.F1035]=&quot;Department&quot;;2;3))" office:value-type="float" office:value="3" calcext:value-type="float">
            <text:p>3</text:p>
          </table:table-cell>
          <table:table-cell office:value-type="string" calcext:value-type="string">
            <text:p>023.010.505</text:p>
          </table:table-cell>
          <table:table-cell table:formula="of:=CONCATENATE(REPT(&quot; &quot;;([.J1035]-1)*3);[.E1035])" office:value-type="string" office:string-value="      La Reducción" calcext:value-type="string">
            <text:p><text:s text:c="6"/>La Reducción</text:p>
          </table:table-cell>
          <table:table-cell table:number-columns-repeated="101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B1035]" office:value-type="float" office:value="23" calcext:value-type="float">
            <text:p>23</text:p>
          </table:table-cell>
          <table:table-cell table:formula="of:=[.C1035]" office:value-type="float" office:value="10" calcext:value-type="float">
            <text:p>10</text:p>
          </table:table-cell>
          <table:table-cell table:style-name="ce22" office:value-type="float" office:value="506" calcext:value-type="float">
            <text:p>506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36]=&quot;Province&quot;;1;IF([.F1036]=&quot;Department&quot;;2;3))" office:value-type="float" office:value="3" calcext:value-type="float">
            <text:p>3</text:p>
          </table:table-cell>
          <table:table-cell office:value-type="string" calcext:value-type="string">
            <text:p>023.010.506</text:p>
          </table:table-cell>
          <table:table-cell table:formula="of:=CONCATENATE(REPT(&quot; &quot;;([.J1036]-1)*3);[.E1036])" office:value-type="string" office:string-value="      Lules" calcext:value-type="string">
            <text:p><text:s text:c="6"/>Lules</text:p>
          </table:table-cell>
          <table:table-cell table:number-columns-repeated="101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B1036]" office:value-type="float" office:value="23" calcext:value-type="float">
            <text:p>23</text:p>
          </table:table-cell>
          <table:table-cell table:style-name="ce20" table:formula="of:=[.C1036]+1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37]=&quot;Province&quot;;1;IF([.F103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1.000</text:p>
          </table:table-cell>
          <table:table-cell table:style-name="ce28" table:formula="of:=CONCATENATE(REPT(&quot; &quot;;([.J1037]-1)*3);[.E1037])" office:value-type="string" office:string-value="   Monteros" calcext:value-type="string">
            <text:p><text:s text:c="3"/>Monteros</text:p>
          </table:table-cell>
          <table:table-cell table:number-columns-repeated="101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B1037]" office:value-type="float" office:value="23" calcext:value-type="float">
            <text:p>23</text:p>
          </table:table-cell>
          <table:table-cell table:formula="of:=[.C1037]" office:value-type="float" office:value="11" calcext:value-type="float">
            <text:p>11</text:p>
          </table:table-cell>
          <table:table-cell table:style-name="ce22" office:value-type="float" office:value="507" calcext:value-type="float">
            <text:p>507</text:p>
          </table:table-cell>
          <table:table-cell office:value-type="string" calcext:value-type="string">
            <text:p>Acher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38]=&quot;Province&quot;;1;IF([.F1038]=&quot;Department&quot;;2;3))" office:value-type="float" office:value="3" calcext:value-type="float">
            <text:p>3</text:p>
          </table:table-cell>
          <table:table-cell office:value-type="string" calcext:value-type="string">
            <text:p>023.011.507</text:p>
          </table:table-cell>
          <table:table-cell table:formula="of:=CONCATENATE(REPT(&quot; &quot;;([.J1038]-1)*3);[.E1038])" office:value-type="string" office:string-value="      Acheral" calcext:value-type="string">
            <text:p><text:s text:c="6"/>Acheral</text:p>
          </table:table-cell>
          <table:table-cell table:number-columns-repeated="101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B1038]" office:value-type="float" office:value="23" calcext:value-type="float">
            <text:p>23</text:p>
          </table:table-cell>
          <table:table-cell table:formula="of:=[.C1038]" office:value-type="float" office:value="11" calcext:value-type="float">
            <text:p>11</text:p>
          </table:table-cell>
          <table:table-cell table:style-name="ce22" office:value-type="float" office:value="508" calcext:value-type="float">
            <text:p>508</text:p>
          </table:table-cell>
          <table:table-cell office:value-type="string" calcext:value-type="string">
            <text:p>Capitán Cáce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39]=&quot;Province&quot;;1;IF([.F1039]=&quot;Department&quot;;2;3))" office:value-type="float" office:value="3" calcext:value-type="float">
            <text:p>3</text:p>
          </table:table-cell>
          <table:table-cell office:value-type="string" calcext:value-type="string">
            <text:p>023.011.508</text:p>
          </table:table-cell>
          <table:table-cell table:formula="of:=CONCATENATE(REPT(&quot; &quot;;([.J1039]-1)*3);[.E1039])" office:value-type="string" office:string-value="      Capitán Cáceres" calcext:value-type="string">
            <text:p><text:s text:c="6"/>Capitán Cáceres</text:p>
          </table:table-cell>
          <table:table-cell table:number-columns-repeated="101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B1039]" office:value-type="float" office:value="23" calcext:value-type="float">
            <text:p>23</text:p>
          </table:table-cell>
          <table:table-cell table:formula="of:=[.C1039]" office:value-type="float" office:value="11" calcext:value-type="float">
            <text:p>11</text:p>
          </table:table-cell>
          <table:table-cell table:style-name="ce22" office:value-type="float" office:value="509" calcext:value-type="float">
            <text:p>509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40]=&quot;Province&quot;;1;IF([.F1040]=&quot;Department&quot;;2;3))" office:value-type="float" office:value="3" calcext:value-type="float">
            <text:p>3</text:p>
          </table:table-cell>
          <table:table-cell office:value-type="string" calcext:value-type="string">
            <text:p>023.011.509</text:p>
          </table:table-cell>
          <table:table-cell table:formula="of:=CONCATENATE(REPT(&quot; &quot;;([.J1040]-1)*3);[.E1040])" office:value-type="string" office:string-value="      Monteros" calcext:value-type="string">
            <text:p><text:s text:c="6"/>Monteros</text:p>
          </table:table-cell>
          <table:table-cell table:number-columns-repeated="101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B1040]" office:value-type="float" office:value="23" calcext:value-type="float">
            <text:p>23</text:p>
          </table:table-cell>
          <table:table-cell table:formula="of:=[.C1040]" office:value-type="float" office:value="11" calcext:value-type="float">
            <text:p>11</text:p>
          </table:table-cell>
          <table:table-cell table:style-name="ce22" office:value-type="float" office:value="510" calcext:value-type="float">
            <text:p>510</text:p>
          </table:table-cell>
          <table:table-cell office:value-type="string" calcext:value-type="string">
            <text:p>Pueblo Independencia (Santa Rosa y Los Rojo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41]=&quot;Province&quot;;1;IF([.F1041]=&quot;Department&quot;;2;3))" office:value-type="float" office:value="3" calcext:value-type="float">
            <text:p>3</text:p>
          </table:table-cell>
          <table:table-cell office:value-type="string" calcext:value-type="string">
            <text:p>023.011.510</text:p>
          </table:table-cell>
          <table:table-cell table:formula="of:=CONCATENATE(REPT(&quot; &quot;;([.J1041]-1)*3);[.E1041])" office:value-type="string" office:string-value="      Pueblo Independencia (Santa Rosa y Los Rojo)" calcext:value-type="string">
            <text:p><text:s text:c="6"/>Pueblo Independencia (Santa Rosa y Los Rojo)</text:p>
          </table:table-cell>
          <table:table-cell table:number-columns-repeated="101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B1041]" office:value-type="float" office:value="23" calcext:value-type="float">
            <text:p>23</text:p>
          </table:table-cell>
          <table:table-cell table:formula="of:=[.C1041]" office:value-type="float" office:value="11" calcext:value-type="float">
            <text:p>11</text:p>
          </table:table-cell>
          <table:table-cell table:style-name="ce22" office:value-type="float" office:value="511" calcext:value-type="float">
            <text:p>511</text:p>
          </table:table-cell>
          <table:table-cell office:value-type="string" calcext:value-type="string">
            <text:p>Río Se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42]=&quot;Province&quot;;1;IF([.F1042]=&quot;Department&quot;;2;3))" office:value-type="float" office:value="3" calcext:value-type="float">
            <text:p>3</text:p>
          </table:table-cell>
          <table:table-cell office:value-type="string" calcext:value-type="string">
            <text:p>023.011.511</text:p>
          </table:table-cell>
          <table:table-cell table:formula="of:=CONCATENATE(REPT(&quot; &quot;;([.J1042]-1)*3);[.E1042])" office:value-type="string" office:string-value="      Río Seco" calcext:value-type="string">
            <text:p><text:s text:c="6"/>Río Seco</text:p>
          </table:table-cell>
          <table:table-cell table:number-columns-repeated="101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B1042]" office:value-type="float" office:value="23" calcext:value-type="float">
            <text:p>23</text:p>
          </table:table-cell>
          <table:table-cell table:formula="of:=[.C1042]" office:value-type="float" office:value="11" calcext:value-type="float">
            <text:p>11</text:p>
          </table:table-cell>
          <table:table-cell table:style-name="ce22" office:value-type="float" office:value="512" calcext:value-type="float">
            <text:p>512</text:p>
          </table:table-cell>
          <table:table-cell office:value-type="string" calcext:value-type="string">
            <text:p>Santa Lucí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43]=&quot;Province&quot;;1;IF([.F1043]=&quot;Department&quot;;2;3))" office:value-type="float" office:value="3" calcext:value-type="float">
            <text:p>3</text:p>
          </table:table-cell>
          <table:table-cell office:value-type="string" calcext:value-type="string">
            <text:p>023.011.512</text:p>
          </table:table-cell>
          <table:table-cell table:formula="of:=CONCATENATE(REPT(&quot; &quot;;([.J1043]-1)*3);[.E1043])" office:value-type="string" office:string-value="      Santa Lucía" calcext:value-type="string">
            <text:p><text:s text:c="6"/>Santa Lucía</text:p>
          </table:table-cell>
          <table:table-cell table:number-columns-repeated="101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B1043]" office:value-type="float" office:value="23" calcext:value-type="float">
            <text:p>23</text:p>
          </table:table-cell>
          <table:table-cell table:formula="of:=[.C1043]" office:value-type="float" office:value="11" calcext:value-type="float">
            <text:p>11</text:p>
          </table:table-cell>
          <table:table-cell table:style-name="ce22" office:value-type="float" office:value="513" calcext:value-type="float">
            <text:p>513</text:p>
          </table:table-cell>
          <table:table-cell office:value-type="string" calcext:value-type="string">
            <text:p>Sargento Moy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44]=&quot;Province&quot;;1;IF([.F1044]=&quot;Department&quot;;2;3))" office:value-type="float" office:value="3" calcext:value-type="float">
            <text:p>3</text:p>
          </table:table-cell>
          <table:table-cell office:value-type="string" calcext:value-type="string">
            <text:p>023.011.513</text:p>
          </table:table-cell>
          <table:table-cell table:formula="of:=CONCATENATE(REPT(&quot; &quot;;([.J1044]-1)*3);[.E1044])" office:value-type="string" office:string-value="      Sargento Moya" calcext:value-type="string">
            <text:p><text:s text:c="6"/>Sargento Moya</text:p>
          </table:table-cell>
          <table:table-cell table:number-columns-repeated="101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B1044]" office:value-type="float" office:value="23" calcext:value-type="float">
            <text:p>23</text:p>
          </table:table-cell>
          <table:table-cell table:formula="of:=[.C1044]" office:value-type="float" office:value="11" calcext:value-type="float">
            <text:p>11</text:p>
          </table:table-cell>
          <table:table-cell table:style-name="ce22" office:value-type="float" office:value="514" calcext:value-type="float">
            <text:p>514</text:p>
          </table:table-cell>
          <table:table-cell office:value-type="string" calcext:value-type="string">
            <text:p>Soldado Maldona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45]=&quot;Province&quot;;1;IF([.F1045]=&quot;Department&quot;;2;3))" office:value-type="float" office:value="3" calcext:value-type="float">
            <text:p>3</text:p>
          </table:table-cell>
          <table:table-cell office:value-type="string" calcext:value-type="string">
            <text:p>023.011.514</text:p>
          </table:table-cell>
          <table:table-cell table:formula="of:=CONCATENATE(REPT(&quot; &quot;;([.J1045]-1)*3);[.E1045])" office:value-type="string" office:string-value="      Soldado Maldonado" calcext:value-type="string">
            <text:p><text:s text:c="6"/>Soldado Maldonado</text:p>
          </table:table-cell>
          <table:table-cell table:number-columns-repeated="101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B1045]" office:value-type="float" office:value="23" calcext:value-type="float">
            <text:p>23</text:p>
          </table:table-cell>
          <table:table-cell table:formula="of:=[.C1045]" office:value-type="float" office:value="11" calcext:value-type="float">
            <text:p>11</text:p>
          </table:table-cell>
          <table:table-cell table:style-name="ce22" office:value-type="float" office:value="515" calcext:value-type="float">
            <text:p>515</text:p>
          </table:table-cell>
          <table:table-cell office:value-type="string" calcext:value-type="string">
            <text:p>Teniente Berdi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46]=&quot;Province&quot;;1;IF([.F1046]=&quot;Department&quot;;2;3))" office:value-type="float" office:value="3" calcext:value-type="float">
            <text:p>3</text:p>
          </table:table-cell>
          <table:table-cell office:value-type="string" calcext:value-type="string">
            <text:p>023.011.515</text:p>
          </table:table-cell>
          <table:table-cell table:formula="of:=CONCATENATE(REPT(&quot; &quot;;([.J1046]-1)*3);[.E1046])" office:value-type="string" office:string-value="      Teniente Berdina" calcext:value-type="string">
            <text:p><text:s text:c="6"/>Teniente Berdina</text:p>
          </table:table-cell>
          <table:table-cell table:number-columns-repeated="101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B1046]" office:value-type="float" office:value="23" calcext:value-type="float">
            <text:p>23</text:p>
          </table:table-cell>
          <table:table-cell table:formula="of:=[.C1046]" office:value-type="float" office:value="11" calcext:value-type="float">
            <text:p>11</text:p>
          </table:table-cell>
          <table:table-cell table:style-name="ce22" office:value-type="float" office:value="516" calcext:value-type="float">
            <text:p>516</text:p>
          </table:table-cell>
          <table:table-cell office:value-type="string" calcext:value-type="string">
            <text:p>Villa Quinter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47]=&quot;Province&quot;;1;IF([.F1047]=&quot;Department&quot;;2;3))" office:value-type="float" office:value="3" calcext:value-type="float">
            <text:p>3</text:p>
          </table:table-cell>
          <table:table-cell office:value-type="string" calcext:value-type="string">
            <text:p>023.011.516</text:p>
          </table:table-cell>
          <table:table-cell table:formula="of:=CONCATENATE(REPT(&quot; &quot;;([.J1047]-1)*3);[.E1047])" office:value-type="string" office:string-value="      Villa Quinteros" calcext:value-type="string">
            <text:p><text:s text:c="6"/>Villa Quinteros</text:p>
          </table:table-cell>
          <table:table-cell table:number-columns-repeated="101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B1047]" office:value-type="float" office:value="23" calcext:value-type="float">
            <text:p>23</text:p>
          </table:table-cell>
          <table:table-cell table:style-name="ce20" table:formula="of:=[.C1047]+1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48]=&quot;Province&quot;;1;IF([.F1048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2.000</text:p>
          </table:table-cell>
          <table:table-cell table:style-name="ce28" table:formula="of:=CONCATENATE(REPT(&quot; &quot;;([.J1048]-1)*3);[.E1048])" office:value-type="string" office:string-value="   Río Chico" calcext:value-type="string">
            <text:p><text:s text:c="3"/>Río Chico</text:p>
          </table:table-cell>
          <table:table-cell table:number-columns-repeated="101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B1048]" office:value-type="float" office:value="23" calcext:value-type="float">
            <text:p>23</text:p>
          </table:table-cell>
          <table:table-cell table:formula="of:=[.C1048]" office:value-type="float" office:value="12" calcext:value-type="float">
            <text:p>12</text:p>
          </table:table-cell>
          <table:table-cell table:style-name="ce22" office:value-type="float" office:value="517" calcext:value-type="float">
            <text:p>517</text:p>
          </table:table-cell>
          <table:table-cell office:value-type="string" calcext:value-type="string">
            <text:p>Aguila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49]=&quot;Province&quot;;1;IF([.F1049]=&quot;Department&quot;;2;3))" office:value-type="float" office:value="3" calcext:value-type="float">
            <text:p>3</text:p>
          </table:table-cell>
          <table:table-cell office:value-type="string" calcext:value-type="string">
            <text:p>023.012.517</text:p>
          </table:table-cell>
          <table:table-cell table:formula="of:=CONCATENATE(REPT(&quot; &quot;;([.J1049]-1)*3);[.E1049])" office:value-type="string" office:string-value="      Aguilares" calcext:value-type="string">
            <text:p><text:s text:c="6"/>Aguilares</text:p>
          </table:table-cell>
          <table:table-cell table:number-columns-repeated="101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B1049]" office:value-type="float" office:value="23" calcext:value-type="float">
            <text:p>23</text:p>
          </table:table-cell>
          <table:table-cell table:formula="of:=[.C1049]" office:value-type="float" office:value="12" calcext:value-type="float">
            <text:p>12</text:p>
          </table:table-cell>
          <table:table-cell table:style-name="ce22" office:value-type="float" office:value="518" calcext:value-type="float">
            <text:p>518</text:p>
          </table:table-cell>
          <table:table-cell office:value-type="string" calcext:value-type="string">
            <text:p>Los Sarmiento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50]=&quot;Province&quot;;1;IF([.F1050]=&quot;Department&quot;;2;3))" office:value-type="float" office:value="3" calcext:value-type="float">
            <text:p>3</text:p>
          </table:table-cell>
          <table:table-cell office:value-type="string" calcext:value-type="string">
            <text:p>023.012.518</text:p>
          </table:table-cell>
          <table:table-cell table:formula="of:=CONCATENATE(REPT(&quot; &quot;;([.J1050]-1)*3);[.E1050])" office:value-type="string" office:string-value="      Los Sarmientos" calcext:value-type="string">
            <text:p><text:s text:c="6"/>Los Sarmientos</text:p>
          </table:table-cell>
          <table:table-cell table:number-columns-repeated="101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B1050]" office:value-type="float" office:value="23" calcext:value-type="float">
            <text:p>23</text:p>
          </table:table-cell>
          <table:table-cell table:formula="of:=[.C1050]" office:value-type="float" office:value="12" calcext:value-type="float">
            <text:p>12</text:p>
          </table:table-cell>
          <table:table-cell table:style-name="ce22" office:value-type="float" office:value="519" calcext:value-type="float">
            <text:p>519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51]=&quot;Province&quot;;1;IF([.F1051]=&quot;Department&quot;;2;3))" office:value-type="float" office:value="3" calcext:value-type="float">
            <text:p>3</text:p>
          </table:table-cell>
          <table:table-cell office:value-type="string" calcext:value-type="string">
            <text:p>023.012.519</text:p>
          </table:table-cell>
          <table:table-cell table:formula="of:=CONCATENATE(REPT(&quot; &quot;;([.J1051]-1)*3);[.E1051])" office:value-type="string" office:string-value="      Río Chico" calcext:value-type="string">
            <text:p><text:s text:c="6"/>Río Chico</text:p>
          </table:table-cell>
          <table:table-cell table:number-columns-repeated="101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B1051]" office:value-type="float" office:value="23" calcext:value-type="float">
            <text:p>23</text:p>
          </table:table-cell>
          <table:table-cell table:formula="of:=[.C1051]" office:value-type="float" office:value="12" calcext:value-type="float">
            <text:p>12</text:p>
          </table:table-cell>
          <table:table-cell table:style-name="ce22" office:value-type="float" office:value="520" calcext:value-type="float">
            <text:p>52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52]=&quot;Province&quot;;1;IF([.F1052]=&quot;Department&quot;;2;3))" office:value-type="float" office:value="3" calcext:value-type="float">
            <text:p>3</text:p>
          </table:table-cell>
          <table:table-cell office:value-type="string" calcext:value-type="string">
            <text:p>023.012.520</text:p>
          </table:table-cell>
          <table:table-cell table:formula="of:=CONCATENATE(REPT(&quot; &quot;;([.J1052]-1)*3);[.E1052])" office:value-type="string" office:string-value="      Santa Ana" calcext:value-type="string">
            <text:p><text:s text:c="6"/>Santa Ana</text:p>
          </table:table-cell>
          <table:table-cell table:number-columns-repeated="101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B1052]" office:value-type="float" office:value="23" calcext:value-type="float">
            <text:p>23</text:p>
          </table:table-cell>
          <table:table-cell table:formula="of:=[.C1052]" office:value-type="float" office:value="12" calcext:value-type="float">
            <text:p>12</text:p>
          </table:table-cell>
          <table:table-cell table:style-name="ce22" office:value-type="float" office:value="521" calcext:value-type="float">
            <text:p>521</text:p>
          </table:table-cell>
          <table:table-cell office:value-type="string" calcext:value-type="string">
            <text:p>Villa Clodomiro Hileret 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53]=&quot;Province&quot;;1;IF([.F1053]=&quot;Department&quot;;2;3))" office:value-type="float" office:value="3" calcext:value-type="float">
            <text:p>3</text:p>
          </table:table-cell>
          <table:table-cell office:value-type="string" calcext:value-type="string">
            <text:p>023.012.521</text:p>
          </table:table-cell>
          <table:table-cell table:formula="of:=CONCATENATE(REPT(&quot; &quot;;([.J1053]-1)*3);[.E1053])" office:value-type="string" office:string-value="      Villa Clodomiro Hileret " calcext:value-type="string">
            <text:p><text:s text:c="6"/>Villa Clodomiro Hileret </text:p>
          </table:table-cell>
          <table:table-cell table:number-columns-repeated="101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B1053]" office:value-type="float" office:value="23" calcext:value-type="float">
            <text:p>23</text:p>
          </table:table-cell>
          <table:table-cell table:style-name="ce20" table:formula="of:=[.C1053]+1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54]=&quot;Province&quot;;1;IF([.F1054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3.000</text:p>
          </table:table-cell>
          <table:table-cell table:style-name="ce28" table:formula="of:=CONCATENATE(REPT(&quot; &quot;;([.J1054]-1)*3);[.E1054])" office:value-type="string" office:string-value="   Simoca" calcext:value-type="string">
            <text:p><text:s text:c="3"/>Simoca</text:p>
          </table:table-cell>
          <table:table-cell table:number-columns-repeated="101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B1054]" office:value-type="float" office:value="23" calcext:value-type="float">
            <text:p>23</text:p>
          </table:table-cell>
          <table:table-cell table:formula="of:=[.C1054]" office:value-type="float" office:value="13" calcext:value-type="float">
            <text:p>13</text:p>
          </table:table-cell>
          <table:table-cell table:style-name="ce22" office:value-type="float" office:value="522" calcext:value-type="float">
            <text:p>522</text:p>
          </table:table-cell>
          <table:table-cell office:value-type="string" calcext:value-type="string">
            <text:p>Atahon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55]=&quot;Province&quot;;1;IF([.F1055]=&quot;Department&quot;;2;3))" office:value-type="float" office:value="3" calcext:value-type="float">
            <text:p>3</text:p>
          </table:table-cell>
          <table:table-cell office:value-type="string" calcext:value-type="string">
            <text:p>023.013.522</text:p>
          </table:table-cell>
          <table:table-cell table:formula="of:=CONCATENATE(REPT(&quot; &quot;;([.J1055]-1)*3);[.E1055])" office:value-type="string" office:string-value="      Atahona" calcext:value-type="string">
            <text:p><text:s text:c="6"/>Atahona</text:p>
          </table:table-cell>
          <table:table-cell table:number-columns-repeated="101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B1055]" office:value-type="float" office:value="23" calcext:value-type="float">
            <text:p>23</text:p>
          </table:table-cell>
          <table:table-cell table:formula="of:=[.C1055]" office:value-type="float" office:value="13" calcext:value-type="float">
            <text:p>13</text:p>
          </table:table-cell>
          <table:table-cell table:style-name="ce22" office:value-type="float" office:value="523" calcext:value-type="float">
            <text:p>523</text:p>
          </table:table-cell>
          <table:table-cell office:value-type="string" calcext:value-type="string">
            <text:p>Monteagud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56]=&quot;Province&quot;;1;IF([.F1056]=&quot;Department&quot;;2;3))" office:value-type="float" office:value="3" calcext:value-type="float">
            <text:p>3</text:p>
          </table:table-cell>
          <table:table-cell office:value-type="string" calcext:value-type="string">
            <text:p>023.013.523</text:p>
          </table:table-cell>
          <table:table-cell table:formula="of:=CONCATENATE(REPT(&quot; &quot;;([.J1056]-1)*3);[.E1056])" office:value-type="string" office:string-value="      Monteagudo" calcext:value-type="string">
            <text:p><text:s text:c="6"/>Monteagudo</text:p>
          </table:table-cell>
          <table:table-cell table:number-columns-repeated="101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B1056]" office:value-type="float" office:value="23" calcext:value-type="float">
            <text:p>23</text:p>
          </table:table-cell>
          <table:table-cell table:formula="of:=[.C1056]" office:value-type="float" office:value="13" calcext:value-type="float">
            <text:p>13</text:p>
          </table:table-cell>
          <table:table-cell table:style-name="ce22" office:value-type="float" office:value="524" calcext:value-type="float">
            <text:p>524</text:p>
          </table:table-cell>
          <table:table-cell office:value-type="string" calcext:value-type="string">
            <text:p>Nueva Trinidad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57]=&quot;Province&quot;;1;IF([.F1057]=&quot;Department&quot;;2;3))" office:value-type="float" office:value="3" calcext:value-type="float">
            <text:p>3</text:p>
          </table:table-cell>
          <table:table-cell office:value-type="string" calcext:value-type="string">
            <text:p>023.013.524</text:p>
          </table:table-cell>
          <table:table-cell table:formula="of:=CONCATENATE(REPT(&quot; &quot;;([.J1057]-1)*3);[.E1057])" office:value-type="string" office:string-value="      Nueva Trinidad" calcext:value-type="string">
            <text:p><text:s text:c="6"/>Nueva Trinidad</text:p>
          </table:table-cell>
          <table:table-cell table:number-columns-repeated="101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B1057]" office:value-type="float" office:value="23" calcext:value-type="float">
            <text:p>23</text:p>
          </table:table-cell>
          <table:table-cell table:formula="of:=[.C1057]" office:value-type="float" office:value="13" calcext:value-type="float">
            <text:p>13</text:p>
          </table:table-cell>
          <table:table-cell table:style-name="ce22" office:value-type="float" office:value="525" calcext:value-type="float">
            <text:p>525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58]=&quot;Province&quot;;1;IF([.F1058]=&quot;Department&quot;;2;3))" office:value-type="float" office:value="3" calcext:value-type="float">
            <text:p>3</text:p>
          </table:table-cell>
          <table:table-cell office:value-type="string" calcext:value-type="string">
            <text:p>023.013.525</text:p>
          </table:table-cell>
          <table:table-cell table:formula="of:=CONCATENATE(REPT(&quot; &quot;;([.J1058]-1)*3);[.E1058])" office:value-type="string" office:string-value="      Santa Cruz" calcext:value-type="string">
            <text:p><text:s text:c="6"/>Santa Cruz</text:p>
          </table:table-cell>
          <table:table-cell table:number-columns-repeated="101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B1058]" office:value-type="float" office:value="23" calcext:value-type="float">
            <text:p>23</text:p>
          </table:table-cell>
          <table:table-cell table:formula="of:=[.C1058]" office:value-type="float" office:value="13" calcext:value-type="float">
            <text:p>13</text:p>
          </table:table-cell>
          <table:table-cell table:style-name="ce22" office:value-type="float" office:value="526" calcext:value-type="float">
            <text:p>526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59]=&quot;Province&quot;;1;IF([.F1059]=&quot;Department&quot;;2;3))" office:value-type="float" office:value="3" calcext:value-type="float">
            <text:p>3</text:p>
          </table:table-cell>
          <table:table-cell office:value-type="string" calcext:value-type="string">
            <text:p>023.013.526</text:p>
          </table:table-cell>
          <table:table-cell table:formula="of:=CONCATENATE(REPT(&quot; &quot;;([.J1059]-1)*3);[.E1059])" office:value-type="string" office:string-value="      Simoca" calcext:value-type="string">
            <text:p><text:s text:c="6"/>Simoca</text:p>
          </table:table-cell>
          <table:table-cell table:number-columns-repeated="101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B1059]" office:value-type="float" office:value="23" calcext:value-type="float">
            <text:p>23</text:p>
          </table:table-cell>
          <table:table-cell table:formula="of:=[.C1059]" office:value-type="float" office:value="13" calcext:value-type="float">
            <text:p>13</text:p>
          </table:table-cell>
          <table:table-cell table:style-name="ce22" office:value-type="float" office:value="527" calcext:value-type="float">
            <text:p>527</text:p>
          </table:table-cell>
          <table:table-cell office:value-type="string" calcext:value-type="string">
            <text:p>Villa Chicligast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60]=&quot;Province&quot;;1;IF([.F1060]=&quot;Department&quot;;2;3))" office:value-type="float" office:value="3" calcext:value-type="float">
            <text:p>3</text:p>
          </table:table-cell>
          <table:table-cell office:value-type="string" calcext:value-type="string">
            <text:p>023.013.527</text:p>
          </table:table-cell>
          <table:table-cell table:formula="of:=CONCATENATE(REPT(&quot; &quot;;([.J1060]-1)*3);[.E1060])" office:value-type="string" office:string-value="      Villa Chicligasta" calcext:value-type="string">
            <text:p><text:s text:c="6"/>Villa Chicligasta</text:p>
          </table:table-cell>
          <table:table-cell table:number-columns-repeated="101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B1060]" office:value-type="float" office:value="23" calcext:value-type="float">
            <text:p>23</text:p>
          </table:table-cell>
          <table:table-cell table:style-name="ce20" table:formula="of:=[.C1060]+1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61]=&quot;Province&quot;;1;IF([.F106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4.000</text:p>
          </table:table-cell>
          <table:table-cell table:style-name="ce28" table:formula="of:=CONCATENATE(REPT(&quot; &quot;;([.J1061]-1)*3);[.E1061])" office:value-type="string" office:string-value="   Tafí del Valle" calcext:value-type="string">
            <text:p><text:s text:c="3"/>Tafí del Valle</text:p>
          </table:table-cell>
          <table:table-cell table:number-columns-repeated="101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B1061]" office:value-type="float" office:value="23" calcext:value-type="float">
            <text:p>23</text:p>
          </table:table-cell>
          <table:table-cell table:formula="of:=[.C1061]" office:value-type="float" office:value="14" calcext:value-type="float">
            <text:p>14</text:p>
          </table:table-cell>
          <table:table-cell table:style-name="ce22" office:value-type="float" office:value="528" calcext:value-type="float">
            <text:p>528</text:p>
          </table:table-cell>
          <table:table-cell office:value-type="string" calcext:value-type="string">
            <text:p>Amaicha del Val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62]=&quot;Province&quot;;1;IF([.F1062]=&quot;Department&quot;;2;3))" office:value-type="float" office:value="3" calcext:value-type="float">
            <text:p>3</text:p>
          </table:table-cell>
          <table:table-cell office:value-type="string" calcext:value-type="string">
            <text:p>023.014.528</text:p>
          </table:table-cell>
          <table:table-cell table:formula="of:=CONCATENATE(REPT(&quot; &quot;;([.J1062]-1)*3);[.E1062])" office:value-type="string" office:string-value="      Amaicha del Valle" calcext:value-type="string">
            <text:p><text:s text:c="6"/>Amaicha del Valle</text:p>
          </table:table-cell>
          <table:table-cell table:number-columns-repeated="101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B1062]" office:value-type="float" office:value="23" calcext:value-type="float">
            <text:p>23</text:p>
          </table:table-cell>
          <table:table-cell table:formula="of:=[.C1062]" office:value-type="float" office:value="14" calcext:value-type="float">
            <text:p>14</text:p>
          </table:table-cell>
          <table:table-cell table:style-name="ce22" office:value-type="float" office:value="529" calcext:value-type="float">
            <text:p>529</text:p>
          </table:table-cell>
          <table:table-cell office:value-type="string" calcext:value-type="string">
            <text:p>Colalao del Val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63]=&quot;Province&quot;;1;IF([.F1063]=&quot;Department&quot;;2;3))" office:value-type="float" office:value="3" calcext:value-type="float">
            <text:p>3</text:p>
          </table:table-cell>
          <table:table-cell office:value-type="string" calcext:value-type="string">
            <text:p>023.014.529</text:p>
          </table:table-cell>
          <table:table-cell table:formula="of:=CONCATENATE(REPT(&quot; &quot;;([.J1063]-1)*3);[.E1063])" office:value-type="string" office:string-value="      Colalao del Valle" calcext:value-type="string">
            <text:p><text:s text:c="6"/>Colalao del Valle</text:p>
          </table:table-cell>
          <table:table-cell table:number-columns-repeated="101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B1063]" office:value-type="float" office:value="23" calcext:value-type="float">
            <text:p>23</text:p>
          </table:table-cell>
          <table:table-cell table:formula="of:=[.C1063]" office:value-type="float" office:value="14" calcext:value-type="float">
            <text:p>14</text:p>
          </table:table-cell>
          <table:table-cell table:style-name="ce22" office:value-type="float" office:value="530" calcext:value-type="float">
            <text:p>530</text:p>
          </table:table-cell>
          <table:table-cell office:value-type="string" calcext:value-type="string">
            <text:p>El Mollar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64]=&quot;Province&quot;;1;IF([.F1064]=&quot;Department&quot;;2;3))" office:value-type="float" office:value="3" calcext:value-type="float">
            <text:p>3</text:p>
          </table:table-cell>
          <table:table-cell office:value-type="string" calcext:value-type="string">
            <text:p>023.014.530</text:p>
          </table:table-cell>
          <table:table-cell table:formula="of:=CONCATENATE(REPT(&quot; &quot;;([.J1064]-1)*3);[.E1064])" office:value-type="string" office:string-value="      El Mollar" calcext:value-type="string">
            <text:p><text:s text:c="6"/>El Mollar</text:p>
          </table:table-cell>
          <table:table-cell table:number-columns-repeated="101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B1064]" office:value-type="float" office:value="23" calcext:value-type="float">
            <text:p>23</text:p>
          </table:table-cell>
          <table:table-cell table:formula="of:=[.C1064]" office:value-type="float" office:value="14" calcext:value-type="float">
            <text:p>14</text:p>
          </table:table-cell>
          <table:table-cell table:style-name="ce22" office:value-type="float" office:value="531" calcext:value-type="float">
            <text:p>531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65]=&quot;Province&quot;;1;IF([.F1065]=&quot;Department&quot;;2;3))" office:value-type="float" office:value="3" calcext:value-type="float">
            <text:p>3</text:p>
          </table:table-cell>
          <table:table-cell office:value-type="string" calcext:value-type="string">
            <text:p>023.014.531</text:p>
          </table:table-cell>
          <table:table-cell table:formula="of:=CONCATENATE(REPT(&quot; &quot;;([.J1065]-1)*3);[.E1065])" office:value-type="string" office:string-value="      Tafí del Valle" calcext:value-type="string">
            <text:p><text:s text:c="6"/>Tafí del Valle</text:p>
          </table:table-cell>
          <table:table-cell table:number-columns-repeated="101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B1065]" office:value-type="float" office:value="23" calcext:value-type="float">
            <text:p>23</text:p>
          </table:table-cell>
          <table:table-cell table:style-name="ce20" table:formula="of:=[.C1065]+1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66]=&quot;Province&quot;;1;IF([.F1066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5.000</text:p>
          </table:table-cell>
          <table:table-cell table:style-name="ce28" table:formula="of:=CONCATENATE(REPT(&quot; &quot;;([.J1066]-1)*3);[.E1066])" office:value-type="string" office:string-value="   Tafí Viejo" calcext:value-type="string">
            <text:p><text:s text:c="3"/>Tafí Viejo</text:p>
          </table:table-cell>
          <table:table-cell table:number-columns-repeated="101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B1066]" office:value-type="float" office:value="23" calcext:value-type="float">
            <text:p>23</text:p>
          </table:table-cell>
          <table:table-cell table:formula="of:=[.C1066]" office:value-type="float" office:value="15" calcext:value-type="float">
            <text:p>15</text:p>
          </table:table-cell>
          <table:table-cell table:style-name="ce22" office:value-type="float" office:value="532" calcext:value-type="float">
            <text:p>532</text:p>
          </table:table-cell>
          <table:table-cell office:value-type="string" calcext:value-type="string">
            <text:p>Barrio El Cruc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67]=&quot;Province&quot;;1;IF([.F1067]=&quot;Department&quot;;2;3))" office:value-type="float" office:value="3" calcext:value-type="float">
            <text:p>3</text:p>
          </table:table-cell>
          <table:table-cell office:value-type="string" calcext:value-type="string">
            <text:p>023.015.532</text:p>
          </table:table-cell>
          <table:table-cell table:formula="of:=CONCATENATE(REPT(&quot; &quot;;([.J1067]-1)*3);[.E1067])" office:value-type="string" office:string-value="      Barrio El Cruce" calcext:value-type="string">
            <text:p><text:s text:c="6"/>Barrio El Cruce</text:p>
          </table:table-cell>
          <table:table-cell table:number-columns-repeated="101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B1067]" office:value-type="float" office:value="23" calcext:value-type="float">
            <text:p>23</text:p>
          </table:table-cell>
          <table:table-cell table:formula="of:=[.C1067]" office:value-type="float" office:value="15" calcext:value-type="float">
            <text:p>15</text:p>
          </table:table-cell>
          <table:table-cell table:style-name="ce22" office:value-type="float" office:value="533" calcext:value-type="float">
            <text:p>533</text:p>
          </table:table-cell>
          <table:table-cell office:value-type="string" calcext:value-type="string">
            <text:p>Barrio Lomas de Tafí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68]=&quot;Province&quot;;1;IF([.F1068]=&quot;Department&quot;;2;3))" office:value-type="float" office:value="3" calcext:value-type="float">
            <text:p>3</text:p>
          </table:table-cell>
          <table:table-cell office:value-type="string" calcext:value-type="string">
            <text:p>023.015.533</text:p>
          </table:table-cell>
          <table:table-cell table:formula="of:=CONCATENATE(REPT(&quot; &quot;;([.J1068]-1)*3);[.E1068])" office:value-type="string" office:string-value="      Barrio Lomas de Tafí" calcext:value-type="string">
            <text:p><text:s text:c="6"/>Barrio Lomas de Tafí</text:p>
          </table:table-cell>
          <table:table-cell table:number-columns-repeated="101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B1068]" office:value-type="float" office:value="23" calcext:value-type="float">
            <text:p>23</text:p>
          </table:table-cell>
          <table:table-cell table:formula="of:=[.C1068]" office:value-type="float" office:value="15" calcext:value-type="float">
            <text:p>15</text:p>
          </table:table-cell>
          <table:table-cell table:style-name="ce22" office:value-type="float" office:value="534" calcext:value-type="float">
            <text:p>534</text:p>
          </table:table-cell>
          <table:table-cell office:value-type="string" calcext:value-type="string">
            <text:p>Barrio Mutual San Martí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69]=&quot;Province&quot;;1;IF([.F1069]=&quot;Department&quot;;2;3))" office:value-type="float" office:value="3" calcext:value-type="float">
            <text:p>3</text:p>
          </table:table-cell>
          <table:table-cell office:value-type="string" calcext:value-type="string">
            <text:p>023.015.534</text:p>
          </table:table-cell>
          <table:table-cell table:formula="of:=CONCATENATE(REPT(&quot; &quot;;([.J1069]-1)*3);[.E1069])" office:value-type="string" office:string-value="      Barrio Mutual San Martín" calcext:value-type="string">
            <text:p><text:s text:c="6"/>Barrio Mutual San Martín</text:p>
          </table:table-cell>
          <table:table-cell table:number-columns-repeated="101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B1069]" office:value-type="float" office:value="23" calcext:value-type="float">
            <text:p>23</text:p>
          </table:table-cell>
          <table:table-cell table:formula="of:=[.C1069]" office:value-type="float" office:value="15" calcext:value-type="float">
            <text:p>15</text:p>
          </table:table-cell>
          <table:table-cell table:style-name="ce22" office:value-type="float" office:value="535" calcext:value-type="float">
            <text:p>535</text:p>
          </table:table-cell>
          <table:table-cell office:value-type="string" calcext:value-type="string">
            <text:p>Barrio Parada 14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70]=&quot;Province&quot;;1;IF([.F1070]=&quot;Department&quot;;2;3))" office:value-type="float" office:value="3" calcext:value-type="float">
            <text:p>3</text:p>
          </table:table-cell>
          <table:table-cell office:value-type="string" calcext:value-type="string">
            <text:p>023.015.535</text:p>
          </table:table-cell>
          <table:table-cell table:formula="of:=CONCATENATE(REPT(&quot; &quot;;([.J1070]-1)*3);[.E1070])" office:value-type="string" office:string-value="      Barrio Parada 14" calcext:value-type="string">
            <text:p><text:s text:c="6"/>Barrio Parada 14</text:p>
          </table:table-cell>
          <table:table-cell table:number-columns-repeated="101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B1070]" office:value-type="float" office:value="23" calcext:value-type="float">
            <text:p>23</text:p>
          </table:table-cell>
          <table:table-cell table:formula="of:=[.C1070]" office:value-type="float" office:value="15" calcext:value-type="float">
            <text:p>15</text:p>
          </table:table-cell>
          <table:table-cell table:style-name="ce22" office:value-type="float" office:value="536" calcext:value-type="float">
            <text:p>536</text:p>
          </table:table-cell>
          <table:table-cell office:value-type="string" calcext:value-type="string">
            <text:p>Barrio U.T.A. I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71]=&quot;Province&quot;;1;IF([.F1071]=&quot;Department&quot;;2;3))" office:value-type="float" office:value="3" calcext:value-type="float">
            <text:p>3</text:p>
          </table:table-cell>
          <table:table-cell office:value-type="string" calcext:value-type="string">
            <text:p>023.015.536</text:p>
          </table:table-cell>
          <table:table-cell table:formula="of:=CONCATENATE(REPT(&quot; &quot;;([.J1071]-1)*3);[.E1071])" office:value-type="string" office:string-value="      Barrio U.T.A. II" calcext:value-type="string">
            <text:p><text:s text:c="6"/>Barrio U.T.A. II</text:p>
          </table:table-cell>
          <table:table-cell table:number-columns-repeated="101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B1071]" office:value-type="float" office:value="23" calcext:value-type="float">
            <text:p>23</text:p>
          </table:table-cell>
          <table:table-cell table:formula="of:=[.C1071]" office:value-type="float" office:value="15" calcext:value-type="float">
            <text:p>15</text:p>
          </table:table-cell>
          <table:table-cell table:style-name="ce22" office:value-type="float" office:value="537" calcext:value-type="float">
            <text:p>537</text:p>
          </table:table-cell>
          <table:table-cell office:value-type="string" calcext:value-type="string">
            <text:p>Diagonal Norte (- Luz y Fuerza - Los Pocitos - Villa Nueva Italia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72]=&quot;Province&quot;;1;IF([.F1072]=&quot;Department&quot;;2;3))" office:value-type="float" office:value="3" calcext:value-type="float">
            <text:p>3</text:p>
          </table:table-cell>
          <table:table-cell office:value-type="string" calcext:value-type="string">
            <text:p>023.015.537</text:p>
          </table:table-cell>
          <table:table-cell table:formula="of:=CONCATENATE(REPT(&quot; &quot;;([.J1072]-1)*3);[.E1072])" office:value-type="string" office:string-value="      Diagonal Norte (- Luz y Fuerza - Los Pocitos - Villa Nueva Italia)" calcext:value-type="string">
            <text:p><text:s text:c="6"/>Diagonal Norte (- Luz y Fuerza - Los Pocitos - Villa Nueva Italia)</text:p>
          </table:table-cell>
          <table:table-cell table:number-columns-repeated="101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B1072]" office:value-type="float" office:value="23" calcext:value-type="float">
            <text:p>23</text:p>
          </table:table-cell>
          <table:table-cell table:formula="of:=[.C1072]" office:value-type="float" office:value="15" calcext:value-type="float">
            <text:p>15</text:p>
          </table:table-cell>
          <table:table-cell table:style-name="ce22" office:value-type="float" office:value="538" calcext:value-type="float">
            <text:p>538</text:p>
          </table:table-cell>
          <table:table-cell office:value-type="string" calcext:value-type="string">
            <text:p>El Cadillal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73]=&quot;Province&quot;;1;IF([.F1073]=&quot;Department&quot;;2;3))" office:value-type="float" office:value="3" calcext:value-type="float">
            <text:p>3</text:p>
          </table:table-cell>
          <table:table-cell office:value-type="string" calcext:value-type="string">
            <text:p>023.015.538</text:p>
          </table:table-cell>
          <table:table-cell table:formula="of:=CONCATENATE(REPT(&quot; &quot;;([.J1073]-1)*3);[.E1073])" office:value-type="string" office:string-value="      El Cadillal" calcext:value-type="string">
            <text:p><text:s text:c="6"/>El Cadillal</text:p>
          </table:table-cell>
          <table:table-cell table:number-columns-repeated="101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B1073]" office:value-type="float" office:value="23" calcext:value-type="float">
            <text:p>23</text:p>
          </table:table-cell>
          <table:table-cell table:formula="of:=[.C1073]" office:value-type="float" office:value="15" calcext:value-type="float">
            <text:p>15</text:p>
          </table:table-cell>
          <table:table-cell table:style-name="ce22" office:value-type="float" office:value="539" calcext:value-type="float">
            <text:p>539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74]=&quot;Province&quot;;1;IF([.F1074]=&quot;Department&quot;;2;3))" office:value-type="float" office:value="3" calcext:value-type="float">
            <text:p>3</text:p>
          </table:table-cell>
          <table:table-cell office:value-type="string" calcext:value-type="string">
            <text:p>023.015.539</text:p>
          </table:table-cell>
          <table:table-cell table:formula="of:=CONCATENATE(REPT(&quot; &quot;;([.J1074]-1)*3);[.E1074])" office:value-type="string" office:string-value="      Tafí Viejo" calcext:value-type="string">
            <text:p><text:s text:c="6"/>Tafí Viejo</text:p>
          </table:table-cell>
          <table:table-cell table:number-columns-repeated="101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B1074]" office:value-type="float" office:value="23" calcext:value-type="float">
            <text:p>23</text:p>
          </table:table-cell>
          <table:table-cell table:formula="of:=[.C1074]" office:value-type="float" office:value="15" calcext:value-type="float">
            <text:p>15</text:p>
          </table:table-cell>
          <table:table-cell table:style-name="ce22" office:value-type="float" office:value="540" calcext:value-type="float">
            <text:p>540</text:p>
          </table:table-cell>
          <table:table-cell office:value-type="string" calcext:value-type="string">
            <text:p>Villa Las Flore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75]=&quot;Province&quot;;1;IF([.F1075]=&quot;Department&quot;;2;3))" office:value-type="float" office:value="3" calcext:value-type="float">
            <text:p>3</text:p>
          </table:table-cell>
          <table:table-cell office:value-type="string" calcext:value-type="string">
            <text:p>023.015.540</text:p>
          </table:table-cell>
          <table:table-cell table:formula="of:=CONCATENATE(REPT(&quot; &quot;;([.J1075]-1)*3);[.E1075])" office:value-type="string" office:string-value="      Villa Las Flores" calcext:value-type="string">
            <text:p><text:s text:c="6"/>Villa Las Flores</text:p>
          </table:table-cell>
          <table:table-cell table:number-columns-repeated="101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B1075]" office:value-type="float" office:value="23" calcext:value-type="float">
            <text:p>23</text:p>
          </table:table-cell>
          <table:table-cell table:formula="of:=[.C1075]" office:value-type="float" office:value="15" calcext:value-type="float">
            <text:p>15</text:p>
          </table:table-cell>
          <table:table-cell table:style-name="ce22" office:value-type="float" office:value="541" calcext:value-type="float">
            <text:p>541</text:p>
          </table:table-cell>
          <table:table-cell office:value-type="string" calcext:value-type="string">
            <text:p>Villa Mariano Moreno (- El Colmenar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76]=&quot;Province&quot;;1;IF([.F1076]=&quot;Department&quot;;2;3))" office:value-type="float" office:value="3" calcext:value-type="float">
            <text:p>3</text:p>
          </table:table-cell>
          <table:table-cell office:value-type="string" calcext:value-type="string">
            <text:p>023.015.541</text:p>
          </table:table-cell>
          <table:table-cell table:formula="of:=CONCATENATE(REPT(&quot; &quot;;([.J1076]-1)*3);[.E1076])" office:value-type="string" office:string-value="      Villa Mariano Moreno (- El Colmenar)" calcext:value-type="string">
            <text:p><text:s text:c="6"/>Villa Mariano Moreno (- El Colmenar)</text:p>
          </table:table-cell>
          <table:table-cell table:number-columns-repeated="101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B1076]" office:value-type="float" office:value="23" calcext:value-type="float">
            <text:p>23</text:p>
          </table:table-cell>
          <table:table-cell table:style-name="ce20" table:formula="of:=[.C1076]+1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77]=&quot;Province&quot;;1;IF([.F1077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6.000</text:p>
          </table:table-cell>
          <table:table-cell table:style-name="ce28" table:formula="of:=CONCATENATE(REPT(&quot; &quot;;([.J1077]-1)*3);[.E1077])" office:value-type="string" office:string-value="   Trancas" calcext:value-type="string">
            <text:p><text:s text:c="3"/>Trancas</text:p>
          </table:table-cell>
          <table:table-cell table:number-columns-repeated="101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B1077]" office:value-type="float" office:value="23" calcext:value-type="float">
            <text:p>23</text:p>
          </table:table-cell>
          <table:table-cell table:formula="of:=[.C1077]" office:value-type="float" office:value="16" calcext:value-type="float">
            <text:p>16</text:p>
          </table:table-cell>
          <table:table-cell table:style-name="ce22" office:value-type="float" office:value="542" calcext:value-type="float">
            <text:p>542</text:p>
          </table:table-cell>
          <table:table-cell office:value-type="string" calcext:value-type="string">
            <text:p>Choromor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Rural Settlement</text:p>
          </table:table-cell>
          <table:table-cell table:formula="of:=IF([.F1078]=&quot;Province&quot;;1;IF([.F1078]=&quot;Department&quot;;2;3))" office:value-type="float" office:value="3" calcext:value-type="float">
            <text:p>3</text:p>
          </table:table-cell>
          <table:table-cell office:value-type="string" calcext:value-type="string">
            <text:p>023.016.542</text:p>
          </table:table-cell>
          <table:table-cell table:formula="of:=CONCATENATE(REPT(&quot; &quot;;([.J1078]-1)*3);[.E1078])" office:value-type="string" office:string-value="      Choromoro" calcext:value-type="string">
            <text:p><text:s text:c="6"/>Choromoro</text:p>
          </table:table-cell>
          <table:table-cell table:number-columns-repeated="101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B1078]" office:value-type="float" office:value="23" calcext:value-type="float">
            <text:p>23</text:p>
          </table:table-cell>
          <table:table-cell table:formula="of:=[.C1078]" office:value-type="float" office:value="16" calcext:value-type="float">
            <text:p>16</text:p>
          </table:table-cell>
          <table:table-cell table:style-name="ce22" office:value-type="float" office:value="543" calcext:value-type="float">
            <text:p>543</text:p>
          </table:table-cell>
          <table:table-cell office:value-type="string" calcext:value-type="string">
            <text:p>San Pedro de Colala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79]=&quot;Province&quot;;1;IF([.F1079]=&quot;Department&quot;;2;3))" office:value-type="float" office:value="3" calcext:value-type="float">
            <text:p>3</text:p>
          </table:table-cell>
          <table:table-cell office:value-type="string" calcext:value-type="string">
            <text:p>023.016.543</text:p>
          </table:table-cell>
          <table:table-cell table:formula="of:=CONCATENATE(REPT(&quot; &quot;;([.J1079]-1)*3);[.E1079])" office:value-type="string" office:string-value="      San Pedro de Colalao" calcext:value-type="string">
            <text:p><text:s text:c="6"/>San Pedro de Colalao</text:p>
          </table:table-cell>
          <table:table-cell table:number-columns-repeated="101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B1079]" office:value-type="float" office:value="23" calcext:value-type="float">
            <text:p>23</text:p>
          </table:table-cell>
          <table:table-cell table:formula="of:=[.C1079]" office:value-type="float" office:value="16" calcext:value-type="float">
            <text:p>16</text:p>
          </table:table-cell>
          <table:table-cell table:style-name="ce22" office:value-type="float" office:value="544" calcext:value-type="float">
            <text:p>544</text:p>
          </table:table-cell>
          <table:table-cell office:value-type="string" calcext:value-type="string">
            <text:p>Villa de Tranc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80]=&quot;Province&quot;;1;IF([.F1080]=&quot;Department&quot;;2;3))" office:value-type="float" office:value="3" calcext:value-type="float">
            <text:p>3</text:p>
          </table:table-cell>
          <table:table-cell office:value-type="string" calcext:value-type="string">
            <text:p>023.016.544</text:p>
          </table:table-cell>
          <table:table-cell table:formula="of:=CONCATENATE(REPT(&quot; &quot;;([.J1080]-1)*3);[.E1080])" office:value-type="string" office:string-value="      Villa de Trancas" calcext:value-type="string">
            <text:p><text:s text:c="6"/>Villa de Trancas</text:p>
          </table:table-cell>
          <table:table-cell table:number-columns-repeated="101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B1080]" office:value-type="float" office:value="23" calcext:value-type="float">
            <text:p>23</text:p>
          </table:table-cell>
          <table:table-cell table:style-name="ce20" table:formula="of:=[.C1080]+1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Tucumán</text:p>
          </table:table-cell>
          <table:table-cell/>
          <table:table-cell table:style-name="ce25" table:formula="of:=IF([.F1081]=&quot;Province&quot;;1;IF([.F1081]=&quot;Department&quot;;2;3))" office:value-type="float" office:value="2" calcext:value-type="float">
            <text:p>2</text:p>
          </table:table-cell>
          <table:table-cell table:style-name="ce28" office:value-type="string" calcext:value-type="string">
            <text:p>023.017.000</text:p>
          </table:table-cell>
          <table:table-cell table:style-name="ce28" table:formula="of:=CONCATENATE(REPT(&quot; &quot;;([.J1081]-1)*3);[.E1081])" office:value-type="string" office:string-value="   Yerba Buena" calcext:value-type="string">
            <text:p><text:s text:c="3"/>Yerba Buena</text:p>
          </table:table-cell>
          <table:table-cell table:number-columns-repeated="101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B1081]" office:value-type="float" office:value="23" calcext:value-type="float">
            <text:p>23</text:p>
          </table:table-cell>
          <table:table-cell table:formula="of:=[.C1081]" office:value-type="float" office:value="17" calcext:value-type="float">
            <text:p>17</text:p>
          </table:table-cell>
          <table:table-cell table:style-name="ce22" office:value-type="float" office:value="545" calcext:value-type="float">
            <text:p>545</text:p>
          </table:table-cell>
          <table:table-cell office:value-type="string" calcext:value-type="string">
            <text:p>Barrio San José III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82]=&quot;Province&quot;;1;IF([.F1082]=&quot;Department&quot;;2;3))" office:value-type="float" office:value="3" calcext:value-type="float">
            <text:p>3</text:p>
          </table:table-cell>
          <table:table-cell office:value-type="string" calcext:value-type="string">
            <text:p>023.017.545</text:p>
          </table:table-cell>
          <table:table-cell table:formula="of:=CONCATENATE(REPT(&quot; &quot;;([.J1082]-1)*3);[.E1082])" office:value-type="string" office:string-value="      Barrio San José III" calcext:value-type="string">
            <text:p><text:s text:c="6"/>Barrio San José III</text:p>
          </table:table-cell>
          <table:table-cell table:number-columns-repeated="101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B1082]" office:value-type="float" office:value="23" calcext:value-type="float">
            <text:p>23</text:p>
          </table:table-cell>
          <table:table-cell table:formula="of:=[.C1082]" office:value-type="float" office:value="17" calcext:value-type="float">
            <text:p>17</text:p>
          </table:table-cell>
          <table:table-cell table:style-name="ce22" office:value-type="float" office:value="546" calcext:value-type="float">
            <text:p>546</text:p>
          </table:table-cell>
          <table:table-cell office:value-type="string" calcext:value-type="string">
            <text:p>Villa Carmela (Cebil Redondo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83]=&quot;Province&quot;;1;IF([.F1083]=&quot;Department&quot;;2;3))" office:value-type="float" office:value="3" calcext:value-type="float">
            <text:p>3</text:p>
          </table:table-cell>
          <table:table-cell office:value-type="string" calcext:value-type="string">
            <text:p>023.017.546</text:p>
          </table:table-cell>
          <table:table-cell table:formula="of:=CONCATENATE(REPT(&quot; &quot;;([.J1083]-1)*3);[.E1083])" office:value-type="string" office:string-value="      Villa Carmela (Cebil Redondo)" calcext:value-type="string">
            <text:p><text:s text:c="6"/>Villa Carmela (Cebil Redondo)</text:p>
          </table:table-cell>
          <table:table-cell table:number-columns-repeated="101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B1083]" office:value-type="float" office:value="23" calcext:value-type="float">
            <text:p>23</text:p>
          </table:table-cell>
          <table:table-cell table:formula="of:=[.C1083]" office:value-type="float" office:value="17" calcext:value-type="float">
            <text:p>17</text:p>
          </table:table-cell>
          <table:table-cell table:style-name="ce22" office:value-type="float" office:value="547" calcext:value-type="float">
            <text:p>547</text:p>
          </table:table-cell>
          <table:table-cell office:value-type="string" calcext:value-type="string">
            <text:p>Yerba Buena (- Marcos Paz)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Urban Settlement</text:p>
          </table:table-cell>
          <table:table-cell table:formula="of:=IF([.F1084]=&quot;Province&quot;;1;IF([.F1084]=&quot;Department&quot;;2;3))" office:value-type="float" office:value="3" calcext:value-type="float">
            <text:p>3</text:p>
          </table:table-cell>
          <table:table-cell office:value-type="string" calcext:value-type="string">
            <text:p>023.017.547</text:p>
          </table:table-cell>
          <table:table-cell table:formula="of:=CONCATENATE(REPT(&quot; &quot;;([.J1084]-1)*3);[.E1084])" office:value-type="string" office:string-value="      Yerba Buena (- Marcos Paz)" calcext:value-type="string">
            <text:p><text:s text:c="6"/>Yerba Buena (- Marcos Paz)</text:p>
          </table:table-cell>
          <table:table-cell table:number-columns-repeated="1012"/>
        </table:table-row>
        <table:table-row table:style-name="ro1" table:number-rows-repeated="1047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ovincia.A1:Provincia.B5">
          <table:sort>
            <table:sort-by table:field-number="0" table:data-type="automatic"/>
          </table:sort>
        </table:database-range>
        <table:database-range table:name="__Anonymous_Sheet_DB__2" table:target-range-address="Departamento.A1:Departamento.B84">
          <table:sort>
            <table:sort-by table:field-number="0" table:data-type="automatic"/>
          </table:sort>
        </table:database-range>
        <table:database-range table:name="__Anonymous_Sheet_DB__3" table:target-range-address="Localidad.A1:Localidad.A548" table:orientation="column"/>
        <table:database-range table:name="__Anonymous_Sheet_DB__4" table:target-range-address="NUEVO.A1:NUEVO.L108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1:48:43.1180440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1:51:55.311453473</meta:creation-date>
    <dc:date>2020-10-08T13:09:59.844836455</dc:date>
    <meta:editing-duration>PT1H35M52S</meta:editing-duration>
    <meta:editing-cycles>14</meta:editing-cycles>
    <meta:generator>LibreOffice/6.4.6.2$Linux_X86_64 LibreOffice_project/40$Build-2</meta:generator>
    <meta:document-statistic meta:table-count="5" meta:cell-count="16088" meta:object-count="0"/>
  </office:meta>
</office:document-meta>
</file>